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1.392cm"/>
    </style:style>
    <style:style style:name="co13" style:family="table-column">
      <style:table-column-properties fo:break-before="auto" style:column-width="1.586cm"/>
    </style:style>
    <style:style style:name="co14" style:family="table-column">
      <style:table-column-properties fo:break-before="auto" style:column-width="0.42cm"/>
    </style:style>
    <style:style style:name="co15" style:family="table-column">
      <style:table-column-properties fo:break-before="auto" style:column-width="2.364cm"/>
    </style:style>
    <style:style style:name="co16" style:family="table-column">
      <style:table-column-properties fo:break-before="auto" style:column-width="2.219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0.998cm"/>
    </style:style>
    <style:style style:name="co19" style:family="table-column">
      <style:table-column-properties fo:break-before="auto" style:column-width="2.224cm"/>
    </style:style>
    <style:style style:name="co20" style:family="table-column">
      <style:table-column-properties fo:break-before="auto" style:column-width="2.196cm"/>
    </style:style>
    <style:style style:name="co21" style:family="table-column">
      <style:table-column-properties fo:break-before="auto" style:column-width="0.504cm"/>
    </style:style>
    <style:style style:name="co22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b2b2b2" style:vertical-align="middl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00ff66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</style:style>
    <style:style style:name="ce28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00ff66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41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ackground-color="#ff99ff" style:text-align-source="fix" style:repeat-content="false" fo:border="0.088cm solid #000000" style:vertical-align="automatic"/>
      <style:paragraph-properties fo:text-align="center"/>
    </style:style>
    <style:style style:name="ce44" style:family="table-cell" style:parent-style-name="Excel_20_Built-in_20_Normal" style:data-style-name="N8000">
      <style:table-cell-properties fo:background-color="#ff00cc" style:text-align-source="fix" style:repeat-content="false" fo:border="0.088cm solid #000000" style:vertical-align="automatic"/>
      <style:paragraph-properties fo:text-align="center"/>
    </style:style>
    <style:style style:name="ce45" style:family="table-cell" style:parent-style-name="Excel_20_Built-in_20_Normal" style:data-style-name="N8000">
      <style:table-cell-properties fo:background-color="#cc00cc" style:text-align-source="fix" style:repeat-content="false" fo:border="0.088cm solid #000000" style:vertical-align="automatic"/>
      <style:paragraph-properties fo:text-align="center"/>
    </style:style>
    <style:style style:name="ce46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47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ackground-color="#ffff00" style:text-align-source="fix" style:repeat-content="false" fo:border="none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50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51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0.088cm solid #000000" fo:border-top="0.088cm solid #000000" style:vertical-align="automatic"/>
      <style:paragraph-properties fo:text-align="center"/>
    </style:style>
    <style:style style:name="ce52" style:family="table-cell" style:parent-style-name="Excel_20_Built-in_20_Normal" style:data-style-name="N8000">
      <style:table-cell-properties fo:background-color="#ffff00" style:text-align-source="fix" style:repeat-content="false" fo:border="0.088cm solid #000000" style:vertical-align="automatic"/>
      <style:paragraph-properties fo:text-align="center"/>
    </style:style>
    <style:style style:name="ce5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54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none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5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59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60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61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35cm solid #000000" fo:border-right="none" fo:border-top="none" style:vertical-align="automatic"/>
      <style:paragraph-properties fo:text-align="center"/>
    </style:style>
    <style:style style:name="ce66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67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8" style:family="table-cell" style:parent-style-name="Excel_20_Built-in_20_Normal" style:data-style-name="N8000">
      <style:table-cell-properties fo:border-bottom="none" fo:background-color="#00ffff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9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70" style:family="table-cell" style:parent-style-name="Excel_20_Built-in_20_Normal" style:data-style-name="N8000">
      <style:table-cell-properties fo:background-color="#00cc00" style:text-align-source="fix" style:repeat-content="false" style:vertical-align="automatic"/>
      <style:paragraph-properties fo:text-align="center"/>
    </style:style>
    <style:style style:name="ce71" style:family="table-cell" style:parent-style-name="Excel_20_Built-in_20_Normal" style:data-style-name="N8000">
      <style:table-cell-properties fo:background-color="#00cc00" style:text-align-source="fix" style:repeat-content="false" fo:border="none" style:vertical-align="automatic"/>
      <style:paragraph-properties fo:text-align="center"/>
    </style:style>
    <style:style style:name="ce72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73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74" style:family="table-cell" style:parent-style-name="Excel_20_Built-in_20_Normal" style:data-style-name="N8000">
      <style:table-cell-properties fo:background-color="#00ffff" style:text-align-source="fix" style:repeat-content="false" style:vertical-align="automatic"/>
      <style:paragraph-properties fo:text-align="center"/>
    </style:style>
    <style:style style:name="ce75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6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7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8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9" style:family="table-cell" style:parent-style-name="Excel_20_Built-in_20_Normal" style:data-style-name="N8000">
      <style:table-cell-properties fo:border-bottom="none" fo:background-color="#00ffff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80" style:family="table-cell" style:parent-style-name="Excel_20_Built-in_20_Normal" style:data-style-name="N8000">
      <style:table-cell-properties fo:background-color="#00cc00" style:text-align-source="fix" style:repeat-content="false" fo:border="0.088cm solid #000000" style:vertical-align="automatic"/>
      <style:paragraph-properties fo:text-align="center"/>
    </style:style>
    <style:style style:name="ce81" style:family="table-cell" style:parent-style-name="Excel_20_Built-in_20_Normal" style:data-style-name="N8000">
      <style:table-cell-properties fo:background-color="#ff3333" style:text-align-source="fix" style:repeat-content="false" fo:border="0.088cm solid #000000" style:vertical-align="automatic"/>
      <style:paragraph-properties fo:text-align="center"/>
    </style:style>
    <style:style style:name="ce82" style:family="table-cell" style:parent-style-name="Excel_20_Built-in_20_Normal" style:data-style-name="N8000">
      <style:table-cell-properties fo:background-color="#00ffff" style:text-align-source="fix" style:repeat-content="false" fo:border="0.088cm solid #000000" style:vertical-align="automatic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/>
    </style:style>
    <style:style style:name="ce84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8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8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7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8" style:family="table-cell" style:parent-style-name="Excel_20_Built-in_20_Normal" style:data-style-name="N8000">
      <style:table-cell-properties fo:background-color="transparent" style:vertical-align="automatic"/>
    </style:style>
    <style:style style:name="ce89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90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91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92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3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4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5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</office:automatic-styles>
  <office:body>
    <office:spreadsheet>
      <table:table table:name="Charpad Export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column table:style-name="co2" table:default-cell-style-name="ce15"/>
        <table:table-column table:style-name="co3" table:visibility="collapse" table:number-columns-repeated="9" table:default-cell-style-name="Default"/>
        <table:table-column table:style-name="co4" table:default-cell-style-name="Default"/>
        <table:table-column table:style-name="co3" table:number-columns-repeated="997" table:default-cell-style-name="Default"/>
        <table:table-row table:style-name="ro1" table:visibility="collapse">
          <table:table-cell table:style-name="ce1" office:value-type="string">
            <text:p>Char</text:p>
          </table:table-cell>
          <table:table-cell table:style-name="ce1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Tile</text:p>
          </table:table-cell>
          <table:table-cell table:style-name="ce1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Color</text:p>
          </table:table-cell>
          <table:table-cell table:style-name="ce1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 table:visibility="collapse">
          <table:table-cell table:style-name="ce2" office:value-type="string">
            <text:p>CHARSET IMAGE DATA...</text:p>
          </table:table-cell>
          <table:table-cell table:style-name="ce1" table:number-columns-repeated="4"/>
          <table:table-cell table:style-name="ce13" office:value-type="string" table:number-columns-spanned="12" table:number-rows-spanned="1">
            <text:p>SUMME 0-255</text:p>
          </table:table-cell>
          <table:covered-table-cell table:number-columns-repeated="10" table:style-name="ce1"/>
          <table:covered-table-cell table:style-name="ce16"/>
          <table:table-cell table:style-name="ce1"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2" office:value-type="string">
            <text:p>$6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table:number-columns-repeated="2" office:value-type="string">
            <text:p>$00</text:p>
          </table:table-cell>
          <table:table-cell office:value-type="string">
            <text:p>$3C</text:p>
          </table:table-cell>
          <table:table-cell table:number-columns-repeated="2" office:value-type="string">
            <text:p>$66</text:p>
          </table:table-cell>
          <table:table-cell office:value-type="string">
            <text:p>$7E</text:p>
          </table:table-cell>
          <table:table-cell table:number-columns-repeated="2" office:value-type="string">
            <text:p>$66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66</text:p>
          </table:table-cell>
          <table:table-cell office:value-type="string">
            <text:p>$7C</text:p>
          </table:table-cell>
          <table:table-cell table:number-columns-repeated="2" office:value-type="string">
            <text:p>$66</text:p>
          </table:table-cell>
          <table:table-cell office:value-type="string">
            <text:p>$7C</text:p>
          </table:table-cell>
          <table:table-cell table:number-columns-repeated="2" office:value-type="string">
            <text:p>$00</text:p>
          </table:table-cell>
          <table:table-cell office:value-type="string">
            <text:p>$3E</text:p>
          </table:table-cell>
          <table:table-cell table:number-columns-repeated="4" office:value-type="string">
            <text:p>$60</text:p>
          </table:table-cell>
          <table:table-cell office:value-type="string">
            <text:p>$3E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4" office:value-type="string">
            <text:p>$66</text:p>
          </table:table-cell>
          <table:table-cell office:value-type="string">
            <text:p>$7C</text:p>
          </table:table-cell>
          <table:table-cell table:number-columns-repeated="2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60</text:p>
          </table:table-cell>
          <table:table-cell office:value-type="string">
            <text:p>$7C</text:p>
          </table:table-cell>
          <table:table-cell table:number-columns-repeated="2" office:value-type="string">
            <text:p>$6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60</text:p>
          </table:table-cell>
          <table:table-cell office:value-type="string">
            <text:p>$7C</text:p>
          </table:table-cell>
          <table:table-cell table:number-columns-repeated="3" office:value-type="string">
            <text:p>$60</text:p>
          </table:table-cell>
          <table:table-cell table:number-columns-repeated="2" office:value-type="string">
            <text:p>$00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6E</text:p>
          </table:table-cell>
          <table:table-cell table:number-columns-repeated="2" office:value-type="string">
            <text:p>$66</text:p>
          </table:table-cell>
          <table:table-cell office:value-type="string">
            <text:p>$3E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2" office:value-type="string">
            <text:p>$66</text:p>
          </table:table-cell>
          <table:table-cell office:value-type="string">
            <text:p>$7E</text:p>
          </table:table-cell>
          <table:table-cell table:number-columns-repeated="3" office:value-type="string">
            <text:p>$66</text:p>
          </table:table-cell>
          <table:table-cell table:number-columns-repeated="2" office:value-type="string">
            <text:p>$00</text:p>
          </table:table-cell>
          <table:table-cell office:value-type="string">
            <text:p>$3C</text:p>
          </table:table-cell>
          <table:table-cell table:number-columns-repeated="4"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C</text:p>
          </table:table-cell>
          <table:table-cell table:number-columns-repeated="3" office:value-type="string">
            <text:p>$0C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6C</text:p>
          </table:table-cell>
          <table:table-cell table:number-columns-repeated="2" office:value-type="string">
            <text:p>$78</text:p>
          </table:table-cell>
          <table:table-cell office:value-type="string">
            <text:p>$6C</text:p>
          </table:table-cell>
          <table:table-cell office:value-type="string">
            <text:p>$66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6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office:value-type="string">
            <text:p>$63</text:p>
          </table:table-cell>
          <table:table-cell office:value-type="string">
            <text:p>$77</text:p>
          </table:table-cell>
          <table:table-cell office:value-type="string">
            <text:p>$7F</text:p>
          </table:table-cell>
          <table:table-cell office:value-type="string">
            <text:p>$6B</text:p>
          </table:table-cell>
          <table:table-cell table:number-columns-repeated="2" office:value-type="string">
            <text:p>$63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76</text:p>
          </table:table-cell>
          <table:table-cell office:value-type="string">
            <text:p>$7E</text:p>
          </table:table-cell>
          <table:table-cell office:value-type="string">
            <text:p>$6E</text:p>
          </table:table-cell>
          <table:table-cell table:number-columns-repeated="2" office:value-type="string">
            <text:p>$66</text:p>
          </table:table-cell>
          <table:table-cell table:number-columns-repeated="2" office:value-type="string">
            <text:p>$00</text:p>
          </table:table-cell>
          <table:table-cell office:value-type="string">
            <text:p>$3C</text:p>
          </table:table-cell>
          <table:table-cell table:number-columns-repeated="4"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66</text:p>
          </table:table-cell>
          <table:table-cell office:value-type="string">
            <text:p>$7C</text:p>
          </table:table-cell>
          <table:table-cell table:number-columns-repeated="2" office:value-type="string">
            <text:p>$60</text:p>
          </table:table-cell>
          <table:table-cell table:number-columns-repeated="2" office:value-type="string">
            <text:p>$00</text:p>
          </table:table-cell>
          <table:table-cell office:value-type="string">
            <text:p>$3C</text:p>
          </table:table-cell>
          <table:table-cell table:number-columns-repeated="4"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0E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66</text:p>
          </table:table-cell>
          <table:table-cell office:value-type="string">
            <text:p>$7C</text:p>
          </table:table-cell>
          <table:table-cell table:number-columns-repeated="2" office:value-type="string">
            <text:p>$66</text:p>
          </table:table-cell>
          <table:table-cell table:number-columns-repeated="2"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0</text:p>
          </table:table-cell>
          <table:table-cell office:value-type="string">
            <text:p>$78</text:p>
          </table:table-cell>
          <table:table-cell office:value-type="string">
            <text:p>$1E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5"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5"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4"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63</text:p>
          </table:table-cell>
          <table:table-cell table:number-columns-repeated="2" office:value-type="string">
            <text:p>$6B</text:p>
          </table:table-cell>
          <table:table-cell office:value-type="string">
            <text:p>$7F</text:p>
          </table:table-cell>
          <table:table-cell office:value-type="string">
            <text:p>$36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2" office:value-type="string">
            <text:p>$66</text:p>
          </table:table-cell>
          <table:table-cell table:number-columns-repeated="2" office:value-type="string">
            <text:p>$3C</text:p>
          </table:table-cell>
          <table:table-cell table:number-columns-repeated="2" office:value-type="string">
            <text:p>$66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66</text:p>
          </table:table-cell>
          <table:table-cell office:value-type="string">
            <text:p>$3C</text:p>
          </table:table-cell>
          <table:table-cell table:number-columns-repeated="3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office:value-type="string">
            <text:p>$3C</text:p>
          </table:table-cell>
          <table:table-cell table:number-columns-repeated="4"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C</text:p>
          </table:table-cell>
          <table:table-cell office:value-type="string">
            <text:p>$32</text:p>
          </table:table-cell>
          <table:table-cell office:value-type="string">
            <text:p>$30</text:p>
          </table:table-cell>
          <table:table-cell office:value-type="string">
            <text:p>$78</text:p>
          </table:table-cell>
          <table:table-cell office:value-type="string">
            <text:p>$3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office:value-type="string">
            <text:p>$3C</text:p>
          </table:table-cell>
          <table:table-cell table:number-columns-repeated="4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3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E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2" office:value-type="string">
            <text:p>$36</text:p>
          </table:table-cell>
          <table:table-cell office:value-type="string">
            <text:p>$24</text:p>
          </table:table-cell>
          <table:table-cell table:number-columns-repeated="5"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F</text:p>
          </table:table-cell>
          <table:table-cell office:value-type="string">
            <text:p>$BF</text:p>
          </table:table-cell>
          <table:table-cell table:number-columns-repeated="2" office:value-type="string">
            <text:p>$BC</text:p>
          </table:table-cell>
          <table:table-cell office:value-type="string">
            <text:p>$B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1C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73</text:p>
          </table:table-cell>
          <table:table-cell office:value-type="string">
            <text:p>$56</text:p>
          </table:table-cell>
          <table:table-cell office:value-type="string">
            <text:p>$6C</text:p>
          </table:table-cell>
          <table:table-cell office:value-type="string">
            <text:p>$1B</text:p>
          </table:table-cell>
          <table:table-cell office:value-type="string">
            <text:p>$35</text:p>
          </table:table-cell>
          <table:table-cell office:value-type="string">
            <text:p>$67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8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6F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10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4" office:value-type="string">
            <text:p>$3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4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0C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3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6E</text:p>
          </table:table-cell>
          <table:table-cell office:value-type="string">
            <text:p>$76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8</text:p>
          </table:table-cell>
          <table:table-cell table:number-columns-repeated="3" office:value-type="string">
            <text:p>$18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table:number-columns-repeated="2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C</text:p>
          </table:table-cell>
          <table:table-cell office:value-type="string">
            <text:p>$1C</text:p>
          </table:table-cell>
          <table:table-cell table:number-columns-repeated="2"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6</text:p>
          </table:table-cell>
          <table:table-cell office:value-type="string">
            <text:p>$6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table:number-columns-repeated="2"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60</text:p>
          </table:table-cell>
          <table:table-cell office:value-type="string">
            <text:p>$7C</text:p>
          </table:table-cell>
          <table:table-cell table:number-columns-repeated="2"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0</text:p>
          </table:table-cell>
          <table:table-cell office:value-type="string">
            <text:p>$7C</text:p>
          </table:table-cell>
          <table:table-cell table:number-columns-repeated="2" office:value-type="string">
            <text:p>$66</text:p>
          </table:table-cell>
          <table:table-cell office:value-type="string">
            <text:p>$3C</text:p>
          </table:table-cell>
          <table:table-cell table:number-columns-repeated="2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table:number-columns-repeated="2" office:value-type="string">
            <text:p>$0C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table:number-columns-repeated="2" office:value-type="string">
            <text:p>$66</text:p>
          </table:table-cell>
          <table:table-cell office:value-type="string">
            <text:p>$3C</text:p>
          </table:table-cell>
          <table:table-cell table:number-columns-repeated="2" office:value-type="string">
            <text:p>$00</text:p>
          </table:table-cell>
          <table:table-cell office:value-type="string">
            <text:p>$3C</text:p>
          </table:table-cell>
          <table:table-cell table:number-columns-repeated="2" office:value-type="string">
            <text:p>$66</text:p>
          </table:table-cell>
          <table:table-cell office:value-type="string">
            <text:p>$3E</text:p>
          </table:table-cell>
          <table:table-cell office:value-type="string">
            <text:p>$06</text:p>
          </table:table-cell>
          <table:table-cell office:value-type="string">
            <text:p>$3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4" office:value-type="string">
            <text:p>$00</text:p>
          </table:table-cell>
          <table:table-cell office:value-type="string">
            <text:p>$12</text:p>
          </table:table-cell>
          <table:table-cell table:number-columns-repeated="2" office:value-type="string">
            <text:p>$36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2" office:value-type="string">
            <text:p>$36</text:p>
          </table:table-cell>
          <table:table-cell office:value-type="string">
            <text:p>$24</text:p>
          </table:table-cell>
          <table:table-cell table:number-columns-repeated="5"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E</text:p>
          </table:table-cell>
          <table:table-cell office:value-type="string">
            <text:p>$1C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8" office:value-type="string">
            <text:p>$C0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20</text:p>
          </table:table-cell>
          <table:table-cell table:number-columns-repeated="4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4" office:value-type="string">
            <text:p>$2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AA</text:p>
          </table:table-cell>
          <table:table-cell table:number-columns-repeated="4" office:value-type="string">
            <text:p>$02</text:p>
          </table:table-cell>
          <table:table-cell table:number-columns-repeated="4" office:value-type="string">
            <text:p>$2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4" office:value-type="string">
            <text:p>$02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0</text:p>
          </table:table-cell>
          <table:table-cell table:number-columns-repeated="8" office:value-type="string">
            <text:p>$F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5"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table:number-columns-repeated="5" office:value-type="string">
            <text:p>$AA</text:p>
          </table:table-cell>
          <table:table-cell office:value-type="string">
            <text:p>$56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table:number-columns-repeated="3" office:value-type="string">
            <text:p>$AA</text:p>
          </table:table-cell>
          <table:table-cell office:value-type="string">
            <text:p>$56</text:p>
          </table:table-cell>
          <table:table-cell table:number-columns-repeated="5"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table:number-columns-repeated="2" office:value-type="string">
            <text:p>$AA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table:number-columns-repeated="2"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table:number-columns-repeated="3"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2"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table:number-columns-repeated="2"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table:number-columns-repeated="2"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table:number-columns-repeated="2"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table:number-columns-repeated="2" office:value-type="string">
            <text:p>$AA</text:p>
          </table:table-cell>
          <table:table-cell table:number-columns-repeated="7" office:value-type="string">
            <text:p>$F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E</text:p>
          </table:table-cell>
          <table:table-cell table:number-columns-repeated="3"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10"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3" office:value-type="string">
            <text:p>$FF</text:p>
          </table:table-cell>
          <table:table-cell office:value-type="string">
            <text:p>$FE</text:p>
          </table:table-cell>
          <table:table-cell table:number-columns-repeated="7" office:value-type="string">
            <text:p>$F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3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AA</text:p>
          </table:table-cell>
          <table:table-cell table:number-columns-repeated="5"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A</text:p>
          </table:table-cell>
          <table:table-cell office:value-type="string">
            <text:p>$D9</text:p>
          </table:table-cell>
          <table:table-cell table:number-columns-repeated="3" office:value-type="string">
            <text:p>$F9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A7</text:p>
          </table:table-cell>
          <table:table-cell office:value-type="string">
            <text:p>$6D</text:p>
          </table:table-cell>
          <table:table-cell office:value-type="string">
            <text:p>$67</text:p>
          </table:table-cell>
          <table:table-cell office:value-type="string">
            <text:p>$6F</text:p>
          </table:table-cell>
          <table:table-cell office:value-type="string">
            <text:p>$6B</text:p>
          </table:table-cell>
          <table:table-cell office:value-type="string">
            <text:p>$AA</text:p>
          </table:table-cell>
          <table:table-cell office:value-type="string">
            <text:p>$BA</text:p>
          </table:table-cell>
          <table:table-cell office:value-type="string">
            <text:p>$DA</text:p>
          </table:table-cell>
          <table:table-cell office:value-type="string">
            <text:p>$FA</text:p>
          </table:table-cell>
          <table:table-cell office:value-type="string">
            <text:p>$DA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4" office:value-type="string">
            <text:p>$A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table:number-columns-repeated="3"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A</text:p>
          </table:table-cell>
          <table:table-cell office:value-type="string">
            <text:p>$DA</text:p>
          </table:table-cell>
          <table:table-cell table:number-columns-repeated="3" office:value-type="string">
            <text:p>$FA</text:p>
          </table:table-cell>
          <table:table-cell office:value-type="string">
            <text:p>$A9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A7</text:p>
          </table:table-cell>
          <table:table-cell office:value-type="string">
            <text:p>$AD</text:p>
          </table:table-cell>
          <table:table-cell office:value-type="string">
            <text:p>$A7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6A</text:p>
          </table:table-cell>
          <table:table-cell office:value-type="string">
            <text:p>$B9</text:p>
          </table:table-cell>
          <table:table-cell office:value-type="string">
            <text:p>$D9</text:p>
          </table:table-cell>
          <table:table-cell office:value-type="string">
            <text:p>$F9</text:p>
          </table:table-cell>
          <table:table-cell office:value-type="string">
            <text:p>$DA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6E</text:p>
          </table:table-cell>
          <table:table-cell office:value-type="string">
            <text:p>$A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table:number-columns-repeated="2" office:value-type="string">
            <text:p>$AA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3C</text:p>
          </table:table-cell>
          <table:table-cell table:number-columns-repeated="3" office:value-type="string">
            <text:p>$00</text:p>
          </table:table-cell>
          <table:table-cell table:number-columns-repeated="8" office:value-type="string">
            <text:p>$E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3C</text:p>
          </table:table-cell>
          <table:table-cell table:number-columns-repeated="3" office:value-type="string">
            <text:p>$00</text:p>
          </table:table-cell>
          <table:table-cell table:number-columns-repeated="8" office:value-type="string">
            <text:p>$AB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BF</text:p>
          </table:table-cell>
          <table:table-cell office:value-type="string">
            <text:p>$80</text:p>
          </table:table-cell>
          <table:table-cell table:number-columns-repeated="2" office:value-type="string">
            <text:p>$BF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FE</text:p>
          </table:table-cell>
          <table:table-cell office:value-type="string">
            <text:p>$02</text:p>
          </table:table-cell>
          <table:table-cell table:number-columns-repeated="2" office:value-type="string">
            <text:p>$FE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4" office:value-type="string">
            <text:p>$BF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table:number-columns-repeated="4" office:value-type="string">
            <text:p>$FE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6" office:value-type="string">
            <text:p>$95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56</text:p>
          </table:table-cell>
          <table:table-cell office:value-type="string">
            <text:p>$66</text:p>
          </table:table-cell>
          <table:table-cell office:value-type="string">
            <text:p>$76</text:p>
          </table:table-cell>
          <table:table-cell table:number-columns-repeated="2" office:value-type="string">
            <text:p>$5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6"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56</text:p>
          </table:table-cell>
          <table:table-cell office:value-type="string">
            <text:p>$66</text:p>
          </table:table-cell>
          <table:table-cell office:value-type="string">
            <text:p>$76</text:p>
          </table:table-cell>
          <table:table-cell table:number-columns-repeated="3"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8" office:value-type="string">
            <text:p>$EA</text:p>
          </table:table-cell>
          <table:table-cell table:number-columns-repeated="8" office:value-type="string">
            <text:p>$AB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F0</text:p>
          </table:table-cell>
          <table:table-cell table:number-columns-repeated="2"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table:number-columns-repeated="2"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14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table:number-columns-repeated="2"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3" office:value-type="string">
            <text:p>$FF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table:number-columns-repeated="2" office:value-type="string">
            <text:p>$FF</text:p>
          </table:table-cell>
          <table:table-cell office:value-type="string">
            <text:p>$54</text:p>
          </table:table-cell>
          <table:table-cell table:number-columns-repeated="3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table:number-columns-repeated="2"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AA</text:p>
          </table:table-cell>
          <table:table-cell table:number-columns-repeated="7" office:value-type="string">
            <text:p>$1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table:number-columns-repeated="3"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table:number-columns-repeated="3"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7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table:number-columns-repeated="2"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office:value-type="string">
            <text:p>$0F</text:p>
          </table:table-cell>
          <table:table-cell table:number-columns-repeated="4"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.byte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2">
          <table:table-cell table:style-name="ce3" office:value-type="string">
            <text:p>CHARTILESET DATA...</text:p>
          </table:table-cell>
          <table:table-cell table:style-name="ce10" table:number-columns-repeated="3"/>
          <table:table-cell table:style-name="ce12" table:number-columns-spanned="13" table:number-rows-spanned="1"/>
          <table:covered-table-cell table:number-columns-repeated="11" table:style-name="ce10"/>
          <table:covered-table-cell table:style-name="ce17"/>
          <table:table-cell table:style-name="ce10" table:number-columns-repeated="1007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50</text:p>
          </table:table-cell>
          <table:table-cell table:number-columns-repeated="2" table:style-name="ce4" office:value-type="string">
            <text:p>$40</text:p>
          </table:table-cell>
          <table:table-cell table:style-name="ce4" office:value-type="string">
            <text:p>$50</text:p>
          </table:table-cell>
          <table:table-cell table:style-name="ce4" office:value-type="string">
            <text:p>$51</text:p>
          </table:table-cell>
          <table:table-cell table:style-name="ce4" office:value-type="string">
            <text:p>$52</text:p>
          </table:table-cell>
          <table:table-cell table:style-name="ce4" office:value-type="string">
            <text:p>$50</text:p>
          </table:table-cell>
          <table:table-cell table:style-name="ce4" office:value-type="string">
            <text:p>$40</text:p>
          </table:table-cell>
          <table:table-cell table:style-name="ce4" office:value-type="string">
            <text:p>$98</text:p>
          </table:table-cell>
          <table:table-cell table:style-name="ce4" office:value-type="string">
            <text:p>$99</text:p>
          </table:table-cell>
          <table:table-cell table:style-name="ce4" office:value-type="string">
            <text:p>$9A</text:p>
          </table:table-cell>
          <table:table-cell table:style-name="ce4" office:value-type="string">
            <text:p>$9B</text:p>
          </table:table-cell>
          <table:table-cell table:style-name="ce4" office:value-type="string">
            <text:p>$B0</text:p>
          </table:table-cell>
          <table:table-cell table:style-name="ce4" office:value-type="string">
            <text:p>$B1</text:p>
          </table:table-cell>
          <table:table-cell table:style-name="ce4" office:value-type="string">
            <text:p>$B2</text:p>
          </table:table-cell>
          <table:table-cell table:style-name="ce18" office:value-type="string">
            <text:p>$B3</text:p>
          </table:table-cell>
          <table:table-cell table:number-columns-repeated="9"/>
          <table:table-cell table:style-name="ce24" office:value-type="string">
            <text:p>0-3</text:p>
          </table:table-cell>
          <table:table-cell table:style-name="ce28" office:value-type="string" table:number-columns-spanned="1" table:number-rows-spanned="12">
            <text:p>MAP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B4</text:p>
          </table:table-cell>
          <table:table-cell table:style-name="ce4" office:value-type="string">
            <text:p>$B5</text:p>
          </table:table-cell>
          <table:table-cell table:style-name="ce4" office:value-type="string">
            <text:p>$B6</text:p>
          </table:table-cell>
          <table:table-cell table:style-name="ce4" office:value-type="string">
            <text:p>$B7</text:p>
          </table:table-cell>
          <table:table-cell table:style-name="ce4" office:value-type="string">
            <text:p>$B8</text:p>
          </table:table-cell>
          <table:table-cell table:style-name="ce4" office:value-type="string">
            <text:p>$B9</text:p>
          </table:table-cell>
          <table:table-cell table:style-name="ce4" office:value-type="string">
            <text:p>$BA</text:p>
          </table:table-cell>
          <table:table-cell table:style-name="ce4" office:value-type="string">
            <text:p>$BB</text:p>
          </table:table-cell>
          <table:table-cell table:style-name="ce4" office:value-type="string">
            <text:p>$BC</text:p>
          </table:table-cell>
          <table:table-cell table:style-name="ce4" office:value-type="string">
            <text:p>$BD</text:p>
          </table:table-cell>
          <table:table-cell table:style-name="ce4" office:value-type="string">
            <text:p>$BE</text:p>
          </table:table-cell>
          <table:table-cell table:style-name="ce4" office:value-type="string">
            <text:p>$BF</text:p>
          </table:table-cell>
          <table:table-cell table:style-name="ce4" office:value-type="string">
            <text:p>$94</text:p>
          </table:table-cell>
          <table:table-cell table:style-name="ce4" office:value-type="string">
            <text:p>$95</text:p>
          </table:table-cell>
          <table:table-cell table:style-name="ce4" office:value-type="string">
            <text:p>$96</text:p>
          </table:table-cell>
          <table:table-cell table:style-name="ce18" office:value-type="string">
            <text:p>$97</text:p>
          </table:table-cell>
          <table:table-cell table:number-columns-repeated="9"/>
          <table:table-cell table:style-name="ce24" office:value-type="string">
            <text:p>4-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4" table:style-name="ce4" office:value-type="string">
            <text:p>$57</text:p>
          </table:table-cell>
          <table:table-cell table:style-name="ce4" office:value-type="string">
            <text:p>$58</text:p>
          </table:table-cell>
          <table:table-cell table:style-name="ce4" office:value-type="string">
            <text:p>$59</text:p>
          </table:table-cell>
          <table:table-cell table:style-name="ce4" office:value-type="string">
            <text:p>$5A</text:p>
          </table:table-cell>
          <table:table-cell table:style-name="ce4" office:value-type="string">
            <text:p>$5B</text:p>
          </table:table-cell>
          <table:table-cell table:style-name="ce4" office:value-type="string">
            <text:p>$5C</text:p>
          </table:table-cell>
          <table:table-cell table:style-name="ce4" office:value-type="string">
            <text:p>$5D</text:p>
          </table:table-cell>
          <table:table-cell table:style-name="ce4" office:value-type="string">
            <text:p>$5E</text:p>
          </table:table-cell>
          <table:table-cell table:style-name="ce4" office:value-type="string">
            <text:p>$5F</text:p>
          </table:table-cell>
          <table:table-cell table:style-name="ce4" office:value-type="string">
            <text:p>$61</text:p>
          </table:table-cell>
          <table:table-cell table:style-name="ce4" office:value-type="string">
            <text:p>$62</text:p>
          </table:table-cell>
          <table:table-cell table:style-name="ce4" office:value-type="string">
            <text:p>$63</text:p>
          </table:table-cell>
          <table:table-cell table:style-name="ce18" office:value-type="string">
            <text:p>$64</text:p>
          </table:table-cell>
          <table:table-cell table:number-columns-repeated="9"/>
          <table:table-cell table:style-name="ce24" office:value-type="string">
            <text:p>8-11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68</text:p>
          </table:table-cell>
          <table:table-cell table:style-name="ce4" office:value-type="string">
            <text:p>$69</text:p>
          </table:table-cell>
          <table:table-cell table:style-name="ce4" office:value-type="string">
            <text:p>$6A</text:p>
          </table:table-cell>
          <table:table-cell table:style-name="ce4" office:value-type="string">
            <text:p>$6B</text:p>
          </table:table-cell>
          <table:table-cell table:style-name="ce4" office:value-type="string">
            <text:p>$61</text:p>
          </table:table-cell>
          <table:table-cell table:style-name="ce4" office:value-type="string">
            <text:p>$62</text:p>
          </table:table-cell>
          <table:table-cell table:style-name="ce4" office:value-type="string">
            <text:p>$63</text:p>
          </table:table-cell>
          <table:table-cell table:style-name="ce4" office:value-type="string">
            <text:p>$64</text:p>
          </table:table-cell>
          <table:table-cell table:style-name="ce4" office:value-type="string">
            <text:p>$85</text:p>
          </table:table-cell>
          <table:table-cell table:style-name="ce4" office:value-type="string">
            <text:p>$86</text:p>
          </table:table-cell>
          <table:table-cell table:style-name="ce4" office:value-type="string">
            <text:p>$87</text:p>
          </table:table-cell>
          <table:table-cell table:style-name="ce4" office:value-type="string">
            <text:p>$88</text:p>
          </table:table-cell>
          <table:table-cell table:style-name="ce4" office:value-type="string">
            <text:p>$89</text:p>
          </table:table-cell>
          <table:table-cell table:style-name="ce4" office:value-type="string">
            <text:p>$8A</text:p>
          </table:table-cell>
          <table:table-cell table:style-name="ce4" office:value-type="string">
            <text:p>$8B</text:p>
          </table:table-cell>
          <table:table-cell table:style-name="ce18" office:value-type="string">
            <text:p>$8C</text:p>
          </table:table-cell>
          <table:table-cell table:number-columns-repeated="9"/>
          <table:table-cell table:style-name="ce24" office:value-type="string">
            <text:p>12-1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6C</text:p>
          </table:table-cell>
          <table:table-cell table:style-name="ce4" office:value-type="string">
            <text:p>$6D</text:p>
          </table:table-cell>
          <table:table-cell table:style-name="ce4" office:value-type="string">
            <text:p>$6E</text:p>
          </table:table-cell>
          <table:table-cell table:style-name="ce4" office:value-type="string">
            <text:p>$6F</text:p>
          </table:table-cell>
          <table:table-cell table:number-columns-repeated="4" table:style-name="ce4" office:value-type="string">
            <text:p>$70</text:p>
          </table:table-cell>
          <table:table-cell table:number-columns-repeated="2" table:style-name="ce4" office:value-type="string">
            <text:p>$71</text:p>
          </table:table-cell>
          <table:table-cell table:number-columns-repeated="2" table:style-name="ce4" office:value-type="string">
            <text:p>$72</text:p>
          </table:table-cell>
          <table:table-cell table:style-name="ce4" office:value-type="string">
            <text:p>$71</text:p>
          </table:table-cell>
          <table:table-cell table:style-name="ce4" office:value-type="string">
            <text:p>$73</text:p>
          </table:table-cell>
          <table:table-cell table:style-name="ce4" office:value-type="string">
            <text:p>$72</text:p>
          </table:table-cell>
          <table:table-cell table:style-name="ce18" office:value-type="string">
            <text:p>$72</text:p>
          </table:table-cell>
          <table:table-cell table:number-columns-repeated="9"/>
          <table:table-cell table:style-name="ce24" office:value-type="string">
            <text:p>16-1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73</text:p>
          </table:table-cell>
          <table:table-cell table:style-name="ce4" office:value-type="string">
            <text:p>$71</text:p>
          </table:table-cell>
          <table:table-cell table:number-columns-repeated="2" table:style-name="ce4" office:value-type="string">
            <text:p>$72</text:p>
          </table:table-cell>
          <table:table-cell table:style-name="ce4" office:value-type="string">
            <text:p>$A4</text:p>
          </table:table-cell>
          <table:table-cell table:style-name="ce4" office:value-type="string">
            <text:p>$A5</text:p>
          </table:table-cell>
          <table:table-cell table:style-name="ce4" office:value-type="string">
            <text:p>$A6</text:p>
          </table:table-cell>
          <table:table-cell table:style-name="ce4" office:value-type="string">
            <text:p>$A7</text:p>
          </table:table-cell>
          <table:table-cell table:style-name="ce4" office:value-type="string">
            <text:p>$AC</text:p>
          </table:table-cell>
          <table:table-cell table:style-name="ce4" office:value-type="string">
            <text:p>$AD</text:p>
          </table:table-cell>
          <table:table-cell table:style-name="ce4" office:value-type="string">
            <text:p>$AE</text:p>
          </table:table-cell>
          <table:table-cell table:style-name="ce4" office:value-type="string">
            <text:p>$AF</text:p>
          </table:table-cell>
          <table:table-cell table:number-columns-repeated="3" table:style-name="ce4" office:value-type="string">
            <text:p>$40</text:p>
          </table:table-cell>
          <table:table-cell table:style-name="ce18" office:value-type="string">
            <text:p>$40</text:p>
          </table:table-cell>
          <table:table-cell table:number-columns-repeated="9"/>
          <table:table-cell table:style-name="ce24" office:value-type="string">
            <text:p>20-23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74</text:p>
          </table:table-cell>
          <table:table-cell table:number-columns-repeated="2" table:style-name="ce4" office:value-type="string">
            <text:p>$57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7</text:p>
          </table:table-cell>
          <table:table-cell table:style-name="ce4" office:value-type="string">
            <text:p>$78</text:p>
          </table:table-cell>
          <table:table-cell table:style-name="ce4" office:value-type="string">
            <text:p>$79</text:p>
          </table:table-cell>
          <table:table-cell table:style-name="ce4" office:value-type="string">
            <text:p>$7A</text:p>
          </table:table-cell>
          <table:table-cell table:style-name="ce4" office:value-type="string">
            <text:p>$7B</text:p>
          </table:table-cell>
          <table:table-cell table:style-name="ce4" office:value-type="string">
            <text:p>$7A</text:p>
          </table:table-cell>
          <table:table-cell table:style-name="ce4" office:value-type="string">
            <text:p>$7B</text:p>
          </table:table-cell>
          <table:table-cell table:style-name="ce4" office:value-type="string">
            <text:p>$7C</text:p>
          </table:table-cell>
          <table:table-cell table:style-name="ce4" office:value-type="string">
            <text:p>$7D</text:p>
          </table:table-cell>
          <table:table-cell table:style-name="ce4" office:value-type="string">
            <text:p>$7E</text:p>
          </table:table-cell>
          <table:table-cell table:style-name="ce18" office:value-type="string">
            <text:p>$7F</text:p>
          </table:table-cell>
          <table:table-cell table:number-columns-repeated="9"/>
          <table:table-cell table:style-name="ce24" office:value-type="string">
            <text:p>24-2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4" table:style-name="ce4" office:value-type="string">
            <text:p>$40</text:p>
          </table:table-cell>
          <table:table-cell table:number-columns-repeated="4" table:style-name="ce4" office:value-type="string">
            <text:p>$91</text:p>
          </table:table-cell>
          <table:table-cell table:number-columns-repeated="7" table:style-name="ce4" office:value-type="string">
            <text:p>$40</text:p>
          </table:table-cell>
          <table:table-cell table:style-name="ce18" office:value-type="string">
            <text:p>$40</text:p>
          </table:table-cell>
          <table:table-cell table:number-columns-repeated="9"/>
          <table:table-cell table:style-name="ce24" office:value-type="string">
            <text:p>28-31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40</text:p>
          </table:table-cell>
          <table:table-cell table:style-name="ce18" office:value-type="string">
            <text:p>$40</text:p>
          </table:table-cell>
          <table:table-cell table:number-columns-repeated="9"/>
          <table:table-cell table:style-name="ce24" office:value-type="string">
            <text:p>32-3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4" table:style-name="ce4" office:value-type="string">
            <text:p>$40</text:p>
          </table:table-cell>
          <table:table-cell table:style-name="ce4" office:value-type="string">
            <text:p>$A8</text:p>
          </table:table-cell>
          <table:table-cell table:style-name="ce4" office:value-type="string">
            <text:p>$A9</text:p>
          </table:table-cell>
          <table:table-cell table:style-name="ce4" office:value-type="string">
            <text:p>$AA</text:p>
          </table:table-cell>
          <table:table-cell table:style-name="ce4" office:value-type="string">
            <text:p>$AB</text:p>
          </table:table-cell>
          <table:table-cell table:number-columns-repeated="7" table:style-name="ce4" office:value-type="string">
            <text:p>$40</text:p>
          </table:table-cell>
          <table:table-cell table:style-name="ce18" office:value-type="string">
            <text:p>$40</text:p>
          </table:table-cell>
          <table:table-cell table:number-columns-repeated="9"/>
          <table:table-cell table:style-name="ce24" office:value-type="string">
            <text:p>36-3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4" table:style-name="ce4" office:value-type="string">
            <text:p>$57</text:p>
          </table:table-cell>
          <table:table-cell table:style-name="ce4" office:value-type="string">
            <text:p>$80</text:p>
          </table:table-cell>
          <table:table-cell table:style-name="ce4" office:value-type="string">
            <text:p>$57</text:p>
          </table:table-cell>
          <table:table-cell table:style-name="ce4" office:value-type="string">
            <text:p>$80</text:p>
          </table:table-cell>
          <table:table-cell table:style-name="ce4" office:value-type="string">
            <text:p>$57</text:p>
          </table:table-cell>
          <table:table-cell table:style-name="ce4" office:value-type="string">
            <text:p>$80</text:p>
          </table:table-cell>
          <table:table-cell table:style-name="ce4" office:value-type="string">
            <text:p>$57</text:p>
          </table:table-cell>
          <table:table-cell table:style-name="ce4" office:value-type="string">
            <text:p>$81</text:p>
          </table:table-cell>
          <table:table-cell table:style-name="ce4" office:value-type="string">
            <text:p>$57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83</text:p>
          </table:table-cell>
          <table:table-cell table:style-name="ce4" office:value-type="string">
            <text:p>$84</text:p>
          </table:table-cell>
          <table:table-cell table:style-name="ce18" office:value-type="string">
            <text:p>$84</text:p>
          </table:table-cell>
          <table:table-cell table:number-columns-repeated="9"/>
          <table:table-cell table:style-name="ce24" office:value-type="string">
            <text:p>40-43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40</text:p>
          </table:table-cell>
          <table:table-cell table:style-name="ce18" office:value-type="string">
            <text:p>$40</text:p>
          </table:table-cell>
          <table:table-cell table:number-columns-repeated="9"/>
          <table:table-cell table:style-name="ce24" office:value-type="string">
            <text:p>44-47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C0</text:p>
          </table:table-cell>
          <table:table-cell table:style-name="ce5" office:value-type="string">
            <text:p>$C1</text:p>
          </table:table-cell>
          <table:table-cell table:style-name="ce5" office:value-type="string">
            <text:p>$C2</text:p>
          </table:table-cell>
          <table:table-cell table:style-name="ce5" office:value-type="string">
            <text:p>$C3</text:p>
          </table:table-cell>
          <table:table-cell table:style-name="ce5" office:value-type="string">
            <text:p>$C4</text:p>
          </table:table-cell>
          <table:table-cell table:style-name="ce5" office:value-type="string">
            <text:p>$C1</text:p>
          </table:table-cell>
          <table:table-cell table:style-name="ce5" office:value-type="string">
            <text:p>$C2</text:p>
          </table:table-cell>
          <table:table-cell table:style-name="ce5" office:value-type="string">
            <text:p>$C3</text:p>
          </table:table-cell>
          <table:table-cell table:style-name="ce5" office:value-type="string">
            <text:p>$C5</text:p>
          </table:table-cell>
          <table:table-cell table:style-name="ce5" office:value-type="string">
            <text:p>$C6</text:p>
          </table:table-cell>
          <table:table-cell table:style-name="ce5" office:value-type="string">
            <text:p>$C7</text:p>
          </table:table-cell>
          <table:table-cell table:style-name="ce5" office:value-type="string">
            <text:p>$C8</text:p>
          </table:table-cell>
          <table:table-cell table:style-name="ce5" office:value-type="string">
            <text:p>$C9</text:p>
          </table:table-cell>
          <table:table-cell table:style-name="ce5" office:value-type="string">
            <text:p>$CA</text:p>
          </table:table-cell>
          <table:table-cell table:style-name="ce5" office:value-type="string">
            <text:p>$CB</text:p>
          </table:table-cell>
          <table:table-cell table:style-name="ce19" office:value-type="string">
            <text:p>$CC</text:p>
          </table:table-cell>
          <table:table-cell table:number-columns-repeated="9"/>
          <table:table-cell table:style-name="ce25" office:value-type="string">
            <text:p>48-51</text:p>
          </table:table-cell>
          <table:table-cell table:style-name="ce29" office:value-type="string" table:number-columns-spanned="1" table:number-rows-spanned="4">
            <text:p>PLAYER</text:p>
          </table:table-cell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CD</text:p>
          </table:table-cell>
          <table:table-cell table:style-name="ce5" office:value-type="string">
            <text:p>$CE</text:p>
          </table:table-cell>
          <table:table-cell table:style-name="ce5" office:value-type="string">
            <text:p>$CF</text:p>
          </table:table-cell>
          <table:table-cell table:style-name="ce5" office:value-type="string">
            <text:p>$D0</text:p>
          </table:table-cell>
          <table:table-cell table:style-name="ce5" office:value-type="string">
            <text:p>$D1</text:p>
          </table:table-cell>
          <table:table-cell table:style-name="ce5" office:value-type="string">
            <text:p>$D2</text:p>
          </table:table-cell>
          <table:table-cell table:style-name="ce5" office:value-type="string">
            <text:p>$D3</text:p>
          </table:table-cell>
          <table:table-cell table:style-name="ce5" office:value-type="string">
            <text:p>$D4</text:p>
          </table:table-cell>
          <table:table-cell table:number-columns-repeated="7" table:style-name="ce5" office:value-type="string">
            <text:p>$40</text:p>
          </table:table-cell>
          <table:table-cell table:style-name="ce19" office:value-type="string">
            <text:p>$40</text:p>
          </table:table-cell>
          <table:table-cell table:number-columns-repeated="9"/>
          <table:table-cell table:style-name="ce25" office:value-type="string">
            <text:p>52-55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number-columns-repeated="15" table:style-name="ce5" office:value-type="string">
            <text:p>$40</text:p>
          </table:table-cell>
          <table:table-cell table:style-name="ce19" office:value-type="string">
            <text:p>$40</text:p>
          </table:table-cell>
          <table:table-cell table:number-columns-repeated="9"/>
          <table:table-cell table:style-name="ce25" office:value-type="string">
            <text:p>56-59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number-columns-repeated="15" table:style-name="ce5" office:value-type="string">
            <text:p>$40</text:p>
          </table:table-cell>
          <table:table-cell table:style-name="ce19" office:value-type="string">
            <text:p>$40</text:p>
          </table:table-cell>
          <table:table-cell table:number-columns-repeated="9"/>
          <table:table-cell table:style-name="ce25" office:value-type="string">
            <text:p>60-63</text:p>
          </table:table-cell>
          <table:covered-table-cell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D5</text:p>
          </table:table-cell>
          <table:table-cell table:style-name="ce6" office:value-type="string">
            <text:p>$D7</text:p>
          </table:table-cell>
          <table:table-cell table:style-name="ce6" office:value-type="string">
            <text:p>$D9</text:p>
          </table:table-cell>
          <table:table-cell table:style-name="ce6" office:value-type="string">
            <text:p>$DA</text:p>
          </table:table-cell>
          <table:table-cell table:style-name="ce6" office:value-type="string">
            <text:p>$DB</text:p>
          </table:table-cell>
          <table:table-cell table:style-name="ce6" office:value-type="string">
            <text:p>$DC</text:p>
          </table:table-cell>
          <table:table-cell table:style-name="ce6" office:value-type="string">
            <text:p>$DD</text:p>
          </table:table-cell>
          <table:table-cell table:style-name="ce6" office:value-type="string">
            <text:p>$DE</text:p>
          </table:table-cell>
          <table:table-cell table:style-name="ce6" office:value-type="string">
            <text:p>$DB</text:p>
          </table:table-cell>
          <table:table-cell table:style-name="ce6" office:value-type="string">
            <text:p>$DC</text:p>
          </table:table-cell>
          <table:table-cell table:style-name="ce6" office:value-type="string">
            <text:p>$DD</text:p>
          </table:table-cell>
          <table:table-cell table:style-name="ce6" office:value-type="string">
            <text:p>$DE</text:p>
          </table:table-cell>
          <table:table-cell table:style-name="ce6" office:value-type="string">
            <text:p>$D5</text:p>
          </table:table-cell>
          <table:table-cell table:style-name="ce6" office:value-type="string">
            <text:p>$D7</text:p>
          </table:table-cell>
          <table:table-cell table:style-name="ce6" office:value-type="string">
            <text:p>$D9</text:p>
          </table:table-cell>
          <table:table-cell table:style-name="ce20" office:value-type="string">
            <text:p>$DA</text:p>
          </table:table-cell>
          <table:table-cell table:style-name="ce6" table:number-columns-repeated="9"/>
          <table:table-cell table:style-name="ce26" office:value-type="string">
            <text:p>64-67</text:p>
          </table:table-cell>
          <table:table-cell table:style-name="ce30" office:value-type="string" table:number-columns-spanned="1" table:number-rows-spanned="4">
            <text:p>NPC</text:p>
          </table:table-cell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E3</text:p>
          </table:table-cell>
          <table:table-cell table:style-name="ce6" office:value-type="string">
            <text:p>$E4</text:p>
          </table:table-cell>
          <table:table-cell table:style-name="ce6" office:value-type="string">
            <text:p>$E5</text:p>
          </table:table-cell>
          <table:table-cell table:style-name="ce6" office:value-type="string">
            <text:p>$E6</text:p>
          </table:table-cell>
          <table:table-cell table:style-name="ce6" office:value-type="string">
            <text:p>$E7</text:p>
          </table:table-cell>
          <table:table-cell table:style-name="ce6" office:value-type="string">
            <text:p>$E8</text:p>
          </table:table-cell>
          <table:table-cell table:style-name="ce6" office:value-type="string">
            <text:p>$E9</text:p>
          </table:table-cell>
          <table:table-cell table:style-name="ce6" office:value-type="string">
            <text:p>$EA</text:p>
          </table:table-cell>
          <table:table-cell table:style-name="ce6" office:value-type="string">
            <text:p>$EB</text:p>
          </table:table-cell>
          <table:table-cell table:style-name="ce6" office:value-type="string">
            <text:p>$EC</text:p>
          </table:table-cell>
          <table:table-cell table:style-name="ce6" office:value-type="string">
            <text:p>$ED</text:p>
          </table:table-cell>
          <table:table-cell table:style-name="ce6" office:value-type="string">
            <text:p>$EE</text:p>
          </table:table-cell>
          <table:table-cell table:style-name="ce6" office:value-type="string">
            <text:p>$EF</text:p>
          </table:table-cell>
          <table:table-cell table:style-name="ce6" office:value-type="string">
            <text:p>$F0</text:p>
          </table:table-cell>
          <table:table-cell table:style-name="ce6" office:value-type="string">
            <text:p>$F1</text:p>
          </table:table-cell>
          <table:table-cell table:style-name="ce20" office:value-type="string">
            <text:p>$F2</text:p>
          </table:table-cell>
          <table:table-cell table:style-name="ce6" table:number-columns-repeated="9"/>
          <table:table-cell table:style-name="ce26" office:value-type="string">
            <text:p>68-71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F3</text:p>
          </table:table-cell>
          <table:table-cell table:style-name="ce6" office:value-type="string">
            <text:p>$F4</text:p>
          </table:table-cell>
          <table:table-cell table:style-name="ce6" office:value-type="string">
            <text:p>$F5</text:p>
          </table:table-cell>
          <table:table-cell table:style-name="ce6" office:value-type="string">
            <text:p>$F6</text:p>
          </table:table-cell>
          <table:table-cell table:style-name="ce6" office:value-type="string">
            <text:p>$EF</text:p>
          </table:table-cell>
          <table:table-cell table:style-name="ce6" office:value-type="string">
            <text:p>$F0</text:p>
          </table:table-cell>
          <table:table-cell table:style-name="ce6" office:value-type="string">
            <text:p>$F1</text:p>
          </table:table-cell>
          <table:table-cell table:style-name="ce6" office:value-type="string">
            <text:p>$F2</text:p>
          </table:table-cell>
          <table:table-cell table:style-name="ce6" office:value-type="string">
            <text:p>$EB</text:p>
          </table:table-cell>
          <table:table-cell table:style-name="ce6" office:value-type="string">
            <text:p>$EC</text:p>
          </table:table-cell>
          <table:table-cell table:style-name="ce6" office:value-type="string">
            <text:p>$ED</text:p>
          </table:table-cell>
          <table:table-cell table:style-name="ce6" office:value-type="string">
            <text:p>$EE</text:p>
          </table:table-cell>
          <table:table-cell table:style-name="ce6" office:value-type="string">
            <text:p>$EB</text:p>
          </table:table-cell>
          <table:table-cell table:style-name="ce6" office:value-type="string">
            <text:p>$EC</text:p>
          </table:table-cell>
          <table:table-cell table:style-name="ce6" office:value-type="string">
            <text:p>$ED</text:p>
          </table:table-cell>
          <table:table-cell table:style-name="ce20" office:value-type="string">
            <text:p>$EE</text:p>
          </table:table-cell>
          <table:table-cell table:style-name="ce6" table:number-columns-repeated="9"/>
          <table:table-cell table:style-name="ce26" office:value-type="string">
            <text:p>72-75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F7</text:p>
          </table:table-cell>
          <table:table-cell table:style-name="ce6" office:value-type="string">
            <text:p>$F8</text:p>
          </table:table-cell>
          <table:table-cell table:style-name="ce6" office:value-type="string">
            <text:p>$F9</text:p>
          </table:table-cell>
          <table:table-cell table:style-name="ce6" office:value-type="string">
            <text:p>$FA</text:p>
          </table:table-cell>
          <table:table-cell table:style-name="ce6" office:value-type="string">
            <text:p>$FB</text:p>
          </table:table-cell>
          <table:table-cell table:style-name="ce6" office:value-type="string">
            <text:p>$FC</text:p>
          </table:table-cell>
          <table:table-cell table:style-name="ce6" office:value-type="string">
            <text:p>$FD</text:p>
          </table:table-cell>
          <table:table-cell table:style-name="ce6" office:value-type="string">
            <text:p>$FE</text:p>
          </table:table-cell>
          <table:table-cell table:number-columns-repeated="7" table:style-name="ce6" office:value-type="string">
            <text:p>$40</text:p>
          </table:table-cell>
          <table:table-cell table:style-name="ce20" office:value-type="string">
            <text:p>$40</text:p>
          </table:table-cell>
          <table:table-cell table:style-name="ce6" table:number-columns-repeated="9"/>
          <table:table-cell table:style-name="ce26" office:value-type="string">
            <text:p>76-79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style-name="ce7" office:value-type="string">
            <text:p>$c9</text:p>
          </table:table-cell>
          <table:table-cell table:style-name="ce7" office:value-type="string">
            <text:p>$ca</text:p>
          </table:table-cell>
          <table:table-cell table:style-name="ce7" office:value-type="string">
            <text:p>$cb</text:p>
          </table:table-cell>
          <table:table-cell table:style-name="ce7" office:value-type="string">
            <text:p>$cc</text:p>
          </table:table-cell>
          <table:table-cell table:style-name="ce7" office:value-type="string">
            <text:p>$cd</text:p>
          </table:table-cell>
          <table:table-cell table:style-name="ce7" office:value-type="string">
            <text:p>$ce</text:p>
          </table:table-cell>
          <table:table-cell table:style-name="ce7" office:value-type="string">
            <text:p>$cf</text:p>
          </table:table-cell>
          <table:table-cell table:style-name="ce7" office:value-type="string">
            <text:p>$d0</text:p>
          </table:table-cell>
          <table:table-cell table:style-name="ce7" office:value-type="string">
            <text:p>$d1</text:p>
          </table:table-cell>
          <table:table-cell table:style-name="ce7" office:value-type="string">
            <text:p>$d2</text:p>
          </table:table-cell>
          <table:table-cell table:style-name="ce7" office:value-type="string">
            <text:p>$d3</text:p>
          </table:table-cell>
          <table:table-cell table:style-name="ce7" office:value-type="string">
            <text:p>$d4</text:p>
          </table:table-cell>
          <table:table-cell table:style-name="ce7" office:value-type="string">
            <text:p>$d5</text:p>
          </table:table-cell>
          <table:table-cell table:style-name="ce7" office:value-type="string">
            <text:p>$d6</text:p>
          </table:table-cell>
          <table:table-cell table:style-name="ce7" office:value-type="string">
            <text:p>$d7</text:p>
          </table:table-cell>
          <table:table-cell table:style-name="ce21" office:value-type="string">
            <text:p>$d8</text:p>
          </table:table-cell>
          <table:table-cell table:style-name="ce7" table:number-columns-repeated="9"/>
          <table:table-cell table:style-name="ce27" office:value-type="string">
            <text:p>80-83</text:p>
          </table:table-cell>
          <table:table-cell table:style-name="ce31" office:value-type="string" table:number-columns-spanned="1" table:number-rows-spanned="4">
            <text:p>BIG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style-name="ce7" office:value-type="string">
            <text:p>$d9</text:p>
          </table:table-cell>
          <table:table-cell table:style-name="ce7" office:value-type="string">
            <text:p>$da</text:p>
          </table:table-cell>
          <table:table-cell table:style-name="ce7" office:value-type="string">
            <text:p>$db</text:p>
          </table:table-cell>
          <table:table-cell table:style-name="ce7" office:value-type="string">
            <text:p>$dc</text:p>
          </table:table-cell>
          <table:table-cell table:style-name="ce7" office:value-type="string">
            <text:p>$dd</text:p>
          </table:table-cell>
          <table:table-cell table:style-name="ce7" office:value-type="string">
            <text:p>$de</text:p>
          </table:table-cell>
          <table:table-cell table:style-name="ce7" office:value-type="string">
            <text:p>$df</text:p>
          </table:table-cell>
          <table:table-cell table:style-name="ce7" office:value-type="string">
            <text:p>$e0</text:p>
          </table:table-cell>
          <table:table-cell table:style-name="ce7" office:value-type="string">
            <text:p>$e1</text:p>
          </table:table-cell>
          <table:table-cell table:style-name="ce7" office:value-type="string">
            <text:p>$40</text:p>
          </table:table-cell>
          <table:table-cell table:style-name="ce7" office:value-type="string">
            <text:p>$e2</text:p>
          </table:table-cell>
          <table:table-cell table:style-name="ce7" office:value-type="string">
            <text:p>$e3</text:p>
          </table:table-cell>
          <table:table-cell table:style-name="ce7" office:value-type="string">
            <text:p>$e4</text:p>
          </table:table-cell>
          <table:table-cell table:style-name="ce7" office:value-type="string">
            <text:p>$e5</text:p>
          </table:table-cell>
          <table:table-cell table:style-name="ce7" office:value-type="string">
            <text:p>$e6</text:p>
          </table:table-cell>
          <table:table-cell table:style-name="ce21" office:value-type="string">
            <text:p>$e7</text:p>
          </table:table-cell>
          <table:table-cell table:style-name="ce7" table:number-columns-repeated="9"/>
          <table:table-cell table:style-name="ce27" office:value-type="string">
            <text:p>84-87</text:p>
          </table:table-cell>
          <table:covered-table-cell table:style-name="ce7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2" table:style-name="ce7" office:value-type="string">
            <text:p>$40</text:p>
          </table:table-cell>
          <table:table-cell table:style-name="ce7" office:value-type="string">
            <text:p>$e8</text:p>
          </table:table-cell>
          <table:table-cell table:style-name="ce7" office:value-type="string">
            <text:p>$e9</text:p>
          </table:table-cell>
          <table:table-cell table:style-name="ce7" office:value-type="string">
            <text:p>$ea</text:p>
          </table:table-cell>
          <table:table-cell table:number-columns-repeated="10" table:style-name="ce7" office:value-type="string">
            <text:p>$40</text:p>
          </table:table-cell>
          <table:table-cell table:style-name="ce21" office:value-type="string">
            <text:p>$40</text:p>
          </table:table-cell>
          <table:table-cell table:style-name="ce7" table:number-columns-repeated="9"/>
          <table:table-cell table:style-name="ce27" office:value-type="string">
            <text:p>88-91</text:p>
          </table:table-cell>
          <table:covered-table-cell table:style-name="ce7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8" table:style-name="ce7" office:value-type="string">
            <text:p>$40</text:p>
          </table:table-cell>
          <table:table-cell table:number-columns-repeated="2" table:style-name="ce7" office:value-type="string">
            <text:p>$20</text:p>
          </table:table-cell>
          <table:table-cell table:number-columns-repeated="2" table:style-name="ce7" office:value-type="string">
            <text:p>$40</text:p>
          </table:table-cell>
          <table:table-cell table:number-columns-repeated="3" table:style-name="ce7" office:value-type="string">
            <text:p>$20</text:p>
          </table:table-cell>
          <table:table-cell table:style-name="ce21" office:value-type="string">
            <text:p>$20</text:p>
          </table:table-cell>
          <table:table-cell table:style-name="ce7" table:number-columns-repeated="9"/>
          <table:table-cell table:style-name="ce27" office:value-type="string">
            <text:p>92-95</text:p>
          </table:table-cell>
          <table:covered-table-cell table:style-name="ce7"/>
          <table:table-cell table:number-columns-repeated="996"/>
        </table:table-row>
        <table:table-row table:style-name="ro1" table:visibility="collapse" table:number-rows-repeated="2">
          <table:table-cell table:number-columns-repeated="1024"/>
        </table:table-row>
        <table:table-row table:style-name="ro2">
          <table:table-cell table:style-name="ce3" office:value-type="string">
            <text:p>CHARTILESET COLOUR DATA...</text:p>
          </table:table-cell>
          <table:table-cell table:style-name="ce10" table:number-columns-repeated="5"/>
          <table:table-cell table:style-name="ce12" table:number-columns-spanned="11" table:number-rows-spanned="1"/>
          <table:covered-table-cell table:number-columns-repeated="9" table:style-name="ce10"/>
          <table:covered-table-cell table:style-name="ce17"/>
          <table:table-cell table:style-name="ce10" table:number-columns-repeated="1007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2" table:style-name="ce4" office:value-type="string">
            <text:p>$0B</text:p>
          </table:table-cell>
          <table:table-cell table:number-columns-repeated="5" table:style-name="ce4" office:value-type="string">
            <text:p>$00</text:p>
          </table:table-cell>
          <table:table-cell table:style-name="ce4" office:value-type="string">
            <text:p>$0A</text:p>
          </table:table-cell>
          <table:table-cell table:style-name="ce4" office:value-type="string">
            <text:p>$08</text:p>
          </table:table-cell>
          <table:table-cell table:style-name="ce4" office:value-type="string">
            <text:p>$0B</text:p>
          </table:table-cell>
          <table:table-cell table:style-name="ce4" office:value-type="string">
            <text:p>$0A</text:p>
          </table:table-cell>
          <table:table-cell table:number-columns-repeated="2" table:style-name="ce4" office:value-type="string">
            <text:p>$0B</text:p>
          </table:table-cell>
          <table:table-cell table:number-columns-repeated="2" table:style-name="ce4" office:value-type="string">
            <text:p>$0A</text:p>
          </table:table-cell>
          <table:table-cell table:style-name="ce18" office:value-type="string">
            <text:p>$0A</text:p>
          </table:table-cell>
          <table:table-cell table:number-columns-repeated="9"/>
          <table:table-cell table:style-name="ce18" office:value-type="string">
            <text:p>0-15</text:p>
          </table:table-cell>
          <table:table-cell table:style-name="ce32" office:value-type="string" table:number-columns-spanned="1" table:number-rows-spanned="3">
            <text:p>MAP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2" table:style-name="ce4" office:value-type="string">
            <text:p>$0A</text:p>
          </table:table-cell>
          <table:table-cell table:number-columns-repeated="4" table:style-name="ce4" office:value-type="string">
            <text:p>$09</text:p>
          </table:table-cell>
          <table:table-cell table:style-name="ce4" office:value-type="string">
            <text:p>$0B</text:p>
          </table:table-cell>
          <table:table-cell table:style-name="ce4" office:value-type="string">
            <text:p>$00</text:p>
          </table:table-cell>
          <table:table-cell table:number-columns-repeated="4" table:style-name="ce4" office:value-type="string">
            <text:p>$0D</text:p>
          </table:table-cell>
          <table:table-cell table:number-columns-repeated="3" table:style-name="ce4" office:value-type="string">
            <text:p>$0B</text:p>
          </table:table-cell>
          <table:table-cell table:style-name="ce18" office:value-type="string">
            <text:p>$0B</text:p>
          </table:table-cell>
          <table:table-cell table:number-columns-repeated="9"/>
          <table:table-cell table:style-name="ce18" office:value-type="string">
            <text:p>16-31</text:p>
          </table:table-cell>
          <table:covered-table-cell table:style-name="ce33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0E</text:p>
          </table:table-cell>
          <table:table-cell table:number-columns-repeated="2" table:style-name="ce4" office:value-type="string">
            <text:p>$09</text:p>
          </table:table-cell>
          <table:table-cell table:number-columns-repeated="2" table:style-name="ce4" office:value-type="string">
            <text:p>$0B</text:p>
          </table:table-cell>
          <table:table-cell table:style-name="ce4" office:value-type="string">
            <text:p>$0A</text:p>
          </table:table-cell>
          <table:table-cell table:number-columns-repeated="7" table:style-name="ce4" office:value-type="string">
            <text:p>$0B</text:p>
          </table:table-cell>
          <table:table-cell table:style-name="ce4" office:value-type="string">
            <text:p>$0C</text:p>
          </table:table-cell>
          <table:table-cell table:style-name="ce4" office:value-type="string">
            <text:p>$0B</text:p>
          </table:table-cell>
          <table:table-cell table:style-name="ce4" office:value-type="string">
            <text:p>$09</text:p>
          </table:table-cell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/>
          <table:table-cell table:style-name="ce18" office:value-type="string">
            <text:p>32-47</text:p>
          </table:table-cell>
          <table:covered-table-cell table:style-name="ce33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0A</text:p>
          </table:table-cell>
          <table:table-cell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C</text:p>
          </table:table-cell>
          <table:table-cell table:number-columns-repeated="2" table:style-name="ce5" office:value-type="string">
            <text:p>$0B</text:p>
          </table:table-cell>
          <table:table-cell table:style-name="ce5" office:value-type="string">
            <text:p>$0A</text:p>
          </table:table-cell>
          <table:table-cell table:number-columns-repeated="8" table:style-name="ce5" office:value-type="string">
            <text:p>$0B</text:p>
          </table:table-cell>
          <table:table-cell table:style-name="ce19" office:value-type="string">
            <text:p>$0B</text:p>
          </table:table-cell>
          <table:table-cell table:number-columns-repeated="9"/>
          <table:table-cell table:style-name="ce19" office:value-type="string">
            <text:p>48-63</text:p>
          </table:table-cell>
          <table:table-cell table:style-name="ce34" office:value-type="string">
            <text:p>PLAYER</text:p>
          </table:table-cell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0D</text:p>
          </table:table-cell>
          <table:table-cell table:style-name="ce6" office:value-type="string">
            <text:p>$0F</text:p>
          </table:table-cell>
          <table:table-cell table:style-name="ce6" office:value-type="string">
            <text:p>$0B</text:p>
          </table:table-cell>
          <table:table-cell table:style-name="ce6" office:value-type="string">
            <text:p>$08</text:p>
          </table:table-cell>
          <table:table-cell table:number-columns-repeated="5" table:style-name="ce6" office:value-type="string">
            <text:p>$0B</text:p>
          </table:table-cell>
          <table:table-cell table:style-name="ce6" office:value-type="string">
            <text:p>$0D</text:p>
          </table:table-cell>
          <table:table-cell table:style-name="ce6" office:value-type="string">
            <text:p>$0A</text:p>
          </table:table-cell>
          <table:table-cell table:style-name="ce6" office:value-type="string">
            <text:p>$0D</text:p>
          </table:table-cell>
          <table:table-cell table:number-columns-repeated="2" table:style-name="ce6" office:value-type="string">
            <text:p>$0B</text:p>
          </table:table-cell>
          <table:table-cell table:style-name="ce6" office:value-type="string">
            <text:p>$09</text:p>
          </table:table-cell>
          <table:table-cell table:style-name="ce20" office:value-type="string">
            <text:p>$09</text:p>
          </table:table-cell>
          <table:table-cell table:number-columns-repeated="9"/>
          <table:table-cell table:style-name="ce20" office:value-type="string">
            <text:p>64-79</text:p>
          </table:table-cell>
          <table:table-cell table:style-name="ce35" office:value-type="string">
            <text:p>NPC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2" table:style-name="ce7" office:value-type="string">
            <text:p>$0f</text:p>
          </table:table-cell>
          <table:table-cell table:number-columns-repeated="8" table:style-name="ce7" office:value-type="string">
            <text:p>$0b</text:p>
          </table:table-cell>
          <table:table-cell table:number-columns-repeated="4" table:style-name="ce7" office:value-type="string">
            <text:p>$03</text:p>
          </table:table-cell>
          <table:table-cell table:number-columns-repeated="2" table:style-name="ce7" office:value-type="string">
            <text:p>$01</text:p>
          </table:table-cell>
          <table:table-cell table:number-columns-repeated="9"/>
          <table:table-cell table:style-name="ce21" office:value-type="string">
            <text:p>80-95</text:p>
          </table:table-cell>
          <table:table-cell table:style-name="ce36" office:value-type="string">
            <text:p>BIG</text:p>
          </table:table-cell>
          <table:table-cell table:number-columns-repeated="996"/>
        </table:table-row>
        <table:table-row table:style-name="ro1" table:visibility="collapse" table:number-rows-repeated="8">
          <table:table-cell table:number-columns-repeated="26"/>
          <table:table-cell table:style-name="ce15"/>
          <table:table-cell table:number-columns-repeated="997"/>
        </table:table-row>
        <table:table-row table:style-name="ro1" table:visibility="collapse">
          <table:table-cell table:style-name="ce8" office:value-type="string">
            <text:p>MAP DATA...</text:p>
          </table:table-cell>
          <table:table-cell table:style-name="ce11" table:number-columns-repeated="5"/>
          <table:table-cell table:style-name="ce14" office:value-type="string" table:number-columns-spanned="11" table:number-rows-spanned="1">
            <text:p>SUMME 0-159</text:p>
          </table:table-cell>
          <table:covered-table-cell table:number-columns-repeated="9" table:style-name="ce11"/>
          <table:covered-table-cell table:style-name="ce22"/>
          <table:table-cell table:style-name="ce11" table:number-columns-repeated="9"/>
          <table:table-cell table:style-name="ce22"/>
          <table:table-cell table:style-name="ce11" table:number-columns-repeated="997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00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1b</text:p>
          </table:table-cell>
          <table:table-cell table:number-columns-repeated="3" table:style-name="ce9" office:value-type="string">
            <text:p>$1a</text:p>
          </table:table-cell>
          <table:table-cell table:number-columns-repeated="2" table:style-name="ce9" office:value-type="string">
            <text:p>$18</text:p>
          </table:table-cell>
          <table:table-cell table:style-name="ce9" office:value-type="string">
            <text:p>$29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b</text:p>
          </table:table-cell>
          <table:table-cell table:number-columns-repeated="2" table:style-name="ce9" office:value-type="string">
            <text:p>$19</text:p>
          </table:table-cell>
          <table:table-cell table:style-name="ce9" office:value-type="string">
            <text:p>$18</text:p>
          </table:table-cell>
          <table:table-cell table:style-name="ce9" table:number-columns-repeated="9"/>
          <table:table-cell table:style-name="ce23" office:value-type="string">
            <text:p>0-15</text:p>
          </table:table-cell>
          <table:table-cell table:style-name="ce37" office:value-type="string" table:number-columns-spanned="1" table:number-rows-spanned="10">
            <text:p>Raum 0</text:p>
          </table:table-cell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8</text:p>
          </table:table-cell>
          <table:table-cell table:number-columns-repeated="5" table:style-name="ce9" office:value-type="string">
            <text:p>$1a</text:p>
          </table:table-cell>
          <table:table-cell table:style-name="ce9" office:value-type="string">
            <text:p>$00</text:p>
          </table:table-cell>
          <table:table-cell table:style-name="ce9" office:value-type="string">
            <text:p>$18</text:p>
          </table:table-cell>
          <table:table-cell table:number-columns-repeated="3" table:style-name="ce9" office:value-type="string">
            <text:p>$11</text:p>
          </table:table-cell>
          <table:table-cell table:style-name="ce9" office:value-type="string">
            <text:p>$1a</text:p>
          </table:table-cell>
          <table:table-cell table:number-columns-repeated="2" table:style-name="ce9" office:value-type="string">
            <text:p>$1b</text:p>
          </table:table-cell>
          <table:table-cell table:style-name="ce9" office:value-type="string">
            <text:p>$29</text:p>
          </table:table-cell>
          <table:table-cell table:style-name="ce23" office:value-type="string">
            <text:p>$19</text:p>
          </table:table-cell>
          <table:table-cell table:style-name="ce9" table:number-columns-repeated="9"/>
          <table:table-cell table:style-name="ce23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0c</text:p>
          </table:table-cell>
          <table:table-cell table:number-columns-repeated="3" table:style-name="ce9" office:value-type="string">
            <text:p>$01</text:p>
          </table:table-cell>
          <table:table-cell table:style-name="ce9" office:value-type="string">
            <text:p>$19</text:p>
          </table:table-cell>
          <table:table-cell table:number-columns-repeated="3"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00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13</text:p>
          </table:table-cell>
          <table:table-cell table:style-name="ce9" office:value-type="string">
            <text:p>$12</text:p>
          </table:table-cell>
          <table:table-cell table:style-name="ce9" office:value-type="string">
            <text:p>$14</text:p>
          </table:table-cell>
          <table:table-cell table:style-name="ce23" office:value-type="string">
            <text:p>$1a</text:p>
          </table:table-cell>
          <table:table-cell table:style-name="ce9" table:number-columns-repeated="9"/>
          <table:table-cell table:style-name="ce23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29</text:p>
          </table:table-cell>
          <table:table-cell table:number-columns-repeated="4" table:style-name="ce9" office:value-type="string">
            <text:p>$2b</text:p>
          </table:table-cell>
          <table:table-cell table:style-name="ce9" office:value-type="string">
            <text:p>$10</text:p>
          </table:table-cell>
          <table:table-cell table:style-name="ce9" office:value-type="string">
            <text:p>$00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00</text:p>
          </table:table-cell>
          <table:table-cell table:style-name="ce23" office:value-type="string">
            <text:p>$19</text:p>
          </table:table-cell>
          <table:table-cell table:style-name="ce9" table:number-columns-repeated="9"/>
          <table:table-cell table:style-name="ce23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2</text:p>
          </table:table-cell>
          <table:table-cell table:style-name="ce9" office:value-type="string">
            <text:p>$0b</text:p>
          </table:table-cell>
          <table:table-cell table:style-name="ce9" office:value-type="string">
            <text:p>$12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2a</text:p>
          </table:table-cell>
          <table:table-cell table:number-columns-repeated="4" table:style-name="ce9" office:value-type="string">
            <text:p>$28</text:p>
          </table:table-cell>
          <table:table-cell table:style-name="ce9" office:value-type="string">
            <text:p>$10</text:p>
          </table:table-cell>
          <table:table-cell table:style-name="ce9" office:value-type="string">
            <text:p>$00</text:p>
          </table:table-cell>
          <table:table-cell table:number-columns-repeated="2" table:style-name="ce9" office:value-type="string">
            <text:p>$1b</text:p>
          </table:table-cell>
          <table:table-cell table:style-name="ce23" office:value-type="string">
            <text:p>$1a</text:p>
          </table:table-cell>
          <table:table-cell table:style-name="ce9" table:number-columns-repeated="9"/>
          <table:table-cell table:style-name="ce23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2" table:style-name="ce9" office:value-type="string">
            <text:p>$18</text:p>
          </table:table-cell>
          <table:table-cell table:style-name="ce9" office:value-type="string">
            <text:p>$00</text:p>
          </table:table-cell>
          <table:table-cell table:number-columns-repeated="2" table:style-name="ce9" office:value-type="string">
            <text:p>$18</text:p>
          </table:table-cell>
          <table:table-cell table:style-name="ce9" office:value-type="string">
            <text:p>$01</text:p>
          </table:table-cell>
          <table:table-cell table:number-columns-repeated="2" table:style-name="ce9" office:value-type="string">
            <text:p>$18</text:p>
          </table:table-cell>
          <table:table-cell table:style-name="ce9" office:value-type="string">
            <text:p>$19</text:p>
          </table:table-cell>
          <table:table-cell table:number-columns-repeated="6" table:style-name="ce9" office:value-type="string">
            <text:p>$18</text:p>
          </table:table-cell>
          <table:table-cell table:style-name="ce23" office:value-type="string">
            <text:p>$10</text:p>
          </table:table-cell>
          <table:table-cell table:style-name="ce9" table:number-columns-repeated="9"/>
          <table:table-cell table:style-name="ce23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00</text:p>
          </table:table-cell>
          <table:table-cell table:number-columns-repeated="3" table:style-name="ce9" office:value-type="string">
            <text:p>$19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00</text:p>
          </table:table-cell>
          <table:table-cell table:number-columns-repeated="2" table:style-name="ce9" office:value-type="string">
            <text:p>$01</text:p>
          </table:table-cell>
          <table:table-cell table:style-name="ce9" office:value-type="string">
            <text:p>$00</text:p>
          </table:table-cell>
          <table:table-cell table:number-columns-repeated="5" table:style-name="ce9" office:value-type="string">
            <text:p>$01</text:p>
          </table:table-cell>
          <table:table-cell table:style-name="ce23" office:value-type="string">
            <text:p>$01</text:p>
          </table:table-cell>
          <table:table-cell table:style-name="ce9" table:number-columns-repeated="9"/>
          <table:table-cell table:style-name="ce23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4" table:style-name="ce9" office:value-type="string">
            <text:p>$01</text:p>
          </table:table-cell>
          <table:table-cell table:style-name="ce9" office:value-type="string">
            <text:p>$00</text:p>
          </table:table-cell>
          <table:table-cell table:number-columns-repeated="3" table:style-name="ce9" office:value-type="string">
            <text:p>$01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b</text:p>
          </table:table-cell>
          <table:table-cell table:number-columns-repeated="5" table:style-name="ce9" office:value-type="string">
            <text:p>$18</text:p>
          </table:table-cell>
          <table:table-cell table:style-name="ce23" office:value-type="string">
            <text:p>$18</text:p>
          </table:table-cell>
          <table:table-cell table:style-name="ce9" table:number-columns-repeated="9"/>
          <table:table-cell table:style-name="ce23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00</text:p>
          </table:table-cell>
          <table:table-cell table:number-columns-repeated="4" table:style-name="ce9" office:value-type="string">
            <text:p>$1b</text:p>
          </table:table-cell>
          <table:table-cell table:number-columns-repeated="5" table:style-name="ce9" office:value-type="string">
            <text:p>$18</text:p>
          </table:table-cell>
          <table:table-cell table:number-columns-repeated="2" table:style-name="ce9" office:value-type="string">
            <text:p>$1a</text:p>
          </table:table-cell>
          <table:table-cell table:style-name="ce9" office:value-type="string">
            <text:p>$1b</text:p>
          </table:table-cell>
          <table:table-cell table:style-name="ce23" office:value-type="string">
            <text:p>$18</text:p>
          </table:table-cell>
          <table:table-cell table:style-name="ce9" table:number-columns-repeated="9"/>
          <table:table-cell table:style-name="ce23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4" table:style-name="ce9" office:value-type="string">
            <text:p>$18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00</text:p>
          </table:table-cell>
          <table:table-cell table:style-name="ce9" office:value-type="string">
            <text:p>$19</text:p>
          </table:table-cell>
          <table:table-cell table:number-columns-repeated="4" table:style-name="ce9" office:value-type="string">
            <text:p>$1a</text:p>
          </table:table-cell>
          <table:table-cell table:number-columns-repeated="3" table:style-name="ce9" office:value-type="string">
            <text:p>$1b</text:p>
          </table:table-cell>
          <table:table-cell table:style-name="ce23" office:value-type="string">
            <text:p>$1b</text:p>
          </table:table-cell>
          <table:table-cell table:style-name="ce9" table:number-columns-repeated="9"/>
          <table:table-cell table:style-name="ce23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5" table:style-name="ce7" office:value-type="string">
            <text:p>$08</text:p>
          </table:table-cell>
          <table:table-cell table:number-columns-repeated="10" table:style-name="ce7" office:value-type="string">
            <text:p>$10</text:p>
          </table:table-cell>
          <table:table-cell table:style-name="ce21" office:value-type="string">
            <text:p>$10</text:p>
          </table:table-cell>
          <table:table-cell table:style-name="ce7" table:number-columns-repeated="9"/>
          <table:table-cell table:style-name="ce21" office:value-type="string">
            <text:p>0-15</text:p>
          </table:table-cell>
          <table:table-cell table:style-name="ce36" office:value-type="string" table:number-columns-spanned="1" table:number-rows-spanned="10">
            <text:p>Raum 1</text:p>
          </table:table-cell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9" table:style-name="ce7" office:value-type="string">
            <text:p>$08</text:p>
          </table:table-cell>
          <table:table-cell table:style-name="ce7" office:value-type="string">
            <text:p>$10</text:p>
          </table:table-cell>
          <table:table-cell table:number-columns-repeated="3" table:style-name="ce7" office:value-type="string">
            <text:p>$01</text:p>
          </table:table-cell>
          <table:table-cell table:style-name="ce7" office:value-type="string">
            <text:p>$10</text:p>
          </table:table-cell>
          <table:table-cell table:style-name="ce7" office:value-type="string">
            <text:p>$00</text:p>
          </table:table-cell>
          <table:table-cell table:style-name="ce21" office:value-type="string">
            <text:p>$10</text:p>
          </table:table-cell>
          <table:table-cell table:style-name="ce7" table:number-columns-repeated="9"/>
          <table:table-cell table:style-name="ce21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style-name="ce7" office:value-type="string">
            <text:p>$16</text:p>
          </table:table-cell>
          <table:table-cell table:style-name="ce7" office:value-type="string">
            <text:p>$00</text:p>
          </table:table-cell>
          <table:table-cell table:style-name="ce7" office:value-type="string">
            <text:p>$15</text:p>
          </table:table-cell>
          <table:table-cell table:style-name="ce7" office:value-type="string">
            <text:p>$10</text:p>
          </table:table-cell>
          <table:table-cell table:number-columns-repeated="9" table:style-name="ce7" office:value-type="string">
            <text:p>$08</text:p>
          </table:table-cell>
          <table:table-cell table:style-name="ce7" office:value-type="string">
            <text:p>$10</text:p>
          </table:table-cell>
          <table:table-cell table:style-name="ce7" office:value-type="string">
            <text:p>$0c</text:p>
          </table:table-cell>
          <table:table-cell table:style-name="ce21" office:value-type="string">
            <text:p>$00</text:p>
          </table:table-cell>
          <table:table-cell table:style-name="ce7" table:number-columns-repeated="9"/>
          <table:table-cell table:style-name="ce21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style-name="ce7" office:value-type="string">
            <text:p>$00</text:p>
          </table:table-cell>
          <table:table-cell table:style-name="ce7" office:value-type="string">
            <text:p>$0d</text:p>
          </table:table-cell>
          <table:table-cell table:style-name="ce7" office:value-type="string">
            <text:p>$00</text:p>
          </table:table-cell>
          <table:table-cell table:style-name="ce7" office:value-type="string">
            <text:p>$10</text:p>
          </table:table-cell>
          <table:table-cell table:number-columns-repeated="3" table:style-name="ce7" office:value-type="string">
            <text:p>$00</text:p>
          </table:table-cell>
          <table:table-cell table:style-name="ce7" office:value-type="string">
            <text:p>$10</text:p>
          </table:table-cell>
          <table:table-cell table:number-columns-repeated="7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style-name="ce7" office:value-type="string">
            <text:p>$08</text:p>
          </table:table-cell>
          <table:table-cell table:style-name="ce7" office:value-type="string">
            <text:p>$10</text:p>
          </table:table-cell>
          <table:table-cell table:number-columns-repeated="3" table:style-name="ce7" office:value-type="string">
            <text:p>$00</text:p>
          </table:table-cell>
          <table:table-cell table:style-name="ce7" office:value-type="string">
            <text:p>$10</text:p>
          </table:table-cell>
          <table:table-cell table:style-name="ce7" office:value-type="string">
            <text:p>$00</text:p>
          </table:table-cell>
          <table:table-cell table:style-name="ce7" office:value-type="string">
            <text:p>$01</text:p>
          </table:table-cell>
          <table:table-cell table:number-columns-repeated="3" table:style-name="ce7" office:value-type="string">
            <text:p>$00</text:p>
          </table:table-cell>
          <table:table-cell table:style-name="ce7" office:value-type="string">
            <text:p>$10</text:p>
          </table:table-cell>
          <table:table-cell table:number-columns-repeated="3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5" table:style-name="ce7" office:value-type="string">
            <text:p>$08</text:p>
          </table:table-cell>
          <table:table-cell table:number-columns-repeated="5" table:style-name="ce7" office:value-type="string">
            <text:p>$10</text:p>
          </table:table-cell>
          <table:table-cell table:style-name="ce7" office:value-type="string">
            <text:p>$00</text:p>
          </table:table-cell>
          <table:table-cell table:number-columns-repeated="4" table:style-name="ce7" office:value-type="string">
            <text:p>$10</text:p>
          </table:table-cell>
          <table:table-cell table:style-name="ce21" office:value-type="string">
            <text:p>$10</text:p>
          </table:table-cell>
          <table:table-cell table:style-name="ce7" table:number-columns-repeated="9"/>
          <table:table-cell table:style-name="ce21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9" table:style-name="ce7" office:value-type="string">
            <text:p>$08</text:p>
          </table:table-cell>
          <table:table-cell table:style-name="ce7" office:value-type="string">
            <text:p>$10</text:p>
          </table:table-cell>
          <table:table-cell table:style-name="ce7" office:value-type="string">
            <text:p>$01</text:p>
          </table:table-cell>
          <table:table-cell table:style-name="ce7" office:value-type="string">
            <text:p>$0e</text:p>
          </table:table-cell>
          <table:table-cell table:number-columns-repeated="2" table:style-name="ce7" office:value-type="string">
            <text:p>$01</text:p>
          </table:table-cell>
          <table:table-cell table:style-name="ce7" office:value-type="string">
            <text:p>$00</text:p>
          </table:table-cell>
          <table:table-cell table:style-name="ce21" office:value-type="string">
            <text:p>$10</text:p>
          </table:table-cell>
          <table:table-cell table:style-name="ce7" table:number-columns-repeated="9"/>
          <table:table-cell table:style-name="ce21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style-name="ce7" office:value-type="string">
            <text:p>$2a</text:p>
          </table:table-cell>
          <table:table-cell table:number-columns-repeated="2" table:style-name="ce7" office:value-type="string">
            <text:p>$28</text:p>
          </table:table-cell>
          <table:table-cell table:style-name="ce7" office:value-type="string">
            <text:p>$10</text:p>
          </table:table-cell>
          <table:table-cell table:number-columns-repeated="9" table:style-name="ce7" office:value-type="string">
            <text:p>$08</text:p>
          </table:table-cell>
          <table:table-cell table:style-name="ce7" office:value-type="string">
            <text:p>$10</text:p>
          </table:table-cell>
          <table:table-cell table:style-name="ce7" office:value-type="string">
            <text:p>$00</text:p>
          </table:table-cell>
          <table:table-cell table:style-name="ce21" office:value-type="string">
            <text:p>$00</text:p>
          </table:table-cell>
          <table:table-cell table:style-name="ce7" table:number-columns-repeated="9"/>
          <table:table-cell table:style-name="ce21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7" table:style-name="ce7" office:value-type="string">
            <text:p>$00</text:p>
          </table:table-cell>
          <table:table-cell table:style-name="ce7" office:value-type="string">
            <text:p>$10</text:p>
          </table:table-cell>
          <table:table-cell table:number-columns-repeated="7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style-name="ce7" office:value-type="string">
            <text:p>$08</text:p>
          </table:table-cell>
          <table:table-cell table:number-columns-repeated="4" table:style-name="ce7" office:value-type="string">
            <text:p>$10</text:p>
          </table:table-cell>
          <table:table-cell table:style-name="ce7" office:value-type="string">
            <text:p>$0b</text:p>
          </table:table-cell>
          <table:table-cell table:number-columns-repeated="6" table:style-name="ce7" office:value-type="string">
            <text:p>$10</text:p>
          </table:table-cell>
          <table:table-cell table:number-columns-repeated="3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29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1b</text:p>
          </table:table-cell>
          <table:table-cell table:number-columns-repeated="3" table:style-name="ce9" office:value-type="string">
            <text:p>$1a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00</text:p>
          </table:table-cell>
          <table:table-cell table:style-name="ce9" office:value-type="string">
            <text:p>$1b</text:p>
          </table:table-cell>
          <table:table-cell table:number-columns-repeated="2"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style-name="ce23" office:value-type="string">
            <text:p>$19</text:p>
          </table:table-cell>
          <table:table-cell table:style-name="ce9" table:number-columns-repeated="9"/>
          <table:table-cell table:style-name="ce23" office:value-type="string">
            <text:p>0-15</text:p>
          </table:table-cell>
          <table:table-cell table:style-name="ce37" office:value-type="string" table:number-columns-spanned="1" table:number-rows-spanned="10">
            <text:p>Raum 2</text:p>
          </table:table-cell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2"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number-columns-repeated="2" table:style-name="ce9" office:value-type="string">
            <text:p>$1a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29</text:p>
          </table:table-cell>
          <table:table-cell table:style-name="ce9" office:value-type="string">
            <text:p>$1b</text:p>
          </table:table-cell>
          <table:table-cell table:number-columns-repeated="3" table:style-name="ce9" office:value-type="string">
            <text:p>$19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00</text:p>
          </table:table-cell>
          <table:table-cell table:style-name="ce23" office:value-type="string">
            <text:p>$19</text:p>
          </table:table-cell>
          <table:table-cell table:style-name="ce9" table:number-columns-repeated="9"/>
          <table:table-cell table:style-name="ce23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number-columns-repeated="2" table:style-name="ce9" office:value-type="string">
            <text:p>$18</text:p>
          </table:table-cell>
          <table:table-cell table:number-columns-repeated="2" table:style-name="ce9" office:value-type="string">
            <text:p>$19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19</text:p>
          </table:table-cell>
          <table:table-cell table:number-columns-repeated="2" table:style-name="ce9" office:value-type="string">
            <text:p>$1a</text:p>
          </table:table-cell>
          <table:table-cell table:style-name="ce9" office:value-type="string">
            <text:p>$29</text:p>
          </table:table-cell>
          <table:table-cell table:style-name="ce9" office:value-type="string">
            <text:p>$1a</text:p>
          </table:table-cell>
          <table:table-cell table:number-columns-repeated="2" table:style-name="ce9" office:value-type="string">
            <text:p>$01</text:p>
          </table:table-cell>
          <table:table-cell table:style-name="ce9" office:value-type="string">
            <text:p>$18</text:p>
          </table:table-cell>
          <table:table-cell table:style-name="ce23" office:value-type="string">
            <text:p>$19</text:p>
          </table:table-cell>
          <table:table-cell table:style-name="ce9" table:number-columns-repeated="9"/>
          <table:table-cell table:style-name="ce23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00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18</text:p>
          </table:table-cell>
          <table:table-cell table:number-columns-repeated="5" table:style-name="ce9" office:value-type="string">
            <text:p>$00</text:p>
          </table:table-cell>
          <table:table-cell table:style-name="ce9" office:value-type="string">
            <text:p>$10</text:p>
          </table:table-cell>
          <table:table-cell table:number-columns-repeated="2" table:style-name="ce9" office:value-type="string">
            <text:p>$1a</text:p>
          </table:table-cell>
          <table:table-cell table:style-name="ce9" office:value-type="string">
            <text:p>$29</text:p>
          </table:table-cell>
          <table:table-cell table:style-name="ce23" office:value-type="string">
            <text:p>$19</text:p>
          </table:table-cell>
          <table:table-cell table:style-name="ce9" table:number-columns-repeated="9"/>
          <table:table-cell table:style-name="ce23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2" table:style-name="ce9" office:value-type="string">
            <text:p>$00</text:p>
          </table:table-cell>
          <table:table-cell table:number-columns-repeated="4" table:style-name="ce9" office:value-type="string">
            <text:p>$01</text:p>
          </table:table-cell>
          <table:table-cell table:style-name="ce9" office:value-type="string">
            <text:p>$00</text:p>
          </table:table-cell>
          <table:table-cell table:number-columns-repeated="3" table:style-name="ce9" office:value-type="string">
            <text:p>$01</text:p>
          </table:table-cell>
          <table:table-cell table:number-columns-repeated="5" table:style-name="ce9" office:value-type="string">
            <text:p>$00</text:p>
          </table:table-cell>
          <table:table-cell table:style-name="ce23" office:value-type="string">
            <text:p>$10</text:p>
          </table:table-cell>
          <table:table-cell table:style-name="ce9" table:number-columns-repeated="9"/>
          <table:table-cell table:style-name="ce23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29</text:p>
          </table:table-cell>
          <table:table-cell table:number-columns-repeated="4" table:style-name="ce9" office:value-type="string">
            <text:p>$2b</text:p>
          </table:table-cell>
          <table:table-cell table:style-name="ce9" office:value-type="string">
            <text:p>$1b</text:p>
          </table:table-cell>
          <table:table-cell table:number-columns-repeated="4" table:style-name="ce9" office:value-type="string">
            <text:p>$18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00</text:p>
          </table:table-cell>
          <table:table-cell table:style-name="ce23" office:value-type="string">
            <text:p>$00</text:p>
          </table:table-cell>
          <table:table-cell table:style-name="ce9" table:number-columns-repeated="9"/>
          <table:table-cell table:style-name="ce23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3" table:style-name="ce9" office:value-type="string">
            <text:p>$00</text:p>
          </table:table-cell>
          <table:table-cell table:style-name="ce9" office:value-type="string">
            <text:p>$10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2a</text:p>
          </table:table-cell>
          <table:table-cell table:number-columns-repeated="4" table:style-name="ce9" office:value-type="string">
            <text:p>$28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18</text:p>
          </table:table-cell>
          <table:table-cell table:style-name="ce9" office:value-type="string">
            <text:p>$1b</text:p>
          </table:table-cell>
          <table:table-cell table:style-name="ce23" office:value-type="string">
            <text:p>$18</text:p>
          </table:table-cell>
          <table:table-cell table:style-name="ce9" table:number-columns-repeated="9"/>
          <table:table-cell table:style-name="ce23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18</text:p>
          </table:table-cell>
          <table:table-cell table:number-columns-repeated="5" table:style-name="ce9" office:value-type="string">
            <text:p>$00</text:p>
          </table:table-cell>
          <table:table-cell table:style-name="ce9" office:value-type="string">
            <text:p>$0a</text:p>
          </table:table-cell>
          <table:table-cell table:style-name="ce9" office:value-type="string">
            <text:p>$18</text:p>
          </table:table-cell>
          <table:table-cell table:number-columns-repeated="2" table:style-name="ce9" office:value-type="string">
            <text:p>$1b</text:p>
          </table:table-cell>
          <table:table-cell table:number-columns-repeated="2" table:style-name="ce9" office:value-type="string">
            <text:p>$18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18</text:p>
          </table:table-cell>
          <table:table-cell table:style-name="ce23" office:value-type="string">
            <text:p>$1a</text:p>
          </table:table-cell>
          <table:table-cell table:style-name="ce9" table:number-columns-repeated="9"/>
          <table:table-cell table:style-name="ce23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2"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number-columns-repeated="3" table:style-name="ce9" office:value-type="string">
            <text:p>$18</text:p>
          </table:table-cell>
          <table:table-cell table:number-columns-repeated="5" table:style-name="ce9" office:value-type="string">
            <text:p>$00</text:p>
          </table:table-cell>
          <table:table-cell table:style-name="ce9" office:value-type="string">
            <text:p>$10</text:p>
          </table:table-cell>
          <table:table-cell table:number-columns-repeated="3" table:style-name="ce9" office:value-type="string">
            <text:p>$1a</text:p>
          </table:table-cell>
          <table:table-cell table:style-name="ce23" office:value-type="string">
            <text:p>$1a</text:p>
          </table:table-cell>
          <table:table-cell table:style-name="ce9" table:number-columns-repeated="9"/>
          <table:table-cell table:style-name="ce23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style-name="ce9" office:value-type="string">
            <text:p>$1a</text:p>
          </table:table-cell>
          <table:table-cell table:style-name="ce9" office:value-type="string">
            <text:p>$19</text:p>
          </table:table-cell>
          <table:table-cell table:style-name="ce9" office:value-type="string">
            <text:p>$1b</text:p>
          </table:table-cell>
          <table:table-cell table:style-name="ce9" office:value-type="string">
            <text:p>$19</text:p>
          </table:table-cell>
          <table:table-cell table:number-columns-repeated="3" table:style-name="ce9" office:value-type="string">
            <text:p>$1a</text:p>
          </table:table-cell>
          <table:table-cell table:number-columns-repeated="3" table:style-name="ce9" office:value-type="string">
            <text:p>$1b</text:p>
          </table:table-cell>
          <table:table-cell table:number-columns-repeated="5" table:style-name="ce9" office:value-type="string">
            <text:p>$10</text:p>
          </table:table-cell>
          <table:table-cell table:style-name="ce23" office:value-type="string">
            <text:p>$10</text:p>
          </table:table-cell>
          <table:table-cell table:style-name="ce9" table:number-columns-repeated="9"/>
          <table:table-cell table:style-name="ce23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0-15</text:p>
          </table:table-cell>
          <table:table-cell table:style-name="ce36" office:value-type="string" table:number-columns-spanned="1" table:number-rows-spanned="10">
            <text:p>Raum 3</text:p>
          </table:table-cell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0-15</text:p>
          </table:table-cell>
          <table:table-cell table:style-name="ce37" office:value-type="string" table:number-columns-spanned="1" table:number-rows-spanned="10">
            <text:p>Raum 4</text:p>
          </table:table-cell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0-15</text:p>
          </table:table-cell>
          <table:table-cell table:style-name="ce36" office:value-type="string" table:number-columns-spanned="1" table:number-rows-spanned="10">
            <text:p>Raum 5</text:p>
          </table:table-cell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0-15</text:p>
          </table:table-cell>
          <table:table-cell table:style-name="ce37" office:value-type="string" table:number-columns-spanned="1" table:number-rows-spanned="10">
            <text:p>Raum 6</text:p>
          </table:table-cell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0-15</text:p>
          </table:table-cell>
          <table:table-cell table:style-name="ce36" office:value-type="string" table:number-columns-spanned="1" table:number-rows-spanned="10">
            <text:p>Raum 7</text:p>
          </table:table-cell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0-15</text:p>
          </table:table-cell>
          <table:table-cell table:style-name="ce37" office:value-type="string" table:number-columns-spanned="1" table:number-rows-spanned="10">
            <text:p>Raum 8</text:p>
          </table:table-cell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0-15</text:p>
          </table:table-cell>
          <table:table-cell table:style-name="ce36" office:value-type="string" table:number-columns-spanned="1" table:number-rows-spanned="10">
            <text:p>Raum 9</text:p>
          </table:table-cell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0-15</text:p>
          </table:table-cell>
          <table:table-cell table:style-name="ce37" office:value-type="string" table:number-columns-spanned="1" table:number-rows-spanned="10">
            <text:p>Raum 10</text:p>
          </table:table-cell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0-15</text:p>
          </table:table-cell>
          <table:table-cell table:style-name="ce36" office:value-type="string" table:number-columns-spanned="1" table:number-rows-spanned="10">
            <text:p>Raum 11</text:p>
          </table:table-cell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0-15</text:p>
          </table:table-cell>
          <table:table-cell table:style-name="ce37" office:value-type="string" table:number-columns-spanned="1" table:number-rows-spanned="10">
            <text:p>Raum 12</text:p>
          </table:table-cell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0-15</text:p>
          </table:table-cell>
          <table:table-cell table:style-name="ce36" office:value-type="string" table:number-columns-spanned="1" table:number-rows-spanned="10">
            <text:p>Raum 13</text:p>
          </table:table-cell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0-15</text:p>
          </table:table-cell>
          <table:table-cell table:style-name="ce37" office:value-type="string" table:number-columns-spanned="1" table:number-rows-spanned="10">
            <text:p>Raum 14</text:p>
          </table:table-cell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9" office:value-type="string">
            <text:p>.byte</text:p>
          </table:table-cell>
          <table:table-cell table:number-columns-repeated="15" table:style-name="ce9" office:value-type="string">
            <text:p>$08</text:p>
          </table:table-cell>
          <table:table-cell table:style-name="ce23" office:value-type="string">
            <text:p>$08</text:p>
          </table:table-cell>
          <table:table-cell table:style-name="ce9" table:number-columns-repeated="9"/>
          <table:table-cell table:style-name="ce23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0-15</text:p>
          </table:table-cell>
          <table:table-cell table:style-name="ce36" office:value-type="string" table:number-columns-spanned="1" table:number-rows-spanned="10">
            <text:p>Raum 15</text:p>
          </table:table-cell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6-3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32-4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48-6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64-79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80-95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96-111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12-127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28+143</text:p>
          </table:table-cell>
          <table:covered-table-cell table:style-name="ce38"/>
          <table:table-cell table:number-columns-repeated="996"/>
        </table:table-row>
        <table:table-row table:style-name="ro1" table:visibility="collapse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08</text:p>
          </table:table-cell>
          <table:table-cell table:style-name="ce21" office:value-type="string">
            <text:p>$08</text:p>
          </table:table-cell>
          <table:table-cell table:style-name="ce7" table:number-columns-repeated="9"/>
          <table:table-cell table:style-name="ce21" office:value-type="string">
            <text:p>144-159</text:p>
          </table:table-cell>
          <table:covered-table-cell table:style-name="ce38"/>
          <table:table-cell table:number-columns-repeated="996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Tile" table:style-name="ta2" table:print="false">
        <table:table-column table:style-name="co5" table:visibility="collapse" table:number-columns-repeated="4" table:default-cell-style-name="Default"/>
        <table:table-column table:style-name="co6" table:visibility="collapse" table:number-columns-repeated="4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2" table:default-cell-style-name="Default"/>
        <table:table-column table:style-name="co10" table:visibility="collapse" table:default-cell-style-name="Default"/>
        <table:table-column table:style-name="co11" table:visibility="collapse" table:number-columns-repeated="2" table:default-cell-style-name="Default"/>
        <table:table-column table:style-name="co10" table:visibility="collapse" table:default-cell-style-name="Default"/>
        <table:table-column table:style-name="co11" table:visibility="collapse" table:number-columns-repeated="2" table:default-cell-style-name="Default"/>
        <table:table-column table:style-name="co10" table:visibility="collapse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visibility="collapse" table:default-cell-style-name="ce83"/>
        <table:table-column table:style-name="co18" table:visibility="collapse" table:default-cell-style-name="ce83"/>
        <table:table-column table:style-name="co19" table:visibility="collapse" table:default-cell-style-name="Default"/>
        <table:table-column table:style-name="co11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row table:style-name="ro1">
          <table:table-cell table:style-name="ce39" table:formula="of:=MID(['Charpad Export'.B209];2;2)" office:value-type="string" office:string-value="50">
            <text:p>50</text:p>
          </table:table-cell>
          <table:table-cell table:style-name="ce39" table:formula="of:=MID(['Charpad Export'.C209];2;2)" office:value-type="string" office:string-value="40">
            <text:p>40</text:p>
          </table:table-cell>
          <table:table-cell table:style-name="ce39" table:formula="of:=MID(['Charpad Export'.D209];2;2)" office:value-type="string" office:string-value="40">
            <text:p>40</text:p>
          </table:table-cell>
          <table:table-cell table:style-name="ce39" table:formula="of:=MID(['Charpad Export'.E209];2;2)" office:value-type="string" office:string-value="50">
            <text:p>50</text:p>
          </table:table-cell>
          <table:table-cell table:style-name="ce46" table:formula="of:=HEX2DEC([.A1])" office:value-type="float" office:value="80">
            <text:p>80</text:p>
          </table:table-cell>
          <table:table-cell table:style-name="ce49" table:formula="of:=HEX2DEC([.B1])" office:value-type="float" office:value="64">
            <text:p>64</text:p>
          </table:table-cell>
          <table:table-cell table:style-name="ce49" table:formula="of:=HEX2DEC([.C1])" office:value-type="float" office:value="64">
            <text:p>64</text:p>
          </table:table-cell>
          <table:table-cell table:style-name="ce49" table:formula="of:=HEX2DEC([.D1])" office:value-type="float" office:value="80">
            <text:p>80</text:p>
          </table:table-cell>
          <table:table-cell table:style-name="ce51" table:formula="of:=IF(AND([.E1]&gt;=0;[.E1]&lt;=31);&quot;+64&quot;;IF(AND([.E1]&gt;=32;[.E1]&lt;=63);&quot;0&quot;;IF(AND([.E1]&gt;=64;[.E1]&lt;=95);&quot;+128&quot;;IF(AND([.E1]&gt;=96;[.E1]&lt;=127);&quot;+64&quot;;IF(AND([.E1]&gt;=128;[.E1]&lt;=159);&quot;-64&quot;;IF(AND([.E1]&gt;=160;[.E1]&lt;=191);&quot;-128&quot;;IF(AND([.E1]&gt;=192;[.E1]&lt;=254);&quot;0&quot;;IF(AND([.E1]=255);&quot;-64&quot;;&quot;&quot;))))))))" office:value-type="string" office:string-value="+128">
            <text:p>+128</text:p>
          </table:table-cell>
          <table:table-cell table:style-name="ce52" table:formula="of:=IF(AND([.F1]&gt;=0;[.F1]&lt;=31);&quot;+64&quot;;IF(AND([.F1]&gt;=32;[.F1]&lt;=63);&quot;0&quot;;IF(AND([.F1]&gt;=64;[.F1]&lt;=95);&quot;+128&quot;;IF(AND([.F1]&gt;=96;[.F1]&lt;=127);&quot;+64&quot;;IF(AND([.F1]&gt;=128;[.F1]&lt;=159);&quot;-64&quot;;IF(AND([.F1]&gt;=160;[.F1]&lt;=191);&quot;-128&quot;;IF(AND([.F1]&gt;=192;[.F1]&lt;=254);&quot;0&quot;;IF(AND([.F1]=255);&quot;-64&quot;;&quot;&quot;))))))))" office:value-type="string" office:string-value="+128">
            <text:p>+128</text:p>
          </table:table-cell>
          <table:table-cell table:style-name="ce52" table:formula="of:=IF(AND([.G1]&gt;=0;[.G1]&lt;=31);&quot;+64&quot;;IF(AND([.G1]&gt;=32;[.G1]&lt;=63);&quot;0&quot;;IF(AND([.G1]&gt;=64;[.G1]&lt;=95);&quot;+128&quot;;IF(AND([.G1]&gt;=96;[.G1]&lt;=127);&quot;+64&quot;;IF(AND([.G1]&gt;=128;[.G1]&lt;=159);&quot;-64&quot;;IF(AND([.G1]&gt;=160;[.G1]&lt;=191);&quot;-128&quot;;IF(AND([.G1]&gt;=192;[.G1]&lt;=254);&quot;0&quot;;IF(AND([.G1]=255);&quot;-64&quot;;&quot;&quot;))))))))" office:value-type="string" office:string-value="+128">
            <text:p>+128</text:p>
          </table:table-cell>
          <table:table-cell table:style-name="ce52" table:formula="of:=IF(AND([.H1]&gt;=0;[.H1]&lt;=31);&quot;+64&quot;;IF(AND([.H1]&gt;=32;[.H1]&lt;=63);&quot;0&quot;;IF(AND([.H1]&gt;=64;[.H1]&lt;=95);&quot;+128&quot;;IF(AND([.H1]&gt;=96;[.H1]&lt;=127);&quot;+64&quot;;IF(AND([.H1]&gt;=128;[.H1]&lt;=159);&quot;-64&quot;;IF(AND([.H1]&gt;=160;[.H1]&lt;=191);&quot;-128&quot;;IF(AND([.H1]&gt;=192;[.H1]&lt;=254);&quot;0&quot;;IF(AND([.H1]=255);&quot;-64&quot;;&quot;&quot;))))))))" office:value-type="string" office:string-value="+128">
            <text:p>+128</text:p>
          </table:table-cell>
          <table:table-cell table:style-name="ce53" table:formula="of:=MID(['Charpad Export'.B236];2;2)" office:value-type="string" office:string-value="0B">
            <text:p>0B</text:p>
          </table:table-cell>
          <table:table-cell table:style-name="ce49" table:formula="of:=HEX2DEC([.M1])" office:value-type="float" office:value="11">
            <text:p>11</text:p>
          </table:table-cell>
          <table:table-cell table:style-name="ce49" table:formula="of:=IF([.N1]=0;&quot;{black}&quot;;IF([.N1]=1;&quot;{white}&quot;;IF([.N1]=2;&quot;{red}&quot;;IF([.N1]=3;&quot;{cyan}&quot;;IF([.N1]=4;&quot;{purple}&quot;;IF([.N1]=5;&quot;{green}&quot;;IF([.N1]=6;&quot;{blue}&quot;;IF([.N1]=7;&quot;{yellow}&quot;;IF([.N1]=8;&quot;{orange}&quot;;IF([.N1]=9;&quot;{brown}&quot;;IF([.N1]=10;&quot;{lt. red}&quot;;IF([.N1]=11;&quot;{gray1}&quot;;IF([.N1]=12;&quot;{gray2}&quot;;IF([.N1]=13;&quot;{lt. green}&quot;;IF([.N1]=14;&quot;{lt. blue}&quot;;IF([.N1]=15;&quot;{gray3}&quot;))))))))))))))))" office:value-type="string" office:string-value="{gray1}">
            <text:p>{gray1}</text:p>
          </table:table-cell>
          <table:table-cell table:style-name="ce58" table:formula="of:=[.M1]" office:value-type="string" office:string-value="0B">
            <text:p>0B</text:p>
          </table:table-cell>
          <table:table-cell table:style-name="ce49" table:formula="of:=HEX2DEC([.P1])" office:value-type="float" office:value="11">
            <text:p>11</text:p>
          </table:table-cell>
          <table:table-cell table:style-name="ce49" table:formula="of:=IF([.Q1]=0;&quot;{black}&quot;;IF([.Q1]=1;&quot;{white}&quot;;IF([.Q1]=2;&quot;{red}&quot;;IF([.Q1]=3;&quot;{cyan}&quot;;IF([.Q1]=4;&quot;{purple}&quot;;IF([.Q1]=5;&quot;{green}&quot;;IF([.Q1]=6;&quot;{blue}&quot;;IF([.Q1]=7;&quot;{yellow}&quot;;IF([.Q1]=8;&quot;{orange}&quot;;IF([.Q1]=9;&quot;{brown}&quot;;IF([.Q1]=10;&quot;{lt. red}&quot;;IF([.Q1]=11;&quot;{gray1}&quot;;IF([.Q1]=12;&quot;{gray2}&quot;;IF([.Q1]=13;&quot;{lt. green}&quot;;IF([.Q1]=14;&quot;{lt. blue}&quot;;IF([.Q1]=15;&quot;{gray3}&quot;))))))))))))))))" office:value-type="string" office:string-value="{gray1}">
            <text:p>{gray1}</text:p>
          </table:table-cell>
          <table:table-cell table:style-name="ce58" table:formula="of:=[.M1]" office:value-type="string" office:string-value="0B">
            <text:p>0B</text:p>
          </table:table-cell>
          <table:table-cell table:style-name="ce49" table:formula="of:=HEX2DEC([.S1])" office:value-type="float" office:value="11">
            <text:p>11</text:p>
          </table:table-cell>
          <table:table-cell table:style-name="ce49" table:formula="of:=IF([.T1]=0;&quot;{black}&quot;;IF([.T1]=1;&quot;{white}&quot;;IF([.T1]=2;&quot;{red}&quot;;IF([.T1]=3;&quot;{cyan}&quot;;IF([.T1]=4;&quot;{purple}&quot;;IF([.T1]=5;&quot;{green}&quot;;IF([.T1]=6;&quot;{blue}&quot;;IF([.T1]=7;&quot;{yellow}&quot;;IF([.T1]=8;&quot;{orange}&quot;;IF([.T1]=9;&quot;{brown}&quot;;IF([.T1]=10;&quot;{lt. red}&quot;;IF([.T1]=11;&quot;{gray1}&quot;;IF([.T1]=12;&quot;{gray2}&quot;;IF([.T1]=13;&quot;{lt. green}&quot;;IF([.T1]=14;&quot;{lt. blue}&quot;;IF([.T1]=15;&quot;{gray3}&quot;))))))))))))))))" office:value-type="string" office:string-value="{gray1}">
            <text:p>{gray1}</text:p>
          </table:table-cell>
          <table:table-cell table:style-name="ce60" table:formula="of:=[.M1]" office:value-type="string" office:string-value="0B">
            <text:p>0B</text:p>
          </table:table-cell>
          <table:table-cell table:style-name="ce49" table:formula="of:=HEX2DEC([.V1])" office:value-type="float" office:value="11">
            <text:p>11</text:p>
          </table:table-cell>
          <table:table-cell table:style-name="ce49" table:formula="of:=IF([.W1]=0;&quot;{black}&quot;;IF([.W1]=1;&quot;{white}&quot;;IF([.W1]=2;&quot;{red}&quot;;IF([.W1]=3;&quot;{cyan}&quot;;IF([.W1]=4;&quot;{purple}&quot;;IF([.W1]=5;&quot;{green}&quot;;IF([.W1]=6;&quot;{blue}&quot;;IF([.W1]=7;&quot;{yellow}&quot;;IF([.W1]=8;&quot;{orange}&quot;;IF([.W1]=9;&quot;{brown}&quot;;IF([.W1]=10;&quot;{lt. red}&quot;;IF([.W1]=11;&quot;{gray1}&quot;;IF([.W1]=12;&quot;{gray2}&quot;;IF([.W1]=13;&quot;{lt. green}&quot;;IF([.W1]=14;&quot;{lt. blue}&quot;;IF([.W1]=15;&quot;{gray3}&quot;))))))))))))))))" office:value-type="string" office:string-value="{gray1}">
            <text:p>{gray1}</text:p>
          </table:table-cell>
          <table:table-cell table:style-name="ce63" office:value-type="string">
            <text:p>data"</text:p>
          </table:table-cell>
          <table:table-cell table:style-name="ce69" table:formula="of:=[.O1]" office:value-type="string" office:string-value="{gray1}">
            <text:p>{gray1}</text:p>
          </table:table-cell>
          <table:table-cell table:style-name="ce69" table:formula="of:=IF(AND([.E1]&gt;=128;[.E1]&lt;=255);&quot;{rvrs on}&quot;;&quot;{rvrs off}&quot;)" office:value-type="string" office:string-value="{rvrs off}">
            <text:p>{rvrs off}</text:p>
          </table:table-cell>
          <table:table-cell table:style-name="ce69" office:value-type="string">
            <text:p>{</text:p>
          </table:table-cell>
          <table:table-cell table:style-name="ce69" table:formula="of:=[.E1]+[.I1]" office:value-type="float" office:value="208">
            <text:p>208</text:p>
          </table:table-cell>
          <table:table-cell table:style-name="ce69" office:value-type="string">
            <text:p>}</text:p>
          </table:table-cell>
          <table:table-cell table:style-name="ce69" table:formula="of:=IF(AND([.F1]&gt;=128;[.F1]&lt;=255);&quot;{rvrs on}&quot;;&quot;{rvrs off}&quot;)" office:value-type="string" office:string-value="{rvrs off}">
            <text:p>{rvrs off}</text:p>
          </table:table-cell>
          <table:table-cell table:style-name="ce69" table:formula="of:=[.R1]" office:value-type="string" office:string-value="{gray1}">
            <text:p>{gray1}</text:p>
          </table:table-cell>
          <table:table-cell table:style-name="ce69" office:value-type="string">
            <text:p>{</text:p>
          </table:table-cell>
          <table:table-cell table:style-name="ce69" table:formula="of:=[.F1]+[.J1]" office:value-type="float" office:value="192">
            <text:p>192</text:p>
          </table:table-cell>
          <table:table-cell table:style-name="ce69" office:value-type="string">
            <text:p>}</text:p>
          </table:table-cell>
          <table:table-cell table:style-name="ce69" office:value-type="string">
            <text:p>{down}{left:2}</text:p>
          </table:table-cell>
          <table:table-cell table:style-name="ce69" table:formula="of:=IF(AND([.G1]&gt;=128;[.G1]&lt;=255);&quot;{rvrs on}&quot;;&quot;{rvrs off}&quot;)" office:value-type="string" office:string-value="{rvrs off}">
            <text:p>{rvrs off}</text:p>
          </table:table-cell>
          <table:table-cell table:style-name="ce69" table:formula="of:=[.U1]" office:value-type="string" office:string-value="{gray1}">
            <text:p>{gray1}</text:p>
          </table:table-cell>
          <table:table-cell table:style-name="ce69" office:value-type="string">
            <text:p>{</text:p>
          </table:table-cell>
          <table:table-cell table:style-name="ce69" table:formula="of:=[.G1]+[.K1]" office:value-type="float" office:value="192">
            <text:p>192</text:p>
          </table:table-cell>
          <table:table-cell table:style-name="ce69" office:value-type="string">
            <text:p>}</text:p>
          </table:table-cell>
          <table:table-cell table:style-name="ce69" table:formula="of:=IF(AND([.H1]&gt;=128;[.H1]&lt;=255);&quot;{rvrs on}&quot;;&quot;{rvrs off}&quot;)" office:value-type="string" office:string-value="{rvrs off}">
            <text:p>{rvrs off}</text:p>
          </table:table-cell>
          <table:table-cell table:style-name="ce69" table:formula="of:=[.X1]" office:value-type="string" office:string-value="{gray1}">
            <text:p>{gray1}</text:p>
          </table:table-cell>
          <table:table-cell table:style-name="ce69" office:value-type="string">
            <text:p>{</text:p>
          </table:table-cell>
          <table:table-cell table:style-name="ce69" table:formula="of:=[.H1]+[.L1]" office:value-type="float" office:value="208">
            <text:p>208</text:p>
          </table:table-cell>
          <table:table-cell table:style-name="ce69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0">
            <text:p>0</text:p>
          </table:table-cell>
          <table:table-cell table:style-name="ce57"/>
          <table:table-cell table:style-name="ce84" office:value-type="string">
            <text:p>Multi Color</text:p>
          </table:table-cell>
          <table:table-cell table:style-name="ce89"/>
          <table:table-cell table:style-name="ce90" office:value-type="string">
            <text:p>Char Color</text:p>
          </table:table-cell>
          <table:table-cell table:style-name="ce95"/>
          <table:table-cell table:style-name="ce89"/>
        </table:table-row>
        <table:table-row table:style-name="ro1">
          <table:table-cell table:style-name="ce39" table:formula="of:=MID(['Charpad Export'.F209];2;2)" office:value-type="string" office:string-value="51">
            <text:p>51</text:p>
          </table:table-cell>
          <table:table-cell table:style-name="ce39" table:formula="of:=MID(['Charpad Export'.G209];2;2)" office:value-type="string" office:string-value="52">
            <text:p>52</text:p>
          </table:table-cell>
          <table:table-cell table:style-name="ce39" table:formula="of:=MID(['Charpad Export'.H209];2;2)" office:value-type="string" office:string-value="50">
            <text:p>50</text:p>
          </table:table-cell>
          <table:table-cell table:style-name="ce39" table:formula="of:=MID(['Charpad Export'.I209];2;2)" office:value-type="string" office:string-value="40">
            <text:p>40</text:p>
          </table:table-cell>
          <table:table-cell table:style-name="ce47" table:formula="of:=HEX2DEC([.A2])" office:value-type="float" office:value="81">
            <text:p>81</text:p>
          </table:table-cell>
          <table:table-cell table:style-name="ce50" table:formula="of:=HEX2DEC([.B2])" office:value-type="float" office:value="82">
            <text:p>82</text:p>
          </table:table-cell>
          <table:table-cell table:style-name="ce50" table:formula="of:=HEX2DEC([.C2])" office:value-type="float" office:value="80">
            <text:p>80</text:p>
          </table:table-cell>
          <table:table-cell table:style-name="ce50" table:formula="of:=HEX2DEC([.D2])" office:value-type="float" office:value="64">
            <text:p>64</text:p>
          </table:table-cell>
          <table:table-cell table:style-name="ce51" table:formula="of:=IF(AND([.E2]&gt;=0;[.E2]&lt;=31);&quot;+64&quot;;IF(AND([.E2]&gt;=32;[.E2]&lt;=63);&quot;0&quot;;IF(AND([.E2]&gt;=64;[.E2]&lt;=95);&quot;+128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+128">
            <text:p>+128</text:p>
          </table:table-cell>
          <table:table-cell table:style-name="ce52" table:formula="of:=IF(AND([.F2]&gt;=0;[.F2]&lt;=31);&quot;+64&quot;;IF(AND([.F2]&gt;=32;[.F2]&lt;=63);&quot;0&quot;;IF(AND([.F2]&gt;=64;[.F2]&lt;=95);&quot;+128&quot;;IF(AND([.F2]&gt;=96;[.F2]&lt;=127);&quot;+64&quot;;IF(AND([.F2]&gt;=128;[.F2]&lt;=159);&quot;-64&quot;;IF(AND([.F2]&gt;=160;[.F2]&lt;=191);&quot;-128&quot;;IF(AND([.F2]&gt;=192;[.F2]&lt;=254);&quot;0&quot;;IF(AND([.F2]=255);&quot;-64&quot;;&quot;&quot;))))))))" office:value-type="string" office:string-value="+128">
            <text:p>+128</text:p>
          </table:table-cell>
          <table:table-cell table:style-name="ce52" table:formula="of:=IF(AND([.G2]&gt;=0;[.G2]&lt;=31);&quot;+64&quot;;IF(AND([.G2]&gt;=32;[.G2]&lt;=63);&quot;0&quot;;IF(AND([.G2]&gt;=64;[.G2]&lt;=95);&quot;+128&quot;;IF(AND([.G2]&gt;=96;[.G2]&lt;=127);&quot;+64&quot;;IF(AND([.G2]&gt;=128;[.G2]&lt;=159);&quot;-64&quot;;IF(AND([.G2]&gt;=160;[.G2]&lt;=191);&quot;-128&quot;;IF(AND([.G2]&gt;=192;[.G2]&lt;=254);&quot;0&quot;;IF(AND([.G2]=255);&quot;-64&quot;;&quot;&quot;))))))))" office:value-type="string" office:string-value="+128">
            <text:p>+128</text:p>
          </table:table-cell>
          <table:table-cell table:style-name="ce52" table:formula="of:=IF(AND([.H2]&gt;=0;[.H2]&lt;=31);&quot;+64&quot;;IF(AND([.H2]&gt;=32;[.H2]&lt;=63);&quot;0&quot;;IF(AND([.H2]&gt;=64;[.H2]&lt;=95);&quot;+128&quot;;IF(AND([.H2]&gt;=96;[.H2]&lt;=127);&quot;+64&quot;;IF(AND([.H2]&gt;=128;[.H2]&lt;=159);&quot;-64&quot;;IF(AND([.H2]&gt;=160;[.H2]&lt;=191);&quot;-128&quot;;IF(AND([.H2]&gt;=192;[.H2]&lt;=254);&quot;0&quot;;IF(AND([.H2]=255);&quot;-64&quot;;&quot;&quot;))))))))" office:value-type="string" office:string-value="+128">
            <text:p>+128</text:p>
          </table:table-cell>
          <table:table-cell table:style-name="ce54" table:formula="of:=MID(['Charpad Export'.C236];2;2)" office:value-type="string" office:string-value="0B">
            <text:p>0B</text:p>
          </table:table-cell>
          <table:table-cell table:style-name="ce50" table:formula="of:=HEX2DEC([.M2])" office:value-type="float" office:value="11">
            <text:p>11</text:p>
          </table:table-cell>
          <table:table-cell table:style-name="ce50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gray1}">
            <text:p>{gray1}</text:p>
          </table:table-cell>
          <table:table-cell table:style-name="ce59" table:formula="of:=[.M2]" office:value-type="string" office:string-value="0B">
            <text:p>0B</text:p>
          </table:table-cell>
          <table:table-cell table:style-name="ce50" table:formula="of:=HEX2DEC([.P2])" office:value-type="float" office:value="11">
            <text:p>11</text:p>
          </table:table-cell>
          <table:table-cell table:style-name="ce50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gray1}">
            <text:p>{gray1}</text:p>
          </table:table-cell>
          <table:table-cell table:style-name="ce59" table:formula="of:=[.M2]" office:value-type="string" office:string-value="0B">
            <text:p>0B</text:p>
          </table:table-cell>
          <table:table-cell table:style-name="ce50" table:formula="of:=HEX2DEC([.S2])" office:value-type="float" office:value="11">
            <text:p>11</text:p>
          </table:table-cell>
          <table:table-cell table:style-name="ce50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gray1}">
            <text:p>{gray1}</text:p>
          </table:table-cell>
          <table:table-cell table:style-name="ce61" table:formula="of:=[.M2]" office:value-type="string" office:string-value="0B">
            <text:p>0B</text:p>
          </table:table-cell>
          <table:table-cell table:style-name="ce50" table:formula="of:=HEX2DEC([.V2])" office:value-type="float" office:value="11">
            <text:p>11</text:p>
          </table:table-cell>
          <table:table-cell table:style-name="ce50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2]" office:value-type="string" office:string-value="{gray1}">
            <text:p>{gray1}</text:p>
          </table:table-cell>
          <table:table-cell table:style-name="ce70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]+[.I2]" office:value-type="float" office:value="209">
            <text:p>209</text:p>
          </table:table-cell>
          <table:table-cell table:style-name="ce70" office:value-type="string">
            <text:p>}</text:p>
          </table:table-cell>
          <table:table-cell table:style-name="ce70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70" table:formula="of:=[.R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2]+[.J2]" office:value-type="float" office:value="210">
            <text:p>210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70" table:formula="of:=[.U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2]+[.K2]" office:value-type="float" office:value="208">
            <text:p>208</text:p>
          </table:table-cell>
          <table:table-cell table:style-name="ce70" office:value-type="string">
            <text:p>}</text:p>
          </table:table-cell>
          <table:table-cell table:style-name="ce70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70" table:formula="of:=[.X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2]+[.L2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">
            <text:p>1</text:p>
          </table:table-cell>
          <table:table-cell table:style-name="ce57"/>
          <table:table-cell table:style-name="ce85" office:value-type="string">
            <text:p>sw</text:p>
          </table:table-cell>
          <table:table-cell table:style-name="ce85" office:value-type="float" office:value="0">
            <text:p>0</text:p>
          </table:table-cell>
          <table:table-cell table:style-name="ce91" office:value-type="string">
            <text:p>sw</text:p>
          </table:table-cell>
          <table:table-cell table:style-name="ce91" office:value-type="float" office:value="0">
            <text:p>0</text:p>
          </table:table-cell>
          <table:table-cell table:style-name="ce91" office:value-type="string">
            <text:p>hires</text:p>
          </table:table-cell>
        </table:table-row>
        <table:table-row table:style-name="ro1">
          <table:table-cell table:style-name="ce39" table:formula="of:=MID(['Charpad Export'.J209];2;2)" office:value-type="string" office:string-value="98">
            <text:p>98</text:p>
          </table:table-cell>
          <table:table-cell table:style-name="ce39" table:formula="of:=MID(['Charpad Export'.K209];2;2)" office:value-type="string" office:string-value="99">
            <text:p>99</text:p>
          </table:table-cell>
          <table:table-cell table:style-name="ce39" table:formula="of:=MID(['Charpad Export'.L209];2;2)" office:value-type="string" office:string-value="9A">
            <text:p>9A</text:p>
          </table:table-cell>
          <table:table-cell table:style-name="ce39" table:formula="of:=MID(['Charpad Export'.M209];2;2)" office:value-type="string" office:string-value="9B">
            <text:p>9B</text:p>
          </table:table-cell>
          <table:table-cell table:style-name="ce47" table:formula="of:=HEX2DEC([.A3])" office:value-type="float" office:value="152">
            <text:p>152</text:p>
          </table:table-cell>
          <table:table-cell table:style-name="ce50" table:formula="of:=HEX2DEC([.B3])" office:value-type="float" office:value="153">
            <text:p>153</text:p>
          </table:table-cell>
          <table:table-cell table:style-name="ce50" table:formula="of:=HEX2DEC([.C3])" office:value-type="float" office:value="154">
            <text:p>154</text:p>
          </table:table-cell>
          <table:table-cell table:style-name="ce50" table:formula="of:=HEX2DEC([.D3])" office:value-type="float" office:value="155">
            <text:p>155</text:p>
          </table:table-cell>
          <table:table-cell table:style-name="ce51" table:formula="of:=IF(AND([.E3]&gt;=0;[.E3]&lt;=31);&quot;+64&quot;;IF(AND([.E3]&gt;=32;[.E3]&lt;=63);&quot;0&quot;;IF(AND([.E3]&gt;=64;[.E3]&lt;=95);&quot;+128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-64">
            <text:p>-64</text:p>
          </table:table-cell>
          <table:table-cell table:style-name="ce52" table:formula="of:=IF(AND([.F3]&gt;=0;[.F3]&lt;=31);&quot;+64&quot;;IF(AND([.F3]&gt;=32;[.F3]&lt;=63);&quot;0&quot;;IF(AND([.F3]&gt;=64;[.F3]&lt;=95);&quot;+128&quot;;IF(AND([.F3]&gt;=96;[.F3]&lt;=127);&quot;+64&quot;;IF(AND([.F3]&gt;=128;[.F3]&lt;=159);&quot;-64&quot;;IF(AND([.F3]&gt;=160;[.F3]&lt;=191);&quot;-128&quot;;IF(AND([.F3]&gt;=192;[.F3]&lt;=254);&quot;0&quot;;IF(AND([.F3]=255);&quot;-64&quot;;&quot;&quot;))))))))" office:value-type="string" office:string-value="-64">
            <text:p>-64</text:p>
          </table:table-cell>
          <table:table-cell table:style-name="ce52" table:formula="of:=IF(AND([.G3]&gt;=0;[.G3]&lt;=31);&quot;+64&quot;;IF(AND([.G3]&gt;=32;[.G3]&lt;=63);&quot;0&quot;;IF(AND([.G3]&gt;=64;[.G3]&lt;=95);&quot;+128&quot;;IF(AND([.G3]&gt;=96;[.G3]&lt;=127);&quot;+64&quot;;IF(AND([.G3]&gt;=128;[.G3]&lt;=159);&quot;-64&quot;;IF(AND([.G3]&gt;=160;[.G3]&lt;=191);&quot;-128&quot;;IF(AND([.G3]&gt;=192;[.G3]&lt;=254);&quot;0&quot;;IF(AND([.G3]=255);&quot;-64&quot;;&quot;&quot;))))))))" office:value-type="string" office:string-value="-64">
            <text:p>-64</text:p>
          </table:table-cell>
          <table:table-cell table:style-name="ce52" table:formula="of:=IF(AND([.H3]&gt;=0;[.H3]&lt;=31);&quot;+64&quot;;IF(AND([.H3]&gt;=32;[.H3]&lt;=63);&quot;0&quot;;IF(AND([.H3]&gt;=64;[.H3]&lt;=95);&quot;+128&quot;;IF(AND([.H3]&gt;=96;[.H3]&lt;=127);&quot;+64&quot;;IF(AND([.H3]&gt;=128;[.H3]&lt;=159);&quot;-64&quot;;IF(AND([.H3]&gt;=160;[.H3]&lt;=191);&quot;-128&quot;;IF(AND([.H3]&gt;=192;[.H3]&lt;=254);&quot;0&quot;;IF(AND([.H3]=255);&quot;-64&quot;;&quot;&quot;))))))))" office:value-type="string" office:string-value="-64">
            <text:p>-64</text:p>
          </table:table-cell>
          <table:table-cell table:style-name="ce55" table:formula="of:=MID(['Charpad Export'.D236];2;2)" office:value-type="string" office:string-value="00">
            <text:p>00</text:p>
          </table:table-cell>
          <table:table-cell table:style-name="ce50" table:formula="of:=HEX2DEC([.M3])" office:value-type="float" office:value="0">
            <text:p>0</text:p>
          </table:table-cell>
          <table:table-cell table:style-name="ce50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black}">
            <text:p>{black}</text:p>
          </table:table-cell>
          <table:table-cell table:style-name="ce57" table:formula="of:=[.M3]" office:value-type="string" office:string-value="00">
            <text:p>00</text:p>
          </table:table-cell>
          <table:table-cell table:style-name="ce50" table:formula="of:=HEX2DEC([.P3])" office:value-type="float" office:value="0">
            <text:p>0</text:p>
          </table:table-cell>
          <table:table-cell table:style-name="ce50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black}">
            <text:p>{black}</text:p>
          </table:table-cell>
          <table:table-cell table:style-name="ce57" table:formula="of:=[.M3]" office:value-type="string" office:string-value="00">
            <text:p>00</text:p>
          </table:table-cell>
          <table:table-cell table:style-name="ce50" table:formula="of:=HEX2DEC([.S3])" office:value-type="float" office:value="0">
            <text:p>0</text:p>
          </table:table-cell>
          <table:table-cell table:style-name="ce50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black}">
            <text:p>{black}</text:p>
          </table:table-cell>
          <table:table-cell table:style-name="ce62" table:formula="of:=[.M3]" office:value-type="string" office:string-value="00">
            <text:p>00</text:p>
          </table:table-cell>
          <table:table-cell table:style-name="ce50" table:formula="of:=HEX2DEC([.V3])" office:value-type="float" office:value="0">
            <text:p>0</text:p>
          </table:table-cell>
          <table:table-cell table:style-name="ce50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black}">
            <text:p>{black}</text:p>
          </table:table-cell>
          <table:table-cell table:style-name="ce64" office:value-type="string">
            <text:p>data"</text:p>
          </table:table-cell>
          <table:table-cell table:style-name="ce70" table:formula="of:=[.O3]" office:value-type="string" office:string-value="{black}">
            <text:p>{black}</text:p>
          </table:table-cell>
          <table:table-cell table:style-name="ce70" table:formula="of:=IF(AND([.E3]&gt;=128;[.E3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3]+[.I3]" office:value-type="float" office:value="88">
            <text:p>88</text:p>
          </table:table-cell>
          <table:table-cell table:style-name="ce70" office:value-type="string">
            <text:p>}</text:p>
          </table:table-cell>
          <table:table-cell table:style-name="ce70" table:formula="of:=IF(AND([.F3]&gt;=128;[.F3]&lt;=255);&quot;{rvrs on}&quot;;&quot;{rvrs off}&quot;)" office:value-type="string" office:string-value="{rvrs on}">
            <text:p>{rvrs on}</text:p>
          </table:table-cell>
          <table:table-cell table:style-name="ce70" table:formula="of:=[.R3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F3]+[.J3]" office:value-type="float" office:value="89">
            <text:p>89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]&gt;=128;[.G3]&lt;=255);&quot;{rvrs on}&quot;;&quot;{rvrs off}&quot;)" office:value-type="string" office:string-value="{rvrs on}">
            <text:p>{rvrs on}</text:p>
          </table:table-cell>
          <table:table-cell table:style-name="ce70" table:formula="of:=[.U3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G3]+[.K3]" office:value-type="float" office:value="90">
            <text:p>90</text:p>
          </table:table-cell>
          <table:table-cell table:style-name="ce70" office:value-type="string">
            <text:p>}</text:p>
          </table:table-cell>
          <table:table-cell table:style-name="ce70" table:formula="of:=IF(AND([.H3]&gt;=128;[.H3]&lt;=255);&quot;{rvrs on}&quot;;&quot;{rvrs off}&quot;)" office:value-type="string" office:string-value="{rvrs on}">
            <text:p>{rvrs on}</text:p>
          </table:table-cell>
          <table:table-cell table:style-name="ce70" table:formula="of:=[.X3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H3]+[.L3]" office:value-type="float" office:value="91">
            <text:p>91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">
            <text:p>2</text:p>
          </table:table-cell>
          <table:table-cell table:style-name="ce57"/>
          <table:table-cell table:style-name="ce86" office:value-type="string">
            <text:p>ws</text:p>
          </table:table-cell>
          <table:table-cell table:style-name="ce86" office:value-type="float" office:value="1">
            <text:p>1</text:p>
          </table:table-cell>
          <table:table-cell table:style-name="ce92" office:value-type="string">
            <text:p>ws</text:p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hires</text:p>
          </table:table-cell>
        </table:table-row>
        <table:table-row table:style-name="ro1">
          <table:table-cell table:style-name="ce39" table:formula="of:=MID(['Charpad Export'.N209];2;2)" office:value-type="string" office:string-value="B0">
            <text:p>B0</text:p>
          </table:table-cell>
          <table:table-cell table:style-name="ce39" table:formula="of:=MID(['Charpad Export'.O209];2;2)" office:value-type="string" office:string-value="B1">
            <text:p>B1</text:p>
          </table:table-cell>
          <table:table-cell table:style-name="ce39" table:formula="of:=MID(['Charpad Export'.P209];2;2)" office:value-type="string" office:string-value="B2">
            <text:p>B2</text:p>
          </table:table-cell>
          <table:table-cell table:style-name="ce39" table:formula="of:=MID(['Charpad Export'.Q209];2;2)" office:value-type="string" office:string-value="B3">
            <text:p>B3</text:p>
          </table:table-cell>
          <table:table-cell table:style-name="ce47" table:formula="of:=HEX2DEC([.A4])" office:value-type="float" office:value="176">
            <text:p>176</text:p>
          </table:table-cell>
          <table:table-cell table:style-name="ce50" table:formula="of:=HEX2DEC([.B4])" office:value-type="float" office:value="177">
            <text:p>177</text:p>
          </table:table-cell>
          <table:table-cell table:style-name="ce50" table:formula="of:=HEX2DEC([.C4])" office:value-type="float" office:value="178">
            <text:p>178</text:p>
          </table:table-cell>
          <table:table-cell table:style-name="ce50" table:formula="of:=HEX2DEC([.D4])" office:value-type="float" office:value="179">
            <text:p>179</text:p>
          </table:table-cell>
          <table:table-cell table:style-name="ce51" table:formula="of:=IF(AND([.E4]&gt;=0;[.E4]&lt;=31);&quot;+64&quot;;IF(AND([.E4]&gt;=32;[.E4]&lt;=63);&quot;0&quot;;IF(AND([.E4]&gt;=64;[.E4]&lt;=95);&quot;+128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-128">
            <text:p>-128</text:p>
          </table:table-cell>
          <table:table-cell table:style-name="ce52" table:formula="of:=IF(AND([.F4]&gt;=0;[.F4]&lt;=31);&quot;+64&quot;;IF(AND([.F4]&gt;=32;[.F4]&lt;=63);&quot;0&quot;;IF(AND([.F4]&gt;=64;[.F4]&lt;=95);&quot;+128&quot;;IF(AND([.F4]&gt;=96;[.F4]&lt;=127);&quot;+64&quot;;IF(AND([.F4]&gt;=128;[.F4]&lt;=159);&quot;-64&quot;;IF(AND([.F4]&gt;=160;[.F4]&lt;=191);&quot;-128&quot;;IF(AND([.F4]&gt;=192;[.F4]&lt;=254);&quot;0&quot;;IF(AND([.F4]=255);&quot;-64&quot;;&quot;&quot;))))))))" office:value-type="string" office:string-value="-128">
            <text:p>-128</text:p>
          </table:table-cell>
          <table:table-cell table:style-name="ce52" table:formula="of:=IF(AND([.G4]&gt;=0;[.G4]&lt;=31);&quot;+64&quot;;IF(AND([.G4]&gt;=32;[.G4]&lt;=63);&quot;0&quot;;IF(AND([.G4]&gt;=64;[.G4]&lt;=95);&quot;+128&quot;;IF(AND([.G4]&gt;=96;[.G4]&lt;=127);&quot;+64&quot;;IF(AND([.G4]&gt;=128;[.G4]&lt;=159);&quot;-64&quot;;IF(AND([.G4]&gt;=160;[.G4]&lt;=191);&quot;-128&quot;;IF(AND([.G4]&gt;=192;[.G4]&lt;=254);&quot;0&quot;;IF(AND([.G4]=255);&quot;-64&quot;;&quot;&quot;))))))))" office:value-type="string" office:string-value="-128">
            <text:p>-128</text:p>
          </table:table-cell>
          <table:table-cell table:style-name="ce52" table:formula="of:=IF(AND([.H4]&gt;=0;[.H4]&lt;=31);&quot;+64&quot;;IF(AND([.H4]&gt;=32;[.H4]&lt;=63);&quot;0&quot;;IF(AND([.H4]&gt;=64;[.H4]&lt;=95);&quot;+128&quot;;IF(AND([.H4]&gt;=96;[.H4]&lt;=127);&quot;+64&quot;;IF(AND([.H4]&gt;=128;[.H4]&lt;=159);&quot;-64&quot;;IF(AND([.H4]&gt;=160;[.H4]&lt;=191);&quot;-128&quot;;IF(AND([.H4]&gt;=192;[.H4]&lt;=254);&quot;0&quot;;IF(AND([.H4]=255);&quot;-64&quot;;&quot;&quot;))))))))" office:value-type="string" office:string-value="-128">
            <text:p>-128</text:p>
          </table:table-cell>
          <table:table-cell table:style-name="ce54" table:formula="of:=MID(['Charpad Export'.E236];2;2)" office:value-type="string" office:string-value="00">
            <text:p>00</text:p>
          </table:table-cell>
          <table:table-cell table:style-name="ce50" table:formula="of:=HEX2DEC([.M4])" office:value-type="float" office:value="0">
            <text:p>0</text:p>
          </table:table-cell>
          <table:table-cell table:style-name="ce50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black}">
            <text:p>{black}</text:p>
          </table:table-cell>
          <table:table-cell table:style-name="ce59" table:formula="of:=[.M4]" office:value-type="string" office:string-value="00">
            <text:p>00</text:p>
          </table:table-cell>
          <table:table-cell table:style-name="ce50" table:formula="of:=HEX2DEC([.P4])" office:value-type="float" office:value="0">
            <text:p>0</text:p>
          </table:table-cell>
          <table:table-cell table:style-name="ce50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black}">
            <text:p>{black}</text:p>
          </table:table-cell>
          <table:table-cell table:style-name="ce59" table:formula="of:=[.M4]" office:value-type="string" office:string-value="00">
            <text:p>00</text:p>
          </table:table-cell>
          <table:table-cell table:style-name="ce50" table:formula="of:=HEX2DEC([.S4])" office:value-type="float" office:value="0">
            <text:p>0</text:p>
          </table:table-cell>
          <table:table-cell table:style-name="ce50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black}">
            <text:p>{black}</text:p>
          </table:table-cell>
          <table:table-cell table:style-name="ce61" table:formula="of:=[.M4]" office:value-type="string" office:string-value="00">
            <text:p>00</text:p>
          </table:table-cell>
          <table:table-cell table:style-name="ce50" table:formula="of:=HEX2DEC([.V4])" office:value-type="float" office:value="0">
            <text:p>0</text:p>
          </table:table-cell>
          <table:table-cell table:style-name="ce50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black}">
            <text:p>{black}</text:p>
          </table:table-cell>
          <table:table-cell table:style-name="ce64" office:value-type="string">
            <text:p>data"</text:p>
          </table:table-cell>
          <table:table-cell table:style-name="ce70" table:formula="of:=[.O4]" office:value-type="string" office:string-value="{black}">
            <text:p>{black}</text:p>
          </table:table-cell>
          <table:table-cell table:style-name="ce70" table:formula="of:=IF(AND([.E4]&gt;=128;[.E4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4]+[.I4]" office:value-type="float" office:value="48">
            <text:p>48</text:p>
          </table:table-cell>
          <table:table-cell table:style-name="ce70" office:value-type="string">
            <text:p>}</text:p>
          </table:table-cell>
          <table:table-cell table:style-name="ce70" table:formula="of:=IF(AND([.F4]&gt;=128;[.F4]&lt;=255);&quot;{rvrs on}&quot;;&quot;{rvrs off}&quot;)" office:value-type="string" office:string-value="{rvrs on}">
            <text:p>{rvrs on}</text:p>
          </table:table-cell>
          <table:table-cell table:style-name="ce70" table:formula="of:=[.R4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F4]+[.J4]" office:value-type="float" office:value="49">
            <text:p>49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4]&gt;=128;[.G4]&lt;=255);&quot;{rvrs on}&quot;;&quot;{rvrs off}&quot;)" office:value-type="string" office:string-value="{rvrs on}">
            <text:p>{rvrs on}</text:p>
          </table:table-cell>
          <table:table-cell table:style-name="ce70" table:formula="of:=[.U4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G4]+[.K4]" office:value-type="float" office:value="50">
            <text:p>50</text:p>
          </table:table-cell>
          <table:table-cell table:style-name="ce70" office:value-type="string">
            <text:p>}</text:p>
          </table:table-cell>
          <table:table-cell table:style-name="ce70" table:formula="of:=IF(AND([.H4]&gt;=128;[.H4]&lt;=255);&quot;{rvrs on}&quot;;&quot;{rvrs off}&quot;)" office:value-type="string" office:string-value="{rvrs on}">
            <text:p>{rvrs on}</text:p>
          </table:table-cell>
          <table:table-cell table:style-name="ce70" table:formula="of:=[.X4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H4]+[.L4]" office:value-type="float" office:value="51">
            <text:p>51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">
            <text:p>3</text:p>
          </table:table-cell>
          <table:table-cell table:style-name="ce57"/>
          <table:table-cell table:style-name="ce86" office:value-type="string">
            <text:p>rd</text:p>
          </table:table-cell>
          <table:table-cell table:style-name="ce86" office:value-type="float" office:value="2">
            <text:p>2</text:p>
          </table:table-cell>
          <table:table-cell table:style-name="ce92" office:value-type="string">
            <text:p>rd</text:p>
          </table:table-cell>
          <table:table-cell table:style-name="ce92" office:value-type="float" office:value="2">
            <text:p>2</text:p>
          </table:table-cell>
          <table:table-cell table:style-name="ce92" office:value-type="string">
            <text:p>hires</text:p>
          </table:table-cell>
        </table:table-row>
        <table:table-row table:style-name="ro1">
          <table:table-cell table:style-name="ce40" table:formula="of:=MID(['Charpad Export'.B210];2;2)" office:value-type="string" office:string-value="B4">
            <text:p>B4</text:p>
          </table:table-cell>
          <table:table-cell table:style-name="ce40" table:formula="of:=MID(['Charpad Export'.C210];2;2)" office:value-type="string" office:string-value="B5">
            <text:p>B5</text:p>
          </table:table-cell>
          <table:table-cell table:style-name="ce40" table:formula="of:=MID(['Charpad Export'.D210];2;2)" office:value-type="string" office:string-value="B6">
            <text:p>B6</text:p>
          </table:table-cell>
          <table:table-cell table:style-name="ce40" table:formula="of:=MID(['Charpad Export'.E210];2;2)" office:value-type="string" office:string-value="B7">
            <text:p>B7</text:p>
          </table:table-cell>
          <table:table-cell table:style-name="ce47" table:formula="of:=HEX2DEC([.A5])" office:value-type="float" office:value="180">
            <text:p>180</text:p>
          </table:table-cell>
          <table:table-cell table:style-name="ce50" table:formula="of:=HEX2DEC([.B5])" office:value-type="float" office:value="181">
            <text:p>181</text:p>
          </table:table-cell>
          <table:table-cell table:style-name="ce50" table:formula="of:=HEX2DEC([.C5])" office:value-type="float" office:value="182">
            <text:p>182</text:p>
          </table:table-cell>
          <table:table-cell table:style-name="ce50" table:formula="of:=HEX2DEC([.D5])" office:value-type="float" office:value="183">
            <text:p>183</text:p>
          </table:table-cell>
          <table:table-cell table:style-name="ce51" table:formula="of:=IF(AND([.E5]&gt;=0;[.E5]&lt;=31);&quot;+64&quot;;IF(AND([.E5]&gt;=32;[.E5]&lt;=63);&quot;0&quot;;IF(AND([.E5]&gt;=64;[.E5]&lt;=95);&quot;+128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-128">
            <text:p>-128</text:p>
          </table:table-cell>
          <table:table-cell table:style-name="ce52" table:formula="of:=IF(AND([.F5]&gt;=0;[.F5]&lt;=31);&quot;+64&quot;;IF(AND([.F5]&gt;=32;[.F5]&lt;=63);&quot;0&quot;;IF(AND([.F5]&gt;=64;[.F5]&lt;=95);&quot;+128&quot;;IF(AND([.F5]&gt;=96;[.F5]&lt;=127);&quot;+64&quot;;IF(AND([.F5]&gt;=128;[.F5]&lt;=159);&quot;-64&quot;;IF(AND([.F5]&gt;=160;[.F5]&lt;=191);&quot;-128&quot;;IF(AND([.F5]&gt;=192;[.F5]&lt;=254);&quot;0&quot;;IF(AND([.F5]=255);&quot;-64&quot;;&quot;&quot;))))))))" office:value-type="string" office:string-value="-128">
            <text:p>-128</text:p>
          </table:table-cell>
          <table:table-cell table:style-name="ce52" table:formula="of:=IF(AND([.G5]&gt;=0;[.G5]&lt;=31);&quot;+64&quot;;IF(AND([.G5]&gt;=32;[.G5]&lt;=63);&quot;0&quot;;IF(AND([.G5]&gt;=64;[.G5]&lt;=95);&quot;+128&quot;;IF(AND([.G5]&gt;=96;[.G5]&lt;=127);&quot;+64&quot;;IF(AND([.G5]&gt;=128;[.G5]&lt;=159);&quot;-64&quot;;IF(AND([.G5]&gt;=160;[.G5]&lt;=191);&quot;-128&quot;;IF(AND([.G5]&gt;=192;[.G5]&lt;=254);&quot;0&quot;;IF(AND([.G5]=255);&quot;-64&quot;;&quot;&quot;))))))))" office:value-type="string" office:string-value="-128">
            <text:p>-128</text:p>
          </table:table-cell>
          <table:table-cell table:style-name="ce52" table:formula="of:=IF(AND([.H5]&gt;=0;[.H5]&lt;=31);&quot;+64&quot;;IF(AND([.H5]&gt;=32;[.H5]&lt;=63);&quot;0&quot;;IF(AND([.H5]&gt;=64;[.H5]&lt;=95);&quot;+128&quot;;IF(AND([.H5]&gt;=96;[.H5]&lt;=127);&quot;+64&quot;;IF(AND([.H5]&gt;=128;[.H5]&lt;=159);&quot;-64&quot;;IF(AND([.H5]&gt;=160;[.H5]&lt;=191);&quot;-128&quot;;IF(AND([.H5]&gt;=192;[.H5]&lt;=254);&quot;0&quot;;IF(AND([.H5]=255);&quot;-64&quot;;&quot;&quot;))))))))" office:value-type="string" office:string-value="-128">
            <text:p>-128</text:p>
          </table:table-cell>
          <table:table-cell table:style-name="ce55" table:formula="of:=MID(['Charpad Export'.F236];2;2)" office:value-type="string" office:string-value="00">
            <text:p>00</text:p>
          </table:table-cell>
          <table:table-cell table:style-name="ce50" table:formula="of:=HEX2DEC([.M5])" office:value-type="float" office:value="0">
            <text:p>0</text:p>
          </table:table-cell>
          <table:table-cell table:style-name="ce50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black}">
            <text:p>{black}</text:p>
          </table:table-cell>
          <table:table-cell table:style-name="ce57" table:formula="of:=[.M5]" office:value-type="string" office:string-value="00">
            <text:p>00</text:p>
          </table:table-cell>
          <table:table-cell table:style-name="ce50" table:formula="of:=HEX2DEC([.P5])" office:value-type="float" office:value="0">
            <text:p>0</text:p>
          </table:table-cell>
          <table:table-cell table:style-name="ce50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black}">
            <text:p>{black}</text:p>
          </table:table-cell>
          <table:table-cell table:style-name="ce57" table:formula="of:=[.M5]" office:value-type="string" office:string-value="00">
            <text:p>00</text:p>
          </table:table-cell>
          <table:table-cell table:style-name="ce50" table:formula="of:=HEX2DEC([.S5])" office:value-type="float" office:value="0">
            <text:p>0</text:p>
          </table:table-cell>
          <table:table-cell table:style-name="ce50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black}">
            <text:p>{black}</text:p>
          </table:table-cell>
          <table:table-cell table:style-name="ce62" table:formula="of:=[.M5]" office:value-type="string" office:string-value="00">
            <text:p>00</text:p>
          </table:table-cell>
          <table:table-cell table:style-name="ce50" table:formula="of:=HEX2DEC([.V5])" office:value-type="float" office:value="0">
            <text:p>0</text:p>
          </table:table-cell>
          <table:table-cell table:style-name="ce50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black}">
            <text:p>{black}</text:p>
          </table:table-cell>
          <table:table-cell table:style-name="ce64" office:value-type="string">
            <text:p>data"</text:p>
          </table:table-cell>
          <table:table-cell table:style-name="ce70" table:formula="of:=[.O5]" office:value-type="string" office:string-value="{black}">
            <text:p>{black}</text:p>
          </table:table-cell>
          <table:table-cell table:style-name="ce70" table:formula="of:=IF(AND([.E5]&gt;=128;[.E5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5]+[.I5]" office:value-type="float" office:value="52">
            <text:p>52</text:p>
          </table:table-cell>
          <table:table-cell table:style-name="ce70" office:value-type="string">
            <text:p>}</text:p>
          </table:table-cell>
          <table:table-cell table:style-name="ce70" table:formula="of:=IF(AND([.F5]&gt;=128;[.F5]&lt;=255);&quot;{rvrs on}&quot;;&quot;{rvrs off}&quot;)" office:value-type="string" office:string-value="{rvrs on}">
            <text:p>{rvrs on}</text:p>
          </table:table-cell>
          <table:table-cell table:style-name="ce70" table:formula="of:=[.R5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F5]+[.J5]" office:value-type="float" office:value="53">
            <text:p>53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5]&gt;=128;[.G5]&lt;=255);&quot;{rvrs on}&quot;;&quot;{rvrs off}&quot;)" office:value-type="string" office:string-value="{rvrs on}">
            <text:p>{rvrs on}</text:p>
          </table:table-cell>
          <table:table-cell table:style-name="ce70" table:formula="of:=[.U5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G5]+[.K5]" office:value-type="float" office:value="54">
            <text:p>54</text:p>
          </table:table-cell>
          <table:table-cell table:style-name="ce70" office:value-type="string">
            <text:p>}</text:p>
          </table:table-cell>
          <table:table-cell table:style-name="ce70" table:formula="of:=IF(AND([.H5]&gt;=128;[.H5]&lt;=255);&quot;{rvrs on}&quot;;&quot;{rvrs off}&quot;)" office:value-type="string" office:string-value="{rvrs on}">
            <text:p>{rvrs on}</text:p>
          </table:table-cell>
          <table:table-cell table:style-name="ce70" table:formula="of:=[.X5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H5]+[.L5]" office:value-type="float" office:value="55">
            <text:p>55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4">
            <text:p>4</text:p>
          </table:table-cell>
          <table:table-cell table:style-name="ce57"/>
          <table:table-cell table:style-name="ce86" office:value-type="string">
            <text:p>tk</text:p>
          </table:table-cell>
          <table:table-cell table:style-name="ce86" office:value-type="float" office:value="3">
            <text:p>3</text:p>
          </table:table-cell>
          <table:table-cell table:style-name="ce92" office:value-type="string">
            <text:p>rd</text:p>
          </table:table-cell>
          <table:table-cell table:style-name="ce92" office:value-type="float" office:value="3">
            <text:p>3</text:p>
          </table:table-cell>
          <table:table-cell table:style-name="ce92" office:value-type="string">
            <text:p>hires</text:p>
          </table:table-cell>
        </table:table-row>
        <table:table-row table:style-name="ro1">
          <table:table-cell table:style-name="ce40" table:formula="of:=MID(['Charpad Export'.F210];2;2)" office:value-type="string" office:string-value="B8">
            <text:p>B8</text:p>
          </table:table-cell>
          <table:table-cell table:style-name="ce40" table:formula="of:=MID(['Charpad Export'.G210];2;2)" office:value-type="string" office:string-value="B9">
            <text:p>B9</text:p>
          </table:table-cell>
          <table:table-cell table:style-name="ce40" table:formula="of:=MID(['Charpad Export'.H210];2;2)" office:value-type="string" office:string-value="BA">
            <text:p>BA</text:p>
          </table:table-cell>
          <table:table-cell table:style-name="ce40" table:formula="of:=MID(['Charpad Export'.I210];2;2)" office:value-type="string" office:string-value="BB">
            <text:p>BB</text:p>
          </table:table-cell>
          <table:table-cell table:style-name="ce47" table:formula="of:=HEX2DEC([.A6])" office:value-type="float" office:value="184">
            <text:p>184</text:p>
          </table:table-cell>
          <table:table-cell table:style-name="ce50" table:formula="of:=HEX2DEC([.B6])" office:value-type="float" office:value="185">
            <text:p>185</text:p>
          </table:table-cell>
          <table:table-cell table:style-name="ce50" table:formula="of:=HEX2DEC([.C6])" office:value-type="float" office:value="186">
            <text:p>186</text:p>
          </table:table-cell>
          <table:table-cell table:style-name="ce50" table:formula="of:=HEX2DEC([.D6])" office:value-type="float" office:value="187">
            <text:p>187</text:p>
          </table:table-cell>
          <table:table-cell table:style-name="ce51" table:formula="of:=IF(AND([.E6]&gt;=0;[.E6]&lt;=31);&quot;+64&quot;;IF(AND([.E6]&gt;=32;[.E6]&lt;=63);&quot;0&quot;;IF(AND([.E6]&gt;=64;[.E6]&lt;=95);&quot;+128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-128">
            <text:p>-128</text:p>
          </table:table-cell>
          <table:table-cell table:style-name="ce52" table:formula="of:=IF(AND([.F6]&gt;=0;[.F6]&lt;=31);&quot;+64&quot;;IF(AND([.F6]&gt;=32;[.F6]&lt;=63);&quot;0&quot;;IF(AND([.F6]&gt;=64;[.F6]&lt;=95);&quot;+128&quot;;IF(AND([.F6]&gt;=96;[.F6]&lt;=127);&quot;+64&quot;;IF(AND([.F6]&gt;=128;[.F6]&lt;=159);&quot;-64&quot;;IF(AND([.F6]&gt;=160;[.F6]&lt;=191);&quot;-128&quot;;IF(AND([.F6]&gt;=192;[.F6]&lt;=254);&quot;0&quot;;IF(AND([.F6]=255);&quot;-64&quot;;&quot;&quot;))))))))" office:value-type="string" office:string-value="-128">
            <text:p>-128</text:p>
          </table:table-cell>
          <table:table-cell table:style-name="ce52" table:formula="of:=IF(AND([.G6]&gt;=0;[.G6]&lt;=31);&quot;+64&quot;;IF(AND([.G6]&gt;=32;[.G6]&lt;=63);&quot;0&quot;;IF(AND([.G6]&gt;=64;[.G6]&lt;=95);&quot;+128&quot;;IF(AND([.G6]&gt;=96;[.G6]&lt;=127);&quot;+64&quot;;IF(AND([.G6]&gt;=128;[.G6]&lt;=159);&quot;-64&quot;;IF(AND([.G6]&gt;=160;[.G6]&lt;=191);&quot;-128&quot;;IF(AND([.G6]&gt;=192;[.G6]&lt;=254);&quot;0&quot;;IF(AND([.G6]=255);&quot;-64&quot;;&quot;&quot;))))))))" office:value-type="string" office:string-value="-128">
            <text:p>-128</text:p>
          </table:table-cell>
          <table:table-cell table:style-name="ce52" table:formula="of:=IF(AND([.H6]&gt;=0;[.H6]&lt;=31);&quot;+64&quot;;IF(AND([.H6]&gt;=32;[.H6]&lt;=63);&quot;0&quot;;IF(AND([.H6]&gt;=64;[.H6]&lt;=95);&quot;+128&quot;;IF(AND([.H6]&gt;=96;[.H6]&lt;=127);&quot;+64&quot;;IF(AND([.H6]&gt;=128;[.H6]&lt;=159);&quot;-64&quot;;IF(AND([.H6]&gt;=160;[.H6]&lt;=191);&quot;-128&quot;;IF(AND([.H6]&gt;=192;[.H6]&lt;=254);&quot;0&quot;;IF(AND([.H6]=255);&quot;-64&quot;;&quot;&quot;))))))))" office:value-type="string" office:string-value="-128">
            <text:p>-128</text:p>
          </table:table-cell>
          <table:table-cell table:style-name="ce54" table:formula="of:=MID(['Charpad Export'.G236];2;2)" office:value-type="string" office:string-value="00">
            <text:p>00</text:p>
          </table:table-cell>
          <table:table-cell table:style-name="ce50" table:formula="of:=HEX2DEC([.M6])" office:value-type="float" office:value="0">
            <text:p>0</text:p>
          </table:table-cell>
          <table:table-cell table:style-name="ce50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black}">
            <text:p>{black}</text:p>
          </table:table-cell>
          <table:table-cell table:style-name="ce59" table:formula="of:=[.M6]" office:value-type="string" office:string-value="00">
            <text:p>00</text:p>
          </table:table-cell>
          <table:table-cell table:style-name="ce50" table:formula="of:=HEX2DEC([.P6])" office:value-type="float" office:value="0">
            <text:p>0</text:p>
          </table:table-cell>
          <table:table-cell table:style-name="ce50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black}">
            <text:p>{black}</text:p>
          </table:table-cell>
          <table:table-cell table:style-name="ce59" table:formula="of:=[.M6]" office:value-type="string" office:string-value="00">
            <text:p>00</text:p>
          </table:table-cell>
          <table:table-cell table:style-name="ce50" table:formula="of:=HEX2DEC([.S6])" office:value-type="float" office:value="0">
            <text:p>0</text:p>
          </table:table-cell>
          <table:table-cell table:style-name="ce50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black}">
            <text:p>{black}</text:p>
          </table:table-cell>
          <table:table-cell table:style-name="ce61" table:formula="of:=[.M6]" office:value-type="string" office:string-value="00">
            <text:p>00</text:p>
          </table:table-cell>
          <table:table-cell table:style-name="ce50" table:formula="of:=HEX2DEC([.V6])" office:value-type="float" office:value="0">
            <text:p>0</text:p>
          </table:table-cell>
          <table:table-cell table:style-name="ce50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black}">
            <text:p>{black}</text:p>
          </table:table-cell>
          <table:table-cell table:style-name="ce64" office:value-type="string">
            <text:p>data"</text:p>
          </table:table-cell>
          <table:table-cell table:style-name="ce70" table:formula="of:=[.O6]" office:value-type="string" office:string-value="{black}">
            <text:p>{black}</text:p>
          </table:table-cell>
          <table:table-cell table:style-name="ce70" table:formula="of:=IF(AND([.E6]&gt;=128;[.E6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6]+[.I6]" office:value-type="float" office:value="56">
            <text:p>56</text:p>
          </table:table-cell>
          <table:table-cell table:style-name="ce70" office:value-type="string">
            <text:p>}</text:p>
          </table:table-cell>
          <table:table-cell table:style-name="ce70" table:formula="of:=IF(AND([.F6]&gt;=128;[.F6]&lt;=255);&quot;{rvrs on}&quot;;&quot;{rvrs off}&quot;)" office:value-type="string" office:string-value="{rvrs on}">
            <text:p>{rvrs on}</text:p>
          </table:table-cell>
          <table:table-cell table:style-name="ce70" table:formula="of:=[.R6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F6]+[.J6]" office:value-type="float" office:value="57">
            <text:p>57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6]&gt;=128;[.G6]&lt;=255);&quot;{rvrs on}&quot;;&quot;{rvrs off}&quot;)" office:value-type="string" office:string-value="{rvrs on}">
            <text:p>{rvrs on}</text:p>
          </table:table-cell>
          <table:table-cell table:style-name="ce70" table:formula="of:=[.U6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G6]+[.K6]" office:value-type="float" office:value="58">
            <text:p>58</text:p>
          </table:table-cell>
          <table:table-cell table:style-name="ce70" office:value-type="string">
            <text:p>}</text:p>
          </table:table-cell>
          <table:table-cell table:style-name="ce70" table:formula="of:=IF(AND([.H6]&gt;=128;[.H6]&lt;=255);&quot;{rvrs on}&quot;;&quot;{rvrs off}&quot;)" office:value-type="string" office:string-value="{rvrs on}">
            <text:p>{rvrs on}</text:p>
          </table:table-cell>
          <table:table-cell table:style-name="ce70" table:formula="of:=[.X6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H6]+[.L6]" office:value-type="float" office:value="59">
            <text:p>59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5">
            <text:p>5</text:p>
          </table:table-cell>
          <table:table-cell table:style-name="ce57"/>
          <table:table-cell table:style-name="ce86" office:value-type="string">
            <text:p>vi</text:p>
          </table:table-cell>
          <table:table-cell table:style-name="ce86" office:value-type="float" office:value="4">
            <text:p>4</text:p>
          </table:table-cell>
          <table:table-cell table:style-name="ce92" office:value-type="string">
            <text:p>vi</text:p>
          </table:table-cell>
          <table:table-cell table:style-name="ce92" office:value-type="float" office:value="4">
            <text:p>4</text:p>
          </table:table-cell>
          <table:table-cell table:style-name="ce92" office:value-type="string">
            <text:p>hires</text:p>
          </table:table-cell>
        </table:table-row>
        <table:table-row table:style-name="ro1">
          <table:table-cell table:style-name="ce40" table:formula="of:=MID(['Charpad Export'.J210];2;2)" office:value-type="string" office:string-value="BC">
            <text:p>BC</text:p>
          </table:table-cell>
          <table:table-cell table:style-name="ce40" table:formula="of:=MID(['Charpad Export'.K210];2;2)" office:value-type="string" office:string-value="BD">
            <text:p>BD</text:p>
          </table:table-cell>
          <table:table-cell table:style-name="ce40" table:formula="of:=MID(['Charpad Export'.L210];2;2)" office:value-type="string" office:string-value="BE">
            <text:p>BE</text:p>
          </table:table-cell>
          <table:table-cell table:style-name="ce40" table:formula="of:=MID(['Charpad Export'.M210];2;2)" office:value-type="string" office:string-value="BF">
            <text:p>BF</text:p>
          </table:table-cell>
          <table:table-cell table:style-name="ce47" table:formula="of:=HEX2DEC([.A7])" office:value-type="float" office:value="188">
            <text:p>188</text:p>
          </table:table-cell>
          <table:table-cell table:style-name="ce50" table:formula="of:=HEX2DEC([.B7])" office:value-type="float" office:value="189">
            <text:p>189</text:p>
          </table:table-cell>
          <table:table-cell table:style-name="ce50" table:formula="of:=HEX2DEC([.C7])" office:value-type="float" office:value="190">
            <text:p>190</text:p>
          </table:table-cell>
          <table:table-cell table:style-name="ce50" table:formula="of:=HEX2DEC([.D7])" office:value-type="float" office:value="191">
            <text:p>191</text:p>
          </table:table-cell>
          <table:table-cell table:style-name="ce51" table:formula="of:=IF(AND([.E7]&gt;=0;[.E7]&lt;=31);&quot;+64&quot;;IF(AND([.E7]&gt;=32;[.E7]&lt;=63);&quot;0&quot;;IF(AND([.E7]&gt;=64;[.E7]&lt;=95);&quot;+128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-128">
            <text:p>-128</text:p>
          </table:table-cell>
          <table:table-cell table:style-name="ce52" table:formula="of:=IF(AND([.F7]&gt;=0;[.F7]&lt;=31);&quot;+64&quot;;IF(AND([.F7]&gt;=32;[.F7]&lt;=63);&quot;0&quot;;IF(AND([.F7]&gt;=64;[.F7]&lt;=95);&quot;+128&quot;;IF(AND([.F7]&gt;=96;[.F7]&lt;=127);&quot;+64&quot;;IF(AND([.F7]&gt;=128;[.F7]&lt;=159);&quot;-64&quot;;IF(AND([.F7]&gt;=160;[.F7]&lt;=191);&quot;-128&quot;;IF(AND([.F7]&gt;=192;[.F7]&lt;=254);&quot;0&quot;;IF(AND([.F7]=255);&quot;-64&quot;;&quot;&quot;))))))))" office:value-type="string" office:string-value="-128">
            <text:p>-128</text:p>
          </table:table-cell>
          <table:table-cell table:style-name="ce52" table:formula="of:=IF(AND([.G7]&gt;=0;[.G7]&lt;=31);&quot;+64&quot;;IF(AND([.G7]&gt;=32;[.G7]&lt;=63);&quot;0&quot;;IF(AND([.G7]&gt;=64;[.G7]&lt;=95);&quot;+128&quot;;IF(AND([.G7]&gt;=96;[.G7]&lt;=127);&quot;+64&quot;;IF(AND([.G7]&gt;=128;[.G7]&lt;=159);&quot;-64&quot;;IF(AND([.G7]&gt;=160;[.G7]&lt;=191);&quot;-128&quot;;IF(AND([.G7]&gt;=192;[.G7]&lt;=254);&quot;0&quot;;IF(AND([.G7]=255);&quot;-64&quot;;&quot;&quot;))))))))" office:value-type="string" office:string-value="-128">
            <text:p>-128</text:p>
          </table:table-cell>
          <table:table-cell table:style-name="ce52" table:formula="of:=IF(AND([.H7]&gt;=0;[.H7]&lt;=31);&quot;+64&quot;;IF(AND([.H7]&gt;=32;[.H7]&lt;=63);&quot;0&quot;;IF(AND([.H7]&gt;=64;[.H7]&lt;=95);&quot;+128&quot;;IF(AND([.H7]&gt;=96;[.H7]&lt;=127);&quot;+64&quot;;IF(AND([.H7]&gt;=128;[.H7]&lt;=159);&quot;-64&quot;;IF(AND([.H7]&gt;=160;[.H7]&lt;=191);&quot;-128&quot;;IF(AND([.H7]&gt;=192;[.H7]&lt;=254);&quot;0&quot;;IF(AND([.H7]=255);&quot;-64&quot;;&quot;&quot;))))))))" office:value-type="string" office:string-value="-128">
            <text:p>-128</text:p>
          </table:table-cell>
          <table:table-cell table:style-name="ce55" table:formula="of:=MID(['Charpad Export'.H236];2;2)" office:value-type="string" office:string-value="00">
            <text:p>00</text:p>
          </table:table-cell>
          <table:table-cell table:style-name="ce50" table:formula="of:=HEX2DEC([.M7])" office:value-type="float" office:value="0">
            <text:p>0</text:p>
          </table:table-cell>
          <table:table-cell table:style-name="ce50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black}">
            <text:p>{black}</text:p>
          </table:table-cell>
          <table:table-cell table:style-name="ce57" table:formula="of:=[.M7]" office:value-type="string" office:string-value="00">
            <text:p>00</text:p>
          </table:table-cell>
          <table:table-cell table:style-name="ce50" table:formula="of:=HEX2DEC([.P7])" office:value-type="float" office:value="0">
            <text:p>0</text:p>
          </table:table-cell>
          <table:table-cell table:style-name="ce50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black}">
            <text:p>{black}</text:p>
          </table:table-cell>
          <table:table-cell table:style-name="ce57" table:formula="of:=[.M7]" office:value-type="string" office:string-value="00">
            <text:p>00</text:p>
          </table:table-cell>
          <table:table-cell table:style-name="ce50" table:formula="of:=HEX2DEC([.S7])" office:value-type="float" office:value="0">
            <text:p>0</text:p>
          </table:table-cell>
          <table:table-cell table:style-name="ce50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black}">
            <text:p>{black}</text:p>
          </table:table-cell>
          <table:table-cell table:style-name="ce62" table:formula="of:=[.M7]" office:value-type="string" office:string-value="00">
            <text:p>00</text:p>
          </table:table-cell>
          <table:table-cell table:style-name="ce50" table:formula="of:=HEX2DEC([.V7])" office:value-type="float" office:value="0">
            <text:p>0</text:p>
          </table:table-cell>
          <table:table-cell table:style-name="ce50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black}">
            <text:p>{black}</text:p>
          </table:table-cell>
          <table:table-cell table:style-name="ce64" office:value-type="string">
            <text:p>data"</text:p>
          </table:table-cell>
          <table:table-cell table:style-name="ce70" table:formula="of:=[.O7]" office:value-type="string" office:string-value="{black}">
            <text:p>{black}</text:p>
          </table:table-cell>
          <table:table-cell table:style-name="ce70" table:formula="of:=IF(AND([.E7]&gt;=128;[.E7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7]+[.I7]" office:value-type="float" office:value="60">
            <text:p>60</text:p>
          </table:table-cell>
          <table:table-cell table:style-name="ce70" office:value-type="string">
            <text:p>}</text:p>
          </table:table-cell>
          <table:table-cell table:style-name="ce70" table:formula="of:=IF(AND([.F7]&gt;=128;[.F7]&lt;=255);&quot;{rvrs on}&quot;;&quot;{rvrs off}&quot;)" office:value-type="string" office:string-value="{rvrs on}">
            <text:p>{rvrs on}</text:p>
          </table:table-cell>
          <table:table-cell table:style-name="ce70" table:formula="of:=[.R7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F7]+[.J7]" office:value-type="float" office:value="61">
            <text:p>61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7]&gt;=128;[.G7]&lt;=255);&quot;{rvrs on}&quot;;&quot;{rvrs off}&quot;)" office:value-type="string" office:string-value="{rvrs on}">
            <text:p>{rvrs on}</text:p>
          </table:table-cell>
          <table:table-cell table:style-name="ce70" table:formula="of:=[.U7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G7]+[.K7]" office:value-type="float" office:value="62">
            <text:p>62</text:p>
          </table:table-cell>
          <table:table-cell table:style-name="ce70" office:value-type="string">
            <text:p>}</text:p>
          </table:table-cell>
          <table:table-cell table:style-name="ce70" table:formula="of:=IF(AND([.H7]&gt;=128;[.H7]&lt;=255);&quot;{rvrs on}&quot;;&quot;{rvrs off}&quot;)" office:value-type="string" office:string-value="{rvrs on}">
            <text:p>{rvrs on}</text:p>
          </table:table-cell>
          <table:table-cell table:style-name="ce70" table:formula="of:=[.X7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H7]+[.L7]" office:value-type="float" office:value="63">
            <text:p>63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6">
            <text:p>6</text:p>
          </table:table-cell>
          <table:table-cell table:style-name="ce57"/>
          <table:table-cell table:style-name="ce86" office:value-type="string">
            <text:p>gn</text:p>
          </table:table-cell>
          <table:table-cell table:style-name="ce86" office:value-type="float" office:value="5">
            <text:p>5</text:p>
          </table:table-cell>
          <table:table-cell table:style-name="ce92" office:value-type="string">
            <text:p>gn</text:p>
          </table:table-cell>
          <table:table-cell table:style-name="ce92" office:value-type="float" office:value="5">
            <text:p>5</text:p>
          </table:table-cell>
          <table:table-cell table:style-name="ce92" office:value-type="string">
            <text:p>hires</text:p>
          </table:table-cell>
        </table:table-row>
        <table:table-row table:style-name="ro1">
          <table:table-cell table:style-name="ce40" table:formula="of:=MID(['Charpad Export'.N210];2;2)" office:value-type="string" office:string-value="94">
            <text:p>94</text:p>
          </table:table-cell>
          <table:table-cell table:style-name="ce40" table:formula="of:=MID(['Charpad Export'.O210];2;2)" office:value-type="string" office:string-value="95">
            <text:p>95</text:p>
          </table:table-cell>
          <table:table-cell table:style-name="ce40" table:formula="of:=MID(['Charpad Export'.P210];2;2)" office:value-type="string" office:string-value="96">
            <text:p>96</text:p>
          </table:table-cell>
          <table:table-cell table:style-name="ce40" table:formula="of:=MID(['Charpad Export'.Q210];2;2)" office:value-type="string" office:string-value="97">
            <text:p>97</text:p>
          </table:table-cell>
          <table:table-cell table:style-name="ce47" table:formula="of:=HEX2DEC([.A8])" office:value-type="float" office:value="148">
            <text:p>148</text:p>
          </table:table-cell>
          <table:table-cell table:style-name="ce50" table:formula="of:=HEX2DEC([.B8])" office:value-type="float" office:value="149">
            <text:p>149</text:p>
          </table:table-cell>
          <table:table-cell table:style-name="ce50" table:formula="of:=HEX2DEC([.C8])" office:value-type="float" office:value="150">
            <text:p>150</text:p>
          </table:table-cell>
          <table:table-cell table:style-name="ce50" table:formula="of:=HEX2DEC([.D8])" office:value-type="float" office:value="151">
            <text:p>151</text:p>
          </table:table-cell>
          <table:table-cell table:style-name="ce51" table:formula="of:=IF(AND([.E8]&gt;=0;[.E8]&lt;=31);&quot;+64&quot;;IF(AND([.E8]&gt;=32;[.E8]&lt;=63);&quot;0&quot;;IF(AND([.E8]&gt;=64;[.E8]&lt;=95);&quot;+128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-64">
            <text:p>-64</text:p>
          </table:table-cell>
          <table:table-cell table:style-name="ce52" table:formula="of:=IF(AND([.F8]&gt;=0;[.F8]&lt;=31);&quot;+64&quot;;IF(AND([.F8]&gt;=32;[.F8]&lt;=63);&quot;0&quot;;IF(AND([.F8]&gt;=64;[.F8]&lt;=95);&quot;+128&quot;;IF(AND([.F8]&gt;=96;[.F8]&lt;=127);&quot;+64&quot;;IF(AND([.F8]&gt;=128;[.F8]&lt;=159);&quot;-64&quot;;IF(AND([.F8]&gt;=160;[.F8]&lt;=191);&quot;-128&quot;;IF(AND([.F8]&gt;=192;[.F8]&lt;=254);&quot;0&quot;;IF(AND([.F8]=255);&quot;-64&quot;;&quot;&quot;))))))))" office:value-type="string" office:string-value="-64">
            <text:p>-64</text:p>
          </table:table-cell>
          <table:table-cell table:style-name="ce52" table:formula="of:=IF(AND([.G8]&gt;=0;[.G8]&lt;=31);&quot;+64&quot;;IF(AND([.G8]&gt;=32;[.G8]&lt;=63);&quot;0&quot;;IF(AND([.G8]&gt;=64;[.G8]&lt;=95);&quot;+128&quot;;IF(AND([.G8]&gt;=96;[.G8]&lt;=127);&quot;+64&quot;;IF(AND([.G8]&gt;=128;[.G8]&lt;=159);&quot;-64&quot;;IF(AND([.G8]&gt;=160;[.G8]&lt;=191);&quot;-128&quot;;IF(AND([.G8]&gt;=192;[.G8]&lt;=254);&quot;0&quot;;IF(AND([.G8]=255);&quot;-64&quot;;&quot;&quot;))))))))" office:value-type="string" office:string-value="-64">
            <text:p>-64</text:p>
          </table:table-cell>
          <table:table-cell table:style-name="ce52" table:formula="of:=IF(AND([.H8]&gt;=0;[.H8]&lt;=31);&quot;+64&quot;;IF(AND([.H8]&gt;=32;[.H8]&lt;=63);&quot;0&quot;;IF(AND([.H8]&gt;=64;[.H8]&lt;=95);&quot;+128&quot;;IF(AND([.H8]&gt;=96;[.H8]&lt;=127);&quot;+64&quot;;IF(AND([.H8]&gt;=128;[.H8]&lt;=159);&quot;-64&quot;;IF(AND([.H8]&gt;=160;[.H8]&lt;=191);&quot;-128&quot;;IF(AND([.H8]&gt;=192;[.H8]&lt;=254);&quot;0&quot;;IF(AND([.H8]=255);&quot;-64&quot;;&quot;&quot;))))))))" office:value-type="string" office:string-value="-64">
            <text:p>-64</text:p>
          </table:table-cell>
          <table:table-cell table:style-name="ce54" table:formula="of:=MID(['Charpad Export'.I236];2;2)" office:value-type="string" office:string-value="0A">
            <text:p>0A</text:p>
          </table:table-cell>
          <table:table-cell table:style-name="ce50" table:formula="of:=HEX2DEC([.M8])" office:value-type="float" office:value="10">
            <text:p>10</text:p>
          </table:table-cell>
          <table:table-cell table:style-name="ce50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lt. red}">
            <text:p>{lt. red}</text:p>
          </table:table-cell>
          <table:table-cell table:style-name="ce59" table:formula="of:=[.M8]" office:value-type="string" office:string-value="0A">
            <text:p>0A</text:p>
          </table:table-cell>
          <table:table-cell table:style-name="ce50" table:formula="of:=HEX2DEC([.P8])" office:value-type="float" office:value="10">
            <text:p>10</text:p>
          </table:table-cell>
          <table:table-cell table:style-name="ce50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lt. red}">
            <text:p>{lt. red}</text:p>
          </table:table-cell>
          <table:table-cell table:style-name="ce59" table:formula="of:=[.M8]" office:value-type="string" office:string-value="0A">
            <text:p>0A</text:p>
          </table:table-cell>
          <table:table-cell table:style-name="ce50" table:formula="of:=HEX2DEC([.S8])" office:value-type="float" office:value="10">
            <text:p>10</text:p>
          </table:table-cell>
          <table:table-cell table:style-name="ce50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lt. red}">
            <text:p>{lt. red}</text:p>
          </table:table-cell>
          <table:table-cell table:style-name="ce61" table:formula="of:=[.M8]" office:value-type="string" office:string-value="0A">
            <text:p>0A</text:p>
          </table:table-cell>
          <table:table-cell table:style-name="ce50" table:formula="of:=HEX2DEC([.V8])" office:value-type="float" office:value="10">
            <text:p>10</text:p>
          </table:table-cell>
          <table:table-cell table:style-name="ce50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lt. red}">
            <text:p>{lt. red}</text:p>
          </table:table-cell>
          <table:table-cell table:style-name="ce64" office:value-type="string">
            <text:p>data"</text:p>
          </table:table-cell>
          <table:table-cell table:style-name="ce70" table:formula="of:=[.O8]" office:value-type="string" office:string-value="{lt. red}">
            <text:p>{lt. red}</text:p>
          </table:table-cell>
          <table:table-cell table:style-name="ce70" table:formula="of:=IF(AND([.E8]&gt;=128;[.E8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8]+[.I8]" office:value-type="float" office:value="84">
            <text:p>84</text:p>
          </table:table-cell>
          <table:table-cell table:style-name="ce70" office:value-type="string">
            <text:p>}</text:p>
          </table:table-cell>
          <table:table-cell table:style-name="ce70" table:formula="of:=IF(AND([.F8]&gt;=128;[.F8]&lt;=255);&quot;{rvrs on}&quot;;&quot;{rvrs off}&quot;)" office:value-type="string" office:string-value="{rvrs on}">
            <text:p>{rvrs on}</text:p>
          </table:table-cell>
          <table:table-cell table:style-name="ce70" table:formula="of:=[.R8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F8]+[.J8]" office:value-type="float" office:value="85">
            <text:p>85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8]&gt;=128;[.G8]&lt;=255);&quot;{rvrs on}&quot;;&quot;{rvrs off}&quot;)" office:value-type="string" office:string-value="{rvrs on}">
            <text:p>{rvrs on}</text:p>
          </table:table-cell>
          <table:table-cell table:style-name="ce70" table:formula="of:=[.U8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G8]+[.K8]" office:value-type="float" office:value="86">
            <text:p>86</text:p>
          </table:table-cell>
          <table:table-cell table:style-name="ce70" office:value-type="string">
            <text:p>}</text:p>
          </table:table-cell>
          <table:table-cell table:style-name="ce70" table:formula="of:=IF(AND([.H8]&gt;=128;[.H8]&lt;=255);&quot;{rvrs on}&quot;;&quot;{rvrs off}&quot;)" office:value-type="string" office:string-value="{rvrs on}">
            <text:p>{rvrs on}</text:p>
          </table:table-cell>
          <table:table-cell table:style-name="ce70" table:formula="of:=[.X8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H8]+[.L8]" office:value-type="float" office:value="87">
            <text:p>87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7">
            <text:p>7</text:p>
          </table:table-cell>
          <table:table-cell table:style-name="ce57"/>
          <table:table-cell table:style-name="ce86" office:value-type="string">
            <text:p>bl</text:p>
          </table:table-cell>
          <table:table-cell table:style-name="ce86" office:value-type="float" office:value="6">
            <text:p>6</text:p>
          </table:table-cell>
          <table:table-cell table:style-name="ce92" office:value-type="string">
            <text:p>bl</text:p>
          </table:table-cell>
          <table:table-cell table:style-name="ce92" office:value-type="float" office:value="6">
            <text:p>6</text:p>
          </table:table-cell>
          <table:table-cell table:style-name="ce92" office:value-type="string">
            <text:p>hires</text:p>
          </table:table-cell>
        </table:table-row>
        <table:table-row table:style-name="ro1">
          <table:table-cell table:style-name="ce39" table:formula="of:=MID(['Charpad Export'.B211];2;2)" office:value-type="string" office:string-value="57">
            <text:p>57</text:p>
          </table:table-cell>
          <table:table-cell table:style-name="ce39" table:formula="of:=MID(['Charpad Export'.C211];2;2)" office:value-type="string" office:string-value="57">
            <text:p>57</text:p>
          </table:table-cell>
          <table:table-cell table:style-name="ce39" table:formula="of:=MID(['Charpad Export'.D211];2;2)" office:value-type="string" office:string-value="57">
            <text:p>57</text:p>
          </table:table-cell>
          <table:table-cell table:style-name="ce39" table:formula="of:=MID(['Charpad Export'.E211];2;2)" office:value-type="string" office:string-value="57">
            <text:p>57</text:p>
          </table:table-cell>
          <table:table-cell table:style-name="ce47" table:formula="of:=HEX2DEC([.A9])" office:value-type="float" office:value="87">
            <text:p>87</text:p>
          </table:table-cell>
          <table:table-cell table:style-name="ce50" table:formula="of:=HEX2DEC([.B9])" office:value-type="float" office:value="87">
            <text:p>87</text:p>
          </table:table-cell>
          <table:table-cell table:style-name="ce50" table:formula="of:=HEX2DEC([.C9])" office:value-type="float" office:value="87">
            <text:p>87</text:p>
          </table:table-cell>
          <table:table-cell table:style-name="ce50" table:formula="of:=HEX2DEC([.D9])" office:value-type="float" office:value="87">
            <text:p>87</text:p>
          </table:table-cell>
          <table:table-cell table:style-name="ce51" table:formula="of:=IF(AND([.E9]&gt;=0;[.E9]&lt;=31);&quot;+64&quot;;IF(AND([.E9]&gt;=32;[.E9]&lt;=63);&quot;0&quot;;IF(AND([.E9]&gt;=64;[.E9]&lt;=95);&quot;+128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+128">
            <text:p>+128</text:p>
          </table:table-cell>
          <table:table-cell table:style-name="ce52" table:formula="of:=IF(AND([.F9]&gt;=0;[.F9]&lt;=31);&quot;+64&quot;;IF(AND([.F9]&gt;=32;[.F9]&lt;=63);&quot;0&quot;;IF(AND([.F9]&gt;=64;[.F9]&lt;=95);&quot;+128&quot;;IF(AND([.F9]&gt;=96;[.F9]&lt;=127);&quot;+64&quot;;IF(AND([.F9]&gt;=128;[.F9]&lt;=159);&quot;-64&quot;;IF(AND([.F9]&gt;=160;[.F9]&lt;=191);&quot;-128&quot;;IF(AND([.F9]&gt;=192;[.F9]&lt;=254);&quot;0&quot;;IF(AND([.F9]=255);&quot;-64&quot;;&quot;&quot;))))))))" office:value-type="string" office:string-value="+128">
            <text:p>+128</text:p>
          </table:table-cell>
          <table:table-cell table:style-name="ce52" table:formula="of:=IF(AND([.G9]&gt;=0;[.G9]&lt;=31);&quot;+64&quot;;IF(AND([.G9]&gt;=32;[.G9]&lt;=63);&quot;0&quot;;IF(AND([.G9]&gt;=64;[.G9]&lt;=95);&quot;+128&quot;;IF(AND([.G9]&gt;=96;[.G9]&lt;=127);&quot;+64&quot;;IF(AND([.G9]&gt;=128;[.G9]&lt;=159);&quot;-64&quot;;IF(AND([.G9]&gt;=160;[.G9]&lt;=191);&quot;-128&quot;;IF(AND([.G9]&gt;=192;[.G9]&lt;=254);&quot;0&quot;;IF(AND([.G9]=255);&quot;-64&quot;;&quot;&quot;))))))))" office:value-type="string" office:string-value="+128">
            <text:p>+128</text:p>
          </table:table-cell>
          <table:table-cell table:style-name="ce52" table:formula="of:=IF(AND([.H9]&gt;=0;[.H9]&lt;=31);&quot;+64&quot;;IF(AND([.H9]&gt;=32;[.H9]&lt;=63);&quot;0&quot;;IF(AND([.H9]&gt;=64;[.H9]&lt;=95);&quot;+128&quot;;IF(AND([.H9]&gt;=96;[.H9]&lt;=127);&quot;+64&quot;;IF(AND([.H9]&gt;=128;[.H9]&lt;=159);&quot;-64&quot;;IF(AND([.H9]&gt;=160;[.H9]&lt;=191);&quot;-128&quot;;IF(AND([.H9]&gt;=192;[.H9]&lt;=254);&quot;0&quot;;IF(AND([.H9]=255);&quot;-64&quot;;&quot;&quot;))))))))" office:value-type="string" office:string-value="+128">
            <text:p>+128</text:p>
          </table:table-cell>
          <table:table-cell table:style-name="ce55" table:formula="of:=MID(['Charpad Export'.J236];2;2)" office:value-type="string" office:string-value="08">
            <text:p>08</text:p>
          </table:table-cell>
          <table:table-cell table:style-name="ce50" table:formula="of:=HEX2DEC([.M9])" office:value-type="float" office:value="8">
            <text:p>8</text:p>
          </table:table-cell>
          <table:table-cell table:style-name="ce50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orange}">
            <text:p>{orange}</text:p>
          </table:table-cell>
          <table:table-cell table:style-name="ce57" table:formula="of:=[.M9]" office:value-type="string" office:string-value="08">
            <text:p>08</text:p>
          </table:table-cell>
          <table:table-cell table:style-name="ce50" table:formula="of:=HEX2DEC([.P9])" office:value-type="float" office:value="8">
            <text:p>8</text:p>
          </table:table-cell>
          <table:table-cell table:style-name="ce50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orange}">
            <text:p>{orange}</text:p>
          </table:table-cell>
          <table:table-cell table:style-name="ce57" table:formula="of:=[.M9]" office:value-type="string" office:string-value="08">
            <text:p>08</text:p>
          </table:table-cell>
          <table:table-cell table:style-name="ce50" table:formula="of:=HEX2DEC([.S9])" office:value-type="float" office:value="8">
            <text:p>8</text:p>
          </table:table-cell>
          <table:table-cell table:style-name="ce50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orange}">
            <text:p>{orange}</text:p>
          </table:table-cell>
          <table:table-cell table:style-name="ce62" table:formula="of:=[.M9]" office:value-type="string" office:string-value="08">
            <text:p>08</text:p>
          </table:table-cell>
          <table:table-cell table:style-name="ce50" table:formula="of:=HEX2DEC([.V9])" office:value-type="float" office:value="8">
            <text:p>8</text:p>
          </table:table-cell>
          <table:table-cell table:style-name="ce50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orange}">
            <text:p>{orange}</text:p>
          </table:table-cell>
          <table:table-cell table:style-name="ce64" office:value-type="string">
            <text:p>data"</text:p>
          </table:table-cell>
          <table:table-cell table:style-name="ce70" table:formula="of:=[.O9]" office:value-type="string" office:string-value="{orange}">
            <text:p>{orange}</text:p>
          </table:table-cell>
          <table:table-cell table:style-name="ce70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9]+[.I9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0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70" table:formula="of:=[.R9]" office:value-type="string" office:string-value="{orange}">
            <text:p>{orange}</text:p>
          </table:table-cell>
          <table:table-cell table:style-name="ce70" office:value-type="string">
            <text:p>{</text:p>
          </table:table-cell>
          <table:table-cell table:style-name="ce70" table:formula="of:=[.F9]+[.J9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70" table:formula="of:=[.U9]" office:value-type="string" office:string-value="{orange}">
            <text:p>{orange}</text:p>
          </table:table-cell>
          <table:table-cell table:style-name="ce70" office:value-type="string">
            <text:p>{</text:p>
          </table:table-cell>
          <table:table-cell table:style-name="ce70" table:formula="of:=[.G9]+[.K9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0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70" table:formula="of:=[.X9]" office:value-type="string" office:string-value="{orange}">
            <text:p>{orange}</text:p>
          </table:table-cell>
          <table:table-cell table:style-name="ce70" office:value-type="string">
            <text:p>{</text:p>
          </table:table-cell>
          <table:table-cell table:style-name="ce70" table:formula="of:=[.H9]+[.L9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8">
            <text:p>8</text:p>
          </table:table-cell>
          <table:table-cell table:style-name="ce57"/>
          <table:table-cell table:style-name="ce86" office:value-type="string">
            <text:p>ge</text:p>
          </table:table-cell>
          <table:table-cell table:style-name="ce86" office:value-type="float" office:value="7">
            <text:p>7</text:p>
          </table:table-cell>
          <table:table-cell table:style-name="ce92" office:value-type="string">
            <text:p>ge</text:p>
          </table:table-cell>
          <table:table-cell table:style-name="ce92" office:value-type="float" office:value="7">
            <text:p>7</text:p>
          </table:table-cell>
          <table:table-cell table:style-name="ce92" office:value-type="string">
            <text:p>hires</text:p>
          </table:table-cell>
        </table:table-row>
        <table:table-row table:style-name="ro1">
          <table:table-cell table:style-name="ce39" table:formula="of:=MID(['Charpad Export'.F211];2;2)" office:value-type="string" office:string-value="58">
            <text:p>58</text:p>
          </table:table-cell>
          <table:table-cell table:style-name="ce39" table:formula="of:=MID(['Charpad Export'.G211];2;2)" office:value-type="string" office:string-value="59">
            <text:p>59</text:p>
          </table:table-cell>
          <table:table-cell table:style-name="ce39" table:formula="of:=MID(['Charpad Export'.H211];2;2)" office:value-type="string" office:string-value="5A">
            <text:p>5A</text:p>
          </table:table-cell>
          <table:table-cell table:style-name="ce39" table:formula="of:=MID(['Charpad Export'.I211];2;2)" office:value-type="string" office:string-value="5B">
            <text:p>5B</text:p>
          </table:table-cell>
          <table:table-cell table:style-name="ce47" table:formula="of:=HEX2DEC([.A10])" office:value-type="float" office:value="88">
            <text:p>88</text:p>
          </table:table-cell>
          <table:table-cell table:style-name="ce50" table:formula="of:=HEX2DEC([.B10])" office:value-type="float" office:value="89">
            <text:p>89</text:p>
          </table:table-cell>
          <table:table-cell table:style-name="ce50" table:formula="of:=HEX2DEC([.C10])" office:value-type="float" office:value="90">
            <text:p>90</text:p>
          </table:table-cell>
          <table:table-cell table:style-name="ce50" table:formula="of:=HEX2DEC([.D10])" office:value-type="float" office:value="91">
            <text:p>91</text:p>
          </table:table-cell>
          <table:table-cell table:style-name="ce51" table:formula="of:=IF(AND([.E10]&gt;=0;[.E10]&lt;=31);&quot;+64&quot;;IF(AND([.E10]&gt;=32;[.E10]&lt;=63);&quot;0&quot;;IF(AND([.E10]&gt;=64;[.E10]&lt;=95);&quot;+128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128">
            <text:p>+128</text:p>
          </table:table-cell>
          <table:table-cell table:style-name="ce52" table:formula="of:=IF(AND([.F10]&gt;=0;[.F10]&lt;=31);&quot;+64&quot;;IF(AND([.F10]&gt;=32;[.F10]&lt;=63);&quot;0&quot;;IF(AND([.F10]&gt;=64;[.F10]&lt;=95);&quot;+128&quot;;IF(AND([.F10]&gt;=96;[.F10]&lt;=127);&quot;+64&quot;;IF(AND([.F10]&gt;=128;[.F10]&lt;=159);&quot;-64&quot;;IF(AND([.F10]&gt;=160;[.F10]&lt;=191);&quot;-128&quot;;IF(AND([.F10]&gt;=192;[.F10]&lt;=254);&quot;0&quot;;IF(AND([.F10]=255);&quot;-64&quot;;&quot;&quot;))))))))" office:value-type="string" office:string-value="+128">
            <text:p>+128</text:p>
          </table:table-cell>
          <table:table-cell table:style-name="ce52" table:formula="of:=IF(AND([.G10]&gt;=0;[.G10]&lt;=31);&quot;+64&quot;;IF(AND([.G10]&gt;=32;[.G10]&lt;=63);&quot;0&quot;;IF(AND([.G10]&gt;=64;[.G10]&lt;=95);&quot;+128&quot;;IF(AND([.G10]&gt;=96;[.G10]&lt;=127);&quot;+64&quot;;IF(AND([.G10]&gt;=128;[.G10]&lt;=159);&quot;-64&quot;;IF(AND([.G10]&gt;=160;[.G10]&lt;=191);&quot;-128&quot;;IF(AND([.G10]&gt;=192;[.G10]&lt;=254);&quot;0&quot;;IF(AND([.G10]=255);&quot;-64&quot;;&quot;&quot;))))))))" office:value-type="string" office:string-value="+128">
            <text:p>+128</text:p>
          </table:table-cell>
          <table:table-cell table:style-name="ce52" table:formula="of:=IF(AND([.H10]&gt;=0;[.H10]&lt;=31);&quot;+64&quot;;IF(AND([.H10]&gt;=32;[.H10]&lt;=63);&quot;0&quot;;IF(AND([.H10]&gt;=64;[.H10]&lt;=95);&quot;+128&quot;;IF(AND([.H10]&gt;=96;[.H10]&lt;=127);&quot;+64&quot;;IF(AND([.H10]&gt;=128;[.H10]&lt;=159);&quot;-64&quot;;IF(AND([.H10]&gt;=160;[.H10]&lt;=191);&quot;-128&quot;;IF(AND([.H10]&gt;=192;[.H10]&lt;=254);&quot;0&quot;;IF(AND([.H10]=255);&quot;-64&quot;;&quot;&quot;))))))))" office:value-type="string" office:string-value="+128">
            <text:p>+128</text:p>
          </table:table-cell>
          <table:table-cell table:style-name="ce54" table:formula="of:=MID(['Charpad Export'.K236];2;2)" office:value-type="string" office:string-value="0B">
            <text:p>0B</text:p>
          </table:table-cell>
          <table:table-cell table:style-name="ce50" table:formula="of:=HEX2DEC([.M10])" office:value-type="float" office:value="11">
            <text:p>11</text:p>
          </table:table-cell>
          <table:table-cell table:style-name="ce50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gray1}">
            <text:p>{gray1}</text:p>
          </table:table-cell>
          <table:table-cell table:style-name="ce59" table:formula="of:=[.M10]" office:value-type="string" office:string-value="0B">
            <text:p>0B</text:p>
          </table:table-cell>
          <table:table-cell table:style-name="ce50" table:formula="of:=HEX2DEC([.P10])" office:value-type="float" office:value="11">
            <text:p>11</text:p>
          </table:table-cell>
          <table:table-cell table:style-name="ce50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gray1}">
            <text:p>{gray1}</text:p>
          </table:table-cell>
          <table:table-cell table:style-name="ce59" table:formula="of:=[.M10]" office:value-type="string" office:string-value="0B">
            <text:p>0B</text:p>
          </table:table-cell>
          <table:table-cell table:style-name="ce50" table:formula="of:=HEX2DEC([.S10])" office:value-type="float" office:value="11">
            <text:p>11</text:p>
          </table:table-cell>
          <table:table-cell table:style-name="ce50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gray1}">
            <text:p>{gray1}</text:p>
          </table:table-cell>
          <table:table-cell table:style-name="ce61" table:formula="of:=[.M10]" office:value-type="string" office:string-value="0B">
            <text:p>0B</text:p>
          </table:table-cell>
          <table:table-cell table:style-name="ce50" table:formula="of:=HEX2DEC([.V10])" office:value-type="float" office:value="11">
            <text:p>11</text:p>
          </table:table-cell>
          <table:table-cell table:style-name="ce50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10]" office:value-type="string" office:string-value="{gray1}">
            <text:p>{gray1}</text:p>
          </table:table-cell>
          <table:table-cell table:style-name="ce70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10]+[.I10]" office:value-type="float" office:value="216">
            <text:p>216</text:p>
          </table:table-cell>
          <table:table-cell table:style-name="ce70" office:value-type="string">
            <text:p>}</text:p>
          </table:table-cell>
          <table:table-cell table:style-name="ce70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70" table:formula="of:=[.R10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10]+[.J10]" office:value-type="float" office:value="217">
            <text:p>217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70" table:formula="of:=[.U10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10]+[.K10]" office:value-type="float" office:value="218">
            <text:p>218</text:p>
          </table:table-cell>
          <table:table-cell table:style-name="ce70" office:value-type="string">
            <text:p>}</text:p>
          </table:table-cell>
          <table:table-cell table:style-name="ce70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70" table:formula="of:=[.X10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10]+[.L10]" office:value-type="float" office:value="219">
            <text:p>219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9">
            <text:p>9</text:p>
          </table:table-cell>
          <table:table-cell table:style-name="ce57"/>
          <table:table-cell table:style-name="ce86" office:value-type="string">
            <text:p>or</text:p>
          </table:table-cell>
          <table:table-cell table:style-name="ce86" office:value-type="float" office:value="8">
            <text:p>8</text:p>
          </table:table-cell>
          <table:table-cell table:style-name="ce93" office:value-type="string">
            <text:p>sw</text:p>
          </table:table-cell>
          <table:table-cell table:style-name="ce93" office:value-type="float" office:value="8">
            <text:p>8</text:p>
          </table:table-cell>
          <table:table-cell table:style-name="ce93" office:value-type="string">
            <text:p>multi</text:p>
          </table:table-cell>
        </table:table-row>
        <table:table-row table:style-name="ro1">
          <table:table-cell table:style-name="ce39" table:formula="of:=MID(['Charpad Export'.J211];2;2)" office:value-type="string" office:string-value="5C">
            <text:p>5C</text:p>
          </table:table-cell>
          <table:table-cell table:style-name="ce39" table:formula="of:=MID(['Charpad Export'.K211];2;2)" office:value-type="string" office:string-value="5D">
            <text:p>5D</text:p>
          </table:table-cell>
          <table:table-cell table:style-name="ce39" table:formula="of:=MID(['Charpad Export'.L211];2;2)" office:value-type="string" office:string-value="5E">
            <text:p>5E</text:p>
          </table:table-cell>
          <table:table-cell table:style-name="ce39" table:formula="of:=MID(['Charpad Export'.M211];2;2)" office:value-type="string" office:string-value="5F">
            <text:p>5F</text:p>
          </table:table-cell>
          <table:table-cell table:style-name="ce47" table:formula="of:=HEX2DEC([.A11])" office:value-type="float" office:value="92">
            <text:p>92</text:p>
          </table:table-cell>
          <table:table-cell table:style-name="ce50" table:formula="of:=HEX2DEC([.B11])" office:value-type="float" office:value="93">
            <text:p>93</text:p>
          </table:table-cell>
          <table:table-cell table:style-name="ce50" table:formula="of:=HEX2DEC([.C11])" office:value-type="float" office:value="94">
            <text:p>94</text:p>
          </table:table-cell>
          <table:table-cell table:style-name="ce50" table:formula="of:=HEX2DEC([.D11])" office:value-type="float" office:value="95">
            <text:p>95</text:p>
          </table:table-cell>
          <table:table-cell table:style-name="ce51" table:formula="of:=IF(AND([.E11]&gt;=0;[.E11]&lt;=31);&quot;+64&quot;;IF(AND([.E11]&gt;=32;[.E11]&lt;=63);&quot;0&quot;;IF(AND([.E11]&gt;=64;[.E11]&lt;=95);&quot;+128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128">
            <text:p>+128</text:p>
          </table:table-cell>
          <table:table-cell table:style-name="ce52" table:formula="of:=IF(AND([.F11]&gt;=0;[.F11]&lt;=31);&quot;+64&quot;;IF(AND([.F11]&gt;=32;[.F11]&lt;=63);&quot;0&quot;;IF(AND([.F11]&gt;=64;[.F11]&lt;=95);&quot;+128&quot;;IF(AND([.F11]&gt;=96;[.F11]&lt;=127);&quot;+64&quot;;IF(AND([.F11]&gt;=128;[.F11]&lt;=159);&quot;-64&quot;;IF(AND([.F11]&gt;=160;[.F11]&lt;=191);&quot;-128&quot;;IF(AND([.F11]&gt;=192;[.F11]&lt;=254);&quot;0&quot;;IF(AND([.F11]=255);&quot;-64&quot;;&quot;&quot;))))))))" office:value-type="string" office:string-value="+128">
            <text:p>+128</text:p>
          </table:table-cell>
          <table:table-cell table:style-name="ce52" table:formula="of:=IF(AND([.G11]&gt;=0;[.G11]&lt;=31);&quot;+64&quot;;IF(AND([.G11]&gt;=32;[.G11]&lt;=63);&quot;0&quot;;IF(AND([.G11]&gt;=64;[.G11]&lt;=95);&quot;+128&quot;;IF(AND([.G11]&gt;=96;[.G11]&lt;=127);&quot;+64&quot;;IF(AND([.G11]&gt;=128;[.G11]&lt;=159);&quot;-64&quot;;IF(AND([.G11]&gt;=160;[.G11]&lt;=191);&quot;-128&quot;;IF(AND([.G11]&gt;=192;[.G11]&lt;=254);&quot;0&quot;;IF(AND([.G11]=255);&quot;-64&quot;;&quot;&quot;))))))))" office:value-type="string" office:string-value="+128">
            <text:p>+128</text:p>
          </table:table-cell>
          <table:table-cell table:style-name="ce52" table:formula="of:=IF(AND([.H11]&gt;=0;[.H11]&lt;=31);&quot;+64&quot;;IF(AND([.H11]&gt;=32;[.H11]&lt;=63);&quot;0&quot;;IF(AND([.H11]&gt;=64;[.H11]&lt;=95);&quot;+128&quot;;IF(AND([.H11]&gt;=96;[.H11]&lt;=127);&quot;+64&quot;;IF(AND([.H11]&gt;=128;[.H11]&lt;=159);&quot;-64&quot;;IF(AND([.H11]&gt;=160;[.H11]&lt;=191);&quot;-128&quot;;IF(AND([.H11]&gt;=192;[.H11]&lt;=254);&quot;0&quot;;IF(AND([.H11]=255);&quot;-64&quot;;&quot;&quot;))))))))" office:value-type="string" office:string-value="+128">
            <text:p>+128</text:p>
          </table:table-cell>
          <table:table-cell table:style-name="ce55" table:formula="of:=MID(['Charpad Export'.L236];2;2)" office:value-type="string" office:string-value="0A">
            <text:p>0A</text:p>
          </table:table-cell>
          <table:table-cell table:style-name="ce50" table:formula="of:=HEX2DEC([.M11])" office:value-type="float" office:value="10">
            <text:p>10</text:p>
          </table:table-cell>
          <table:table-cell table:style-name="ce50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lt. red}">
            <text:p>{lt. red}</text:p>
          </table:table-cell>
          <table:table-cell table:style-name="ce57" table:formula="of:=[.M11]" office:value-type="string" office:string-value="0A">
            <text:p>0A</text:p>
          </table:table-cell>
          <table:table-cell table:style-name="ce50" table:formula="of:=HEX2DEC([.P11])" office:value-type="float" office:value="10">
            <text:p>10</text:p>
          </table:table-cell>
          <table:table-cell table:style-name="ce50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lt. red}">
            <text:p>{lt. red}</text:p>
          </table:table-cell>
          <table:table-cell table:style-name="ce57" table:formula="of:=[.M11]" office:value-type="string" office:string-value="0A">
            <text:p>0A</text:p>
          </table:table-cell>
          <table:table-cell table:style-name="ce50" table:formula="of:=HEX2DEC([.S11])" office:value-type="float" office:value="10">
            <text:p>10</text:p>
          </table:table-cell>
          <table:table-cell table:style-name="ce50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lt. red}">
            <text:p>{lt. red}</text:p>
          </table:table-cell>
          <table:table-cell table:style-name="ce62" table:formula="of:=[.M11]" office:value-type="string" office:string-value="0A">
            <text:p>0A</text:p>
          </table:table-cell>
          <table:table-cell table:style-name="ce50" table:formula="of:=HEX2DEC([.V11])" office:value-type="float" office:value="10">
            <text:p>10</text:p>
          </table:table-cell>
          <table:table-cell table:style-name="ce50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lt. red}">
            <text:p>{lt. red}</text:p>
          </table:table-cell>
          <table:table-cell table:style-name="ce64" office:value-type="string">
            <text:p>data"</text:p>
          </table:table-cell>
          <table:table-cell table:style-name="ce70" table:formula="of:=[.O11]" office:value-type="string" office:string-value="{lt. red}">
            <text:p>{lt. red}</text:p>
          </table:table-cell>
          <table:table-cell table:style-name="ce70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11]+[.I11]" office:value-type="float" office:value="220">
            <text:p>220</text:p>
          </table:table-cell>
          <table:table-cell table:style-name="ce70" office:value-type="string">
            <text:p>}</text:p>
          </table:table-cell>
          <table:table-cell table:style-name="ce70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70" table:formula="of:=[.R11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F11]+[.J11]" office:value-type="float" office:value="221">
            <text:p>221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70" table:formula="of:=[.U11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G11]+[.K11]" office:value-type="float" office:value="222">
            <text:p>222</text:p>
          </table:table-cell>
          <table:table-cell table:style-name="ce70" office:value-type="string">
            <text:p>}</text:p>
          </table:table-cell>
          <table:table-cell table:style-name="ce70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70" table:formula="of:=[.X11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H11]+[.L11]" office:value-type="float" office:value="223">
            <text:p>223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0">
            <text:p>10</text:p>
          </table:table-cell>
          <table:table-cell table:style-name="ce57"/>
          <table:table-cell table:style-name="ce86" office:value-type="string">
            <text:p>br</text:p>
          </table:table-cell>
          <table:table-cell table:style-name="ce86" office:value-type="float" office:value="9">
            <text:p>9</text:p>
          </table:table-cell>
          <table:table-cell table:style-name="ce93" office:value-type="string">
            <text:p>ws</text:p>
          </table:table-cell>
          <table:table-cell table:style-name="ce93" office:value-type="float" office:value="9">
            <text:p>9</text:p>
          </table:table-cell>
          <table:table-cell table:style-name="ce93" office:value-type="string">
            <text:p>multi</text:p>
          </table:table-cell>
        </table:table-row>
        <table:table-row table:style-name="ro1">
          <table:table-cell table:style-name="ce39" table:formula="of:=MID(['Charpad Export'.N211];2;2)" office:value-type="string" office:string-value="61">
            <text:p>61</text:p>
          </table:table-cell>
          <table:table-cell table:style-name="ce39" table:formula="of:=MID(['Charpad Export'.O211];2;2)" office:value-type="string" office:string-value="62">
            <text:p>62</text:p>
          </table:table-cell>
          <table:table-cell table:style-name="ce39" table:formula="of:=MID(['Charpad Export'.P211];2;2)" office:value-type="string" office:string-value="63">
            <text:p>63</text:p>
          </table:table-cell>
          <table:table-cell table:style-name="ce39" table:formula="of:=MID(['Charpad Export'.Q211];2;2)" office:value-type="string" office:string-value="64">
            <text:p>64</text:p>
          </table:table-cell>
          <table:table-cell table:style-name="ce47" table:formula="of:=HEX2DEC([.A12])" office:value-type="float" office:value="97">
            <text:p>97</text:p>
          </table:table-cell>
          <table:table-cell table:style-name="ce50" table:formula="of:=HEX2DEC([.B12])" office:value-type="float" office:value="98">
            <text:p>98</text:p>
          </table:table-cell>
          <table:table-cell table:style-name="ce50" table:formula="of:=HEX2DEC([.C12])" office:value-type="float" office:value="99">
            <text:p>99</text:p>
          </table:table-cell>
          <table:table-cell table:style-name="ce50" table:formula="of:=HEX2DEC([.D12])" office:value-type="float" office:value="100">
            <text:p>100</text:p>
          </table:table-cell>
          <table:table-cell table:style-name="ce51" table:formula="of:=IF(AND([.E12]&gt;=0;[.E12]&lt;=31);&quot;+64&quot;;IF(AND([.E12]&gt;=32;[.E12]&lt;=63);&quot;0&quot;;IF(AND([.E12]&gt;=64;[.E12]&lt;=95);&quot;+128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64">
            <text:p>+64</text:p>
          </table:table-cell>
          <table:table-cell table:style-name="ce52" table:formula="of:=IF(AND([.F12]&gt;=0;[.F12]&lt;=31);&quot;+64&quot;;IF(AND([.F12]&gt;=32;[.F12]&lt;=63);&quot;0&quot;;IF(AND([.F12]&gt;=64;[.F12]&lt;=95);&quot;+128&quot;;IF(AND([.F12]&gt;=96;[.F12]&lt;=127);&quot;+64&quot;;IF(AND([.F12]&gt;=128;[.F12]&lt;=159);&quot;-64&quot;;IF(AND([.F12]&gt;=160;[.F12]&lt;=191);&quot;-128&quot;;IF(AND([.F12]&gt;=192;[.F12]&lt;=254);&quot;0&quot;;IF(AND([.F12]=255);&quot;-64&quot;;&quot;&quot;))))))))" office:value-type="string" office:string-value="+64">
            <text:p>+64</text:p>
          </table:table-cell>
          <table:table-cell table:style-name="ce52" table:formula="of:=IF(AND([.G12]&gt;=0;[.G12]&lt;=31);&quot;+64&quot;;IF(AND([.G12]&gt;=32;[.G12]&lt;=63);&quot;0&quot;;IF(AND([.G12]&gt;=64;[.G12]&lt;=95);&quot;+128&quot;;IF(AND([.G12]&gt;=96;[.G12]&lt;=127);&quot;+64&quot;;IF(AND([.G12]&gt;=128;[.G12]&lt;=159);&quot;-64&quot;;IF(AND([.G12]&gt;=160;[.G12]&lt;=191);&quot;-128&quot;;IF(AND([.G12]&gt;=192;[.G12]&lt;=254);&quot;0&quot;;IF(AND([.G12]=255);&quot;-64&quot;;&quot;&quot;))))))))" office:value-type="string" office:string-value="+64">
            <text:p>+64</text:p>
          </table:table-cell>
          <table:table-cell table:style-name="ce52" table:formula="of:=IF(AND([.H12]&gt;=0;[.H12]&lt;=31);&quot;+64&quot;;IF(AND([.H12]&gt;=32;[.H12]&lt;=63);&quot;0&quot;;IF(AND([.H12]&gt;=64;[.H12]&lt;=95);&quot;+128&quot;;IF(AND([.H12]&gt;=96;[.H12]&lt;=127);&quot;+64&quot;;IF(AND([.H12]&gt;=128;[.H12]&lt;=159);&quot;-64&quot;;IF(AND([.H12]&gt;=160;[.H12]&lt;=191);&quot;-128&quot;;IF(AND([.H12]&gt;=192;[.H12]&lt;=254);&quot;0&quot;;IF(AND([.H12]=255);&quot;-64&quot;;&quot;&quot;))))))))" office:value-type="string" office:string-value="+64">
            <text:p>+64</text:p>
          </table:table-cell>
          <table:table-cell table:style-name="ce54" table:formula="of:=MID(['Charpad Export'.M236];2;2)" office:value-type="string" office:string-value="0B">
            <text:p>0B</text:p>
          </table:table-cell>
          <table:table-cell table:style-name="ce50" table:formula="of:=HEX2DEC([.M12])" office:value-type="float" office:value="11">
            <text:p>11</text:p>
          </table:table-cell>
          <table:table-cell table:style-name="ce50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gray1}">
            <text:p>{gray1}</text:p>
          </table:table-cell>
          <table:table-cell table:style-name="ce59" table:formula="of:=[.M12]" office:value-type="string" office:string-value="0B">
            <text:p>0B</text:p>
          </table:table-cell>
          <table:table-cell table:style-name="ce50" table:formula="of:=HEX2DEC([.P12])" office:value-type="float" office:value="11">
            <text:p>11</text:p>
          </table:table-cell>
          <table:table-cell table:style-name="ce50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gray1}">
            <text:p>{gray1}</text:p>
          </table:table-cell>
          <table:table-cell table:style-name="ce59" table:formula="of:=[.M12]" office:value-type="string" office:string-value="0B">
            <text:p>0B</text:p>
          </table:table-cell>
          <table:table-cell table:style-name="ce50" table:formula="of:=HEX2DEC([.S12])" office:value-type="float" office:value="11">
            <text:p>11</text:p>
          </table:table-cell>
          <table:table-cell table:style-name="ce50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gray1}">
            <text:p>{gray1}</text:p>
          </table:table-cell>
          <table:table-cell table:style-name="ce61" table:formula="of:=[.M12]" office:value-type="string" office:string-value="0B">
            <text:p>0B</text:p>
          </table:table-cell>
          <table:table-cell table:style-name="ce50" table:formula="of:=HEX2DEC([.V12])" office:value-type="float" office:value="11">
            <text:p>11</text:p>
          </table:table-cell>
          <table:table-cell table:style-name="ce50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12]" office:value-type="string" office:string-value="{gray1}">
            <text:p>{gray1}</text:p>
          </table:table-cell>
          <table:table-cell table:style-name="ce70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12]+[.I12]" office:value-type="float" office:value="161">
            <text:p>161</text:p>
          </table:table-cell>
          <table:table-cell table:style-name="ce70" office:value-type="string">
            <text:p>}</text:p>
          </table:table-cell>
          <table:table-cell table:style-name="ce70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70" table:formula="of:=[.R1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12]+[.J12]" office:value-type="float" office:value="162">
            <text:p>16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70" table:formula="of:=[.U1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12]+[.K12]" office:value-type="float" office:value="163">
            <text:p>163</text:p>
          </table:table-cell>
          <table:table-cell table:style-name="ce70" office:value-type="string">
            <text:p>}</text:p>
          </table:table-cell>
          <table:table-cell table:style-name="ce70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70" table:formula="of:=[.X1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12]+[.L12]" office:value-type="float" office:value="164">
            <text:p>164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1">
            <text:p>11</text:p>
          </table:table-cell>
          <table:table-cell table:style-name="ce57"/>
          <table:table-cell table:style-name="ce86" office:value-type="string">
            <text:p>lrd</text:p>
          </table:table-cell>
          <table:table-cell table:style-name="ce86" office:value-type="float" office:value="10">
            <text:p>10</text:p>
          </table:table-cell>
          <table:table-cell table:style-name="ce93" office:value-type="string">
            <text:p>rd</text:p>
          </table:table-cell>
          <table:table-cell table:style-name="ce93" office:value-type="string">
            <text:p>a</text:p>
          </table:table-cell>
          <table:table-cell table:style-name="ce93" office:value-type="string">
            <text:p>multi</text:p>
          </table:table-cell>
        </table:table-row>
        <table:table-row table:style-name="ro1">
          <table:table-cell table:style-name="ce40" table:formula="of:=MID(['Charpad Export'.B212];2;2)" office:value-type="string" office:string-value="68">
            <text:p>68</text:p>
          </table:table-cell>
          <table:table-cell table:style-name="ce40" table:formula="of:=MID(['Charpad Export'.C212];2;2)" office:value-type="string" office:string-value="69">
            <text:p>69</text:p>
          </table:table-cell>
          <table:table-cell table:style-name="ce40" table:formula="of:=MID(['Charpad Export'.D212];2;2)" office:value-type="string" office:string-value="6A">
            <text:p>6A</text:p>
          </table:table-cell>
          <table:table-cell table:style-name="ce40" table:formula="of:=MID(['Charpad Export'.E212];2;2)" office:value-type="string" office:string-value="6B">
            <text:p>6B</text:p>
          </table:table-cell>
          <table:table-cell table:style-name="ce47" table:formula="of:=HEX2DEC([.A13])" office:value-type="float" office:value="104">
            <text:p>104</text:p>
          </table:table-cell>
          <table:table-cell table:style-name="ce50" table:formula="of:=HEX2DEC([.B13])" office:value-type="float" office:value="105">
            <text:p>105</text:p>
          </table:table-cell>
          <table:table-cell table:style-name="ce50" table:formula="of:=HEX2DEC([.C13])" office:value-type="float" office:value="106">
            <text:p>106</text:p>
          </table:table-cell>
          <table:table-cell table:style-name="ce50" table:formula="of:=HEX2DEC([.D13])" office:value-type="float" office:value="107">
            <text:p>107</text:p>
          </table:table-cell>
          <table:table-cell table:style-name="ce51" table:formula="of:=IF(AND([.E13]&gt;=0;[.E13]&lt;=31);&quot;+64&quot;;IF(AND([.E13]&gt;=32;[.E13]&lt;=63);&quot;0&quot;;IF(AND([.E13]&gt;=64;[.E13]&lt;=95);&quot;+128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64">
            <text:p>+64</text:p>
          </table:table-cell>
          <table:table-cell table:style-name="ce52" table:formula="of:=IF(AND([.F13]&gt;=0;[.F13]&lt;=31);&quot;+64&quot;;IF(AND([.F13]&gt;=32;[.F13]&lt;=63);&quot;0&quot;;IF(AND([.F13]&gt;=64;[.F13]&lt;=95);&quot;+128&quot;;IF(AND([.F13]&gt;=96;[.F13]&lt;=127);&quot;+64&quot;;IF(AND([.F13]&gt;=128;[.F13]&lt;=159);&quot;-64&quot;;IF(AND([.F13]&gt;=160;[.F13]&lt;=191);&quot;-128&quot;;IF(AND([.F13]&gt;=192;[.F13]&lt;=254);&quot;0&quot;;IF(AND([.F13]=255);&quot;-64&quot;;&quot;&quot;))))))))" office:value-type="string" office:string-value="+64">
            <text:p>+64</text:p>
          </table:table-cell>
          <table:table-cell table:style-name="ce52" table:formula="of:=IF(AND([.G13]&gt;=0;[.G13]&lt;=31);&quot;+64&quot;;IF(AND([.G13]&gt;=32;[.G13]&lt;=63);&quot;0&quot;;IF(AND([.G13]&gt;=64;[.G13]&lt;=95);&quot;+128&quot;;IF(AND([.G13]&gt;=96;[.G13]&lt;=127);&quot;+64&quot;;IF(AND([.G13]&gt;=128;[.G13]&lt;=159);&quot;-64&quot;;IF(AND([.G13]&gt;=160;[.G13]&lt;=191);&quot;-128&quot;;IF(AND([.G13]&gt;=192;[.G13]&lt;=254);&quot;0&quot;;IF(AND([.G13]=255);&quot;-64&quot;;&quot;&quot;))))))))" office:value-type="string" office:string-value="+64">
            <text:p>+64</text:p>
          </table:table-cell>
          <table:table-cell table:style-name="ce52" table:formula="of:=IF(AND([.H13]&gt;=0;[.H13]&lt;=31);&quot;+64&quot;;IF(AND([.H13]&gt;=32;[.H13]&lt;=63);&quot;0&quot;;IF(AND([.H13]&gt;=64;[.H13]&lt;=95);&quot;+128&quot;;IF(AND([.H13]&gt;=96;[.H13]&lt;=127);&quot;+64&quot;;IF(AND([.H13]&gt;=128;[.H13]&lt;=159);&quot;-64&quot;;IF(AND([.H13]&gt;=160;[.H13]&lt;=191);&quot;-128&quot;;IF(AND([.H13]&gt;=192;[.H13]&lt;=254);&quot;0&quot;;IF(AND([.H13]=255);&quot;-64&quot;;&quot;&quot;))))))))" office:value-type="string" office:string-value="+64">
            <text:p>+64</text:p>
          </table:table-cell>
          <table:table-cell table:style-name="ce55" table:formula="of:=MID(['Charpad Export'.N236];2;2)" office:value-type="string" office:string-value="0B">
            <text:p>0B</text:p>
          </table:table-cell>
          <table:table-cell table:style-name="ce50" table:formula="of:=HEX2DEC([.M13])" office:value-type="float" office:value="11">
            <text:p>11</text:p>
          </table:table-cell>
          <table:table-cell table:style-name="ce50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gray1}">
            <text:p>{gray1}</text:p>
          </table:table-cell>
          <table:table-cell table:style-name="ce57" table:formula="of:=[.M13]" office:value-type="string" office:string-value="0B">
            <text:p>0B</text:p>
          </table:table-cell>
          <table:table-cell table:style-name="ce50" table:formula="of:=HEX2DEC([.P13])" office:value-type="float" office:value="11">
            <text:p>11</text:p>
          </table:table-cell>
          <table:table-cell table:style-name="ce50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gray1}">
            <text:p>{gray1}</text:p>
          </table:table-cell>
          <table:table-cell table:style-name="ce57" table:formula="of:=[.M13]" office:value-type="string" office:string-value="0B">
            <text:p>0B</text:p>
          </table:table-cell>
          <table:table-cell table:style-name="ce50" table:formula="of:=HEX2DEC([.S13])" office:value-type="float" office:value="11">
            <text:p>11</text:p>
          </table:table-cell>
          <table:table-cell table:style-name="ce50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gray1}">
            <text:p>{gray1}</text:p>
          </table:table-cell>
          <table:table-cell table:style-name="ce62" table:formula="of:=[.M13]" office:value-type="string" office:string-value="0B">
            <text:p>0B</text:p>
          </table:table-cell>
          <table:table-cell table:style-name="ce50" table:formula="of:=HEX2DEC([.V13])" office:value-type="float" office:value="11">
            <text:p>11</text:p>
          </table:table-cell>
          <table:table-cell table:style-name="ce50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13]" office:value-type="string" office:string-value="{gray1}">
            <text:p>{gray1}</text:p>
          </table:table-cell>
          <table:table-cell table:style-name="ce70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13]+[.I13]" office:value-type="float" office:value="168">
            <text:p>168</text:p>
          </table:table-cell>
          <table:table-cell table:style-name="ce70" office:value-type="string">
            <text:p>}</text:p>
          </table:table-cell>
          <table:table-cell table:style-name="ce70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70" table:formula="of:=[.R13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13]+[.J13]" office:value-type="float" office:value="169">
            <text:p>169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70" table:formula="of:=[.U13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13]+[.K13]" office:value-type="float" office:value="170">
            <text:p>170</text:p>
          </table:table-cell>
          <table:table-cell table:style-name="ce70" office:value-type="string">
            <text:p>}</text:p>
          </table:table-cell>
          <table:table-cell table:style-name="ce70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70" table:formula="of:=[.X13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13]+[.L13]" office:value-type="float" office:value="171">
            <text:p>171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2">
            <text:p>12</text:p>
          </table:table-cell>
          <table:table-cell table:style-name="ce57"/>
          <table:table-cell table:style-name="ce86" office:value-type="string">
            <text:p>dgr</text:p>
          </table:table-cell>
          <table:table-cell table:style-name="ce86" office:value-type="string">
            <text:p>a</text:p>
          </table:table-cell>
          <table:table-cell table:style-name="ce93" office:value-type="string">
            <text:p>rd</text:p>
          </table:table-cell>
          <table:table-cell table:style-name="ce93" office:value-type="string">
            <text:p>b</text:p>
          </table:table-cell>
          <table:table-cell table:style-name="ce93" office:value-type="string">
            <text:p>multi</text:p>
          </table:table-cell>
        </table:table-row>
        <table:table-row table:style-name="ro1">
          <table:table-cell table:style-name="ce40" table:formula="of:=MID(['Charpad Export'.F212];2;2)" office:value-type="string" office:string-value="61">
            <text:p>61</text:p>
          </table:table-cell>
          <table:table-cell table:style-name="ce40" table:formula="of:=MID(['Charpad Export'.G212];2;2)" office:value-type="string" office:string-value="62">
            <text:p>62</text:p>
          </table:table-cell>
          <table:table-cell table:style-name="ce40" table:formula="of:=MID(['Charpad Export'.H212];2;2)" office:value-type="string" office:string-value="63">
            <text:p>63</text:p>
          </table:table-cell>
          <table:table-cell table:style-name="ce40" table:formula="of:=MID(['Charpad Export'.I212];2;2)" office:value-type="string" office:string-value="64">
            <text:p>64</text:p>
          </table:table-cell>
          <table:table-cell table:style-name="ce47" table:formula="of:=HEX2DEC([.A14])" office:value-type="float" office:value="97">
            <text:p>97</text:p>
          </table:table-cell>
          <table:table-cell table:style-name="ce50" table:formula="of:=HEX2DEC([.B14])" office:value-type="float" office:value="98">
            <text:p>98</text:p>
          </table:table-cell>
          <table:table-cell table:style-name="ce50" table:formula="of:=HEX2DEC([.C14])" office:value-type="float" office:value="99">
            <text:p>99</text:p>
          </table:table-cell>
          <table:table-cell table:style-name="ce50" table:formula="of:=HEX2DEC([.D14])" office:value-type="float" office:value="100">
            <text:p>100</text:p>
          </table:table-cell>
          <table:table-cell table:style-name="ce51" table:formula="of:=IF(AND([.E14]&gt;=0;[.E14]&lt;=31);&quot;+64&quot;;IF(AND([.E14]&gt;=32;[.E14]&lt;=63);&quot;0&quot;;IF(AND([.E14]&gt;=64;[.E14]&lt;=95);&quot;+128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64">
            <text:p>+64</text:p>
          </table:table-cell>
          <table:table-cell table:style-name="ce52" table:formula="of:=IF(AND([.F14]&gt;=0;[.F14]&lt;=31);&quot;+64&quot;;IF(AND([.F14]&gt;=32;[.F14]&lt;=63);&quot;0&quot;;IF(AND([.F14]&gt;=64;[.F14]&lt;=95);&quot;+128&quot;;IF(AND([.F14]&gt;=96;[.F14]&lt;=127);&quot;+64&quot;;IF(AND([.F14]&gt;=128;[.F14]&lt;=159);&quot;-64&quot;;IF(AND([.F14]&gt;=160;[.F14]&lt;=191);&quot;-128&quot;;IF(AND([.F14]&gt;=192;[.F14]&lt;=254);&quot;0&quot;;IF(AND([.F14]=255);&quot;-64&quot;;&quot;&quot;))))))))" office:value-type="string" office:string-value="+64">
            <text:p>+64</text:p>
          </table:table-cell>
          <table:table-cell table:style-name="ce52" table:formula="of:=IF(AND([.G14]&gt;=0;[.G14]&lt;=31);&quot;+64&quot;;IF(AND([.G14]&gt;=32;[.G14]&lt;=63);&quot;0&quot;;IF(AND([.G14]&gt;=64;[.G14]&lt;=95);&quot;+128&quot;;IF(AND([.G14]&gt;=96;[.G14]&lt;=127);&quot;+64&quot;;IF(AND([.G14]&gt;=128;[.G14]&lt;=159);&quot;-64&quot;;IF(AND([.G14]&gt;=160;[.G14]&lt;=191);&quot;-128&quot;;IF(AND([.G14]&gt;=192;[.G14]&lt;=254);&quot;0&quot;;IF(AND([.G14]=255);&quot;-64&quot;;&quot;&quot;))))))))" office:value-type="string" office:string-value="+64">
            <text:p>+64</text:p>
          </table:table-cell>
          <table:table-cell table:style-name="ce52" table:formula="of:=IF(AND([.H14]&gt;=0;[.H14]&lt;=31);&quot;+64&quot;;IF(AND([.H14]&gt;=32;[.H14]&lt;=63);&quot;0&quot;;IF(AND([.H14]&gt;=64;[.H14]&lt;=95);&quot;+128&quot;;IF(AND([.H14]&gt;=96;[.H14]&lt;=127);&quot;+64&quot;;IF(AND([.H14]&gt;=128;[.H14]&lt;=159);&quot;-64&quot;;IF(AND([.H14]&gt;=160;[.H14]&lt;=191);&quot;-128&quot;;IF(AND([.H14]&gt;=192;[.H14]&lt;=254);&quot;0&quot;;IF(AND([.H14]=255);&quot;-64&quot;;&quot;&quot;))))))))" office:value-type="string" office:string-value="+64">
            <text:p>+64</text:p>
          </table:table-cell>
          <table:table-cell table:style-name="ce54" table:formula="of:=MID(['Charpad Export'.O236];2;2)" office:value-type="string" office:string-value="0A">
            <text:p>0A</text:p>
          </table:table-cell>
          <table:table-cell table:style-name="ce50" table:formula="of:=HEX2DEC([.M14])" office:value-type="float" office:value="10">
            <text:p>10</text:p>
          </table:table-cell>
          <table:table-cell table:style-name="ce50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lt. red}">
            <text:p>{lt. red}</text:p>
          </table:table-cell>
          <table:table-cell table:style-name="ce59" table:formula="of:=[.M14]" office:value-type="string" office:string-value="0A">
            <text:p>0A</text:p>
          </table:table-cell>
          <table:table-cell table:style-name="ce50" table:formula="of:=HEX2DEC([.P14])" office:value-type="float" office:value="10">
            <text:p>10</text:p>
          </table:table-cell>
          <table:table-cell table:style-name="ce50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lt. red}">
            <text:p>{lt. red}</text:p>
          </table:table-cell>
          <table:table-cell table:style-name="ce59" table:formula="of:=[.M14]" office:value-type="string" office:string-value="0A">
            <text:p>0A</text:p>
          </table:table-cell>
          <table:table-cell table:style-name="ce50" table:formula="of:=HEX2DEC([.S14])" office:value-type="float" office:value="10">
            <text:p>10</text:p>
          </table:table-cell>
          <table:table-cell table:style-name="ce50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lt. red}">
            <text:p>{lt. red}</text:p>
          </table:table-cell>
          <table:table-cell table:style-name="ce61" table:formula="of:=[.M14]" office:value-type="string" office:string-value="0A">
            <text:p>0A</text:p>
          </table:table-cell>
          <table:table-cell table:style-name="ce50" table:formula="of:=HEX2DEC([.V14])" office:value-type="float" office:value="10">
            <text:p>10</text:p>
          </table:table-cell>
          <table:table-cell table:style-name="ce50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lt. red}">
            <text:p>{lt. red}</text:p>
          </table:table-cell>
          <table:table-cell table:style-name="ce64" office:value-type="string">
            <text:p>data"</text:p>
          </table:table-cell>
          <table:table-cell table:style-name="ce70" table:formula="of:=[.O14]" office:value-type="string" office:string-value="{lt. red}">
            <text:p>{lt. red}</text:p>
          </table:table-cell>
          <table:table-cell table:style-name="ce70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14]+[.I14]" office:value-type="float" office:value="161">
            <text:p>161</text:p>
          </table:table-cell>
          <table:table-cell table:style-name="ce70" office:value-type="string">
            <text:p>}</text:p>
          </table:table-cell>
          <table:table-cell table:style-name="ce70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70" table:formula="of:=[.R14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F14]+[.J14]" office:value-type="float" office:value="162">
            <text:p>16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70" table:formula="of:=[.U14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G14]+[.K14]" office:value-type="float" office:value="163">
            <text:p>163</text:p>
          </table:table-cell>
          <table:table-cell table:style-name="ce70" office:value-type="string">
            <text:p>}</text:p>
          </table:table-cell>
          <table:table-cell table:style-name="ce70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70" table:formula="of:=[.X14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H14]+[.L14]" office:value-type="float" office:value="164">
            <text:p>164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3">
            <text:p>13</text:p>
          </table:table-cell>
          <table:table-cell table:style-name="ce57"/>
          <table:table-cell table:style-name="ce86" office:value-type="string">
            <text:p>mgr</text:p>
          </table:table-cell>
          <table:table-cell table:style-name="ce86" office:value-type="string">
            <text:p>b</text:p>
          </table:table-cell>
          <table:table-cell table:style-name="ce93" office:value-type="string">
            <text:p>vi</text:p>
          </table:table-cell>
          <table:table-cell table:style-name="ce93" office:value-type="string">
            <text:p>c</text:p>
          </table:table-cell>
          <table:table-cell table:style-name="ce93" office:value-type="string">
            <text:p>multi</text:p>
          </table:table-cell>
        </table:table-row>
        <table:table-row table:style-name="ro1">
          <table:table-cell table:style-name="ce40" table:formula="of:=MID(['Charpad Export'.J212];2;2)" office:value-type="string" office:string-value="85">
            <text:p>85</text:p>
          </table:table-cell>
          <table:table-cell table:style-name="ce40" table:formula="of:=MID(['Charpad Export'.K212];2;2)" office:value-type="string" office:string-value="86">
            <text:p>86</text:p>
          </table:table-cell>
          <table:table-cell table:style-name="ce40" table:formula="of:=MID(['Charpad Export'.L212];2;2)" office:value-type="string" office:string-value="87">
            <text:p>87</text:p>
          </table:table-cell>
          <table:table-cell table:style-name="ce40" table:formula="of:=MID(['Charpad Export'.M212];2;2)" office:value-type="string" office:string-value="88">
            <text:p>88</text:p>
          </table:table-cell>
          <table:table-cell table:style-name="ce47" table:formula="of:=HEX2DEC([.A15])" office:value-type="float" office:value="133">
            <text:p>133</text:p>
          </table:table-cell>
          <table:table-cell table:style-name="ce50" table:formula="of:=HEX2DEC([.B15])" office:value-type="float" office:value="134">
            <text:p>134</text:p>
          </table:table-cell>
          <table:table-cell table:style-name="ce50" table:formula="of:=HEX2DEC([.C15])" office:value-type="float" office:value="135">
            <text:p>135</text:p>
          </table:table-cell>
          <table:table-cell table:style-name="ce50" table:formula="of:=HEX2DEC([.D15])" office:value-type="float" office:value="136">
            <text:p>136</text:p>
          </table:table-cell>
          <table:table-cell table:style-name="ce51" table:formula="of:=IF(AND([.E15]&gt;=0;[.E15]&lt;=31);&quot;+64&quot;;IF(AND([.E15]&gt;=32;[.E15]&lt;=63);&quot;0&quot;;IF(AND([.E15]&gt;=64;[.E15]&lt;=95);&quot;+128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-64">
            <text:p>-64</text:p>
          </table:table-cell>
          <table:table-cell table:style-name="ce52" table:formula="of:=IF(AND([.F15]&gt;=0;[.F15]&lt;=31);&quot;+64&quot;;IF(AND([.F15]&gt;=32;[.F15]&lt;=63);&quot;0&quot;;IF(AND([.F15]&gt;=64;[.F15]&lt;=95);&quot;+128&quot;;IF(AND([.F15]&gt;=96;[.F15]&lt;=127);&quot;+64&quot;;IF(AND([.F15]&gt;=128;[.F15]&lt;=159);&quot;-64&quot;;IF(AND([.F15]&gt;=160;[.F15]&lt;=191);&quot;-128&quot;;IF(AND([.F15]&gt;=192;[.F15]&lt;=254);&quot;0&quot;;IF(AND([.F15]=255);&quot;-64&quot;;&quot;&quot;))))))))" office:value-type="string" office:string-value="-64">
            <text:p>-64</text:p>
          </table:table-cell>
          <table:table-cell table:style-name="ce52" table:formula="of:=IF(AND([.G15]&gt;=0;[.G15]&lt;=31);&quot;+64&quot;;IF(AND([.G15]&gt;=32;[.G15]&lt;=63);&quot;0&quot;;IF(AND([.G15]&gt;=64;[.G15]&lt;=95);&quot;+128&quot;;IF(AND([.G15]&gt;=96;[.G15]&lt;=127);&quot;+64&quot;;IF(AND([.G15]&gt;=128;[.G15]&lt;=159);&quot;-64&quot;;IF(AND([.G15]&gt;=160;[.G15]&lt;=191);&quot;-128&quot;;IF(AND([.G15]&gt;=192;[.G15]&lt;=254);&quot;0&quot;;IF(AND([.G15]=255);&quot;-64&quot;;&quot;&quot;))))))))" office:value-type="string" office:string-value="-64">
            <text:p>-64</text:p>
          </table:table-cell>
          <table:table-cell table:style-name="ce52" table:formula="of:=IF(AND([.H15]&gt;=0;[.H15]&lt;=31);&quot;+64&quot;;IF(AND([.H15]&gt;=32;[.H15]&lt;=63);&quot;0&quot;;IF(AND([.H15]&gt;=64;[.H15]&lt;=95);&quot;+128&quot;;IF(AND([.H15]&gt;=96;[.H15]&lt;=127);&quot;+64&quot;;IF(AND([.H15]&gt;=128;[.H15]&lt;=159);&quot;-64&quot;;IF(AND([.H15]&gt;=160;[.H15]&lt;=191);&quot;-128&quot;;IF(AND([.H15]&gt;=192;[.H15]&lt;=254);&quot;0&quot;;IF(AND([.H15]=255);&quot;-64&quot;;&quot;&quot;))))))))" office:value-type="string" office:string-value="-64">
            <text:p>-64</text:p>
          </table:table-cell>
          <table:table-cell table:style-name="ce55" table:formula="of:=MID(['Charpad Export'.P236];2;2)" office:value-type="string" office:string-value="0A">
            <text:p>0A</text:p>
          </table:table-cell>
          <table:table-cell table:style-name="ce50" table:formula="of:=HEX2DEC([.M15])" office:value-type="float" office:value="10">
            <text:p>10</text:p>
          </table:table-cell>
          <table:table-cell table:style-name="ce50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lt. red}">
            <text:p>{lt. red}</text:p>
          </table:table-cell>
          <table:table-cell table:style-name="ce57" table:formula="of:=[.M15]" office:value-type="string" office:string-value="0A">
            <text:p>0A</text:p>
          </table:table-cell>
          <table:table-cell table:style-name="ce50" table:formula="of:=HEX2DEC([.P15])" office:value-type="float" office:value="10">
            <text:p>10</text:p>
          </table:table-cell>
          <table:table-cell table:style-name="ce50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lt. red}">
            <text:p>{lt. red}</text:p>
          </table:table-cell>
          <table:table-cell table:style-name="ce57" table:formula="of:=[.M15]" office:value-type="string" office:string-value="0A">
            <text:p>0A</text:p>
          </table:table-cell>
          <table:table-cell table:style-name="ce50" table:formula="of:=HEX2DEC([.S15])" office:value-type="float" office:value="10">
            <text:p>10</text:p>
          </table:table-cell>
          <table:table-cell table:style-name="ce50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lt. red}">
            <text:p>{lt. red}</text:p>
          </table:table-cell>
          <table:table-cell table:style-name="ce62" table:formula="of:=[.M15]" office:value-type="string" office:string-value="0A">
            <text:p>0A</text:p>
          </table:table-cell>
          <table:table-cell table:style-name="ce50" table:formula="of:=HEX2DEC([.V15])" office:value-type="float" office:value="10">
            <text:p>10</text:p>
          </table:table-cell>
          <table:table-cell table:style-name="ce50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lt. red}">
            <text:p>{lt. red}</text:p>
          </table:table-cell>
          <table:table-cell table:style-name="ce64" office:value-type="string">
            <text:p>data"</text:p>
          </table:table-cell>
          <table:table-cell table:style-name="ce70" table:formula="of:=[.O15]" office:value-type="string" office:string-value="{lt. red}">
            <text:p>{lt. red}</text:p>
          </table:table-cell>
          <table:table-cell table:style-name="ce70" table:formula="of:=IF(AND([.E15]&gt;=128;[.E15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15]+[.I15]" office:value-type="float" office:value="69">
            <text:p>69</text:p>
          </table:table-cell>
          <table:table-cell table:style-name="ce70" office:value-type="string">
            <text:p>}</text:p>
          </table:table-cell>
          <table:table-cell table:style-name="ce70" table:formula="of:=IF(AND([.F15]&gt;=128;[.F15]&lt;=255);&quot;{rvrs on}&quot;;&quot;{rvrs off}&quot;)" office:value-type="string" office:string-value="{rvrs on}">
            <text:p>{rvrs on}</text:p>
          </table:table-cell>
          <table:table-cell table:style-name="ce70" table:formula="of:=[.R15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F15]+[.J15]" office:value-type="float" office:value="70">
            <text:p>70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5]&gt;=128;[.G15]&lt;=255);&quot;{rvrs on}&quot;;&quot;{rvrs off}&quot;)" office:value-type="string" office:string-value="{rvrs on}">
            <text:p>{rvrs on}</text:p>
          </table:table-cell>
          <table:table-cell table:style-name="ce70" table:formula="of:=[.U15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G15]+[.K15]" office:value-type="float" office:value="71">
            <text:p>71</text:p>
          </table:table-cell>
          <table:table-cell table:style-name="ce70" office:value-type="string">
            <text:p>}</text:p>
          </table:table-cell>
          <table:table-cell table:style-name="ce70" table:formula="of:=IF(AND([.H15]&gt;=128;[.H15]&lt;=255);&quot;{rvrs on}&quot;;&quot;{rvrs off}&quot;)" office:value-type="string" office:string-value="{rvrs on}">
            <text:p>{rvrs on}</text:p>
          </table:table-cell>
          <table:table-cell table:style-name="ce70" table:formula="of:=[.X15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H15]+[.L15]" office:value-type="float" office:value="72">
            <text:p>7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4">
            <text:p>14</text:p>
          </table:table-cell>
          <table:table-cell table:style-name="ce57"/>
          <table:table-cell table:style-name="ce86" office:value-type="string">
            <text:p>lgn</text:p>
          </table:table-cell>
          <table:table-cell table:style-name="ce86" office:value-type="string">
            <text:p>c</text:p>
          </table:table-cell>
          <table:table-cell table:style-name="ce93" office:value-type="string">
            <text:p>gn</text:p>
          </table:table-cell>
          <table:table-cell table:style-name="ce93" office:value-type="string">
            <text:p>d</text:p>
          </table:table-cell>
          <table:table-cell table:style-name="ce93" office:value-type="string">
            <text:p>multi</text:p>
          </table:table-cell>
        </table:table-row>
        <table:table-row table:style-name="ro1">
          <table:table-cell table:style-name="ce40" table:formula="of:=MID(['Charpad Export'.N212];2;2)" office:value-type="string" office:string-value="89">
            <text:p>89</text:p>
          </table:table-cell>
          <table:table-cell table:style-name="ce40" table:formula="of:=MID(['Charpad Export'.O212];2;2)" office:value-type="string" office:string-value="8A">
            <text:p>8A</text:p>
          </table:table-cell>
          <table:table-cell table:style-name="ce40" table:formula="of:=MID(['Charpad Export'.P212];2;2)" office:value-type="string" office:string-value="8B">
            <text:p>8B</text:p>
          </table:table-cell>
          <table:table-cell table:style-name="ce40" table:formula="of:=MID(['Charpad Export'.Q212];2;2)" office:value-type="string" office:string-value="8C">
            <text:p>8C</text:p>
          </table:table-cell>
          <table:table-cell table:style-name="ce47" table:formula="of:=HEX2DEC([.A16])" office:value-type="float" office:value="137">
            <text:p>137</text:p>
          </table:table-cell>
          <table:table-cell table:style-name="ce50" table:formula="of:=HEX2DEC([.B16])" office:value-type="float" office:value="138">
            <text:p>138</text:p>
          </table:table-cell>
          <table:table-cell table:style-name="ce50" table:formula="of:=HEX2DEC([.C16])" office:value-type="float" office:value="139">
            <text:p>139</text:p>
          </table:table-cell>
          <table:table-cell table:style-name="ce50" table:formula="of:=HEX2DEC([.D16])" office:value-type="float" office:value="140">
            <text:p>140</text:p>
          </table:table-cell>
          <table:table-cell table:style-name="ce51" table:formula="of:=IF(AND([.E16]&gt;=0;[.E16]&lt;=31);&quot;+64&quot;;IF(AND([.E16]&gt;=32;[.E16]&lt;=63);&quot;0&quot;;IF(AND([.E16]&gt;=64;[.E16]&lt;=95);&quot;+128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-64">
            <text:p>-64</text:p>
          </table:table-cell>
          <table:table-cell table:style-name="ce52" table:formula="of:=IF(AND([.F16]&gt;=0;[.F16]&lt;=31);&quot;+64&quot;;IF(AND([.F16]&gt;=32;[.F16]&lt;=63);&quot;0&quot;;IF(AND([.F16]&gt;=64;[.F16]&lt;=95);&quot;+128&quot;;IF(AND([.F16]&gt;=96;[.F16]&lt;=127);&quot;+64&quot;;IF(AND([.F16]&gt;=128;[.F16]&lt;=159);&quot;-64&quot;;IF(AND([.F16]&gt;=160;[.F16]&lt;=191);&quot;-128&quot;;IF(AND([.F16]&gt;=192;[.F16]&lt;=254);&quot;0&quot;;IF(AND([.F16]=255);&quot;-64&quot;;&quot;&quot;))))))))" office:value-type="string" office:string-value="-64">
            <text:p>-64</text:p>
          </table:table-cell>
          <table:table-cell table:style-name="ce52" table:formula="of:=IF(AND([.G16]&gt;=0;[.G16]&lt;=31);&quot;+64&quot;;IF(AND([.G16]&gt;=32;[.G16]&lt;=63);&quot;0&quot;;IF(AND([.G16]&gt;=64;[.G16]&lt;=95);&quot;+128&quot;;IF(AND([.G16]&gt;=96;[.G16]&lt;=127);&quot;+64&quot;;IF(AND([.G16]&gt;=128;[.G16]&lt;=159);&quot;-64&quot;;IF(AND([.G16]&gt;=160;[.G16]&lt;=191);&quot;-128&quot;;IF(AND([.G16]&gt;=192;[.G16]&lt;=254);&quot;0&quot;;IF(AND([.G16]=255);&quot;-64&quot;;&quot;&quot;))))))))" office:value-type="string" office:string-value="-64">
            <text:p>-64</text:p>
          </table:table-cell>
          <table:table-cell table:style-name="ce52" table:formula="of:=IF(AND([.H16]&gt;=0;[.H16]&lt;=31);&quot;+64&quot;;IF(AND([.H16]&gt;=32;[.H16]&lt;=63);&quot;0&quot;;IF(AND([.H16]&gt;=64;[.H16]&lt;=95);&quot;+128&quot;;IF(AND([.H16]&gt;=96;[.H16]&lt;=127);&quot;+64&quot;;IF(AND([.H16]&gt;=128;[.H16]&lt;=159);&quot;-64&quot;;IF(AND([.H16]&gt;=160;[.H16]&lt;=191);&quot;-128&quot;;IF(AND([.H16]&gt;=192;[.H16]&lt;=254);&quot;0&quot;;IF(AND([.H16]=255);&quot;-64&quot;;&quot;&quot;))))))))" office:value-type="string" office:string-value="-64">
            <text:p>-64</text:p>
          </table:table-cell>
          <table:table-cell table:style-name="ce54" table:formula="of:=MID(['Charpad Export'.Q236];2;2)" office:value-type="string" office:string-value="0A">
            <text:p>0A</text:p>
          </table:table-cell>
          <table:table-cell table:style-name="ce50" table:formula="of:=HEX2DEC([.M16])" office:value-type="float" office:value="10">
            <text:p>10</text:p>
          </table:table-cell>
          <table:table-cell table:style-name="ce50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lt. red}">
            <text:p>{lt. red}</text:p>
          </table:table-cell>
          <table:table-cell table:style-name="ce59" table:formula="of:=[.M16]" office:value-type="string" office:string-value="0A">
            <text:p>0A</text:p>
          </table:table-cell>
          <table:table-cell table:style-name="ce50" table:formula="of:=HEX2DEC([.P16])" office:value-type="float" office:value="10">
            <text:p>10</text:p>
          </table:table-cell>
          <table:table-cell table:style-name="ce50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lt. red}">
            <text:p>{lt. red}</text:p>
          </table:table-cell>
          <table:table-cell table:style-name="ce59" table:formula="of:=[.M16]" office:value-type="string" office:string-value="0A">
            <text:p>0A</text:p>
          </table:table-cell>
          <table:table-cell table:style-name="ce50" table:formula="of:=HEX2DEC([.S16])" office:value-type="float" office:value="10">
            <text:p>10</text:p>
          </table:table-cell>
          <table:table-cell table:style-name="ce50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lt. red}">
            <text:p>{lt. red}</text:p>
          </table:table-cell>
          <table:table-cell table:style-name="ce61" table:formula="of:=[.M16]" office:value-type="string" office:string-value="0A">
            <text:p>0A</text:p>
          </table:table-cell>
          <table:table-cell table:style-name="ce50" table:formula="of:=HEX2DEC([.V16])" office:value-type="float" office:value="10">
            <text:p>10</text:p>
          </table:table-cell>
          <table:table-cell table:style-name="ce50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lt. red}">
            <text:p>{lt. red}</text:p>
          </table:table-cell>
          <table:table-cell table:style-name="ce64" office:value-type="string">
            <text:p>data"</text:p>
          </table:table-cell>
          <table:table-cell table:style-name="ce70" table:formula="of:=[.O16]" office:value-type="string" office:string-value="{lt. red}">
            <text:p>{lt. red}</text:p>
          </table:table-cell>
          <table:table-cell table:style-name="ce70" table:formula="of:=IF(AND([.E16]&gt;=128;[.E16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16]+[.I16]" office:value-type="float" office:value="73">
            <text:p>73</text:p>
          </table:table-cell>
          <table:table-cell table:style-name="ce70" office:value-type="string">
            <text:p>}</text:p>
          </table:table-cell>
          <table:table-cell table:style-name="ce70" table:formula="of:=IF(AND([.F16]&gt;=128;[.F16]&lt;=255);&quot;{rvrs on}&quot;;&quot;{rvrs off}&quot;)" office:value-type="string" office:string-value="{rvrs on}">
            <text:p>{rvrs on}</text:p>
          </table:table-cell>
          <table:table-cell table:style-name="ce70" table:formula="of:=[.R16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F16]+[.J16]" office:value-type="float" office:value="74">
            <text:p>74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6]&gt;=128;[.G16]&lt;=255);&quot;{rvrs on}&quot;;&quot;{rvrs off}&quot;)" office:value-type="string" office:string-value="{rvrs on}">
            <text:p>{rvrs on}</text:p>
          </table:table-cell>
          <table:table-cell table:style-name="ce70" table:formula="of:=[.U16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G16]+[.K16]" office:value-type="float" office:value="75">
            <text:p>75</text:p>
          </table:table-cell>
          <table:table-cell table:style-name="ce70" office:value-type="string">
            <text:p>}</text:p>
          </table:table-cell>
          <table:table-cell table:style-name="ce70" table:formula="of:=IF(AND([.H16]&gt;=128;[.H16]&lt;=255);&quot;{rvrs on}&quot;;&quot;{rvrs off}&quot;)" office:value-type="string" office:string-value="{rvrs on}">
            <text:p>{rvrs on}</text:p>
          </table:table-cell>
          <table:table-cell table:style-name="ce70" table:formula="of:=[.X16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H16]+[.L16]" office:value-type="float" office:value="76">
            <text:p>76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5">
            <text:p>15</text:p>
          </table:table-cell>
          <table:table-cell table:style-name="ce57"/>
          <table:table-cell table:style-name="ce86" office:value-type="string">
            <text:p>lbl</text:p>
          </table:table-cell>
          <table:table-cell table:style-name="ce86" office:value-type="string">
            <text:p>d</text:p>
          </table:table-cell>
          <table:table-cell table:style-name="ce93" office:value-type="string">
            <text:p>bl</text:p>
          </table:table-cell>
          <table:table-cell table:style-name="ce93" office:value-type="string">
            <text:p>e</text:p>
          </table:table-cell>
          <table:table-cell table:style-name="ce93" office:value-type="string">
            <text:p>multi</text:p>
          </table:table-cell>
        </table:table-row>
        <table:table-row table:style-name="ro1">
          <table:table-cell table:style-name="ce39" table:formula="of:=MID(['Charpad Export'.B213];2;2)" office:value-type="string" office:string-value="6C">
            <text:p>6C</text:p>
          </table:table-cell>
          <table:table-cell table:style-name="ce39" table:formula="of:=MID(['Charpad Export'.C213];2;2)" office:value-type="string" office:string-value="6D">
            <text:p>6D</text:p>
          </table:table-cell>
          <table:table-cell table:style-name="ce39" table:formula="of:=MID(['Charpad Export'.D213];2;2)" office:value-type="string" office:string-value="6E">
            <text:p>6E</text:p>
          </table:table-cell>
          <table:table-cell table:style-name="ce39" table:formula="of:=MID(['Charpad Export'.E213];2;2)" office:value-type="string" office:string-value="6F">
            <text:p>6F</text:p>
          </table:table-cell>
          <table:table-cell table:style-name="ce47" table:formula="of:=HEX2DEC([.A17])" office:value-type="float" office:value="108">
            <text:p>108</text:p>
          </table:table-cell>
          <table:table-cell table:style-name="ce50" table:formula="of:=HEX2DEC([.B17])" office:value-type="float" office:value="109">
            <text:p>109</text:p>
          </table:table-cell>
          <table:table-cell table:style-name="ce50" table:formula="of:=HEX2DEC([.C17])" office:value-type="float" office:value="110">
            <text:p>110</text:p>
          </table:table-cell>
          <table:table-cell table:style-name="ce50" table:formula="of:=HEX2DEC([.D17])" office:value-type="float" office:value="111">
            <text:p>111</text:p>
          </table:table-cell>
          <table:table-cell table:style-name="ce51" table:formula="of:=IF(AND([.E17]&gt;=0;[.E17]&lt;=31);&quot;+64&quot;;IF(AND([.E17]&gt;=32;[.E17]&lt;=63);&quot;0&quot;;IF(AND([.E17]&gt;=64;[.E17]&lt;=95);&quot;+128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+64">
            <text:p>+64</text:p>
          </table:table-cell>
          <table:table-cell table:style-name="ce52" table:formula="of:=IF(AND([.F17]&gt;=0;[.F17]&lt;=31);&quot;+64&quot;;IF(AND([.F17]&gt;=32;[.F17]&lt;=63);&quot;0&quot;;IF(AND([.F17]&gt;=64;[.F17]&lt;=95);&quot;+128&quot;;IF(AND([.F17]&gt;=96;[.F17]&lt;=127);&quot;+64&quot;;IF(AND([.F17]&gt;=128;[.F17]&lt;=159);&quot;-64&quot;;IF(AND([.F17]&gt;=160;[.F17]&lt;=191);&quot;-128&quot;;IF(AND([.F17]&gt;=192;[.F17]&lt;=254);&quot;0&quot;;IF(AND([.F17]=255);&quot;-64&quot;;&quot;&quot;))))))))" office:value-type="string" office:string-value="+64">
            <text:p>+64</text:p>
          </table:table-cell>
          <table:table-cell table:style-name="ce52" table:formula="of:=IF(AND([.G17]&gt;=0;[.G17]&lt;=31);&quot;+64&quot;;IF(AND([.G17]&gt;=32;[.G17]&lt;=63);&quot;0&quot;;IF(AND([.G17]&gt;=64;[.G17]&lt;=95);&quot;+128&quot;;IF(AND([.G17]&gt;=96;[.G17]&lt;=127);&quot;+64&quot;;IF(AND([.G17]&gt;=128;[.G17]&lt;=159);&quot;-64&quot;;IF(AND([.G17]&gt;=160;[.G17]&lt;=191);&quot;-128&quot;;IF(AND([.G17]&gt;=192;[.G17]&lt;=254);&quot;0&quot;;IF(AND([.G17]=255);&quot;-64&quot;;&quot;&quot;))))))))" office:value-type="string" office:string-value="+64">
            <text:p>+64</text:p>
          </table:table-cell>
          <table:table-cell table:style-name="ce52" table:formula="of:=IF(AND([.H17]&gt;=0;[.H17]&lt;=31);&quot;+64&quot;;IF(AND([.H17]&gt;=32;[.H17]&lt;=63);&quot;0&quot;;IF(AND([.H17]&gt;=64;[.H17]&lt;=95);&quot;+128&quot;;IF(AND([.H17]&gt;=96;[.H17]&lt;=127);&quot;+64&quot;;IF(AND([.H17]&gt;=128;[.H17]&lt;=159);&quot;-64&quot;;IF(AND([.H17]&gt;=160;[.H17]&lt;=191);&quot;-128&quot;;IF(AND([.H17]&gt;=192;[.H17]&lt;=254);&quot;0&quot;;IF(AND([.H17]=255);&quot;-64&quot;;&quot;&quot;))))))))" office:value-type="string" office:string-value="+64">
            <text:p>+64</text:p>
          </table:table-cell>
          <table:table-cell table:style-name="ce55" table:formula="of:=MID(['Charpad Export'.B237];2;2)" office:value-type="string" office:string-value="0A">
            <text:p>0A</text:p>
          </table:table-cell>
          <table:table-cell table:style-name="ce50" table:formula="of:=HEX2DEC([.M17])" office:value-type="float" office:value="10">
            <text:p>10</text:p>
          </table:table-cell>
          <table:table-cell table:style-name="ce50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lt. red}">
            <text:p>{lt. red}</text:p>
          </table:table-cell>
          <table:table-cell table:style-name="ce57" table:formula="of:=[.M17]" office:value-type="string" office:string-value="0A">
            <text:p>0A</text:p>
          </table:table-cell>
          <table:table-cell table:style-name="ce50" table:formula="of:=HEX2DEC([.P17])" office:value-type="float" office:value="10">
            <text:p>10</text:p>
          </table:table-cell>
          <table:table-cell table:style-name="ce50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lt. red}">
            <text:p>{lt. red}</text:p>
          </table:table-cell>
          <table:table-cell table:style-name="ce57" table:formula="of:=[.M17]" office:value-type="string" office:string-value="0A">
            <text:p>0A</text:p>
          </table:table-cell>
          <table:table-cell table:style-name="ce50" table:formula="of:=HEX2DEC([.S17])" office:value-type="float" office:value="10">
            <text:p>10</text:p>
          </table:table-cell>
          <table:table-cell table:style-name="ce50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lt. red}">
            <text:p>{lt. red}</text:p>
          </table:table-cell>
          <table:table-cell table:style-name="ce62" table:formula="of:=[.M17]" office:value-type="string" office:string-value="0A">
            <text:p>0A</text:p>
          </table:table-cell>
          <table:table-cell table:style-name="ce50" table:formula="of:=HEX2DEC([.V17])" office:value-type="float" office:value="10">
            <text:p>10</text:p>
          </table:table-cell>
          <table:table-cell table:style-name="ce50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lt. red}">
            <text:p>{lt. red}</text:p>
          </table:table-cell>
          <table:table-cell table:style-name="ce64" office:value-type="string">
            <text:p>data"</text:p>
          </table:table-cell>
          <table:table-cell table:style-name="ce70" table:formula="of:=[.O17]" office:value-type="string" office:string-value="{lt. red}">
            <text:p>{lt. red}</text:p>
          </table:table-cell>
          <table:table-cell table:style-name="ce70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17]+[.I17]" office:value-type="float" office:value="172">
            <text:p>172</text:p>
          </table:table-cell>
          <table:table-cell table:style-name="ce70" office:value-type="string">
            <text:p>}</text:p>
          </table:table-cell>
          <table:table-cell table:style-name="ce70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70" table:formula="of:=[.R17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F17]+[.J17]" office:value-type="float" office:value="173">
            <text:p>173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70" table:formula="of:=[.U17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G17]+[.K17]" office:value-type="float" office:value="174">
            <text:p>174</text:p>
          </table:table-cell>
          <table:table-cell table:style-name="ce70" office:value-type="string">
            <text:p>}</text:p>
          </table:table-cell>
          <table:table-cell table:style-name="ce70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70" table:formula="of:=[.X17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H17]+[.L17]" office:value-type="float" office:value="175">
            <text:p>175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6">
            <text:p>16</text:p>
          </table:table-cell>
          <table:table-cell table:style-name="ce57"/>
          <table:table-cell table:style-name="ce87" office:value-type="string">
            <text:p>lgr</text:p>
          </table:table-cell>
          <table:table-cell table:style-name="ce87" office:value-type="string">
            <text:p>e</text:p>
          </table:table-cell>
          <table:table-cell table:style-name="ce94" office:value-type="string">
            <text:p>ge</text:p>
          </table:table-cell>
          <table:table-cell table:style-name="ce94" office:value-type="string">
            <text:p>f</text:p>
          </table:table-cell>
          <table:table-cell table:style-name="ce94" office:value-type="string">
            <text:p>multi</text:p>
          </table:table-cell>
        </table:table-row>
        <table:table-row table:style-name="ro1">
          <table:table-cell table:style-name="ce39" table:formula="of:=MID(['Charpad Export'.F213];2;2)" office:value-type="string" office:string-value="70">
            <text:p>70</text:p>
          </table:table-cell>
          <table:table-cell table:style-name="ce39" table:formula="of:=MID(['Charpad Export'.G213];2;2)" office:value-type="string" office:string-value="70">
            <text:p>70</text:p>
          </table:table-cell>
          <table:table-cell table:style-name="ce39" table:formula="of:=MID(['Charpad Export'.H213];2;2)" office:value-type="string" office:string-value="70">
            <text:p>70</text:p>
          </table:table-cell>
          <table:table-cell table:style-name="ce39" table:formula="of:=MID(['Charpad Export'.I213];2;2)" office:value-type="string" office:string-value="70">
            <text:p>70</text:p>
          </table:table-cell>
          <table:table-cell table:style-name="ce47" table:formula="of:=HEX2DEC([.A18])" office:value-type="float" office:value="112">
            <text:p>112</text:p>
          </table:table-cell>
          <table:table-cell table:style-name="ce50" table:formula="of:=HEX2DEC([.B18])" office:value-type="float" office:value="112">
            <text:p>112</text:p>
          </table:table-cell>
          <table:table-cell table:style-name="ce50" table:formula="of:=HEX2DEC([.C18])" office:value-type="float" office:value="112">
            <text:p>112</text:p>
          </table:table-cell>
          <table:table-cell table:style-name="ce50" table:formula="of:=HEX2DEC([.D18])" office:value-type="float" office:value="112">
            <text:p>112</text:p>
          </table:table-cell>
          <table:table-cell table:style-name="ce51" table:formula="of:=IF(AND([.E18]&gt;=0;[.E18]&lt;=31);&quot;+64&quot;;IF(AND([.E18]&gt;=32;[.E18]&lt;=63);&quot;0&quot;;IF(AND([.E18]&gt;=64;[.E18]&lt;=95);&quot;+128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52" table:formula="of:=IF(AND([.F18]&gt;=0;[.F18]&lt;=31);&quot;+64&quot;;IF(AND([.F18]&gt;=32;[.F18]&lt;=63);&quot;0&quot;;IF(AND([.F18]&gt;=64;[.F18]&lt;=95);&quot;+128&quot;;IF(AND([.F18]&gt;=96;[.F18]&lt;=127);&quot;+64&quot;;IF(AND([.F18]&gt;=128;[.F18]&lt;=159);&quot;-64&quot;;IF(AND([.F18]&gt;=160;[.F18]&lt;=191);&quot;-128&quot;;IF(AND([.F18]&gt;=192;[.F18]&lt;=254);&quot;0&quot;;IF(AND([.F18]=255);&quot;-64&quot;;&quot;&quot;))))))))" office:value-type="string" office:string-value="+64">
            <text:p>+64</text:p>
          </table:table-cell>
          <table:table-cell table:style-name="ce52" table:formula="of:=IF(AND([.G18]&gt;=0;[.G18]&lt;=31);&quot;+64&quot;;IF(AND([.G18]&gt;=32;[.G18]&lt;=63);&quot;0&quot;;IF(AND([.G18]&gt;=64;[.G18]&lt;=95);&quot;+128&quot;;IF(AND([.G18]&gt;=96;[.G18]&lt;=127);&quot;+64&quot;;IF(AND([.G18]&gt;=128;[.G18]&lt;=159);&quot;-64&quot;;IF(AND([.G18]&gt;=160;[.G18]&lt;=191);&quot;-128&quot;;IF(AND([.G18]&gt;=192;[.G18]&lt;=254);&quot;0&quot;;IF(AND([.G18]=255);&quot;-64&quot;;&quot;&quot;))))))))" office:value-type="string" office:string-value="+64">
            <text:p>+64</text:p>
          </table:table-cell>
          <table:table-cell table:style-name="ce52" table:formula="of:=IF(AND([.H18]&gt;=0;[.H18]&lt;=31);&quot;+64&quot;;IF(AND([.H18]&gt;=32;[.H18]&lt;=63);&quot;0&quot;;IF(AND([.H18]&gt;=64;[.H18]&lt;=95);&quot;+128&quot;;IF(AND([.H18]&gt;=96;[.H18]&lt;=127);&quot;+64&quot;;IF(AND([.H18]&gt;=128;[.H18]&lt;=159);&quot;-64&quot;;IF(AND([.H18]&gt;=160;[.H18]&lt;=191);&quot;-128&quot;;IF(AND([.H18]&gt;=192;[.H18]&lt;=254);&quot;0&quot;;IF(AND([.H18]=255);&quot;-64&quot;;&quot;&quot;))))))))" office:value-type="string" office:string-value="+64">
            <text:p>+64</text:p>
          </table:table-cell>
          <table:table-cell table:style-name="ce54" table:formula="of:=MID(['Charpad Export'.C237];2;2)" office:value-type="string" office:string-value="0A">
            <text:p>0A</text:p>
          </table:table-cell>
          <table:table-cell table:style-name="ce50" table:formula="of:=HEX2DEC([.M18])" office:value-type="float" office:value="10">
            <text:p>10</text:p>
          </table:table-cell>
          <table:table-cell table:style-name="ce50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lt. red}">
            <text:p>{lt. red}</text:p>
          </table:table-cell>
          <table:table-cell table:style-name="ce59" table:formula="of:=[.M18]" office:value-type="string" office:string-value="0A">
            <text:p>0A</text:p>
          </table:table-cell>
          <table:table-cell table:style-name="ce50" table:formula="of:=HEX2DEC([.P18])" office:value-type="float" office:value="10">
            <text:p>10</text:p>
          </table:table-cell>
          <table:table-cell table:style-name="ce50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lt. red}">
            <text:p>{lt. red}</text:p>
          </table:table-cell>
          <table:table-cell table:style-name="ce59" table:formula="of:=[.M18]" office:value-type="string" office:string-value="0A">
            <text:p>0A</text:p>
          </table:table-cell>
          <table:table-cell table:style-name="ce50" table:formula="of:=HEX2DEC([.S18])" office:value-type="float" office:value="10">
            <text:p>10</text:p>
          </table:table-cell>
          <table:table-cell table:style-name="ce50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lt. red}">
            <text:p>{lt. red}</text:p>
          </table:table-cell>
          <table:table-cell table:style-name="ce61" table:formula="of:=[.M18]" office:value-type="string" office:string-value="0A">
            <text:p>0A</text:p>
          </table:table-cell>
          <table:table-cell table:style-name="ce50" table:formula="of:=HEX2DEC([.V18])" office:value-type="float" office:value="10">
            <text:p>10</text:p>
          </table:table-cell>
          <table:table-cell table:style-name="ce50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lt. red}">
            <text:p>{lt. red}</text:p>
          </table:table-cell>
          <table:table-cell table:style-name="ce64" office:value-type="string">
            <text:p>data"</text:p>
          </table:table-cell>
          <table:table-cell table:style-name="ce70" table:formula="of:=[.O18]" office:value-type="string" office:string-value="{lt. red}">
            <text:p>{lt. red}</text:p>
          </table:table-cell>
          <table:table-cell table:style-name="ce70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18]+[.I18]" office:value-type="float" office:value="176">
            <text:p>176</text:p>
          </table:table-cell>
          <table:table-cell table:style-name="ce70" office:value-type="string">
            <text:p>}</text:p>
          </table:table-cell>
          <table:table-cell table:style-name="ce70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70" table:formula="of:=[.R18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F18]+[.J18]" office:value-type="float" office:value="176">
            <text:p>176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70" table:formula="of:=[.U18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G18]+[.K18]" office:value-type="float" office:value="176">
            <text:p>176</text:p>
          </table:table-cell>
          <table:table-cell table:style-name="ce70" office:value-type="string">
            <text:p>}</text:p>
          </table:table-cell>
          <table:table-cell table:style-name="ce70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70" table:formula="of:=[.X18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H18]+[.L18]" office:value-type="float" office:value="176">
            <text:p>176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7">
            <text:p>17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39" table:formula="of:=MID(['Charpad Export'.J213];2;2)" office:value-type="string" office:string-value="71">
            <text:p>71</text:p>
          </table:table-cell>
          <table:table-cell table:style-name="ce39" table:formula="of:=MID(['Charpad Export'.K213];2;2)" office:value-type="string" office:string-value="71">
            <text:p>71</text:p>
          </table:table-cell>
          <table:table-cell table:style-name="ce39" table:formula="of:=MID(['Charpad Export'.L213];2;2)" office:value-type="string" office:string-value="72">
            <text:p>72</text:p>
          </table:table-cell>
          <table:table-cell table:style-name="ce39" table:formula="of:=MID(['Charpad Export'.M213];2;2)" office:value-type="string" office:string-value="72">
            <text:p>72</text:p>
          </table:table-cell>
          <table:table-cell table:style-name="ce47" table:formula="of:=HEX2DEC([.A19])" office:value-type="float" office:value="113">
            <text:p>113</text:p>
          </table:table-cell>
          <table:table-cell table:style-name="ce50" table:formula="of:=HEX2DEC([.B19])" office:value-type="float" office:value="113">
            <text:p>113</text:p>
          </table:table-cell>
          <table:table-cell table:style-name="ce50" table:formula="of:=HEX2DEC([.C19])" office:value-type="float" office:value="114">
            <text:p>114</text:p>
          </table:table-cell>
          <table:table-cell table:style-name="ce50" table:formula="of:=HEX2DEC([.D19])" office:value-type="float" office:value="114">
            <text:p>114</text:p>
          </table:table-cell>
          <table:table-cell table:style-name="ce51" table:formula="of:=IF(AND([.E19]&gt;=0;[.E19]&lt;=31);&quot;+64&quot;;IF(AND([.E19]&gt;=32;[.E19]&lt;=63);&quot;0&quot;;IF(AND([.E19]&gt;=64;[.E19]&lt;=95);&quot;+128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+64">
            <text:p>+64</text:p>
          </table:table-cell>
          <table:table-cell table:style-name="ce52" table:formula="of:=IF(AND([.F19]&gt;=0;[.F19]&lt;=31);&quot;+64&quot;;IF(AND([.F19]&gt;=32;[.F19]&lt;=63);&quot;0&quot;;IF(AND([.F19]&gt;=64;[.F19]&lt;=95);&quot;+128&quot;;IF(AND([.F19]&gt;=96;[.F19]&lt;=127);&quot;+64&quot;;IF(AND([.F19]&gt;=128;[.F19]&lt;=159);&quot;-64&quot;;IF(AND([.F19]&gt;=160;[.F19]&lt;=191);&quot;-128&quot;;IF(AND([.F19]&gt;=192;[.F19]&lt;=254);&quot;0&quot;;IF(AND([.F19]=255);&quot;-64&quot;;&quot;&quot;))))))))" office:value-type="string" office:string-value="+64">
            <text:p>+64</text:p>
          </table:table-cell>
          <table:table-cell table:style-name="ce52" table:formula="of:=IF(AND([.G19]&gt;=0;[.G19]&lt;=31);&quot;+64&quot;;IF(AND([.G19]&gt;=32;[.G19]&lt;=63);&quot;0&quot;;IF(AND([.G19]&gt;=64;[.G19]&lt;=95);&quot;+128&quot;;IF(AND([.G19]&gt;=96;[.G19]&lt;=127);&quot;+64&quot;;IF(AND([.G19]&gt;=128;[.G19]&lt;=159);&quot;-64&quot;;IF(AND([.G19]&gt;=160;[.G19]&lt;=191);&quot;-128&quot;;IF(AND([.G19]&gt;=192;[.G19]&lt;=254);&quot;0&quot;;IF(AND([.G19]=255);&quot;-64&quot;;&quot;&quot;))))))))" office:value-type="string" office:string-value="+64">
            <text:p>+64</text:p>
          </table:table-cell>
          <table:table-cell table:style-name="ce52" table:formula="of:=IF(AND([.H19]&gt;=0;[.H19]&lt;=31);&quot;+64&quot;;IF(AND([.H19]&gt;=32;[.H19]&lt;=63);&quot;0&quot;;IF(AND([.H19]&gt;=64;[.H19]&lt;=95);&quot;+128&quot;;IF(AND([.H19]&gt;=96;[.H19]&lt;=127);&quot;+64&quot;;IF(AND([.H19]&gt;=128;[.H19]&lt;=159);&quot;-64&quot;;IF(AND([.H19]&gt;=160;[.H19]&lt;=191);&quot;-128&quot;;IF(AND([.H19]&gt;=192;[.H19]&lt;=254);&quot;0&quot;;IF(AND([.H19]=255);&quot;-64&quot;;&quot;&quot;))))))))" office:value-type="string" office:string-value="+64">
            <text:p>+64</text:p>
          </table:table-cell>
          <table:table-cell table:style-name="ce55" table:formula="of:=MID(['Charpad Export'.D237];2;2)" office:value-type="string" office:string-value="09">
            <text:p>09</text:p>
          </table:table-cell>
          <table:table-cell table:style-name="ce50" table:formula="of:=HEX2DEC([.M19])" office:value-type="float" office:value="9">
            <text:p>9</text:p>
          </table:table-cell>
          <table:table-cell table:style-name="ce50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brown}">
            <text:p>{brown}</text:p>
          </table:table-cell>
          <table:table-cell table:style-name="ce57" table:formula="of:=[.M19]" office:value-type="string" office:string-value="09">
            <text:p>09</text:p>
          </table:table-cell>
          <table:table-cell table:style-name="ce50" table:formula="of:=HEX2DEC([.P19])" office:value-type="float" office:value="9">
            <text:p>9</text:p>
          </table:table-cell>
          <table:table-cell table:style-name="ce50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brown}">
            <text:p>{brown}</text:p>
          </table:table-cell>
          <table:table-cell table:style-name="ce57" table:formula="of:=[.M19]" office:value-type="string" office:string-value="09">
            <text:p>09</text:p>
          </table:table-cell>
          <table:table-cell table:style-name="ce50" table:formula="of:=HEX2DEC([.S19])" office:value-type="float" office:value="9">
            <text:p>9</text:p>
          </table:table-cell>
          <table:table-cell table:style-name="ce50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brown}">
            <text:p>{brown}</text:p>
          </table:table-cell>
          <table:table-cell table:style-name="ce62" table:formula="of:=[.M19]" office:value-type="string" office:string-value="09">
            <text:p>09</text:p>
          </table:table-cell>
          <table:table-cell table:style-name="ce50" table:formula="of:=HEX2DEC([.V19])" office:value-type="float" office:value="9">
            <text:p>9</text:p>
          </table:table-cell>
          <table:table-cell table:style-name="ce50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brown}">
            <text:p>{brown}</text:p>
          </table:table-cell>
          <table:table-cell table:style-name="ce64" office:value-type="string">
            <text:p>data"</text:p>
          </table:table-cell>
          <table:table-cell table:style-name="ce70" table:formula="of:=[.O19]" office:value-type="string" office:string-value="{brown}">
            <text:p>{brown}</text:p>
          </table:table-cell>
          <table:table-cell table:style-name="ce70" table:formula="of:=IF(AND([.E19]&gt;=128;[.E19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19]+[.I19]" office:value-type="float" office:value="177">
            <text:p>177</text:p>
          </table:table-cell>
          <table:table-cell table:style-name="ce70" office:value-type="string">
            <text:p>}</text:p>
          </table:table-cell>
          <table:table-cell table:style-name="ce70" table:formula="of:=IF(AND([.F19]&gt;=128;[.F19]&lt;=255);&quot;{rvrs on}&quot;;&quot;{rvrs off}&quot;)" office:value-type="string" office:string-value="{rvrs off}">
            <text:p>{rvrs off}</text:p>
          </table:table-cell>
          <table:table-cell table:style-name="ce70" table:formula="of:=[.R19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F19]+[.J19]" office:value-type="float" office:value="177">
            <text:p>177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19]&gt;=128;[.G19]&lt;=255);&quot;{rvrs on}&quot;;&quot;{rvrs off}&quot;)" office:value-type="string" office:string-value="{rvrs off}">
            <text:p>{rvrs off}</text:p>
          </table:table-cell>
          <table:table-cell table:style-name="ce70" table:formula="of:=[.U19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G19]+[.K19]" office:value-type="float" office:value="178">
            <text:p>178</text:p>
          </table:table-cell>
          <table:table-cell table:style-name="ce70" office:value-type="string">
            <text:p>}</text:p>
          </table:table-cell>
          <table:table-cell table:style-name="ce70" table:formula="of:=IF(AND([.H19]&gt;=128;[.H19]&lt;=255);&quot;{rvrs on}&quot;;&quot;{rvrs off}&quot;)" office:value-type="string" office:string-value="{rvrs off}">
            <text:p>{rvrs off}</text:p>
          </table:table-cell>
          <table:table-cell table:style-name="ce70" table:formula="of:=[.X19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H19]+[.L19]" office:value-type="float" office:value="178">
            <text:p>178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8">
            <text:p>18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39" table:formula="of:=MID(['Charpad Export'.N213];2;2)" office:value-type="string" office:string-value="71">
            <text:p>71</text:p>
          </table:table-cell>
          <table:table-cell table:style-name="ce39" table:formula="of:=MID(['Charpad Export'.O213];2;2)" office:value-type="string" office:string-value="73">
            <text:p>73</text:p>
          </table:table-cell>
          <table:table-cell table:style-name="ce39" table:formula="of:=MID(['Charpad Export'.P213];2;2)" office:value-type="string" office:string-value="72">
            <text:p>72</text:p>
          </table:table-cell>
          <table:table-cell table:style-name="ce39" table:formula="of:=MID(['Charpad Export'.Q213];2;2)" office:value-type="string" office:string-value="72">
            <text:p>72</text:p>
          </table:table-cell>
          <table:table-cell table:style-name="ce47" table:formula="of:=HEX2DEC([.A20])" office:value-type="float" office:value="113">
            <text:p>113</text:p>
          </table:table-cell>
          <table:table-cell table:style-name="ce50" table:formula="of:=HEX2DEC([.B20])" office:value-type="float" office:value="115">
            <text:p>115</text:p>
          </table:table-cell>
          <table:table-cell table:style-name="ce50" table:formula="of:=HEX2DEC([.C20])" office:value-type="float" office:value="114">
            <text:p>114</text:p>
          </table:table-cell>
          <table:table-cell table:style-name="ce50" table:formula="of:=HEX2DEC([.D20])" office:value-type="float" office:value="114">
            <text:p>114</text:p>
          </table:table-cell>
          <table:table-cell table:style-name="ce51" table:formula="of:=IF(AND([.E20]&gt;=0;[.E20]&lt;=31);&quot;+64&quot;;IF(AND([.E20]&gt;=32;[.E20]&lt;=63);&quot;0&quot;;IF(AND([.E20]&gt;=64;[.E20]&lt;=95);&quot;+128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+64">
            <text:p>+64</text:p>
          </table:table-cell>
          <table:table-cell table:style-name="ce52" table:formula="of:=IF(AND([.F20]&gt;=0;[.F20]&lt;=31);&quot;+64&quot;;IF(AND([.F20]&gt;=32;[.F20]&lt;=63);&quot;0&quot;;IF(AND([.F20]&gt;=64;[.F20]&lt;=95);&quot;+128&quot;;IF(AND([.F20]&gt;=96;[.F20]&lt;=127);&quot;+64&quot;;IF(AND([.F20]&gt;=128;[.F20]&lt;=159);&quot;-64&quot;;IF(AND([.F20]&gt;=160;[.F20]&lt;=191);&quot;-128&quot;;IF(AND([.F20]&gt;=192;[.F20]&lt;=254);&quot;0&quot;;IF(AND([.F20]=255);&quot;-64&quot;;&quot;&quot;))))))))" office:value-type="string" office:string-value="+64">
            <text:p>+64</text:p>
          </table:table-cell>
          <table:table-cell table:style-name="ce52" table:formula="of:=IF(AND([.G20]&gt;=0;[.G20]&lt;=31);&quot;+64&quot;;IF(AND([.G20]&gt;=32;[.G20]&lt;=63);&quot;0&quot;;IF(AND([.G20]&gt;=64;[.G20]&lt;=95);&quot;+128&quot;;IF(AND([.G20]&gt;=96;[.G20]&lt;=127);&quot;+64&quot;;IF(AND([.G20]&gt;=128;[.G20]&lt;=159);&quot;-64&quot;;IF(AND([.G20]&gt;=160;[.G20]&lt;=191);&quot;-128&quot;;IF(AND([.G20]&gt;=192;[.G20]&lt;=254);&quot;0&quot;;IF(AND([.G20]=255);&quot;-64&quot;;&quot;&quot;))))))))" office:value-type="string" office:string-value="+64">
            <text:p>+64</text:p>
          </table:table-cell>
          <table:table-cell table:style-name="ce52" table:formula="of:=IF(AND([.H20]&gt;=0;[.H20]&lt;=31);&quot;+64&quot;;IF(AND([.H20]&gt;=32;[.H20]&lt;=63);&quot;0&quot;;IF(AND([.H20]&gt;=64;[.H20]&lt;=95);&quot;+128&quot;;IF(AND([.H20]&gt;=96;[.H20]&lt;=127);&quot;+64&quot;;IF(AND([.H20]&gt;=128;[.H20]&lt;=159);&quot;-64&quot;;IF(AND([.H20]&gt;=160;[.H20]&lt;=191);&quot;-128&quot;;IF(AND([.H20]&gt;=192;[.H20]&lt;=254);&quot;0&quot;;IF(AND([.H20]=255);&quot;-64&quot;;&quot;&quot;))))))))" office:value-type="string" office:string-value="+64">
            <text:p>+64</text:p>
          </table:table-cell>
          <table:table-cell table:style-name="ce54" table:formula="of:=MID(['Charpad Export'.E237];2;2)" office:value-type="string" office:string-value="09">
            <text:p>09</text:p>
          </table:table-cell>
          <table:table-cell table:style-name="ce50" table:formula="of:=HEX2DEC([.M20])" office:value-type="float" office:value="9">
            <text:p>9</text:p>
          </table:table-cell>
          <table:table-cell table:style-name="ce50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brown}">
            <text:p>{brown}</text:p>
          </table:table-cell>
          <table:table-cell table:style-name="ce59" table:formula="of:=[.M20]" office:value-type="string" office:string-value="09">
            <text:p>09</text:p>
          </table:table-cell>
          <table:table-cell table:style-name="ce50" table:formula="of:=HEX2DEC([.P20])" office:value-type="float" office:value="9">
            <text:p>9</text:p>
          </table:table-cell>
          <table:table-cell table:style-name="ce50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brown}">
            <text:p>{brown}</text:p>
          </table:table-cell>
          <table:table-cell table:style-name="ce59" table:formula="of:=[.M20]" office:value-type="string" office:string-value="09">
            <text:p>09</text:p>
          </table:table-cell>
          <table:table-cell table:style-name="ce50" table:formula="of:=HEX2DEC([.S20])" office:value-type="float" office:value="9">
            <text:p>9</text:p>
          </table:table-cell>
          <table:table-cell table:style-name="ce50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brown}">
            <text:p>{brown}</text:p>
          </table:table-cell>
          <table:table-cell table:style-name="ce61" table:formula="of:=[.M20]" office:value-type="string" office:string-value="09">
            <text:p>09</text:p>
          </table:table-cell>
          <table:table-cell table:style-name="ce50" table:formula="of:=HEX2DEC([.V20])" office:value-type="float" office:value="9">
            <text:p>9</text:p>
          </table:table-cell>
          <table:table-cell table:style-name="ce50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brown}">
            <text:p>{brown}</text:p>
          </table:table-cell>
          <table:table-cell table:style-name="ce64" office:value-type="string">
            <text:p>data"</text:p>
          </table:table-cell>
          <table:table-cell table:style-name="ce70" table:formula="of:=[.O20]" office:value-type="string" office:string-value="{brown}">
            <text:p>{brown}</text:p>
          </table:table-cell>
          <table:table-cell table:style-name="ce70" table:formula="of:=IF(AND([.E20]&gt;=128;[.E20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0]+[.I20]" office:value-type="float" office:value="177">
            <text:p>177</text:p>
          </table:table-cell>
          <table:table-cell table:style-name="ce70" office:value-type="string">
            <text:p>}</text:p>
          </table:table-cell>
          <table:table-cell table:style-name="ce70" table:formula="of:=IF(AND([.F20]&gt;=128;[.F20]&lt;=255);&quot;{rvrs on}&quot;;&quot;{rvrs off}&quot;)" office:value-type="string" office:string-value="{rvrs off}">
            <text:p>{rvrs off}</text:p>
          </table:table-cell>
          <table:table-cell table:style-name="ce70" table:formula="of:=[.R20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F20]+[.J20]" office:value-type="float" office:value="179">
            <text:p>179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0]&gt;=128;[.G20]&lt;=255);&quot;{rvrs on}&quot;;&quot;{rvrs off}&quot;)" office:value-type="string" office:string-value="{rvrs off}">
            <text:p>{rvrs off}</text:p>
          </table:table-cell>
          <table:table-cell table:style-name="ce70" table:formula="of:=[.U20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G20]+[.K20]" office:value-type="float" office:value="178">
            <text:p>178</text:p>
          </table:table-cell>
          <table:table-cell table:style-name="ce70" office:value-type="string">
            <text:p>}</text:p>
          </table:table-cell>
          <table:table-cell table:style-name="ce70" table:formula="of:=IF(AND([.H20]&gt;=128;[.H20]&lt;=255);&quot;{rvrs on}&quot;;&quot;{rvrs off}&quot;)" office:value-type="string" office:string-value="{rvrs off}">
            <text:p>{rvrs off}</text:p>
          </table:table-cell>
          <table:table-cell table:style-name="ce70" table:formula="of:=[.X20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H20]+[.L20]" office:value-type="float" office:value="178">
            <text:p>178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19">
            <text:p>19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0" table:formula="of:=MID(['Charpad Export'.B214];2;2)" office:value-type="string" office:string-value="73">
            <text:p>73</text:p>
          </table:table-cell>
          <table:table-cell table:style-name="ce40" table:formula="of:=MID(['Charpad Export'.C214];2;2)" office:value-type="string" office:string-value="71">
            <text:p>71</text:p>
          </table:table-cell>
          <table:table-cell table:style-name="ce40" table:formula="of:=MID(['Charpad Export'.D214];2;2)" office:value-type="string" office:string-value="72">
            <text:p>72</text:p>
          </table:table-cell>
          <table:table-cell table:style-name="ce40" table:formula="of:=MID(['Charpad Export'.E214];2;2)" office:value-type="string" office:string-value="72">
            <text:p>72</text:p>
          </table:table-cell>
          <table:table-cell table:style-name="ce47" table:formula="of:=HEX2DEC([.A21])" office:value-type="float" office:value="115">
            <text:p>115</text:p>
          </table:table-cell>
          <table:table-cell table:style-name="ce50" table:formula="of:=HEX2DEC([.B21])" office:value-type="float" office:value="113">
            <text:p>113</text:p>
          </table:table-cell>
          <table:table-cell table:style-name="ce50" table:formula="of:=HEX2DEC([.C21])" office:value-type="float" office:value="114">
            <text:p>114</text:p>
          </table:table-cell>
          <table:table-cell table:style-name="ce50" table:formula="of:=HEX2DEC([.D21])" office:value-type="float" office:value="114">
            <text:p>114</text:p>
          </table:table-cell>
          <table:table-cell table:style-name="ce51" table:formula="of:=IF(AND([.E21]&gt;=0;[.E21]&lt;=31);&quot;+64&quot;;IF(AND([.E21]&gt;=32;[.E21]&lt;=63);&quot;0&quot;;IF(AND([.E21]&gt;=64;[.E21]&lt;=95);&quot;+128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+64">
            <text:p>+64</text:p>
          </table:table-cell>
          <table:table-cell table:style-name="ce52" table:formula="of:=IF(AND([.F21]&gt;=0;[.F21]&lt;=31);&quot;+64&quot;;IF(AND([.F21]&gt;=32;[.F21]&lt;=63);&quot;0&quot;;IF(AND([.F21]&gt;=64;[.F21]&lt;=95);&quot;+128&quot;;IF(AND([.F21]&gt;=96;[.F21]&lt;=127);&quot;+64&quot;;IF(AND([.F21]&gt;=128;[.F21]&lt;=159);&quot;-64&quot;;IF(AND([.F21]&gt;=160;[.F21]&lt;=191);&quot;-128&quot;;IF(AND([.F21]&gt;=192;[.F21]&lt;=254);&quot;0&quot;;IF(AND([.F21]=255);&quot;-64&quot;;&quot;&quot;))))))))" office:value-type="string" office:string-value="+64">
            <text:p>+64</text:p>
          </table:table-cell>
          <table:table-cell table:style-name="ce52" table:formula="of:=IF(AND([.G21]&gt;=0;[.G21]&lt;=31);&quot;+64&quot;;IF(AND([.G21]&gt;=32;[.G21]&lt;=63);&quot;0&quot;;IF(AND([.G21]&gt;=64;[.G21]&lt;=95);&quot;+128&quot;;IF(AND([.G21]&gt;=96;[.G21]&lt;=127);&quot;+64&quot;;IF(AND([.G21]&gt;=128;[.G21]&lt;=159);&quot;-64&quot;;IF(AND([.G21]&gt;=160;[.G21]&lt;=191);&quot;-128&quot;;IF(AND([.G21]&gt;=192;[.G21]&lt;=254);&quot;0&quot;;IF(AND([.G21]=255);&quot;-64&quot;;&quot;&quot;))))))))" office:value-type="string" office:string-value="+64">
            <text:p>+64</text:p>
          </table:table-cell>
          <table:table-cell table:style-name="ce52" table:formula="of:=IF(AND([.H21]&gt;=0;[.H21]&lt;=31);&quot;+64&quot;;IF(AND([.H21]&gt;=32;[.H21]&lt;=63);&quot;0&quot;;IF(AND([.H21]&gt;=64;[.H21]&lt;=95);&quot;+128&quot;;IF(AND([.H21]&gt;=96;[.H21]&lt;=127);&quot;+64&quot;;IF(AND([.H21]&gt;=128;[.H21]&lt;=159);&quot;-64&quot;;IF(AND([.H21]&gt;=160;[.H21]&lt;=191);&quot;-128&quot;;IF(AND([.H21]&gt;=192;[.H21]&lt;=254);&quot;0&quot;;IF(AND([.H21]=255);&quot;-64&quot;;&quot;&quot;))))))))" office:value-type="string" office:string-value="+64">
            <text:p>+64</text:p>
          </table:table-cell>
          <table:table-cell table:style-name="ce55" table:formula="of:=MID(['Charpad Export'.F237];2;2)" office:value-type="string" office:string-value="09">
            <text:p>09</text:p>
          </table:table-cell>
          <table:table-cell table:style-name="ce50" table:formula="of:=HEX2DEC([.M21])" office:value-type="float" office:value="9">
            <text:p>9</text:p>
          </table:table-cell>
          <table:table-cell table:style-name="ce50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brown}">
            <text:p>{brown}</text:p>
          </table:table-cell>
          <table:table-cell table:style-name="ce57" table:formula="of:=[.M21]" office:value-type="string" office:string-value="09">
            <text:p>09</text:p>
          </table:table-cell>
          <table:table-cell table:style-name="ce50" table:formula="of:=HEX2DEC([.P21])" office:value-type="float" office:value="9">
            <text:p>9</text:p>
          </table:table-cell>
          <table:table-cell table:style-name="ce50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brown}">
            <text:p>{brown}</text:p>
          </table:table-cell>
          <table:table-cell table:style-name="ce57" table:formula="of:=[.M21]" office:value-type="string" office:string-value="09">
            <text:p>09</text:p>
          </table:table-cell>
          <table:table-cell table:style-name="ce50" table:formula="of:=HEX2DEC([.S21])" office:value-type="float" office:value="9">
            <text:p>9</text:p>
          </table:table-cell>
          <table:table-cell table:style-name="ce50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brown}">
            <text:p>{brown}</text:p>
          </table:table-cell>
          <table:table-cell table:style-name="ce62" table:formula="of:=[.M21]" office:value-type="string" office:string-value="09">
            <text:p>09</text:p>
          </table:table-cell>
          <table:table-cell table:style-name="ce50" table:formula="of:=HEX2DEC([.V21])" office:value-type="float" office:value="9">
            <text:p>9</text:p>
          </table:table-cell>
          <table:table-cell table:style-name="ce50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brown}">
            <text:p>{brown}</text:p>
          </table:table-cell>
          <table:table-cell table:style-name="ce64" office:value-type="string">
            <text:p>data"</text:p>
          </table:table-cell>
          <table:table-cell table:style-name="ce70" table:formula="of:=[.O21]" office:value-type="string" office:string-value="{brown}">
            <text:p>{brown}</text:p>
          </table:table-cell>
          <table:table-cell table:style-name="ce70" table:formula="of:=IF(AND([.E21]&gt;=128;[.E21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1]+[.I21]" office:value-type="float" office:value="179">
            <text:p>179</text:p>
          </table:table-cell>
          <table:table-cell table:style-name="ce70" office:value-type="string">
            <text:p>}</text:p>
          </table:table-cell>
          <table:table-cell table:style-name="ce70" table:formula="of:=IF(AND([.F21]&gt;=128;[.F21]&lt;=255);&quot;{rvrs on}&quot;;&quot;{rvrs off}&quot;)" office:value-type="string" office:string-value="{rvrs off}">
            <text:p>{rvrs off}</text:p>
          </table:table-cell>
          <table:table-cell table:style-name="ce70" table:formula="of:=[.R21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F21]+[.J21]" office:value-type="float" office:value="177">
            <text:p>177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1]&gt;=128;[.G21]&lt;=255);&quot;{rvrs on}&quot;;&quot;{rvrs off}&quot;)" office:value-type="string" office:string-value="{rvrs off}">
            <text:p>{rvrs off}</text:p>
          </table:table-cell>
          <table:table-cell table:style-name="ce70" table:formula="of:=[.U21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G21]+[.K21]" office:value-type="float" office:value="178">
            <text:p>178</text:p>
          </table:table-cell>
          <table:table-cell table:style-name="ce70" office:value-type="string">
            <text:p>}</text:p>
          </table:table-cell>
          <table:table-cell table:style-name="ce70" table:formula="of:=IF(AND([.H21]&gt;=128;[.H21]&lt;=255);&quot;{rvrs on}&quot;;&quot;{rvrs off}&quot;)" office:value-type="string" office:string-value="{rvrs off}">
            <text:p>{rvrs off}</text:p>
          </table:table-cell>
          <table:table-cell table:style-name="ce70" table:formula="of:=[.X21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H21]+[.L21]" office:value-type="float" office:value="178">
            <text:p>178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0">
            <text:p>20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0" table:formula="of:=MID(['Charpad Export'.F214];2;2)" office:value-type="string" office:string-value="A4">
            <text:p>A4</text:p>
          </table:table-cell>
          <table:table-cell table:style-name="ce40" table:formula="of:=MID(['Charpad Export'.G214];2;2)" office:value-type="string" office:string-value="A5">
            <text:p>A5</text:p>
          </table:table-cell>
          <table:table-cell table:style-name="ce40" table:formula="of:=MID(['Charpad Export'.H214];2;2)" office:value-type="string" office:string-value="A6">
            <text:p>A6</text:p>
          </table:table-cell>
          <table:table-cell table:style-name="ce40" table:formula="of:=MID(['Charpad Export'.I214];2;2)" office:value-type="string" office:string-value="A7">
            <text:p>A7</text:p>
          </table:table-cell>
          <table:table-cell table:style-name="ce47" table:formula="of:=HEX2DEC([.A22])" office:value-type="float" office:value="164">
            <text:p>164</text:p>
          </table:table-cell>
          <table:table-cell table:style-name="ce50" table:formula="of:=HEX2DEC([.B22])" office:value-type="float" office:value="165">
            <text:p>165</text:p>
          </table:table-cell>
          <table:table-cell table:style-name="ce50" table:formula="of:=HEX2DEC([.C22])" office:value-type="float" office:value="166">
            <text:p>166</text:p>
          </table:table-cell>
          <table:table-cell table:style-name="ce50" table:formula="of:=HEX2DEC([.D22])" office:value-type="float" office:value="167">
            <text:p>167</text:p>
          </table:table-cell>
          <table:table-cell table:style-name="ce51" table:formula="of:=IF(AND([.E22]&gt;=0;[.E22]&lt;=31);&quot;+64&quot;;IF(AND([.E22]&gt;=32;[.E22]&lt;=63);&quot;0&quot;;IF(AND([.E22]&gt;=64;[.E22]&lt;=95);&quot;+128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-128">
            <text:p>-128</text:p>
          </table:table-cell>
          <table:table-cell table:style-name="ce52" table:formula="of:=IF(AND([.F22]&gt;=0;[.F22]&lt;=31);&quot;+64&quot;;IF(AND([.F22]&gt;=32;[.F22]&lt;=63);&quot;0&quot;;IF(AND([.F22]&gt;=64;[.F22]&lt;=95);&quot;+128&quot;;IF(AND([.F22]&gt;=96;[.F22]&lt;=127);&quot;+64&quot;;IF(AND([.F22]&gt;=128;[.F22]&lt;=159);&quot;-64&quot;;IF(AND([.F22]&gt;=160;[.F22]&lt;=191);&quot;-128&quot;;IF(AND([.F22]&gt;=192;[.F22]&lt;=254);&quot;0&quot;;IF(AND([.F22]=255);&quot;-64&quot;;&quot;&quot;))))))))" office:value-type="string" office:string-value="-128">
            <text:p>-128</text:p>
          </table:table-cell>
          <table:table-cell table:style-name="ce52" table:formula="of:=IF(AND([.G22]&gt;=0;[.G22]&lt;=31);&quot;+64&quot;;IF(AND([.G22]&gt;=32;[.G22]&lt;=63);&quot;0&quot;;IF(AND([.G22]&gt;=64;[.G22]&lt;=95);&quot;+128&quot;;IF(AND([.G22]&gt;=96;[.G22]&lt;=127);&quot;+64&quot;;IF(AND([.G22]&gt;=128;[.G22]&lt;=159);&quot;-64&quot;;IF(AND([.G22]&gt;=160;[.G22]&lt;=191);&quot;-128&quot;;IF(AND([.G22]&gt;=192;[.G22]&lt;=254);&quot;0&quot;;IF(AND([.G22]=255);&quot;-64&quot;;&quot;&quot;))))))))" office:value-type="string" office:string-value="-128">
            <text:p>-128</text:p>
          </table:table-cell>
          <table:table-cell table:style-name="ce52" table:formula="of:=IF(AND([.H22]&gt;=0;[.H22]&lt;=31);&quot;+64&quot;;IF(AND([.H22]&gt;=32;[.H22]&lt;=63);&quot;0&quot;;IF(AND([.H22]&gt;=64;[.H22]&lt;=95);&quot;+128&quot;;IF(AND([.H22]&gt;=96;[.H22]&lt;=127);&quot;+64&quot;;IF(AND([.H22]&gt;=128;[.H22]&lt;=159);&quot;-64&quot;;IF(AND([.H22]&gt;=160;[.H22]&lt;=191);&quot;-128&quot;;IF(AND([.H22]&gt;=192;[.H22]&lt;=254);&quot;0&quot;;IF(AND([.H22]=255);&quot;-64&quot;;&quot;&quot;))))))))" office:value-type="string" office:string-value="-128">
            <text:p>-128</text:p>
          </table:table-cell>
          <table:table-cell table:style-name="ce54" table:formula="of:=MID(['Charpad Export'.G237];2;2)" office:value-type="string" office:string-value="09">
            <text:p>09</text:p>
          </table:table-cell>
          <table:table-cell table:style-name="ce50" table:formula="of:=HEX2DEC([.M22])" office:value-type="float" office:value="9">
            <text:p>9</text:p>
          </table:table-cell>
          <table:table-cell table:style-name="ce50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59" table:formula="of:=[.M22]" office:value-type="string" office:string-value="09">
            <text:p>09</text:p>
          </table:table-cell>
          <table:table-cell table:style-name="ce50" table:formula="of:=HEX2DEC([.P22])" office:value-type="float" office:value="9">
            <text:p>9</text:p>
          </table:table-cell>
          <table:table-cell table:style-name="ce50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59" table:formula="of:=[.M22]" office:value-type="string" office:string-value="09">
            <text:p>09</text:p>
          </table:table-cell>
          <table:table-cell table:style-name="ce50" table:formula="of:=HEX2DEC([.S22])" office:value-type="float" office:value="9">
            <text:p>9</text:p>
          </table:table-cell>
          <table:table-cell table:style-name="ce50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61" table:formula="of:=[.M22]" office:value-type="string" office:string-value="09">
            <text:p>09</text:p>
          </table:table-cell>
          <table:table-cell table:style-name="ce50" table:formula="of:=HEX2DEC([.V22])" office:value-type="float" office:value="9">
            <text:p>9</text:p>
          </table:table-cell>
          <table:table-cell table:style-name="ce50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64" office:value-type="string">
            <text:p>data"</text:p>
          </table:table-cell>
          <table:table-cell table:style-name="ce70" table:formula="of:=[.O22]" office:value-type="string" office:string-value="{brown}">
            <text:p>{brown}</text:p>
          </table:table-cell>
          <table:table-cell table:style-name="ce70" table:formula="of:=IF(AND([.E22]&gt;=128;[.E22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22]+[.I22]" office:value-type="float" office:value="36">
            <text:p>36</text:p>
          </table:table-cell>
          <table:table-cell table:style-name="ce70" office:value-type="string">
            <text:p>}</text:p>
          </table:table-cell>
          <table:table-cell table:style-name="ce70" table:formula="of:=IF(AND([.F22]&gt;=128;[.F22]&lt;=255);&quot;{rvrs on}&quot;;&quot;{rvrs off}&quot;)" office:value-type="string" office:string-value="{rvrs on}">
            <text:p>{rvrs on}</text:p>
          </table:table-cell>
          <table:table-cell table:style-name="ce70" table:formula="of:=[.R22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F22]+[.J22]" office:value-type="float" office:value="37">
            <text:p>37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2]&gt;=128;[.G22]&lt;=255);&quot;{rvrs on}&quot;;&quot;{rvrs off}&quot;)" office:value-type="string" office:string-value="{rvrs on}">
            <text:p>{rvrs on}</text:p>
          </table:table-cell>
          <table:table-cell table:style-name="ce70" table:formula="of:=[.U22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G22]+[.K22]" office:value-type="float" office:value="38">
            <text:p>38</text:p>
          </table:table-cell>
          <table:table-cell table:style-name="ce70" office:value-type="string">
            <text:p>}</text:p>
          </table:table-cell>
          <table:table-cell table:style-name="ce70" table:formula="of:=IF(AND([.H22]&gt;=128;[.H22]&lt;=255);&quot;{rvrs on}&quot;;&quot;{rvrs off}&quot;)" office:value-type="string" office:string-value="{rvrs on}">
            <text:p>{rvrs on}</text:p>
          </table:table-cell>
          <table:table-cell table:style-name="ce70" table:formula="of:=[.X22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H22]+[.L22]" office:value-type="float" office:value="39">
            <text:p>39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1">
            <text:p>21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0" table:formula="of:=MID(['Charpad Export'.J214];2;2)" office:value-type="string" office:string-value="AC">
            <text:p>AC</text:p>
          </table:table-cell>
          <table:table-cell table:style-name="ce40" table:formula="of:=MID(['Charpad Export'.K214];2;2)" office:value-type="string" office:string-value="AD">
            <text:p>AD</text:p>
          </table:table-cell>
          <table:table-cell table:style-name="ce40" table:formula="of:=MID(['Charpad Export'.L214];2;2)" office:value-type="string" office:string-value="AE">
            <text:p>AE</text:p>
          </table:table-cell>
          <table:table-cell table:style-name="ce40" table:formula="of:=MID(['Charpad Export'.M214];2;2)" office:value-type="string" office:string-value="AF">
            <text:p>AF</text:p>
          </table:table-cell>
          <table:table-cell table:style-name="ce47" table:formula="of:=HEX2DEC([.A23])" office:value-type="float" office:value="172">
            <text:p>172</text:p>
          </table:table-cell>
          <table:table-cell table:style-name="ce50" table:formula="of:=HEX2DEC([.B23])" office:value-type="float" office:value="173">
            <text:p>173</text:p>
          </table:table-cell>
          <table:table-cell table:style-name="ce50" table:formula="of:=HEX2DEC([.C23])" office:value-type="float" office:value="174">
            <text:p>174</text:p>
          </table:table-cell>
          <table:table-cell table:style-name="ce50" table:formula="of:=HEX2DEC([.D23])" office:value-type="float" office:value="175">
            <text:p>175</text:p>
          </table:table-cell>
          <table:table-cell table:style-name="ce51" table:formula="of:=IF(AND([.E23]&gt;=0;[.E23]&lt;=31);&quot;+64&quot;;IF(AND([.E23]&gt;=32;[.E23]&lt;=63);&quot;0&quot;;IF(AND([.E23]&gt;=64;[.E23]&lt;=95);&quot;+128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-128">
            <text:p>-128</text:p>
          </table:table-cell>
          <table:table-cell table:style-name="ce52" table:formula="of:=IF(AND([.F23]&gt;=0;[.F23]&lt;=31);&quot;+64&quot;;IF(AND([.F23]&gt;=32;[.F23]&lt;=63);&quot;0&quot;;IF(AND([.F23]&gt;=64;[.F23]&lt;=95);&quot;+128&quot;;IF(AND([.F23]&gt;=96;[.F23]&lt;=127);&quot;+64&quot;;IF(AND([.F23]&gt;=128;[.F23]&lt;=159);&quot;-64&quot;;IF(AND([.F23]&gt;=160;[.F23]&lt;=191);&quot;-128&quot;;IF(AND([.F23]&gt;=192;[.F23]&lt;=254);&quot;0&quot;;IF(AND([.F23]=255);&quot;-64&quot;;&quot;&quot;))))))))" office:value-type="string" office:string-value="-128">
            <text:p>-128</text:p>
          </table:table-cell>
          <table:table-cell table:style-name="ce52" table:formula="of:=IF(AND([.G23]&gt;=0;[.G23]&lt;=31);&quot;+64&quot;;IF(AND([.G23]&gt;=32;[.G23]&lt;=63);&quot;0&quot;;IF(AND([.G23]&gt;=64;[.G23]&lt;=95);&quot;+128&quot;;IF(AND([.G23]&gt;=96;[.G23]&lt;=127);&quot;+64&quot;;IF(AND([.G23]&gt;=128;[.G23]&lt;=159);&quot;-64&quot;;IF(AND([.G23]&gt;=160;[.G23]&lt;=191);&quot;-128&quot;;IF(AND([.G23]&gt;=192;[.G23]&lt;=254);&quot;0&quot;;IF(AND([.G23]=255);&quot;-64&quot;;&quot;&quot;))))))))" office:value-type="string" office:string-value="-128">
            <text:p>-128</text:p>
          </table:table-cell>
          <table:table-cell table:style-name="ce52" table:formula="of:=IF(AND([.H23]&gt;=0;[.H23]&lt;=31);&quot;+64&quot;;IF(AND([.H23]&gt;=32;[.H23]&lt;=63);&quot;0&quot;;IF(AND([.H23]&gt;=64;[.H23]&lt;=95);&quot;+128&quot;;IF(AND([.H23]&gt;=96;[.H23]&lt;=127);&quot;+64&quot;;IF(AND([.H23]&gt;=128;[.H23]&lt;=159);&quot;-64&quot;;IF(AND([.H23]&gt;=160;[.H23]&lt;=191);&quot;-128&quot;;IF(AND([.H23]&gt;=192;[.H23]&lt;=254);&quot;0&quot;;IF(AND([.H23]=255);&quot;-64&quot;;&quot;&quot;))))))))" office:value-type="string" office:string-value="-128">
            <text:p>-128</text:p>
          </table:table-cell>
          <table:table-cell table:style-name="ce55" table:formula="of:=MID(['Charpad Export'.H237];2;2)" office:value-type="string" office:string-value="0B">
            <text:p>0B</text:p>
          </table:table-cell>
          <table:table-cell table:style-name="ce50" table:formula="of:=HEX2DEC([.M23])" office:value-type="float" office:value="11">
            <text:p>11</text:p>
          </table:table-cell>
          <table:table-cell table:style-name="ce50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gray1}">
            <text:p>{gray1}</text:p>
          </table:table-cell>
          <table:table-cell table:style-name="ce57" table:formula="of:=[.M23]" office:value-type="string" office:string-value="0B">
            <text:p>0B</text:p>
          </table:table-cell>
          <table:table-cell table:style-name="ce50" table:formula="of:=HEX2DEC([.P23])" office:value-type="float" office:value="11">
            <text:p>11</text:p>
          </table:table-cell>
          <table:table-cell table:style-name="ce50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gray1}">
            <text:p>{gray1}</text:p>
          </table:table-cell>
          <table:table-cell table:style-name="ce57" table:formula="of:=[.M23]" office:value-type="string" office:string-value="0B">
            <text:p>0B</text:p>
          </table:table-cell>
          <table:table-cell table:style-name="ce50" table:formula="of:=HEX2DEC([.S23])" office:value-type="float" office:value="11">
            <text:p>11</text:p>
          </table:table-cell>
          <table:table-cell table:style-name="ce50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gray1}">
            <text:p>{gray1}</text:p>
          </table:table-cell>
          <table:table-cell table:style-name="ce62" table:formula="of:=[.M23]" office:value-type="string" office:string-value="0B">
            <text:p>0B</text:p>
          </table:table-cell>
          <table:table-cell table:style-name="ce50" table:formula="of:=HEX2DEC([.V23])" office:value-type="float" office:value="11">
            <text:p>11</text:p>
          </table:table-cell>
          <table:table-cell table:style-name="ce50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23]" office:value-type="string" office:string-value="{gray1}">
            <text:p>{gray1}</text:p>
          </table:table-cell>
          <table:table-cell table:style-name="ce70" table:formula="of:=IF(AND([.E23]&gt;=128;[.E23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23]+[.I23]" office:value-type="float" office:value="44">
            <text:p>44</text:p>
          </table:table-cell>
          <table:table-cell table:style-name="ce70" office:value-type="string">
            <text:p>}</text:p>
          </table:table-cell>
          <table:table-cell table:style-name="ce70" table:formula="of:=IF(AND([.F23]&gt;=128;[.F23]&lt;=255);&quot;{rvrs on}&quot;;&quot;{rvrs off}&quot;)" office:value-type="string" office:string-value="{rvrs on}">
            <text:p>{rvrs on}</text:p>
          </table:table-cell>
          <table:table-cell table:style-name="ce70" table:formula="of:=[.R23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23]+[.J23]" office:value-type="float" office:value="45">
            <text:p>45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3]&gt;=128;[.G23]&lt;=255);&quot;{rvrs on}&quot;;&quot;{rvrs off}&quot;)" office:value-type="string" office:string-value="{rvrs on}">
            <text:p>{rvrs on}</text:p>
          </table:table-cell>
          <table:table-cell table:style-name="ce70" table:formula="of:=[.U23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23]+[.K23]" office:value-type="float" office:value="46">
            <text:p>46</text:p>
          </table:table-cell>
          <table:table-cell table:style-name="ce70" office:value-type="string">
            <text:p>}</text:p>
          </table:table-cell>
          <table:table-cell table:style-name="ce70" table:formula="of:=IF(AND([.H23]&gt;=128;[.H23]&lt;=255);&quot;{rvrs on}&quot;;&quot;{rvrs off}&quot;)" office:value-type="string" office:string-value="{rvrs on}">
            <text:p>{rvrs on}</text:p>
          </table:table-cell>
          <table:table-cell table:style-name="ce70" table:formula="of:=[.X23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23]+[.L23]" office:value-type="float" office:value="47">
            <text:p>47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2">
            <text:p>22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0" table:formula="of:=MID(['Charpad Export'.N214];2;2)" office:value-type="string" office:string-value="40">
            <text:p>40</text:p>
          </table:table-cell>
          <table:table-cell table:style-name="ce40" table:formula="of:=MID(['Charpad Export'.O214];2;2)" office:value-type="string" office:string-value="40">
            <text:p>40</text:p>
          </table:table-cell>
          <table:table-cell table:style-name="ce40" table:formula="of:=MID(['Charpad Export'.P214];2;2)" office:value-type="string" office:string-value="40">
            <text:p>40</text:p>
          </table:table-cell>
          <table:table-cell table:style-name="ce40" table:formula="of:=MID(['Charpad Export'.Q214];2;2)" office:value-type="string" office:string-value="40">
            <text:p>40</text:p>
          </table:table-cell>
          <table:table-cell table:style-name="ce47" table:formula="of:=HEX2DEC([.A24])" office:value-type="float" office:value="64">
            <text:p>64</text:p>
          </table:table-cell>
          <table:table-cell table:style-name="ce50" table:formula="of:=HEX2DEC([.B24])" office:value-type="float" office:value="64">
            <text:p>64</text:p>
          </table:table-cell>
          <table:table-cell table:style-name="ce50" table:formula="of:=HEX2DEC([.C24])" office:value-type="float" office:value="64">
            <text:p>64</text:p>
          </table:table-cell>
          <table:table-cell table:style-name="ce50" table:formula="of:=HEX2DEC([.D24])" office:value-type="float" office:value="64">
            <text:p>64</text:p>
          </table:table-cell>
          <table:table-cell table:style-name="ce51" table:formula="of:=IF(AND([.E24]&gt;=0;[.E24]&lt;=31);&quot;+64&quot;;IF(AND([.E24]&gt;=32;[.E24]&lt;=63);&quot;0&quot;;IF(AND([.E24]&gt;=64;[.E24]&lt;=95);&quot;+128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+128">
            <text:p>+128</text:p>
          </table:table-cell>
          <table:table-cell table:style-name="ce52" table:formula="of:=IF(AND([.F24]&gt;=0;[.F24]&lt;=31);&quot;+64&quot;;IF(AND([.F24]&gt;=32;[.F24]&lt;=63);&quot;0&quot;;IF(AND([.F24]&gt;=64;[.F24]&lt;=95);&quot;+128&quot;;IF(AND([.F24]&gt;=96;[.F24]&lt;=127);&quot;+64&quot;;IF(AND([.F24]&gt;=128;[.F24]&lt;=159);&quot;-64&quot;;IF(AND([.F24]&gt;=160;[.F24]&lt;=191);&quot;-128&quot;;IF(AND([.F24]&gt;=192;[.F24]&lt;=254);&quot;0&quot;;IF(AND([.F24]=255);&quot;-64&quot;;&quot;&quot;))))))))" office:value-type="string" office:string-value="+128">
            <text:p>+128</text:p>
          </table:table-cell>
          <table:table-cell table:style-name="ce52" table:formula="of:=IF(AND([.G24]&gt;=0;[.G24]&lt;=31);&quot;+64&quot;;IF(AND([.G24]&gt;=32;[.G24]&lt;=63);&quot;0&quot;;IF(AND([.G24]&gt;=64;[.G24]&lt;=95);&quot;+128&quot;;IF(AND([.G24]&gt;=96;[.G24]&lt;=127);&quot;+64&quot;;IF(AND([.G24]&gt;=128;[.G24]&lt;=159);&quot;-64&quot;;IF(AND([.G24]&gt;=160;[.G24]&lt;=191);&quot;-128&quot;;IF(AND([.G24]&gt;=192;[.G24]&lt;=254);&quot;0&quot;;IF(AND([.G24]=255);&quot;-64&quot;;&quot;&quot;))))))))" office:value-type="string" office:string-value="+128">
            <text:p>+128</text:p>
          </table:table-cell>
          <table:table-cell table:style-name="ce52" table:formula="of:=IF(AND([.H24]&gt;=0;[.H24]&lt;=31);&quot;+64&quot;;IF(AND([.H24]&gt;=32;[.H24]&lt;=63);&quot;0&quot;;IF(AND([.H24]&gt;=64;[.H24]&lt;=95);&quot;+128&quot;;IF(AND([.H24]&gt;=96;[.H24]&lt;=127);&quot;+64&quot;;IF(AND([.H24]&gt;=128;[.H24]&lt;=159);&quot;-64&quot;;IF(AND([.H24]&gt;=160;[.H24]&lt;=191);&quot;-128&quot;;IF(AND([.H24]&gt;=192;[.H24]&lt;=254);&quot;0&quot;;IF(AND([.H24]=255);&quot;-64&quot;;&quot;&quot;))))))))" office:value-type="string" office:string-value="+128">
            <text:p>+128</text:p>
          </table:table-cell>
          <table:table-cell table:style-name="ce54" table:formula="of:=MID(['Charpad Export'.I237];2;2)" office:value-type="string" office:string-value="00">
            <text:p>00</text:p>
          </table:table-cell>
          <table:table-cell table:style-name="ce50" table:formula="of:=HEX2DEC([.M24])" office:value-type="float" office:value="0">
            <text:p>0</text:p>
          </table:table-cell>
          <table:table-cell table:style-name="ce50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black}">
            <text:p>{black}</text:p>
          </table:table-cell>
          <table:table-cell table:style-name="ce59" table:formula="of:=[.M24]" office:value-type="string" office:string-value="00">
            <text:p>00</text:p>
          </table:table-cell>
          <table:table-cell table:style-name="ce50" table:formula="of:=HEX2DEC([.P24])" office:value-type="float" office:value="0">
            <text:p>0</text:p>
          </table:table-cell>
          <table:table-cell table:style-name="ce50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black}">
            <text:p>{black}</text:p>
          </table:table-cell>
          <table:table-cell table:style-name="ce59" table:formula="of:=[.M24]" office:value-type="string" office:string-value="00">
            <text:p>00</text:p>
          </table:table-cell>
          <table:table-cell table:style-name="ce50" table:formula="of:=HEX2DEC([.S24])" office:value-type="float" office:value="0">
            <text:p>0</text:p>
          </table:table-cell>
          <table:table-cell table:style-name="ce50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black}">
            <text:p>{black}</text:p>
          </table:table-cell>
          <table:table-cell table:style-name="ce61" table:formula="of:=[.M24]" office:value-type="string" office:string-value="00">
            <text:p>00</text:p>
          </table:table-cell>
          <table:table-cell table:style-name="ce50" table:formula="of:=HEX2DEC([.V24])" office:value-type="float" office:value="0">
            <text:p>0</text:p>
          </table:table-cell>
          <table:table-cell table:style-name="ce50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black}">
            <text:p>{black}</text:p>
          </table:table-cell>
          <table:table-cell table:style-name="ce64" office:value-type="string">
            <text:p>data"</text:p>
          </table:table-cell>
          <table:table-cell table:style-name="ce70" table:formula="of:=[.O24]" office:value-type="string" office:string-value="{black}">
            <text:p>{black}</text:p>
          </table:table-cell>
          <table:table-cell table:style-name="ce70" table:formula="of:=IF(AND([.E24]&gt;=128;[.E24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4]+[.I24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24]&gt;=128;[.F24]&lt;=255);&quot;{rvrs on}&quot;;&quot;{rvrs off}&quot;)" office:value-type="string" office:string-value="{rvrs off}">
            <text:p>{rvrs off}</text:p>
          </table:table-cell>
          <table:table-cell table:style-name="ce70" table:formula="of:=[.R24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F24]+[.J24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4]&gt;=128;[.G24]&lt;=255);&quot;{rvrs on}&quot;;&quot;{rvrs off}&quot;)" office:value-type="string" office:string-value="{rvrs off}">
            <text:p>{rvrs off}</text:p>
          </table:table-cell>
          <table:table-cell table:style-name="ce70" table:formula="of:=[.U24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G24]+[.K24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24]&gt;=128;[.H24]&lt;=255);&quot;{rvrs on}&quot;;&quot;{rvrs off}&quot;)" office:value-type="string" office:string-value="{rvrs off}">
            <text:p>{rvrs off}</text:p>
          </table:table-cell>
          <table:table-cell table:style-name="ce70" table:formula="of:=[.X24]" office:value-type="string" office:string-value="{black}">
            <text:p>{black}</text:p>
          </table:table-cell>
          <table:table-cell table:style-name="ce70" office:value-type="string">
            <text:p>{</text:p>
          </table:table-cell>
          <table:table-cell table:style-name="ce70" table:formula="of:=[.H24]+[.L24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3">
            <text:p>23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39" table:formula="of:=MID(['Charpad Export'.B215];2;2)" office:value-type="string" office:string-value="74">
            <text:p>74</text:p>
          </table:table-cell>
          <table:table-cell table:style-name="ce39" table:formula="of:=MID(['Charpad Export'.C215];2;2)" office:value-type="string" office:string-value="57">
            <text:p>57</text:p>
          </table:table-cell>
          <table:table-cell table:style-name="ce39" table:formula="of:=MID(['Charpad Export'.D215];2;2)" office:value-type="string" office:string-value="57">
            <text:p>57</text:p>
          </table:table-cell>
          <table:table-cell table:style-name="ce39" table:formula="of:=MID(['Charpad Export'.E215];2;2)" office:value-type="string" office:string-value="75">
            <text:p>75</text:p>
          </table:table-cell>
          <table:table-cell table:style-name="ce47" table:formula="of:=HEX2DEC([.A25])" office:value-type="float" office:value="116">
            <text:p>116</text:p>
          </table:table-cell>
          <table:table-cell table:style-name="ce50" table:formula="of:=HEX2DEC([.B25])" office:value-type="float" office:value="87">
            <text:p>87</text:p>
          </table:table-cell>
          <table:table-cell table:style-name="ce50" table:formula="of:=HEX2DEC([.C25])" office:value-type="float" office:value="87">
            <text:p>87</text:p>
          </table:table-cell>
          <table:table-cell table:style-name="ce50" table:formula="of:=HEX2DEC([.D25])" office:value-type="float" office:value="117">
            <text:p>117</text:p>
          </table:table-cell>
          <table:table-cell table:style-name="ce51" table:formula="of:=IF(AND([.E25]&gt;=0;[.E25]&lt;=31);&quot;+64&quot;;IF(AND([.E25]&gt;=32;[.E25]&lt;=63);&quot;0&quot;;IF(AND([.E25]&gt;=64;[.E25]&lt;=95);&quot;+128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+64">
            <text:p>+64</text:p>
          </table:table-cell>
          <table:table-cell table:style-name="ce52" table:formula="of:=IF(AND([.F25]&gt;=0;[.F25]&lt;=31);&quot;+64&quot;;IF(AND([.F25]&gt;=32;[.F25]&lt;=63);&quot;0&quot;;IF(AND([.F25]&gt;=64;[.F25]&lt;=95);&quot;+128&quot;;IF(AND([.F25]&gt;=96;[.F25]&lt;=127);&quot;+64&quot;;IF(AND([.F25]&gt;=128;[.F25]&lt;=159);&quot;-64&quot;;IF(AND([.F25]&gt;=160;[.F25]&lt;=191);&quot;-128&quot;;IF(AND([.F25]&gt;=192;[.F25]&lt;=254);&quot;0&quot;;IF(AND([.F25]=255);&quot;-64&quot;;&quot;&quot;))))))))" office:value-type="string" office:string-value="+128">
            <text:p>+128</text:p>
          </table:table-cell>
          <table:table-cell table:style-name="ce52" table:formula="of:=IF(AND([.G25]&gt;=0;[.G25]&lt;=31);&quot;+64&quot;;IF(AND([.G25]&gt;=32;[.G25]&lt;=63);&quot;0&quot;;IF(AND([.G25]&gt;=64;[.G25]&lt;=95);&quot;+128&quot;;IF(AND([.G25]&gt;=96;[.G25]&lt;=127);&quot;+64&quot;;IF(AND([.G25]&gt;=128;[.G25]&lt;=159);&quot;-64&quot;;IF(AND([.G25]&gt;=160;[.G25]&lt;=191);&quot;-128&quot;;IF(AND([.G25]&gt;=192;[.G25]&lt;=254);&quot;0&quot;;IF(AND([.G25]=255);&quot;-64&quot;;&quot;&quot;))))))))" office:value-type="string" office:string-value="+128">
            <text:p>+128</text:p>
          </table:table-cell>
          <table:table-cell table:style-name="ce52" table:formula="of:=IF(AND([.H25]&gt;=0;[.H25]&lt;=31);&quot;+64&quot;;IF(AND([.H25]&gt;=32;[.H25]&lt;=63);&quot;0&quot;;IF(AND([.H25]&gt;=64;[.H25]&lt;=95);&quot;+128&quot;;IF(AND([.H25]&gt;=96;[.H25]&lt;=127);&quot;+64&quot;;IF(AND([.H25]&gt;=128;[.H25]&lt;=159);&quot;-64&quot;;IF(AND([.H25]&gt;=160;[.H25]&lt;=191);&quot;-128&quot;;IF(AND([.H25]&gt;=192;[.H25]&lt;=254);&quot;0&quot;;IF(AND([.H25]=255);&quot;-64&quot;;&quot;&quot;))))))))" office:value-type="string" office:string-value="+64">
            <text:p>+64</text:p>
          </table:table-cell>
          <table:table-cell table:style-name="ce55" table:formula="of:=MID(['Charpad Export'.J237];2;2)" office:value-type="string" office:string-value="0D">
            <text:p>0D</text:p>
          </table:table-cell>
          <table:table-cell table:style-name="ce50" table:formula="of:=HEX2DEC([.M25])" office:value-type="float" office:value="13">
            <text:p>13</text:p>
          </table:table-cell>
          <table:table-cell table:style-name="ce50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lt. green}">
            <text:p>{lt. green}</text:p>
          </table:table-cell>
          <table:table-cell table:style-name="ce57" table:formula="of:=[.M25]" office:value-type="string" office:string-value="0D">
            <text:p>0D</text:p>
          </table:table-cell>
          <table:table-cell table:style-name="ce50" table:formula="of:=HEX2DEC([.P25])" office:value-type="float" office:value="13">
            <text:p>13</text:p>
          </table:table-cell>
          <table:table-cell table:style-name="ce50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lt. green}">
            <text:p>{lt. green}</text:p>
          </table:table-cell>
          <table:table-cell table:style-name="ce57" table:formula="of:=[.M25]" office:value-type="string" office:string-value="0D">
            <text:p>0D</text:p>
          </table:table-cell>
          <table:table-cell table:style-name="ce50" table:formula="of:=HEX2DEC([.S25])" office:value-type="float" office:value="13">
            <text:p>13</text:p>
          </table:table-cell>
          <table:table-cell table:style-name="ce50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lt. green}">
            <text:p>{lt. green}</text:p>
          </table:table-cell>
          <table:table-cell table:style-name="ce62" table:formula="of:=[.M25]" office:value-type="string" office:string-value="0D">
            <text:p>0D</text:p>
          </table:table-cell>
          <table:table-cell table:style-name="ce50" table:formula="of:=HEX2DEC([.V25])" office:value-type="float" office:value="13">
            <text:p>13</text:p>
          </table:table-cell>
          <table:table-cell table:style-name="ce50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lt. green}">
            <text:p>{lt. green}</text:p>
          </table:table-cell>
          <table:table-cell table:style-name="ce64" office:value-type="string">
            <text:p>data"</text:p>
          </table:table-cell>
          <table:table-cell table:style-name="ce70" table:formula="of:=[.O25]" office:value-type="string" office:string-value="{lt. green}">
            <text:p>{lt. green}</text:p>
          </table:table-cell>
          <table:table-cell table:style-name="ce70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5]+[.I25]" office:value-type="float" office:value="180">
            <text:p>180</text:p>
          </table:table-cell>
          <table:table-cell table:style-name="ce70" office:value-type="string">
            <text:p>}</text:p>
          </table:table-cell>
          <table:table-cell table:style-name="ce70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70" table:formula="of:=[.R25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F25]+[.J25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70" table:formula="of:=[.U25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G25]+[.K25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0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70" table:formula="of:=[.X25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H25]+[.L25]" office:value-type="float" office:value="181">
            <text:p>181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4">
            <text:p>24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39" table:formula="of:=MID(['Charpad Export'.F215];2;2)" office:value-type="string" office:string-value="76">
            <text:p>76</text:p>
          </table:table-cell>
          <table:table-cell table:style-name="ce39" table:formula="of:=MID(['Charpad Export'.G215];2;2)" office:value-type="string" office:string-value="77">
            <text:p>77</text:p>
          </table:table-cell>
          <table:table-cell table:style-name="ce39" table:formula="of:=MID(['Charpad Export'.H215];2;2)" office:value-type="string" office:string-value="78">
            <text:p>78</text:p>
          </table:table-cell>
          <table:table-cell table:style-name="ce39" table:formula="of:=MID(['Charpad Export'.I215];2;2)" office:value-type="string" office:string-value="79">
            <text:p>79</text:p>
          </table:table-cell>
          <table:table-cell table:style-name="ce47" table:formula="of:=HEX2DEC([.A26])" office:value-type="float" office:value="118">
            <text:p>118</text:p>
          </table:table-cell>
          <table:table-cell table:style-name="ce50" table:formula="of:=HEX2DEC([.B26])" office:value-type="float" office:value="119">
            <text:p>119</text:p>
          </table:table-cell>
          <table:table-cell table:style-name="ce50" table:formula="of:=HEX2DEC([.C26])" office:value-type="float" office:value="120">
            <text:p>120</text:p>
          </table:table-cell>
          <table:table-cell table:style-name="ce50" table:formula="of:=HEX2DEC([.D26])" office:value-type="float" office:value="121">
            <text:p>121</text:p>
          </table:table-cell>
          <table:table-cell table:style-name="ce51" table:formula="of:=IF(AND([.E26]&gt;=0;[.E26]&lt;=31);&quot;+64&quot;;IF(AND([.E26]&gt;=32;[.E26]&lt;=63);&quot;0&quot;;IF(AND([.E26]&gt;=64;[.E26]&lt;=95);&quot;+128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52" table:formula="of:=IF(AND([.F26]&gt;=0;[.F26]&lt;=31);&quot;+64&quot;;IF(AND([.F26]&gt;=32;[.F26]&lt;=63);&quot;0&quot;;IF(AND([.F26]&gt;=64;[.F26]&lt;=95);&quot;+128&quot;;IF(AND([.F26]&gt;=96;[.F26]&lt;=127);&quot;+64&quot;;IF(AND([.F26]&gt;=128;[.F26]&lt;=159);&quot;-64&quot;;IF(AND([.F26]&gt;=160;[.F26]&lt;=191);&quot;-128&quot;;IF(AND([.F26]&gt;=192;[.F26]&lt;=254);&quot;0&quot;;IF(AND([.F26]=255);&quot;-64&quot;;&quot;&quot;))))))))" office:value-type="string" office:string-value="+64">
            <text:p>+64</text:p>
          </table:table-cell>
          <table:table-cell table:style-name="ce52" table:formula="of:=IF(AND([.G26]&gt;=0;[.G26]&lt;=31);&quot;+64&quot;;IF(AND([.G26]&gt;=32;[.G26]&lt;=63);&quot;0&quot;;IF(AND([.G26]&gt;=64;[.G26]&lt;=95);&quot;+128&quot;;IF(AND([.G26]&gt;=96;[.G26]&lt;=127);&quot;+64&quot;;IF(AND([.G26]&gt;=128;[.G26]&lt;=159);&quot;-64&quot;;IF(AND([.G26]&gt;=160;[.G26]&lt;=191);&quot;-128&quot;;IF(AND([.G26]&gt;=192;[.G26]&lt;=254);&quot;0&quot;;IF(AND([.G26]=255);&quot;-64&quot;;&quot;&quot;))))))))" office:value-type="string" office:string-value="+64">
            <text:p>+64</text:p>
          </table:table-cell>
          <table:table-cell table:style-name="ce52" table:formula="of:=IF(AND([.H26]&gt;=0;[.H26]&lt;=31);&quot;+64&quot;;IF(AND([.H26]&gt;=32;[.H26]&lt;=63);&quot;0&quot;;IF(AND([.H26]&gt;=64;[.H26]&lt;=95);&quot;+128&quot;;IF(AND([.H26]&gt;=96;[.H26]&lt;=127);&quot;+64&quot;;IF(AND([.H26]&gt;=128;[.H26]&lt;=159);&quot;-64&quot;;IF(AND([.H26]&gt;=160;[.H26]&lt;=191);&quot;-128&quot;;IF(AND([.H26]&gt;=192;[.H26]&lt;=254);&quot;0&quot;;IF(AND([.H26]=255);&quot;-64&quot;;&quot;&quot;))))))))" office:value-type="string" office:string-value="+64">
            <text:p>+64</text:p>
          </table:table-cell>
          <table:table-cell table:style-name="ce54" table:formula="of:=MID(['Charpad Export'.K237];2;2)" office:value-type="string" office:string-value="0D">
            <text:p>0D</text:p>
          </table:table-cell>
          <table:table-cell table:style-name="ce50" table:formula="of:=HEX2DEC([.M26])" office:value-type="float" office:value="13">
            <text:p>13</text:p>
          </table:table-cell>
          <table:table-cell table:style-name="ce50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lt. green}">
            <text:p>{lt. green}</text:p>
          </table:table-cell>
          <table:table-cell table:style-name="ce59" table:formula="of:=[.M26]" office:value-type="string" office:string-value="0D">
            <text:p>0D</text:p>
          </table:table-cell>
          <table:table-cell table:style-name="ce50" table:formula="of:=HEX2DEC([.P26])" office:value-type="float" office:value="13">
            <text:p>13</text:p>
          </table:table-cell>
          <table:table-cell table:style-name="ce50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lt. green}">
            <text:p>{lt. green}</text:p>
          </table:table-cell>
          <table:table-cell table:style-name="ce59" table:formula="of:=[.M26]" office:value-type="string" office:string-value="0D">
            <text:p>0D</text:p>
          </table:table-cell>
          <table:table-cell table:style-name="ce50" table:formula="of:=HEX2DEC([.S26])" office:value-type="float" office:value="13">
            <text:p>13</text:p>
          </table:table-cell>
          <table:table-cell table:style-name="ce50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lt. green}">
            <text:p>{lt. green}</text:p>
          </table:table-cell>
          <table:table-cell table:style-name="ce61" table:formula="of:=[.M26]" office:value-type="string" office:string-value="0D">
            <text:p>0D</text:p>
          </table:table-cell>
          <table:table-cell table:style-name="ce50" table:formula="of:=HEX2DEC([.V26])" office:value-type="float" office:value="13">
            <text:p>13</text:p>
          </table:table-cell>
          <table:table-cell table:style-name="ce50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lt. green}">
            <text:p>{lt. green}</text:p>
          </table:table-cell>
          <table:table-cell table:style-name="ce64" office:value-type="string">
            <text:p>data"</text:p>
          </table:table-cell>
          <table:table-cell table:style-name="ce70" table:formula="of:=[.O26]" office:value-type="string" office:string-value="{lt. green}">
            <text:p>{lt. green}</text:p>
          </table:table-cell>
          <table:table-cell table:style-name="ce70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6]+[.I26]" office:value-type="float" office:value="182">
            <text:p>182</text:p>
          </table:table-cell>
          <table:table-cell table:style-name="ce70" office:value-type="string">
            <text:p>}</text:p>
          </table:table-cell>
          <table:table-cell table:style-name="ce70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70" table:formula="of:=[.R26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F26]+[.J26]" office:value-type="float" office:value="183">
            <text:p>183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70" table:formula="of:=[.U26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G26]+[.K26]" office:value-type="float" office:value="184">
            <text:p>184</text:p>
          </table:table-cell>
          <table:table-cell table:style-name="ce70" office:value-type="string">
            <text:p>}</text:p>
          </table:table-cell>
          <table:table-cell table:style-name="ce70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70" table:formula="of:=[.X26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H26]+[.L26]" office:value-type="float" office:value="185">
            <text:p>185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5">
            <text:p>25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39" table:formula="of:=MID(['Charpad Export'.J215];2;2)" office:value-type="string" office:string-value="7A">
            <text:p>7A</text:p>
          </table:table-cell>
          <table:table-cell table:style-name="ce39" table:formula="of:=MID(['Charpad Export'.K215];2;2)" office:value-type="string" office:string-value="7B">
            <text:p>7B</text:p>
          </table:table-cell>
          <table:table-cell table:style-name="ce39" table:formula="of:=MID(['Charpad Export'.L215];2;2)" office:value-type="string" office:string-value="7A">
            <text:p>7A</text:p>
          </table:table-cell>
          <table:table-cell table:style-name="ce39" table:formula="of:=MID(['Charpad Export'.M215];2;2)" office:value-type="string" office:string-value="7B">
            <text:p>7B</text:p>
          </table:table-cell>
          <table:table-cell table:style-name="ce47" table:formula="of:=HEX2DEC([.A27])" office:value-type="float" office:value="122">
            <text:p>122</text:p>
          </table:table-cell>
          <table:table-cell table:style-name="ce50" table:formula="of:=HEX2DEC([.B27])" office:value-type="float" office:value="123">
            <text:p>123</text:p>
          </table:table-cell>
          <table:table-cell table:style-name="ce50" table:formula="of:=HEX2DEC([.C27])" office:value-type="float" office:value="122">
            <text:p>122</text:p>
          </table:table-cell>
          <table:table-cell table:style-name="ce50" table:formula="of:=HEX2DEC([.D27])" office:value-type="float" office:value="123">
            <text:p>123</text:p>
          </table:table-cell>
          <table:table-cell table:style-name="ce51" table:formula="of:=IF(AND([.E27]&gt;=0;[.E27]&lt;=31);&quot;+64&quot;;IF(AND([.E27]&gt;=32;[.E27]&lt;=63);&quot;0&quot;;IF(AND([.E27]&gt;=64;[.E27]&lt;=95);&quot;+128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52" table:formula="of:=IF(AND([.F27]&gt;=0;[.F27]&lt;=31);&quot;+64&quot;;IF(AND([.F27]&gt;=32;[.F27]&lt;=63);&quot;0&quot;;IF(AND([.F27]&gt;=64;[.F27]&lt;=95);&quot;+128&quot;;IF(AND([.F27]&gt;=96;[.F27]&lt;=127);&quot;+64&quot;;IF(AND([.F27]&gt;=128;[.F27]&lt;=159);&quot;-64&quot;;IF(AND([.F27]&gt;=160;[.F27]&lt;=191);&quot;-128&quot;;IF(AND([.F27]&gt;=192;[.F27]&lt;=254);&quot;0&quot;;IF(AND([.F27]=255);&quot;-64&quot;;&quot;&quot;))))))))" office:value-type="string" office:string-value="+64">
            <text:p>+64</text:p>
          </table:table-cell>
          <table:table-cell table:style-name="ce52" table:formula="of:=IF(AND([.G27]&gt;=0;[.G27]&lt;=31);&quot;+64&quot;;IF(AND([.G27]&gt;=32;[.G27]&lt;=63);&quot;0&quot;;IF(AND([.G27]&gt;=64;[.G27]&lt;=95);&quot;+128&quot;;IF(AND([.G27]&gt;=96;[.G27]&lt;=127);&quot;+64&quot;;IF(AND([.G27]&gt;=128;[.G27]&lt;=159);&quot;-64&quot;;IF(AND([.G27]&gt;=160;[.G27]&lt;=191);&quot;-128&quot;;IF(AND([.G27]&gt;=192;[.G27]&lt;=254);&quot;0&quot;;IF(AND([.G27]=255);&quot;-64&quot;;&quot;&quot;))))))))" office:value-type="string" office:string-value="+64">
            <text:p>+64</text:p>
          </table:table-cell>
          <table:table-cell table:style-name="ce52" table:formula="of:=IF(AND([.H27]&gt;=0;[.H27]&lt;=31);&quot;+64&quot;;IF(AND([.H27]&gt;=32;[.H27]&lt;=63);&quot;0&quot;;IF(AND([.H27]&gt;=64;[.H27]&lt;=95);&quot;+128&quot;;IF(AND([.H27]&gt;=96;[.H27]&lt;=127);&quot;+64&quot;;IF(AND([.H27]&gt;=128;[.H27]&lt;=159);&quot;-64&quot;;IF(AND([.H27]&gt;=160;[.H27]&lt;=191);&quot;-128&quot;;IF(AND([.H27]&gt;=192;[.H27]&lt;=254);&quot;0&quot;;IF(AND([.H27]=255);&quot;-64&quot;;&quot;&quot;))))))))" office:value-type="string" office:string-value="+64">
            <text:p>+64</text:p>
          </table:table-cell>
          <table:table-cell table:style-name="ce55" table:formula="of:=MID(['Charpad Export'.L237];2;2)" office:value-type="string" office:string-value="0D">
            <text:p>0D</text:p>
          </table:table-cell>
          <table:table-cell table:style-name="ce50" table:formula="of:=HEX2DEC([.M27])" office:value-type="float" office:value="13">
            <text:p>13</text:p>
          </table:table-cell>
          <table:table-cell table:style-name="ce50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lt. green}">
            <text:p>{lt. green}</text:p>
          </table:table-cell>
          <table:table-cell table:style-name="ce57" table:formula="of:=[.M27]" office:value-type="string" office:string-value="0D">
            <text:p>0D</text:p>
          </table:table-cell>
          <table:table-cell table:style-name="ce50" table:formula="of:=HEX2DEC([.P27])" office:value-type="float" office:value="13">
            <text:p>13</text:p>
          </table:table-cell>
          <table:table-cell table:style-name="ce50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lt. green}">
            <text:p>{lt. green}</text:p>
          </table:table-cell>
          <table:table-cell table:style-name="ce57" table:formula="of:=[.M27]" office:value-type="string" office:string-value="0D">
            <text:p>0D</text:p>
          </table:table-cell>
          <table:table-cell table:style-name="ce50" table:formula="of:=HEX2DEC([.S27])" office:value-type="float" office:value="13">
            <text:p>13</text:p>
          </table:table-cell>
          <table:table-cell table:style-name="ce50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lt. green}">
            <text:p>{lt. green}</text:p>
          </table:table-cell>
          <table:table-cell table:style-name="ce62" table:formula="of:=[.M27]" office:value-type="string" office:string-value="0D">
            <text:p>0D</text:p>
          </table:table-cell>
          <table:table-cell table:style-name="ce50" table:formula="of:=HEX2DEC([.V27])" office:value-type="float" office:value="13">
            <text:p>13</text:p>
          </table:table-cell>
          <table:table-cell table:style-name="ce50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lt. green}">
            <text:p>{lt. green}</text:p>
          </table:table-cell>
          <table:table-cell table:style-name="ce64" office:value-type="string">
            <text:p>data"</text:p>
          </table:table-cell>
          <table:table-cell table:style-name="ce70" table:formula="of:=[.O27]" office:value-type="string" office:string-value="{lt. green}">
            <text:p>{lt. green}</text:p>
          </table:table-cell>
          <table:table-cell table:style-name="ce70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7]+[.I27]" office:value-type="float" office:value="186">
            <text:p>186</text:p>
          </table:table-cell>
          <table:table-cell table:style-name="ce70" office:value-type="string">
            <text:p>}</text:p>
          </table:table-cell>
          <table:table-cell table:style-name="ce70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70" table:formula="of:=[.R27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F27]+[.J27]" office:value-type="float" office:value="187">
            <text:p>187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70" table:formula="of:=[.U27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G27]+[.K27]" office:value-type="float" office:value="186">
            <text:p>186</text:p>
          </table:table-cell>
          <table:table-cell table:style-name="ce70" office:value-type="string">
            <text:p>}</text:p>
          </table:table-cell>
          <table:table-cell table:style-name="ce70" table:formula="of:=IF(AND([.H27]&gt;=128;[.H27]&lt;=255);&quot;{rvrs on}&quot;;&quot;{rvrs off}&quot;)" office:value-type="string" office:string-value="{rvrs off}">
            <text:p>{rvrs off}</text:p>
          </table:table-cell>
          <table:table-cell table:style-name="ce70" table:formula="of:=[.X27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H27]+[.L27]" office:value-type="float" office:value="187">
            <text:p>187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6">
            <text:p>26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39" table:formula="of:=MID(['Charpad Export'.N215];2;2)" office:value-type="string" office:string-value="7C">
            <text:p>7C</text:p>
          </table:table-cell>
          <table:table-cell table:style-name="ce39" table:formula="of:=MID(['Charpad Export'.O215];2;2)" office:value-type="string" office:string-value="7D">
            <text:p>7D</text:p>
          </table:table-cell>
          <table:table-cell table:style-name="ce39" table:formula="of:=MID(['Charpad Export'.P215];2;2)" office:value-type="string" office:string-value="7E">
            <text:p>7E</text:p>
          </table:table-cell>
          <table:table-cell table:style-name="ce39" table:formula="of:=MID(['Charpad Export'.Q215];2;2)" office:value-type="string" office:string-value="7F">
            <text:p>7F</text:p>
          </table:table-cell>
          <table:table-cell table:style-name="ce47" table:formula="of:=HEX2DEC([.A28])" office:value-type="float" office:value="124">
            <text:p>124</text:p>
          </table:table-cell>
          <table:table-cell table:style-name="ce50" table:formula="of:=HEX2DEC([.B28])" office:value-type="float" office:value="125">
            <text:p>125</text:p>
          </table:table-cell>
          <table:table-cell table:style-name="ce50" table:formula="of:=HEX2DEC([.C28])" office:value-type="float" office:value="126">
            <text:p>126</text:p>
          </table:table-cell>
          <table:table-cell table:style-name="ce50" table:formula="of:=HEX2DEC([.D28])" office:value-type="float" office:value="127">
            <text:p>127</text:p>
          </table:table-cell>
          <table:table-cell table:style-name="ce51" table:formula="of:=IF(AND([.E28]&gt;=0;[.E28]&lt;=31);&quot;+64&quot;;IF(AND([.E28]&gt;=32;[.E28]&lt;=63);&quot;0&quot;;IF(AND([.E28]&gt;=64;[.E28]&lt;=95);&quot;+128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52" table:formula="of:=IF(AND([.F28]&gt;=0;[.F28]&lt;=31);&quot;+64&quot;;IF(AND([.F28]&gt;=32;[.F28]&lt;=63);&quot;0&quot;;IF(AND([.F28]&gt;=64;[.F28]&lt;=95);&quot;+128&quot;;IF(AND([.F28]&gt;=96;[.F28]&lt;=127);&quot;+64&quot;;IF(AND([.F28]&gt;=128;[.F28]&lt;=159);&quot;-64&quot;;IF(AND([.F28]&gt;=160;[.F28]&lt;=191);&quot;-128&quot;;IF(AND([.F28]&gt;=192;[.F28]&lt;=254);&quot;0&quot;;IF(AND([.F28]=255);&quot;-64&quot;;&quot;&quot;))))))))" office:value-type="string" office:string-value="+64">
            <text:p>+64</text:p>
          </table:table-cell>
          <table:table-cell table:style-name="ce52" table:formula="of:=IF(AND([.G28]&gt;=0;[.G28]&lt;=31);&quot;+64&quot;;IF(AND([.G28]&gt;=32;[.G28]&lt;=63);&quot;0&quot;;IF(AND([.G28]&gt;=64;[.G28]&lt;=95);&quot;+128&quot;;IF(AND([.G28]&gt;=96;[.G28]&lt;=127);&quot;+64&quot;;IF(AND([.G28]&gt;=128;[.G28]&lt;=159);&quot;-64&quot;;IF(AND([.G28]&gt;=160;[.G28]&lt;=191);&quot;-128&quot;;IF(AND([.G28]&gt;=192;[.G28]&lt;=254);&quot;0&quot;;IF(AND([.G28]=255);&quot;-64&quot;;&quot;&quot;))))))))" office:value-type="string" office:string-value="+64">
            <text:p>+64</text:p>
          </table:table-cell>
          <table:table-cell table:style-name="ce52" table:formula="of:=IF(AND([.H28]&gt;=0;[.H28]&lt;=31);&quot;+64&quot;;IF(AND([.H28]&gt;=32;[.H28]&lt;=63);&quot;0&quot;;IF(AND([.H28]&gt;=64;[.H28]&lt;=95);&quot;+128&quot;;IF(AND([.H28]&gt;=96;[.H28]&lt;=127);&quot;+64&quot;;IF(AND([.H28]&gt;=128;[.H28]&lt;=159);&quot;-64&quot;;IF(AND([.H28]&gt;=160;[.H28]&lt;=191);&quot;-128&quot;;IF(AND([.H28]&gt;=192;[.H28]&lt;=254);&quot;0&quot;;IF(AND([.H28]=255);&quot;-64&quot;;&quot;&quot;))))))))" office:value-type="string" office:string-value="+64">
            <text:p>+64</text:p>
          </table:table-cell>
          <table:table-cell table:style-name="ce54" table:formula="of:=MID(['Charpad Export'.M237];2;2)" office:value-type="string" office:string-value="0D">
            <text:p>0D</text:p>
          </table:table-cell>
          <table:table-cell table:style-name="ce50" table:formula="of:=HEX2DEC([.M28])" office:value-type="float" office:value="13">
            <text:p>13</text:p>
          </table:table-cell>
          <table:table-cell table:style-name="ce50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lt. green}">
            <text:p>{lt. green}</text:p>
          </table:table-cell>
          <table:table-cell table:style-name="ce59" table:formula="of:=[.M28]" office:value-type="string" office:string-value="0D">
            <text:p>0D</text:p>
          </table:table-cell>
          <table:table-cell table:style-name="ce50" table:formula="of:=HEX2DEC([.P28])" office:value-type="float" office:value="13">
            <text:p>13</text:p>
          </table:table-cell>
          <table:table-cell table:style-name="ce50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lt. green}">
            <text:p>{lt. green}</text:p>
          </table:table-cell>
          <table:table-cell table:style-name="ce59" table:formula="of:=[.M28]" office:value-type="string" office:string-value="0D">
            <text:p>0D</text:p>
          </table:table-cell>
          <table:table-cell table:style-name="ce50" table:formula="of:=HEX2DEC([.S28])" office:value-type="float" office:value="13">
            <text:p>13</text:p>
          </table:table-cell>
          <table:table-cell table:style-name="ce50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lt. green}">
            <text:p>{lt. green}</text:p>
          </table:table-cell>
          <table:table-cell table:style-name="ce61" table:formula="of:=[.M28]" office:value-type="string" office:string-value="0D">
            <text:p>0D</text:p>
          </table:table-cell>
          <table:table-cell table:style-name="ce50" table:formula="of:=HEX2DEC([.V28])" office:value-type="float" office:value="13">
            <text:p>13</text:p>
          </table:table-cell>
          <table:table-cell table:style-name="ce50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lt. green}">
            <text:p>{lt. green}</text:p>
          </table:table-cell>
          <table:table-cell table:style-name="ce64" office:value-type="string">
            <text:p>data"</text:p>
          </table:table-cell>
          <table:table-cell table:style-name="ce70" table:formula="of:=[.O28]" office:value-type="string" office:string-value="{lt. green}">
            <text:p>{lt. green}</text:p>
          </table:table-cell>
          <table:table-cell table:style-name="ce70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8]+[.I28]" office:value-type="float" office:value="188">
            <text:p>188</text:p>
          </table:table-cell>
          <table:table-cell table:style-name="ce70" office:value-type="string">
            <text:p>}</text:p>
          </table:table-cell>
          <table:table-cell table:style-name="ce70" table:formula="of:=IF(AND([.F28]&gt;=128;[.F28]&lt;=255);&quot;{rvrs on}&quot;;&quot;{rvrs off}&quot;)" office:value-type="string" office:string-value="{rvrs off}">
            <text:p>{rvrs off}</text:p>
          </table:table-cell>
          <table:table-cell table:style-name="ce70" table:formula="of:=[.R28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F28]+[.J28]" office:value-type="float" office:value="189">
            <text:p>189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70" table:formula="of:=[.U28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G28]+[.K28]" office:value-type="float" office:value="190">
            <text:p>190</text:p>
          </table:table-cell>
          <table:table-cell table:style-name="ce70" office:value-type="string">
            <text:p>}</text:p>
          </table:table-cell>
          <table:table-cell table:style-name="ce70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70" table:formula="of:=[.X28]" office:value-type="string" office:string-value="{lt. green}">
            <text:p>{lt. green}</text:p>
          </table:table-cell>
          <table:table-cell table:style-name="ce70" office:value-type="string">
            <text:p>{</text:p>
          </table:table-cell>
          <table:table-cell table:style-name="ce70" table:formula="of:=[.H28]+[.L28]" office:value-type="float" office:value="191">
            <text:p>191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7">
            <text:p>27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0" table:formula="of:=MID(['Charpad Export'.B216];2;2)" office:value-type="string" office:string-value="40">
            <text:p>40</text:p>
          </table:table-cell>
          <table:table-cell table:style-name="ce40" table:formula="of:=MID(['Charpad Export'.C216];2;2)" office:value-type="string" office:string-value="40">
            <text:p>40</text:p>
          </table:table-cell>
          <table:table-cell table:style-name="ce40" table:formula="of:=MID(['Charpad Export'.D216];2;2)" office:value-type="string" office:string-value="40">
            <text:p>40</text:p>
          </table:table-cell>
          <table:table-cell table:style-name="ce40" table:formula="of:=MID(['Charpad Export'.E216];2;2)" office:value-type="string" office:string-value="40">
            <text:p>40</text:p>
          </table:table-cell>
          <table:table-cell table:style-name="ce47" table:formula="of:=HEX2DEC([.A29])" office:value-type="float" office:value="64">
            <text:p>64</text:p>
          </table:table-cell>
          <table:table-cell table:style-name="ce50" table:formula="of:=HEX2DEC([.B29])" office:value-type="float" office:value="64">
            <text:p>64</text:p>
          </table:table-cell>
          <table:table-cell table:style-name="ce50" table:formula="of:=HEX2DEC([.C29])" office:value-type="float" office:value="64">
            <text:p>64</text:p>
          </table:table-cell>
          <table:table-cell table:style-name="ce50" table:formula="of:=HEX2DEC([.D29])" office:value-type="float" office:value="64">
            <text:p>64</text:p>
          </table:table-cell>
          <table:table-cell table:style-name="ce51" table:formula="of:=IF(AND([.E29]&gt;=0;[.E29]&lt;=31);&quot;+64&quot;;IF(AND([.E29]&gt;=32;[.E29]&lt;=63);&quot;0&quot;;IF(AND([.E29]&gt;=64;[.E29]&lt;=95);&quot;+128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+128">
            <text:p>+128</text:p>
          </table:table-cell>
          <table:table-cell table:style-name="ce52" table:formula="of:=IF(AND([.F29]&gt;=0;[.F29]&lt;=31);&quot;+64&quot;;IF(AND([.F29]&gt;=32;[.F29]&lt;=63);&quot;0&quot;;IF(AND([.F29]&gt;=64;[.F29]&lt;=95);&quot;+128&quot;;IF(AND([.F29]&gt;=96;[.F29]&lt;=127);&quot;+64&quot;;IF(AND([.F29]&gt;=128;[.F29]&lt;=159);&quot;-64&quot;;IF(AND([.F29]&gt;=160;[.F29]&lt;=191);&quot;-128&quot;;IF(AND([.F29]&gt;=192;[.F29]&lt;=254);&quot;0&quot;;IF(AND([.F29]=255);&quot;-64&quot;;&quot;&quot;))))))))" office:value-type="string" office:string-value="+128">
            <text:p>+128</text:p>
          </table:table-cell>
          <table:table-cell table:style-name="ce52" table:formula="of:=IF(AND([.G29]&gt;=0;[.G29]&lt;=31);&quot;+64&quot;;IF(AND([.G29]&gt;=32;[.G29]&lt;=63);&quot;0&quot;;IF(AND([.G29]&gt;=64;[.G29]&lt;=95);&quot;+128&quot;;IF(AND([.G29]&gt;=96;[.G29]&lt;=127);&quot;+64&quot;;IF(AND([.G29]&gt;=128;[.G29]&lt;=159);&quot;-64&quot;;IF(AND([.G29]&gt;=160;[.G29]&lt;=191);&quot;-128&quot;;IF(AND([.G29]&gt;=192;[.G29]&lt;=254);&quot;0&quot;;IF(AND([.G29]=255);&quot;-64&quot;;&quot;&quot;))))))))" office:value-type="string" office:string-value="+128">
            <text:p>+128</text:p>
          </table:table-cell>
          <table:table-cell table:style-name="ce52" table:formula="of:=IF(AND([.H29]&gt;=0;[.H29]&lt;=31);&quot;+64&quot;;IF(AND([.H29]&gt;=32;[.H29]&lt;=63);&quot;0&quot;;IF(AND([.H29]&gt;=64;[.H29]&lt;=95);&quot;+128&quot;;IF(AND([.H29]&gt;=96;[.H29]&lt;=127);&quot;+64&quot;;IF(AND([.H29]&gt;=128;[.H29]&lt;=159);&quot;-64&quot;;IF(AND([.H29]&gt;=160;[.H29]&lt;=191);&quot;-128&quot;;IF(AND([.H29]&gt;=192;[.H29]&lt;=254);&quot;0&quot;;IF(AND([.H29]=255);&quot;-64&quot;;&quot;&quot;))))))))" office:value-type="string" office:string-value="+128">
            <text:p>+128</text:p>
          </table:table-cell>
          <table:table-cell table:style-name="ce55" table:formula="of:=MID(['Charpad Export'.N237];2;2)" office:value-type="string" office:string-value="0B">
            <text:p>0B</text:p>
          </table:table-cell>
          <table:table-cell table:style-name="ce50" table:formula="of:=HEX2DEC([.M29])" office:value-type="float" office:value="11">
            <text:p>11</text:p>
          </table:table-cell>
          <table:table-cell table:style-name="ce50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gray1}">
            <text:p>{gray1}</text:p>
          </table:table-cell>
          <table:table-cell table:style-name="ce57" table:formula="of:=[.M29]" office:value-type="string" office:string-value="0B">
            <text:p>0B</text:p>
          </table:table-cell>
          <table:table-cell table:style-name="ce50" table:formula="of:=HEX2DEC([.P29])" office:value-type="float" office:value="11">
            <text:p>11</text:p>
          </table:table-cell>
          <table:table-cell table:style-name="ce50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gray1}">
            <text:p>{gray1}</text:p>
          </table:table-cell>
          <table:table-cell table:style-name="ce57" table:formula="of:=[.M29]" office:value-type="string" office:string-value="0B">
            <text:p>0B</text:p>
          </table:table-cell>
          <table:table-cell table:style-name="ce50" table:formula="of:=HEX2DEC([.S29])" office:value-type="float" office:value="11">
            <text:p>11</text:p>
          </table:table-cell>
          <table:table-cell table:style-name="ce50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gray1}">
            <text:p>{gray1}</text:p>
          </table:table-cell>
          <table:table-cell table:style-name="ce62" table:formula="of:=[.M29]" office:value-type="string" office:string-value="0B">
            <text:p>0B</text:p>
          </table:table-cell>
          <table:table-cell table:style-name="ce50" table:formula="of:=HEX2DEC([.V29])" office:value-type="float" office:value="11">
            <text:p>11</text:p>
          </table:table-cell>
          <table:table-cell table:style-name="ce50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29]" office:value-type="string" office:string-value="{gray1}">
            <text:p>{gray1}</text:p>
          </table:table-cell>
          <table:table-cell table:style-name="ce70" table:formula="of:=IF(AND([.E29]&gt;=128;[.E29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9]+[.I29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70" table:formula="of:=[.R29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29]+[.J29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70" table:formula="of:=[.U29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29]+[.K29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70" table:formula="of:=[.X29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29]+[.L29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8">
            <text:p>28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0" table:formula="of:=MID(['Charpad Export'.F216];2;2)" office:value-type="string" office:string-value="91">
            <text:p>91</text:p>
          </table:table-cell>
          <table:table-cell table:style-name="ce40" table:formula="of:=MID(['Charpad Export'.G216];2;2)" office:value-type="string" office:string-value="91">
            <text:p>91</text:p>
          </table:table-cell>
          <table:table-cell table:style-name="ce40" table:formula="of:=MID(['Charpad Export'.H216];2;2)" office:value-type="string" office:string-value="91">
            <text:p>91</text:p>
          </table:table-cell>
          <table:table-cell table:style-name="ce40" table:formula="of:=MID(['Charpad Export'.I216];2;2)" office:value-type="string" office:string-value="91">
            <text:p>91</text:p>
          </table:table-cell>
          <table:table-cell table:style-name="ce47" table:formula="of:=HEX2DEC([.A30])" office:value-type="float" office:value="145">
            <text:p>145</text:p>
          </table:table-cell>
          <table:table-cell table:style-name="ce50" table:formula="of:=HEX2DEC([.B30])" office:value-type="float" office:value="145">
            <text:p>145</text:p>
          </table:table-cell>
          <table:table-cell table:style-name="ce50" table:formula="of:=HEX2DEC([.C30])" office:value-type="float" office:value="145">
            <text:p>145</text:p>
          </table:table-cell>
          <table:table-cell table:style-name="ce50" table:formula="of:=HEX2DEC([.D30])" office:value-type="float" office:value="145">
            <text:p>145</text:p>
          </table:table-cell>
          <table:table-cell table:style-name="ce51" table:formula="of:=IF(AND([.E30]&gt;=0;[.E30]&lt;=31);&quot;+64&quot;;IF(AND([.E30]&gt;=32;[.E30]&lt;=63);&quot;0&quot;;IF(AND([.E30]&gt;=64;[.E30]&lt;=95);&quot;+128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-64">
            <text:p>-64</text:p>
          </table:table-cell>
          <table:table-cell table:style-name="ce52" table:formula="of:=IF(AND([.F30]&gt;=0;[.F30]&lt;=31);&quot;+64&quot;;IF(AND([.F30]&gt;=32;[.F30]&lt;=63);&quot;0&quot;;IF(AND([.F30]&gt;=64;[.F30]&lt;=95);&quot;+128&quot;;IF(AND([.F30]&gt;=96;[.F30]&lt;=127);&quot;+64&quot;;IF(AND([.F30]&gt;=128;[.F30]&lt;=159);&quot;-64&quot;;IF(AND([.F30]&gt;=160;[.F30]&lt;=191);&quot;-128&quot;;IF(AND([.F30]&gt;=192;[.F30]&lt;=254);&quot;0&quot;;IF(AND([.F30]=255);&quot;-64&quot;;&quot;&quot;))))))))" office:value-type="string" office:string-value="-64">
            <text:p>-64</text:p>
          </table:table-cell>
          <table:table-cell table:style-name="ce52" table:formula="of:=IF(AND([.G30]&gt;=0;[.G30]&lt;=31);&quot;+64&quot;;IF(AND([.G30]&gt;=32;[.G30]&lt;=63);&quot;0&quot;;IF(AND([.G30]&gt;=64;[.G30]&lt;=95);&quot;+128&quot;;IF(AND([.G30]&gt;=96;[.G30]&lt;=127);&quot;+64&quot;;IF(AND([.G30]&gt;=128;[.G30]&lt;=159);&quot;-64&quot;;IF(AND([.G30]&gt;=160;[.G30]&lt;=191);&quot;-128&quot;;IF(AND([.G30]&gt;=192;[.G30]&lt;=254);&quot;0&quot;;IF(AND([.G30]=255);&quot;-64&quot;;&quot;&quot;))))))))" office:value-type="string" office:string-value="-64">
            <text:p>-64</text:p>
          </table:table-cell>
          <table:table-cell table:style-name="ce52" table:formula="of:=IF(AND([.H30]&gt;=0;[.H30]&lt;=31);&quot;+64&quot;;IF(AND([.H30]&gt;=32;[.H30]&lt;=63);&quot;0&quot;;IF(AND([.H30]&gt;=64;[.H30]&lt;=95);&quot;+128&quot;;IF(AND([.H30]&gt;=96;[.H30]&lt;=127);&quot;+64&quot;;IF(AND([.H30]&gt;=128;[.H30]&lt;=159);&quot;-64&quot;;IF(AND([.H30]&gt;=160;[.H30]&lt;=191);&quot;-128&quot;;IF(AND([.H30]&gt;=192;[.H30]&lt;=254);&quot;0&quot;;IF(AND([.H30]=255);&quot;-64&quot;;&quot;&quot;))))))))" office:value-type="string" office:string-value="-64">
            <text:p>-64</text:p>
          </table:table-cell>
          <table:table-cell table:style-name="ce54" table:formula="of:=MID(['Charpad Export'.O237];2;2)" office:value-type="string" office:string-value="0B">
            <text:p>0B</text:p>
          </table:table-cell>
          <table:table-cell table:style-name="ce50" table:formula="of:=HEX2DEC([.M30])" office:value-type="float" office:value="11">
            <text:p>11</text:p>
          </table:table-cell>
          <table:table-cell table:style-name="ce50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gray1}">
            <text:p>{gray1}</text:p>
          </table:table-cell>
          <table:table-cell table:style-name="ce59" table:formula="of:=[.M30]" office:value-type="string" office:string-value="0B">
            <text:p>0B</text:p>
          </table:table-cell>
          <table:table-cell table:style-name="ce50" table:formula="of:=HEX2DEC([.P30])" office:value-type="float" office:value="11">
            <text:p>11</text:p>
          </table:table-cell>
          <table:table-cell table:style-name="ce50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gray1}">
            <text:p>{gray1}</text:p>
          </table:table-cell>
          <table:table-cell table:style-name="ce59" table:formula="of:=[.M30]" office:value-type="string" office:string-value="0B">
            <text:p>0B</text:p>
          </table:table-cell>
          <table:table-cell table:style-name="ce50" table:formula="of:=HEX2DEC([.S30])" office:value-type="float" office:value="11">
            <text:p>11</text:p>
          </table:table-cell>
          <table:table-cell table:style-name="ce50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gray1}">
            <text:p>{gray1}</text:p>
          </table:table-cell>
          <table:table-cell table:style-name="ce61" table:formula="of:=[.M30]" office:value-type="string" office:string-value="0B">
            <text:p>0B</text:p>
          </table:table-cell>
          <table:table-cell table:style-name="ce50" table:formula="of:=HEX2DEC([.V30])" office:value-type="float" office:value="11">
            <text:p>11</text:p>
          </table:table-cell>
          <table:table-cell table:style-name="ce50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30]" office:value-type="string" office:string-value="{gray1}">
            <text:p>{gray1}</text:p>
          </table:table-cell>
          <table:table-cell table:style-name="ce70" table:formula="of:=IF(AND([.E30]&gt;=128;[.E30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30]+[.I30]" office:value-type="float" office:value="81">
            <text:p>81</text:p>
          </table:table-cell>
          <table:table-cell table:style-name="ce70" office:value-type="string">
            <text:p>}</text:p>
          </table:table-cell>
          <table:table-cell table:style-name="ce70" table:formula="of:=IF(AND([.F30]&gt;=128;[.F30]&lt;=255);&quot;{rvrs on}&quot;;&quot;{rvrs off}&quot;)" office:value-type="string" office:string-value="{rvrs on}">
            <text:p>{rvrs on}</text:p>
          </table:table-cell>
          <table:table-cell table:style-name="ce70" table:formula="of:=[.R30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30]+[.J30]" office:value-type="float" office:value="81">
            <text:p>81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0]&gt;=128;[.G30]&lt;=255);&quot;{rvrs on}&quot;;&quot;{rvrs off}&quot;)" office:value-type="string" office:string-value="{rvrs on}">
            <text:p>{rvrs on}</text:p>
          </table:table-cell>
          <table:table-cell table:style-name="ce70" table:formula="of:=[.U30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30]+[.K30]" office:value-type="float" office:value="81">
            <text:p>81</text:p>
          </table:table-cell>
          <table:table-cell table:style-name="ce70" office:value-type="string">
            <text:p>}</text:p>
          </table:table-cell>
          <table:table-cell table:style-name="ce70" table:formula="of:=IF(AND([.H30]&gt;=128;[.H30]&lt;=255);&quot;{rvrs on}&quot;;&quot;{rvrs off}&quot;)" office:value-type="string" office:string-value="{rvrs on}">
            <text:p>{rvrs on}</text:p>
          </table:table-cell>
          <table:table-cell table:style-name="ce70" table:formula="of:=[.X30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30]+[.L30]" office:value-type="float" office:value="81">
            <text:p>81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29">
            <text:p>29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0" table:formula="of:=MID(['Charpad Export'.J216];2;2)" office:value-type="string" office:string-value="40">
            <text:p>40</text:p>
          </table:table-cell>
          <table:table-cell table:style-name="ce40" table:formula="of:=MID(['Charpad Export'.K216];2;2)" office:value-type="string" office:string-value="40">
            <text:p>40</text:p>
          </table:table-cell>
          <table:table-cell table:style-name="ce40" table:formula="of:=MID(['Charpad Export'.L216];2;2)" office:value-type="string" office:string-value="40">
            <text:p>40</text:p>
          </table:table-cell>
          <table:table-cell table:style-name="ce40" table:formula="of:=MID(['Charpad Export'.M216];2;2)" office:value-type="string" office:string-value="40">
            <text:p>40</text:p>
          </table:table-cell>
          <table:table-cell table:style-name="ce47" table:formula="of:=HEX2DEC([.A31])" office:value-type="float" office:value="64">
            <text:p>64</text:p>
          </table:table-cell>
          <table:table-cell table:style-name="ce50" table:formula="of:=HEX2DEC([.B31])" office:value-type="float" office:value="64">
            <text:p>64</text:p>
          </table:table-cell>
          <table:table-cell table:style-name="ce50" table:formula="of:=HEX2DEC([.C31])" office:value-type="float" office:value="64">
            <text:p>64</text:p>
          </table:table-cell>
          <table:table-cell table:style-name="ce50" table:formula="of:=HEX2DEC([.D31])" office:value-type="float" office:value="64">
            <text:p>64</text:p>
          </table:table-cell>
          <table:table-cell table:style-name="ce51" table:formula="of:=IF(AND([.E31]&gt;=0;[.E31]&lt;=31);&quot;+64&quot;;IF(AND([.E31]&gt;=32;[.E31]&lt;=63);&quot;0&quot;;IF(AND([.E31]&gt;=64;[.E31]&lt;=95);&quot;+128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+128">
            <text:p>+128</text:p>
          </table:table-cell>
          <table:table-cell table:style-name="ce52" table:formula="of:=IF(AND([.F31]&gt;=0;[.F31]&lt;=31);&quot;+64&quot;;IF(AND([.F31]&gt;=32;[.F31]&lt;=63);&quot;0&quot;;IF(AND([.F31]&gt;=64;[.F31]&lt;=95);&quot;+128&quot;;IF(AND([.F31]&gt;=96;[.F31]&lt;=127);&quot;+64&quot;;IF(AND([.F31]&gt;=128;[.F31]&lt;=159);&quot;-64&quot;;IF(AND([.F31]&gt;=160;[.F31]&lt;=191);&quot;-128&quot;;IF(AND([.F31]&gt;=192;[.F31]&lt;=254);&quot;0&quot;;IF(AND([.F31]=255);&quot;-64&quot;;&quot;&quot;))))))))" office:value-type="string" office:string-value="+128">
            <text:p>+128</text:p>
          </table:table-cell>
          <table:table-cell table:style-name="ce52" table:formula="of:=IF(AND([.G31]&gt;=0;[.G31]&lt;=31);&quot;+64&quot;;IF(AND([.G31]&gt;=32;[.G31]&lt;=63);&quot;0&quot;;IF(AND([.G31]&gt;=64;[.G31]&lt;=95);&quot;+128&quot;;IF(AND([.G31]&gt;=96;[.G31]&lt;=127);&quot;+64&quot;;IF(AND([.G31]&gt;=128;[.G31]&lt;=159);&quot;-64&quot;;IF(AND([.G31]&gt;=160;[.G31]&lt;=191);&quot;-128&quot;;IF(AND([.G31]&gt;=192;[.G31]&lt;=254);&quot;0&quot;;IF(AND([.G31]=255);&quot;-64&quot;;&quot;&quot;))))))))" office:value-type="string" office:string-value="+128">
            <text:p>+128</text:p>
          </table:table-cell>
          <table:table-cell table:style-name="ce52" table:formula="of:=IF(AND([.H31]&gt;=0;[.H31]&lt;=31);&quot;+64&quot;;IF(AND([.H31]&gt;=32;[.H31]&lt;=63);&quot;0&quot;;IF(AND([.H31]&gt;=64;[.H31]&lt;=95);&quot;+128&quot;;IF(AND([.H31]&gt;=96;[.H31]&lt;=127);&quot;+64&quot;;IF(AND([.H31]&gt;=128;[.H31]&lt;=159);&quot;-64&quot;;IF(AND([.H31]&gt;=160;[.H31]&lt;=191);&quot;-128&quot;;IF(AND([.H31]&gt;=192;[.H31]&lt;=254);&quot;0&quot;;IF(AND([.H31]=255);&quot;-64&quot;;&quot;&quot;))))))))" office:value-type="string" office:string-value="+128">
            <text:p>+128</text:p>
          </table:table-cell>
          <table:table-cell table:style-name="ce55" table:formula="of:=MID(['Charpad Export'.P237];2;2)" office:value-type="string" office:string-value="0B">
            <text:p>0B</text:p>
          </table:table-cell>
          <table:table-cell table:style-name="ce50" table:formula="of:=HEX2DEC([.M31])" office:value-type="float" office:value="11">
            <text:p>11</text:p>
          </table:table-cell>
          <table:table-cell table:style-name="ce50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gray1}">
            <text:p>{gray1}</text:p>
          </table:table-cell>
          <table:table-cell table:style-name="ce57" table:formula="of:=[.M31]" office:value-type="string" office:string-value="0B">
            <text:p>0B</text:p>
          </table:table-cell>
          <table:table-cell table:style-name="ce50" table:formula="of:=HEX2DEC([.P31])" office:value-type="float" office:value="11">
            <text:p>11</text:p>
          </table:table-cell>
          <table:table-cell table:style-name="ce50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gray1}">
            <text:p>{gray1}</text:p>
          </table:table-cell>
          <table:table-cell table:style-name="ce57" table:formula="of:=[.M31]" office:value-type="string" office:string-value="0B">
            <text:p>0B</text:p>
          </table:table-cell>
          <table:table-cell table:style-name="ce50" table:formula="of:=HEX2DEC([.S31])" office:value-type="float" office:value="11">
            <text:p>11</text:p>
          </table:table-cell>
          <table:table-cell table:style-name="ce50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gray1}">
            <text:p>{gray1}</text:p>
          </table:table-cell>
          <table:table-cell table:style-name="ce62" table:formula="of:=[.M31]" office:value-type="string" office:string-value="0B">
            <text:p>0B</text:p>
          </table:table-cell>
          <table:table-cell table:style-name="ce50" table:formula="of:=HEX2DEC([.V31])" office:value-type="float" office:value="11">
            <text:p>11</text:p>
          </table:table-cell>
          <table:table-cell table:style-name="ce50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31]" office:value-type="string" office:string-value="{gray1}">
            <text:p>{gray1}</text:p>
          </table:table-cell>
          <table:table-cell table:style-name="ce70" table:formula="of:=IF(AND([.E31]&gt;=128;[.E31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31]+[.I31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70" table:formula="of:=[.R31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31]+[.J31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1]&gt;=128;[.G31]&lt;=255);&quot;{rvrs on}&quot;;&quot;{rvrs off}&quot;)" office:value-type="string" office:string-value="{rvrs off}">
            <text:p>{rvrs off}</text:p>
          </table:table-cell>
          <table:table-cell table:style-name="ce70" table:formula="of:=[.U31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31]+[.K31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70" table:formula="of:=[.X31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31]+[.L31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0">
            <text:p>30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0" table:formula="of:=MID(['Charpad Export'.N216];2;2)" office:value-type="string" office:string-value="40">
            <text:p>40</text:p>
          </table:table-cell>
          <table:table-cell table:style-name="ce40" table:formula="of:=MID(['Charpad Export'.O216];2;2)" office:value-type="string" office:string-value="40">
            <text:p>40</text:p>
          </table:table-cell>
          <table:table-cell table:style-name="ce40" table:formula="of:=MID(['Charpad Export'.P216];2;2)" office:value-type="string" office:string-value="40">
            <text:p>40</text:p>
          </table:table-cell>
          <table:table-cell table:style-name="ce40" table:formula="of:=MID(['Charpad Export'.Q216];2;2)" office:value-type="string" office:string-value="40">
            <text:p>40</text:p>
          </table:table-cell>
          <table:table-cell table:style-name="ce47" table:formula="of:=HEX2DEC([.A32])" office:value-type="float" office:value="64">
            <text:p>64</text:p>
          </table:table-cell>
          <table:table-cell table:style-name="ce50" table:formula="of:=HEX2DEC([.B32])" office:value-type="float" office:value="64">
            <text:p>64</text:p>
          </table:table-cell>
          <table:table-cell table:style-name="ce50" table:formula="of:=HEX2DEC([.C32])" office:value-type="float" office:value="64">
            <text:p>64</text:p>
          </table:table-cell>
          <table:table-cell table:style-name="ce50" table:formula="of:=HEX2DEC([.D32])" office:value-type="float" office:value="64">
            <text:p>64</text:p>
          </table:table-cell>
          <table:table-cell table:style-name="ce51" table:formula="of:=IF(AND([.E32]&gt;=0;[.E32]&lt;=31);&quot;+64&quot;;IF(AND([.E32]&gt;=32;[.E32]&lt;=63);&quot;0&quot;;IF(AND([.E32]&gt;=64;[.E32]&lt;=95);&quot;+128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+128">
            <text:p>+128</text:p>
          </table:table-cell>
          <table:table-cell table:style-name="ce52" table:formula="of:=IF(AND([.F32]&gt;=0;[.F32]&lt;=31);&quot;+64&quot;;IF(AND([.F32]&gt;=32;[.F32]&lt;=63);&quot;0&quot;;IF(AND([.F32]&gt;=64;[.F32]&lt;=95);&quot;+128&quot;;IF(AND([.F32]&gt;=96;[.F32]&lt;=127);&quot;+64&quot;;IF(AND([.F32]&gt;=128;[.F32]&lt;=159);&quot;-64&quot;;IF(AND([.F32]&gt;=160;[.F32]&lt;=191);&quot;-128&quot;;IF(AND([.F32]&gt;=192;[.F32]&lt;=254);&quot;0&quot;;IF(AND([.F32]=255);&quot;-64&quot;;&quot;&quot;))))))))" office:value-type="string" office:string-value="+128">
            <text:p>+128</text:p>
          </table:table-cell>
          <table:table-cell table:style-name="ce52" table:formula="of:=IF(AND([.G32]&gt;=0;[.G32]&lt;=31);&quot;+64&quot;;IF(AND([.G32]&gt;=32;[.G32]&lt;=63);&quot;0&quot;;IF(AND([.G32]&gt;=64;[.G32]&lt;=95);&quot;+128&quot;;IF(AND([.G32]&gt;=96;[.G32]&lt;=127);&quot;+64&quot;;IF(AND([.G32]&gt;=128;[.G32]&lt;=159);&quot;-64&quot;;IF(AND([.G32]&gt;=160;[.G32]&lt;=191);&quot;-128&quot;;IF(AND([.G32]&gt;=192;[.G32]&lt;=254);&quot;0&quot;;IF(AND([.G32]=255);&quot;-64&quot;;&quot;&quot;))))))))" office:value-type="string" office:string-value="+128">
            <text:p>+128</text:p>
          </table:table-cell>
          <table:table-cell table:style-name="ce52" table:formula="of:=IF(AND([.H32]&gt;=0;[.H32]&lt;=31);&quot;+64&quot;;IF(AND([.H32]&gt;=32;[.H32]&lt;=63);&quot;0&quot;;IF(AND([.H32]&gt;=64;[.H32]&lt;=95);&quot;+128&quot;;IF(AND([.H32]&gt;=96;[.H32]&lt;=127);&quot;+64&quot;;IF(AND([.H32]&gt;=128;[.H32]&lt;=159);&quot;-64&quot;;IF(AND([.H32]&gt;=160;[.H32]&lt;=191);&quot;-128&quot;;IF(AND([.H32]&gt;=192;[.H32]&lt;=254);&quot;0&quot;;IF(AND([.H32]=255);&quot;-64&quot;;&quot;&quot;))))))))" office:value-type="string" office:string-value="+128">
            <text:p>+128</text:p>
          </table:table-cell>
          <table:table-cell table:style-name="ce54" table:formula="of:=MID(['Charpad Export'.Q237];2;2)" office:value-type="string" office:string-value="0B">
            <text:p>0B</text:p>
          </table:table-cell>
          <table:table-cell table:style-name="ce50" table:formula="of:=HEX2DEC([.M32])" office:value-type="float" office:value="11">
            <text:p>11</text:p>
          </table:table-cell>
          <table:table-cell table:style-name="ce50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gray1}">
            <text:p>{gray1}</text:p>
          </table:table-cell>
          <table:table-cell table:style-name="ce59" table:formula="of:=[.M32]" office:value-type="string" office:string-value="0B">
            <text:p>0B</text:p>
          </table:table-cell>
          <table:table-cell table:style-name="ce50" table:formula="of:=HEX2DEC([.P32])" office:value-type="float" office:value="11">
            <text:p>11</text:p>
          </table:table-cell>
          <table:table-cell table:style-name="ce50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gray1}">
            <text:p>{gray1}</text:p>
          </table:table-cell>
          <table:table-cell table:style-name="ce59" table:formula="of:=[.M32]" office:value-type="string" office:string-value="0B">
            <text:p>0B</text:p>
          </table:table-cell>
          <table:table-cell table:style-name="ce50" table:formula="of:=HEX2DEC([.S32])" office:value-type="float" office:value="11">
            <text:p>11</text:p>
          </table:table-cell>
          <table:table-cell table:style-name="ce50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gray1}">
            <text:p>{gray1}</text:p>
          </table:table-cell>
          <table:table-cell table:style-name="ce61" table:formula="of:=[.M32]" office:value-type="string" office:string-value="0B">
            <text:p>0B</text:p>
          </table:table-cell>
          <table:table-cell table:style-name="ce50" table:formula="of:=HEX2DEC([.V32])" office:value-type="float" office:value="11">
            <text:p>11</text:p>
          </table:table-cell>
          <table:table-cell table:style-name="ce50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32]" office:value-type="string" office:string-value="{gray1}">
            <text:p>{gray1}</text:p>
          </table:table-cell>
          <table:table-cell table:style-name="ce70" table:formula="of:=IF(AND([.E32]&gt;=128;[.E32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32]+[.I32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70" table:formula="of:=[.R3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32]+[.J32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2]&gt;=128;[.G32]&lt;=255);&quot;{rvrs on}&quot;;&quot;{rvrs off}&quot;)" office:value-type="string" office:string-value="{rvrs off}">
            <text:p>{rvrs off}</text:p>
          </table:table-cell>
          <table:table-cell table:style-name="ce70" table:formula="of:=[.U3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32]+[.K32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70" table:formula="of:=[.X3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32]+[.L32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1">
            <text:p>31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1" table:formula="of:=MID(['Charpad Export'.B217];2;2)" office:value-type="string" office:string-value="40">
            <text:p>40</text:p>
          </table:table-cell>
          <table:table-cell table:style-name="ce41" table:formula="of:=MID(['Charpad Export'.C217];2;2)" office:value-type="string" office:string-value="40">
            <text:p>40</text:p>
          </table:table-cell>
          <table:table-cell table:style-name="ce41" table:formula="of:=MID(['Charpad Export'.D217];2;2)" office:value-type="string" office:string-value="40">
            <text:p>40</text:p>
          </table:table-cell>
          <table:table-cell table:style-name="ce41" table:formula="of:=MID(['Charpad Export'.E217];2;2)" office:value-type="string" office:string-value="40">
            <text:p>40</text:p>
          </table:table-cell>
          <table:table-cell table:style-name="ce47" table:formula="of:=HEX2DEC([.A33])" office:value-type="float" office:value="64">
            <text:p>64</text:p>
          </table:table-cell>
          <table:table-cell table:style-name="ce50" table:formula="of:=HEX2DEC([.B33])" office:value-type="float" office:value="64">
            <text:p>64</text:p>
          </table:table-cell>
          <table:table-cell table:style-name="ce50" table:formula="of:=HEX2DEC([.C33])" office:value-type="float" office:value="64">
            <text:p>64</text:p>
          </table:table-cell>
          <table:table-cell table:style-name="ce50" table:formula="of:=HEX2DEC([.D33])" office:value-type="float" office:value="64">
            <text:p>64</text:p>
          </table:table-cell>
          <table:table-cell table:style-name="ce51" table:formula="of:=IF(AND([.E33]&gt;=0;[.E33]&lt;=31);&quot;+64&quot;;IF(AND([.E33]&gt;=32;[.E33]&lt;=63);&quot;0&quot;;IF(AND([.E33]&gt;=64;[.E33]&lt;=95);&quot;+128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+128">
            <text:p>+128</text:p>
          </table:table-cell>
          <table:table-cell table:style-name="ce52" table:formula="of:=IF(AND([.F33]&gt;=0;[.F33]&lt;=31);&quot;+64&quot;;IF(AND([.F33]&gt;=32;[.F33]&lt;=63);&quot;0&quot;;IF(AND([.F33]&gt;=64;[.F33]&lt;=95);&quot;+128&quot;;IF(AND([.F33]&gt;=96;[.F33]&lt;=127);&quot;+64&quot;;IF(AND([.F33]&gt;=128;[.F33]&lt;=159);&quot;-64&quot;;IF(AND([.F33]&gt;=160;[.F33]&lt;=191);&quot;-128&quot;;IF(AND([.F33]&gt;=192;[.F33]&lt;=254);&quot;0&quot;;IF(AND([.F33]=255);&quot;-64&quot;;&quot;&quot;))))))))" office:value-type="string" office:string-value="+128">
            <text:p>+128</text:p>
          </table:table-cell>
          <table:table-cell table:style-name="ce52" table:formula="of:=IF(AND([.G33]&gt;=0;[.G33]&lt;=31);&quot;+64&quot;;IF(AND([.G33]&gt;=32;[.G33]&lt;=63);&quot;0&quot;;IF(AND([.G33]&gt;=64;[.G33]&lt;=95);&quot;+128&quot;;IF(AND([.G33]&gt;=96;[.G33]&lt;=127);&quot;+64&quot;;IF(AND([.G33]&gt;=128;[.G33]&lt;=159);&quot;-64&quot;;IF(AND([.G33]&gt;=160;[.G33]&lt;=191);&quot;-128&quot;;IF(AND([.G33]&gt;=192;[.G33]&lt;=254);&quot;0&quot;;IF(AND([.G33]=255);&quot;-64&quot;;&quot;&quot;))))))))" office:value-type="string" office:string-value="+128">
            <text:p>+128</text:p>
          </table:table-cell>
          <table:table-cell table:style-name="ce52" table:formula="of:=IF(AND([.H33]&gt;=0;[.H33]&lt;=31);&quot;+64&quot;;IF(AND([.H33]&gt;=32;[.H33]&lt;=63);&quot;0&quot;;IF(AND([.H33]&gt;=64;[.H33]&lt;=95);&quot;+128&quot;;IF(AND([.H33]&gt;=96;[.H33]&lt;=127);&quot;+64&quot;;IF(AND([.H33]&gt;=128;[.H33]&lt;=159);&quot;-64&quot;;IF(AND([.H33]&gt;=160;[.H33]&lt;=191);&quot;-128&quot;;IF(AND([.H33]&gt;=192;[.H33]&lt;=254);&quot;0&quot;;IF(AND([.H33]=255);&quot;-64&quot;;&quot;&quot;))))))))" office:value-type="string" office:string-value="+128">
            <text:p>+128</text:p>
          </table:table-cell>
          <table:table-cell table:style-name="ce55" table:formula="of:=MID(['Charpad Export'.B238];2;2)" office:value-type="string" office:string-value="0E">
            <text:p>0E</text:p>
          </table:table-cell>
          <table:table-cell table:style-name="ce50" table:formula="of:=HEX2DEC([.M33])" office:value-type="float" office:value="14">
            <text:p>14</text:p>
          </table:table-cell>
          <table:table-cell table:style-name="ce50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lt. blue}">
            <text:p>{lt. blue}</text:p>
          </table:table-cell>
          <table:table-cell table:style-name="ce57" table:formula="of:=[.M33]" office:value-type="string" office:string-value="0E">
            <text:p>0E</text:p>
          </table:table-cell>
          <table:table-cell table:style-name="ce50" table:formula="of:=HEX2DEC([.P33])" office:value-type="float" office:value="14">
            <text:p>14</text:p>
          </table:table-cell>
          <table:table-cell table:style-name="ce50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lt. blue}">
            <text:p>{lt. blue}</text:p>
          </table:table-cell>
          <table:table-cell table:style-name="ce57" table:formula="of:=[.M33]" office:value-type="string" office:string-value="0E">
            <text:p>0E</text:p>
          </table:table-cell>
          <table:table-cell table:style-name="ce50" table:formula="of:=HEX2DEC([.S33])" office:value-type="float" office:value="14">
            <text:p>14</text:p>
          </table:table-cell>
          <table:table-cell table:style-name="ce50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lt. blue}">
            <text:p>{lt. blue}</text:p>
          </table:table-cell>
          <table:table-cell table:style-name="ce62" table:formula="of:=[.M33]" office:value-type="string" office:string-value="0E">
            <text:p>0E</text:p>
          </table:table-cell>
          <table:table-cell table:style-name="ce50" table:formula="of:=HEX2DEC([.V33])" office:value-type="float" office:value="14">
            <text:p>14</text:p>
          </table:table-cell>
          <table:table-cell table:style-name="ce50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lt. blue}">
            <text:p>{lt. blue}</text:p>
          </table:table-cell>
          <table:table-cell table:style-name="ce64" office:value-type="string">
            <text:p>data"</text:p>
          </table:table-cell>
          <table:table-cell table:style-name="ce70" table:formula="of:=[.O33]" office:value-type="string" office:string-value="{lt. blue}">
            <text:p>{lt. blue}</text:p>
          </table:table-cell>
          <table:table-cell table:style-name="ce70" table:formula="of:=IF(AND([.E33]&gt;=128;[.E33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33]+[.I33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33]&gt;=128;[.F33]&lt;=255);&quot;{rvrs on}&quot;;&quot;{rvrs off}&quot;)" office:value-type="string" office:string-value="{rvrs off}">
            <text:p>{rvrs off}</text:p>
          </table:table-cell>
          <table:table-cell table:style-name="ce70" table:formula="of:=[.R33]" office:value-type="string" office:string-value="{lt. blue}">
            <text:p>{lt. blue}</text:p>
          </table:table-cell>
          <table:table-cell table:style-name="ce70" office:value-type="string">
            <text:p>{</text:p>
          </table:table-cell>
          <table:table-cell table:style-name="ce70" table:formula="of:=[.F33]+[.J33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3]&gt;=128;[.G33]&lt;=255);&quot;{rvrs on}&quot;;&quot;{rvrs off}&quot;)" office:value-type="string" office:string-value="{rvrs off}">
            <text:p>{rvrs off}</text:p>
          </table:table-cell>
          <table:table-cell table:style-name="ce70" table:formula="of:=[.U33]" office:value-type="string" office:string-value="{lt. blue}">
            <text:p>{lt. blue}</text:p>
          </table:table-cell>
          <table:table-cell table:style-name="ce70" office:value-type="string">
            <text:p>{</text:p>
          </table:table-cell>
          <table:table-cell table:style-name="ce70" table:formula="of:=[.G33]+[.K33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33]&gt;=128;[.H33]&lt;=255);&quot;{rvrs on}&quot;;&quot;{rvrs off}&quot;)" office:value-type="string" office:string-value="{rvrs off}">
            <text:p>{rvrs off}</text:p>
          </table:table-cell>
          <table:table-cell table:style-name="ce70" table:formula="of:=[.X33]" office:value-type="string" office:string-value="{lt. blue}">
            <text:p>{lt. blue}</text:p>
          </table:table-cell>
          <table:table-cell table:style-name="ce70" office:value-type="string">
            <text:p>{</text:p>
          </table:table-cell>
          <table:table-cell table:style-name="ce70" table:formula="of:=[.H33]+[.L33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2">
            <text:p>32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1" table:formula="of:=MID(['Charpad Export'.F217];2;2)" office:value-type="string" office:string-value="40">
            <text:p>40</text:p>
          </table:table-cell>
          <table:table-cell table:style-name="ce41" table:formula="of:=MID(['Charpad Export'.G217];2;2)" office:value-type="string" office:string-value="40">
            <text:p>40</text:p>
          </table:table-cell>
          <table:table-cell table:style-name="ce41" table:formula="of:=MID(['Charpad Export'.H217];2;2)" office:value-type="string" office:string-value="40">
            <text:p>40</text:p>
          </table:table-cell>
          <table:table-cell table:style-name="ce41" table:formula="of:=MID(['Charpad Export'.I217];2;2)" office:value-type="string" office:string-value="40">
            <text:p>40</text:p>
          </table:table-cell>
          <table:table-cell table:style-name="ce47" table:formula="of:=HEX2DEC([.A34])" office:value-type="float" office:value="64">
            <text:p>64</text:p>
          </table:table-cell>
          <table:table-cell table:style-name="ce50" table:formula="of:=HEX2DEC([.B34])" office:value-type="float" office:value="64">
            <text:p>64</text:p>
          </table:table-cell>
          <table:table-cell table:style-name="ce50" table:formula="of:=HEX2DEC([.C34])" office:value-type="float" office:value="64">
            <text:p>64</text:p>
          </table:table-cell>
          <table:table-cell table:style-name="ce50" table:formula="of:=HEX2DEC([.D34])" office:value-type="float" office:value="64">
            <text:p>64</text:p>
          </table:table-cell>
          <table:table-cell table:style-name="ce51" table:formula="of:=IF(AND([.E34]&gt;=0;[.E34]&lt;=31);&quot;+64&quot;;IF(AND([.E34]&gt;=32;[.E34]&lt;=63);&quot;0&quot;;IF(AND([.E34]&gt;=64;[.E34]&lt;=95);&quot;+128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+128">
            <text:p>+128</text:p>
          </table:table-cell>
          <table:table-cell table:style-name="ce52" table:formula="of:=IF(AND([.F34]&gt;=0;[.F34]&lt;=31);&quot;+64&quot;;IF(AND([.F34]&gt;=32;[.F34]&lt;=63);&quot;0&quot;;IF(AND([.F34]&gt;=64;[.F34]&lt;=95);&quot;+128&quot;;IF(AND([.F34]&gt;=96;[.F34]&lt;=127);&quot;+64&quot;;IF(AND([.F34]&gt;=128;[.F34]&lt;=159);&quot;-64&quot;;IF(AND([.F34]&gt;=160;[.F34]&lt;=191);&quot;-128&quot;;IF(AND([.F34]&gt;=192;[.F34]&lt;=254);&quot;0&quot;;IF(AND([.F34]=255);&quot;-64&quot;;&quot;&quot;))))))))" office:value-type="string" office:string-value="+128">
            <text:p>+128</text:p>
          </table:table-cell>
          <table:table-cell table:style-name="ce52" table:formula="of:=IF(AND([.G34]&gt;=0;[.G34]&lt;=31);&quot;+64&quot;;IF(AND([.G34]&gt;=32;[.G34]&lt;=63);&quot;0&quot;;IF(AND([.G34]&gt;=64;[.G34]&lt;=95);&quot;+128&quot;;IF(AND([.G34]&gt;=96;[.G34]&lt;=127);&quot;+64&quot;;IF(AND([.G34]&gt;=128;[.G34]&lt;=159);&quot;-64&quot;;IF(AND([.G34]&gt;=160;[.G34]&lt;=191);&quot;-128&quot;;IF(AND([.G34]&gt;=192;[.G34]&lt;=254);&quot;0&quot;;IF(AND([.G34]=255);&quot;-64&quot;;&quot;&quot;))))))))" office:value-type="string" office:string-value="+128">
            <text:p>+128</text:p>
          </table:table-cell>
          <table:table-cell table:style-name="ce52" table:formula="of:=IF(AND([.H34]&gt;=0;[.H34]&lt;=31);&quot;+64&quot;;IF(AND([.H34]&gt;=32;[.H34]&lt;=63);&quot;0&quot;;IF(AND([.H34]&gt;=64;[.H34]&lt;=95);&quot;+128&quot;;IF(AND([.H34]&gt;=96;[.H34]&lt;=127);&quot;+64&quot;;IF(AND([.H34]&gt;=128;[.H34]&lt;=159);&quot;-64&quot;;IF(AND([.H34]&gt;=160;[.H34]&lt;=191);&quot;-128&quot;;IF(AND([.H34]&gt;=192;[.H34]&lt;=254);&quot;0&quot;;IF(AND([.H34]=255);&quot;-64&quot;;&quot;&quot;))))))))" office:value-type="string" office:string-value="+128">
            <text:p>+128</text:p>
          </table:table-cell>
          <table:table-cell table:style-name="ce56" table:formula="of:=MID(['Charpad Export'.C238];2;2)" office:value-type="string" office:string-value="09">
            <text:p>09</text:p>
          </table:table-cell>
          <table:table-cell table:style-name="ce50" table:formula="of:=HEX2DEC([.M34])" office:value-type="float" office:value="9">
            <text:p>9</text:p>
          </table:table-cell>
          <table:table-cell table:style-name="ce50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brown}">
            <text:p>{brown}</text:p>
          </table:table-cell>
          <table:table-cell table:style-name="ce59" table:formula="of:=[.M34]" office:value-type="string" office:string-value="09">
            <text:p>09</text:p>
          </table:table-cell>
          <table:table-cell table:style-name="ce50" table:formula="of:=HEX2DEC([.P34])" office:value-type="float" office:value="9">
            <text:p>9</text:p>
          </table:table-cell>
          <table:table-cell table:style-name="ce50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brown}">
            <text:p>{brown}</text:p>
          </table:table-cell>
          <table:table-cell table:style-name="ce59" table:formula="of:=[.M34]" office:value-type="string" office:string-value="09">
            <text:p>09</text:p>
          </table:table-cell>
          <table:table-cell table:style-name="ce50" table:formula="of:=HEX2DEC([.S34])" office:value-type="float" office:value="9">
            <text:p>9</text:p>
          </table:table-cell>
          <table:table-cell table:style-name="ce50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brown}">
            <text:p>{brown}</text:p>
          </table:table-cell>
          <table:table-cell table:style-name="ce61" table:formula="of:=[.M34]" office:value-type="string" office:string-value="09">
            <text:p>09</text:p>
          </table:table-cell>
          <table:table-cell table:style-name="ce50" table:formula="of:=HEX2DEC([.V34])" office:value-type="float" office:value="9">
            <text:p>9</text:p>
          </table:table-cell>
          <table:table-cell table:style-name="ce50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brown}">
            <text:p>{brown}</text:p>
          </table:table-cell>
          <table:table-cell table:style-name="ce64" office:value-type="string">
            <text:p>data"</text:p>
          </table:table-cell>
          <table:table-cell table:style-name="ce70" table:formula="of:=[.O34]" office:value-type="string" office:string-value="{brown}">
            <text:p>{brown}</text:p>
          </table:table-cell>
          <table:table-cell table:style-name="ce70" table:formula="of:=IF(AND([.E34]&gt;=128;[.E34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34]+[.I34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34]&gt;=128;[.F34]&lt;=255);&quot;{rvrs on}&quot;;&quot;{rvrs off}&quot;)" office:value-type="string" office:string-value="{rvrs off}">
            <text:p>{rvrs off}</text:p>
          </table:table-cell>
          <table:table-cell table:style-name="ce70" table:formula="of:=[.R34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F34]+[.J34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4]&gt;=128;[.G34]&lt;=255);&quot;{rvrs on}&quot;;&quot;{rvrs off}&quot;)" office:value-type="string" office:string-value="{rvrs off}">
            <text:p>{rvrs off}</text:p>
          </table:table-cell>
          <table:table-cell table:style-name="ce70" table:formula="of:=[.U34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G34]+[.K34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34]&gt;=128;[.H34]&lt;=255);&quot;{rvrs on}&quot;;&quot;{rvrs off}&quot;)" office:value-type="string" office:string-value="{rvrs off}">
            <text:p>{rvrs off}</text:p>
          </table:table-cell>
          <table:table-cell table:style-name="ce70" table:formula="of:=[.X34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H34]+[.L34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3">
            <text:p>33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1" table:formula="of:=MID(['Charpad Export'.J217];2;2)" office:value-type="string" office:string-value="40">
            <text:p>40</text:p>
          </table:table-cell>
          <table:table-cell table:style-name="ce41" table:formula="of:=MID(['Charpad Export'.K217];2;2)" office:value-type="string" office:string-value="40">
            <text:p>40</text:p>
          </table:table-cell>
          <table:table-cell table:style-name="ce41" table:formula="of:=MID(['Charpad Export'.L217];2;2)" office:value-type="string" office:string-value="40">
            <text:p>40</text:p>
          </table:table-cell>
          <table:table-cell table:style-name="ce41" table:formula="of:=MID(['Charpad Export'.M217];2;2)" office:value-type="string" office:string-value="40">
            <text:p>40</text:p>
          </table:table-cell>
          <table:table-cell table:style-name="ce47" table:formula="of:=HEX2DEC([.A35])" office:value-type="float" office:value="64">
            <text:p>64</text:p>
          </table:table-cell>
          <table:table-cell table:style-name="ce50" table:formula="of:=HEX2DEC([.B35])" office:value-type="float" office:value="64">
            <text:p>64</text:p>
          </table:table-cell>
          <table:table-cell table:style-name="ce50" table:formula="of:=HEX2DEC([.C35])" office:value-type="float" office:value="64">
            <text:p>64</text:p>
          </table:table-cell>
          <table:table-cell table:style-name="ce50" table:formula="of:=HEX2DEC([.D35])" office:value-type="float" office:value="64">
            <text:p>64</text:p>
          </table:table-cell>
          <table:table-cell table:style-name="ce51" table:formula="of:=IF(AND([.E35]&gt;=0;[.E35]&lt;=31);&quot;+64&quot;;IF(AND([.E35]&gt;=32;[.E35]&lt;=63);&quot;0&quot;;IF(AND([.E35]&gt;=64;[.E35]&lt;=95);&quot;+128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+128">
            <text:p>+128</text:p>
          </table:table-cell>
          <table:table-cell table:style-name="ce52" table:formula="of:=IF(AND([.F35]&gt;=0;[.F35]&lt;=31);&quot;+64&quot;;IF(AND([.F35]&gt;=32;[.F35]&lt;=63);&quot;0&quot;;IF(AND([.F35]&gt;=64;[.F35]&lt;=95);&quot;+128&quot;;IF(AND([.F35]&gt;=96;[.F35]&lt;=127);&quot;+64&quot;;IF(AND([.F35]&gt;=128;[.F35]&lt;=159);&quot;-64&quot;;IF(AND([.F35]&gt;=160;[.F35]&lt;=191);&quot;-128&quot;;IF(AND([.F35]&gt;=192;[.F35]&lt;=254);&quot;0&quot;;IF(AND([.F35]=255);&quot;-64&quot;;&quot;&quot;))))))))" office:value-type="string" office:string-value="+128">
            <text:p>+128</text:p>
          </table:table-cell>
          <table:table-cell table:style-name="ce52" table:formula="of:=IF(AND([.G35]&gt;=0;[.G35]&lt;=31);&quot;+64&quot;;IF(AND([.G35]&gt;=32;[.G35]&lt;=63);&quot;0&quot;;IF(AND([.G35]&gt;=64;[.G35]&lt;=95);&quot;+128&quot;;IF(AND([.G35]&gt;=96;[.G35]&lt;=127);&quot;+64&quot;;IF(AND([.G35]&gt;=128;[.G35]&lt;=159);&quot;-64&quot;;IF(AND([.G35]&gt;=160;[.G35]&lt;=191);&quot;-128&quot;;IF(AND([.G35]&gt;=192;[.G35]&lt;=254);&quot;0&quot;;IF(AND([.G35]=255);&quot;-64&quot;;&quot;&quot;))))))))" office:value-type="string" office:string-value="+128">
            <text:p>+128</text:p>
          </table:table-cell>
          <table:table-cell table:style-name="ce52" table:formula="of:=IF(AND([.H35]&gt;=0;[.H35]&lt;=31);&quot;+64&quot;;IF(AND([.H35]&gt;=32;[.H35]&lt;=63);&quot;0&quot;;IF(AND([.H35]&gt;=64;[.H35]&lt;=95);&quot;+128&quot;;IF(AND([.H35]&gt;=96;[.H35]&lt;=127);&quot;+64&quot;;IF(AND([.H35]&gt;=128;[.H35]&lt;=159);&quot;-64&quot;;IF(AND([.H35]&gt;=160;[.H35]&lt;=191);&quot;-128&quot;;IF(AND([.H35]&gt;=192;[.H35]&lt;=254);&quot;0&quot;;IF(AND([.H35]=255);&quot;-64&quot;;&quot;&quot;))))))))" office:value-type="string" office:string-value="+128">
            <text:p>+128</text:p>
          </table:table-cell>
          <table:table-cell table:style-name="ce55" table:formula="of:=MID(['Charpad Export'.D238];2;2)" office:value-type="string" office:string-value="09">
            <text:p>09</text:p>
          </table:table-cell>
          <table:table-cell table:style-name="ce50" table:formula="of:=HEX2DEC([.M35])" office:value-type="float" office:value="9">
            <text:p>9</text:p>
          </table:table-cell>
          <table:table-cell table:style-name="ce50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brown}">
            <text:p>{brown}</text:p>
          </table:table-cell>
          <table:table-cell table:style-name="ce57" table:formula="of:=[.M35]" office:value-type="string" office:string-value="09">
            <text:p>09</text:p>
          </table:table-cell>
          <table:table-cell table:style-name="ce50" table:formula="of:=HEX2DEC([.P35])" office:value-type="float" office:value="9">
            <text:p>9</text:p>
          </table:table-cell>
          <table:table-cell table:style-name="ce50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brown}">
            <text:p>{brown}</text:p>
          </table:table-cell>
          <table:table-cell table:style-name="ce57" table:formula="of:=[.M35]" office:value-type="string" office:string-value="09">
            <text:p>09</text:p>
          </table:table-cell>
          <table:table-cell table:style-name="ce50" table:formula="of:=HEX2DEC([.S35])" office:value-type="float" office:value="9">
            <text:p>9</text:p>
          </table:table-cell>
          <table:table-cell table:style-name="ce50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brown}">
            <text:p>{brown}</text:p>
          </table:table-cell>
          <table:table-cell table:style-name="ce62" table:formula="of:=[.M35]" office:value-type="string" office:string-value="09">
            <text:p>09</text:p>
          </table:table-cell>
          <table:table-cell table:style-name="ce50" table:formula="of:=HEX2DEC([.V35])" office:value-type="float" office:value="9">
            <text:p>9</text:p>
          </table:table-cell>
          <table:table-cell table:style-name="ce50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brown}">
            <text:p>{brown}</text:p>
          </table:table-cell>
          <table:table-cell table:style-name="ce64" office:value-type="string">
            <text:p>data"</text:p>
          </table:table-cell>
          <table:table-cell table:style-name="ce70" table:formula="of:=[.O35]" office:value-type="string" office:string-value="{brown}">
            <text:p>{brown}</text:p>
          </table:table-cell>
          <table:table-cell table:style-name="ce70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35]+[.I35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70" table:formula="of:=[.R35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F35]+[.J35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70" table:formula="of:=[.U35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G35]+[.K35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70" table:formula="of:=[.X35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H35]+[.L35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4">
            <text:p>34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1" table:formula="of:=MID(['Charpad Export'.N217];2;2)" office:value-type="string" office:string-value="40">
            <text:p>40</text:p>
          </table:table-cell>
          <table:table-cell table:style-name="ce41" table:formula="of:=MID(['Charpad Export'.O217];2;2)" office:value-type="string" office:string-value="40">
            <text:p>40</text:p>
          </table:table-cell>
          <table:table-cell table:style-name="ce41" table:formula="of:=MID(['Charpad Export'.P217];2;2)" office:value-type="string" office:string-value="40">
            <text:p>40</text:p>
          </table:table-cell>
          <table:table-cell table:style-name="ce41" table:formula="of:=MID(['Charpad Export'.Q217];2;2)" office:value-type="string" office:string-value="40">
            <text:p>40</text:p>
          </table:table-cell>
          <table:table-cell table:style-name="ce47" table:formula="of:=HEX2DEC([.A36])" office:value-type="float" office:value="64">
            <text:p>64</text:p>
          </table:table-cell>
          <table:table-cell table:style-name="ce50" table:formula="of:=HEX2DEC([.B36])" office:value-type="float" office:value="64">
            <text:p>64</text:p>
          </table:table-cell>
          <table:table-cell table:style-name="ce50" table:formula="of:=HEX2DEC([.C36])" office:value-type="float" office:value="64">
            <text:p>64</text:p>
          </table:table-cell>
          <table:table-cell table:style-name="ce50" table:formula="of:=HEX2DEC([.D36])" office:value-type="float" office:value="64">
            <text:p>64</text:p>
          </table:table-cell>
          <table:table-cell table:style-name="ce51" table:formula="of:=IF(AND([.E36]&gt;=0;[.E36]&lt;=31);&quot;+64&quot;;IF(AND([.E36]&gt;=32;[.E36]&lt;=63);&quot;0&quot;;IF(AND([.E36]&gt;=64;[.E36]&lt;=95);&quot;+128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+128">
            <text:p>+128</text:p>
          </table:table-cell>
          <table:table-cell table:style-name="ce52" table:formula="of:=IF(AND([.F36]&gt;=0;[.F36]&lt;=31);&quot;+64&quot;;IF(AND([.F36]&gt;=32;[.F36]&lt;=63);&quot;0&quot;;IF(AND([.F36]&gt;=64;[.F36]&lt;=95);&quot;+128&quot;;IF(AND([.F36]&gt;=96;[.F36]&lt;=127);&quot;+64&quot;;IF(AND([.F36]&gt;=128;[.F36]&lt;=159);&quot;-64&quot;;IF(AND([.F36]&gt;=160;[.F36]&lt;=191);&quot;-128&quot;;IF(AND([.F36]&gt;=192;[.F36]&lt;=254);&quot;0&quot;;IF(AND([.F36]=255);&quot;-64&quot;;&quot;&quot;))))))))" office:value-type="string" office:string-value="+128">
            <text:p>+128</text:p>
          </table:table-cell>
          <table:table-cell table:style-name="ce52" table:formula="of:=IF(AND([.G36]&gt;=0;[.G36]&lt;=31);&quot;+64&quot;;IF(AND([.G36]&gt;=32;[.G36]&lt;=63);&quot;0&quot;;IF(AND([.G36]&gt;=64;[.G36]&lt;=95);&quot;+128&quot;;IF(AND([.G36]&gt;=96;[.G36]&lt;=127);&quot;+64&quot;;IF(AND([.G36]&gt;=128;[.G36]&lt;=159);&quot;-64&quot;;IF(AND([.G36]&gt;=160;[.G36]&lt;=191);&quot;-128&quot;;IF(AND([.G36]&gt;=192;[.G36]&lt;=254);&quot;0&quot;;IF(AND([.G36]=255);&quot;-64&quot;;&quot;&quot;))))))))" office:value-type="string" office:string-value="+128">
            <text:p>+128</text:p>
          </table:table-cell>
          <table:table-cell table:style-name="ce52" table:formula="of:=IF(AND([.H36]&gt;=0;[.H36]&lt;=31);&quot;+64&quot;;IF(AND([.H36]&gt;=32;[.H36]&lt;=63);&quot;0&quot;;IF(AND([.H36]&gt;=64;[.H36]&lt;=95);&quot;+128&quot;;IF(AND([.H36]&gt;=96;[.H36]&lt;=127);&quot;+64&quot;;IF(AND([.H36]&gt;=128;[.H36]&lt;=159);&quot;-64&quot;;IF(AND([.H36]&gt;=160;[.H36]&lt;=191);&quot;-128&quot;;IF(AND([.H36]&gt;=192;[.H36]&lt;=254);&quot;0&quot;;IF(AND([.H36]=255);&quot;-64&quot;;&quot;&quot;))))))))" office:value-type="string" office:string-value="+128">
            <text:p>+128</text:p>
          </table:table-cell>
          <table:table-cell table:style-name="ce56" table:formula="of:=MID(['Charpad Export'.E238];2;2)" office:value-type="string" office:string-value="0B">
            <text:p>0B</text:p>
          </table:table-cell>
          <table:table-cell table:style-name="ce50" table:formula="of:=HEX2DEC([.M36])" office:value-type="float" office:value="11">
            <text:p>11</text:p>
          </table:table-cell>
          <table:table-cell table:style-name="ce50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gray1}">
            <text:p>{gray1}</text:p>
          </table:table-cell>
          <table:table-cell table:style-name="ce59" table:formula="of:=[.M36]" office:value-type="string" office:string-value="0B">
            <text:p>0B</text:p>
          </table:table-cell>
          <table:table-cell table:style-name="ce50" table:formula="of:=HEX2DEC([.P36])" office:value-type="float" office:value="11">
            <text:p>11</text:p>
          </table:table-cell>
          <table:table-cell table:style-name="ce50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gray1}">
            <text:p>{gray1}</text:p>
          </table:table-cell>
          <table:table-cell table:style-name="ce59" table:formula="of:=[.M36]" office:value-type="string" office:string-value="0B">
            <text:p>0B</text:p>
          </table:table-cell>
          <table:table-cell table:style-name="ce50" table:formula="of:=HEX2DEC([.S36])" office:value-type="float" office:value="11">
            <text:p>11</text:p>
          </table:table-cell>
          <table:table-cell table:style-name="ce50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gray1}">
            <text:p>{gray1}</text:p>
          </table:table-cell>
          <table:table-cell table:style-name="ce61" table:formula="of:=[.M36]" office:value-type="string" office:string-value="0B">
            <text:p>0B</text:p>
          </table:table-cell>
          <table:table-cell table:style-name="ce50" table:formula="of:=HEX2DEC([.V36])" office:value-type="float" office:value="11">
            <text:p>11</text:p>
          </table:table-cell>
          <table:table-cell table:style-name="ce50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36]" office:value-type="string" office:string-value="{gray1}">
            <text:p>{gray1}</text:p>
          </table:table-cell>
          <table:table-cell table:style-name="ce70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36]+[.I36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70" table:formula="of:=[.R36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36]+[.J36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70" table:formula="of:=[.U36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36]+[.K36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70" table:formula="of:=[.X36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36]+[.L36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5">
            <text:p>35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2" table:formula="of:=MID(['Charpad Export'.B218];2;2)" office:value-type="string" office:string-value="40">
            <text:p>40</text:p>
          </table:table-cell>
          <table:table-cell table:style-name="ce42" table:formula="of:=MID(['Charpad Export'.C218];2;2)" office:value-type="string" office:string-value="40">
            <text:p>40</text:p>
          </table:table-cell>
          <table:table-cell table:style-name="ce42" table:formula="of:=MID(['Charpad Export'.D218];2;2)" office:value-type="string" office:string-value="40">
            <text:p>40</text:p>
          </table:table-cell>
          <table:table-cell table:style-name="ce42" table:formula="of:=MID(['Charpad Export'.E218];2;2)" office:value-type="string" office:string-value="40">
            <text:p>40</text:p>
          </table:table-cell>
          <table:table-cell table:style-name="ce47" table:formula="of:=HEX2DEC([.A37])" office:value-type="float" office:value="64">
            <text:p>64</text:p>
          </table:table-cell>
          <table:table-cell table:style-name="ce50" table:formula="of:=HEX2DEC([.B37])" office:value-type="float" office:value="64">
            <text:p>64</text:p>
          </table:table-cell>
          <table:table-cell table:style-name="ce50" table:formula="of:=HEX2DEC([.C37])" office:value-type="float" office:value="64">
            <text:p>64</text:p>
          </table:table-cell>
          <table:table-cell table:style-name="ce50" table:formula="of:=HEX2DEC([.D37])" office:value-type="float" office:value="64">
            <text:p>64</text:p>
          </table:table-cell>
          <table:table-cell table:style-name="ce51" table:formula="of:=IF(AND([.E37]&gt;=0;[.E37]&lt;=31);&quot;+64&quot;;IF(AND([.E37]&gt;=32;[.E37]&lt;=63);&quot;0&quot;;IF(AND([.E37]&gt;=64;[.E37]&lt;=95);&quot;+128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+128">
            <text:p>+128</text:p>
          </table:table-cell>
          <table:table-cell table:style-name="ce52" table:formula="of:=IF(AND([.F37]&gt;=0;[.F37]&lt;=31);&quot;+64&quot;;IF(AND([.F37]&gt;=32;[.F37]&lt;=63);&quot;0&quot;;IF(AND([.F37]&gt;=64;[.F37]&lt;=95);&quot;+128&quot;;IF(AND([.F37]&gt;=96;[.F37]&lt;=127);&quot;+64&quot;;IF(AND([.F37]&gt;=128;[.F37]&lt;=159);&quot;-64&quot;;IF(AND([.F37]&gt;=160;[.F37]&lt;=191);&quot;-128&quot;;IF(AND([.F37]&gt;=192;[.F37]&lt;=254);&quot;0&quot;;IF(AND([.F37]=255);&quot;-64&quot;;&quot;&quot;))))))))" office:value-type="string" office:string-value="+128">
            <text:p>+128</text:p>
          </table:table-cell>
          <table:table-cell table:style-name="ce52" table:formula="of:=IF(AND([.G37]&gt;=0;[.G37]&lt;=31);&quot;+64&quot;;IF(AND([.G37]&gt;=32;[.G37]&lt;=63);&quot;0&quot;;IF(AND([.G37]&gt;=64;[.G37]&lt;=95);&quot;+128&quot;;IF(AND([.G37]&gt;=96;[.G37]&lt;=127);&quot;+64&quot;;IF(AND([.G37]&gt;=128;[.G37]&lt;=159);&quot;-64&quot;;IF(AND([.G37]&gt;=160;[.G37]&lt;=191);&quot;-128&quot;;IF(AND([.G37]&gt;=192;[.G37]&lt;=254);&quot;0&quot;;IF(AND([.G37]=255);&quot;-64&quot;;&quot;&quot;))))))))" office:value-type="string" office:string-value="+128">
            <text:p>+128</text:p>
          </table:table-cell>
          <table:table-cell table:style-name="ce52" table:formula="of:=IF(AND([.H37]&gt;=0;[.H37]&lt;=31);&quot;+64&quot;;IF(AND([.H37]&gt;=32;[.H37]&lt;=63);&quot;0&quot;;IF(AND([.H37]&gt;=64;[.H37]&lt;=95);&quot;+128&quot;;IF(AND([.H37]&gt;=96;[.H37]&lt;=127);&quot;+64&quot;;IF(AND([.H37]&gt;=128;[.H37]&lt;=159);&quot;-64&quot;;IF(AND([.H37]&gt;=160;[.H37]&lt;=191);&quot;-128&quot;;IF(AND([.H37]&gt;=192;[.H37]&lt;=254);&quot;0&quot;;IF(AND([.H37]=255);&quot;-64&quot;;&quot;&quot;))))))))" office:value-type="string" office:string-value="+128">
            <text:p>+128</text:p>
          </table:table-cell>
          <table:table-cell table:style-name="ce55" table:formula="of:=MID(['Charpad Export'.F238];2;2)" office:value-type="string" office:string-value="0B">
            <text:p>0B</text:p>
          </table:table-cell>
          <table:table-cell table:style-name="ce50" table:formula="of:=HEX2DEC([.M37])" office:value-type="float" office:value="11">
            <text:p>11</text:p>
          </table:table-cell>
          <table:table-cell table:style-name="ce50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gray1}">
            <text:p>{gray1}</text:p>
          </table:table-cell>
          <table:table-cell table:style-name="ce57" table:formula="of:=[.M37]" office:value-type="string" office:string-value="0B">
            <text:p>0B</text:p>
          </table:table-cell>
          <table:table-cell table:style-name="ce50" table:formula="of:=HEX2DEC([.P37])" office:value-type="float" office:value="11">
            <text:p>11</text:p>
          </table:table-cell>
          <table:table-cell table:style-name="ce50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gray1}">
            <text:p>{gray1}</text:p>
          </table:table-cell>
          <table:table-cell table:style-name="ce57" table:formula="of:=[.M37]" office:value-type="string" office:string-value="0B">
            <text:p>0B</text:p>
          </table:table-cell>
          <table:table-cell table:style-name="ce50" table:formula="of:=HEX2DEC([.S37])" office:value-type="float" office:value="11">
            <text:p>11</text:p>
          </table:table-cell>
          <table:table-cell table:style-name="ce50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gray1}">
            <text:p>{gray1}</text:p>
          </table:table-cell>
          <table:table-cell table:style-name="ce62" table:formula="of:=[.M37]" office:value-type="string" office:string-value="0B">
            <text:p>0B</text:p>
          </table:table-cell>
          <table:table-cell table:style-name="ce50" table:formula="of:=HEX2DEC([.V37])" office:value-type="float" office:value="11">
            <text:p>11</text:p>
          </table:table-cell>
          <table:table-cell table:style-name="ce50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37]" office:value-type="string" office:string-value="{gray1}">
            <text:p>{gray1}</text:p>
          </table:table-cell>
          <table:table-cell table:style-name="ce70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37]+[.I37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70" table:formula="of:=[.R37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37]+[.J37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70" table:formula="of:=[.U37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37]+[.K37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70" table:formula="of:=[.X37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37]+[.L37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6">
            <text:p>36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2" table:formula="of:=MID(['Charpad Export'.F218];2;2)" office:value-type="string" office:string-value="A8">
            <text:p>A8</text:p>
          </table:table-cell>
          <table:table-cell table:style-name="ce42" table:formula="of:=MID(['Charpad Export'.G218];2;2)" office:value-type="string" office:string-value="A9">
            <text:p>A9</text:p>
          </table:table-cell>
          <table:table-cell table:style-name="ce42" table:formula="of:=MID(['Charpad Export'.H218];2;2)" office:value-type="string" office:string-value="AA">
            <text:p>AA</text:p>
          </table:table-cell>
          <table:table-cell table:style-name="ce42" table:formula="of:=MID(['Charpad Export'.I218];2;2)" office:value-type="string" office:string-value="AB">
            <text:p>AB</text:p>
          </table:table-cell>
          <table:table-cell table:style-name="ce47" table:formula="of:=HEX2DEC([.A38])" office:value-type="float" office:value="168">
            <text:p>168</text:p>
          </table:table-cell>
          <table:table-cell table:style-name="ce50" table:formula="of:=HEX2DEC([.B38])" office:value-type="float" office:value="169">
            <text:p>169</text:p>
          </table:table-cell>
          <table:table-cell table:style-name="ce50" table:formula="of:=HEX2DEC([.C38])" office:value-type="float" office:value="170">
            <text:p>170</text:p>
          </table:table-cell>
          <table:table-cell table:style-name="ce50" table:formula="of:=HEX2DEC([.D38])" office:value-type="float" office:value="171">
            <text:p>171</text:p>
          </table:table-cell>
          <table:table-cell table:style-name="ce51" table:formula="of:=IF(AND([.E38]&gt;=0;[.E38]&lt;=31);&quot;+64&quot;;IF(AND([.E38]&gt;=32;[.E38]&lt;=63);&quot;0&quot;;IF(AND([.E38]&gt;=64;[.E38]&lt;=95);&quot;+128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-128">
            <text:p>-128</text:p>
          </table:table-cell>
          <table:table-cell table:style-name="ce52" table:formula="of:=IF(AND([.F38]&gt;=0;[.F38]&lt;=31);&quot;+64&quot;;IF(AND([.F38]&gt;=32;[.F38]&lt;=63);&quot;0&quot;;IF(AND([.F38]&gt;=64;[.F38]&lt;=95);&quot;+128&quot;;IF(AND([.F38]&gt;=96;[.F38]&lt;=127);&quot;+64&quot;;IF(AND([.F38]&gt;=128;[.F38]&lt;=159);&quot;-64&quot;;IF(AND([.F38]&gt;=160;[.F38]&lt;=191);&quot;-128&quot;;IF(AND([.F38]&gt;=192;[.F38]&lt;=254);&quot;0&quot;;IF(AND([.F38]=255);&quot;-64&quot;;&quot;&quot;))))))))" office:value-type="string" office:string-value="-128">
            <text:p>-128</text:p>
          </table:table-cell>
          <table:table-cell table:style-name="ce52" table:formula="of:=IF(AND([.G38]&gt;=0;[.G38]&lt;=31);&quot;+64&quot;;IF(AND([.G38]&gt;=32;[.G38]&lt;=63);&quot;0&quot;;IF(AND([.G38]&gt;=64;[.G38]&lt;=95);&quot;+128&quot;;IF(AND([.G38]&gt;=96;[.G38]&lt;=127);&quot;+64&quot;;IF(AND([.G38]&gt;=128;[.G38]&lt;=159);&quot;-64&quot;;IF(AND([.G38]&gt;=160;[.G38]&lt;=191);&quot;-128&quot;;IF(AND([.G38]&gt;=192;[.G38]&lt;=254);&quot;0&quot;;IF(AND([.G38]=255);&quot;-64&quot;;&quot;&quot;))))))))" office:value-type="string" office:string-value="-128">
            <text:p>-128</text:p>
          </table:table-cell>
          <table:table-cell table:style-name="ce52" table:formula="of:=IF(AND([.H38]&gt;=0;[.H38]&lt;=31);&quot;+64&quot;;IF(AND([.H38]&gt;=32;[.H38]&lt;=63);&quot;0&quot;;IF(AND([.H38]&gt;=64;[.H38]&lt;=95);&quot;+128&quot;;IF(AND([.H38]&gt;=96;[.H38]&lt;=127);&quot;+64&quot;;IF(AND([.H38]&gt;=128;[.H38]&lt;=159);&quot;-64&quot;;IF(AND([.H38]&gt;=160;[.H38]&lt;=191);&quot;-128&quot;;IF(AND([.H38]&gt;=192;[.H38]&lt;=254);&quot;0&quot;;IF(AND([.H38]=255);&quot;-64&quot;;&quot;&quot;))))))))" office:value-type="string" office:string-value="-128">
            <text:p>-128</text:p>
          </table:table-cell>
          <table:table-cell table:style-name="ce56" table:formula="of:=MID(['Charpad Export'.G238];2;2)" office:value-type="string" office:string-value="0A">
            <text:p>0A</text:p>
          </table:table-cell>
          <table:table-cell table:style-name="ce50" table:formula="of:=HEX2DEC([.M38])" office:value-type="float" office:value="10">
            <text:p>10</text:p>
          </table:table-cell>
          <table:table-cell table:style-name="ce50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lt. red}">
            <text:p>{lt. red}</text:p>
          </table:table-cell>
          <table:table-cell table:style-name="ce59" table:formula="of:=[.M38]" office:value-type="string" office:string-value="0A">
            <text:p>0A</text:p>
          </table:table-cell>
          <table:table-cell table:style-name="ce50" table:formula="of:=HEX2DEC([.P38])" office:value-type="float" office:value="10">
            <text:p>10</text:p>
          </table:table-cell>
          <table:table-cell table:style-name="ce50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lt. red}">
            <text:p>{lt. red}</text:p>
          </table:table-cell>
          <table:table-cell table:style-name="ce59" table:formula="of:=[.M38]" office:value-type="string" office:string-value="0A">
            <text:p>0A</text:p>
          </table:table-cell>
          <table:table-cell table:style-name="ce50" table:formula="of:=HEX2DEC([.S38])" office:value-type="float" office:value="10">
            <text:p>10</text:p>
          </table:table-cell>
          <table:table-cell table:style-name="ce50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lt. red}">
            <text:p>{lt. red}</text:p>
          </table:table-cell>
          <table:table-cell table:style-name="ce61" table:formula="of:=[.M38]" office:value-type="string" office:string-value="0A">
            <text:p>0A</text:p>
          </table:table-cell>
          <table:table-cell table:style-name="ce50" table:formula="of:=HEX2DEC([.V38])" office:value-type="float" office:value="10">
            <text:p>10</text:p>
          </table:table-cell>
          <table:table-cell table:style-name="ce50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lt. red}">
            <text:p>{lt. red}</text:p>
          </table:table-cell>
          <table:table-cell table:style-name="ce64" office:value-type="string">
            <text:p>data"</text:p>
          </table:table-cell>
          <table:table-cell table:style-name="ce70" table:formula="of:=[.O38]" office:value-type="string" office:string-value="{lt. red}">
            <text:p>{lt. red}</text:p>
          </table:table-cell>
          <table:table-cell table:style-name="ce70" table:formula="of:=IF(AND([.E38]&gt;=128;[.E38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38]+[.I38]" office:value-type="float" office:value="40">
            <text:p>40</text:p>
          </table:table-cell>
          <table:table-cell table:style-name="ce70" office:value-type="string">
            <text:p>}</text:p>
          </table:table-cell>
          <table:table-cell table:style-name="ce70" table:formula="of:=IF(AND([.F38]&gt;=128;[.F38]&lt;=255);&quot;{rvrs on}&quot;;&quot;{rvrs off}&quot;)" office:value-type="string" office:string-value="{rvrs on}">
            <text:p>{rvrs on}</text:p>
          </table:table-cell>
          <table:table-cell table:style-name="ce70" table:formula="of:=[.R38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F38]+[.J38]" office:value-type="float" office:value="41">
            <text:p>41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8]&gt;=128;[.G38]&lt;=255);&quot;{rvrs on}&quot;;&quot;{rvrs off}&quot;)" office:value-type="string" office:string-value="{rvrs on}">
            <text:p>{rvrs on}</text:p>
          </table:table-cell>
          <table:table-cell table:style-name="ce70" table:formula="of:=[.U38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G38]+[.K38]" office:value-type="float" office:value="42">
            <text:p>42</text:p>
          </table:table-cell>
          <table:table-cell table:style-name="ce70" office:value-type="string">
            <text:p>}</text:p>
          </table:table-cell>
          <table:table-cell table:style-name="ce70" table:formula="of:=IF(AND([.H38]&gt;=128;[.H38]&lt;=255);&quot;{rvrs on}&quot;;&quot;{rvrs off}&quot;)" office:value-type="string" office:string-value="{rvrs on}">
            <text:p>{rvrs on}</text:p>
          </table:table-cell>
          <table:table-cell table:style-name="ce70" table:formula="of:=[.X38]" office:value-type="string" office:string-value="{lt. red}">
            <text:p>{lt. red}</text:p>
          </table:table-cell>
          <table:table-cell table:style-name="ce70" office:value-type="string">
            <text:p>{</text:p>
          </table:table-cell>
          <table:table-cell table:style-name="ce70" table:formula="of:=[.H38]+[.L38]" office:value-type="float" office:value="43">
            <text:p>43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7">
            <text:p>37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2" table:formula="of:=MID(['Charpad Export'.J218];2;2)" office:value-type="string" office:string-value="40">
            <text:p>40</text:p>
          </table:table-cell>
          <table:table-cell table:style-name="ce42" table:formula="of:=MID(['Charpad Export'.K218];2;2)" office:value-type="string" office:string-value="40">
            <text:p>40</text:p>
          </table:table-cell>
          <table:table-cell table:style-name="ce42" table:formula="of:=MID(['Charpad Export'.L218];2;2)" office:value-type="string" office:string-value="40">
            <text:p>40</text:p>
          </table:table-cell>
          <table:table-cell table:style-name="ce42" table:formula="of:=MID(['Charpad Export'.M218];2;2)" office:value-type="string" office:string-value="40">
            <text:p>40</text:p>
          </table:table-cell>
          <table:table-cell table:style-name="ce47" table:formula="of:=HEX2DEC([.A39])" office:value-type="float" office:value="64">
            <text:p>64</text:p>
          </table:table-cell>
          <table:table-cell table:style-name="ce50" table:formula="of:=HEX2DEC([.B39])" office:value-type="float" office:value="64">
            <text:p>64</text:p>
          </table:table-cell>
          <table:table-cell table:style-name="ce50" table:formula="of:=HEX2DEC([.C39])" office:value-type="float" office:value="64">
            <text:p>64</text:p>
          </table:table-cell>
          <table:table-cell table:style-name="ce50" table:formula="of:=HEX2DEC([.D39])" office:value-type="float" office:value="64">
            <text:p>64</text:p>
          </table:table-cell>
          <table:table-cell table:style-name="ce51" table:formula="of:=IF(AND([.E39]&gt;=0;[.E39]&lt;=31);&quot;+64&quot;;IF(AND([.E39]&gt;=32;[.E39]&lt;=63);&quot;0&quot;;IF(AND([.E39]&gt;=64;[.E39]&lt;=95);&quot;+128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+128">
            <text:p>+128</text:p>
          </table:table-cell>
          <table:table-cell table:style-name="ce52" table:formula="of:=IF(AND([.F39]&gt;=0;[.F39]&lt;=31);&quot;+64&quot;;IF(AND([.F39]&gt;=32;[.F39]&lt;=63);&quot;0&quot;;IF(AND([.F39]&gt;=64;[.F39]&lt;=95);&quot;+128&quot;;IF(AND([.F39]&gt;=96;[.F39]&lt;=127);&quot;+64&quot;;IF(AND([.F39]&gt;=128;[.F39]&lt;=159);&quot;-64&quot;;IF(AND([.F39]&gt;=160;[.F39]&lt;=191);&quot;-128&quot;;IF(AND([.F39]&gt;=192;[.F39]&lt;=254);&quot;0&quot;;IF(AND([.F39]=255);&quot;-64&quot;;&quot;&quot;))))))))" office:value-type="string" office:string-value="+128">
            <text:p>+128</text:p>
          </table:table-cell>
          <table:table-cell table:style-name="ce52" table:formula="of:=IF(AND([.G39]&gt;=0;[.G39]&lt;=31);&quot;+64&quot;;IF(AND([.G39]&gt;=32;[.G39]&lt;=63);&quot;0&quot;;IF(AND([.G39]&gt;=64;[.G39]&lt;=95);&quot;+128&quot;;IF(AND([.G39]&gt;=96;[.G39]&lt;=127);&quot;+64&quot;;IF(AND([.G39]&gt;=128;[.G39]&lt;=159);&quot;-64&quot;;IF(AND([.G39]&gt;=160;[.G39]&lt;=191);&quot;-128&quot;;IF(AND([.G39]&gt;=192;[.G39]&lt;=254);&quot;0&quot;;IF(AND([.G39]=255);&quot;-64&quot;;&quot;&quot;))))))))" office:value-type="string" office:string-value="+128">
            <text:p>+128</text:p>
          </table:table-cell>
          <table:table-cell table:style-name="ce52" table:formula="of:=IF(AND([.H39]&gt;=0;[.H39]&lt;=31);&quot;+64&quot;;IF(AND([.H39]&gt;=32;[.H39]&lt;=63);&quot;0&quot;;IF(AND([.H39]&gt;=64;[.H39]&lt;=95);&quot;+128&quot;;IF(AND([.H39]&gt;=96;[.H39]&lt;=127);&quot;+64&quot;;IF(AND([.H39]&gt;=128;[.H39]&lt;=159);&quot;-64&quot;;IF(AND([.H39]&gt;=160;[.H39]&lt;=191);&quot;-128&quot;;IF(AND([.H39]&gt;=192;[.H39]&lt;=254);&quot;0&quot;;IF(AND([.H39]=255);&quot;-64&quot;;&quot;&quot;))))))))" office:value-type="string" office:string-value="+128">
            <text:p>+128</text:p>
          </table:table-cell>
          <table:table-cell table:style-name="ce55" table:formula="of:=MID(['Charpad Export'.H238];2;2)" office:value-type="string" office:string-value="0B">
            <text:p>0B</text:p>
          </table:table-cell>
          <table:table-cell table:style-name="ce50" table:formula="of:=HEX2DEC([.M39])" office:value-type="float" office:value="11">
            <text:p>11</text:p>
          </table:table-cell>
          <table:table-cell table:style-name="ce50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gray1}">
            <text:p>{gray1}</text:p>
          </table:table-cell>
          <table:table-cell table:style-name="ce57" table:formula="of:=[.M39]" office:value-type="string" office:string-value="0B">
            <text:p>0B</text:p>
          </table:table-cell>
          <table:table-cell table:style-name="ce50" table:formula="of:=HEX2DEC([.P39])" office:value-type="float" office:value="11">
            <text:p>11</text:p>
          </table:table-cell>
          <table:table-cell table:style-name="ce50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gray1}">
            <text:p>{gray1}</text:p>
          </table:table-cell>
          <table:table-cell table:style-name="ce57" table:formula="of:=[.M39]" office:value-type="string" office:string-value="0B">
            <text:p>0B</text:p>
          </table:table-cell>
          <table:table-cell table:style-name="ce50" table:formula="of:=HEX2DEC([.S39])" office:value-type="float" office:value="11">
            <text:p>11</text:p>
          </table:table-cell>
          <table:table-cell table:style-name="ce50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gray1}">
            <text:p>{gray1}</text:p>
          </table:table-cell>
          <table:table-cell table:style-name="ce62" table:formula="of:=[.M39]" office:value-type="string" office:string-value="0B">
            <text:p>0B</text:p>
          </table:table-cell>
          <table:table-cell table:style-name="ce50" table:formula="of:=HEX2DEC([.V39])" office:value-type="float" office:value="11">
            <text:p>11</text:p>
          </table:table-cell>
          <table:table-cell table:style-name="ce50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39]" office:value-type="string" office:string-value="{gray1}">
            <text:p>{gray1}</text:p>
          </table:table-cell>
          <table:table-cell table:style-name="ce70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39]+[.I39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70" table:formula="of:=[.R39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39]+[.J39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70" table:formula="of:=[.U39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39]+[.K39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70" table:formula="of:=[.X39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39]+[.L39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38">
            <text:p>38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2" table:formula="of:=MID(['Charpad Export'.N218];2;2)" office:value-type="string" office:string-value="40">
            <text:p>40</text:p>
          </table:table-cell>
          <table:table-cell table:style-name="ce42" table:formula="of:=MID(['Charpad Export'.O218];2;2)" office:value-type="string" office:string-value="40">
            <text:p>40</text:p>
          </table:table-cell>
          <table:table-cell table:style-name="ce42" table:formula="of:=MID(['Charpad Export'.P218];2;2)" office:value-type="string" office:string-value="40">
            <text:p>40</text:p>
          </table:table-cell>
          <table:table-cell table:style-name="ce42" table:formula="of:=MID(['Charpad Export'.Q218];2;2)" office:value-type="string" office:string-value="40">
            <text:p>40</text:p>
          </table:table-cell>
          <table:table-cell table:style-name="ce47" table:formula="of:=HEX2DEC([.A40])" office:value-type="float" office:value="64">
            <text:p>64</text:p>
          </table:table-cell>
          <table:table-cell table:style-name="ce48" table:formula="of:=HEX2DEC([.B40])" office:value-type="float" office:value="64">
            <text:p>64</text:p>
          </table:table-cell>
          <table:table-cell table:style-name="ce48" table:formula="of:=HEX2DEC([.C40])" office:value-type="float" office:value="64">
            <text:p>64</text:p>
          </table:table-cell>
          <table:table-cell table:style-name="ce48" table:formula="of:=HEX2DEC([.D40])" office:value-type="float" office:value="64">
            <text:p>64</text:p>
          </table:table-cell>
          <table:table-cell table:style-name="ce51" table:formula="of:=IF(AND([.E40]&gt;=0;[.E40]&lt;=31);&quot;+64&quot;;IF(AND([.E40]&gt;=32;[.E40]&lt;=63);&quot;0&quot;;IF(AND([.E40]&gt;=64;[.E40]&lt;=95);&quot;+128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+128">
            <text:p>+128</text:p>
          </table:table-cell>
          <table:table-cell table:style-name="ce52" table:formula="of:=IF(AND([.F40]&gt;=0;[.F40]&lt;=31);&quot;+64&quot;;IF(AND([.F40]&gt;=32;[.F40]&lt;=63);&quot;0&quot;;IF(AND([.F40]&gt;=64;[.F40]&lt;=95);&quot;+128&quot;;IF(AND([.F40]&gt;=96;[.F40]&lt;=127);&quot;+64&quot;;IF(AND([.F40]&gt;=128;[.F40]&lt;=159);&quot;-64&quot;;IF(AND([.F40]&gt;=160;[.F40]&lt;=191);&quot;-128&quot;;IF(AND([.F40]&gt;=192;[.F40]&lt;=254);&quot;0&quot;;IF(AND([.F40]=255);&quot;-64&quot;;&quot;&quot;))))))))" office:value-type="string" office:string-value="+128">
            <text:p>+128</text:p>
          </table:table-cell>
          <table:table-cell table:style-name="ce52" table:formula="of:=IF(AND([.G40]&gt;=0;[.G40]&lt;=31);&quot;+64&quot;;IF(AND([.G40]&gt;=32;[.G40]&lt;=63);&quot;0&quot;;IF(AND([.G40]&gt;=64;[.G40]&lt;=95);&quot;+128&quot;;IF(AND([.G40]&gt;=96;[.G40]&lt;=127);&quot;+64&quot;;IF(AND([.G40]&gt;=128;[.G40]&lt;=159);&quot;-64&quot;;IF(AND([.G40]&gt;=160;[.G40]&lt;=191);&quot;-128&quot;;IF(AND([.G40]&gt;=192;[.G40]&lt;=254);&quot;0&quot;;IF(AND([.G40]=255);&quot;-64&quot;;&quot;&quot;))))))))" office:value-type="string" office:string-value="+128">
            <text:p>+128</text:p>
          </table:table-cell>
          <table:table-cell table:style-name="ce52" table:formula="of:=IF(AND([.H40]&gt;=0;[.H40]&lt;=31);&quot;+64&quot;;IF(AND([.H40]&gt;=32;[.H40]&lt;=63);&quot;0&quot;;IF(AND([.H40]&gt;=64;[.H40]&lt;=95);&quot;+128&quot;;IF(AND([.H40]&gt;=96;[.H40]&lt;=127);&quot;+64&quot;;IF(AND([.H40]&gt;=128;[.H40]&lt;=159);&quot;-64&quot;;IF(AND([.H40]&gt;=160;[.H40]&lt;=191);&quot;-128&quot;;IF(AND([.H40]&gt;=192;[.H40]&lt;=254);&quot;0&quot;;IF(AND([.H40]=255);&quot;-64&quot;;&quot;&quot;))))))))" office:value-type="string" office:string-value="+128">
            <text:p>+128</text:p>
          </table:table-cell>
          <table:table-cell table:style-name="ce56" table:formula="of:=MID(['Charpad Export'.I238];2;2)" office:value-type="string" office:string-value="0B">
            <text:p>0B</text:p>
          </table:table-cell>
          <table:table-cell table:style-name="ce48" table:formula="of:=HEX2DEC([.M40])" office:value-type="float" office:value="11">
            <text:p>11</text:p>
          </table:table-cell>
          <table:table-cell table:style-name="ce48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gray1}">
            <text:p>{gray1}</text:p>
          </table:table-cell>
          <table:table-cell table:style-name="ce59" table:formula="of:=[.M40]" office:value-type="string" office:string-value="0B">
            <text:p>0B</text:p>
          </table:table-cell>
          <table:table-cell table:style-name="ce48" table:formula="of:=HEX2DEC([.P40])" office:value-type="float" office:value="11">
            <text:p>11</text:p>
          </table:table-cell>
          <table:table-cell table:style-name="ce48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gray1}">
            <text:p>{gray1}</text:p>
          </table:table-cell>
          <table:table-cell table:style-name="ce59" table:formula="of:=[.M40]" office:value-type="string" office:string-value="0B">
            <text:p>0B</text:p>
          </table:table-cell>
          <table:table-cell table:style-name="ce48" table:formula="of:=HEX2DEC([.S40])" office:value-type="float" office:value="11">
            <text:p>11</text:p>
          </table:table-cell>
          <table:table-cell table:style-name="ce48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gray1}">
            <text:p>{gray1}</text:p>
          </table:table-cell>
          <table:table-cell table:style-name="ce61" table:formula="of:=[.M40]" office:value-type="string" office:string-value="0B">
            <text:p>0B</text:p>
          </table:table-cell>
          <table:table-cell table:style-name="ce48" table:formula="of:=HEX2DEC([.V40])" office:value-type="float" office:value="11">
            <text:p>11</text:p>
          </table:table-cell>
          <table:table-cell table:style-name="ce48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0]" office:value-type="string" office:string-value="{gray1}">
            <text:p>{gray1}</text:p>
          </table:table-cell>
          <table:table-cell table:style-name="ce71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0]+[.I40]" office:value-type="float" office:value="192">
            <text:p>192</text:p>
          </table:table-cell>
          <table:table-cell table:style-name="ce71" office:value-type="string">
            <text:p>}</text:p>
          </table:table-cell>
          <table:table-cell table:style-name="ce71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71" table:formula="of:=[.R40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0]+[.J40]" office:value-type="float" office:value="192">
            <text:p>19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71" table:formula="of:=[.U40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0]+[.K40]" office:value-type="float" office:value="192">
            <text:p>192</text:p>
          </table:table-cell>
          <table:table-cell table:style-name="ce71" office:value-type="string">
            <text:p>}</text:p>
          </table:table-cell>
          <table:table-cell table:style-name="ce71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71" table:formula="of:=[.X40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0]+[.L40]" office:value-type="float" office:value="192">
            <text:p>19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80" office:value-type="float" office:value="39">
            <text:p>39</text:p>
          </table:table-cell>
          <table:table-cell table:style-name="ce57"/>
          <table:table-cell table:style-name="ce88" table:number-columns-repeated="5"/>
        </table:table-row>
        <table:table-row table:style-name="ro1">
          <table:table-cell table:style-name="ce43" table:formula="of:=MID(['Charpad Export'.B219];2;2)" office:value-type="string" office:string-value="57">
            <text:p>57</text:p>
          </table:table-cell>
          <table:table-cell table:style-name="ce43" table:formula="of:=MID(['Charpad Export'.C219];2;2)" office:value-type="string" office:string-value="57">
            <text:p>57</text:p>
          </table:table-cell>
          <table:table-cell table:style-name="ce43" table:formula="of:=MID(['Charpad Export'.D219];2;2)" office:value-type="string" office:string-value="57">
            <text:p>57</text:p>
          </table:table-cell>
          <table:table-cell table:style-name="ce43" table:formula="of:=MID(['Charpad Export'.E219];2;2)" office:value-type="string" office:string-value="57">
            <text:p>57</text:p>
          </table:table-cell>
          <table:table-cell table:style-name="ce47" table:formula="of:=HEX2DEC([.A41])" office:value-type="float" office:value="87">
            <text:p>87</text:p>
          </table:table-cell>
          <table:table-cell table:style-name="ce50" table:formula="of:=HEX2DEC([.B41])" office:value-type="float" office:value="87">
            <text:p>87</text:p>
          </table:table-cell>
          <table:table-cell table:style-name="ce50" table:formula="of:=HEX2DEC([.C41])" office:value-type="float" office:value="87">
            <text:p>87</text:p>
          </table:table-cell>
          <table:table-cell table:style-name="ce50" table:formula="of:=HEX2DEC([.D41])" office:value-type="float" office:value="87">
            <text:p>87</text:p>
          </table:table-cell>
          <table:table-cell table:style-name="ce51" table:formula="of:=IF(AND([.E41]&gt;=0;[.E41]&lt;=31);&quot;+64&quot;;IF(AND([.E41]&gt;=32;[.E41]&lt;=63);&quot;0&quot;;IF(AND([.E41]&gt;=64;[.E41]&lt;=95);&quot;+128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+128">
            <text:p>+128</text:p>
          </table:table-cell>
          <table:table-cell table:style-name="ce52" table:formula="of:=IF(AND([.F41]&gt;=0;[.F41]&lt;=31);&quot;+64&quot;;IF(AND([.F41]&gt;=32;[.F41]&lt;=63);&quot;0&quot;;IF(AND([.F41]&gt;=64;[.F41]&lt;=95);&quot;+128&quot;;IF(AND([.F41]&gt;=96;[.F41]&lt;=127);&quot;+64&quot;;IF(AND([.F41]&gt;=128;[.F41]&lt;=159);&quot;-64&quot;;IF(AND([.F41]&gt;=160;[.F41]&lt;=191);&quot;-128&quot;;IF(AND([.F41]&gt;=192;[.F41]&lt;=254);&quot;0&quot;;IF(AND([.F41]=255);&quot;-64&quot;;&quot;&quot;))))))))" office:value-type="string" office:string-value="+128">
            <text:p>+128</text:p>
          </table:table-cell>
          <table:table-cell table:style-name="ce52" table:formula="of:=IF(AND([.G41]&gt;=0;[.G41]&lt;=31);&quot;+64&quot;;IF(AND([.G41]&gt;=32;[.G41]&lt;=63);&quot;0&quot;;IF(AND([.G41]&gt;=64;[.G41]&lt;=95);&quot;+128&quot;;IF(AND([.G41]&gt;=96;[.G41]&lt;=127);&quot;+64&quot;;IF(AND([.G41]&gt;=128;[.G41]&lt;=159);&quot;-64&quot;;IF(AND([.G41]&gt;=160;[.G41]&lt;=191);&quot;-128&quot;;IF(AND([.G41]&gt;=192;[.G41]&lt;=254);&quot;0&quot;;IF(AND([.G41]=255);&quot;-64&quot;;&quot;&quot;))))))))" office:value-type="string" office:string-value="+128">
            <text:p>+128</text:p>
          </table:table-cell>
          <table:table-cell table:style-name="ce52" table:formula="of:=IF(AND([.H41]&gt;=0;[.H41]&lt;=31);&quot;+64&quot;;IF(AND([.H41]&gt;=32;[.H41]&lt;=63);&quot;0&quot;;IF(AND([.H41]&gt;=64;[.H41]&lt;=95);&quot;+128&quot;;IF(AND([.H41]&gt;=96;[.H41]&lt;=127);&quot;+64&quot;;IF(AND([.H41]&gt;=128;[.H41]&lt;=159);&quot;-64&quot;;IF(AND([.H41]&gt;=160;[.H41]&lt;=191);&quot;-128&quot;;IF(AND([.H41]&gt;=192;[.H41]&lt;=254);&quot;0&quot;;IF(AND([.H41]=255);&quot;-64&quot;;&quot;&quot;))))))))" office:value-type="string" office:string-value="+128">
            <text:p>+128</text:p>
          </table:table-cell>
          <table:table-cell table:style-name="ce55" table:formula="of:=MID(['Charpad Export'.J238];2;2)" office:value-type="string" office:string-value="0B">
            <text:p>0B</text:p>
          </table:table-cell>
          <table:table-cell table:style-name="ce48" table:formula="of:=HEX2DEC([.M41])" office:value-type="float" office:value="11">
            <text:p>11</text:p>
          </table:table-cell>
          <table:table-cell table:style-name="ce48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gray1}">
            <text:p>{gray1}</text:p>
          </table:table-cell>
          <table:table-cell table:style-name="ce57" table:formula="of:=[.M41]" office:value-type="string" office:string-value="0B">
            <text:p>0B</text:p>
          </table:table-cell>
          <table:table-cell table:style-name="ce48" table:formula="of:=HEX2DEC([.P41])" office:value-type="float" office:value="11">
            <text:p>11</text:p>
          </table:table-cell>
          <table:table-cell table:style-name="ce48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gray1}">
            <text:p>{gray1}</text:p>
          </table:table-cell>
          <table:table-cell table:style-name="ce57" table:formula="of:=[.M41]" office:value-type="string" office:string-value="0B">
            <text:p>0B</text:p>
          </table:table-cell>
          <table:table-cell table:style-name="ce48" table:formula="of:=HEX2DEC([.S41])" office:value-type="float" office:value="11">
            <text:p>11</text:p>
          </table:table-cell>
          <table:table-cell table:style-name="ce48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gray1}">
            <text:p>{gray1}</text:p>
          </table:table-cell>
          <table:table-cell table:style-name="ce62" table:formula="of:=[.M41]" office:value-type="string" office:string-value="0B">
            <text:p>0B</text:p>
          </table:table-cell>
          <table:table-cell table:style-name="ce48" table:formula="of:=HEX2DEC([.V41])" office:value-type="float" office:value="11">
            <text:p>11</text:p>
          </table:table-cell>
          <table:table-cell table:style-name="ce48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1]" office:value-type="string" office:string-value="{gray1}">
            <text:p>{gray1}</text:p>
          </table:table-cell>
          <table:table-cell table:style-name="ce71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1]+[.I41]" office:value-type="float" office:value="215">
            <text:p>215</text:p>
          </table:table-cell>
          <table:table-cell table:style-name="ce71" office:value-type="string">
            <text:p>}</text:p>
          </table:table-cell>
          <table:table-cell table:style-name="ce71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71" table:formula="of:=[.R4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1]+[.J41]" office:value-type="float" office:value="215">
            <text:p>215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71" table:formula="of:=[.U4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1]+[.K41]" office:value-type="float" office:value="215">
            <text:p>215</text:p>
          </table:table-cell>
          <table:table-cell table:style-name="ce71" office:value-type="string">
            <text:p>}</text:p>
          </table:table-cell>
          <table:table-cell table:style-name="ce71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71" table:formula="of:=[.X4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1]+[.L41]" office:value-type="float" office:value="215">
            <text:p>215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80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style-name="ce43" table:formula="of:=MID(['Charpad Export'.F219];2;2)" office:value-type="string" office:string-value="80">
            <text:p>80</text:p>
          </table:table-cell>
          <table:table-cell table:style-name="ce43" table:formula="of:=MID(['Charpad Export'.G219];2;2)" office:value-type="string" office:string-value="57">
            <text:p>57</text:p>
          </table:table-cell>
          <table:table-cell table:style-name="ce43" table:formula="of:=MID(['Charpad Export'.H219];2;2)" office:value-type="string" office:string-value="80">
            <text:p>80</text:p>
          </table:table-cell>
          <table:table-cell table:style-name="ce43" table:formula="of:=MID(['Charpad Export'.I219];2;2)" office:value-type="string" office:string-value="57">
            <text:p>57</text:p>
          </table:table-cell>
          <table:table-cell table:style-name="ce47" table:formula="of:=HEX2DEC([.A42])" office:value-type="float" office:value="128">
            <text:p>128</text:p>
          </table:table-cell>
          <table:table-cell table:style-name="ce50" table:formula="of:=HEX2DEC([.B42])" office:value-type="float" office:value="87">
            <text:p>87</text:p>
          </table:table-cell>
          <table:table-cell table:style-name="ce50" table:formula="of:=HEX2DEC([.C42])" office:value-type="float" office:value="128">
            <text:p>128</text:p>
          </table:table-cell>
          <table:table-cell table:style-name="ce50" table:formula="of:=HEX2DEC([.D42])" office:value-type="float" office:value="87">
            <text:p>87</text:p>
          </table:table-cell>
          <table:table-cell table:style-name="ce51" table:formula="of:=IF(AND([.E42]&gt;=0;[.E42]&lt;=31);&quot;+64&quot;;IF(AND([.E42]&gt;=32;[.E42]&lt;=63);&quot;0&quot;;IF(AND([.E42]&gt;=64;[.E42]&lt;=95);&quot;+128&quot;;IF(AND([.E42]&gt;=96;[.E42]&lt;=127);&quot;+64&quot;;IF(AND([.E42]&gt;=128;[.E42]&lt;=159);&quot;-64&quot;;IF(AND([.E42]&gt;=160;[.E42]&lt;=191);&quot;-128&quot;;IF(AND([.E42]&gt;=192;[.E42]&lt;=254);&quot;0&quot;;IF(AND([.E42]=255);&quot;-64&quot;;&quot;&quot;))))))))" office:value-type="string" office:string-value="-64">
            <text:p>-64</text:p>
          </table:table-cell>
          <table:table-cell table:style-name="ce52" table:formula="of:=IF(AND([.F42]&gt;=0;[.F42]&lt;=31);&quot;+64&quot;;IF(AND([.F42]&gt;=32;[.F42]&lt;=63);&quot;0&quot;;IF(AND([.F42]&gt;=64;[.F42]&lt;=95);&quot;+128&quot;;IF(AND([.F42]&gt;=96;[.F42]&lt;=127);&quot;+64&quot;;IF(AND([.F42]&gt;=128;[.F42]&lt;=159);&quot;-64&quot;;IF(AND([.F42]&gt;=160;[.F42]&lt;=191);&quot;-128&quot;;IF(AND([.F42]&gt;=192;[.F42]&lt;=254);&quot;0&quot;;IF(AND([.F42]=255);&quot;-64&quot;;&quot;&quot;))))))))" office:value-type="string" office:string-value="+128">
            <text:p>+128</text:p>
          </table:table-cell>
          <table:table-cell table:style-name="ce52" table:formula="of:=IF(AND([.G42]&gt;=0;[.G42]&lt;=31);&quot;+64&quot;;IF(AND([.G42]&gt;=32;[.G42]&lt;=63);&quot;0&quot;;IF(AND([.G42]&gt;=64;[.G42]&lt;=95);&quot;+128&quot;;IF(AND([.G42]&gt;=96;[.G42]&lt;=127);&quot;+64&quot;;IF(AND([.G42]&gt;=128;[.G42]&lt;=159);&quot;-64&quot;;IF(AND([.G42]&gt;=160;[.G42]&lt;=191);&quot;-128&quot;;IF(AND([.G42]&gt;=192;[.G42]&lt;=254);&quot;0&quot;;IF(AND([.G42]=255);&quot;-64&quot;;&quot;&quot;))))))))" office:value-type="string" office:string-value="-64">
            <text:p>-64</text:p>
          </table:table-cell>
          <table:table-cell table:style-name="ce52" table:formula="of:=IF(AND([.H42]&gt;=0;[.H42]&lt;=31);&quot;+64&quot;;IF(AND([.H42]&gt;=32;[.H42]&lt;=63);&quot;0&quot;;IF(AND([.H42]&gt;=64;[.H42]&lt;=95);&quot;+128&quot;;IF(AND([.H42]&gt;=96;[.H42]&lt;=127);&quot;+64&quot;;IF(AND([.H42]&gt;=128;[.H42]&lt;=159);&quot;-64&quot;;IF(AND([.H42]&gt;=160;[.H42]&lt;=191);&quot;-128&quot;;IF(AND([.H42]&gt;=192;[.H42]&lt;=254);&quot;0&quot;;IF(AND([.H42]=255);&quot;-64&quot;;&quot;&quot;))))))))" office:value-type="string" office:string-value="+128">
            <text:p>+128</text:p>
          </table:table-cell>
          <table:table-cell table:style-name="ce56" table:formula="of:=MID(['Charpad Export'.K238];2;2)" office:value-type="string" office:string-value="0B">
            <text:p>0B</text:p>
          </table:table-cell>
          <table:table-cell table:style-name="ce50" table:formula="of:=HEX2DEC([.M42])" office:value-type="float" office:value="11">
            <text:p>11</text:p>
          </table:table-cell>
          <table:table-cell table:style-name="ce50" table:formula="of:=IF([.N42]=0;&quot;{black}&quot;;IF([.N42]=1;&quot;{white}&quot;;IF([.N42]=2;&quot;{red}&quot;;IF([.N42]=3;&quot;{cyan}&quot;;IF([.N42]=4;&quot;{purple}&quot;;IF([.N42]=5;&quot;{green}&quot;;IF([.N42]=6;&quot;{blue}&quot;;IF([.N42]=7;&quot;{yellow}&quot;;IF([.N42]=8;&quot;{orange}&quot;;IF([.N42]=9;&quot;{brown}&quot;;IF([.N42]=10;&quot;{lt. red}&quot;;IF([.N42]=11;&quot;{gray1}&quot;;IF([.N42]=12;&quot;{gray2}&quot;;IF([.N42]=13;&quot;{lt. green}&quot;;IF([.N42]=14;&quot;{lt. blue}&quot;;IF([.N42]=15;&quot;{gray3}&quot;))))))))))))))))" office:value-type="string" office:string-value="{gray1}">
            <text:p>{gray1}</text:p>
          </table:table-cell>
          <table:table-cell table:style-name="ce59" table:formula="of:=[.M42]" office:value-type="string" office:string-value="0B">
            <text:p>0B</text:p>
          </table:table-cell>
          <table:table-cell table:style-name="ce50" table:formula="of:=HEX2DEC([.P42])" office:value-type="float" office:value="11">
            <text:p>11</text:p>
          </table:table-cell>
          <table:table-cell table:style-name="ce50" table:formula="of:=IF([.Q42]=0;&quot;{black}&quot;;IF([.Q42]=1;&quot;{white}&quot;;IF([.Q42]=2;&quot;{red}&quot;;IF([.Q42]=3;&quot;{cyan}&quot;;IF([.Q42]=4;&quot;{purple}&quot;;IF([.Q42]=5;&quot;{green}&quot;;IF([.Q42]=6;&quot;{blue}&quot;;IF([.Q42]=7;&quot;{yellow}&quot;;IF([.Q42]=8;&quot;{orange}&quot;;IF([.Q42]=9;&quot;{brown}&quot;;IF([.Q42]=10;&quot;{lt. red}&quot;;IF([.Q42]=11;&quot;{gray1}&quot;;IF([.Q42]=12;&quot;{gray2}&quot;;IF([.Q42]=13;&quot;{lt. green}&quot;;IF([.Q42]=14;&quot;{lt. blue}&quot;;IF([.Q42]=15;&quot;{gray3}&quot;))))))))))))))))" office:value-type="string" office:string-value="{gray1}">
            <text:p>{gray1}</text:p>
          </table:table-cell>
          <table:table-cell table:style-name="ce59" table:formula="of:=[.M42]" office:value-type="string" office:string-value="0B">
            <text:p>0B</text:p>
          </table:table-cell>
          <table:table-cell table:style-name="ce50" table:formula="of:=HEX2DEC([.S42])" office:value-type="float" office:value="11">
            <text:p>11</text:p>
          </table:table-cell>
          <table:table-cell table:style-name="ce50" table:formula="of:=IF([.T42]=0;&quot;{black}&quot;;IF([.T42]=1;&quot;{white}&quot;;IF([.T42]=2;&quot;{red}&quot;;IF([.T42]=3;&quot;{cyan}&quot;;IF([.T42]=4;&quot;{purple}&quot;;IF([.T42]=5;&quot;{green}&quot;;IF([.T42]=6;&quot;{blue}&quot;;IF([.T42]=7;&quot;{yellow}&quot;;IF([.T42]=8;&quot;{orange}&quot;;IF([.T42]=9;&quot;{brown}&quot;;IF([.T42]=10;&quot;{lt. red}&quot;;IF([.T42]=11;&quot;{gray1}&quot;;IF([.T42]=12;&quot;{gray2}&quot;;IF([.T42]=13;&quot;{lt. green}&quot;;IF([.T42]=14;&quot;{lt. blue}&quot;;IF([.T42]=15;&quot;{gray3}&quot;))))))))))))))))" office:value-type="string" office:string-value="{gray1}">
            <text:p>{gray1}</text:p>
          </table:table-cell>
          <table:table-cell table:style-name="ce61" table:formula="of:=[.M42]" office:value-type="string" office:string-value="0B">
            <text:p>0B</text:p>
          </table:table-cell>
          <table:table-cell table:style-name="ce50" table:formula="of:=HEX2DEC([.V42])" office:value-type="float" office:value="11">
            <text:p>11</text:p>
          </table:table-cell>
          <table:table-cell table:style-name="ce50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42]" office:value-type="string" office:string-value="{gray1}">
            <text:p>{gray1}</text:p>
          </table:table-cell>
          <table:table-cell table:style-name="ce70" table:formula="of:=IF(AND([.E42]&gt;=128;[.E42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42]+[.I42]" office:value-type="float" office:value="64">
            <text:p>64</text:p>
          </table:table-cell>
          <table:table-cell table:style-name="ce70" office:value-type="string">
            <text:p>}</text:p>
          </table:table-cell>
          <table:table-cell table:style-name="ce70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70" table:formula="of:=[.R4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42]+[.J42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42]&gt;=128;[.G42]&lt;=255);&quot;{rvrs on}&quot;;&quot;{rvrs off}&quot;)" office:value-type="string" office:string-value="{rvrs on}">
            <text:p>{rvrs on}</text:p>
          </table:table-cell>
          <table:table-cell table:style-name="ce70" table:formula="of:=[.U4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42]+[.K42]" office:value-type="float" office:value="64">
            <text:p>64</text:p>
          </table:table-cell>
          <table:table-cell table:style-name="ce70" office:value-type="string">
            <text:p>}</text:p>
          </table:table-cell>
          <table:table-cell table:style-name="ce70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70" table:formula="of:=[.X4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42]+[.L42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style-name="ce43" table:formula="of:=MID(['Charpad Export'.J219];2;2)" office:value-type="string" office:string-value="80">
            <text:p>80</text:p>
          </table:table-cell>
          <table:table-cell table:style-name="ce43" table:formula="of:=MID(['Charpad Export'.K219];2;2)" office:value-type="string" office:string-value="57">
            <text:p>57</text:p>
          </table:table-cell>
          <table:table-cell table:style-name="ce43" table:formula="of:=MID(['Charpad Export'.L219];2;2)" office:value-type="string" office:string-value="81">
            <text:p>81</text:p>
          </table:table-cell>
          <table:table-cell table:style-name="ce43" table:formula="of:=MID(['Charpad Export'.M219];2;2)" office:value-type="string" office:string-value="57">
            <text:p>57</text:p>
          </table:table-cell>
          <table:table-cell table:style-name="ce47" table:formula="of:=HEX2DEC([.A43])" office:value-type="float" office:value="128">
            <text:p>128</text:p>
          </table:table-cell>
          <table:table-cell table:style-name="ce50" table:formula="of:=HEX2DEC([.B43])" office:value-type="float" office:value="87">
            <text:p>87</text:p>
          </table:table-cell>
          <table:table-cell table:style-name="ce50" table:formula="of:=HEX2DEC([.C43])" office:value-type="float" office:value="129">
            <text:p>129</text:p>
          </table:table-cell>
          <table:table-cell table:style-name="ce50" table:formula="of:=HEX2DEC([.D43])" office:value-type="float" office:value="87">
            <text:p>87</text:p>
          </table:table-cell>
          <table:table-cell table:style-name="ce51" table:formula="of:=IF(AND([.E43]&gt;=0;[.E43]&lt;=31);&quot;+64&quot;;IF(AND([.E43]&gt;=32;[.E43]&lt;=63);&quot;0&quot;;IF(AND([.E43]&gt;=64;[.E43]&lt;=95);&quot;+128&quot;;IF(AND([.E43]&gt;=96;[.E43]&lt;=127);&quot;+64&quot;;IF(AND([.E43]&gt;=128;[.E43]&lt;=159);&quot;-64&quot;;IF(AND([.E43]&gt;=160;[.E43]&lt;=191);&quot;-128&quot;;IF(AND([.E43]&gt;=192;[.E43]&lt;=254);&quot;0&quot;;IF(AND([.E43]=255);&quot;-64&quot;;&quot;&quot;))))))))" office:value-type="string" office:string-value="-64">
            <text:p>-64</text:p>
          </table:table-cell>
          <table:table-cell table:style-name="ce52" table:formula="of:=IF(AND([.F43]&gt;=0;[.F43]&lt;=31);&quot;+64&quot;;IF(AND([.F43]&gt;=32;[.F43]&lt;=63);&quot;0&quot;;IF(AND([.F43]&gt;=64;[.F43]&lt;=95);&quot;+128&quot;;IF(AND([.F43]&gt;=96;[.F43]&lt;=127);&quot;+64&quot;;IF(AND([.F43]&gt;=128;[.F43]&lt;=159);&quot;-64&quot;;IF(AND([.F43]&gt;=160;[.F43]&lt;=191);&quot;-128&quot;;IF(AND([.F43]&gt;=192;[.F43]&lt;=254);&quot;0&quot;;IF(AND([.F43]=255);&quot;-64&quot;;&quot;&quot;))))))))" office:value-type="string" office:string-value="+128">
            <text:p>+128</text:p>
          </table:table-cell>
          <table:table-cell table:style-name="ce52" table:formula="of:=IF(AND([.G43]&gt;=0;[.G43]&lt;=31);&quot;+64&quot;;IF(AND([.G43]&gt;=32;[.G43]&lt;=63);&quot;0&quot;;IF(AND([.G43]&gt;=64;[.G43]&lt;=95);&quot;+128&quot;;IF(AND([.G43]&gt;=96;[.G43]&lt;=127);&quot;+64&quot;;IF(AND([.G43]&gt;=128;[.G43]&lt;=159);&quot;-64&quot;;IF(AND([.G43]&gt;=160;[.G43]&lt;=191);&quot;-128&quot;;IF(AND([.G43]&gt;=192;[.G43]&lt;=254);&quot;0&quot;;IF(AND([.G43]=255);&quot;-64&quot;;&quot;&quot;))))))))" office:value-type="string" office:string-value="-64">
            <text:p>-64</text:p>
          </table:table-cell>
          <table:table-cell table:style-name="ce52" table:formula="of:=IF(AND([.H43]&gt;=0;[.H43]&lt;=31);&quot;+64&quot;;IF(AND([.H43]&gt;=32;[.H43]&lt;=63);&quot;0&quot;;IF(AND([.H43]&gt;=64;[.H43]&lt;=95);&quot;+128&quot;;IF(AND([.H43]&gt;=96;[.H43]&lt;=127);&quot;+64&quot;;IF(AND([.H43]&gt;=128;[.H43]&lt;=159);&quot;-64&quot;;IF(AND([.H43]&gt;=160;[.H43]&lt;=191);&quot;-128&quot;;IF(AND([.H43]&gt;=192;[.H43]&lt;=254);&quot;0&quot;;IF(AND([.H43]=255);&quot;-64&quot;;&quot;&quot;))))))))" office:value-type="string" office:string-value="+128">
            <text:p>+128</text:p>
          </table:table-cell>
          <table:table-cell table:style-name="ce55" table:formula="of:=MID(['Charpad Export'.L238];2;2)" office:value-type="string" office:string-value="0B">
            <text:p>0B</text:p>
          </table:table-cell>
          <table:table-cell table:style-name="ce50" table:formula="of:=HEX2DEC([.M43])" office:value-type="float" office:value="11">
            <text:p>11</text:p>
          </table:table-cell>
          <table:table-cell table:style-name="ce50" table:formula="of:=IF([.N43]=0;&quot;{black}&quot;;IF([.N43]=1;&quot;{white}&quot;;IF([.N43]=2;&quot;{red}&quot;;IF([.N43]=3;&quot;{cyan}&quot;;IF([.N43]=4;&quot;{purple}&quot;;IF([.N43]=5;&quot;{green}&quot;;IF([.N43]=6;&quot;{blue}&quot;;IF([.N43]=7;&quot;{yellow}&quot;;IF([.N43]=8;&quot;{orange}&quot;;IF([.N43]=9;&quot;{brown}&quot;;IF([.N43]=10;&quot;{lt. red}&quot;;IF([.N43]=11;&quot;{gray1}&quot;;IF([.N43]=12;&quot;{gray2}&quot;;IF([.N43]=13;&quot;{lt. green}&quot;;IF([.N43]=14;&quot;{lt. blue}&quot;;IF([.N43]=15;&quot;{gray3}&quot;))))))))))))))))" office:value-type="string" office:string-value="{gray1}">
            <text:p>{gray1}</text:p>
          </table:table-cell>
          <table:table-cell table:style-name="ce57" table:formula="of:=[.M43]" office:value-type="string" office:string-value="0B">
            <text:p>0B</text:p>
          </table:table-cell>
          <table:table-cell table:style-name="ce50" table:formula="of:=HEX2DEC([.P43])" office:value-type="float" office:value="11">
            <text:p>11</text:p>
          </table:table-cell>
          <table:table-cell table:style-name="ce50" table:formula="of:=IF([.Q43]=0;&quot;{black}&quot;;IF([.Q43]=1;&quot;{white}&quot;;IF([.Q43]=2;&quot;{red}&quot;;IF([.Q43]=3;&quot;{cyan}&quot;;IF([.Q43]=4;&quot;{purple}&quot;;IF([.Q43]=5;&quot;{green}&quot;;IF([.Q43]=6;&quot;{blue}&quot;;IF([.Q43]=7;&quot;{yellow}&quot;;IF([.Q43]=8;&quot;{orange}&quot;;IF([.Q43]=9;&quot;{brown}&quot;;IF([.Q43]=10;&quot;{lt. red}&quot;;IF([.Q43]=11;&quot;{gray1}&quot;;IF([.Q43]=12;&quot;{gray2}&quot;;IF([.Q43]=13;&quot;{lt. green}&quot;;IF([.Q43]=14;&quot;{lt. blue}&quot;;IF([.Q43]=15;&quot;{gray3}&quot;))))))))))))))))" office:value-type="string" office:string-value="{gray1}">
            <text:p>{gray1}</text:p>
          </table:table-cell>
          <table:table-cell table:style-name="ce57" table:formula="of:=[.M43]" office:value-type="string" office:string-value="0B">
            <text:p>0B</text:p>
          </table:table-cell>
          <table:table-cell table:style-name="ce50" table:formula="of:=HEX2DEC([.S43])" office:value-type="float" office:value="11">
            <text:p>11</text:p>
          </table:table-cell>
          <table:table-cell table:style-name="ce50" table:formula="of:=IF([.T43]=0;&quot;{black}&quot;;IF([.T43]=1;&quot;{white}&quot;;IF([.T43]=2;&quot;{red}&quot;;IF([.T43]=3;&quot;{cyan}&quot;;IF([.T43]=4;&quot;{purple}&quot;;IF([.T43]=5;&quot;{green}&quot;;IF([.T43]=6;&quot;{blue}&quot;;IF([.T43]=7;&quot;{yellow}&quot;;IF([.T43]=8;&quot;{orange}&quot;;IF([.T43]=9;&quot;{brown}&quot;;IF([.T43]=10;&quot;{lt. red}&quot;;IF([.T43]=11;&quot;{gray1}&quot;;IF([.T43]=12;&quot;{gray2}&quot;;IF([.T43]=13;&quot;{lt. green}&quot;;IF([.T43]=14;&quot;{lt. blue}&quot;;IF([.T43]=15;&quot;{gray3}&quot;))))))))))))))))" office:value-type="string" office:string-value="{gray1}">
            <text:p>{gray1}</text:p>
          </table:table-cell>
          <table:table-cell table:style-name="ce62" table:formula="of:=[.M43]" office:value-type="string" office:string-value="0B">
            <text:p>0B</text:p>
          </table:table-cell>
          <table:table-cell table:style-name="ce50" table:formula="of:=HEX2DEC([.V43])" office:value-type="float" office:value="11">
            <text:p>11</text:p>
          </table:table-cell>
          <table:table-cell table:style-name="ce50" table:formula="of:=IF([.W43]=0;&quot;{black}&quot;;IF([.W43]=1;&quot;{white}&quot;;IF([.W43]=2;&quot;{red}&quot;;IF([.W43]=3;&quot;{cyan}&quot;;IF([.W43]=4;&quot;{purple}&quot;;IF([.W43]=5;&quot;{green}&quot;;IF([.W43]=6;&quot;{blue}&quot;;IF([.W43]=7;&quot;{yellow}&quot;;IF([.W43]=8;&quot;{orange}&quot;;IF([.W43]=9;&quot;{brown}&quot;;IF([.W43]=10;&quot;{lt. red}&quot;;IF([.W43]=11;&quot;{gray1}&quot;;IF([.W43]=12;&quot;{gray2}&quot;;IF([.W43]=13;&quot;{lt. green}&quot;;IF([.W43]=14;&quot;{lt. blue}&quot;;IF([.W43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43]" office:value-type="string" office:string-value="{gray1}">
            <text:p>{gray1}</text:p>
          </table:table-cell>
          <table:table-cell table:style-name="ce70" table:formula="of:=IF(AND([.E43]&gt;=128;[.E43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43]+[.I43]" office:value-type="float" office:value="64">
            <text:p>64</text:p>
          </table:table-cell>
          <table:table-cell table:style-name="ce70" office:value-type="string">
            <text:p>}</text:p>
          </table:table-cell>
          <table:table-cell table:style-name="ce70" table:formula="of:=IF(AND([.F43]&gt;=128;[.F43]&lt;=255);&quot;{rvrs on}&quot;;&quot;{rvrs off}&quot;)" office:value-type="string" office:string-value="{rvrs off}">
            <text:p>{rvrs off}</text:p>
          </table:table-cell>
          <table:table-cell table:style-name="ce70" table:formula="of:=[.R43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43]+[.J43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43]&gt;=128;[.G43]&lt;=255);&quot;{rvrs on}&quot;;&quot;{rvrs off}&quot;)" office:value-type="string" office:string-value="{rvrs on}">
            <text:p>{rvrs on}</text:p>
          </table:table-cell>
          <table:table-cell table:style-name="ce70" table:formula="of:=[.U43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43]+[.K43]" office:value-type="float" office:value="65">
            <text:p>65</text:p>
          </table:table-cell>
          <table:table-cell table:style-name="ce70" office:value-type="string">
            <text:p>}</text:p>
          </table:table-cell>
          <table:table-cell table:style-name="ce70" table:formula="of:=IF(AND([.H43]&gt;=128;[.H43]&lt;=255);&quot;{rvrs on}&quot;;&quot;{rvrs off}&quot;)" office:value-type="string" office:string-value="{rvrs off}">
            <text:p>{rvrs off}</text:p>
          </table:table-cell>
          <table:table-cell table:style-name="ce70" table:formula="of:=[.X43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43]+[.L43]" office:value-type="float" office:value="215">
            <text:p>215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42">
            <text:p>42</text:p>
          </table:table-cell>
          <table:table-cell table:number-columns-repeated="6"/>
        </table:table-row>
        <table:table-row table:style-name="ro1">
          <table:table-cell table:style-name="ce43" table:formula="of:=MID(['Charpad Export'.N219];2;2)" office:value-type="string" office:string-value="82">
            <text:p>82</text:p>
          </table:table-cell>
          <table:table-cell table:style-name="ce43" table:formula="of:=MID(['Charpad Export'.O219];2;2)" office:value-type="string" office:string-value="83">
            <text:p>83</text:p>
          </table:table-cell>
          <table:table-cell table:style-name="ce43" table:formula="of:=MID(['Charpad Export'.P219];2;2)" office:value-type="string" office:string-value="84">
            <text:p>84</text:p>
          </table:table-cell>
          <table:table-cell table:style-name="ce43" table:formula="of:=MID(['Charpad Export'.Q219];2;2)" office:value-type="string" office:string-value="84">
            <text:p>84</text:p>
          </table:table-cell>
          <table:table-cell table:style-name="ce47" table:formula="of:=HEX2DEC([.A44])" office:value-type="float" office:value="130">
            <text:p>130</text:p>
          </table:table-cell>
          <table:table-cell table:style-name="ce48" table:formula="of:=HEX2DEC([.B44])" office:value-type="float" office:value="131">
            <text:p>131</text:p>
          </table:table-cell>
          <table:table-cell table:style-name="ce48" table:formula="of:=HEX2DEC([.C44])" office:value-type="float" office:value="132">
            <text:p>132</text:p>
          </table:table-cell>
          <table:table-cell table:style-name="ce48" table:formula="of:=HEX2DEC([.D44])" office:value-type="float" office:value="132">
            <text:p>132</text:p>
          </table:table-cell>
          <table:table-cell table:style-name="ce51" table:formula="of:=IF(AND([.E44]&gt;=0;[.E44]&lt;=31);&quot;+64&quot;;IF(AND([.E44]&gt;=32;[.E44]&lt;=63);&quot;0&quot;;IF(AND([.E44]&gt;=64;[.E44]&lt;=95);&quot;+128&quot;;IF(AND([.E44]&gt;=96;[.E44]&lt;=127);&quot;+64&quot;;IF(AND([.E44]&gt;=128;[.E44]&lt;=159);&quot;-64&quot;;IF(AND([.E44]&gt;=160;[.E44]&lt;=191);&quot;-128&quot;;IF(AND([.E44]&gt;=192;[.E44]&lt;=254);&quot;0&quot;;IF(AND([.E44]=255);&quot;-64&quot;;&quot;&quot;))))))))" office:value-type="string" office:string-value="-64">
            <text:p>-64</text:p>
          </table:table-cell>
          <table:table-cell table:style-name="ce52" table:formula="of:=IF(AND([.F44]&gt;=0;[.F44]&lt;=31);&quot;+64&quot;;IF(AND([.F44]&gt;=32;[.F44]&lt;=63);&quot;0&quot;;IF(AND([.F44]&gt;=64;[.F44]&lt;=95);&quot;+128&quot;;IF(AND([.F44]&gt;=96;[.F44]&lt;=127);&quot;+64&quot;;IF(AND([.F44]&gt;=128;[.F44]&lt;=159);&quot;-64&quot;;IF(AND([.F44]&gt;=160;[.F44]&lt;=191);&quot;-128&quot;;IF(AND([.F44]&gt;=192;[.F44]&lt;=254);&quot;0&quot;;IF(AND([.F44]=255);&quot;-64&quot;;&quot;&quot;))))))))" office:value-type="string" office:string-value="-64">
            <text:p>-64</text:p>
          </table:table-cell>
          <table:table-cell table:style-name="ce52" table:formula="of:=IF(AND([.G44]&gt;=0;[.G44]&lt;=31);&quot;+64&quot;;IF(AND([.G44]&gt;=32;[.G44]&lt;=63);&quot;0&quot;;IF(AND([.G44]&gt;=64;[.G44]&lt;=95);&quot;+128&quot;;IF(AND([.G44]&gt;=96;[.G44]&lt;=127);&quot;+64&quot;;IF(AND([.G44]&gt;=128;[.G44]&lt;=159);&quot;-64&quot;;IF(AND([.G44]&gt;=160;[.G44]&lt;=191);&quot;-128&quot;;IF(AND([.G44]&gt;=192;[.G44]&lt;=254);&quot;0&quot;;IF(AND([.G44]=255);&quot;-64&quot;;&quot;&quot;))))))))" office:value-type="string" office:string-value="-64">
            <text:p>-64</text:p>
          </table:table-cell>
          <table:table-cell table:style-name="ce52" table:formula="of:=IF(AND([.H44]&gt;=0;[.H44]&lt;=31);&quot;+64&quot;;IF(AND([.H44]&gt;=32;[.H44]&lt;=63);&quot;0&quot;;IF(AND([.H44]&gt;=64;[.H44]&lt;=95);&quot;+128&quot;;IF(AND([.H44]&gt;=96;[.H44]&lt;=127);&quot;+64&quot;;IF(AND([.H44]&gt;=128;[.H44]&lt;=159);&quot;-64&quot;;IF(AND([.H44]&gt;=160;[.H44]&lt;=191);&quot;-128&quot;;IF(AND([.H44]&gt;=192;[.H44]&lt;=254);&quot;0&quot;;IF(AND([.H44]=255);&quot;-64&quot;;&quot;&quot;))))))))" office:value-type="string" office:string-value="-64">
            <text:p>-64</text:p>
          </table:table-cell>
          <table:table-cell table:style-name="ce56" table:formula="of:=MID(['Charpad Export'.M238];2;2)" office:value-type="string" office:string-value="0B">
            <text:p>0B</text:p>
          </table:table-cell>
          <table:table-cell table:style-name="ce50" table:formula="of:=HEX2DEC([.M44])" office:value-type="float" office:value="11">
            <text:p>11</text:p>
          </table:table-cell>
          <table:table-cell table:style-name="ce50" table:formula="of:=IF([.N44]=0;&quot;{black}&quot;;IF([.N44]=1;&quot;{white}&quot;;IF([.N44]=2;&quot;{red}&quot;;IF([.N44]=3;&quot;{cyan}&quot;;IF([.N44]=4;&quot;{purple}&quot;;IF([.N44]=5;&quot;{green}&quot;;IF([.N44]=6;&quot;{blue}&quot;;IF([.N44]=7;&quot;{yellow}&quot;;IF([.N44]=8;&quot;{orange}&quot;;IF([.N44]=9;&quot;{brown}&quot;;IF([.N44]=10;&quot;{lt. red}&quot;;IF([.N44]=11;&quot;{gray1}&quot;;IF([.N44]=12;&quot;{gray2}&quot;;IF([.N44]=13;&quot;{lt. green}&quot;;IF([.N44]=14;&quot;{lt. blue}&quot;;IF([.N44]=15;&quot;{gray3}&quot;))))))))))))))))" office:value-type="string" office:string-value="{gray1}">
            <text:p>{gray1}</text:p>
          </table:table-cell>
          <table:table-cell table:style-name="ce59" table:formula="of:=[.M44]" office:value-type="string" office:string-value="0B">
            <text:p>0B</text:p>
          </table:table-cell>
          <table:table-cell table:style-name="ce50" table:formula="of:=HEX2DEC([.P44])" office:value-type="float" office:value="11">
            <text:p>11</text:p>
          </table:table-cell>
          <table:table-cell table:style-name="ce50" table:formula="of:=IF([.Q44]=0;&quot;{black}&quot;;IF([.Q44]=1;&quot;{white}&quot;;IF([.Q44]=2;&quot;{red}&quot;;IF([.Q44]=3;&quot;{cyan}&quot;;IF([.Q44]=4;&quot;{purple}&quot;;IF([.Q44]=5;&quot;{green}&quot;;IF([.Q44]=6;&quot;{blue}&quot;;IF([.Q44]=7;&quot;{yellow}&quot;;IF([.Q44]=8;&quot;{orange}&quot;;IF([.Q44]=9;&quot;{brown}&quot;;IF([.Q44]=10;&quot;{lt. red}&quot;;IF([.Q44]=11;&quot;{gray1}&quot;;IF([.Q44]=12;&quot;{gray2}&quot;;IF([.Q44]=13;&quot;{lt. green}&quot;;IF([.Q44]=14;&quot;{lt. blue}&quot;;IF([.Q44]=15;&quot;{gray3}&quot;))))))))))))))))" office:value-type="string" office:string-value="{gray1}">
            <text:p>{gray1}</text:p>
          </table:table-cell>
          <table:table-cell table:style-name="ce59" table:formula="of:=[.M44]" office:value-type="string" office:string-value="0B">
            <text:p>0B</text:p>
          </table:table-cell>
          <table:table-cell table:style-name="ce50" table:formula="of:=HEX2DEC([.S44])" office:value-type="float" office:value="11">
            <text:p>11</text:p>
          </table:table-cell>
          <table:table-cell table:style-name="ce50" table:formula="of:=IF([.T44]=0;&quot;{black}&quot;;IF([.T44]=1;&quot;{white}&quot;;IF([.T44]=2;&quot;{red}&quot;;IF([.T44]=3;&quot;{cyan}&quot;;IF([.T44]=4;&quot;{purple}&quot;;IF([.T44]=5;&quot;{green}&quot;;IF([.T44]=6;&quot;{blue}&quot;;IF([.T44]=7;&quot;{yellow}&quot;;IF([.T44]=8;&quot;{orange}&quot;;IF([.T44]=9;&quot;{brown}&quot;;IF([.T44]=10;&quot;{lt. red}&quot;;IF([.T44]=11;&quot;{gray1}&quot;;IF([.T44]=12;&quot;{gray2}&quot;;IF([.T44]=13;&quot;{lt. green}&quot;;IF([.T44]=14;&quot;{lt. blue}&quot;;IF([.T44]=15;&quot;{gray3}&quot;))))))))))))))))" office:value-type="string" office:string-value="{gray1}">
            <text:p>{gray1}</text:p>
          </table:table-cell>
          <table:table-cell table:style-name="ce61" table:formula="of:=[.M44]" office:value-type="string" office:string-value="0B">
            <text:p>0B</text:p>
          </table:table-cell>
          <table:table-cell table:style-name="ce50" table:formula="of:=HEX2DEC([.V44])" office:value-type="float" office:value="11">
            <text:p>11</text:p>
          </table:table-cell>
          <table:table-cell table:style-name="ce50" table:formula="of:=IF([.W44]=0;&quot;{black}&quot;;IF([.W44]=1;&quot;{white}&quot;;IF([.W44]=2;&quot;{red}&quot;;IF([.W44]=3;&quot;{cyan}&quot;;IF([.W44]=4;&quot;{purple}&quot;;IF([.W44]=5;&quot;{green}&quot;;IF([.W44]=6;&quot;{blue}&quot;;IF([.W44]=7;&quot;{yellow}&quot;;IF([.W44]=8;&quot;{orange}&quot;;IF([.W44]=9;&quot;{brown}&quot;;IF([.W44]=10;&quot;{lt. red}&quot;;IF([.W44]=11;&quot;{gray1}&quot;;IF([.W44]=12;&quot;{gray2}&quot;;IF([.W44]=13;&quot;{lt. green}&quot;;IF([.W44]=14;&quot;{lt. blue}&quot;;IF([.W44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44]" office:value-type="string" office:string-value="{gray1}">
            <text:p>{gray1}</text:p>
          </table:table-cell>
          <table:table-cell table:style-name="ce70" table:formula="of:=IF(AND([.E44]&gt;=128;[.E44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44]+[.I44]" office:value-type="float" office:value="66">
            <text:p>66</text:p>
          </table:table-cell>
          <table:table-cell table:style-name="ce70" office:value-type="string">
            <text:p>}</text:p>
          </table:table-cell>
          <table:table-cell table:style-name="ce70" table:formula="of:=IF(AND([.F44]&gt;=128;[.F44]&lt;=255);&quot;{rvrs on}&quot;;&quot;{rvrs off}&quot;)" office:value-type="string" office:string-value="{rvrs on}">
            <text:p>{rvrs on}</text:p>
          </table:table-cell>
          <table:table-cell table:style-name="ce70" table:formula="of:=[.R44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44]+[.J44]" office:value-type="float" office:value="67">
            <text:p>67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44]&gt;=128;[.G44]&lt;=255);&quot;{rvrs on}&quot;;&quot;{rvrs off}&quot;)" office:value-type="string" office:string-value="{rvrs on}">
            <text:p>{rvrs on}</text:p>
          </table:table-cell>
          <table:table-cell table:style-name="ce70" table:formula="of:=[.U44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44]+[.K44]" office:value-type="float" office:value="68">
            <text:p>68</text:p>
          </table:table-cell>
          <table:table-cell table:style-name="ce70" office:value-type="string">
            <text:p>}</text:p>
          </table:table-cell>
          <table:table-cell table:style-name="ce70" table:formula="of:=IF(AND([.H44]&gt;=128;[.H44]&lt;=255);&quot;{rvrs on}&quot;;&quot;{rvrs off}&quot;)" office:value-type="string" office:string-value="{rvrs on}">
            <text:p>{rvrs on}</text:p>
          </table:table-cell>
          <table:table-cell table:style-name="ce70" table:formula="of:=[.X44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44]+[.L44]" office:value-type="float" office:value="68">
            <text:p>68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43">
            <text:p>43</text:p>
          </table:table-cell>
          <table:table-cell table:number-columns-repeated="6"/>
        </table:table-row>
        <table:table-row table:style-name="ro1">
          <table:table-cell table:style-name="ce44" table:formula="of:=MID(['Charpad Export'.B220];2;2)" office:value-type="string" office:string-value="40">
            <text:p>40</text:p>
          </table:table-cell>
          <table:table-cell table:style-name="ce44" table:formula="of:=MID(['Charpad Export'.C220];2;2)" office:value-type="string" office:string-value="40">
            <text:p>40</text:p>
          </table:table-cell>
          <table:table-cell table:style-name="ce44" table:formula="of:=MID(['Charpad Export'.D220];2;2)" office:value-type="string" office:string-value="40">
            <text:p>40</text:p>
          </table:table-cell>
          <table:table-cell table:style-name="ce44" table:formula="of:=MID(['Charpad Export'.E220];2;2)" office:value-type="string" office:string-value="40">
            <text:p>40</text:p>
          </table:table-cell>
          <table:table-cell table:style-name="ce47" table:formula="of:=HEX2DEC([.A45])" office:value-type="float" office:value="64">
            <text:p>64</text:p>
          </table:table-cell>
          <table:table-cell table:style-name="ce50" table:formula="of:=HEX2DEC([.B45])" office:value-type="float" office:value="64">
            <text:p>64</text:p>
          </table:table-cell>
          <table:table-cell table:style-name="ce50" table:formula="of:=HEX2DEC([.C45])" office:value-type="float" office:value="64">
            <text:p>64</text:p>
          </table:table-cell>
          <table:table-cell table:style-name="ce50" table:formula="of:=HEX2DEC([.D45])" office:value-type="float" office:value="64">
            <text:p>64</text:p>
          </table:table-cell>
          <table:table-cell table:style-name="ce51" table:formula="of:=IF(AND([.E45]&gt;=0;[.E45]&lt;=31);&quot;+64&quot;;IF(AND([.E45]&gt;=32;[.E45]&lt;=63);&quot;0&quot;;IF(AND([.E45]&gt;=64;[.E45]&lt;=95);&quot;+128&quot;;IF(AND([.E45]&gt;=96;[.E45]&lt;=127);&quot;+64&quot;;IF(AND([.E45]&gt;=128;[.E45]&lt;=159);&quot;-64&quot;;IF(AND([.E45]&gt;=160;[.E45]&lt;=191);&quot;-128&quot;;IF(AND([.E45]&gt;=192;[.E45]&lt;=254);&quot;0&quot;;IF(AND([.E45]=255);&quot;-64&quot;;&quot;&quot;))))))))" office:value-type="string" office:string-value="+128">
            <text:p>+128</text:p>
          </table:table-cell>
          <table:table-cell table:style-name="ce52" table:formula="of:=IF(AND([.F45]&gt;=0;[.F45]&lt;=31);&quot;+64&quot;;IF(AND([.F45]&gt;=32;[.F45]&lt;=63);&quot;0&quot;;IF(AND([.F45]&gt;=64;[.F45]&lt;=95);&quot;+128&quot;;IF(AND([.F45]&gt;=96;[.F45]&lt;=127);&quot;+64&quot;;IF(AND([.F45]&gt;=128;[.F45]&lt;=159);&quot;-64&quot;;IF(AND([.F45]&gt;=160;[.F45]&lt;=191);&quot;-128&quot;;IF(AND([.F45]&gt;=192;[.F45]&lt;=254);&quot;0&quot;;IF(AND([.F45]=255);&quot;-64&quot;;&quot;&quot;))))))))" office:value-type="string" office:string-value="+128">
            <text:p>+128</text:p>
          </table:table-cell>
          <table:table-cell table:style-name="ce52" table:formula="of:=IF(AND([.G45]&gt;=0;[.G45]&lt;=31);&quot;+64&quot;;IF(AND([.G45]&gt;=32;[.G45]&lt;=63);&quot;0&quot;;IF(AND([.G45]&gt;=64;[.G45]&lt;=95);&quot;+128&quot;;IF(AND([.G45]&gt;=96;[.G45]&lt;=127);&quot;+64&quot;;IF(AND([.G45]&gt;=128;[.G45]&lt;=159);&quot;-64&quot;;IF(AND([.G45]&gt;=160;[.G45]&lt;=191);&quot;-128&quot;;IF(AND([.G45]&gt;=192;[.G45]&lt;=254);&quot;0&quot;;IF(AND([.G45]=255);&quot;-64&quot;;&quot;&quot;))))))))" office:value-type="string" office:string-value="+128">
            <text:p>+128</text:p>
          </table:table-cell>
          <table:table-cell table:style-name="ce52" table:formula="of:=IF(AND([.H45]&gt;=0;[.H45]&lt;=31);&quot;+64&quot;;IF(AND([.H45]&gt;=32;[.H45]&lt;=63);&quot;0&quot;;IF(AND([.H45]&gt;=64;[.H45]&lt;=95);&quot;+128&quot;;IF(AND([.H45]&gt;=96;[.H45]&lt;=127);&quot;+64&quot;;IF(AND([.H45]&gt;=128;[.H45]&lt;=159);&quot;-64&quot;;IF(AND([.H45]&gt;=160;[.H45]&lt;=191);&quot;-128&quot;;IF(AND([.H45]&gt;=192;[.H45]&lt;=254);&quot;0&quot;;IF(AND([.H45]=255);&quot;-64&quot;;&quot;&quot;))))))))" office:value-type="string" office:string-value="+128">
            <text:p>+128</text:p>
          </table:table-cell>
          <table:table-cell table:style-name="ce55" table:formula="of:=MID(['Charpad Export'.N238];2;2)" office:value-type="string" office:string-value="0B">
            <text:p>0B</text:p>
          </table:table-cell>
          <table:table-cell table:style-name="ce50" table:formula="of:=HEX2DEC([.M45])" office:value-type="float" office:value="11">
            <text:p>11</text:p>
          </table:table-cell>
          <table:table-cell table:style-name="ce50" table:formula="of:=IF([.N45]=0;&quot;{black}&quot;;IF([.N45]=1;&quot;{white}&quot;;IF([.N45]=2;&quot;{red}&quot;;IF([.N45]=3;&quot;{cyan}&quot;;IF([.N45]=4;&quot;{purple}&quot;;IF([.N45]=5;&quot;{green}&quot;;IF([.N45]=6;&quot;{blue}&quot;;IF([.N45]=7;&quot;{yellow}&quot;;IF([.N45]=8;&quot;{orange}&quot;;IF([.N45]=9;&quot;{brown}&quot;;IF([.N45]=10;&quot;{lt. red}&quot;;IF([.N45]=11;&quot;{gray1}&quot;;IF([.N45]=12;&quot;{gray2}&quot;;IF([.N45]=13;&quot;{lt. green}&quot;;IF([.N45]=14;&quot;{lt. blue}&quot;;IF([.N45]=15;&quot;{gray3}&quot;))))))))))))))))" office:value-type="string" office:string-value="{gray1}">
            <text:p>{gray1}</text:p>
          </table:table-cell>
          <table:table-cell table:style-name="ce57" table:formula="of:=[.M45]" office:value-type="string" office:string-value="0B">
            <text:p>0B</text:p>
          </table:table-cell>
          <table:table-cell table:style-name="ce50" table:formula="of:=HEX2DEC([.P45])" office:value-type="float" office:value="11">
            <text:p>11</text:p>
          </table:table-cell>
          <table:table-cell table:style-name="ce50" table:formula="of:=IF([.Q45]=0;&quot;{black}&quot;;IF([.Q45]=1;&quot;{white}&quot;;IF([.Q45]=2;&quot;{red}&quot;;IF([.Q45]=3;&quot;{cyan}&quot;;IF([.Q45]=4;&quot;{purple}&quot;;IF([.Q45]=5;&quot;{green}&quot;;IF([.Q45]=6;&quot;{blue}&quot;;IF([.Q45]=7;&quot;{yellow}&quot;;IF([.Q45]=8;&quot;{orange}&quot;;IF([.Q45]=9;&quot;{brown}&quot;;IF([.Q45]=10;&quot;{lt. red}&quot;;IF([.Q45]=11;&quot;{gray1}&quot;;IF([.Q45]=12;&quot;{gray2}&quot;;IF([.Q45]=13;&quot;{lt. green}&quot;;IF([.Q45]=14;&quot;{lt. blue}&quot;;IF([.Q45]=15;&quot;{gray3}&quot;))))))))))))))))" office:value-type="string" office:string-value="{gray1}">
            <text:p>{gray1}</text:p>
          </table:table-cell>
          <table:table-cell table:style-name="ce57" table:formula="of:=[.M45]" office:value-type="string" office:string-value="0B">
            <text:p>0B</text:p>
          </table:table-cell>
          <table:table-cell table:style-name="ce50" table:formula="of:=HEX2DEC([.S45])" office:value-type="float" office:value="11">
            <text:p>11</text:p>
          </table:table-cell>
          <table:table-cell table:style-name="ce50" table:formula="of:=IF([.T45]=0;&quot;{black}&quot;;IF([.T45]=1;&quot;{white}&quot;;IF([.T45]=2;&quot;{red}&quot;;IF([.T45]=3;&quot;{cyan}&quot;;IF([.T45]=4;&quot;{purple}&quot;;IF([.T45]=5;&quot;{green}&quot;;IF([.T45]=6;&quot;{blue}&quot;;IF([.T45]=7;&quot;{yellow}&quot;;IF([.T45]=8;&quot;{orange}&quot;;IF([.T45]=9;&quot;{brown}&quot;;IF([.T45]=10;&quot;{lt. red}&quot;;IF([.T45]=11;&quot;{gray1}&quot;;IF([.T45]=12;&quot;{gray2}&quot;;IF([.T45]=13;&quot;{lt. green}&quot;;IF([.T45]=14;&quot;{lt. blue}&quot;;IF([.T45]=15;&quot;{gray3}&quot;))))))))))))))))" office:value-type="string" office:string-value="{gray1}">
            <text:p>{gray1}</text:p>
          </table:table-cell>
          <table:table-cell table:style-name="ce62" table:formula="of:=[.M45]" office:value-type="string" office:string-value="0B">
            <text:p>0B</text:p>
          </table:table-cell>
          <table:table-cell table:style-name="ce50" table:formula="of:=HEX2DEC([.V45])" office:value-type="float" office:value="11">
            <text:p>11</text:p>
          </table:table-cell>
          <table:table-cell table:style-name="ce50" table:formula="of:=IF([.W45]=0;&quot;{black}&quot;;IF([.W45]=1;&quot;{white}&quot;;IF([.W45]=2;&quot;{red}&quot;;IF([.W45]=3;&quot;{cyan}&quot;;IF([.W45]=4;&quot;{purple}&quot;;IF([.W45]=5;&quot;{green}&quot;;IF([.W45]=6;&quot;{blue}&quot;;IF([.W45]=7;&quot;{yellow}&quot;;IF([.W45]=8;&quot;{orange}&quot;;IF([.W45]=9;&quot;{brown}&quot;;IF([.W45]=10;&quot;{lt. red}&quot;;IF([.W45]=11;&quot;{gray1}&quot;;IF([.W45]=12;&quot;{gray2}&quot;;IF([.W45]=13;&quot;{lt. green}&quot;;IF([.W45]=14;&quot;{lt. blue}&quot;;IF([.W45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45]" office:value-type="string" office:string-value="{gray1}">
            <text:p>{gray1}</text:p>
          </table:table-cell>
          <table:table-cell table:style-name="ce70" table:formula="of:=IF(AND([.E45]&gt;=128;[.E45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45]+[.I45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45]&gt;=128;[.F45]&lt;=255);&quot;{rvrs on}&quot;;&quot;{rvrs off}&quot;)" office:value-type="string" office:string-value="{rvrs off}">
            <text:p>{rvrs off}</text:p>
          </table:table-cell>
          <table:table-cell table:style-name="ce70" table:formula="of:=[.R45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45]+[.J45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45]&gt;=128;[.G45]&lt;=255);&quot;{rvrs on}&quot;;&quot;{rvrs off}&quot;)" office:value-type="string" office:string-value="{rvrs off}">
            <text:p>{rvrs off}</text:p>
          </table:table-cell>
          <table:table-cell table:style-name="ce70" table:formula="of:=[.U45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45]+[.K45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45]&gt;=128;[.H45]&lt;=255);&quot;{rvrs on}&quot;;&quot;{rvrs off}&quot;)" office:value-type="string" office:string-value="{rvrs off}">
            <text:p>{rvrs off}</text:p>
          </table:table-cell>
          <table:table-cell table:style-name="ce70" table:formula="of:=[.X45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45]+[.L45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44">
            <text:p>44</text:p>
          </table:table-cell>
          <table:table-cell table:number-columns-repeated="6"/>
        </table:table-row>
        <table:table-row table:style-name="ro1">
          <table:table-cell table:style-name="ce44" table:formula="of:=MID(['Charpad Export'.F220];2;2)" office:value-type="string" office:string-value="40">
            <text:p>40</text:p>
          </table:table-cell>
          <table:table-cell table:style-name="ce44" table:formula="of:=MID(['Charpad Export'.G220];2;2)" office:value-type="string" office:string-value="40">
            <text:p>40</text:p>
          </table:table-cell>
          <table:table-cell table:style-name="ce44" table:formula="of:=MID(['Charpad Export'.H220];2;2)" office:value-type="string" office:string-value="40">
            <text:p>40</text:p>
          </table:table-cell>
          <table:table-cell table:style-name="ce44" table:formula="of:=MID(['Charpad Export'.I220];2;2)" office:value-type="string" office:string-value="40">
            <text:p>40</text:p>
          </table:table-cell>
          <table:table-cell table:style-name="ce47" table:formula="of:=HEX2DEC([.A46])" office:value-type="float" office:value="64">
            <text:p>64</text:p>
          </table:table-cell>
          <table:table-cell table:style-name="ce50" table:formula="of:=HEX2DEC([.B46])" office:value-type="float" office:value="64">
            <text:p>64</text:p>
          </table:table-cell>
          <table:table-cell table:style-name="ce50" table:formula="of:=HEX2DEC([.C46])" office:value-type="float" office:value="64">
            <text:p>64</text:p>
          </table:table-cell>
          <table:table-cell table:style-name="ce50" table:formula="of:=HEX2DEC([.D46])" office:value-type="float" office:value="64">
            <text:p>64</text:p>
          </table:table-cell>
          <table:table-cell table:style-name="ce51" table:formula="of:=IF(AND([.E46]&gt;=0;[.E46]&lt;=31);&quot;+64&quot;;IF(AND([.E46]&gt;=32;[.E46]&lt;=63);&quot;0&quot;;IF(AND([.E46]&gt;=64;[.E46]&lt;=95);&quot;+128&quot;;IF(AND([.E46]&gt;=96;[.E46]&lt;=127);&quot;+64&quot;;IF(AND([.E46]&gt;=128;[.E46]&lt;=159);&quot;-64&quot;;IF(AND([.E46]&gt;=160;[.E46]&lt;=191);&quot;-128&quot;;IF(AND([.E46]&gt;=192;[.E46]&lt;=254);&quot;0&quot;;IF(AND([.E46]=255);&quot;-64&quot;;&quot;&quot;))))))))" office:value-type="string" office:string-value="+128">
            <text:p>+128</text:p>
          </table:table-cell>
          <table:table-cell table:style-name="ce52" table:formula="of:=IF(AND([.F46]&gt;=0;[.F46]&lt;=31);&quot;+64&quot;;IF(AND([.F46]&gt;=32;[.F46]&lt;=63);&quot;0&quot;;IF(AND([.F46]&gt;=64;[.F46]&lt;=95);&quot;+128&quot;;IF(AND([.F46]&gt;=96;[.F46]&lt;=127);&quot;+64&quot;;IF(AND([.F46]&gt;=128;[.F46]&lt;=159);&quot;-64&quot;;IF(AND([.F46]&gt;=160;[.F46]&lt;=191);&quot;-128&quot;;IF(AND([.F46]&gt;=192;[.F46]&lt;=254);&quot;0&quot;;IF(AND([.F46]=255);&quot;-64&quot;;&quot;&quot;))))))))" office:value-type="string" office:string-value="+128">
            <text:p>+128</text:p>
          </table:table-cell>
          <table:table-cell table:style-name="ce52" table:formula="of:=IF(AND([.G46]&gt;=0;[.G46]&lt;=31);&quot;+64&quot;;IF(AND([.G46]&gt;=32;[.G46]&lt;=63);&quot;0&quot;;IF(AND([.G46]&gt;=64;[.G46]&lt;=95);&quot;+128&quot;;IF(AND([.G46]&gt;=96;[.G46]&lt;=127);&quot;+64&quot;;IF(AND([.G46]&gt;=128;[.G46]&lt;=159);&quot;-64&quot;;IF(AND([.G46]&gt;=160;[.G46]&lt;=191);&quot;-128&quot;;IF(AND([.G46]&gt;=192;[.G46]&lt;=254);&quot;0&quot;;IF(AND([.G46]=255);&quot;-64&quot;;&quot;&quot;))))))))" office:value-type="string" office:string-value="+128">
            <text:p>+128</text:p>
          </table:table-cell>
          <table:table-cell table:style-name="ce52" table:formula="of:=IF(AND([.H46]&gt;=0;[.H46]&lt;=31);&quot;+64&quot;;IF(AND([.H46]&gt;=32;[.H46]&lt;=63);&quot;0&quot;;IF(AND([.H46]&gt;=64;[.H46]&lt;=95);&quot;+128&quot;;IF(AND([.H46]&gt;=96;[.H46]&lt;=127);&quot;+64&quot;;IF(AND([.H46]&gt;=128;[.H46]&lt;=159);&quot;-64&quot;;IF(AND([.H46]&gt;=160;[.H46]&lt;=191);&quot;-128&quot;;IF(AND([.H46]&gt;=192;[.H46]&lt;=254);&quot;0&quot;;IF(AND([.H46]=255);&quot;-64&quot;;&quot;&quot;))))))))" office:value-type="string" office:string-value="+128">
            <text:p>+128</text:p>
          </table:table-cell>
          <table:table-cell table:style-name="ce56" table:formula="of:=MID(['Charpad Export'.O238];2;2)" office:value-type="string" office:string-value="0C">
            <text:p>0C</text:p>
          </table:table-cell>
          <table:table-cell table:style-name="ce50" table:formula="of:=HEX2DEC([.M46])" office:value-type="float" office:value="12">
            <text:p>12</text:p>
          </table:table-cell>
          <table:table-cell table:style-name="ce50" table:formula="of:=IF([.N46]=0;&quot;{black}&quot;;IF([.N46]=1;&quot;{white}&quot;;IF([.N46]=2;&quot;{red}&quot;;IF([.N46]=3;&quot;{cyan}&quot;;IF([.N46]=4;&quot;{purple}&quot;;IF([.N46]=5;&quot;{green}&quot;;IF([.N46]=6;&quot;{blue}&quot;;IF([.N46]=7;&quot;{yellow}&quot;;IF([.N46]=8;&quot;{orange}&quot;;IF([.N46]=9;&quot;{brown}&quot;;IF([.N46]=10;&quot;{lt. red}&quot;;IF([.N46]=11;&quot;{gray1}&quot;;IF([.N46]=12;&quot;{gray2}&quot;;IF([.N46]=13;&quot;{lt. green}&quot;;IF([.N46]=14;&quot;{lt. blue}&quot;;IF([.N46]=15;&quot;{gray3}&quot;))))))))))))))))" office:value-type="string" office:string-value="{gray2}">
            <text:p>{gray2}</text:p>
          </table:table-cell>
          <table:table-cell table:style-name="ce59" table:formula="of:=[.M46]" office:value-type="string" office:string-value="0C">
            <text:p>0C</text:p>
          </table:table-cell>
          <table:table-cell table:style-name="ce50" table:formula="of:=HEX2DEC([.P46])" office:value-type="float" office:value="12">
            <text:p>12</text:p>
          </table:table-cell>
          <table:table-cell table:style-name="ce50" table:formula="of:=IF([.Q46]=0;&quot;{black}&quot;;IF([.Q46]=1;&quot;{white}&quot;;IF([.Q46]=2;&quot;{red}&quot;;IF([.Q46]=3;&quot;{cyan}&quot;;IF([.Q46]=4;&quot;{purple}&quot;;IF([.Q46]=5;&quot;{green}&quot;;IF([.Q46]=6;&quot;{blue}&quot;;IF([.Q46]=7;&quot;{yellow}&quot;;IF([.Q46]=8;&quot;{orange}&quot;;IF([.Q46]=9;&quot;{brown}&quot;;IF([.Q46]=10;&quot;{lt. red}&quot;;IF([.Q46]=11;&quot;{gray1}&quot;;IF([.Q46]=12;&quot;{gray2}&quot;;IF([.Q46]=13;&quot;{lt. green}&quot;;IF([.Q46]=14;&quot;{lt. blue}&quot;;IF([.Q46]=15;&quot;{gray3}&quot;))))))))))))))))" office:value-type="string" office:string-value="{gray2}">
            <text:p>{gray2}</text:p>
          </table:table-cell>
          <table:table-cell table:style-name="ce59" table:formula="of:=[.M46]" office:value-type="string" office:string-value="0C">
            <text:p>0C</text:p>
          </table:table-cell>
          <table:table-cell table:style-name="ce50" table:formula="of:=HEX2DEC([.S46])" office:value-type="float" office:value="12">
            <text:p>12</text:p>
          </table:table-cell>
          <table:table-cell table:style-name="ce50" table:formula="of:=IF([.T46]=0;&quot;{black}&quot;;IF([.T46]=1;&quot;{white}&quot;;IF([.T46]=2;&quot;{red}&quot;;IF([.T46]=3;&quot;{cyan}&quot;;IF([.T46]=4;&quot;{purple}&quot;;IF([.T46]=5;&quot;{green}&quot;;IF([.T46]=6;&quot;{blue}&quot;;IF([.T46]=7;&quot;{yellow}&quot;;IF([.T46]=8;&quot;{orange}&quot;;IF([.T46]=9;&quot;{brown}&quot;;IF([.T46]=10;&quot;{lt. red}&quot;;IF([.T46]=11;&quot;{gray1}&quot;;IF([.T46]=12;&quot;{gray2}&quot;;IF([.T46]=13;&quot;{lt. green}&quot;;IF([.T46]=14;&quot;{lt. blue}&quot;;IF([.T46]=15;&quot;{gray3}&quot;))))))))))))))))" office:value-type="string" office:string-value="{gray2}">
            <text:p>{gray2}</text:p>
          </table:table-cell>
          <table:table-cell table:style-name="ce61" table:formula="of:=[.M46]" office:value-type="string" office:string-value="0C">
            <text:p>0C</text:p>
          </table:table-cell>
          <table:table-cell table:style-name="ce50" table:formula="of:=HEX2DEC([.V46])" office:value-type="float" office:value="12">
            <text:p>12</text:p>
          </table:table-cell>
          <table:table-cell table:style-name="ce50" table:formula="of:=IF([.W46]=0;&quot;{black}&quot;;IF([.W46]=1;&quot;{white}&quot;;IF([.W46]=2;&quot;{red}&quot;;IF([.W46]=3;&quot;{cyan}&quot;;IF([.W46]=4;&quot;{purple}&quot;;IF([.W46]=5;&quot;{green}&quot;;IF([.W46]=6;&quot;{blue}&quot;;IF([.W46]=7;&quot;{yellow}&quot;;IF([.W46]=8;&quot;{orange}&quot;;IF([.W46]=9;&quot;{brown}&quot;;IF([.W46]=10;&quot;{lt. red}&quot;;IF([.W46]=11;&quot;{gray1}&quot;;IF([.W46]=12;&quot;{gray2}&quot;;IF([.W46]=13;&quot;{lt. green}&quot;;IF([.W46]=14;&quot;{lt. blue}&quot;;IF([.W46]=15;&quot;{gray3}&quot;))))))))))))))))" office:value-type="string" office:string-value="{gray2}">
            <text:p>{gray2}</text:p>
          </table:table-cell>
          <table:table-cell table:style-name="ce64" office:value-type="string">
            <text:p>data"</text:p>
          </table:table-cell>
          <table:table-cell table:style-name="ce70" table:formula="of:=[.O46]" office:value-type="string" office:string-value="{gray2}">
            <text:p>{gray2}</text:p>
          </table:table-cell>
          <table:table-cell table:style-name="ce70" table:formula="of:=IF(AND([.E46]&gt;=128;[.E46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46]+[.I46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46]&gt;=128;[.F46]&lt;=255);&quot;{rvrs on}&quot;;&quot;{rvrs off}&quot;)" office:value-type="string" office:string-value="{rvrs off}">
            <text:p>{rvrs off}</text:p>
          </table:table-cell>
          <table:table-cell table:style-name="ce70" table:formula="of:=[.R46]" office:value-type="string" office:string-value="{gray2}">
            <text:p>{gray2}</text:p>
          </table:table-cell>
          <table:table-cell table:style-name="ce70" office:value-type="string">
            <text:p>{</text:p>
          </table:table-cell>
          <table:table-cell table:style-name="ce70" table:formula="of:=[.F46]+[.J46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46]&gt;=128;[.G46]&lt;=255);&quot;{rvrs on}&quot;;&quot;{rvrs off}&quot;)" office:value-type="string" office:string-value="{rvrs off}">
            <text:p>{rvrs off}</text:p>
          </table:table-cell>
          <table:table-cell table:style-name="ce70" table:formula="of:=[.U46]" office:value-type="string" office:string-value="{gray2}">
            <text:p>{gray2}</text:p>
          </table:table-cell>
          <table:table-cell table:style-name="ce70" office:value-type="string">
            <text:p>{</text:p>
          </table:table-cell>
          <table:table-cell table:style-name="ce70" table:formula="of:=[.G46]+[.K46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46]&gt;=128;[.H46]&lt;=255);&quot;{rvrs on}&quot;;&quot;{rvrs off}&quot;)" office:value-type="string" office:string-value="{rvrs off}">
            <text:p>{rvrs off}</text:p>
          </table:table-cell>
          <table:table-cell table:style-name="ce70" table:formula="of:=[.X46]" office:value-type="string" office:string-value="{gray2}">
            <text:p>{gray2}</text:p>
          </table:table-cell>
          <table:table-cell table:style-name="ce70" office:value-type="string">
            <text:p>{</text:p>
          </table:table-cell>
          <table:table-cell table:style-name="ce70" table:formula="of:=[.H46]+[.L46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44" table:formula="of:=MID(['Charpad Export'.J220];2;2)" office:value-type="string" office:string-value="40">
            <text:p>40</text:p>
          </table:table-cell>
          <table:table-cell table:style-name="ce44" table:formula="of:=MID(['Charpad Export'.K220];2;2)" office:value-type="string" office:string-value="40">
            <text:p>40</text:p>
          </table:table-cell>
          <table:table-cell table:style-name="ce44" table:formula="of:=MID(['Charpad Export'.L220];2;2)" office:value-type="string" office:string-value="40">
            <text:p>40</text:p>
          </table:table-cell>
          <table:table-cell table:style-name="ce44" table:formula="of:=MID(['Charpad Export'.M220];2;2)" office:value-type="string" office:string-value="40">
            <text:p>40</text:p>
          </table:table-cell>
          <table:table-cell table:style-name="ce47" table:formula="of:=HEX2DEC([.A47])" office:value-type="float" office:value="64">
            <text:p>64</text:p>
          </table:table-cell>
          <table:table-cell table:style-name="ce50" table:formula="of:=HEX2DEC([.B47])" office:value-type="float" office:value="64">
            <text:p>64</text:p>
          </table:table-cell>
          <table:table-cell table:style-name="ce50" table:formula="of:=HEX2DEC([.C47])" office:value-type="float" office:value="64">
            <text:p>64</text:p>
          </table:table-cell>
          <table:table-cell table:style-name="ce50" table:formula="of:=HEX2DEC([.D47])" office:value-type="float" office:value="64">
            <text:p>64</text:p>
          </table:table-cell>
          <table:table-cell table:style-name="ce51" table:formula="of:=IF(AND([.E47]&gt;=0;[.E47]&lt;=31);&quot;+64&quot;;IF(AND([.E47]&gt;=32;[.E47]&lt;=63);&quot;0&quot;;IF(AND([.E47]&gt;=64;[.E47]&lt;=95);&quot;+128&quot;;IF(AND([.E47]&gt;=96;[.E47]&lt;=127);&quot;+64&quot;;IF(AND([.E47]&gt;=128;[.E47]&lt;=159);&quot;-64&quot;;IF(AND([.E47]&gt;=160;[.E47]&lt;=191);&quot;-128&quot;;IF(AND([.E47]&gt;=192;[.E47]&lt;=254);&quot;0&quot;;IF(AND([.E47]=255);&quot;-64&quot;;&quot;&quot;))))))))" office:value-type="string" office:string-value="+128">
            <text:p>+128</text:p>
          </table:table-cell>
          <table:table-cell table:style-name="ce52" table:formula="of:=IF(AND([.F47]&gt;=0;[.F47]&lt;=31);&quot;+64&quot;;IF(AND([.F47]&gt;=32;[.F47]&lt;=63);&quot;0&quot;;IF(AND([.F47]&gt;=64;[.F47]&lt;=95);&quot;+128&quot;;IF(AND([.F47]&gt;=96;[.F47]&lt;=127);&quot;+64&quot;;IF(AND([.F47]&gt;=128;[.F47]&lt;=159);&quot;-64&quot;;IF(AND([.F47]&gt;=160;[.F47]&lt;=191);&quot;-128&quot;;IF(AND([.F47]&gt;=192;[.F47]&lt;=254);&quot;0&quot;;IF(AND([.F47]=255);&quot;-64&quot;;&quot;&quot;))))))))" office:value-type="string" office:string-value="+128">
            <text:p>+128</text:p>
          </table:table-cell>
          <table:table-cell table:style-name="ce52" table:formula="of:=IF(AND([.G47]&gt;=0;[.G47]&lt;=31);&quot;+64&quot;;IF(AND([.G47]&gt;=32;[.G47]&lt;=63);&quot;0&quot;;IF(AND([.G47]&gt;=64;[.G47]&lt;=95);&quot;+128&quot;;IF(AND([.G47]&gt;=96;[.G47]&lt;=127);&quot;+64&quot;;IF(AND([.G47]&gt;=128;[.G47]&lt;=159);&quot;-64&quot;;IF(AND([.G47]&gt;=160;[.G47]&lt;=191);&quot;-128&quot;;IF(AND([.G47]&gt;=192;[.G47]&lt;=254);&quot;0&quot;;IF(AND([.G47]=255);&quot;-64&quot;;&quot;&quot;))))))))" office:value-type="string" office:string-value="+128">
            <text:p>+128</text:p>
          </table:table-cell>
          <table:table-cell table:style-name="ce52" table:formula="of:=IF(AND([.H47]&gt;=0;[.H47]&lt;=31);&quot;+64&quot;;IF(AND([.H47]&gt;=32;[.H47]&lt;=63);&quot;0&quot;;IF(AND([.H47]&gt;=64;[.H47]&lt;=95);&quot;+128&quot;;IF(AND([.H47]&gt;=96;[.H47]&lt;=127);&quot;+64&quot;;IF(AND([.H47]&gt;=128;[.H47]&lt;=159);&quot;-64&quot;;IF(AND([.H47]&gt;=160;[.H47]&lt;=191);&quot;-128&quot;;IF(AND([.H47]&gt;=192;[.H47]&lt;=254);&quot;0&quot;;IF(AND([.H47]=255);&quot;-64&quot;;&quot;&quot;))))))))" office:value-type="string" office:string-value="+128">
            <text:p>+128</text:p>
          </table:table-cell>
          <table:table-cell table:style-name="ce55" table:formula="of:=MID(['Charpad Export'.P238];2;2)" office:value-type="string" office:string-value="0B">
            <text:p>0B</text:p>
          </table:table-cell>
          <table:table-cell table:style-name="ce50" table:formula="of:=HEX2DEC([.M47])" office:value-type="float" office:value="11">
            <text:p>11</text:p>
          </table:table-cell>
          <table:table-cell table:style-name="ce50" table:formula="of:=IF([.N47]=0;&quot;{black}&quot;;IF([.N47]=1;&quot;{white}&quot;;IF([.N47]=2;&quot;{red}&quot;;IF([.N47]=3;&quot;{cyan}&quot;;IF([.N47]=4;&quot;{purple}&quot;;IF([.N47]=5;&quot;{green}&quot;;IF([.N47]=6;&quot;{blue}&quot;;IF([.N47]=7;&quot;{yellow}&quot;;IF([.N47]=8;&quot;{orange}&quot;;IF([.N47]=9;&quot;{brown}&quot;;IF([.N47]=10;&quot;{lt. red}&quot;;IF([.N47]=11;&quot;{gray1}&quot;;IF([.N47]=12;&quot;{gray2}&quot;;IF([.N47]=13;&quot;{lt. green}&quot;;IF([.N47]=14;&quot;{lt. blue}&quot;;IF([.N47]=15;&quot;{gray3}&quot;))))))))))))))))" office:value-type="string" office:string-value="{gray1}">
            <text:p>{gray1}</text:p>
          </table:table-cell>
          <table:table-cell table:style-name="ce57" table:formula="of:=[.M47]" office:value-type="string" office:string-value="0B">
            <text:p>0B</text:p>
          </table:table-cell>
          <table:table-cell table:style-name="ce50" table:formula="of:=HEX2DEC([.P47])" office:value-type="float" office:value="11">
            <text:p>11</text:p>
          </table:table-cell>
          <table:table-cell table:style-name="ce50" table:formula="of:=IF([.Q47]=0;&quot;{black}&quot;;IF([.Q47]=1;&quot;{white}&quot;;IF([.Q47]=2;&quot;{red}&quot;;IF([.Q47]=3;&quot;{cyan}&quot;;IF([.Q47]=4;&quot;{purple}&quot;;IF([.Q47]=5;&quot;{green}&quot;;IF([.Q47]=6;&quot;{blue}&quot;;IF([.Q47]=7;&quot;{yellow}&quot;;IF([.Q47]=8;&quot;{orange}&quot;;IF([.Q47]=9;&quot;{brown}&quot;;IF([.Q47]=10;&quot;{lt. red}&quot;;IF([.Q47]=11;&quot;{gray1}&quot;;IF([.Q47]=12;&quot;{gray2}&quot;;IF([.Q47]=13;&quot;{lt. green}&quot;;IF([.Q47]=14;&quot;{lt. blue}&quot;;IF([.Q47]=15;&quot;{gray3}&quot;))))))))))))))))" office:value-type="string" office:string-value="{gray1}">
            <text:p>{gray1}</text:p>
          </table:table-cell>
          <table:table-cell table:style-name="ce57" table:formula="of:=[.M47]" office:value-type="string" office:string-value="0B">
            <text:p>0B</text:p>
          </table:table-cell>
          <table:table-cell table:style-name="ce50" table:formula="of:=HEX2DEC([.S47])" office:value-type="float" office:value="11">
            <text:p>11</text:p>
          </table:table-cell>
          <table:table-cell table:style-name="ce50" table:formula="of:=IF([.T47]=0;&quot;{black}&quot;;IF([.T47]=1;&quot;{white}&quot;;IF([.T47]=2;&quot;{red}&quot;;IF([.T47]=3;&quot;{cyan}&quot;;IF([.T47]=4;&quot;{purple}&quot;;IF([.T47]=5;&quot;{green}&quot;;IF([.T47]=6;&quot;{blue}&quot;;IF([.T47]=7;&quot;{yellow}&quot;;IF([.T47]=8;&quot;{orange}&quot;;IF([.T47]=9;&quot;{brown}&quot;;IF([.T47]=10;&quot;{lt. red}&quot;;IF([.T47]=11;&quot;{gray1}&quot;;IF([.T47]=12;&quot;{gray2}&quot;;IF([.T47]=13;&quot;{lt. green}&quot;;IF([.T47]=14;&quot;{lt. blue}&quot;;IF([.T47]=15;&quot;{gray3}&quot;))))))))))))))))" office:value-type="string" office:string-value="{gray1}">
            <text:p>{gray1}</text:p>
          </table:table-cell>
          <table:table-cell table:style-name="ce62" table:formula="of:=[.M47]" office:value-type="string" office:string-value="0B">
            <text:p>0B</text:p>
          </table:table-cell>
          <table:table-cell table:style-name="ce50" table:formula="of:=HEX2DEC([.V47])" office:value-type="float" office:value="11">
            <text:p>11</text:p>
          </table:table-cell>
          <table:table-cell table:style-name="ce50" table:formula="of:=IF([.W47]=0;&quot;{black}&quot;;IF([.W47]=1;&quot;{white}&quot;;IF([.W47]=2;&quot;{red}&quot;;IF([.W47]=3;&quot;{cyan}&quot;;IF([.W47]=4;&quot;{purple}&quot;;IF([.W47]=5;&quot;{green}&quot;;IF([.W47]=6;&quot;{blue}&quot;;IF([.W47]=7;&quot;{yellow}&quot;;IF([.W47]=8;&quot;{orange}&quot;;IF([.W47]=9;&quot;{brown}&quot;;IF([.W47]=10;&quot;{lt. red}&quot;;IF([.W47]=11;&quot;{gray1}&quot;;IF([.W47]=12;&quot;{gray2}&quot;;IF([.W47]=13;&quot;{lt. green}&quot;;IF([.W47]=14;&quot;{lt. blue}&quot;;IF([.W47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47]" office:value-type="string" office:string-value="{gray1}">
            <text:p>{gray1}</text:p>
          </table:table-cell>
          <table:table-cell table:style-name="ce70" table:formula="of:=IF(AND([.E47]&gt;=128;[.E47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47]+[.I47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47]&gt;=128;[.F47]&lt;=255);&quot;{rvrs on}&quot;;&quot;{rvrs off}&quot;)" office:value-type="string" office:string-value="{rvrs off}">
            <text:p>{rvrs off}</text:p>
          </table:table-cell>
          <table:table-cell table:style-name="ce70" table:formula="of:=[.R47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47]+[.J47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47]&gt;=128;[.G47]&lt;=255);&quot;{rvrs on}&quot;;&quot;{rvrs off}&quot;)" office:value-type="string" office:string-value="{rvrs off}">
            <text:p>{rvrs off}</text:p>
          </table:table-cell>
          <table:table-cell table:style-name="ce70" table:formula="of:=[.U47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47]+[.K47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47]&gt;=128;[.H47]&lt;=255);&quot;{rvrs on}&quot;;&quot;{rvrs off}&quot;)" office:value-type="string" office:string-value="{rvrs off}">
            <text:p>{rvrs off}</text:p>
          </table:table-cell>
          <table:table-cell table:style-name="ce70" table:formula="of:=[.X47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47]+[.L47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style-name="ce44" table:formula="of:=MID(['Charpad Export'.N220];2;2)" office:value-type="string" office:string-value="40">
            <text:p>40</text:p>
          </table:table-cell>
          <table:table-cell table:style-name="ce44" table:formula="of:=MID(['Charpad Export'.O220];2;2)" office:value-type="string" office:string-value="40">
            <text:p>40</text:p>
          </table:table-cell>
          <table:table-cell table:style-name="ce44" table:formula="of:=MID(['Charpad Export'.P220];2;2)" office:value-type="string" office:string-value="40">
            <text:p>40</text:p>
          </table:table-cell>
          <table:table-cell table:style-name="ce44" table:formula="of:=MID(['Charpad Export'.Q220];2;2)" office:value-type="string" office:string-value="40">
            <text:p>40</text:p>
          </table:table-cell>
          <table:table-cell table:style-name="ce48" table:formula="of:=HEX2DEC([.A48])" office:value-type="float" office:value="64">
            <text:p>64</text:p>
          </table:table-cell>
          <table:table-cell table:style-name="ce48" table:formula="of:=HEX2DEC([.B48])" office:value-type="float" office:value="64">
            <text:p>64</text:p>
          </table:table-cell>
          <table:table-cell table:style-name="ce48" table:formula="of:=HEX2DEC([.C48])" office:value-type="float" office:value="64">
            <text:p>64</text:p>
          </table:table-cell>
          <table:table-cell table:style-name="ce48" table:formula="of:=HEX2DEC([.D48])" office:value-type="float" office:value="64">
            <text:p>64</text:p>
          </table:table-cell>
          <table:table-cell table:style-name="ce51" table:formula="of:=IF(AND([.E48]&gt;=0;[.E48]&lt;=31);&quot;+64&quot;;IF(AND([.E48]&gt;=32;[.E48]&lt;=63);&quot;0&quot;;IF(AND([.E48]&gt;=64;[.E48]&lt;=95);&quot;+128&quot;;IF(AND([.E48]&gt;=96;[.E48]&lt;=127);&quot;+64&quot;;IF(AND([.E48]&gt;=128;[.E48]&lt;=159);&quot;-64&quot;;IF(AND([.E48]&gt;=160;[.E48]&lt;=191);&quot;-128&quot;;IF(AND([.E48]&gt;=192;[.E48]&lt;=254);&quot;0&quot;;IF(AND([.E48]=255);&quot;-64&quot;;&quot;&quot;))))))))" office:value-type="string" office:string-value="+128">
            <text:p>+128</text:p>
          </table:table-cell>
          <table:table-cell table:style-name="ce52" table:formula="of:=IF(AND([.F48]&gt;=0;[.F48]&lt;=31);&quot;+64&quot;;IF(AND([.F48]&gt;=32;[.F48]&lt;=63);&quot;0&quot;;IF(AND([.F48]&gt;=64;[.F48]&lt;=95);&quot;+128&quot;;IF(AND([.F48]&gt;=96;[.F48]&lt;=127);&quot;+64&quot;;IF(AND([.F48]&gt;=128;[.F48]&lt;=159);&quot;-64&quot;;IF(AND([.F48]&gt;=160;[.F48]&lt;=191);&quot;-128&quot;;IF(AND([.F48]&gt;=192;[.F48]&lt;=254);&quot;0&quot;;IF(AND([.F48]=255);&quot;-64&quot;;&quot;&quot;))))))))" office:value-type="string" office:string-value="+128">
            <text:p>+128</text:p>
          </table:table-cell>
          <table:table-cell table:style-name="ce52" table:formula="of:=IF(AND([.G48]&gt;=0;[.G48]&lt;=31);&quot;+64&quot;;IF(AND([.G48]&gt;=32;[.G48]&lt;=63);&quot;0&quot;;IF(AND([.G48]&gt;=64;[.G48]&lt;=95);&quot;+128&quot;;IF(AND([.G48]&gt;=96;[.G48]&lt;=127);&quot;+64&quot;;IF(AND([.G48]&gt;=128;[.G48]&lt;=159);&quot;-64&quot;;IF(AND([.G48]&gt;=160;[.G48]&lt;=191);&quot;-128&quot;;IF(AND([.G48]&gt;=192;[.G48]&lt;=254);&quot;0&quot;;IF(AND([.G48]=255);&quot;-64&quot;;&quot;&quot;))))))))" office:value-type="string" office:string-value="+128">
            <text:p>+128</text:p>
          </table:table-cell>
          <table:table-cell table:style-name="ce52" table:formula="of:=IF(AND([.H48]&gt;=0;[.H48]&lt;=31);&quot;+64&quot;;IF(AND([.H48]&gt;=32;[.H48]&lt;=63);&quot;0&quot;;IF(AND([.H48]&gt;=64;[.H48]&lt;=95);&quot;+128&quot;;IF(AND([.H48]&gt;=96;[.H48]&lt;=127);&quot;+64&quot;;IF(AND([.H48]&gt;=128;[.H48]&lt;=159);&quot;-64&quot;;IF(AND([.H48]&gt;=160;[.H48]&lt;=191);&quot;-128&quot;;IF(AND([.H48]&gt;=192;[.H48]&lt;=254);&quot;0&quot;;IF(AND([.H48]=255);&quot;-64&quot;;&quot;&quot;))))))))" office:value-type="string" office:string-value="+128">
            <text:p>+128</text:p>
          </table:table-cell>
          <table:table-cell table:style-name="ce56" table:formula="of:=MID(['Charpad Export'.Q238];2;2)" office:value-type="string" office:string-value="09">
            <text:p>09</text:p>
          </table:table-cell>
          <table:table-cell table:style-name="ce50" table:formula="of:=HEX2DEC([.M48])" office:value-type="float" office:value="9">
            <text:p>9</text:p>
          </table:table-cell>
          <table:table-cell table:style-name="ce50" table:formula="of:=IF([.N48]=0;&quot;{black}&quot;;IF([.N48]=1;&quot;{white}&quot;;IF([.N48]=2;&quot;{red}&quot;;IF([.N48]=3;&quot;{cyan}&quot;;IF([.N48]=4;&quot;{purple}&quot;;IF([.N48]=5;&quot;{green}&quot;;IF([.N48]=6;&quot;{blue}&quot;;IF([.N48]=7;&quot;{yellow}&quot;;IF([.N48]=8;&quot;{orange}&quot;;IF([.N48]=9;&quot;{brown}&quot;;IF([.N48]=10;&quot;{lt. red}&quot;;IF([.N48]=11;&quot;{gray1}&quot;;IF([.N48]=12;&quot;{gray2}&quot;;IF([.N48]=13;&quot;{lt. green}&quot;;IF([.N48]=14;&quot;{lt. blue}&quot;;IF([.N48]=15;&quot;{gray3}&quot;))))))))))))))))" office:value-type="string" office:string-value="{brown}">
            <text:p>{brown}</text:p>
          </table:table-cell>
          <table:table-cell table:style-name="ce59" table:formula="of:=[.M48]" office:value-type="string" office:string-value="09">
            <text:p>09</text:p>
          </table:table-cell>
          <table:table-cell table:style-name="ce50" table:formula="of:=HEX2DEC([.P48])" office:value-type="float" office:value="9">
            <text:p>9</text:p>
          </table:table-cell>
          <table:table-cell table:style-name="ce50" table:formula="of:=IF([.Q48]=0;&quot;{black}&quot;;IF([.Q48]=1;&quot;{white}&quot;;IF([.Q48]=2;&quot;{red}&quot;;IF([.Q48]=3;&quot;{cyan}&quot;;IF([.Q48]=4;&quot;{purple}&quot;;IF([.Q48]=5;&quot;{green}&quot;;IF([.Q48]=6;&quot;{blue}&quot;;IF([.Q48]=7;&quot;{yellow}&quot;;IF([.Q48]=8;&quot;{orange}&quot;;IF([.Q48]=9;&quot;{brown}&quot;;IF([.Q48]=10;&quot;{lt. red}&quot;;IF([.Q48]=11;&quot;{gray1}&quot;;IF([.Q48]=12;&quot;{gray2}&quot;;IF([.Q48]=13;&quot;{lt. green}&quot;;IF([.Q48]=14;&quot;{lt. blue}&quot;;IF([.Q48]=15;&quot;{gray3}&quot;))))))))))))))))" office:value-type="string" office:string-value="{brown}">
            <text:p>{brown}</text:p>
          </table:table-cell>
          <table:table-cell table:style-name="ce59" table:formula="of:=[.M48]" office:value-type="string" office:string-value="09">
            <text:p>09</text:p>
          </table:table-cell>
          <table:table-cell table:style-name="ce50" table:formula="of:=HEX2DEC([.S48])" office:value-type="float" office:value="9">
            <text:p>9</text:p>
          </table:table-cell>
          <table:table-cell table:style-name="ce50" table:formula="of:=IF([.T48]=0;&quot;{black}&quot;;IF([.T48]=1;&quot;{white}&quot;;IF([.T48]=2;&quot;{red}&quot;;IF([.T48]=3;&quot;{cyan}&quot;;IF([.T48]=4;&quot;{purple}&quot;;IF([.T48]=5;&quot;{green}&quot;;IF([.T48]=6;&quot;{blue}&quot;;IF([.T48]=7;&quot;{yellow}&quot;;IF([.T48]=8;&quot;{orange}&quot;;IF([.T48]=9;&quot;{brown}&quot;;IF([.T48]=10;&quot;{lt. red}&quot;;IF([.T48]=11;&quot;{gray1}&quot;;IF([.T48]=12;&quot;{gray2}&quot;;IF([.T48]=13;&quot;{lt. green}&quot;;IF([.T48]=14;&quot;{lt. blue}&quot;;IF([.T48]=15;&quot;{gray3}&quot;))))))))))))))))" office:value-type="string" office:string-value="{brown}">
            <text:p>{brown}</text:p>
          </table:table-cell>
          <table:table-cell table:style-name="ce61" table:formula="of:=[.M48]" office:value-type="string" office:string-value="09">
            <text:p>09</text:p>
          </table:table-cell>
          <table:table-cell table:style-name="ce50" table:formula="of:=HEX2DEC([.V48])" office:value-type="float" office:value="9">
            <text:p>9</text:p>
          </table:table-cell>
          <table:table-cell table:style-name="ce50" table:formula="of:=IF([.W48]=0;&quot;{black}&quot;;IF([.W48]=1;&quot;{white}&quot;;IF([.W48]=2;&quot;{red}&quot;;IF([.W48]=3;&quot;{cyan}&quot;;IF([.W48]=4;&quot;{purple}&quot;;IF([.W48]=5;&quot;{green}&quot;;IF([.W48]=6;&quot;{blue}&quot;;IF([.W48]=7;&quot;{yellow}&quot;;IF([.W48]=8;&quot;{orange}&quot;;IF([.W48]=9;&quot;{brown}&quot;;IF([.W48]=10;&quot;{lt. red}&quot;;IF([.W48]=11;&quot;{gray1}&quot;;IF([.W48]=12;&quot;{gray2}&quot;;IF([.W48]=13;&quot;{lt. green}&quot;;IF([.W48]=14;&quot;{lt. blue}&quot;;IF([.W48]=15;&quot;{gray3}&quot;))))))))))))))))" office:value-type="string" office:string-value="{brown}">
            <text:p>{brown}</text:p>
          </table:table-cell>
          <table:table-cell table:style-name="ce64" office:value-type="string">
            <text:p>data"</text:p>
          </table:table-cell>
          <table:table-cell table:style-name="ce70" table:formula="of:=[.O48]" office:value-type="string" office:string-value="{brown}">
            <text:p>{brown}</text:p>
          </table:table-cell>
          <table:table-cell table:style-name="ce70" table:formula="of:=IF(AND([.E48]&gt;=128;[.E48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48]+[.I48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F48]&gt;=128;[.F48]&lt;=255);&quot;{rvrs on}&quot;;&quot;{rvrs off}&quot;)" office:value-type="string" office:string-value="{rvrs off}">
            <text:p>{rvrs off}</text:p>
          </table:table-cell>
          <table:table-cell table:style-name="ce70" table:formula="of:=[.R48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F48]+[.J48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48]&gt;=128;[.G48]&lt;=255);&quot;{rvrs on}&quot;;&quot;{rvrs off}&quot;)" office:value-type="string" office:string-value="{rvrs off}">
            <text:p>{rvrs off}</text:p>
          </table:table-cell>
          <table:table-cell table:style-name="ce70" table:formula="of:=[.U48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G48]+[.K48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0" table:formula="of:=IF(AND([.H48]&gt;=128;[.H48]&lt;=255);&quot;{rvrs on}&quot;;&quot;{rvrs off}&quot;)" office:value-type="string" office:string-value="{rvrs off}">
            <text:p>{rvrs off}</text:p>
          </table:table-cell>
          <table:table-cell table:style-name="ce70" table:formula="of:=[.X48]" office:value-type="string" office:string-value="{brown}">
            <text:p>{brown}</text:p>
          </table:table-cell>
          <table:table-cell table:style-name="ce70" office:value-type="string">
            <text:p>{</text:p>
          </table:table-cell>
          <table:table-cell table:style-name="ce70" table:formula="of:=[.H48]+[.L48]" office:value-type="float" office:value="192">
            <text:p>192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0" office:value-type="float" office:value="47">
            <text:p>47</text:p>
          </table:table-cell>
          <table:table-cell table:number-columns-repeated="6"/>
        </table:table-row>
        <table:table-row table:style-name="ro1">
          <table:table-cell table:style-name="ce40" table:formula="of:=MID(['Charpad Export'.B221];2;2)" office:value-type="string" office:string-value="C0">
            <text:p>C0</text:p>
          </table:table-cell>
          <table:table-cell table:style-name="ce40" table:formula="of:=MID(['Charpad Export'.C221];2;2)" office:value-type="string" office:string-value="C1">
            <text:p>C1</text:p>
          </table:table-cell>
          <table:table-cell table:style-name="ce40" table:formula="of:=MID(['Charpad Export'.D221];2;2)" office:value-type="string" office:string-value="C2">
            <text:p>C2</text:p>
          </table:table-cell>
          <table:table-cell table:style-name="ce40" table:formula="of:=MID(['Charpad Export'.E221];2;2)" office:value-type="string" office:string-value="C3">
            <text:p>C3</text:p>
          </table:table-cell>
          <table:table-cell table:style-name="ce48" table:formula="of:=HEX2DEC([.A49])" office:value-type="float" office:value="192">
            <text:p>192</text:p>
          </table:table-cell>
          <table:table-cell table:style-name="ce48" table:formula="of:=HEX2DEC([.B49])" office:value-type="float" office:value="193">
            <text:p>193</text:p>
          </table:table-cell>
          <table:table-cell table:style-name="ce48" table:formula="of:=HEX2DEC([.C49])" office:value-type="float" office:value="194">
            <text:p>194</text:p>
          </table:table-cell>
          <table:table-cell table:style-name="ce48" table:formula="of:=HEX2DEC([.D49])" office:value-type="float" office:value="195">
            <text:p>195</text:p>
          </table:table-cell>
          <table:table-cell table:style-name="ce51" table:formula="of:=IF(AND([.E49]&gt;=0;[.E49]&lt;=31);&quot;+64&quot;;IF(AND([.E49]&gt;=32;[.E49]&lt;=63);&quot;0&quot;;IF(AND([.E49]&gt;=64;[.E49]&lt;=95);&quot;+128&quot;;IF(AND([.E49]&gt;=96;[.E49]&lt;=127);&quot;+64&quot;;IF(AND([.E49]&gt;=128;[.E49]&lt;=159);&quot;-64&quot;;IF(AND([.E49]&gt;=160;[.E49]&lt;=191);&quot;-128&quot;;IF(AND([.E49]&gt;=192;[.E49]&lt;=254);&quot;0&quot;;IF(AND([.E49]=255);&quot;-64&quot;;&quot;&quot;))))))))" office:value-type="string" office:string-value="0">
            <text:p>0</text:p>
          </table:table-cell>
          <table:table-cell table:style-name="ce52" table:formula="of:=IF(AND([.F49]&gt;=0;[.F49]&lt;=31);&quot;+64&quot;;IF(AND([.F49]&gt;=32;[.F49]&lt;=63);&quot;0&quot;;IF(AND([.F49]&gt;=64;[.F49]&lt;=95);&quot;+128&quot;;IF(AND([.F49]&gt;=96;[.F49]&lt;=127);&quot;+64&quot;;IF(AND([.F49]&gt;=128;[.F49]&lt;=159);&quot;-64&quot;;IF(AND([.F49]&gt;=160;[.F49]&lt;=191);&quot;-128&quot;;IF(AND([.F49]&gt;=192;[.F49]&lt;=254);&quot;0&quot;;IF(AND([.F49]=255);&quot;-64&quot;;&quot;&quot;))))))))" office:value-type="string" office:string-value="0">
            <text:p>0</text:p>
          </table:table-cell>
          <table:table-cell table:style-name="ce52" table:formula="of:=IF(AND([.G49]&gt;=0;[.G49]&lt;=31);&quot;+64&quot;;IF(AND([.G49]&gt;=32;[.G49]&lt;=63);&quot;0&quot;;IF(AND([.G49]&gt;=64;[.G49]&lt;=95);&quot;+128&quot;;IF(AND([.G49]&gt;=96;[.G49]&lt;=127);&quot;+64&quot;;IF(AND([.G49]&gt;=128;[.G49]&lt;=159);&quot;-64&quot;;IF(AND([.G49]&gt;=160;[.G49]&lt;=191);&quot;-128&quot;;IF(AND([.G49]&gt;=192;[.G49]&lt;=254);&quot;0&quot;;IF(AND([.G49]=255);&quot;-64&quot;;&quot;&quot;))))))))" office:value-type="string" office:string-value="0">
            <text:p>0</text:p>
          </table:table-cell>
          <table:table-cell table:style-name="ce52" table:formula="of:=IF(AND([.H49]&gt;=0;[.H49]&lt;=31);&quot;+64&quot;;IF(AND([.H49]&gt;=32;[.H49]&lt;=63);&quot;0&quot;;IF(AND([.H49]&gt;=64;[.H49]&lt;=95);&quot;+128&quot;;IF(AND([.H49]&gt;=96;[.H49]&lt;=127);&quot;+64&quot;;IF(AND([.H49]&gt;=128;[.H49]&lt;=159);&quot;-64&quot;;IF(AND([.H49]&gt;=160;[.H49]&lt;=191);&quot;-128&quot;;IF(AND([.H49]&gt;=192;[.H49]&lt;=254);&quot;0&quot;;IF(AND([.H49]=255);&quot;-64&quot;;&quot;&quot;))))))))" office:value-type="string" office:string-value="0">
            <text:p>0</text:p>
          </table:table-cell>
          <table:table-cell table:style-name="ce55" table:formula="of:=MID(['Charpad Export'.B239];2;2)" office:value-type="string" office:string-value="0A">
            <text:p>0A</text:p>
          </table:table-cell>
          <table:table-cell table:style-name="ce48" table:formula="of:=HEX2DEC([.M49])" office:value-type="float" office:value="10">
            <text:p>10</text:p>
          </table:table-cell>
          <table:table-cell table:style-name="ce48" table:formula="of:=IF([.N49]=0;&quot;{black}&quot;;IF([.N49]=1;&quot;{white}&quot;;IF([.N49]=2;&quot;{red}&quot;;IF([.N49]=3;&quot;{cyan}&quot;;IF([.N49]=4;&quot;{purple}&quot;;IF([.N49]=5;&quot;{green}&quot;;IF([.N49]=6;&quot;{blue}&quot;;IF([.N49]=7;&quot;{yellow}&quot;;IF([.N49]=8;&quot;{orange}&quot;;IF([.N49]=9;&quot;{brown}&quot;;IF([.N49]=10;&quot;{lt. red}&quot;;IF([.N49]=11;&quot;{gray1}&quot;;IF([.N49]=12;&quot;{gray2}&quot;;IF([.N49]=13;&quot;{lt. green}&quot;;IF([.N49]=14;&quot;{lt. blue}&quot;;IF([.N49]=15;&quot;{gray3}&quot;))))))))))))))))" office:value-type="string" office:string-value="{lt. red}">
            <text:p>{lt. red}</text:p>
          </table:table-cell>
          <table:table-cell table:style-name="ce57" table:formula="of:=[.M49]" office:value-type="string" office:string-value="0A">
            <text:p>0A</text:p>
          </table:table-cell>
          <table:table-cell table:style-name="ce48" table:formula="of:=HEX2DEC([.P49])" office:value-type="float" office:value="10">
            <text:p>10</text:p>
          </table:table-cell>
          <table:table-cell table:style-name="ce48" table:formula="of:=IF([.Q49]=0;&quot;{black}&quot;;IF([.Q49]=1;&quot;{white}&quot;;IF([.Q49]=2;&quot;{red}&quot;;IF([.Q49]=3;&quot;{cyan}&quot;;IF([.Q49]=4;&quot;{purple}&quot;;IF([.Q49]=5;&quot;{green}&quot;;IF([.Q49]=6;&quot;{blue}&quot;;IF([.Q49]=7;&quot;{yellow}&quot;;IF([.Q49]=8;&quot;{orange}&quot;;IF([.Q49]=9;&quot;{brown}&quot;;IF([.Q49]=10;&quot;{lt. red}&quot;;IF([.Q49]=11;&quot;{gray1}&quot;;IF([.Q49]=12;&quot;{gray2}&quot;;IF([.Q49]=13;&quot;{lt. green}&quot;;IF([.Q49]=14;&quot;{lt. blue}&quot;;IF([.Q49]=15;&quot;{gray3}&quot;))))))))))))))))" office:value-type="string" office:string-value="{lt. red}">
            <text:p>{lt. red}</text:p>
          </table:table-cell>
          <table:table-cell table:style-name="ce57" table:formula="of:=[.M49]" office:value-type="string" office:string-value="0A">
            <text:p>0A</text:p>
          </table:table-cell>
          <table:table-cell table:style-name="ce48" table:formula="of:=HEX2DEC([.S49])" office:value-type="float" office:value="10">
            <text:p>10</text:p>
          </table:table-cell>
          <table:table-cell table:style-name="ce48" table:formula="of:=IF([.T49]=0;&quot;{black}&quot;;IF([.T49]=1;&quot;{white}&quot;;IF([.T49]=2;&quot;{red}&quot;;IF([.T49]=3;&quot;{cyan}&quot;;IF([.T49]=4;&quot;{purple}&quot;;IF([.T49]=5;&quot;{green}&quot;;IF([.T49]=6;&quot;{blue}&quot;;IF([.T49]=7;&quot;{yellow}&quot;;IF([.T49]=8;&quot;{orange}&quot;;IF([.T49]=9;&quot;{brown}&quot;;IF([.T49]=10;&quot;{lt. red}&quot;;IF([.T49]=11;&quot;{gray1}&quot;;IF([.T49]=12;&quot;{gray2}&quot;;IF([.T49]=13;&quot;{lt. green}&quot;;IF([.T49]=14;&quot;{lt. blue}&quot;;IF([.T49]=15;&quot;{gray3}&quot;))))))))))))))))" office:value-type="string" office:string-value="{lt. red}">
            <text:p>{lt. red}</text:p>
          </table:table-cell>
          <table:table-cell table:style-name="ce62" table:formula="of:=[.M49]" office:value-type="string" office:string-value="0A">
            <text:p>0A</text:p>
          </table:table-cell>
          <table:table-cell table:style-name="ce48" table:formula="of:=HEX2DEC([.V49])" office:value-type="float" office:value="10">
            <text:p>10</text:p>
          </table:table-cell>
          <table:table-cell table:style-name="ce48" table:formula="of:=IF([.W49]=0;&quot;{black}&quot;;IF([.W49]=1;&quot;{white}&quot;;IF([.W49]=2;&quot;{red}&quot;;IF([.W49]=3;&quot;{cyan}&quot;;IF([.W49]=4;&quot;{purple}&quot;;IF([.W49]=5;&quot;{green}&quot;;IF([.W49]=6;&quot;{blue}&quot;;IF([.W49]=7;&quot;{yellow}&quot;;IF([.W49]=8;&quot;{orange}&quot;;IF([.W49]=9;&quot;{brown}&quot;;IF([.W49]=10;&quot;{lt. red}&quot;;IF([.W49]=11;&quot;{gray1}&quot;;IF([.W49]=12;&quot;{gray2}&quot;;IF([.W49]=13;&quot;{lt. green}&quot;;IF([.W49]=14;&quot;{lt. blue}&quot;;IF([.W49]=15;&quot;{gray3}&quot;))))))))))))))))" office:value-type="string" office:string-value="{lt. red}">
            <text:p>{lt. red}</text:p>
          </table:table-cell>
          <table:table-cell table:style-name="ce66" office:value-type="string">
            <text:p>data"</text:p>
          </table:table-cell>
          <table:table-cell table:style-name="ce72" table:formula="of:=[.O49]" office:value-type="string" office:string-value="{lt. red}">
            <text:p>{lt. red}</text:p>
          </table:table-cell>
          <table:table-cell table:style-name="ce72" table:formula="of:=IF(AND([.E49]&gt;=128;[.E49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49]+[.I49]" office:value-type="float" office:value="192">
            <text:p>192</text:p>
          </table:table-cell>
          <table:table-cell table:style-name="ce72" office:value-type="string">
            <text:p>}</text:p>
          </table:table-cell>
          <table:table-cell table:style-name="ce72" table:formula="of:=IF(AND([.F49]&gt;=128;[.F49]&lt;=255);&quot;{rvrs on}&quot;;&quot;{rvrs off}&quot;)" office:value-type="string" office:string-value="{rvrs on}">
            <text:p>{rvrs on}</text:p>
          </table:table-cell>
          <table:table-cell table:style-name="ce72" table:formula="of:=[.R49]" office:value-type="string" office:string-value="{lt. red}">
            <text:p>{lt. red}</text:p>
          </table:table-cell>
          <table:table-cell table:style-name="ce72" office:value-type="string">
            <text:p>{</text:p>
          </table:table-cell>
          <table:table-cell table:style-name="ce72" table:formula="of:=[.F49]+[.J49]" office:value-type="float" office:value="193">
            <text:p>193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49]&gt;=128;[.G49]&lt;=255);&quot;{rvrs on}&quot;;&quot;{rvrs off}&quot;)" office:value-type="string" office:string-value="{rvrs on}">
            <text:p>{rvrs on}</text:p>
          </table:table-cell>
          <table:table-cell table:style-name="ce72" table:formula="of:=[.U49]" office:value-type="string" office:string-value="{lt. red}">
            <text:p>{lt. red}</text:p>
          </table:table-cell>
          <table:table-cell table:style-name="ce72" office:value-type="string">
            <text:p>{</text:p>
          </table:table-cell>
          <table:table-cell table:style-name="ce72" table:formula="of:=[.G49]+[.K49]" office:value-type="float" office:value="194">
            <text:p>194</text:p>
          </table:table-cell>
          <table:table-cell table:style-name="ce72" office:value-type="string">
            <text:p>}</text:p>
          </table:table-cell>
          <table:table-cell table:style-name="ce72" table:formula="of:=IF(AND([.H49]&gt;=128;[.H49]&lt;=255);&quot;{rvrs on}&quot;;&quot;{rvrs off}&quot;)" office:value-type="string" office:string-value="{rvrs on}">
            <text:p>{rvrs on}</text:p>
          </table:table-cell>
          <table:table-cell table:style-name="ce72" table:formula="of:=[.X49]" office:value-type="string" office:string-value="{lt. red}">
            <text:p>{lt. red}</text:p>
          </table:table-cell>
          <table:table-cell table:style-name="ce72" office:value-type="string">
            <text:p>{</text:p>
          </table:table-cell>
          <table:table-cell table:style-name="ce72" table:formula="of:=[.H49]+[.L49]" office:value-type="float" office:value="195">
            <text:p>195</text:p>
          </table:table-cell>
          <table:table-cell table:style-name="ce72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48">
            <text:p>48</text:p>
          </table:table-cell>
          <table:table-cell table:number-columns-repeated="6"/>
        </table:table-row>
        <table:table-row table:style-name="ro1">
          <table:table-cell table:style-name="ce40" table:formula="of:=MID(['Charpad Export'.F221];2;2)" office:value-type="string" office:string-value="C4">
            <text:p>C4</text:p>
          </table:table-cell>
          <table:table-cell table:style-name="ce40" table:formula="of:=MID(['Charpad Export'.G221];2;2)" office:value-type="string" office:string-value="C1">
            <text:p>C1</text:p>
          </table:table-cell>
          <table:table-cell table:style-name="ce40" table:formula="of:=MID(['Charpad Export'.H221];2;2)" office:value-type="string" office:string-value="C2">
            <text:p>C2</text:p>
          </table:table-cell>
          <table:table-cell table:style-name="ce40" table:formula="of:=MID(['Charpad Export'.I221];2;2)" office:value-type="string" office:string-value="C3">
            <text:p>C3</text:p>
          </table:table-cell>
          <table:table-cell table:style-name="ce47" table:formula="of:=HEX2DEC([.A50])" office:value-type="float" office:value="196">
            <text:p>196</text:p>
          </table:table-cell>
          <table:table-cell table:style-name="ce50" table:formula="of:=HEX2DEC([.B50])" office:value-type="float" office:value="193">
            <text:p>193</text:p>
          </table:table-cell>
          <table:table-cell table:style-name="ce50" table:formula="of:=HEX2DEC([.C50])" office:value-type="float" office:value="194">
            <text:p>194</text:p>
          </table:table-cell>
          <table:table-cell table:style-name="ce50" table:formula="of:=HEX2DEC([.D50])" office:value-type="float" office:value="195">
            <text:p>195</text:p>
          </table:table-cell>
          <table:table-cell table:style-name="ce51" table:formula="of:=IF(AND([.E50]&gt;=0;[.E50]&lt;=31);&quot;+64&quot;;IF(AND([.E50]&gt;=32;[.E50]&lt;=63);&quot;0&quot;;IF(AND([.E50]&gt;=64;[.E50]&lt;=95);&quot;+128&quot;;IF(AND([.E50]&gt;=96;[.E50]&lt;=127);&quot;+64&quot;;IF(AND([.E50]&gt;=128;[.E50]&lt;=159);&quot;-64&quot;;IF(AND([.E50]&gt;=160;[.E50]&lt;=191);&quot;-128&quot;;IF(AND([.E50]&gt;=192;[.E50]&lt;=254);&quot;0&quot;;IF(AND([.E50]=255);&quot;-64&quot;;&quot;&quot;))))))))" office:value-type="string" office:string-value="0">
            <text:p>0</text:p>
          </table:table-cell>
          <table:table-cell table:style-name="ce52" table:formula="of:=IF(AND([.F50]&gt;=0;[.F50]&lt;=31);&quot;+64&quot;;IF(AND([.F50]&gt;=32;[.F50]&lt;=63);&quot;0&quot;;IF(AND([.F50]&gt;=64;[.F50]&lt;=95);&quot;+128&quot;;IF(AND([.F50]&gt;=96;[.F50]&lt;=127);&quot;+64&quot;;IF(AND([.F50]&gt;=128;[.F50]&lt;=159);&quot;-64&quot;;IF(AND([.F50]&gt;=160;[.F50]&lt;=191);&quot;-128&quot;;IF(AND([.F50]&gt;=192;[.F50]&lt;=254);&quot;0&quot;;IF(AND([.F50]=255);&quot;-64&quot;;&quot;&quot;))))))))" office:value-type="string" office:string-value="0">
            <text:p>0</text:p>
          </table:table-cell>
          <table:table-cell table:style-name="ce52" table:formula="of:=IF(AND([.G50]&gt;=0;[.G50]&lt;=31);&quot;+64&quot;;IF(AND([.G50]&gt;=32;[.G50]&lt;=63);&quot;0&quot;;IF(AND([.G50]&gt;=64;[.G50]&lt;=95);&quot;+128&quot;;IF(AND([.G50]&gt;=96;[.G50]&lt;=127);&quot;+64&quot;;IF(AND([.G50]&gt;=128;[.G50]&lt;=159);&quot;-64&quot;;IF(AND([.G50]&gt;=160;[.G50]&lt;=191);&quot;-128&quot;;IF(AND([.G50]&gt;=192;[.G50]&lt;=254);&quot;0&quot;;IF(AND([.G50]=255);&quot;-64&quot;;&quot;&quot;))))))))" office:value-type="string" office:string-value="0">
            <text:p>0</text:p>
          </table:table-cell>
          <table:table-cell table:style-name="ce52" table:formula="of:=IF(AND([.H50]&gt;=0;[.H50]&lt;=31);&quot;+64&quot;;IF(AND([.H50]&gt;=32;[.H50]&lt;=63);&quot;0&quot;;IF(AND([.H50]&gt;=64;[.H50]&lt;=95);&quot;+128&quot;;IF(AND([.H50]&gt;=96;[.H50]&lt;=127);&quot;+64&quot;;IF(AND([.H50]&gt;=128;[.H50]&lt;=159);&quot;-64&quot;;IF(AND([.H50]&gt;=160;[.H50]&lt;=191);&quot;-128&quot;;IF(AND([.H50]&gt;=192;[.H50]&lt;=254);&quot;0&quot;;IF(AND([.H50]=255);&quot;-64&quot;;&quot;&quot;))))))))" office:value-type="string" office:string-value="0">
            <text:p>0</text:p>
          </table:table-cell>
          <table:table-cell table:style-name="ce56" table:formula="of:=MID(['Charpad Export'.C239];2;2)" office:value-type="string" office:string-value="0B">
            <text:p>0B</text:p>
          </table:table-cell>
          <table:table-cell table:style-name="ce50" table:formula="of:=HEX2DEC([.M50])" office:value-type="float" office:value="11">
            <text:p>11</text:p>
          </table:table-cell>
          <table:table-cell table:style-name="ce50" table:formula="of:=IF([.N50]=0;&quot;{black}&quot;;IF([.N50]=1;&quot;{white}&quot;;IF([.N50]=2;&quot;{red}&quot;;IF([.N50]=3;&quot;{cyan}&quot;;IF([.N50]=4;&quot;{purple}&quot;;IF([.N50]=5;&quot;{green}&quot;;IF([.N50]=6;&quot;{blue}&quot;;IF([.N50]=7;&quot;{yellow}&quot;;IF([.N50]=8;&quot;{orange}&quot;;IF([.N50]=9;&quot;{brown}&quot;;IF([.N50]=10;&quot;{lt. red}&quot;;IF([.N50]=11;&quot;{gray1}&quot;;IF([.N50]=12;&quot;{gray2}&quot;;IF([.N50]=13;&quot;{lt. green}&quot;;IF([.N50]=14;&quot;{lt. blue}&quot;;IF([.N50]=15;&quot;{gray3}&quot;))))))))))))))))" office:value-type="string" office:string-value="{gray1}">
            <text:p>{gray1}</text:p>
          </table:table-cell>
          <table:table-cell table:style-name="ce59" table:formula="of:=[.M50]" office:value-type="string" office:string-value="0B">
            <text:p>0B</text:p>
          </table:table-cell>
          <table:table-cell table:style-name="ce50" table:formula="of:=HEX2DEC([.P50])" office:value-type="float" office:value="11">
            <text:p>11</text:p>
          </table:table-cell>
          <table:table-cell table:style-name="ce50" table:formula="of:=IF([.Q50]=0;&quot;{black}&quot;;IF([.Q50]=1;&quot;{white}&quot;;IF([.Q50]=2;&quot;{red}&quot;;IF([.Q50]=3;&quot;{cyan}&quot;;IF([.Q50]=4;&quot;{purple}&quot;;IF([.Q50]=5;&quot;{green}&quot;;IF([.Q50]=6;&quot;{blue}&quot;;IF([.Q50]=7;&quot;{yellow}&quot;;IF([.Q50]=8;&quot;{orange}&quot;;IF([.Q50]=9;&quot;{brown}&quot;;IF([.Q50]=10;&quot;{lt. red}&quot;;IF([.Q50]=11;&quot;{gray1}&quot;;IF([.Q50]=12;&quot;{gray2}&quot;;IF([.Q50]=13;&quot;{lt. green}&quot;;IF([.Q50]=14;&quot;{lt. blue}&quot;;IF([.Q50]=15;&quot;{gray3}&quot;))))))))))))))))" office:value-type="string" office:string-value="{gray1}">
            <text:p>{gray1}</text:p>
          </table:table-cell>
          <table:table-cell table:style-name="ce59" table:formula="of:=[.M50]" office:value-type="string" office:string-value="0B">
            <text:p>0B</text:p>
          </table:table-cell>
          <table:table-cell table:style-name="ce50" table:formula="of:=HEX2DEC([.S50])" office:value-type="float" office:value="11">
            <text:p>11</text:p>
          </table:table-cell>
          <table:table-cell table:style-name="ce50" table:formula="of:=IF([.T50]=0;&quot;{black}&quot;;IF([.T50]=1;&quot;{white}&quot;;IF([.T50]=2;&quot;{red}&quot;;IF([.T50]=3;&quot;{cyan}&quot;;IF([.T50]=4;&quot;{purple}&quot;;IF([.T50]=5;&quot;{green}&quot;;IF([.T50]=6;&quot;{blue}&quot;;IF([.T50]=7;&quot;{yellow}&quot;;IF([.T50]=8;&quot;{orange}&quot;;IF([.T50]=9;&quot;{brown}&quot;;IF([.T50]=10;&quot;{lt. red}&quot;;IF([.T50]=11;&quot;{gray1}&quot;;IF([.T50]=12;&quot;{gray2}&quot;;IF([.T50]=13;&quot;{lt. green}&quot;;IF([.T50]=14;&quot;{lt. blue}&quot;;IF([.T50]=15;&quot;{gray3}&quot;))))))))))))))))" office:value-type="string" office:string-value="{gray1}">
            <text:p>{gray1}</text:p>
          </table:table-cell>
          <table:table-cell table:style-name="ce61" table:formula="of:=[.M50]" office:value-type="string" office:string-value="0B">
            <text:p>0B</text:p>
          </table:table-cell>
          <table:table-cell table:style-name="ce50" table:formula="of:=HEX2DEC([.V50])" office:value-type="float" office:value="11">
            <text:p>11</text:p>
          </table:table-cell>
          <table:table-cell table:style-name="ce50" table:formula="of:=IF([.W50]=0;&quot;{black}&quot;;IF([.W50]=1;&quot;{white}&quot;;IF([.W50]=2;&quot;{red}&quot;;IF([.W50]=3;&quot;{cyan}&quot;;IF([.W50]=4;&quot;{purple}&quot;;IF([.W50]=5;&quot;{green}&quot;;IF([.W50]=6;&quot;{blue}&quot;;IF([.W50]=7;&quot;{yellow}&quot;;IF([.W50]=8;&quot;{orange}&quot;;IF([.W50]=9;&quot;{brown}&quot;;IF([.W50]=10;&quot;{lt. red}&quot;;IF([.W50]=11;&quot;{gray1}&quot;;IF([.W50]=12;&quot;{gray2}&quot;;IF([.W50]=13;&quot;{lt. green}&quot;;IF([.W50]=14;&quot;{lt. blue}&quot;;IF([.W50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50]" office:value-type="string" office:string-value="{gray1}">
            <text:p>{gray1}</text:p>
          </table:table-cell>
          <table:table-cell table:style-name="ce73" table:formula="of:=IF(AND([.E50]&gt;=128;[.E50]&lt;=255);&quot;{rvrs on}&quot;;&quot;{rvrs off}&quot;)" office:value-type="string" office:string-value="{rvrs on}">
            <text:p>{rvrs on}</text:p>
          </table:table-cell>
          <table:table-cell table:style-name="ce73" office:value-type="string">
            <text:p>{</text:p>
          </table:table-cell>
          <table:table-cell table:style-name="ce73" table:formula="of:=[.E50]+[.I50]" office:value-type="float" office:value="196">
            <text:p>196</text:p>
          </table:table-cell>
          <table:table-cell table:style-name="ce73" office:value-type="string">
            <text:p>}</text:p>
          </table:table-cell>
          <table:table-cell table:style-name="ce73" table:formula="of:=IF(AND([.F50]&gt;=128;[.F50]&lt;=255);&quot;{rvrs on}&quot;;&quot;{rvrs off}&quot;)" office:value-type="string" office:string-value="{rvrs on}">
            <text:p>{rvrs on}</text:p>
          </table:table-cell>
          <table:table-cell table:style-name="ce73" table:formula="of:=[.R50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50]+[.J50]" office:value-type="float" office:value="193">
            <text:p>193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0]&gt;=128;[.G50]&lt;=255);&quot;{rvrs on}&quot;;&quot;{rvrs off}&quot;)" office:value-type="string" office:string-value="{rvrs on}">
            <text:p>{rvrs on}</text:p>
          </table:table-cell>
          <table:table-cell table:style-name="ce73" table:formula="of:=[.U50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50]+[.K50]" office:value-type="float" office:value="194">
            <text:p>194</text:p>
          </table:table-cell>
          <table:table-cell table:style-name="ce73" office:value-type="string">
            <text:p>}</text:p>
          </table:table-cell>
          <table:table-cell table:style-name="ce73" table:formula="of:=IF(AND([.H50]&gt;=128;[.H50]&lt;=255);&quot;{rvrs on}&quot;;&quot;{rvrs off}&quot;)" office:value-type="string" office:string-value="{rvrs on}">
            <text:p>{rvrs on}</text:p>
          </table:table-cell>
          <table:table-cell table:style-name="ce73" table:formula="of:=[.X50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50]+[.L50]" office:value-type="float" office:value="195">
            <text:p>195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49">
            <text:p>49</text:p>
          </table:table-cell>
          <table:table-cell table:number-columns-repeated="6"/>
        </table:table-row>
        <table:table-row table:style-name="ro1">
          <table:table-cell table:style-name="ce40" table:formula="of:=MID(['Charpad Export'.J221];2;2)" office:value-type="string" office:string-value="C5">
            <text:p>C5</text:p>
          </table:table-cell>
          <table:table-cell table:style-name="ce40" table:formula="of:=MID(['Charpad Export'.K221];2;2)" office:value-type="string" office:string-value="C6">
            <text:p>C6</text:p>
          </table:table-cell>
          <table:table-cell table:style-name="ce40" table:formula="of:=MID(['Charpad Export'.L221];2;2)" office:value-type="string" office:string-value="C7">
            <text:p>C7</text:p>
          </table:table-cell>
          <table:table-cell table:style-name="ce40" table:formula="of:=MID(['Charpad Export'.M221];2;2)" office:value-type="string" office:string-value="C8">
            <text:p>C8</text:p>
          </table:table-cell>
          <table:table-cell table:style-name="ce47" table:formula="of:=HEX2DEC([.A51])" office:value-type="float" office:value="197">
            <text:p>197</text:p>
          </table:table-cell>
          <table:table-cell table:style-name="ce50" table:formula="of:=HEX2DEC([.B51])" office:value-type="float" office:value="198">
            <text:p>198</text:p>
          </table:table-cell>
          <table:table-cell table:style-name="ce50" table:formula="of:=HEX2DEC([.C51])" office:value-type="float" office:value="199">
            <text:p>199</text:p>
          </table:table-cell>
          <table:table-cell table:style-name="ce50" table:formula="of:=HEX2DEC([.D51])" office:value-type="float" office:value="200">
            <text:p>200</text:p>
          </table:table-cell>
          <table:table-cell table:style-name="ce51" table:formula="of:=IF(AND([.E51]&gt;=0;[.E51]&lt;=31);&quot;+64&quot;;IF(AND([.E51]&gt;=32;[.E51]&lt;=63);&quot;0&quot;;IF(AND([.E51]&gt;=64;[.E51]&lt;=95);&quot;+128&quot;;IF(AND([.E51]&gt;=96;[.E51]&lt;=127);&quot;+64&quot;;IF(AND([.E51]&gt;=128;[.E51]&lt;=159);&quot;-64&quot;;IF(AND([.E51]&gt;=160;[.E51]&lt;=191);&quot;-128&quot;;IF(AND([.E51]&gt;=192;[.E51]&lt;=254);&quot;0&quot;;IF(AND([.E51]=255);&quot;-64&quot;;&quot;&quot;))))))))" office:value-type="string" office:string-value="0">
            <text:p>0</text:p>
          </table:table-cell>
          <table:table-cell table:style-name="ce52" table:formula="of:=IF(AND([.F51]&gt;=0;[.F51]&lt;=31);&quot;+64&quot;;IF(AND([.F51]&gt;=32;[.F51]&lt;=63);&quot;0&quot;;IF(AND([.F51]&gt;=64;[.F51]&lt;=95);&quot;+128&quot;;IF(AND([.F51]&gt;=96;[.F51]&lt;=127);&quot;+64&quot;;IF(AND([.F51]&gt;=128;[.F51]&lt;=159);&quot;-64&quot;;IF(AND([.F51]&gt;=160;[.F51]&lt;=191);&quot;-128&quot;;IF(AND([.F51]&gt;=192;[.F51]&lt;=254);&quot;0&quot;;IF(AND([.F51]=255);&quot;-64&quot;;&quot;&quot;))))))))" office:value-type="string" office:string-value="0">
            <text:p>0</text:p>
          </table:table-cell>
          <table:table-cell table:style-name="ce52" table:formula="of:=IF(AND([.G51]&gt;=0;[.G51]&lt;=31);&quot;+64&quot;;IF(AND([.G51]&gt;=32;[.G51]&lt;=63);&quot;0&quot;;IF(AND([.G51]&gt;=64;[.G51]&lt;=95);&quot;+128&quot;;IF(AND([.G51]&gt;=96;[.G51]&lt;=127);&quot;+64&quot;;IF(AND([.G51]&gt;=128;[.G51]&lt;=159);&quot;-64&quot;;IF(AND([.G51]&gt;=160;[.G51]&lt;=191);&quot;-128&quot;;IF(AND([.G51]&gt;=192;[.G51]&lt;=254);&quot;0&quot;;IF(AND([.G51]=255);&quot;-64&quot;;&quot;&quot;))))))))" office:value-type="string" office:string-value="0">
            <text:p>0</text:p>
          </table:table-cell>
          <table:table-cell table:style-name="ce52" table:formula="of:=IF(AND([.H51]&gt;=0;[.H51]&lt;=31);&quot;+64&quot;;IF(AND([.H51]&gt;=32;[.H51]&lt;=63);&quot;0&quot;;IF(AND([.H51]&gt;=64;[.H51]&lt;=95);&quot;+128&quot;;IF(AND([.H51]&gt;=96;[.H51]&lt;=127);&quot;+64&quot;;IF(AND([.H51]&gt;=128;[.H51]&lt;=159);&quot;-64&quot;;IF(AND([.H51]&gt;=160;[.H51]&lt;=191);&quot;-128&quot;;IF(AND([.H51]&gt;=192;[.H51]&lt;=254);&quot;0&quot;;IF(AND([.H51]=255);&quot;-64&quot;;&quot;&quot;))))))))" office:value-type="string" office:string-value="0">
            <text:p>0</text:p>
          </table:table-cell>
          <table:table-cell table:style-name="ce55" table:formula="of:=MID(['Charpad Export'.D239];2;2)" office:value-type="string" office:string-value="0D">
            <text:p>0D</text:p>
          </table:table-cell>
          <table:table-cell table:style-name="ce50" table:formula="of:=HEX2DEC([.M51])" office:value-type="float" office:value="13">
            <text:p>13</text:p>
          </table:table-cell>
          <table:table-cell table:style-name="ce50" table:formula="of:=IF([.N51]=0;&quot;{black}&quot;;IF([.N51]=1;&quot;{white}&quot;;IF([.N51]=2;&quot;{red}&quot;;IF([.N51]=3;&quot;{cyan}&quot;;IF([.N51]=4;&quot;{purple}&quot;;IF([.N51]=5;&quot;{green}&quot;;IF([.N51]=6;&quot;{blue}&quot;;IF([.N51]=7;&quot;{yellow}&quot;;IF([.N51]=8;&quot;{orange}&quot;;IF([.N51]=9;&quot;{brown}&quot;;IF([.N51]=10;&quot;{lt. red}&quot;;IF([.N51]=11;&quot;{gray1}&quot;;IF([.N51]=12;&quot;{gray2}&quot;;IF([.N51]=13;&quot;{lt. green}&quot;;IF([.N51]=14;&quot;{lt. blue}&quot;;IF([.N51]=15;&quot;{gray3}&quot;))))))))))))))))" office:value-type="string" office:string-value="{lt. green}">
            <text:p>{lt. green}</text:p>
          </table:table-cell>
          <table:table-cell table:style-name="ce57" table:formula="of:=[.M51]" office:value-type="string" office:string-value="0D">
            <text:p>0D</text:p>
          </table:table-cell>
          <table:table-cell table:style-name="ce50" table:formula="of:=HEX2DEC([.P51])" office:value-type="float" office:value="13">
            <text:p>13</text:p>
          </table:table-cell>
          <table:table-cell table:style-name="ce50" table:formula="of:=IF([.Q51]=0;&quot;{black}&quot;;IF([.Q51]=1;&quot;{white}&quot;;IF([.Q51]=2;&quot;{red}&quot;;IF([.Q51]=3;&quot;{cyan}&quot;;IF([.Q51]=4;&quot;{purple}&quot;;IF([.Q51]=5;&quot;{green}&quot;;IF([.Q51]=6;&quot;{blue}&quot;;IF([.Q51]=7;&quot;{yellow}&quot;;IF([.Q51]=8;&quot;{orange}&quot;;IF([.Q51]=9;&quot;{brown}&quot;;IF([.Q51]=10;&quot;{lt. red}&quot;;IF([.Q51]=11;&quot;{gray1}&quot;;IF([.Q51]=12;&quot;{gray2}&quot;;IF([.Q51]=13;&quot;{lt. green}&quot;;IF([.Q51]=14;&quot;{lt. blue}&quot;;IF([.Q51]=15;&quot;{gray3}&quot;))))))))))))))))" office:value-type="string" office:string-value="{lt. green}">
            <text:p>{lt. green}</text:p>
          </table:table-cell>
          <table:table-cell table:style-name="ce57" table:formula="of:=[.M51]" office:value-type="string" office:string-value="0D">
            <text:p>0D</text:p>
          </table:table-cell>
          <table:table-cell table:style-name="ce50" table:formula="of:=HEX2DEC([.S51])" office:value-type="float" office:value="13">
            <text:p>13</text:p>
          </table:table-cell>
          <table:table-cell table:style-name="ce50" table:formula="of:=IF([.T51]=0;&quot;{black}&quot;;IF([.T51]=1;&quot;{white}&quot;;IF([.T51]=2;&quot;{red}&quot;;IF([.T51]=3;&quot;{cyan}&quot;;IF([.T51]=4;&quot;{purple}&quot;;IF([.T51]=5;&quot;{green}&quot;;IF([.T51]=6;&quot;{blue}&quot;;IF([.T51]=7;&quot;{yellow}&quot;;IF([.T51]=8;&quot;{orange}&quot;;IF([.T51]=9;&quot;{brown}&quot;;IF([.T51]=10;&quot;{lt. red}&quot;;IF([.T51]=11;&quot;{gray1}&quot;;IF([.T51]=12;&quot;{gray2}&quot;;IF([.T51]=13;&quot;{lt. green}&quot;;IF([.T51]=14;&quot;{lt. blue}&quot;;IF([.T51]=15;&quot;{gray3}&quot;))))))))))))))))" office:value-type="string" office:string-value="{lt. green}">
            <text:p>{lt. green}</text:p>
          </table:table-cell>
          <table:table-cell table:style-name="ce62" table:formula="of:=[.M51]" office:value-type="string" office:string-value="0D">
            <text:p>0D</text:p>
          </table:table-cell>
          <table:table-cell table:style-name="ce50" table:formula="of:=HEX2DEC([.V51])" office:value-type="float" office:value="13">
            <text:p>13</text:p>
          </table:table-cell>
          <table:table-cell table:style-name="ce50" table:formula="of:=IF([.W51]=0;&quot;{black}&quot;;IF([.W51]=1;&quot;{white}&quot;;IF([.W51]=2;&quot;{red}&quot;;IF([.W51]=3;&quot;{cyan}&quot;;IF([.W51]=4;&quot;{purple}&quot;;IF([.W51]=5;&quot;{green}&quot;;IF([.W51]=6;&quot;{blue}&quot;;IF([.W51]=7;&quot;{yellow}&quot;;IF([.W51]=8;&quot;{orange}&quot;;IF([.W51]=9;&quot;{brown}&quot;;IF([.W51]=10;&quot;{lt. red}&quot;;IF([.W51]=11;&quot;{gray1}&quot;;IF([.W51]=12;&quot;{gray2}&quot;;IF([.W51]=13;&quot;{lt. green}&quot;;IF([.W51]=14;&quot;{lt. blue}&quot;;IF([.W51]=15;&quot;{gray3}&quot;))))))))))))))))" office:value-type="string" office:string-value="{lt. green}">
            <text:p>{lt. green}</text:p>
          </table:table-cell>
          <table:table-cell table:style-name="ce67" office:value-type="string">
            <text:p>data"</text:p>
          </table:table-cell>
          <table:table-cell table:style-name="ce73" table:formula="of:=[.O51]" office:value-type="string" office:string-value="{lt. green}">
            <text:p>{lt. green}</text:p>
          </table:table-cell>
          <table:table-cell table:style-name="ce73" table:formula="of:=IF(AND([.E51]&gt;=128;[.E51]&lt;=255);&quot;{rvrs on}&quot;;&quot;{rvrs off}&quot;)" office:value-type="string" office:string-value="{rvrs on}">
            <text:p>{rvrs on}</text:p>
          </table:table-cell>
          <table:table-cell table:style-name="ce73" office:value-type="string">
            <text:p>{</text:p>
          </table:table-cell>
          <table:table-cell table:style-name="ce73" table:formula="of:=[.E51]+[.I51]" office:value-type="float" office:value="197">
            <text:p>197</text:p>
          </table:table-cell>
          <table:table-cell table:style-name="ce73" office:value-type="string">
            <text:p>}</text:p>
          </table:table-cell>
          <table:table-cell table:style-name="ce73" table:formula="of:=IF(AND([.F51]&gt;=128;[.F51]&lt;=255);&quot;{rvrs on}&quot;;&quot;{rvrs off}&quot;)" office:value-type="string" office:string-value="{rvrs on}">
            <text:p>{rvrs on}</text:p>
          </table:table-cell>
          <table:table-cell table:style-name="ce73" table:formula="of:=[.R51]" office:value-type="string" office:string-value="{lt. green}">
            <text:p>{lt. green}</text:p>
          </table:table-cell>
          <table:table-cell table:style-name="ce73" office:value-type="string">
            <text:p>{</text:p>
          </table:table-cell>
          <table:table-cell table:style-name="ce73" table:formula="of:=[.F51]+[.J51]" office:value-type="float" office:value="198">
            <text:p>198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1]&gt;=128;[.G51]&lt;=255);&quot;{rvrs on}&quot;;&quot;{rvrs off}&quot;)" office:value-type="string" office:string-value="{rvrs on}">
            <text:p>{rvrs on}</text:p>
          </table:table-cell>
          <table:table-cell table:style-name="ce73" table:formula="of:=[.U51]" office:value-type="string" office:string-value="{lt. green}">
            <text:p>{lt. green}</text:p>
          </table:table-cell>
          <table:table-cell table:style-name="ce73" office:value-type="string">
            <text:p>{</text:p>
          </table:table-cell>
          <table:table-cell table:style-name="ce73" table:formula="of:=[.G51]+[.K51]" office:value-type="float" office:value="199">
            <text:p>199</text:p>
          </table:table-cell>
          <table:table-cell table:style-name="ce73" office:value-type="string">
            <text:p>}</text:p>
          </table:table-cell>
          <table:table-cell table:style-name="ce73" table:formula="of:=IF(AND([.H51]&gt;=128;[.H51]&lt;=255);&quot;{rvrs on}&quot;;&quot;{rvrs off}&quot;)" office:value-type="string" office:string-value="{rvrs on}">
            <text:p>{rvrs on}</text:p>
          </table:table-cell>
          <table:table-cell table:style-name="ce73" table:formula="of:=[.X51]" office:value-type="string" office:string-value="{lt. green}">
            <text:p>{lt. green}</text:p>
          </table:table-cell>
          <table:table-cell table:style-name="ce73" office:value-type="string">
            <text:p>{</text:p>
          </table:table-cell>
          <table:table-cell table:style-name="ce73" table:formula="of:=[.H51]+[.L51]" office:value-type="float" office:value="200">
            <text:p>200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style-name="ce40" table:formula="of:=MID(['Charpad Export'.N221];2;2)" office:value-type="string" office:string-value="C9">
            <text:p>C9</text:p>
          </table:table-cell>
          <table:table-cell table:style-name="ce40" table:formula="of:=MID(['Charpad Export'.O221];2;2)" office:value-type="string" office:string-value="CA">
            <text:p>CA</text:p>
          </table:table-cell>
          <table:table-cell table:style-name="ce40" table:formula="of:=MID(['Charpad Export'.P221];2;2)" office:value-type="string" office:string-value="CB">
            <text:p>CB</text:p>
          </table:table-cell>
          <table:table-cell table:style-name="ce40" table:formula="of:=MID(['Charpad Export'.Q221];2;2)" office:value-type="string" office:string-value="CC">
            <text:p>CC</text:p>
          </table:table-cell>
          <table:table-cell table:style-name="ce47" table:formula="of:=HEX2DEC([.A52])" office:value-type="float" office:value="201">
            <text:p>201</text:p>
          </table:table-cell>
          <table:table-cell table:style-name="ce50" table:formula="of:=HEX2DEC([.B52])" office:value-type="float" office:value="202">
            <text:p>202</text:p>
          </table:table-cell>
          <table:table-cell table:style-name="ce50" table:formula="of:=HEX2DEC([.C52])" office:value-type="float" office:value="203">
            <text:p>203</text:p>
          </table:table-cell>
          <table:table-cell table:style-name="ce50" table:formula="of:=HEX2DEC([.D52])" office:value-type="float" office:value="204">
            <text:p>204</text:p>
          </table:table-cell>
          <table:table-cell table:style-name="ce51" table:formula="of:=IF(AND([.E52]&gt;=0;[.E52]&lt;=31);&quot;+64&quot;;IF(AND([.E52]&gt;=32;[.E52]&lt;=63);&quot;0&quot;;IF(AND([.E52]&gt;=64;[.E52]&lt;=95);&quot;+128&quot;;IF(AND([.E52]&gt;=96;[.E52]&lt;=127);&quot;+64&quot;;IF(AND([.E52]&gt;=128;[.E52]&lt;=159);&quot;-64&quot;;IF(AND([.E52]&gt;=160;[.E52]&lt;=191);&quot;-128&quot;;IF(AND([.E52]&gt;=192;[.E52]&lt;=254);&quot;0&quot;;IF(AND([.E52]=255);&quot;-64&quot;;&quot;&quot;))))))))" office:value-type="string" office:string-value="0">
            <text:p>0</text:p>
          </table:table-cell>
          <table:table-cell table:style-name="ce52" table:formula="of:=IF(AND([.F52]&gt;=0;[.F52]&lt;=31);&quot;+64&quot;;IF(AND([.F52]&gt;=32;[.F52]&lt;=63);&quot;0&quot;;IF(AND([.F52]&gt;=64;[.F52]&lt;=95);&quot;+128&quot;;IF(AND([.F52]&gt;=96;[.F52]&lt;=127);&quot;+64&quot;;IF(AND([.F52]&gt;=128;[.F52]&lt;=159);&quot;-64&quot;;IF(AND([.F52]&gt;=160;[.F52]&lt;=191);&quot;-128&quot;;IF(AND([.F52]&gt;=192;[.F52]&lt;=254);&quot;0&quot;;IF(AND([.F52]=255);&quot;-64&quot;;&quot;&quot;))))))))" office:value-type="string" office:string-value="0">
            <text:p>0</text:p>
          </table:table-cell>
          <table:table-cell table:style-name="ce52" table:formula="of:=IF(AND([.G52]&gt;=0;[.G52]&lt;=31);&quot;+64&quot;;IF(AND([.G52]&gt;=32;[.G52]&lt;=63);&quot;0&quot;;IF(AND([.G52]&gt;=64;[.G52]&lt;=95);&quot;+128&quot;;IF(AND([.G52]&gt;=96;[.G52]&lt;=127);&quot;+64&quot;;IF(AND([.G52]&gt;=128;[.G52]&lt;=159);&quot;-64&quot;;IF(AND([.G52]&gt;=160;[.G52]&lt;=191);&quot;-128&quot;;IF(AND([.G52]&gt;=192;[.G52]&lt;=254);&quot;0&quot;;IF(AND([.G52]=255);&quot;-64&quot;;&quot;&quot;))))))))" office:value-type="string" office:string-value="0">
            <text:p>0</text:p>
          </table:table-cell>
          <table:table-cell table:style-name="ce52" table:formula="of:=IF(AND([.H52]&gt;=0;[.H52]&lt;=31);&quot;+64&quot;;IF(AND([.H52]&gt;=32;[.H52]&lt;=63);&quot;0&quot;;IF(AND([.H52]&gt;=64;[.H52]&lt;=95);&quot;+128&quot;;IF(AND([.H52]&gt;=96;[.H52]&lt;=127);&quot;+64&quot;;IF(AND([.H52]&gt;=128;[.H52]&lt;=159);&quot;-64&quot;;IF(AND([.H52]&gt;=160;[.H52]&lt;=191);&quot;-128&quot;;IF(AND([.H52]&gt;=192;[.H52]&lt;=254);&quot;0&quot;;IF(AND([.H52]=255);&quot;-64&quot;;&quot;&quot;))))))))" office:value-type="string" office:string-value="0">
            <text:p>0</text:p>
          </table:table-cell>
          <table:table-cell table:style-name="ce56" table:formula="of:=MID(['Charpad Export'.E239];2;2)" office:value-type="string" office:string-value="0C">
            <text:p>0C</text:p>
          </table:table-cell>
          <table:table-cell table:style-name="ce50" table:formula="of:=HEX2DEC([.M52])" office:value-type="float" office:value="12">
            <text:p>12</text:p>
          </table:table-cell>
          <table:table-cell table:style-name="ce50" table:formula="of:=IF([.N52]=0;&quot;{black}&quot;;IF([.N52]=1;&quot;{white}&quot;;IF([.N52]=2;&quot;{red}&quot;;IF([.N52]=3;&quot;{cyan}&quot;;IF([.N52]=4;&quot;{purple}&quot;;IF([.N52]=5;&quot;{green}&quot;;IF([.N52]=6;&quot;{blue}&quot;;IF([.N52]=7;&quot;{yellow}&quot;;IF([.N52]=8;&quot;{orange}&quot;;IF([.N52]=9;&quot;{brown}&quot;;IF([.N52]=10;&quot;{lt. red}&quot;;IF([.N52]=11;&quot;{gray1}&quot;;IF([.N52]=12;&quot;{gray2}&quot;;IF([.N52]=13;&quot;{lt. green}&quot;;IF([.N52]=14;&quot;{lt. blue}&quot;;IF([.N52]=15;&quot;{gray3}&quot;))))))))))))))))" office:value-type="string" office:string-value="{gray2}">
            <text:p>{gray2}</text:p>
          </table:table-cell>
          <table:table-cell table:style-name="ce59" table:formula="of:=[.M52]" office:value-type="string" office:string-value="0C">
            <text:p>0C</text:p>
          </table:table-cell>
          <table:table-cell table:style-name="ce50" table:formula="of:=HEX2DEC([.P52])" office:value-type="float" office:value="12">
            <text:p>12</text:p>
          </table:table-cell>
          <table:table-cell table:style-name="ce50" table:formula="of:=IF([.Q52]=0;&quot;{black}&quot;;IF([.Q52]=1;&quot;{white}&quot;;IF([.Q52]=2;&quot;{red}&quot;;IF([.Q52]=3;&quot;{cyan}&quot;;IF([.Q52]=4;&quot;{purple}&quot;;IF([.Q52]=5;&quot;{green}&quot;;IF([.Q52]=6;&quot;{blue}&quot;;IF([.Q52]=7;&quot;{yellow}&quot;;IF([.Q52]=8;&quot;{orange}&quot;;IF([.Q52]=9;&quot;{brown}&quot;;IF([.Q52]=10;&quot;{lt. red}&quot;;IF([.Q52]=11;&quot;{gray1}&quot;;IF([.Q52]=12;&quot;{gray2}&quot;;IF([.Q52]=13;&quot;{lt. green}&quot;;IF([.Q52]=14;&quot;{lt. blue}&quot;;IF([.Q52]=15;&quot;{gray3}&quot;))))))))))))))))" office:value-type="string" office:string-value="{gray2}">
            <text:p>{gray2}</text:p>
          </table:table-cell>
          <table:table-cell table:style-name="ce59" table:formula="of:=[.M52]" office:value-type="string" office:string-value="0C">
            <text:p>0C</text:p>
          </table:table-cell>
          <table:table-cell table:style-name="ce50" table:formula="of:=HEX2DEC([.S52])" office:value-type="float" office:value="12">
            <text:p>12</text:p>
          </table:table-cell>
          <table:table-cell table:style-name="ce50" table:formula="of:=IF([.T52]=0;&quot;{black}&quot;;IF([.T52]=1;&quot;{white}&quot;;IF([.T52]=2;&quot;{red}&quot;;IF([.T52]=3;&quot;{cyan}&quot;;IF([.T52]=4;&quot;{purple}&quot;;IF([.T52]=5;&quot;{green}&quot;;IF([.T52]=6;&quot;{blue}&quot;;IF([.T52]=7;&quot;{yellow}&quot;;IF([.T52]=8;&quot;{orange}&quot;;IF([.T52]=9;&quot;{brown}&quot;;IF([.T52]=10;&quot;{lt. red}&quot;;IF([.T52]=11;&quot;{gray1}&quot;;IF([.T52]=12;&quot;{gray2}&quot;;IF([.T52]=13;&quot;{lt. green}&quot;;IF([.T52]=14;&quot;{lt. blue}&quot;;IF([.T52]=15;&quot;{gray3}&quot;))))))))))))))))" office:value-type="string" office:string-value="{gray2}">
            <text:p>{gray2}</text:p>
          </table:table-cell>
          <table:table-cell table:style-name="ce61" table:formula="of:=[.M52]" office:value-type="string" office:string-value="0C">
            <text:p>0C</text:p>
          </table:table-cell>
          <table:table-cell table:style-name="ce50" table:formula="of:=HEX2DEC([.V52])" office:value-type="float" office:value="12">
            <text:p>12</text:p>
          </table:table-cell>
          <table:table-cell table:style-name="ce50" table:formula="of:=IF([.W52]=0;&quot;{black}&quot;;IF([.W52]=1;&quot;{white}&quot;;IF([.W52]=2;&quot;{red}&quot;;IF([.W52]=3;&quot;{cyan}&quot;;IF([.W52]=4;&quot;{purple}&quot;;IF([.W52]=5;&quot;{green}&quot;;IF([.W52]=6;&quot;{blue}&quot;;IF([.W52]=7;&quot;{yellow}&quot;;IF([.W52]=8;&quot;{orange}&quot;;IF([.W52]=9;&quot;{brown}&quot;;IF([.W52]=10;&quot;{lt. red}&quot;;IF([.W52]=11;&quot;{gray1}&quot;;IF([.W52]=12;&quot;{gray2}&quot;;IF([.W52]=13;&quot;{lt. green}&quot;;IF([.W52]=14;&quot;{lt. blue}&quot;;IF([.W52]=15;&quot;{gray3}&quot;))))))))))))))))" office:value-type="string" office:string-value="{gray2}">
            <text:p>{gray2}</text:p>
          </table:table-cell>
          <table:table-cell table:style-name="ce67" office:value-type="string">
            <text:p>data"</text:p>
          </table:table-cell>
          <table:table-cell table:style-name="ce73" table:formula="of:=[.O52]" office:value-type="string" office:string-value="{gray2}">
            <text:p>{gray2}</text:p>
          </table:table-cell>
          <table:table-cell table:style-name="ce73" table:formula="of:=IF(AND([.E52]&gt;=128;[.E52]&lt;=255);&quot;{rvrs on}&quot;;&quot;{rvrs off}&quot;)" office:value-type="string" office:string-value="{rvrs on}">
            <text:p>{rvrs on}</text:p>
          </table:table-cell>
          <table:table-cell table:style-name="ce73" office:value-type="string">
            <text:p>{</text:p>
          </table:table-cell>
          <table:table-cell table:style-name="ce73" table:formula="of:=[.E52]+[.I52]" office:value-type="float" office:value="201">
            <text:p>201</text:p>
          </table:table-cell>
          <table:table-cell table:style-name="ce73" office:value-type="string">
            <text:p>}</text:p>
          </table:table-cell>
          <table:table-cell table:style-name="ce73" table:formula="of:=IF(AND([.F52]&gt;=128;[.F52]&lt;=255);&quot;{rvrs on}&quot;;&quot;{rvrs off}&quot;)" office:value-type="string" office:string-value="{rvrs on}">
            <text:p>{rvrs on}</text:p>
          </table:table-cell>
          <table:table-cell table:style-name="ce73" table:formula="of:=[.R52]" office:value-type="string" office:string-value="{gray2}">
            <text:p>{gray2}</text:p>
          </table:table-cell>
          <table:table-cell table:style-name="ce73" office:value-type="string">
            <text:p>{</text:p>
          </table:table-cell>
          <table:table-cell table:style-name="ce73" table:formula="of:=[.F52]+[.J52]" office:value-type="float" office:value="202">
            <text:p>20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2]&gt;=128;[.G52]&lt;=255);&quot;{rvrs on}&quot;;&quot;{rvrs off}&quot;)" office:value-type="string" office:string-value="{rvrs on}">
            <text:p>{rvrs on}</text:p>
          </table:table-cell>
          <table:table-cell table:style-name="ce73" table:formula="of:=[.U52]" office:value-type="string" office:string-value="{gray2}">
            <text:p>{gray2}</text:p>
          </table:table-cell>
          <table:table-cell table:style-name="ce73" office:value-type="string">
            <text:p>{</text:p>
          </table:table-cell>
          <table:table-cell table:style-name="ce73" table:formula="of:=[.G52]+[.K52]" office:value-type="float" office:value="203">
            <text:p>203</text:p>
          </table:table-cell>
          <table:table-cell table:style-name="ce73" office:value-type="string">
            <text:p>}</text:p>
          </table:table-cell>
          <table:table-cell table:style-name="ce73" table:formula="of:=IF(AND([.H52]&gt;=128;[.H52]&lt;=255);&quot;{rvrs on}&quot;;&quot;{rvrs off}&quot;)" office:value-type="string" office:string-value="{rvrs on}">
            <text:p>{rvrs on}</text:p>
          </table:table-cell>
          <table:table-cell table:style-name="ce73" table:formula="of:=[.X52]" office:value-type="string" office:string-value="{gray2}">
            <text:p>{gray2}</text:p>
          </table:table-cell>
          <table:table-cell table:style-name="ce73" office:value-type="string">
            <text:p>{</text:p>
          </table:table-cell>
          <table:table-cell table:style-name="ce73" table:formula="of:=[.H52]+[.L52]" office:value-type="float" office:value="204">
            <text:p>204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1">
            <text:p>51</text:p>
          </table:table-cell>
          <table:table-cell table:number-columns-repeated="6"/>
        </table:table-row>
        <table:table-row table:style-name="ro1">
          <table:table-cell table:style-name="ce39" table:formula="of:=MID(['Charpad Export'.B222];2;2)" office:value-type="string" office:string-value="CD">
            <text:p>CD</text:p>
          </table:table-cell>
          <table:table-cell table:style-name="ce39" table:formula="of:=MID(['Charpad Export'.C222];2;2)" office:value-type="string" office:string-value="CE">
            <text:p>CE</text:p>
          </table:table-cell>
          <table:table-cell table:style-name="ce39" table:formula="of:=MID(['Charpad Export'.D222];2;2)" office:value-type="string" office:string-value="CF">
            <text:p>CF</text:p>
          </table:table-cell>
          <table:table-cell table:style-name="ce39" table:formula="of:=MID(['Charpad Export'.E222];2;2)" office:value-type="string" office:string-value="D0">
            <text:p>D0</text:p>
          </table:table-cell>
          <table:table-cell table:style-name="ce47" table:formula="of:=HEX2DEC([.A53])" office:value-type="float" office:value="205">
            <text:p>205</text:p>
          </table:table-cell>
          <table:table-cell table:style-name="ce50" table:formula="of:=HEX2DEC([.B53])" office:value-type="float" office:value="206">
            <text:p>206</text:p>
          </table:table-cell>
          <table:table-cell table:style-name="ce50" table:formula="of:=HEX2DEC([.C53])" office:value-type="float" office:value="207">
            <text:p>207</text:p>
          </table:table-cell>
          <table:table-cell table:style-name="ce50" table:formula="of:=HEX2DEC([.D53])" office:value-type="float" office:value="208">
            <text:p>208</text:p>
          </table:table-cell>
          <table:table-cell table:style-name="ce51" table:formula="of:=IF(AND([.E53]&gt;=0;[.E53]&lt;=31);&quot;+64&quot;;IF(AND([.E53]&gt;=32;[.E53]&lt;=63);&quot;0&quot;;IF(AND([.E53]&gt;=64;[.E53]&lt;=95);&quot;+128&quot;;IF(AND([.E53]&gt;=96;[.E53]&lt;=127);&quot;+64&quot;;IF(AND([.E53]&gt;=128;[.E53]&lt;=159);&quot;-64&quot;;IF(AND([.E53]&gt;=160;[.E53]&lt;=191);&quot;-128&quot;;IF(AND([.E53]&gt;=192;[.E53]&lt;=254);&quot;0&quot;;IF(AND([.E53]=255);&quot;-64&quot;;&quot;&quot;))))))))" office:value-type="string" office:string-value="0">
            <text:p>0</text:p>
          </table:table-cell>
          <table:table-cell table:style-name="ce52" table:formula="of:=IF(AND([.F53]&gt;=0;[.F53]&lt;=31);&quot;+64&quot;;IF(AND([.F53]&gt;=32;[.F53]&lt;=63);&quot;0&quot;;IF(AND([.F53]&gt;=64;[.F53]&lt;=95);&quot;+128&quot;;IF(AND([.F53]&gt;=96;[.F53]&lt;=127);&quot;+64&quot;;IF(AND([.F53]&gt;=128;[.F53]&lt;=159);&quot;-64&quot;;IF(AND([.F53]&gt;=160;[.F53]&lt;=191);&quot;-128&quot;;IF(AND([.F53]&gt;=192;[.F53]&lt;=254);&quot;0&quot;;IF(AND([.F53]=255);&quot;-64&quot;;&quot;&quot;))))))))" office:value-type="string" office:string-value="0">
            <text:p>0</text:p>
          </table:table-cell>
          <table:table-cell table:style-name="ce52" table:formula="of:=IF(AND([.G53]&gt;=0;[.G53]&lt;=31);&quot;+64&quot;;IF(AND([.G53]&gt;=32;[.G53]&lt;=63);&quot;0&quot;;IF(AND([.G53]&gt;=64;[.G53]&lt;=95);&quot;+128&quot;;IF(AND([.G53]&gt;=96;[.G53]&lt;=127);&quot;+64&quot;;IF(AND([.G53]&gt;=128;[.G53]&lt;=159);&quot;-64&quot;;IF(AND([.G53]&gt;=160;[.G53]&lt;=191);&quot;-128&quot;;IF(AND([.G53]&gt;=192;[.G53]&lt;=254);&quot;0&quot;;IF(AND([.G53]=255);&quot;-64&quot;;&quot;&quot;))))))))" office:value-type="string" office:string-value="0">
            <text:p>0</text:p>
          </table:table-cell>
          <table:table-cell table:style-name="ce52" table:formula="of:=IF(AND([.H53]&gt;=0;[.H53]&lt;=31);&quot;+64&quot;;IF(AND([.H53]&gt;=32;[.H53]&lt;=63);&quot;0&quot;;IF(AND([.H53]&gt;=64;[.H53]&lt;=95);&quot;+128&quot;;IF(AND([.H53]&gt;=96;[.H53]&lt;=127);&quot;+64&quot;;IF(AND([.H53]&gt;=128;[.H53]&lt;=159);&quot;-64&quot;;IF(AND([.H53]&gt;=160;[.H53]&lt;=191);&quot;-128&quot;;IF(AND([.H53]&gt;=192;[.H53]&lt;=254);&quot;0&quot;;IF(AND([.H53]=255);&quot;-64&quot;;&quot;&quot;))))))))" office:value-type="string" office:string-value="0">
            <text:p>0</text:p>
          </table:table-cell>
          <table:table-cell table:style-name="ce55" table:formula="of:=MID(['Charpad Export'.F239];2;2)" office:value-type="string" office:string-value="0B">
            <text:p>0B</text:p>
          </table:table-cell>
          <table:table-cell table:style-name="ce50" table:formula="of:=HEX2DEC([.M53])" office:value-type="float" office:value="11">
            <text:p>11</text:p>
          </table:table-cell>
          <table:table-cell table:style-name="ce50" table:formula="of:=IF([.N53]=0;&quot;{black}&quot;;IF([.N53]=1;&quot;{white}&quot;;IF([.N53]=2;&quot;{red}&quot;;IF([.N53]=3;&quot;{cyan}&quot;;IF([.N53]=4;&quot;{purple}&quot;;IF([.N53]=5;&quot;{green}&quot;;IF([.N53]=6;&quot;{blue}&quot;;IF([.N53]=7;&quot;{yellow}&quot;;IF([.N53]=8;&quot;{orange}&quot;;IF([.N53]=9;&quot;{brown}&quot;;IF([.N53]=10;&quot;{lt. red}&quot;;IF([.N53]=11;&quot;{gray1}&quot;;IF([.N53]=12;&quot;{gray2}&quot;;IF([.N53]=13;&quot;{lt. green}&quot;;IF([.N53]=14;&quot;{lt. blue}&quot;;IF([.N53]=15;&quot;{gray3}&quot;))))))))))))))))" office:value-type="string" office:string-value="{gray1}">
            <text:p>{gray1}</text:p>
          </table:table-cell>
          <table:table-cell table:style-name="ce57" table:formula="of:=[.M53]" office:value-type="string" office:string-value="0B">
            <text:p>0B</text:p>
          </table:table-cell>
          <table:table-cell table:style-name="ce50" table:formula="of:=HEX2DEC([.P53])" office:value-type="float" office:value="11">
            <text:p>11</text:p>
          </table:table-cell>
          <table:table-cell table:style-name="ce50" table:formula="of:=IF([.Q53]=0;&quot;{black}&quot;;IF([.Q53]=1;&quot;{white}&quot;;IF([.Q53]=2;&quot;{red}&quot;;IF([.Q53]=3;&quot;{cyan}&quot;;IF([.Q53]=4;&quot;{purple}&quot;;IF([.Q53]=5;&quot;{green}&quot;;IF([.Q53]=6;&quot;{blue}&quot;;IF([.Q53]=7;&quot;{yellow}&quot;;IF([.Q53]=8;&quot;{orange}&quot;;IF([.Q53]=9;&quot;{brown}&quot;;IF([.Q53]=10;&quot;{lt. red}&quot;;IF([.Q53]=11;&quot;{gray1}&quot;;IF([.Q53]=12;&quot;{gray2}&quot;;IF([.Q53]=13;&quot;{lt. green}&quot;;IF([.Q53]=14;&quot;{lt. blue}&quot;;IF([.Q53]=15;&quot;{gray3}&quot;))))))))))))))))" office:value-type="string" office:string-value="{gray1}">
            <text:p>{gray1}</text:p>
          </table:table-cell>
          <table:table-cell table:style-name="ce57" table:formula="of:=[.M53]" office:value-type="string" office:string-value="0B">
            <text:p>0B</text:p>
          </table:table-cell>
          <table:table-cell table:style-name="ce50" table:formula="of:=HEX2DEC([.S53])" office:value-type="float" office:value="11">
            <text:p>11</text:p>
          </table:table-cell>
          <table:table-cell table:style-name="ce50" table:formula="of:=IF([.T53]=0;&quot;{black}&quot;;IF([.T53]=1;&quot;{white}&quot;;IF([.T53]=2;&quot;{red}&quot;;IF([.T53]=3;&quot;{cyan}&quot;;IF([.T53]=4;&quot;{purple}&quot;;IF([.T53]=5;&quot;{green}&quot;;IF([.T53]=6;&quot;{blue}&quot;;IF([.T53]=7;&quot;{yellow}&quot;;IF([.T53]=8;&quot;{orange}&quot;;IF([.T53]=9;&quot;{brown}&quot;;IF([.T53]=10;&quot;{lt. red}&quot;;IF([.T53]=11;&quot;{gray1}&quot;;IF([.T53]=12;&quot;{gray2}&quot;;IF([.T53]=13;&quot;{lt. green}&quot;;IF([.T53]=14;&quot;{lt. blue}&quot;;IF([.T53]=15;&quot;{gray3}&quot;))))))))))))))))" office:value-type="string" office:string-value="{gray1}">
            <text:p>{gray1}</text:p>
          </table:table-cell>
          <table:table-cell table:style-name="ce62" table:formula="of:=[.M53]" office:value-type="string" office:string-value="0B">
            <text:p>0B</text:p>
          </table:table-cell>
          <table:table-cell table:style-name="ce50" table:formula="of:=HEX2DEC([.V53])" office:value-type="float" office:value="11">
            <text:p>11</text:p>
          </table:table-cell>
          <table:table-cell table:style-name="ce50" table:formula="of:=IF([.W53]=0;&quot;{black}&quot;;IF([.W53]=1;&quot;{white}&quot;;IF([.W53]=2;&quot;{red}&quot;;IF([.W53]=3;&quot;{cyan}&quot;;IF([.W53]=4;&quot;{purple}&quot;;IF([.W53]=5;&quot;{green}&quot;;IF([.W53]=6;&quot;{blue}&quot;;IF([.W53]=7;&quot;{yellow}&quot;;IF([.W53]=8;&quot;{orange}&quot;;IF([.W53]=9;&quot;{brown}&quot;;IF([.W53]=10;&quot;{lt. red}&quot;;IF([.W53]=11;&quot;{gray1}&quot;;IF([.W53]=12;&quot;{gray2}&quot;;IF([.W53]=13;&quot;{lt. green}&quot;;IF([.W53]=14;&quot;{lt. blue}&quot;;IF([.W53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53]" office:value-type="string" office:string-value="{gray1}">
            <text:p>{gray1}</text:p>
          </table:table-cell>
          <table:table-cell table:style-name="ce73" table:formula="of:=IF(AND([.E53]&gt;=128;[.E53]&lt;=255);&quot;{rvrs on}&quot;;&quot;{rvrs off}&quot;)" office:value-type="string" office:string-value="{rvrs on}">
            <text:p>{rvrs on}</text:p>
          </table:table-cell>
          <table:table-cell table:style-name="ce73" office:value-type="string">
            <text:p>{</text:p>
          </table:table-cell>
          <table:table-cell table:style-name="ce73" table:formula="of:=[.E53]+[.I53]" office:value-type="float" office:value="205">
            <text:p>205</text:p>
          </table:table-cell>
          <table:table-cell table:style-name="ce73" office:value-type="string">
            <text:p>}</text:p>
          </table:table-cell>
          <table:table-cell table:style-name="ce73" table:formula="of:=IF(AND([.F53]&gt;=128;[.F53]&lt;=255);&quot;{rvrs on}&quot;;&quot;{rvrs off}&quot;)" office:value-type="string" office:string-value="{rvrs on}">
            <text:p>{rvrs on}</text:p>
          </table:table-cell>
          <table:table-cell table:style-name="ce73" table:formula="of:=[.R53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53]+[.J53]" office:value-type="float" office:value="206">
            <text:p>206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3]&gt;=128;[.G53]&lt;=255);&quot;{rvrs on}&quot;;&quot;{rvrs off}&quot;)" office:value-type="string" office:string-value="{rvrs on}">
            <text:p>{rvrs on}</text:p>
          </table:table-cell>
          <table:table-cell table:style-name="ce73" table:formula="of:=[.U53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53]+[.K53]" office:value-type="float" office:value="207">
            <text:p>207</text:p>
          </table:table-cell>
          <table:table-cell table:style-name="ce73" office:value-type="string">
            <text:p>}</text:p>
          </table:table-cell>
          <table:table-cell table:style-name="ce73" table:formula="of:=IF(AND([.H53]&gt;=128;[.H53]&lt;=255);&quot;{rvrs on}&quot;;&quot;{rvrs off}&quot;)" office:value-type="string" office:string-value="{rvrs on}">
            <text:p>{rvrs on}</text:p>
          </table:table-cell>
          <table:table-cell table:style-name="ce73" table:formula="of:=[.X53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53]+[.L53]" office:value-type="float" office:value="208">
            <text:p>208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2">
            <text:p>52</text:p>
          </table:table-cell>
          <table:table-cell table:number-columns-repeated="6"/>
        </table:table-row>
        <table:table-row table:style-name="ro1">
          <table:table-cell table:style-name="ce39" table:formula="of:=MID(['Charpad Export'.F222];2;2)" office:value-type="string" office:string-value="D1">
            <text:p>D1</text:p>
          </table:table-cell>
          <table:table-cell table:style-name="ce39" table:formula="of:=MID(['Charpad Export'.G222];2;2)" office:value-type="string" office:string-value="D2">
            <text:p>D2</text:p>
          </table:table-cell>
          <table:table-cell table:style-name="ce39" table:formula="of:=MID(['Charpad Export'.H222];2;2)" office:value-type="string" office:string-value="D3">
            <text:p>D3</text:p>
          </table:table-cell>
          <table:table-cell table:style-name="ce39" table:formula="of:=MID(['Charpad Export'.I222];2;2)" office:value-type="string" office:string-value="D4">
            <text:p>D4</text:p>
          </table:table-cell>
          <table:table-cell table:style-name="ce47" table:formula="of:=HEX2DEC([.A54])" office:value-type="float" office:value="209">
            <text:p>209</text:p>
          </table:table-cell>
          <table:table-cell table:style-name="ce50" table:formula="of:=HEX2DEC([.B54])" office:value-type="float" office:value="210">
            <text:p>210</text:p>
          </table:table-cell>
          <table:table-cell table:style-name="ce50" table:formula="of:=HEX2DEC([.C54])" office:value-type="float" office:value="211">
            <text:p>211</text:p>
          </table:table-cell>
          <table:table-cell table:style-name="ce50" table:formula="of:=HEX2DEC([.D54])" office:value-type="float" office:value="212">
            <text:p>212</text:p>
          </table:table-cell>
          <table:table-cell table:style-name="ce51" table:formula="of:=IF(AND([.E54]&gt;=0;[.E54]&lt;=31);&quot;+64&quot;;IF(AND([.E54]&gt;=32;[.E54]&lt;=63);&quot;0&quot;;IF(AND([.E54]&gt;=64;[.E54]&lt;=95);&quot;+128&quot;;IF(AND([.E54]&gt;=96;[.E54]&lt;=127);&quot;+64&quot;;IF(AND([.E54]&gt;=128;[.E54]&lt;=159);&quot;-64&quot;;IF(AND([.E54]&gt;=160;[.E54]&lt;=191);&quot;-128&quot;;IF(AND([.E54]&gt;=192;[.E54]&lt;=254);&quot;0&quot;;IF(AND([.E54]=255);&quot;-64&quot;;&quot;&quot;))))))))" office:value-type="string" office:string-value="0">
            <text:p>0</text:p>
          </table:table-cell>
          <table:table-cell table:style-name="ce52" table:formula="of:=IF(AND([.F54]&gt;=0;[.F54]&lt;=31);&quot;+64&quot;;IF(AND([.F54]&gt;=32;[.F54]&lt;=63);&quot;0&quot;;IF(AND([.F54]&gt;=64;[.F54]&lt;=95);&quot;+128&quot;;IF(AND([.F54]&gt;=96;[.F54]&lt;=127);&quot;+64&quot;;IF(AND([.F54]&gt;=128;[.F54]&lt;=159);&quot;-64&quot;;IF(AND([.F54]&gt;=160;[.F54]&lt;=191);&quot;-128&quot;;IF(AND([.F54]&gt;=192;[.F54]&lt;=254);&quot;0&quot;;IF(AND([.F54]=255);&quot;-64&quot;;&quot;&quot;))))))))" office:value-type="string" office:string-value="0">
            <text:p>0</text:p>
          </table:table-cell>
          <table:table-cell table:style-name="ce52" table:formula="of:=IF(AND([.G54]&gt;=0;[.G54]&lt;=31);&quot;+64&quot;;IF(AND([.G54]&gt;=32;[.G54]&lt;=63);&quot;0&quot;;IF(AND([.G54]&gt;=64;[.G54]&lt;=95);&quot;+128&quot;;IF(AND([.G54]&gt;=96;[.G54]&lt;=127);&quot;+64&quot;;IF(AND([.G54]&gt;=128;[.G54]&lt;=159);&quot;-64&quot;;IF(AND([.G54]&gt;=160;[.G54]&lt;=191);&quot;-128&quot;;IF(AND([.G54]&gt;=192;[.G54]&lt;=254);&quot;0&quot;;IF(AND([.G54]=255);&quot;-64&quot;;&quot;&quot;))))))))" office:value-type="string" office:string-value="0">
            <text:p>0</text:p>
          </table:table-cell>
          <table:table-cell table:style-name="ce52" table:formula="of:=IF(AND([.H54]&gt;=0;[.H54]&lt;=31);&quot;+64&quot;;IF(AND([.H54]&gt;=32;[.H54]&lt;=63);&quot;0&quot;;IF(AND([.H54]&gt;=64;[.H54]&lt;=95);&quot;+128&quot;;IF(AND([.H54]&gt;=96;[.H54]&lt;=127);&quot;+64&quot;;IF(AND([.H54]&gt;=128;[.H54]&lt;=159);&quot;-64&quot;;IF(AND([.H54]&gt;=160;[.H54]&lt;=191);&quot;-128&quot;;IF(AND([.H54]&gt;=192;[.H54]&lt;=254);&quot;0&quot;;IF(AND([.H54]=255);&quot;-64&quot;;&quot;&quot;))))))))" office:value-type="string" office:string-value="0">
            <text:p>0</text:p>
          </table:table-cell>
          <table:table-cell table:style-name="ce56" table:formula="of:=MID(['Charpad Export'.G239];2;2)" office:value-type="string" office:string-value="0B">
            <text:p>0B</text:p>
          </table:table-cell>
          <table:table-cell table:style-name="ce50" table:formula="of:=HEX2DEC([.M54])" office:value-type="float" office:value="11">
            <text:p>11</text:p>
          </table:table-cell>
          <table:table-cell table:style-name="ce50" table:formula="of:=IF([.N54]=0;&quot;{black}&quot;;IF([.N54]=1;&quot;{white}&quot;;IF([.N54]=2;&quot;{red}&quot;;IF([.N54]=3;&quot;{cyan}&quot;;IF([.N54]=4;&quot;{purple}&quot;;IF([.N54]=5;&quot;{green}&quot;;IF([.N54]=6;&quot;{blue}&quot;;IF([.N54]=7;&quot;{yellow}&quot;;IF([.N54]=8;&quot;{orange}&quot;;IF([.N54]=9;&quot;{brown}&quot;;IF([.N54]=10;&quot;{lt. red}&quot;;IF([.N54]=11;&quot;{gray1}&quot;;IF([.N54]=12;&quot;{gray2}&quot;;IF([.N54]=13;&quot;{lt. green}&quot;;IF([.N54]=14;&quot;{lt. blue}&quot;;IF([.N54]=15;&quot;{gray3}&quot;))))))))))))))))" office:value-type="string" office:string-value="{gray1}">
            <text:p>{gray1}</text:p>
          </table:table-cell>
          <table:table-cell table:style-name="ce59" table:formula="of:=[.M54]" office:value-type="string" office:string-value="0B">
            <text:p>0B</text:p>
          </table:table-cell>
          <table:table-cell table:style-name="ce50" table:formula="of:=HEX2DEC([.P54])" office:value-type="float" office:value="11">
            <text:p>11</text:p>
          </table:table-cell>
          <table:table-cell table:style-name="ce50" table:formula="of:=IF([.Q54]=0;&quot;{black}&quot;;IF([.Q54]=1;&quot;{white}&quot;;IF([.Q54]=2;&quot;{red}&quot;;IF([.Q54]=3;&quot;{cyan}&quot;;IF([.Q54]=4;&quot;{purple}&quot;;IF([.Q54]=5;&quot;{green}&quot;;IF([.Q54]=6;&quot;{blue}&quot;;IF([.Q54]=7;&quot;{yellow}&quot;;IF([.Q54]=8;&quot;{orange}&quot;;IF([.Q54]=9;&quot;{brown}&quot;;IF([.Q54]=10;&quot;{lt. red}&quot;;IF([.Q54]=11;&quot;{gray1}&quot;;IF([.Q54]=12;&quot;{gray2}&quot;;IF([.Q54]=13;&quot;{lt. green}&quot;;IF([.Q54]=14;&quot;{lt. blue}&quot;;IF([.Q54]=15;&quot;{gray3}&quot;))))))))))))))))" office:value-type="string" office:string-value="{gray1}">
            <text:p>{gray1}</text:p>
          </table:table-cell>
          <table:table-cell table:style-name="ce59" table:formula="of:=[.M54]" office:value-type="string" office:string-value="0B">
            <text:p>0B</text:p>
          </table:table-cell>
          <table:table-cell table:style-name="ce50" table:formula="of:=HEX2DEC([.S54])" office:value-type="float" office:value="11">
            <text:p>11</text:p>
          </table:table-cell>
          <table:table-cell table:style-name="ce50" table:formula="of:=IF([.T54]=0;&quot;{black}&quot;;IF([.T54]=1;&quot;{white}&quot;;IF([.T54]=2;&quot;{red}&quot;;IF([.T54]=3;&quot;{cyan}&quot;;IF([.T54]=4;&quot;{purple}&quot;;IF([.T54]=5;&quot;{green}&quot;;IF([.T54]=6;&quot;{blue}&quot;;IF([.T54]=7;&quot;{yellow}&quot;;IF([.T54]=8;&quot;{orange}&quot;;IF([.T54]=9;&quot;{brown}&quot;;IF([.T54]=10;&quot;{lt. red}&quot;;IF([.T54]=11;&quot;{gray1}&quot;;IF([.T54]=12;&quot;{gray2}&quot;;IF([.T54]=13;&quot;{lt. green}&quot;;IF([.T54]=14;&quot;{lt. blue}&quot;;IF([.T54]=15;&quot;{gray3}&quot;))))))))))))))))" office:value-type="string" office:string-value="{gray1}">
            <text:p>{gray1}</text:p>
          </table:table-cell>
          <table:table-cell table:style-name="ce61" table:formula="of:=[.M54]" office:value-type="string" office:string-value="0B">
            <text:p>0B</text:p>
          </table:table-cell>
          <table:table-cell table:style-name="ce50" table:formula="of:=HEX2DEC([.V54])" office:value-type="float" office:value="11">
            <text:p>11</text:p>
          </table:table-cell>
          <table:table-cell table:style-name="ce50" table:formula="of:=IF([.W54]=0;&quot;{black}&quot;;IF([.W54]=1;&quot;{white}&quot;;IF([.W54]=2;&quot;{red}&quot;;IF([.W54]=3;&quot;{cyan}&quot;;IF([.W54]=4;&quot;{purple}&quot;;IF([.W54]=5;&quot;{green}&quot;;IF([.W54]=6;&quot;{blue}&quot;;IF([.W54]=7;&quot;{yellow}&quot;;IF([.W54]=8;&quot;{orange}&quot;;IF([.W54]=9;&quot;{brown}&quot;;IF([.W54]=10;&quot;{lt. red}&quot;;IF([.W54]=11;&quot;{gray1}&quot;;IF([.W54]=12;&quot;{gray2}&quot;;IF([.W54]=13;&quot;{lt. green}&quot;;IF([.W54]=14;&quot;{lt. blue}&quot;;IF([.W54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54]" office:value-type="string" office:string-value="{gray1}">
            <text:p>{gray1}</text:p>
          </table:table-cell>
          <table:table-cell table:style-name="ce73" table:formula="of:=IF(AND([.E54]&gt;=128;[.E54]&lt;=255);&quot;{rvrs on}&quot;;&quot;{rvrs off}&quot;)" office:value-type="string" office:string-value="{rvrs on}">
            <text:p>{rvrs on}</text:p>
          </table:table-cell>
          <table:table-cell table:style-name="ce73" office:value-type="string">
            <text:p>{</text:p>
          </table:table-cell>
          <table:table-cell table:style-name="ce73" table:formula="of:=[.E54]+[.I54]" office:value-type="float" office:value="209">
            <text:p>209</text:p>
          </table:table-cell>
          <table:table-cell table:style-name="ce73" office:value-type="string">
            <text:p>}</text:p>
          </table:table-cell>
          <table:table-cell table:style-name="ce73" table:formula="of:=IF(AND([.F54]&gt;=128;[.F54]&lt;=255);&quot;{rvrs on}&quot;;&quot;{rvrs off}&quot;)" office:value-type="string" office:string-value="{rvrs on}">
            <text:p>{rvrs on}</text:p>
          </table:table-cell>
          <table:table-cell table:style-name="ce73" table:formula="of:=[.R54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54]+[.J54]" office:value-type="float" office:value="210">
            <text:p>210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4]&gt;=128;[.G54]&lt;=255);&quot;{rvrs on}&quot;;&quot;{rvrs off}&quot;)" office:value-type="string" office:string-value="{rvrs on}">
            <text:p>{rvrs on}</text:p>
          </table:table-cell>
          <table:table-cell table:style-name="ce73" table:formula="of:=[.U54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54]+[.K54]" office:value-type="float" office:value="211">
            <text:p>211</text:p>
          </table:table-cell>
          <table:table-cell table:style-name="ce73" office:value-type="string">
            <text:p>}</text:p>
          </table:table-cell>
          <table:table-cell table:style-name="ce73" table:formula="of:=IF(AND([.H54]&gt;=128;[.H54]&lt;=255);&quot;{rvrs on}&quot;;&quot;{rvrs off}&quot;)" office:value-type="string" office:string-value="{rvrs on}">
            <text:p>{rvrs on}</text:p>
          </table:table-cell>
          <table:table-cell table:style-name="ce73" table:formula="of:=[.X54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54]+[.L54]" office:value-type="float" office:value="212">
            <text:p>21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style-name="ce39" table:formula="of:=MID(['Charpad Export'.J222];2;2)" office:value-type="string" office:string-value="40">
            <text:p>40</text:p>
          </table:table-cell>
          <table:table-cell table:style-name="ce39" table:formula="of:=MID(['Charpad Export'.K222];2;2)" office:value-type="string" office:string-value="40">
            <text:p>40</text:p>
          </table:table-cell>
          <table:table-cell table:style-name="ce39" table:formula="of:=MID(['Charpad Export'.L222];2;2)" office:value-type="string" office:string-value="40">
            <text:p>40</text:p>
          </table:table-cell>
          <table:table-cell table:style-name="ce39" table:formula="of:=MID(['Charpad Export'.M222];2;2)" office:value-type="string" office:string-value="40">
            <text:p>40</text:p>
          </table:table-cell>
          <table:table-cell table:style-name="ce47" table:formula="of:=HEX2DEC([.A55])" office:value-type="float" office:value="64">
            <text:p>64</text:p>
          </table:table-cell>
          <table:table-cell table:style-name="ce50" table:formula="of:=HEX2DEC([.B55])" office:value-type="float" office:value="64">
            <text:p>64</text:p>
          </table:table-cell>
          <table:table-cell table:style-name="ce50" table:formula="of:=HEX2DEC([.C55])" office:value-type="float" office:value="64">
            <text:p>64</text:p>
          </table:table-cell>
          <table:table-cell table:style-name="ce50" table:formula="of:=HEX2DEC([.D55])" office:value-type="float" office:value="64">
            <text:p>64</text:p>
          </table:table-cell>
          <table:table-cell table:style-name="ce51" table:formula="of:=IF(AND([.E55]&gt;=0;[.E55]&lt;=31);&quot;+64&quot;;IF(AND([.E55]&gt;=32;[.E55]&lt;=63);&quot;0&quot;;IF(AND([.E55]&gt;=64;[.E55]&lt;=95);&quot;+128&quot;;IF(AND([.E55]&gt;=96;[.E55]&lt;=127);&quot;+64&quot;;IF(AND([.E55]&gt;=128;[.E55]&lt;=159);&quot;-64&quot;;IF(AND([.E55]&gt;=160;[.E55]&lt;=191);&quot;-128&quot;;IF(AND([.E55]&gt;=192;[.E55]&lt;=254);&quot;0&quot;;IF(AND([.E55]=255);&quot;-64&quot;;&quot;&quot;))))))))" office:value-type="string" office:string-value="+128">
            <text:p>+128</text:p>
          </table:table-cell>
          <table:table-cell table:style-name="ce52" table:formula="of:=IF(AND([.F55]&gt;=0;[.F55]&lt;=31);&quot;+64&quot;;IF(AND([.F55]&gt;=32;[.F55]&lt;=63);&quot;0&quot;;IF(AND([.F55]&gt;=64;[.F55]&lt;=95);&quot;+128&quot;;IF(AND([.F55]&gt;=96;[.F55]&lt;=127);&quot;+64&quot;;IF(AND([.F55]&gt;=128;[.F55]&lt;=159);&quot;-64&quot;;IF(AND([.F55]&gt;=160;[.F55]&lt;=191);&quot;-128&quot;;IF(AND([.F55]&gt;=192;[.F55]&lt;=254);&quot;0&quot;;IF(AND([.F55]=255);&quot;-64&quot;;&quot;&quot;))))))))" office:value-type="string" office:string-value="+128">
            <text:p>+128</text:p>
          </table:table-cell>
          <table:table-cell table:style-name="ce52" table:formula="of:=IF(AND([.G55]&gt;=0;[.G55]&lt;=31);&quot;+64&quot;;IF(AND([.G55]&gt;=32;[.G55]&lt;=63);&quot;0&quot;;IF(AND([.G55]&gt;=64;[.G55]&lt;=95);&quot;+128&quot;;IF(AND([.G55]&gt;=96;[.G55]&lt;=127);&quot;+64&quot;;IF(AND([.G55]&gt;=128;[.G55]&lt;=159);&quot;-64&quot;;IF(AND([.G55]&gt;=160;[.G55]&lt;=191);&quot;-128&quot;;IF(AND([.G55]&gt;=192;[.G55]&lt;=254);&quot;0&quot;;IF(AND([.G55]=255);&quot;-64&quot;;&quot;&quot;))))))))" office:value-type="string" office:string-value="+128">
            <text:p>+128</text:p>
          </table:table-cell>
          <table:table-cell table:style-name="ce52" table:formula="of:=IF(AND([.H55]&gt;=0;[.H55]&lt;=31);&quot;+64&quot;;IF(AND([.H55]&gt;=32;[.H55]&lt;=63);&quot;0&quot;;IF(AND([.H55]&gt;=64;[.H55]&lt;=95);&quot;+128&quot;;IF(AND([.H55]&gt;=96;[.H55]&lt;=127);&quot;+64&quot;;IF(AND([.H55]&gt;=128;[.H55]&lt;=159);&quot;-64&quot;;IF(AND([.H55]&gt;=160;[.H55]&lt;=191);&quot;-128&quot;;IF(AND([.H55]&gt;=192;[.H55]&lt;=254);&quot;0&quot;;IF(AND([.H55]=255);&quot;-64&quot;;&quot;&quot;))))))))" office:value-type="string" office:string-value="+128">
            <text:p>+128</text:p>
          </table:table-cell>
          <table:table-cell table:style-name="ce55" table:formula="of:=MID(['Charpad Export'.H239];2;2)" office:value-type="string" office:string-value="0A">
            <text:p>0A</text:p>
          </table:table-cell>
          <table:table-cell table:style-name="ce50" table:formula="of:=HEX2DEC([.M55])" office:value-type="float" office:value="10">
            <text:p>10</text:p>
          </table:table-cell>
          <table:table-cell table:style-name="ce50" table:formula="of:=IF([.N55]=0;&quot;{black}&quot;;IF([.N55]=1;&quot;{white}&quot;;IF([.N55]=2;&quot;{red}&quot;;IF([.N55]=3;&quot;{cyan}&quot;;IF([.N55]=4;&quot;{purple}&quot;;IF([.N55]=5;&quot;{green}&quot;;IF([.N55]=6;&quot;{blue}&quot;;IF([.N55]=7;&quot;{yellow}&quot;;IF([.N55]=8;&quot;{orange}&quot;;IF([.N55]=9;&quot;{brown}&quot;;IF([.N55]=10;&quot;{lt. red}&quot;;IF([.N55]=11;&quot;{gray1}&quot;;IF([.N55]=12;&quot;{gray2}&quot;;IF([.N55]=13;&quot;{lt. green}&quot;;IF([.N55]=14;&quot;{lt. blue}&quot;;IF([.N55]=15;&quot;{gray3}&quot;))))))))))))))))" office:value-type="string" office:string-value="{lt. red}">
            <text:p>{lt. red}</text:p>
          </table:table-cell>
          <table:table-cell table:style-name="ce57" table:formula="of:=[.M55]" office:value-type="string" office:string-value="0A">
            <text:p>0A</text:p>
          </table:table-cell>
          <table:table-cell table:style-name="ce50" table:formula="of:=HEX2DEC([.P55])" office:value-type="float" office:value="10">
            <text:p>10</text:p>
          </table:table-cell>
          <table:table-cell table:style-name="ce50" table:formula="of:=IF([.Q55]=0;&quot;{black}&quot;;IF([.Q55]=1;&quot;{white}&quot;;IF([.Q55]=2;&quot;{red}&quot;;IF([.Q55]=3;&quot;{cyan}&quot;;IF([.Q55]=4;&quot;{purple}&quot;;IF([.Q55]=5;&quot;{green}&quot;;IF([.Q55]=6;&quot;{blue}&quot;;IF([.Q55]=7;&quot;{yellow}&quot;;IF([.Q55]=8;&quot;{orange}&quot;;IF([.Q55]=9;&quot;{brown}&quot;;IF([.Q55]=10;&quot;{lt. red}&quot;;IF([.Q55]=11;&quot;{gray1}&quot;;IF([.Q55]=12;&quot;{gray2}&quot;;IF([.Q55]=13;&quot;{lt. green}&quot;;IF([.Q55]=14;&quot;{lt. blue}&quot;;IF([.Q55]=15;&quot;{gray3}&quot;))))))))))))))))" office:value-type="string" office:string-value="{lt. red}">
            <text:p>{lt. red}</text:p>
          </table:table-cell>
          <table:table-cell table:style-name="ce57" table:formula="of:=[.M55]" office:value-type="string" office:string-value="0A">
            <text:p>0A</text:p>
          </table:table-cell>
          <table:table-cell table:style-name="ce50" table:formula="of:=HEX2DEC([.S55])" office:value-type="float" office:value="10">
            <text:p>10</text:p>
          </table:table-cell>
          <table:table-cell table:style-name="ce50" table:formula="of:=IF([.T55]=0;&quot;{black}&quot;;IF([.T55]=1;&quot;{white}&quot;;IF([.T55]=2;&quot;{red}&quot;;IF([.T55]=3;&quot;{cyan}&quot;;IF([.T55]=4;&quot;{purple}&quot;;IF([.T55]=5;&quot;{green}&quot;;IF([.T55]=6;&quot;{blue}&quot;;IF([.T55]=7;&quot;{yellow}&quot;;IF([.T55]=8;&quot;{orange}&quot;;IF([.T55]=9;&quot;{brown}&quot;;IF([.T55]=10;&quot;{lt. red}&quot;;IF([.T55]=11;&quot;{gray1}&quot;;IF([.T55]=12;&quot;{gray2}&quot;;IF([.T55]=13;&quot;{lt. green}&quot;;IF([.T55]=14;&quot;{lt. blue}&quot;;IF([.T55]=15;&quot;{gray3}&quot;))))))))))))))))" office:value-type="string" office:string-value="{lt. red}">
            <text:p>{lt. red}</text:p>
          </table:table-cell>
          <table:table-cell table:style-name="ce62" table:formula="of:=[.M55]" office:value-type="string" office:string-value="0A">
            <text:p>0A</text:p>
          </table:table-cell>
          <table:table-cell table:style-name="ce50" table:formula="of:=HEX2DEC([.V55])" office:value-type="float" office:value="10">
            <text:p>10</text:p>
          </table:table-cell>
          <table:table-cell table:style-name="ce50" table:formula="of:=IF([.W55]=0;&quot;{black}&quot;;IF([.W55]=1;&quot;{white}&quot;;IF([.W55]=2;&quot;{red}&quot;;IF([.W55]=3;&quot;{cyan}&quot;;IF([.W55]=4;&quot;{purple}&quot;;IF([.W55]=5;&quot;{green}&quot;;IF([.W55]=6;&quot;{blue}&quot;;IF([.W55]=7;&quot;{yellow}&quot;;IF([.W55]=8;&quot;{orange}&quot;;IF([.W55]=9;&quot;{brown}&quot;;IF([.W55]=10;&quot;{lt. red}&quot;;IF([.W55]=11;&quot;{gray1}&quot;;IF([.W55]=12;&quot;{gray2}&quot;;IF([.W55]=13;&quot;{lt. green}&quot;;IF([.W55]=14;&quot;{lt. blue}&quot;;IF([.W55]=15;&quot;{gray3}&quot;))))))))))))))))" office:value-type="string" office:string-value="{lt. red}">
            <text:p>{lt. red}</text:p>
          </table:table-cell>
          <table:table-cell table:style-name="ce67" office:value-type="string">
            <text:p>data"</text:p>
          </table:table-cell>
          <table:table-cell table:style-name="ce73" table:formula="of:=[.O55]" office:value-type="string" office:string-value="{lt. red}">
            <text:p>{lt. red}</text:p>
          </table:table-cell>
          <table:table-cell table:style-name="ce73" table:formula="of:=IF(AND([.E55]&gt;=128;[.E55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55]+[.I55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55]&gt;=128;[.F55]&lt;=255);&quot;{rvrs on}&quot;;&quot;{rvrs off}&quot;)" office:value-type="string" office:string-value="{rvrs off}">
            <text:p>{rvrs off}</text:p>
          </table:table-cell>
          <table:table-cell table:style-name="ce73" table:formula="of:=[.R55]" office:value-type="string" office:string-value="{lt. red}">
            <text:p>{lt. red}</text:p>
          </table:table-cell>
          <table:table-cell table:style-name="ce73" office:value-type="string">
            <text:p>{</text:p>
          </table:table-cell>
          <table:table-cell table:style-name="ce73" table:formula="of:=[.F55]+[.J55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5]&gt;=128;[.G55]&lt;=255);&quot;{rvrs on}&quot;;&quot;{rvrs off}&quot;)" office:value-type="string" office:string-value="{rvrs off}">
            <text:p>{rvrs off}</text:p>
          </table:table-cell>
          <table:table-cell table:style-name="ce73" table:formula="of:=[.U55]" office:value-type="string" office:string-value="{lt. red}">
            <text:p>{lt. red}</text:p>
          </table:table-cell>
          <table:table-cell table:style-name="ce73" office:value-type="string">
            <text:p>{</text:p>
          </table:table-cell>
          <table:table-cell table:style-name="ce73" table:formula="of:=[.G55]+[.K55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55]&gt;=128;[.H55]&lt;=255);&quot;{rvrs on}&quot;;&quot;{rvrs off}&quot;)" office:value-type="string" office:string-value="{rvrs off}">
            <text:p>{rvrs off}</text:p>
          </table:table-cell>
          <table:table-cell table:style-name="ce73" table:formula="of:=[.X55]" office:value-type="string" office:string-value="{lt. red}">
            <text:p>{lt. red}</text:p>
          </table:table-cell>
          <table:table-cell table:style-name="ce73" office:value-type="string">
            <text:p>{</text:p>
          </table:table-cell>
          <table:table-cell table:style-name="ce73" table:formula="of:=[.H55]+[.L55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style-name="ce39" table:formula="of:=MID(['Charpad Export'.N222];2;2)" office:value-type="string" office:string-value="40">
            <text:p>40</text:p>
          </table:table-cell>
          <table:table-cell table:style-name="ce39" table:formula="of:=MID(['Charpad Export'.O222];2;2)" office:value-type="string" office:string-value="40">
            <text:p>40</text:p>
          </table:table-cell>
          <table:table-cell table:style-name="ce39" table:formula="of:=MID(['Charpad Export'.P222];2;2)" office:value-type="string" office:string-value="40">
            <text:p>40</text:p>
          </table:table-cell>
          <table:table-cell table:style-name="ce39" table:formula="of:=MID(['Charpad Export'.Q222];2;2)" office:value-type="string" office:string-value="40">
            <text:p>40</text:p>
          </table:table-cell>
          <table:table-cell table:style-name="ce47" table:formula="of:=HEX2DEC([.A56])" office:value-type="float" office:value="64">
            <text:p>64</text:p>
          </table:table-cell>
          <table:table-cell table:style-name="ce50" table:formula="of:=HEX2DEC([.B56])" office:value-type="float" office:value="64">
            <text:p>64</text:p>
          </table:table-cell>
          <table:table-cell table:style-name="ce50" table:formula="of:=HEX2DEC([.C56])" office:value-type="float" office:value="64">
            <text:p>64</text:p>
          </table:table-cell>
          <table:table-cell table:style-name="ce50" table:formula="of:=HEX2DEC([.D56])" office:value-type="float" office:value="64">
            <text:p>64</text:p>
          </table:table-cell>
          <table:table-cell table:style-name="ce51" table:formula="of:=IF(AND([.E56]&gt;=0;[.E56]&lt;=31);&quot;+64&quot;;IF(AND([.E56]&gt;=32;[.E56]&lt;=63);&quot;0&quot;;IF(AND([.E56]&gt;=64;[.E56]&lt;=95);&quot;+128&quot;;IF(AND([.E56]&gt;=96;[.E56]&lt;=127);&quot;+64&quot;;IF(AND([.E56]&gt;=128;[.E56]&lt;=159);&quot;-64&quot;;IF(AND([.E56]&gt;=160;[.E56]&lt;=191);&quot;-128&quot;;IF(AND([.E56]&gt;=192;[.E56]&lt;=254);&quot;0&quot;;IF(AND([.E56]=255);&quot;-64&quot;;&quot;&quot;))))))))" office:value-type="string" office:string-value="+128">
            <text:p>+128</text:p>
          </table:table-cell>
          <table:table-cell table:style-name="ce52" table:formula="of:=IF(AND([.F56]&gt;=0;[.F56]&lt;=31);&quot;+64&quot;;IF(AND([.F56]&gt;=32;[.F56]&lt;=63);&quot;0&quot;;IF(AND([.F56]&gt;=64;[.F56]&lt;=95);&quot;+128&quot;;IF(AND([.F56]&gt;=96;[.F56]&lt;=127);&quot;+64&quot;;IF(AND([.F56]&gt;=128;[.F56]&lt;=159);&quot;-64&quot;;IF(AND([.F56]&gt;=160;[.F56]&lt;=191);&quot;-128&quot;;IF(AND([.F56]&gt;=192;[.F56]&lt;=254);&quot;0&quot;;IF(AND([.F56]=255);&quot;-64&quot;;&quot;&quot;))))))))" office:value-type="string" office:string-value="+128">
            <text:p>+128</text:p>
          </table:table-cell>
          <table:table-cell table:style-name="ce52" table:formula="of:=IF(AND([.G56]&gt;=0;[.G56]&lt;=31);&quot;+64&quot;;IF(AND([.G56]&gt;=32;[.G56]&lt;=63);&quot;0&quot;;IF(AND([.G56]&gt;=64;[.G56]&lt;=95);&quot;+128&quot;;IF(AND([.G56]&gt;=96;[.G56]&lt;=127);&quot;+64&quot;;IF(AND([.G56]&gt;=128;[.G56]&lt;=159);&quot;-64&quot;;IF(AND([.G56]&gt;=160;[.G56]&lt;=191);&quot;-128&quot;;IF(AND([.G56]&gt;=192;[.G56]&lt;=254);&quot;0&quot;;IF(AND([.G56]=255);&quot;-64&quot;;&quot;&quot;))))))))" office:value-type="string" office:string-value="+128">
            <text:p>+128</text:p>
          </table:table-cell>
          <table:table-cell table:style-name="ce52" table:formula="of:=IF(AND([.H56]&gt;=0;[.H56]&lt;=31);&quot;+64&quot;;IF(AND([.H56]&gt;=32;[.H56]&lt;=63);&quot;0&quot;;IF(AND([.H56]&gt;=64;[.H56]&lt;=95);&quot;+128&quot;;IF(AND([.H56]&gt;=96;[.H56]&lt;=127);&quot;+64&quot;;IF(AND([.H56]&gt;=128;[.H56]&lt;=159);&quot;-64&quot;;IF(AND([.H56]&gt;=160;[.H56]&lt;=191);&quot;-128&quot;;IF(AND([.H56]&gt;=192;[.H56]&lt;=254);&quot;0&quot;;IF(AND([.H56]=255);&quot;-64&quot;;&quot;&quot;))))))))" office:value-type="string" office:string-value="+128">
            <text:p>+128</text:p>
          </table:table-cell>
          <table:table-cell table:style-name="ce56" table:formula="of:=MID(['Charpad Export'.I239];2;2)" office:value-type="string" office:string-value="0B">
            <text:p>0B</text:p>
          </table:table-cell>
          <table:table-cell table:style-name="ce50" table:formula="of:=HEX2DEC([.M56])" office:value-type="float" office:value="11">
            <text:p>11</text:p>
          </table:table-cell>
          <table:table-cell table:style-name="ce50" table:formula="of:=IF([.N56]=0;&quot;{black}&quot;;IF([.N56]=1;&quot;{white}&quot;;IF([.N56]=2;&quot;{red}&quot;;IF([.N56]=3;&quot;{cyan}&quot;;IF([.N56]=4;&quot;{purple}&quot;;IF([.N56]=5;&quot;{green}&quot;;IF([.N56]=6;&quot;{blue}&quot;;IF([.N56]=7;&quot;{yellow}&quot;;IF([.N56]=8;&quot;{orange}&quot;;IF([.N56]=9;&quot;{brown}&quot;;IF([.N56]=10;&quot;{lt. red}&quot;;IF([.N56]=11;&quot;{gray1}&quot;;IF([.N56]=12;&quot;{gray2}&quot;;IF([.N56]=13;&quot;{lt. green}&quot;;IF([.N56]=14;&quot;{lt. blue}&quot;;IF([.N56]=15;&quot;{gray3}&quot;))))))))))))))))" office:value-type="string" office:string-value="{gray1}">
            <text:p>{gray1}</text:p>
          </table:table-cell>
          <table:table-cell table:style-name="ce59" table:formula="of:=[.M56]" office:value-type="string" office:string-value="0B">
            <text:p>0B</text:p>
          </table:table-cell>
          <table:table-cell table:style-name="ce50" table:formula="of:=HEX2DEC([.P56])" office:value-type="float" office:value="11">
            <text:p>11</text:p>
          </table:table-cell>
          <table:table-cell table:style-name="ce50" table:formula="of:=IF([.Q56]=0;&quot;{black}&quot;;IF([.Q56]=1;&quot;{white}&quot;;IF([.Q56]=2;&quot;{red}&quot;;IF([.Q56]=3;&quot;{cyan}&quot;;IF([.Q56]=4;&quot;{purple}&quot;;IF([.Q56]=5;&quot;{green}&quot;;IF([.Q56]=6;&quot;{blue}&quot;;IF([.Q56]=7;&quot;{yellow}&quot;;IF([.Q56]=8;&quot;{orange}&quot;;IF([.Q56]=9;&quot;{brown}&quot;;IF([.Q56]=10;&quot;{lt. red}&quot;;IF([.Q56]=11;&quot;{gray1}&quot;;IF([.Q56]=12;&quot;{gray2}&quot;;IF([.Q56]=13;&quot;{lt. green}&quot;;IF([.Q56]=14;&quot;{lt. blue}&quot;;IF([.Q56]=15;&quot;{gray3}&quot;))))))))))))))))" office:value-type="string" office:string-value="{gray1}">
            <text:p>{gray1}</text:p>
          </table:table-cell>
          <table:table-cell table:style-name="ce59" table:formula="of:=[.M56]" office:value-type="string" office:string-value="0B">
            <text:p>0B</text:p>
          </table:table-cell>
          <table:table-cell table:style-name="ce50" table:formula="of:=HEX2DEC([.S56])" office:value-type="float" office:value="11">
            <text:p>11</text:p>
          </table:table-cell>
          <table:table-cell table:style-name="ce50" table:formula="of:=IF([.T56]=0;&quot;{black}&quot;;IF([.T56]=1;&quot;{white}&quot;;IF([.T56]=2;&quot;{red}&quot;;IF([.T56]=3;&quot;{cyan}&quot;;IF([.T56]=4;&quot;{purple}&quot;;IF([.T56]=5;&quot;{green}&quot;;IF([.T56]=6;&quot;{blue}&quot;;IF([.T56]=7;&quot;{yellow}&quot;;IF([.T56]=8;&quot;{orange}&quot;;IF([.T56]=9;&quot;{brown}&quot;;IF([.T56]=10;&quot;{lt. red}&quot;;IF([.T56]=11;&quot;{gray1}&quot;;IF([.T56]=12;&quot;{gray2}&quot;;IF([.T56]=13;&quot;{lt. green}&quot;;IF([.T56]=14;&quot;{lt. blue}&quot;;IF([.T56]=15;&quot;{gray3}&quot;))))))))))))))))" office:value-type="string" office:string-value="{gray1}">
            <text:p>{gray1}</text:p>
          </table:table-cell>
          <table:table-cell table:style-name="ce61" table:formula="of:=[.M56]" office:value-type="string" office:string-value="0B">
            <text:p>0B</text:p>
          </table:table-cell>
          <table:table-cell table:style-name="ce50" table:formula="of:=HEX2DEC([.V56])" office:value-type="float" office:value="11">
            <text:p>11</text:p>
          </table:table-cell>
          <table:table-cell table:style-name="ce50" table:formula="of:=IF([.W56]=0;&quot;{black}&quot;;IF([.W56]=1;&quot;{white}&quot;;IF([.W56]=2;&quot;{red}&quot;;IF([.W56]=3;&quot;{cyan}&quot;;IF([.W56]=4;&quot;{purple}&quot;;IF([.W56]=5;&quot;{green}&quot;;IF([.W56]=6;&quot;{blue}&quot;;IF([.W56]=7;&quot;{yellow}&quot;;IF([.W56]=8;&quot;{orange}&quot;;IF([.W56]=9;&quot;{brown}&quot;;IF([.W56]=10;&quot;{lt. red}&quot;;IF([.W56]=11;&quot;{gray1}&quot;;IF([.W56]=12;&quot;{gray2}&quot;;IF([.W56]=13;&quot;{lt. green}&quot;;IF([.W56]=14;&quot;{lt. blue}&quot;;IF([.W56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56]" office:value-type="string" office:string-value="{gray1}">
            <text:p>{gray1}</text:p>
          </table:table-cell>
          <table:table-cell table:style-name="ce73" table:formula="of:=IF(AND([.E56]&gt;=128;[.E56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56]+[.I56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56]&gt;=128;[.F56]&lt;=255);&quot;{rvrs on}&quot;;&quot;{rvrs off}&quot;)" office:value-type="string" office:string-value="{rvrs off}">
            <text:p>{rvrs off}</text:p>
          </table:table-cell>
          <table:table-cell table:style-name="ce73" table:formula="of:=[.R56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56]+[.J56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6]&gt;=128;[.G56]&lt;=255);&quot;{rvrs on}&quot;;&quot;{rvrs off}&quot;)" office:value-type="string" office:string-value="{rvrs off}">
            <text:p>{rvrs off}</text:p>
          </table:table-cell>
          <table:table-cell table:style-name="ce73" table:formula="of:=[.U56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56]+[.K56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56]&gt;=128;[.H56]&lt;=255);&quot;{rvrs on}&quot;;&quot;{rvrs off}&quot;)" office:value-type="string" office:string-value="{rvrs off}">
            <text:p>{rvrs off}</text:p>
          </table:table-cell>
          <table:table-cell table:style-name="ce73" table:formula="of:=[.X56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56]+[.L56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style-name="ce40" table:formula="of:=MID(['Charpad Export'.B223];2;2)" office:value-type="string" office:string-value="40">
            <text:p>40</text:p>
          </table:table-cell>
          <table:table-cell table:style-name="ce40" table:formula="of:=MID(['Charpad Export'.C223];2;2)" office:value-type="string" office:string-value="40">
            <text:p>40</text:p>
          </table:table-cell>
          <table:table-cell table:style-name="ce40" table:formula="of:=MID(['Charpad Export'.D223];2;2)" office:value-type="string" office:string-value="40">
            <text:p>40</text:p>
          </table:table-cell>
          <table:table-cell table:style-name="ce40" table:formula="of:=MID(['Charpad Export'.E223];2;2)" office:value-type="string" office:string-value="40">
            <text:p>40</text:p>
          </table:table-cell>
          <table:table-cell table:style-name="ce47" table:formula="of:=HEX2DEC([.A57])" office:value-type="float" office:value="64">
            <text:p>64</text:p>
          </table:table-cell>
          <table:table-cell table:style-name="ce50" table:formula="of:=HEX2DEC([.B57])" office:value-type="float" office:value="64">
            <text:p>64</text:p>
          </table:table-cell>
          <table:table-cell table:style-name="ce50" table:formula="of:=HEX2DEC([.C57])" office:value-type="float" office:value="64">
            <text:p>64</text:p>
          </table:table-cell>
          <table:table-cell table:style-name="ce50" table:formula="of:=HEX2DEC([.D57])" office:value-type="float" office:value="64">
            <text:p>64</text:p>
          </table:table-cell>
          <table:table-cell table:style-name="ce51" table:formula="of:=IF(AND([.E57]&gt;=0;[.E57]&lt;=31);&quot;+64&quot;;IF(AND([.E57]&gt;=32;[.E57]&lt;=63);&quot;0&quot;;IF(AND([.E57]&gt;=64;[.E57]&lt;=95);&quot;+128&quot;;IF(AND([.E57]&gt;=96;[.E57]&lt;=127);&quot;+64&quot;;IF(AND([.E57]&gt;=128;[.E57]&lt;=159);&quot;-64&quot;;IF(AND([.E57]&gt;=160;[.E57]&lt;=191);&quot;-128&quot;;IF(AND([.E57]&gt;=192;[.E57]&lt;=254);&quot;0&quot;;IF(AND([.E57]=255);&quot;-64&quot;;&quot;&quot;))))))))" office:value-type="string" office:string-value="+128">
            <text:p>+128</text:p>
          </table:table-cell>
          <table:table-cell table:style-name="ce52" table:formula="of:=IF(AND([.F57]&gt;=0;[.F57]&lt;=31);&quot;+64&quot;;IF(AND([.F57]&gt;=32;[.F57]&lt;=63);&quot;0&quot;;IF(AND([.F57]&gt;=64;[.F57]&lt;=95);&quot;+128&quot;;IF(AND([.F57]&gt;=96;[.F57]&lt;=127);&quot;+64&quot;;IF(AND([.F57]&gt;=128;[.F57]&lt;=159);&quot;-64&quot;;IF(AND([.F57]&gt;=160;[.F57]&lt;=191);&quot;-128&quot;;IF(AND([.F57]&gt;=192;[.F57]&lt;=254);&quot;0&quot;;IF(AND([.F57]=255);&quot;-64&quot;;&quot;&quot;))))))))" office:value-type="string" office:string-value="+128">
            <text:p>+128</text:p>
          </table:table-cell>
          <table:table-cell table:style-name="ce52" table:formula="of:=IF(AND([.G57]&gt;=0;[.G57]&lt;=31);&quot;+64&quot;;IF(AND([.G57]&gt;=32;[.G57]&lt;=63);&quot;0&quot;;IF(AND([.G57]&gt;=64;[.G57]&lt;=95);&quot;+128&quot;;IF(AND([.G57]&gt;=96;[.G57]&lt;=127);&quot;+64&quot;;IF(AND([.G57]&gt;=128;[.G57]&lt;=159);&quot;-64&quot;;IF(AND([.G57]&gt;=160;[.G57]&lt;=191);&quot;-128&quot;;IF(AND([.G57]&gt;=192;[.G57]&lt;=254);&quot;0&quot;;IF(AND([.G57]=255);&quot;-64&quot;;&quot;&quot;))))))))" office:value-type="string" office:string-value="+128">
            <text:p>+128</text:p>
          </table:table-cell>
          <table:table-cell table:style-name="ce52" table:formula="of:=IF(AND([.H57]&gt;=0;[.H57]&lt;=31);&quot;+64&quot;;IF(AND([.H57]&gt;=32;[.H57]&lt;=63);&quot;0&quot;;IF(AND([.H57]&gt;=64;[.H57]&lt;=95);&quot;+128&quot;;IF(AND([.H57]&gt;=96;[.H57]&lt;=127);&quot;+64&quot;;IF(AND([.H57]&gt;=128;[.H57]&lt;=159);&quot;-64&quot;;IF(AND([.H57]&gt;=160;[.H57]&lt;=191);&quot;-128&quot;;IF(AND([.H57]&gt;=192;[.H57]&lt;=254);&quot;0&quot;;IF(AND([.H57]=255);&quot;-64&quot;;&quot;&quot;))))))))" office:value-type="string" office:string-value="+128">
            <text:p>+128</text:p>
          </table:table-cell>
          <table:table-cell table:style-name="ce55" table:formula="of:=MID(['Charpad Export'.J239];2;2)" office:value-type="string" office:string-value="0B">
            <text:p>0B</text:p>
          </table:table-cell>
          <table:table-cell table:style-name="ce50" table:formula="of:=HEX2DEC([.M57])" office:value-type="float" office:value="11">
            <text:p>11</text:p>
          </table:table-cell>
          <table:table-cell table:style-name="ce50" table:formula="of:=IF([.N57]=0;&quot;{black}&quot;;IF([.N57]=1;&quot;{white}&quot;;IF([.N57]=2;&quot;{red}&quot;;IF([.N57]=3;&quot;{cyan}&quot;;IF([.N57]=4;&quot;{purple}&quot;;IF([.N57]=5;&quot;{green}&quot;;IF([.N57]=6;&quot;{blue}&quot;;IF([.N57]=7;&quot;{yellow}&quot;;IF([.N57]=8;&quot;{orange}&quot;;IF([.N57]=9;&quot;{brown}&quot;;IF([.N57]=10;&quot;{lt. red}&quot;;IF([.N57]=11;&quot;{gray1}&quot;;IF([.N57]=12;&quot;{gray2}&quot;;IF([.N57]=13;&quot;{lt. green}&quot;;IF([.N57]=14;&quot;{lt. blue}&quot;;IF([.N57]=15;&quot;{gray3}&quot;))))))))))))))))" office:value-type="string" office:string-value="{gray1}">
            <text:p>{gray1}</text:p>
          </table:table-cell>
          <table:table-cell table:style-name="ce57" table:formula="of:=[.M57]" office:value-type="string" office:string-value="0B">
            <text:p>0B</text:p>
          </table:table-cell>
          <table:table-cell table:style-name="ce50" table:formula="of:=HEX2DEC([.P57])" office:value-type="float" office:value="11">
            <text:p>11</text:p>
          </table:table-cell>
          <table:table-cell table:style-name="ce50" table:formula="of:=IF([.Q57]=0;&quot;{black}&quot;;IF([.Q57]=1;&quot;{white}&quot;;IF([.Q57]=2;&quot;{red}&quot;;IF([.Q57]=3;&quot;{cyan}&quot;;IF([.Q57]=4;&quot;{purple}&quot;;IF([.Q57]=5;&quot;{green}&quot;;IF([.Q57]=6;&quot;{blue}&quot;;IF([.Q57]=7;&quot;{yellow}&quot;;IF([.Q57]=8;&quot;{orange}&quot;;IF([.Q57]=9;&quot;{brown}&quot;;IF([.Q57]=10;&quot;{lt. red}&quot;;IF([.Q57]=11;&quot;{gray1}&quot;;IF([.Q57]=12;&quot;{gray2}&quot;;IF([.Q57]=13;&quot;{lt. green}&quot;;IF([.Q57]=14;&quot;{lt. blue}&quot;;IF([.Q57]=15;&quot;{gray3}&quot;))))))))))))))))" office:value-type="string" office:string-value="{gray1}">
            <text:p>{gray1}</text:p>
          </table:table-cell>
          <table:table-cell table:style-name="ce57" table:formula="of:=[.M57]" office:value-type="string" office:string-value="0B">
            <text:p>0B</text:p>
          </table:table-cell>
          <table:table-cell table:style-name="ce50" table:formula="of:=HEX2DEC([.S57])" office:value-type="float" office:value="11">
            <text:p>11</text:p>
          </table:table-cell>
          <table:table-cell table:style-name="ce50" table:formula="of:=IF([.T57]=0;&quot;{black}&quot;;IF([.T57]=1;&quot;{white}&quot;;IF([.T57]=2;&quot;{red}&quot;;IF([.T57]=3;&quot;{cyan}&quot;;IF([.T57]=4;&quot;{purple}&quot;;IF([.T57]=5;&quot;{green}&quot;;IF([.T57]=6;&quot;{blue}&quot;;IF([.T57]=7;&quot;{yellow}&quot;;IF([.T57]=8;&quot;{orange}&quot;;IF([.T57]=9;&quot;{brown}&quot;;IF([.T57]=10;&quot;{lt. red}&quot;;IF([.T57]=11;&quot;{gray1}&quot;;IF([.T57]=12;&quot;{gray2}&quot;;IF([.T57]=13;&quot;{lt. green}&quot;;IF([.T57]=14;&quot;{lt. blue}&quot;;IF([.T57]=15;&quot;{gray3}&quot;))))))))))))))))" office:value-type="string" office:string-value="{gray1}">
            <text:p>{gray1}</text:p>
          </table:table-cell>
          <table:table-cell table:style-name="ce62" table:formula="of:=[.M57]" office:value-type="string" office:string-value="0B">
            <text:p>0B</text:p>
          </table:table-cell>
          <table:table-cell table:style-name="ce50" table:formula="of:=HEX2DEC([.V57])" office:value-type="float" office:value="11">
            <text:p>11</text:p>
          </table:table-cell>
          <table:table-cell table:style-name="ce50" table:formula="of:=IF([.W57]=0;&quot;{black}&quot;;IF([.W57]=1;&quot;{white}&quot;;IF([.W57]=2;&quot;{red}&quot;;IF([.W57]=3;&quot;{cyan}&quot;;IF([.W57]=4;&quot;{purple}&quot;;IF([.W57]=5;&quot;{green}&quot;;IF([.W57]=6;&quot;{blue}&quot;;IF([.W57]=7;&quot;{yellow}&quot;;IF([.W57]=8;&quot;{orange}&quot;;IF([.W57]=9;&quot;{brown}&quot;;IF([.W57]=10;&quot;{lt. red}&quot;;IF([.W57]=11;&quot;{gray1}&quot;;IF([.W57]=12;&quot;{gray2}&quot;;IF([.W57]=13;&quot;{lt. green}&quot;;IF([.W57]=14;&quot;{lt. blue}&quot;;IF([.W57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57]" office:value-type="string" office:string-value="{gray1}">
            <text:p>{gray1}</text:p>
          </table:table-cell>
          <table:table-cell table:style-name="ce73" table:formula="of:=IF(AND([.E57]&gt;=128;[.E57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57]+[.I57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57]&gt;=128;[.F57]&lt;=255);&quot;{rvrs on}&quot;;&quot;{rvrs off}&quot;)" office:value-type="string" office:string-value="{rvrs off}">
            <text:p>{rvrs off}</text:p>
          </table:table-cell>
          <table:table-cell table:style-name="ce73" table:formula="of:=[.R57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57]+[.J57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7]&gt;=128;[.G57]&lt;=255);&quot;{rvrs on}&quot;;&quot;{rvrs off}&quot;)" office:value-type="string" office:string-value="{rvrs off}">
            <text:p>{rvrs off}</text:p>
          </table:table-cell>
          <table:table-cell table:style-name="ce73" table:formula="of:=[.U57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57]+[.K57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57]&gt;=128;[.H57]&lt;=255);&quot;{rvrs on}&quot;;&quot;{rvrs off}&quot;)" office:value-type="string" office:string-value="{rvrs off}">
            <text:p>{rvrs off}</text:p>
          </table:table-cell>
          <table:table-cell table:style-name="ce73" table:formula="of:=[.X57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57]+[.L57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6">
            <text:p>56</text:p>
          </table:table-cell>
          <table:table-cell table:number-columns-repeated="6"/>
        </table:table-row>
        <table:table-row table:style-name="ro1">
          <table:table-cell table:style-name="ce40" table:formula="of:=MID(['Charpad Export'.F223];2;2)" office:value-type="string" office:string-value="40">
            <text:p>40</text:p>
          </table:table-cell>
          <table:table-cell table:style-name="ce40" table:formula="of:=MID(['Charpad Export'.G223];2;2)" office:value-type="string" office:string-value="40">
            <text:p>40</text:p>
          </table:table-cell>
          <table:table-cell table:style-name="ce40" table:formula="of:=MID(['Charpad Export'.H223];2;2)" office:value-type="string" office:string-value="40">
            <text:p>40</text:p>
          </table:table-cell>
          <table:table-cell table:style-name="ce40" table:formula="of:=MID(['Charpad Export'.I223];2;2)" office:value-type="string" office:string-value="40">
            <text:p>40</text:p>
          </table:table-cell>
          <table:table-cell table:style-name="ce47" table:formula="of:=HEX2DEC([.A58])" office:value-type="float" office:value="64">
            <text:p>64</text:p>
          </table:table-cell>
          <table:table-cell table:style-name="ce50" table:formula="of:=HEX2DEC([.B58])" office:value-type="float" office:value="64">
            <text:p>64</text:p>
          </table:table-cell>
          <table:table-cell table:style-name="ce50" table:formula="of:=HEX2DEC([.C58])" office:value-type="float" office:value="64">
            <text:p>64</text:p>
          </table:table-cell>
          <table:table-cell table:style-name="ce50" table:formula="of:=HEX2DEC([.D58])" office:value-type="float" office:value="64">
            <text:p>64</text:p>
          </table:table-cell>
          <table:table-cell table:style-name="ce51" table:formula="of:=IF(AND([.E58]&gt;=0;[.E58]&lt;=31);&quot;+64&quot;;IF(AND([.E58]&gt;=32;[.E58]&lt;=63);&quot;0&quot;;IF(AND([.E58]&gt;=64;[.E58]&lt;=95);&quot;+128&quot;;IF(AND([.E58]&gt;=96;[.E58]&lt;=127);&quot;+64&quot;;IF(AND([.E58]&gt;=128;[.E58]&lt;=159);&quot;-64&quot;;IF(AND([.E58]&gt;=160;[.E58]&lt;=191);&quot;-128&quot;;IF(AND([.E58]&gt;=192;[.E58]&lt;=254);&quot;0&quot;;IF(AND([.E58]=255);&quot;-64&quot;;&quot;&quot;))))))))" office:value-type="string" office:string-value="+128">
            <text:p>+128</text:p>
          </table:table-cell>
          <table:table-cell table:style-name="ce52" table:formula="of:=IF(AND([.F58]&gt;=0;[.F58]&lt;=31);&quot;+64&quot;;IF(AND([.F58]&gt;=32;[.F58]&lt;=63);&quot;0&quot;;IF(AND([.F58]&gt;=64;[.F58]&lt;=95);&quot;+128&quot;;IF(AND([.F58]&gt;=96;[.F58]&lt;=127);&quot;+64&quot;;IF(AND([.F58]&gt;=128;[.F58]&lt;=159);&quot;-64&quot;;IF(AND([.F58]&gt;=160;[.F58]&lt;=191);&quot;-128&quot;;IF(AND([.F58]&gt;=192;[.F58]&lt;=254);&quot;0&quot;;IF(AND([.F58]=255);&quot;-64&quot;;&quot;&quot;))))))))" office:value-type="string" office:string-value="+128">
            <text:p>+128</text:p>
          </table:table-cell>
          <table:table-cell table:style-name="ce52" table:formula="of:=IF(AND([.G58]&gt;=0;[.G58]&lt;=31);&quot;+64&quot;;IF(AND([.G58]&gt;=32;[.G58]&lt;=63);&quot;0&quot;;IF(AND([.G58]&gt;=64;[.G58]&lt;=95);&quot;+128&quot;;IF(AND([.G58]&gt;=96;[.G58]&lt;=127);&quot;+64&quot;;IF(AND([.G58]&gt;=128;[.G58]&lt;=159);&quot;-64&quot;;IF(AND([.G58]&gt;=160;[.G58]&lt;=191);&quot;-128&quot;;IF(AND([.G58]&gt;=192;[.G58]&lt;=254);&quot;0&quot;;IF(AND([.G58]=255);&quot;-64&quot;;&quot;&quot;))))))))" office:value-type="string" office:string-value="+128">
            <text:p>+128</text:p>
          </table:table-cell>
          <table:table-cell table:style-name="ce52" table:formula="of:=IF(AND([.H58]&gt;=0;[.H58]&lt;=31);&quot;+64&quot;;IF(AND([.H58]&gt;=32;[.H58]&lt;=63);&quot;0&quot;;IF(AND([.H58]&gt;=64;[.H58]&lt;=95);&quot;+128&quot;;IF(AND([.H58]&gt;=96;[.H58]&lt;=127);&quot;+64&quot;;IF(AND([.H58]&gt;=128;[.H58]&lt;=159);&quot;-64&quot;;IF(AND([.H58]&gt;=160;[.H58]&lt;=191);&quot;-128&quot;;IF(AND([.H58]&gt;=192;[.H58]&lt;=254);&quot;0&quot;;IF(AND([.H58]=255);&quot;-64&quot;;&quot;&quot;))))))))" office:value-type="string" office:string-value="+128">
            <text:p>+128</text:p>
          </table:table-cell>
          <table:table-cell table:style-name="ce56" table:formula="of:=MID(['Charpad Export'.K239];2;2)" office:value-type="string" office:string-value="0B">
            <text:p>0B</text:p>
          </table:table-cell>
          <table:table-cell table:style-name="ce50" table:formula="of:=HEX2DEC([.M58])" office:value-type="float" office:value="11">
            <text:p>11</text:p>
          </table:table-cell>
          <table:table-cell table:style-name="ce50" table:formula="of:=IF([.N58]=0;&quot;{black}&quot;;IF([.N58]=1;&quot;{white}&quot;;IF([.N58]=2;&quot;{red}&quot;;IF([.N58]=3;&quot;{cyan}&quot;;IF([.N58]=4;&quot;{purple}&quot;;IF([.N58]=5;&quot;{green}&quot;;IF([.N58]=6;&quot;{blue}&quot;;IF([.N58]=7;&quot;{yellow}&quot;;IF([.N58]=8;&quot;{orange}&quot;;IF([.N58]=9;&quot;{brown}&quot;;IF([.N58]=10;&quot;{lt. red}&quot;;IF([.N58]=11;&quot;{gray1}&quot;;IF([.N58]=12;&quot;{gray2}&quot;;IF([.N58]=13;&quot;{lt. green}&quot;;IF([.N58]=14;&quot;{lt. blue}&quot;;IF([.N58]=15;&quot;{gray3}&quot;))))))))))))))))" office:value-type="string" office:string-value="{gray1}">
            <text:p>{gray1}</text:p>
          </table:table-cell>
          <table:table-cell table:style-name="ce59" table:formula="of:=[.M58]" office:value-type="string" office:string-value="0B">
            <text:p>0B</text:p>
          </table:table-cell>
          <table:table-cell table:style-name="ce50" table:formula="of:=HEX2DEC([.P58])" office:value-type="float" office:value="11">
            <text:p>11</text:p>
          </table:table-cell>
          <table:table-cell table:style-name="ce50" table:formula="of:=IF([.Q58]=0;&quot;{black}&quot;;IF([.Q58]=1;&quot;{white}&quot;;IF([.Q58]=2;&quot;{red}&quot;;IF([.Q58]=3;&quot;{cyan}&quot;;IF([.Q58]=4;&quot;{purple}&quot;;IF([.Q58]=5;&quot;{green}&quot;;IF([.Q58]=6;&quot;{blue}&quot;;IF([.Q58]=7;&quot;{yellow}&quot;;IF([.Q58]=8;&quot;{orange}&quot;;IF([.Q58]=9;&quot;{brown}&quot;;IF([.Q58]=10;&quot;{lt. red}&quot;;IF([.Q58]=11;&quot;{gray1}&quot;;IF([.Q58]=12;&quot;{gray2}&quot;;IF([.Q58]=13;&quot;{lt. green}&quot;;IF([.Q58]=14;&quot;{lt. blue}&quot;;IF([.Q58]=15;&quot;{gray3}&quot;))))))))))))))))" office:value-type="string" office:string-value="{gray1}">
            <text:p>{gray1}</text:p>
          </table:table-cell>
          <table:table-cell table:style-name="ce59" table:formula="of:=[.M58]" office:value-type="string" office:string-value="0B">
            <text:p>0B</text:p>
          </table:table-cell>
          <table:table-cell table:style-name="ce50" table:formula="of:=HEX2DEC([.S58])" office:value-type="float" office:value="11">
            <text:p>11</text:p>
          </table:table-cell>
          <table:table-cell table:style-name="ce50" table:formula="of:=IF([.T58]=0;&quot;{black}&quot;;IF([.T58]=1;&quot;{white}&quot;;IF([.T58]=2;&quot;{red}&quot;;IF([.T58]=3;&quot;{cyan}&quot;;IF([.T58]=4;&quot;{purple}&quot;;IF([.T58]=5;&quot;{green}&quot;;IF([.T58]=6;&quot;{blue}&quot;;IF([.T58]=7;&quot;{yellow}&quot;;IF([.T58]=8;&quot;{orange}&quot;;IF([.T58]=9;&quot;{brown}&quot;;IF([.T58]=10;&quot;{lt. red}&quot;;IF([.T58]=11;&quot;{gray1}&quot;;IF([.T58]=12;&quot;{gray2}&quot;;IF([.T58]=13;&quot;{lt. green}&quot;;IF([.T58]=14;&quot;{lt. blue}&quot;;IF([.T58]=15;&quot;{gray3}&quot;))))))))))))))))" office:value-type="string" office:string-value="{gray1}">
            <text:p>{gray1}</text:p>
          </table:table-cell>
          <table:table-cell table:style-name="ce61" table:formula="of:=[.M58]" office:value-type="string" office:string-value="0B">
            <text:p>0B</text:p>
          </table:table-cell>
          <table:table-cell table:style-name="ce50" table:formula="of:=HEX2DEC([.V58])" office:value-type="float" office:value="11">
            <text:p>11</text:p>
          </table:table-cell>
          <table:table-cell table:style-name="ce50" table:formula="of:=IF([.W58]=0;&quot;{black}&quot;;IF([.W58]=1;&quot;{white}&quot;;IF([.W58]=2;&quot;{red}&quot;;IF([.W58]=3;&quot;{cyan}&quot;;IF([.W58]=4;&quot;{purple}&quot;;IF([.W58]=5;&quot;{green}&quot;;IF([.W58]=6;&quot;{blue}&quot;;IF([.W58]=7;&quot;{yellow}&quot;;IF([.W58]=8;&quot;{orange}&quot;;IF([.W58]=9;&quot;{brown}&quot;;IF([.W58]=10;&quot;{lt. red}&quot;;IF([.W58]=11;&quot;{gray1}&quot;;IF([.W58]=12;&quot;{gray2}&quot;;IF([.W58]=13;&quot;{lt. green}&quot;;IF([.W58]=14;&quot;{lt. blue}&quot;;IF([.W58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58]" office:value-type="string" office:string-value="{gray1}">
            <text:p>{gray1}</text:p>
          </table:table-cell>
          <table:table-cell table:style-name="ce73" table:formula="of:=IF(AND([.E58]&gt;=128;[.E58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58]+[.I58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58]&gt;=128;[.F58]&lt;=255);&quot;{rvrs on}&quot;;&quot;{rvrs off}&quot;)" office:value-type="string" office:string-value="{rvrs off}">
            <text:p>{rvrs off}</text:p>
          </table:table-cell>
          <table:table-cell table:style-name="ce73" table:formula="of:=[.R58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58]+[.J58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8]&gt;=128;[.G58]&lt;=255);&quot;{rvrs on}&quot;;&quot;{rvrs off}&quot;)" office:value-type="string" office:string-value="{rvrs off}">
            <text:p>{rvrs off}</text:p>
          </table:table-cell>
          <table:table-cell table:style-name="ce73" table:formula="of:=[.U58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58]+[.K58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58]&gt;=128;[.H58]&lt;=255);&quot;{rvrs on}&quot;;&quot;{rvrs off}&quot;)" office:value-type="string" office:string-value="{rvrs off}">
            <text:p>{rvrs off}</text:p>
          </table:table-cell>
          <table:table-cell table:style-name="ce73" table:formula="of:=[.X58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58]+[.L58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7">
            <text:p>57</text:p>
          </table:table-cell>
          <table:table-cell table:number-columns-repeated="6"/>
        </table:table-row>
        <table:table-row table:style-name="ro1">
          <table:table-cell table:style-name="ce40" table:formula="of:=MID(['Charpad Export'.J223];2;2)" office:value-type="string" office:string-value="40">
            <text:p>40</text:p>
          </table:table-cell>
          <table:table-cell table:style-name="ce40" table:formula="of:=MID(['Charpad Export'.K223];2;2)" office:value-type="string" office:string-value="40">
            <text:p>40</text:p>
          </table:table-cell>
          <table:table-cell table:style-name="ce40" table:formula="of:=MID(['Charpad Export'.L223];2;2)" office:value-type="string" office:string-value="40">
            <text:p>40</text:p>
          </table:table-cell>
          <table:table-cell table:style-name="ce40" table:formula="of:=MID(['Charpad Export'.M223];2;2)" office:value-type="string" office:string-value="40">
            <text:p>40</text:p>
          </table:table-cell>
          <table:table-cell table:style-name="ce47" table:formula="of:=HEX2DEC([.A59])" office:value-type="float" office:value="64">
            <text:p>64</text:p>
          </table:table-cell>
          <table:table-cell table:style-name="ce50" table:formula="of:=HEX2DEC([.B59])" office:value-type="float" office:value="64">
            <text:p>64</text:p>
          </table:table-cell>
          <table:table-cell table:style-name="ce50" table:formula="of:=HEX2DEC([.C59])" office:value-type="float" office:value="64">
            <text:p>64</text:p>
          </table:table-cell>
          <table:table-cell table:style-name="ce50" table:formula="of:=HEX2DEC([.D59])" office:value-type="float" office:value="64">
            <text:p>64</text:p>
          </table:table-cell>
          <table:table-cell table:style-name="ce51" table:formula="of:=IF(AND([.E59]&gt;=0;[.E59]&lt;=31);&quot;+64&quot;;IF(AND([.E59]&gt;=32;[.E59]&lt;=63);&quot;0&quot;;IF(AND([.E59]&gt;=64;[.E59]&lt;=95);&quot;+128&quot;;IF(AND([.E59]&gt;=96;[.E59]&lt;=127);&quot;+64&quot;;IF(AND([.E59]&gt;=128;[.E59]&lt;=159);&quot;-64&quot;;IF(AND([.E59]&gt;=160;[.E59]&lt;=191);&quot;-128&quot;;IF(AND([.E59]&gt;=192;[.E59]&lt;=254);&quot;0&quot;;IF(AND([.E59]=255);&quot;-64&quot;;&quot;&quot;))))))))" office:value-type="string" office:string-value="+128">
            <text:p>+128</text:p>
          </table:table-cell>
          <table:table-cell table:style-name="ce52" table:formula="of:=IF(AND([.F59]&gt;=0;[.F59]&lt;=31);&quot;+64&quot;;IF(AND([.F59]&gt;=32;[.F59]&lt;=63);&quot;0&quot;;IF(AND([.F59]&gt;=64;[.F59]&lt;=95);&quot;+128&quot;;IF(AND([.F59]&gt;=96;[.F59]&lt;=127);&quot;+64&quot;;IF(AND([.F59]&gt;=128;[.F59]&lt;=159);&quot;-64&quot;;IF(AND([.F59]&gt;=160;[.F59]&lt;=191);&quot;-128&quot;;IF(AND([.F59]&gt;=192;[.F59]&lt;=254);&quot;0&quot;;IF(AND([.F59]=255);&quot;-64&quot;;&quot;&quot;))))))))" office:value-type="string" office:string-value="+128">
            <text:p>+128</text:p>
          </table:table-cell>
          <table:table-cell table:style-name="ce52" table:formula="of:=IF(AND([.G59]&gt;=0;[.G59]&lt;=31);&quot;+64&quot;;IF(AND([.G59]&gt;=32;[.G59]&lt;=63);&quot;0&quot;;IF(AND([.G59]&gt;=64;[.G59]&lt;=95);&quot;+128&quot;;IF(AND([.G59]&gt;=96;[.G59]&lt;=127);&quot;+64&quot;;IF(AND([.G59]&gt;=128;[.G59]&lt;=159);&quot;-64&quot;;IF(AND([.G59]&gt;=160;[.G59]&lt;=191);&quot;-128&quot;;IF(AND([.G59]&gt;=192;[.G59]&lt;=254);&quot;0&quot;;IF(AND([.G59]=255);&quot;-64&quot;;&quot;&quot;))))))))" office:value-type="string" office:string-value="+128">
            <text:p>+128</text:p>
          </table:table-cell>
          <table:table-cell table:style-name="ce52" table:formula="of:=IF(AND([.H59]&gt;=0;[.H59]&lt;=31);&quot;+64&quot;;IF(AND([.H59]&gt;=32;[.H59]&lt;=63);&quot;0&quot;;IF(AND([.H59]&gt;=64;[.H59]&lt;=95);&quot;+128&quot;;IF(AND([.H59]&gt;=96;[.H59]&lt;=127);&quot;+64&quot;;IF(AND([.H59]&gt;=128;[.H59]&lt;=159);&quot;-64&quot;;IF(AND([.H59]&gt;=160;[.H59]&lt;=191);&quot;-128&quot;;IF(AND([.H59]&gt;=192;[.H59]&lt;=254);&quot;0&quot;;IF(AND([.H59]=255);&quot;-64&quot;;&quot;&quot;))))))))" office:value-type="string" office:string-value="+128">
            <text:p>+128</text:p>
          </table:table-cell>
          <table:table-cell table:style-name="ce55" table:formula="of:=MID(['Charpad Export'.L239];2;2)" office:value-type="string" office:string-value="0B">
            <text:p>0B</text:p>
          </table:table-cell>
          <table:table-cell table:style-name="ce50" table:formula="of:=HEX2DEC([.M59])" office:value-type="float" office:value="11">
            <text:p>11</text:p>
          </table:table-cell>
          <table:table-cell table:style-name="ce50" table:formula="of:=IF([.N59]=0;&quot;{black}&quot;;IF([.N59]=1;&quot;{white}&quot;;IF([.N59]=2;&quot;{red}&quot;;IF([.N59]=3;&quot;{cyan}&quot;;IF([.N59]=4;&quot;{purple}&quot;;IF([.N59]=5;&quot;{green}&quot;;IF([.N59]=6;&quot;{blue}&quot;;IF([.N59]=7;&quot;{yellow}&quot;;IF([.N59]=8;&quot;{orange}&quot;;IF([.N59]=9;&quot;{brown}&quot;;IF([.N59]=10;&quot;{lt. red}&quot;;IF([.N59]=11;&quot;{gray1}&quot;;IF([.N59]=12;&quot;{gray2}&quot;;IF([.N59]=13;&quot;{lt. green}&quot;;IF([.N59]=14;&quot;{lt. blue}&quot;;IF([.N59]=15;&quot;{gray3}&quot;))))))))))))))))" office:value-type="string" office:string-value="{gray1}">
            <text:p>{gray1}</text:p>
          </table:table-cell>
          <table:table-cell table:style-name="ce57" table:formula="of:=[.M59]" office:value-type="string" office:string-value="0B">
            <text:p>0B</text:p>
          </table:table-cell>
          <table:table-cell table:style-name="ce50" table:formula="of:=HEX2DEC([.P59])" office:value-type="float" office:value="11">
            <text:p>11</text:p>
          </table:table-cell>
          <table:table-cell table:style-name="ce50" table:formula="of:=IF([.Q59]=0;&quot;{black}&quot;;IF([.Q59]=1;&quot;{white}&quot;;IF([.Q59]=2;&quot;{red}&quot;;IF([.Q59]=3;&quot;{cyan}&quot;;IF([.Q59]=4;&quot;{purple}&quot;;IF([.Q59]=5;&quot;{green}&quot;;IF([.Q59]=6;&quot;{blue}&quot;;IF([.Q59]=7;&quot;{yellow}&quot;;IF([.Q59]=8;&quot;{orange}&quot;;IF([.Q59]=9;&quot;{brown}&quot;;IF([.Q59]=10;&quot;{lt. red}&quot;;IF([.Q59]=11;&quot;{gray1}&quot;;IF([.Q59]=12;&quot;{gray2}&quot;;IF([.Q59]=13;&quot;{lt. green}&quot;;IF([.Q59]=14;&quot;{lt. blue}&quot;;IF([.Q59]=15;&quot;{gray3}&quot;))))))))))))))))" office:value-type="string" office:string-value="{gray1}">
            <text:p>{gray1}</text:p>
          </table:table-cell>
          <table:table-cell table:style-name="ce57" table:formula="of:=[.M59]" office:value-type="string" office:string-value="0B">
            <text:p>0B</text:p>
          </table:table-cell>
          <table:table-cell table:style-name="ce50" table:formula="of:=HEX2DEC([.S59])" office:value-type="float" office:value="11">
            <text:p>11</text:p>
          </table:table-cell>
          <table:table-cell table:style-name="ce50" table:formula="of:=IF([.T59]=0;&quot;{black}&quot;;IF([.T59]=1;&quot;{white}&quot;;IF([.T59]=2;&quot;{red}&quot;;IF([.T59]=3;&quot;{cyan}&quot;;IF([.T59]=4;&quot;{purple}&quot;;IF([.T59]=5;&quot;{green}&quot;;IF([.T59]=6;&quot;{blue}&quot;;IF([.T59]=7;&quot;{yellow}&quot;;IF([.T59]=8;&quot;{orange}&quot;;IF([.T59]=9;&quot;{brown}&quot;;IF([.T59]=10;&quot;{lt. red}&quot;;IF([.T59]=11;&quot;{gray1}&quot;;IF([.T59]=12;&quot;{gray2}&quot;;IF([.T59]=13;&quot;{lt. green}&quot;;IF([.T59]=14;&quot;{lt. blue}&quot;;IF([.T59]=15;&quot;{gray3}&quot;))))))))))))))))" office:value-type="string" office:string-value="{gray1}">
            <text:p>{gray1}</text:p>
          </table:table-cell>
          <table:table-cell table:style-name="ce62" table:formula="of:=[.M59]" office:value-type="string" office:string-value="0B">
            <text:p>0B</text:p>
          </table:table-cell>
          <table:table-cell table:style-name="ce50" table:formula="of:=HEX2DEC([.V59])" office:value-type="float" office:value="11">
            <text:p>11</text:p>
          </table:table-cell>
          <table:table-cell table:style-name="ce50" table:formula="of:=IF([.W59]=0;&quot;{black}&quot;;IF([.W59]=1;&quot;{white}&quot;;IF([.W59]=2;&quot;{red}&quot;;IF([.W59]=3;&quot;{cyan}&quot;;IF([.W59]=4;&quot;{purple}&quot;;IF([.W59]=5;&quot;{green}&quot;;IF([.W59]=6;&quot;{blue}&quot;;IF([.W59]=7;&quot;{yellow}&quot;;IF([.W59]=8;&quot;{orange}&quot;;IF([.W59]=9;&quot;{brown}&quot;;IF([.W59]=10;&quot;{lt. red}&quot;;IF([.W59]=11;&quot;{gray1}&quot;;IF([.W59]=12;&quot;{gray2}&quot;;IF([.W59]=13;&quot;{lt. green}&quot;;IF([.W59]=14;&quot;{lt. blue}&quot;;IF([.W59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59]" office:value-type="string" office:string-value="{gray1}">
            <text:p>{gray1}</text:p>
          </table:table-cell>
          <table:table-cell table:style-name="ce73" table:formula="of:=IF(AND([.E59]&gt;=128;[.E59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59]+[.I59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59]&gt;=128;[.F59]&lt;=255);&quot;{rvrs on}&quot;;&quot;{rvrs off}&quot;)" office:value-type="string" office:string-value="{rvrs off}">
            <text:p>{rvrs off}</text:p>
          </table:table-cell>
          <table:table-cell table:style-name="ce73" table:formula="of:=[.R59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59]+[.J59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9]&gt;=128;[.G59]&lt;=255);&quot;{rvrs on}&quot;;&quot;{rvrs off}&quot;)" office:value-type="string" office:string-value="{rvrs off}">
            <text:p>{rvrs off}</text:p>
          </table:table-cell>
          <table:table-cell table:style-name="ce73" table:formula="of:=[.U59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59]+[.K59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59]&gt;=128;[.H59]&lt;=255);&quot;{rvrs on}&quot;;&quot;{rvrs off}&quot;)" office:value-type="string" office:string-value="{rvrs off}">
            <text:p>{rvrs off}</text:p>
          </table:table-cell>
          <table:table-cell table:style-name="ce73" table:formula="of:=[.X59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59]+[.L59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style-name="ce40" table:formula="of:=MID(['Charpad Export'.N223];2;2)" office:value-type="string" office:string-value="40">
            <text:p>40</text:p>
          </table:table-cell>
          <table:table-cell table:style-name="ce40" table:formula="of:=MID(['Charpad Export'.O223];2;2)" office:value-type="string" office:string-value="40">
            <text:p>40</text:p>
          </table:table-cell>
          <table:table-cell table:style-name="ce40" table:formula="of:=MID(['Charpad Export'.P223];2;2)" office:value-type="string" office:string-value="40">
            <text:p>40</text:p>
          </table:table-cell>
          <table:table-cell table:style-name="ce40" table:formula="of:=MID(['Charpad Export'.Q223];2;2)" office:value-type="string" office:string-value="40">
            <text:p>40</text:p>
          </table:table-cell>
          <table:table-cell table:style-name="ce47" table:formula="of:=HEX2DEC([.A60])" office:value-type="float" office:value="64">
            <text:p>64</text:p>
          </table:table-cell>
          <table:table-cell table:style-name="ce50" table:formula="of:=HEX2DEC([.B60])" office:value-type="float" office:value="64">
            <text:p>64</text:p>
          </table:table-cell>
          <table:table-cell table:style-name="ce50" table:formula="of:=HEX2DEC([.C60])" office:value-type="float" office:value="64">
            <text:p>64</text:p>
          </table:table-cell>
          <table:table-cell table:style-name="ce50" table:formula="of:=HEX2DEC([.D60])" office:value-type="float" office:value="64">
            <text:p>64</text:p>
          </table:table-cell>
          <table:table-cell table:style-name="ce51" table:formula="of:=IF(AND([.E60]&gt;=0;[.E60]&lt;=31);&quot;+64&quot;;IF(AND([.E60]&gt;=32;[.E60]&lt;=63);&quot;0&quot;;IF(AND([.E60]&gt;=64;[.E60]&lt;=95);&quot;+128&quot;;IF(AND([.E60]&gt;=96;[.E60]&lt;=127);&quot;+64&quot;;IF(AND([.E60]&gt;=128;[.E60]&lt;=159);&quot;-64&quot;;IF(AND([.E60]&gt;=160;[.E60]&lt;=191);&quot;-128&quot;;IF(AND([.E60]&gt;=192;[.E60]&lt;=254);&quot;0&quot;;IF(AND([.E60]=255);&quot;-64&quot;;&quot;&quot;))))))))" office:value-type="string" office:string-value="+128">
            <text:p>+128</text:p>
          </table:table-cell>
          <table:table-cell table:style-name="ce52" table:formula="of:=IF(AND([.F60]&gt;=0;[.F60]&lt;=31);&quot;+64&quot;;IF(AND([.F60]&gt;=32;[.F60]&lt;=63);&quot;0&quot;;IF(AND([.F60]&gt;=64;[.F60]&lt;=95);&quot;+128&quot;;IF(AND([.F60]&gt;=96;[.F60]&lt;=127);&quot;+64&quot;;IF(AND([.F60]&gt;=128;[.F60]&lt;=159);&quot;-64&quot;;IF(AND([.F60]&gt;=160;[.F60]&lt;=191);&quot;-128&quot;;IF(AND([.F60]&gt;=192;[.F60]&lt;=254);&quot;0&quot;;IF(AND([.F60]=255);&quot;-64&quot;;&quot;&quot;))))))))" office:value-type="string" office:string-value="+128">
            <text:p>+128</text:p>
          </table:table-cell>
          <table:table-cell table:style-name="ce52" table:formula="of:=IF(AND([.G60]&gt;=0;[.G60]&lt;=31);&quot;+64&quot;;IF(AND([.G60]&gt;=32;[.G60]&lt;=63);&quot;0&quot;;IF(AND([.G60]&gt;=64;[.G60]&lt;=95);&quot;+128&quot;;IF(AND([.G60]&gt;=96;[.G60]&lt;=127);&quot;+64&quot;;IF(AND([.G60]&gt;=128;[.G60]&lt;=159);&quot;-64&quot;;IF(AND([.G60]&gt;=160;[.G60]&lt;=191);&quot;-128&quot;;IF(AND([.G60]&gt;=192;[.G60]&lt;=254);&quot;0&quot;;IF(AND([.G60]=255);&quot;-64&quot;;&quot;&quot;))))))))" office:value-type="string" office:string-value="+128">
            <text:p>+128</text:p>
          </table:table-cell>
          <table:table-cell table:style-name="ce52" table:formula="of:=IF(AND([.H60]&gt;=0;[.H60]&lt;=31);&quot;+64&quot;;IF(AND([.H60]&gt;=32;[.H60]&lt;=63);&quot;0&quot;;IF(AND([.H60]&gt;=64;[.H60]&lt;=95);&quot;+128&quot;;IF(AND([.H60]&gt;=96;[.H60]&lt;=127);&quot;+64&quot;;IF(AND([.H60]&gt;=128;[.H60]&lt;=159);&quot;-64&quot;;IF(AND([.H60]&gt;=160;[.H60]&lt;=191);&quot;-128&quot;;IF(AND([.H60]&gt;=192;[.H60]&lt;=254);&quot;0&quot;;IF(AND([.H60]=255);&quot;-64&quot;;&quot;&quot;))))))))" office:value-type="string" office:string-value="+128">
            <text:p>+128</text:p>
          </table:table-cell>
          <table:table-cell table:style-name="ce56" table:formula="of:=MID(['Charpad Export'.M239];2;2)" office:value-type="string" office:string-value="0B">
            <text:p>0B</text:p>
          </table:table-cell>
          <table:table-cell table:style-name="ce50" table:formula="of:=HEX2DEC([.M60])" office:value-type="float" office:value="11">
            <text:p>11</text:p>
          </table:table-cell>
          <table:table-cell table:style-name="ce50" table:formula="of:=IF([.N60]=0;&quot;{black}&quot;;IF([.N60]=1;&quot;{white}&quot;;IF([.N60]=2;&quot;{red}&quot;;IF([.N60]=3;&quot;{cyan}&quot;;IF([.N60]=4;&quot;{purple}&quot;;IF([.N60]=5;&quot;{green}&quot;;IF([.N60]=6;&quot;{blue}&quot;;IF([.N60]=7;&quot;{yellow}&quot;;IF([.N60]=8;&quot;{orange}&quot;;IF([.N60]=9;&quot;{brown}&quot;;IF([.N60]=10;&quot;{lt. red}&quot;;IF([.N60]=11;&quot;{gray1}&quot;;IF([.N60]=12;&quot;{gray2}&quot;;IF([.N60]=13;&quot;{lt. green}&quot;;IF([.N60]=14;&quot;{lt. blue}&quot;;IF([.N60]=15;&quot;{gray3}&quot;))))))))))))))))" office:value-type="string" office:string-value="{gray1}">
            <text:p>{gray1}</text:p>
          </table:table-cell>
          <table:table-cell table:style-name="ce59" table:formula="of:=[.M60]" office:value-type="string" office:string-value="0B">
            <text:p>0B</text:p>
          </table:table-cell>
          <table:table-cell table:style-name="ce50" table:formula="of:=HEX2DEC([.P60])" office:value-type="float" office:value="11">
            <text:p>11</text:p>
          </table:table-cell>
          <table:table-cell table:style-name="ce50" table:formula="of:=IF([.Q60]=0;&quot;{black}&quot;;IF([.Q60]=1;&quot;{white}&quot;;IF([.Q60]=2;&quot;{red}&quot;;IF([.Q60]=3;&quot;{cyan}&quot;;IF([.Q60]=4;&quot;{purple}&quot;;IF([.Q60]=5;&quot;{green}&quot;;IF([.Q60]=6;&quot;{blue}&quot;;IF([.Q60]=7;&quot;{yellow}&quot;;IF([.Q60]=8;&quot;{orange}&quot;;IF([.Q60]=9;&quot;{brown}&quot;;IF([.Q60]=10;&quot;{lt. red}&quot;;IF([.Q60]=11;&quot;{gray1}&quot;;IF([.Q60]=12;&quot;{gray2}&quot;;IF([.Q60]=13;&quot;{lt. green}&quot;;IF([.Q60]=14;&quot;{lt. blue}&quot;;IF([.Q60]=15;&quot;{gray3}&quot;))))))))))))))))" office:value-type="string" office:string-value="{gray1}">
            <text:p>{gray1}</text:p>
          </table:table-cell>
          <table:table-cell table:style-name="ce59" table:formula="of:=[.M60]" office:value-type="string" office:string-value="0B">
            <text:p>0B</text:p>
          </table:table-cell>
          <table:table-cell table:style-name="ce50" table:formula="of:=HEX2DEC([.S60])" office:value-type="float" office:value="11">
            <text:p>11</text:p>
          </table:table-cell>
          <table:table-cell table:style-name="ce50" table:formula="of:=IF([.T60]=0;&quot;{black}&quot;;IF([.T60]=1;&quot;{white}&quot;;IF([.T60]=2;&quot;{red}&quot;;IF([.T60]=3;&quot;{cyan}&quot;;IF([.T60]=4;&quot;{purple}&quot;;IF([.T60]=5;&quot;{green}&quot;;IF([.T60]=6;&quot;{blue}&quot;;IF([.T60]=7;&quot;{yellow}&quot;;IF([.T60]=8;&quot;{orange}&quot;;IF([.T60]=9;&quot;{brown}&quot;;IF([.T60]=10;&quot;{lt. red}&quot;;IF([.T60]=11;&quot;{gray1}&quot;;IF([.T60]=12;&quot;{gray2}&quot;;IF([.T60]=13;&quot;{lt. green}&quot;;IF([.T60]=14;&quot;{lt. blue}&quot;;IF([.T60]=15;&quot;{gray3}&quot;))))))))))))))))" office:value-type="string" office:string-value="{gray1}">
            <text:p>{gray1}</text:p>
          </table:table-cell>
          <table:table-cell table:style-name="ce61" table:formula="of:=[.M60]" office:value-type="string" office:string-value="0B">
            <text:p>0B</text:p>
          </table:table-cell>
          <table:table-cell table:style-name="ce50" table:formula="of:=HEX2DEC([.V60])" office:value-type="float" office:value="11">
            <text:p>11</text:p>
          </table:table-cell>
          <table:table-cell table:style-name="ce50" table:formula="of:=IF([.W60]=0;&quot;{black}&quot;;IF([.W60]=1;&quot;{white}&quot;;IF([.W60]=2;&quot;{red}&quot;;IF([.W60]=3;&quot;{cyan}&quot;;IF([.W60]=4;&quot;{purple}&quot;;IF([.W60]=5;&quot;{green}&quot;;IF([.W60]=6;&quot;{blue}&quot;;IF([.W60]=7;&quot;{yellow}&quot;;IF([.W60]=8;&quot;{orange}&quot;;IF([.W60]=9;&quot;{brown}&quot;;IF([.W60]=10;&quot;{lt. red}&quot;;IF([.W60]=11;&quot;{gray1}&quot;;IF([.W60]=12;&quot;{gray2}&quot;;IF([.W60]=13;&quot;{lt. green}&quot;;IF([.W60]=14;&quot;{lt. blue}&quot;;IF([.W60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60]" office:value-type="string" office:string-value="{gray1}">
            <text:p>{gray1}</text:p>
          </table:table-cell>
          <table:table-cell table:style-name="ce73" table:formula="of:=IF(AND([.E60]&gt;=128;[.E60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60]+[.I60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60]&gt;=128;[.F60]&lt;=255);&quot;{rvrs on}&quot;;&quot;{rvrs off}&quot;)" office:value-type="string" office:string-value="{rvrs off}">
            <text:p>{rvrs off}</text:p>
          </table:table-cell>
          <table:table-cell table:style-name="ce73" table:formula="of:=[.R60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60]+[.J60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60]&gt;=128;[.G60]&lt;=255);&quot;{rvrs on}&quot;;&quot;{rvrs off}&quot;)" office:value-type="string" office:string-value="{rvrs off}">
            <text:p>{rvrs off}</text:p>
          </table:table-cell>
          <table:table-cell table:style-name="ce73" table:formula="of:=[.U60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60]+[.K60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60]&gt;=128;[.H60]&lt;=255);&quot;{rvrs on}&quot;;&quot;{rvrs off}&quot;)" office:value-type="string" office:string-value="{rvrs off}">
            <text:p>{rvrs off}</text:p>
          </table:table-cell>
          <table:table-cell table:style-name="ce73" table:formula="of:=[.X60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60]+[.L60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59">
            <text:p>59</text:p>
          </table:table-cell>
          <table:table-cell table:number-columns-repeated="6"/>
        </table:table-row>
        <table:table-row table:style-name="ro1">
          <table:table-cell table:style-name="ce39" table:formula="of:=MID(['Charpad Export'.B224];2;2)" office:value-type="string" office:string-value="40">
            <text:p>40</text:p>
          </table:table-cell>
          <table:table-cell table:style-name="ce39" table:formula="of:=MID(['Charpad Export'.C224];2;2)" office:value-type="string" office:string-value="40">
            <text:p>40</text:p>
          </table:table-cell>
          <table:table-cell table:style-name="ce39" table:formula="of:=MID(['Charpad Export'.D224];2;2)" office:value-type="string" office:string-value="40">
            <text:p>40</text:p>
          </table:table-cell>
          <table:table-cell table:style-name="ce39" table:formula="of:=MID(['Charpad Export'.E224];2;2)" office:value-type="string" office:string-value="40">
            <text:p>40</text:p>
          </table:table-cell>
          <table:table-cell table:style-name="ce47" table:formula="of:=HEX2DEC([.A61])" office:value-type="float" office:value="64">
            <text:p>64</text:p>
          </table:table-cell>
          <table:table-cell table:style-name="ce50" table:formula="of:=HEX2DEC([.B61])" office:value-type="float" office:value="64">
            <text:p>64</text:p>
          </table:table-cell>
          <table:table-cell table:style-name="ce50" table:formula="of:=HEX2DEC([.C61])" office:value-type="float" office:value="64">
            <text:p>64</text:p>
          </table:table-cell>
          <table:table-cell table:style-name="ce50" table:formula="of:=HEX2DEC([.D61])" office:value-type="float" office:value="64">
            <text:p>64</text:p>
          </table:table-cell>
          <table:table-cell table:style-name="ce51" table:formula="of:=IF(AND([.E61]&gt;=0;[.E61]&lt;=31);&quot;+64&quot;;IF(AND([.E61]&gt;=32;[.E61]&lt;=63);&quot;0&quot;;IF(AND([.E61]&gt;=64;[.E61]&lt;=95);&quot;+128&quot;;IF(AND([.E61]&gt;=96;[.E61]&lt;=127);&quot;+64&quot;;IF(AND([.E61]&gt;=128;[.E61]&lt;=159);&quot;-64&quot;;IF(AND([.E61]&gt;=160;[.E61]&lt;=191);&quot;-128&quot;;IF(AND([.E61]&gt;=192;[.E61]&lt;=254);&quot;0&quot;;IF(AND([.E61]=255);&quot;-64&quot;;&quot;&quot;))))))))" office:value-type="string" office:string-value="+128">
            <text:p>+128</text:p>
          </table:table-cell>
          <table:table-cell table:style-name="ce52" table:formula="of:=IF(AND([.F61]&gt;=0;[.F61]&lt;=31);&quot;+64&quot;;IF(AND([.F61]&gt;=32;[.F61]&lt;=63);&quot;0&quot;;IF(AND([.F61]&gt;=64;[.F61]&lt;=95);&quot;+128&quot;;IF(AND([.F61]&gt;=96;[.F61]&lt;=127);&quot;+64&quot;;IF(AND([.F61]&gt;=128;[.F61]&lt;=159);&quot;-64&quot;;IF(AND([.F61]&gt;=160;[.F61]&lt;=191);&quot;-128&quot;;IF(AND([.F61]&gt;=192;[.F61]&lt;=254);&quot;0&quot;;IF(AND([.F61]=255);&quot;-64&quot;;&quot;&quot;))))))))" office:value-type="string" office:string-value="+128">
            <text:p>+128</text:p>
          </table:table-cell>
          <table:table-cell table:style-name="ce52" table:formula="of:=IF(AND([.G61]&gt;=0;[.G61]&lt;=31);&quot;+64&quot;;IF(AND([.G61]&gt;=32;[.G61]&lt;=63);&quot;0&quot;;IF(AND([.G61]&gt;=64;[.G61]&lt;=95);&quot;+128&quot;;IF(AND([.G61]&gt;=96;[.G61]&lt;=127);&quot;+64&quot;;IF(AND([.G61]&gt;=128;[.G61]&lt;=159);&quot;-64&quot;;IF(AND([.G61]&gt;=160;[.G61]&lt;=191);&quot;-128&quot;;IF(AND([.G61]&gt;=192;[.G61]&lt;=254);&quot;0&quot;;IF(AND([.G61]=255);&quot;-64&quot;;&quot;&quot;))))))))" office:value-type="string" office:string-value="+128">
            <text:p>+128</text:p>
          </table:table-cell>
          <table:table-cell table:style-name="ce52" table:formula="of:=IF(AND([.H61]&gt;=0;[.H61]&lt;=31);&quot;+64&quot;;IF(AND([.H61]&gt;=32;[.H61]&lt;=63);&quot;0&quot;;IF(AND([.H61]&gt;=64;[.H61]&lt;=95);&quot;+128&quot;;IF(AND([.H61]&gt;=96;[.H61]&lt;=127);&quot;+64&quot;;IF(AND([.H61]&gt;=128;[.H61]&lt;=159);&quot;-64&quot;;IF(AND([.H61]&gt;=160;[.H61]&lt;=191);&quot;-128&quot;;IF(AND([.H61]&gt;=192;[.H61]&lt;=254);&quot;0&quot;;IF(AND([.H61]=255);&quot;-64&quot;;&quot;&quot;))))))))" office:value-type="string" office:string-value="+128">
            <text:p>+128</text:p>
          </table:table-cell>
          <table:table-cell table:style-name="ce55" table:formula="of:=MID(['Charpad Export'.N239];2;2)" office:value-type="string" office:string-value="0B">
            <text:p>0B</text:p>
          </table:table-cell>
          <table:table-cell table:style-name="ce50" table:formula="of:=HEX2DEC([.M61])" office:value-type="float" office:value="11">
            <text:p>11</text:p>
          </table:table-cell>
          <table:table-cell table:style-name="ce50" table:formula="of:=IF([.N61]=0;&quot;{black}&quot;;IF([.N61]=1;&quot;{white}&quot;;IF([.N61]=2;&quot;{red}&quot;;IF([.N61]=3;&quot;{cyan}&quot;;IF([.N61]=4;&quot;{purple}&quot;;IF([.N61]=5;&quot;{green}&quot;;IF([.N61]=6;&quot;{blue}&quot;;IF([.N61]=7;&quot;{yellow}&quot;;IF([.N61]=8;&quot;{orange}&quot;;IF([.N61]=9;&quot;{brown}&quot;;IF([.N61]=10;&quot;{lt. red}&quot;;IF([.N61]=11;&quot;{gray1}&quot;;IF([.N61]=12;&quot;{gray2}&quot;;IF([.N61]=13;&quot;{lt. green}&quot;;IF([.N61]=14;&quot;{lt. blue}&quot;;IF([.N61]=15;&quot;{gray3}&quot;))))))))))))))))" office:value-type="string" office:string-value="{gray1}">
            <text:p>{gray1}</text:p>
          </table:table-cell>
          <table:table-cell table:style-name="ce57" table:formula="of:=[.M61]" office:value-type="string" office:string-value="0B">
            <text:p>0B</text:p>
          </table:table-cell>
          <table:table-cell table:style-name="ce50" table:formula="of:=HEX2DEC([.P61])" office:value-type="float" office:value="11">
            <text:p>11</text:p>
          </table:table-cell>
          <table:table-cell table:style-name="ce50" table:formula="of:=IF([.Q61]=0;&quot;{black}&quot;;IF([.Q61]=1;&quot;{white}&quot;;IF([.Q61]=2;&quot;{red}&quot;;IF([.Q61]=3;&quot;{cyan}&quot;;IF([.Q61]=4;&quot;{purple}&quot;;IF([.Q61]=5;&quot;{green}&quot;;IF([.Q61]=6;&quot;{blue}&quot;;IF([.Q61]=7;&quot;{yellow}&quot;;IF([.Q61]=8;&quot;{orange}&quot;;IF([.Q61]=9;&quot;{brown}&quot;;IF([.Q61]=10;&quot;{lt. red}&quot;;IF([.Q61]=11;&quot;{gray1}&quot;;IF([.Q61]=12;&quot;{gray2}&quot;;IF([.Q61]=13;&quot;{lt. green}&quot;;IF([.Q61]=14;&quot;{lt. blue}&quot;;IF([.Q61]=15;&quot;{gray3}&quot;))))))))))))))))" office:value-type="string" office:string-value="{gray1}">
            <text:p>{gray1}</text:p>
          </table:table-cell>
          <table:table-cell table:style-name="ce57" table:formula="of:=[.M61]" office:value-type="string" office:string-value="0B">
            <text:p>0B</text:p>
          </table:table-cell>
          <table:table-cell table:style-name="ce50" table:formula="of:=HEX2DEC([.S61])" office:value-type="float" office:value="11">
            <text:p>11</text:p>
          </table:table-cell>
          <table:table-cell table:style-name="ce50" table:formula="of:=IF([.T61]=0;&quot;{black}&quot;;IF([.T61]=1;&quot;{white}&quot;;IF([.T61]=2;&quot;{red}&quot;;IF([.T61]=3;&quot;{cyan}&quot;;IF([.T61]=4;&quot;{purple}&quot;;IF([.T61]=5;&quot;{green}&quot;;IF([.T61]=6;&quot;{blue}&quot;;IF([.T61]=7;&quot;{yellow}&quot;;IF([.T61]=8;&quot;{orange}&quot;;IF([.T61]=9;&quot;{brown}&quot;;IF([.T61]=10;&quot;{lt. red}&quot;;IF([.T61]=11;&quot;{gray1}&quot;;IF([.T61]=12;&quot;{gray2}&quot;;IF([.T61]=13;&quot;{lt. green}&quot;;IF([.T61]=14;&quot;{lt. blue}&quot;;IF([.T61]=15;&quot;{gray3}&quot;))))))))))))))))" office:value-type="string" office:string-value="{gray1}">
            <text:p>{gray1}</text:p>
          </table:table-cell>
          <table:table-cell table:style-name="ce62" table:formula="of:=[.M61]" office:value-type="string" office:string-value="0B">
            <text:p>0B</text:p>
          </table:table-cell>
          <table:table-cell table:style-name="ce50" table:formula="of:=HEX2DEC([.V61])" office:value-type="float" office:value="11">
            <text:p>11</text:p>
          </table:table-cell>
          <table:table-cell table:style-name="ce50" table:formula="of:=IF([.W61]=0;&quot;{black}&quot;;IF([.W61]=1;&quot;{white}&quot;;IF([.W61]=2;&quot;{red}&quot;;IF([.W61]=3;&quot;{cyan}&quot;;IF([.W61]=4;&quot;{purple}&quot;;IF([.W61]=5;&quot;{green}&quot;;IF([.W61]=6;&quot;{blue}&quot;;IF([.W61]=7;&quot;{yellow}&quot;;IF([.W61]=8;&quot;{orange}&quot;;IF([.W61]=9;&quot;{brown}&quot;;IF([.W61]=10;&quot;{lt. red}&quot;;IF([.W61]=11;&quot;{gray1}&quot;;IF([.W61]=12;&quot;{gray2}&quot;;IF([.W61]=13;&quot;{lt. green}&quot;;IF([.W61]=14;&quot;{lt. blue}&quot;;IF([.W61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61]" office:value-type="string" office:string-value="{gray1}">
            <text:p>{gray1}</text:p>
          </table:table-cell>
          <table:table-cell table:style-name="ce73" table:formula="of:=IF(AND([.E61]&gt;=128;[.E61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61]+[.I61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61]&gt;=128;[.F61]&lt;=255);&quot;{rvrs on}&quot;;&quot;{rvrs off}&quot;)" office:value-type="string" office:string-value="{rvrs off}">
            <text:p>{rvrs off}</text:p>
          </table:table-cell>
          <table:table-cell table:style-name="ce73" table:formula="of:=[.R61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61]+[.J61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61]&gt;=128;[.G61]&lt;=255);&quot;{rvrs on}&quot;;&quot;{rvrs off}&quot;)" office:value-type="string" office:string-value="{rvrs off}">
            <text:p>{rvrs off}</text:p>
          </table:table-cell>
          <table:table-cell table:style-name="ce73" table:formula="of:=[.U61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61]+[.K61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61]&gt;=128;[.H61]&lt;=255);&quot;{rvrs on}&quot;;&quot;{rvrs off}&quot;)" office:value-type="string" office:string-value="{rvrs off}">
            <text:p>{rvrs off}</text:p>
          </table:table-cell>
          <table:table-cell table:style-name="ce73" table:formula="of:=[.X61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61]+[.L61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style-name="ce39" table:formula="of:=MID(['Charpad Export'.F224];2;2)" office:value-type="string" office:string-value="40">
            <text:p>40</text:p>
          </table:table-cell>
          <table:table-cell table:style-name="ce39" table:formula="of:=MID(['Charpad Export'.G224];2;2)" office:value-type="string" office:string-value="40">
            <text:p>40</text:p>
          </table:table-cell>
          <table:table-cell table:style-name="ce39" table:formula="of:=MID(['Charpad Export'.H224];2;2)" office:value-type="string" office:string-value="40">
            <text:p>40</text:p>
          </table:table-cell>
          <table:table-cell table:style-name="ce39" table:formula="of:=MID(['Charpad Export'.I224];2;2)" office:value-type="string" office:string-value="40">
            <text:p>40</text:p>
          </table:table-cell>
          <table:table-cell table:style-name="ce47" table:formula="of:=HEX2DEC([.A62])" office:value-type="float" office:value="64">
            <text:p>64</text:p>
          </table:table-cell>
          <table:table-cell table:style-name="ce50" table:formula="of:=HEX2DEC([.B62])" office:value-type="float" office:value="64">
            <text:p>64</text:p>
          </table:table-cell>
          <table:table-cell table:style-name="ce50" table:formula="of:=HEX2DEC([.C62])" office:value-type="float" office:value="64">
            <text:p>64</text:p>
          </table:table-cell>
          <table:table-cell table:style-name="ce50" table:formula="of:=HEX2DEC([.D62])" office:value-type="float" office:value="64">
            <text:p>64</text:p>
          </table:table-cell>
          <table:table-cell table:style-name="ce51" table:formula="of:=IF(AND([.E62]&gt;=0;[.E62]&lt;=31);&quot;+64&quot;;IF(AND([.E62]&gt;=32;[.E62]&lt;=63);&quot;0&quot;;IF(AND([.E62]&gt;=64;[.E62]&lt;=95);&quot;+128&quot;;IF(AND([.E62]&gt;=96;[.E62]&lt;=127);&quot;+64&quot;;IF(AND([.E62]&gt;=128;[.E62]&lt;=159);&quot;-64&quot;;IF(AND([.E62]&gt;=160;[.E62]&lt;=191);&quot;-128&quot;;IF(AND([.E62]&gt;=192;[.E62]&lt;=254);&quot;0&quot;;IF(AND([.E62]=255);&quot;-64&quot;;&quot;&quot;))))))))" office:value-type="string" office:string-value="+128">
            <text:p>+128</text:p>
          </table:table-cell>
          <table:table-cell table:style-name="ce52" table:formula="of:=IF(AND([.F62]&gt;=0;[.F62]&lt;=31);&quot;+64&quot;;IF(AND([.F62]&gt;=32;[.F62]&lt;=63);&quot;0&quot;;IF(AND([.F62]&gt;=64;[.F62]&lt;=95);&quot;+128&quot;;IF(AND([.F62]&gt;=96;[.F62]&lt;=127);&quot;+64&quot;;IF(AND([.F62]&gt;=128;[.F62]&lt;=159);&quot;-64&quot;;IF(AND([.F62]&gt;=160;[.F62]&lt;=191);&quot;-128&quot;;IF(AND([.F62]&gt;=192;[.F62]&lt;=254);&quot;0&quot;;IF(AND([.F62]=255);&quot;-64&quot;;&quot;&quot;))))))))" office:value-type="string" office:string-value="+128">
            <text:p>+128</text:p>
          </table:table-cell>
          <table:table-cell table:style-name="ce52" table:formula="of:=IF(AND([.G62]&gt;=0;[.G62]&lt;=31);&quot;+64&quot;;IF(AND([.G62]&gt;=32;[.G62]&lt;=63);&quot;0&quot;;IF(AND([.G62]&gt;=64;[.G62]&lt;=95);&quot;+128&quot;;IF(AND([.G62]&gt;=96;[.G62]&lt;=127);&quot;+64&quot;;IF(AND([.G62]&gt;=128;[.G62]&lt;=159);&quot;-64&quot;;IF(AND([.G62]&gt;=160;[.G62]&lt;=191);&quot;-128&quot;;IF(AND([.G62]&gt;=192;[.G62]&lt;=254);&quot;0&quot;;IF(AND([.G62]=255);&quot;-64&quot;;&quot;&quot;))))))))" office:value-type="string" office:string-value="+128">
            <text:p>+128</text:p>
          </table:table-cell>
          <table:table-cell table:style-name="ce52" table:formula="of:=IF(AND([.H62]&gt;=0;[.H62]&lt;=31);&quot;+64&quot;;IF(AND([.H62]&gt;=32;[.H62]&lt;=63);&quot;0&quot;;IF(AND([.H62]&gt;=64;[.H62]&lt;=95);&quot;+128&quot;;IF(AND([.H62]&gt;=96;[.H62]&lt;=127);&quot;+64&quot;;IF(AND([.H62]&gt;=128;[.H62]&lt;=159);&quot;-64&quot;;IF(AND([.H62]&gt;=160;[.H62]&lt;=191);&quot;-128&quot;;IF(AND([.H62]&gt;=192;[.H62]&lt;=254);&quot;0&quot;;IF(AND([.H62]=255);&quot;-64&quot;;&quot;&quot;))))))))" office:value-type="string" office:string-value="+128">
            <text:p>+128</text:p>
          </table:table-cell>
          <table:table-cell table:style-name="ce56" table:formula="of:=MID(['Charpad Export'.O239];2;2)" office:value-type="string" office:string-value="0B">
            <text:p>0B</text:p>
          </table:table-cell>
          <table:table-cell table:style-name="ce50" table:formula="of:=HEX2DEC([.M62])" office:value-type="float" office:value="11">
            <text:p>11</text:p>
          </table:table-cell>
          <table:table-cell table:style-name="ce50" table:formula="of:=IF([.N62]=0;&quot;{black}&quot;;IF([.N62]=1;&quot;{white}&quot;;IF([.N62]=2;&quot;{red}&quot;;IF([.N62]=3;&quot;{cyan}&quot;;IF([.N62]=4;&quot;{purple}&quot;;IF([.N62]=5;&quot;{green}&quot;;IF([.N62]=6;&quot;{blue}&quot;;IF([.N62]=7;&quot;{yellow}&quot;;IF([.N62]=8;&quot;{orange}&quot;;IF([.N62]=9;&quot;{brown}&quot;;IF([.N62]=10;&quot;{lt. red}&quot;;IF([.N62]=11;&quot;{gray1}&quot;;IF([.N62]=12;&quot;{gray2}&quot;;IF([.N62]=13;&quot;{lt. green}&quot;;IF([.N62]=14;&quot;{lt. blue}&quot;;IF([.N62]=15;&quot;{gray3}&quot;))))))))))))))))" office:value-type="string" office:string-value="{gray1}">
            <text:p>{gray1}</text:p>
          </table:table-cell>
          <table:table-cell table:style-name="ce59" table:formula="of:=[.M62]" office:value-type="string" office:string-value="0B">
            <text:p>0B</text:p>
          </table:table-cell>
          <table:table-cell table:style-name="ce50" table:formula="of:=HEX2DEC([.P62])" office:value-type="float" office:value="11">
            <text:p>11</text:p>
          </table:table-cell>
          <table:table-cell table:style-name="ce50" table:formula="of:=IF([.Q62]=0;&quot;{black}&quot;;IF([.Q62]=1;&quot;{white}&quot;;IF([.Q62]=2;&quot;{red}&quot;;IF([.Q62]=3;&quot;{cyan}&quot;;IF([.Q62]=4;&quot;{purple}&quot;;IF([.Q62]=5;&quot;{green}&quot;;IF([.Q62]=6;&quot;{blue}&quot;;IF([.Q62]=7;&quot;{yellow}&quot;;IF([.Q62]=8;&quot;{orange}&quot;;IF([.Q62]=9;&quot;{brown}&quot;;IF([.Q62]=10;&quot;{lt. red}&quot;;IF([.Q62]=11;&quot;{gray1}&quot;;IF([.Q62]=12;&quot;{gray2}&quot;;IF([.Q62]=13;&quot;{lt. green}&quot;;IF([.Q62]=14;&quot;{lt. blue}&quot;;IF([.Q62]=15;&quot;{gray3}&quot;))))))))))))))))" office:value-type="string" office:string-value="{gray1}">
            <text:p>{gray1}</text:p>
          </table:table-cell>
          <table:table-cell table:style-name="ce59" table:formula="of:=[.M62]" office:value-type="string" office:string-value="0B">
            <text:p>0B</text:p>
          </table:table-cell>
          <table:table-cell table:style-name="ce50" table:formula="of:=HEX2DEC([.S62])" office:value-type="float" office:value="11">
            <text:p>11</text:p>
          </table:table-cell>
          <table:table-cell table:style-name="ce50" table:formula="of:=IF([.T62]=0;&quot;{black}&quot;;IF([.T62]=1;&quot;{white}&quot;;IF([.T62]=2;&quot;{red}&quot;;IF([.T62]=3;&quot;{cyan}&quot;;IF([.T62]=4;&quot;{purple}&quot;;IF([.T62]=5;&quot;{green}&quot;;IF([.T62]=6;&quot;{blue}&quot;;IF([.T62]=7;&quot;{yellow}&quot;;IF([.T62]=8;&quot;{orange}&quot;;IF([.T62]=9;&quot;{brown}&quot;;IF([.T62]=10;&quot;{lt. red}&quot;;IF([.T62]=11;&quot;{gray1}&quot;;IF([.T62]=12;&quot;{gray2}&quot;;IF([.T62]=13;&quot;{lt. green}&quot;;IF([.T62]=14;&quot;{lt. blue}&quot;;IF([.T62]=15;&quot;{gray3}&quot;))))))))))))))))" office:value-type="string" office:string-value="{gray1}">
            <text:p>{gray1}</text:p>
          </table:table-cell>
          <table:table-cell table:style-name="ce61" table:formula="of:=[.M62]" office:value-type="string" office:string-value="0B">
            <text:p>0B</text:p>
          </table:table-cell>
          <table:table-cell table:style-name="ce50" table:formula="of:=HEX2DEC([.V62])" office:value-type="float" office:value="11">
            <text:p>11</text:p>
          </table:table-cell>
          <table:table-cell table:style-name="ce50" table:formula="of:=IF([.W62]=0;&quot;{black}&quot;;IF([.W62]=1;&quot;{white}&quot;;IF([.W62]=2;&quot;{red}&quot;;IF([.W62]=3;&quot;{cyan}&quot;;IF([.W62]=4;&quot;{purple}&quot;;IF([.W62]=5;&quot;{green}&quot;;IF([.W62]=6;&quot;{blue}&quot;;IF([.W62]=7;&quot;{yellow}&quot;;IF([.W62]=8;&quot;{orange}&quot;;IF([.W62]=9;&quot;{brown}&quot;;IF([.W62]=10;&quot;{lt. red}&quot;;IF([.W62]=11;&quot;{gray1}&quot;;IF([.W62]=12;&quot;{gray2}&quot;;IF([.W62]=13;&quot;{lt. green}&quot;;IF([.W62]=14;&quot;{lt. blue}&quot;;IF([.W62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62]" office:value-type="string" office:string-value="{gray1}">
            <text:p>{gray1}</text:p>
          </table:table-cell>
          <table:table-cell table:style-name="ce73" table:formula="of:=IF(AND([.E62]&gt;=128;[.E62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62]+[.I62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62]&gt;=128;[.F62]&lt;=255);&quot;{rvrs on}&quot;;&quot;{rvrs off}&quot;)" office:value-type="string" office:string-value="{rvrs off}">
            <text:p>{rvrs off}</text:p>
          </table:table-cell>
          <table:table-cell table:style-name="ce73" table:formula="of:=[.R62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62]+[.J62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62]&gt;=128;[.G62]&lt;=255);&quot;{rvrs on}&quot;;&quot;{rvrs off}&quot;)" office:value-type="string" office:string-value="{rvrs off}">
            <text:p>{rvrs off}</text:p>
          </table:table-cell>
          <table:table-cell table:style-name="ce73" table:formula="of:=[.U62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62]+[.K62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62]&gt;=128;[.H62]&lt;=255);&quot;{rvrs on}&quot;;&quot;{rvrs off}&quot;)" office:value-type="string" office:string-value="{rvrs off}">
            <text:p>{rvrs off}</text:p>
          </table:table-cell>
          <table:table-cell table:style-name="ce73" table:formula="of:=[.X62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62]+[.L62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61">
            <text:p>61</text:p>
          </table:table-cell>
          <table:table-cell table:number-columns-repeated="6"/>
        </table:table-row>
        <table:table-row table:style-name="ro1">
          <table:table-cell table:style-name="ce39" table:formula="of:=MID(['Charpad Export'.J224];2;2)" office:value-type="string" office:string-value="40">
            <text:p>40</text:p>
          </table:table-cell>
          <table:table-cell table:style-name="ce39" table:formula="of:=MID(['Charpad Export'.K224];2;2)" office:value-type="string" office:string-value="40">
            <text:p>40</text:p>
          </table:table-cell>
          <table:table-cell table:style-name="ce39" table:formula="of:=MID(['Charpad Export'.L224];2;2)" office:value-type="string" office:string-value="40">
            <text:p>40</text:p>
          </table:table-cell>
          <table:table-cell table:style-name="ce39" table:formula="of:=MID(['Charpad Export'.M224];2;2)" office:value-type="string" office:string-value="40">
            <text:p>40</text:p>
          </table:table-cell>
          <table:table-cell table:style-name="ce47" table:formula="of:=HEX2DEC([.A63])" office:value-type="float" office:value="64">
            <text:p>64</text:p>
          </table:table-cell>
          <table:table-cell table:style-name="ce50" table:formula="of:=HEX2DEC([.B63])" office:value-type="float" office:value="64">
            <text:p>64</text:p>
          </table:table-cell>
          <table:table-cell table:style-name="ce50" table:formula="of:=HEX2DEC([.C63])" office:value-type="float" office:value="64">
            <text:p>64</text:p>
          </table:table-cell>
          <table:table-cell table:style-name="ce50" table:formula="of:=HEX2DEC([.D63])" office:value-type="float" office:value="64">
            <text:p>64</text:p>
          </table:table-cell>
          <table:table-cell table:style-name="ce51" table:formula="of:=IF(AND([.E63]&gt;=0;[.E63]&lt;=31);&quot;+64&quot;;IF(AND([.E63]&gt;=32;[.E63]&lt;=63);&quot;0&quot;;IF(AND([.E63]&gt;=64;[.E63]&lt;=95);&quot;+128&quot;;IF(AND([.E63]&gt;=96;[.E63]&lt;=127);&quot;+64&quot;;IF(AND([.E63]&gt;=128;[.E63]&lt;=159);&quot;-64&quot;;IF(AND([.E63]&gt;=160;[.E63]&lt;=191);&quot;-128&quot;;IF(AND([.E63]&gt;=192;[.E63]&lt;=254);&quot;0&quot;;IF(AND([.E63]=255);&quot;-64&quot;;&quot;&quot;))))))))" office:value-type="string" office:string-value="+128">
            <text:p>+128</text:p>
          </table:table-cell>
          <table:table-cell table:style-name="ce52" table:formula="of:=IF(AND([.F63]&gt;=0;[.F63]&lt;=31);&quot;+64&quot;;IF(AND([.F63]&gt;=32;[.F63]&lt;=63);&quot;0&quot;;IF(AND([.F63]&gt;=64;[.F63]&lt;=95);&quot;+128&quot;;IF(AND([.F63]&gt;=96;[.F63]&lt;=127);&quot;+64&quot;;IF(AND([.F63]&gt;=128;[.F63]&lt;=159);&quot;-64&quot;;IF(AND([.F63]&gt;=160;[.F63]&lt;=191);&quot;-128&quot;;IF(AND([.F63]&gt;=192;[.F63]&lt;=254);&quot;0&quot;;IF(AND([.F63]=255);&quot;-64&quot;;&quot;&quot;))))))))" office:value-type="string" office:string-value="+128">
            <text:p>+128</text:p>
          </table:table-cell>
          <table:table-cell table:style-name="ce52" table:formula="of:=IF(AND([.G63]&gt;=0;[.G63]&lt;=31);&quot;+64&quot;;IF(AND([.G63]&gt;=32;[.G63]&lt;=63);&quot;0&quot;;IF(AND([.G63]&gt;=64;[.G63]&lt;=95);&quot;+128&quot;;IF(AND([.G63]&gt;=96;[.G63]&lt;=127);&quot;+64&quot;;IF(AND([.G63]&gt;=128;[.G63]&lt;=159);&quot;-64&quot;;IF(AND([.G63]&gt;=160;[.G63]&lt;=191);&quot;-128&quot;;IF(AND([.G63]&gt;=192;[.G63]&lt;=254);&quot;0&quot;;IF(AND([.G63]=255);&quot;-64&quot;;&quot;&quot;))))))))" office:value-type="string" office:string-value="+128">
            <text:p>+128</text:p>
          </table:table-cell>
          <table:table-cell table:style-name="ce52" table:formula="of:=IF(AND([.H63]&gt;=0;[.H63]&lt;=31);&quot;+64&quot;;IF(AND([.H63]&gt;=32;[.H63]&lt;=63);&quot;0&quot;;IF(AND([.H63]&gt;=64;[.H63]&lt;=95);&quot;+128&quot;;IF(AND([.H63]&gt;=96;[.H63]&lt;=127);&quot;+64&quot;;IF(AND([.H63]&gt;=128;[.H63]&lt;=159);&quot;-64&quot;;IF(AND([.H63]&gt;=160;[.H63]&lt;=191);&quot;-128&quot;;IF(AND([.H63]&gt;=192;[.H63]&lt;=254);&quot;0&quot;;IF(AND([.H63]=255);&quot;-64&quot;;&quot;&quot;))))))))" office:value-type="string" office:string-value="+128">
            <text:p>+128</text:p>
          </table:table-cell>
          <table:table-cell table:style-name="ce55" table:formula="of:=MID(['Charpad Export'.P239];2;2)" office:value-type="string" office:string-value="0B">
            <text:p>0B</text:p>
          </table:table-cell>
          <table:table-cell table:style-name="ce50" table:formula="of:=HEX2DEC([.M63])" office:value-type="float" office:value="11">
            <text:p>11</text:p>
          </table:table-cell>
          <table:table-cell table:style-name="ce50" table:formula="of:=IF([.N63]=0;&quot;{black}&quot;;IF([.N63]=1;&quot;{white}&quot;;IF([.N63]=2;&quot;{red}&quot;;IF([.N63]=3;&quot;{cyan}&quot;;IF([.N63]=4;&quot;{purple}&quot;;IF([.N63]=5;&quot;{green}&quot;;IF([.N63]=6;&quot;{blue}&quot;;IF([.N63]=7;&quot;{yellow}&quot;;IF([.N63]=8;&quot;{orange}&quot;;IF([.N63]=9;&quot;{brown}&quot;;IF([.N63]=10;&quot;{lt. red}&quot;;IF([.N63]=11;&quot;{gray1}&quot;;IF([.N63]=12;&quot;{gray2}&quot;;IF([.N63]=13;&quot;{lt. green}&quot;;IF([.N63]=14;&quot;{lt. blue}&quot;;IF([.N63]=15;&quot;{gray3}&quot;))))))))))))))))" office:value-type="string" office:string-value="{gray1}">
            <text:p>{gray1}</text:p>
          </table:table-cell>
          <table:table-cell table:style-name="ce57" table:formula="of:=[.M63]" office:value-type="string" office:string-value="0B">
            <text:p>0B</text:p>
          </table:table-cell>
          <table:table-cell table:style-name="ce50" table:formula="of:=HEX2DEC([.P63])" office:value-type="float" office:value="11">
            <text:p>11</text:p>
          </table:table-cell>
          <table:table-cell table:style-name="ce50" table:formula="of:=IF([.Q63]=0;&quot;{black}&quot;;IF([.Q63]=1;&quot;{white}&quot;;IF([.Q63]=2;&quot;{red}&quot;;IF([.Q63]=3;&quot;{cyan}&quot;;IF([.Q63]=4;&quot;{purple}&quot;;IF([.Q63]=5;&quot;{green}&quot;;IF([.Q63]=6;&quot;{blue}&quot;;IF([.Q63]=7;&quot;{yellow}&quot;;IF([.Q63]=8;&quot;{orange}&quot;;IF([.Q63]=9;&quot;{brown}&quot;;IF([.Q63]=10;&quot;{lt. red}&quot;;IF([.Q63]=11;&quot;{gray1}&quot;;IF([.Q63]=12;&quot;{gray2}&quot;;IF([.Q63]=13;&quot;{lt. green}&quot;;IF([.Q63]=14;&quot;{lt. blue}&quot;;IF([.Q63]=15;&quot;{gray3}&quot;))))))))))))))))" office:value-type="string" office:string-value="{gray1}">
            <text:p>{gray1}</text:p>
          </table:table-cell>
          <table:table-cell table:style-name="ce57" table:formula="of:=[.M63]" office:value-type="string" office:string-value="0B">
            <text:p>0B</text:p>
          </table:table-cell>
          <table:table-cell table:style-name="ce50" table:formula="of:=HEX2DEC([.S63])" office:value-type="float" office:value="11">
            <text:p>11</text:p>
          </table:table-cell>
          <table:table-cell table:style-name="ce50" table:formula="of:=IF([.T63]=0;&quot;{black}&quot;;IF([.T63]=1;&quot;{white}&quot;;IF([.T63]=2;&quot;{red}&quot;;IF([.T63]=3;&quot;{cyan}&quot;;IF([.T63]=4;&quot;{purple}&quot;;IF([.T63]=5;&quot;{green}&quot;;IF([.T63]=6;&quot;{blue}&quot;;IF([.T63]=7;&quot;{yellow}&quot;;IF([.T63]=8;&quot;{orange}&quot;;IF([.T63]=9;&quot;{brown}&quot;;IF([.T63]=10;&quot;{lt. red}&quot;;IF([.T63]=11;&quot;{gray1}&quot;;IF([.T63]=12;&quot;{gray2}&quot;;IF([.T63]=13;&quot;{lt. green}&quot;;IF([.T63]=14;&quot;{lt. blue}&quot;;IF([.T63]=15;&quot;{gray3}&quot;))))))))))))))))" office:value-type="string" office:string-value="{gray1}">
            <text:p>{gray1}</text:p>
          </table:table-cell>
          <table:table-cell table:style-name="ce62" table:formula="of:=[.M63]" office:value-type="string" office:string-value="0B">
            <text:p>0B</text:p>
          </table:table-cell>
          <table:table-cell table:style-name="ce50" table:formula="of:=HEX2DEC([.V63])" office:value-type="float" office:value="11">
            <text:p>11</text:p>
          </table:table-cell>
          <table:table-cell table:style-name="ce50" table:formula="of:=IF([.W63]=0;&quot;{black}&quot;;IF([.W63]=1;&quot;{white}&quot;;IF([.W63]=2;&quot;{red}&quot;;IF([.W63]=3;&quot;{cyan}&quot;;IF([.W63]=4;&quot;{purple}&quot;;IF([.W63]=5;&quot;{green}&quot;;IF([.W63]=6;&quot;{blue}&quot;;IF([.W63]=7;&quot;{yellow}&quot;;IF([.W63]=8;&quot;{orange}&quot;;IF([.W63]=9;&quot;{brown}&quot;;IF([.W63]=10;&quot;{lt. red}&quot;;IF([.W63]=11;&quot;{gray1}&quot;;IF([.W63]=12;&quot;{gray2}&quot;;IF([.W63]=13;&quot;{lt. green}&quot;;IF([.W63]=14;&quot;{lt. blue}&quot;;IF([.W63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63]" office:value-type="string" office:string-value="{gray1}">
            <text:p>{gray1}</text:p>
          </table:table-cell>
          <table:table-cell table:style-name="ce73" table:formula="of:=IF(AND([.E63]&gt;=128;[.E63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63]+[.I63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63]&gt;=128;[.F63]&lt;=255);&quot;{rvrs on}&quot;;&quot;{rvrs off}&quot;)" office:value-type="string" office:string-value="{rvrs off}">
            <text:p>{rvrs off}</text:p>
          </table:table-cell>
          <table:table-cell table:style-name="ce73" table:formula="of:=[.R63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63]+[.J63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63]&gt;=128;[.G63]&lt;=255);&quot;{rvrs on}&quot;;&quot;{rvrs off}&quot;)" office:value-type="string" office:string-value="{rvrs off}">
            <text:p>{rvrs off}</text:p>
          </table:table-cell>
          <table:table-cell table:style-name="ce73" table:formula="of:=[.U63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63]+[.K63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63]&gt;=128;[.H63]&lt;=255);&quot;{rvrs on}&quot;;&quot;{rvrs off}&quot;)" office:value-type="string" office:string-value="{rvrs off}">
            <text:p>{rvrs off}</text:p>
          </table:table-cell>
          <table:table-cell table:style-name="ce73" table:formula="of:=[.X63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63]+[.L63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39" table:formula="of:=MID(['Charpad Export'.N224];2;2)" office:value-type="string" office:string-value="40">
            <text:p>40</text:p>
          </table:table-cell>
          <table:table-cell table:style-name="ce39" table:formula="of:=MID(['Charpad Export'.O224];2;2)" office:value-type="string" office:string-value="40">
            <text:p>40</text:p>
          </table:table-cell>
          <table:table-cell table:style-name="ce39" table:formula="of:=MID(['Charpad Export'.P224];2;2)" office:value-type="string" office:string-value="40">
            <text:p>40</text:p>
          </table:table-cell>
          <table:table-cell table:style-name="ce39" table:formula="of:=MID(['Charpad Export'.Q224];2;2)" office:value-type="string" office:string-value="40">
            <text:p>40</text:p>
          </table:table-cell>
          <table:table-cell table:style-name="ce47" table:formula="of:=HEX2DEC([.A64])" office:value-type="float" office:value="64">
            <text:p>64</text:p>
          </table:table-cell>
          <table:table-cell table:style-name="ce50" table:formula="of:=HEX2DEC([.B64])" office:value-type="float" office:value="64">
            <text:p>64</text:p>
          </table:table-cell>
          <table:table-cell table:style-name="ce50" table:formula="of:=HEX2DEC([.C64])" office:value-type="float" office:value="64">
            <text:p>64</text:p>
          </table:table-cell>
          <table:table-cell table:style-name="ce50" table:formula="of:=HEX2DEC([.D64])" office:value-type="float" office:value="64">
            <text:p>64</text:p>
          </table:table-cell>
          <table:table-cell table:style-name="ce51" table:formula="of:=IF(AND([.E64]&gt;=0;[.E64]&lt;=31);&quot;+64&quot;;IF(AND([.E64]&gt;=32;[.E64]&lt;=63);&quot;0&quot;;IF(AND([.E64]&gt;=64;[.E64]&lt;=95);&quot;+128&quot;;IF(AND([.E64]&gt;=96;[.E64]&lt;=127);&quot;+64&quot;;IF(AND([.E64]&gt;=128;[.E64]&lt;=159);&quot;-64&quot;;IF(AND([.E64]&gt;=160;[.E64]&lt;=191);&quot;-128&quot;;IF(AND([.E64]&gt;=192;[.E64]&lt;=254);&quot;0&quot;;IF(AND([.E64]=255);&quot;-64&quot;;&quot;&quot;))))))))" office:value-type="string" office:string-value="+128">
            <text:p>+128</text:p>
          </table:table-cell>
          <table:table-cell table:style-name="ce52" table:formula="of:=IF(AND([.F64]&gt;=0;[.F64]&lt;=31);&quot;+64&quot;;IF(AND([.F64]&gt;=32;[.F64]&lt;=63);&quot;0&quot;;IF(AND([.F64]&gt;=64;[.F64]&lt;=95);&quot;+128&quot;;IF(AND([.F64]&gt;=96;[.F64]&lt;=127);&quot;+64&quot;;IF(AND([.F64]&gt;=128;[.F64]&lt;=159);&quot;-64&quot;;IF(AND([.F64]&gt;=160;[.F64]&lt;=191);&quot;-128&quot;;IF(AND([.F64]&gt;=192;[.F64]&lt;=254);&quot;0&quot;;IF(AND([.F64]=255);&quot;-64&quot;;&quot;&quot;))))))))" office:value-type="string" office:string-value="+128">
            <text:p>+128</text:p>
          </table:table-cell>
          <table:table-cell table:style-name="ce52" table:formula="of:=IF(AND([.G64]&gt;=0;[.G64]&lt;=31);&quot;+64&quot;;IF(AND([.G64]&gt;=32;[.G64]&lt;=63);&quot;0&quot;;IF(AND([.G64]&gt;=64;[.G64]&lt;=95);&quot;+128&quot;;IF(AND([.G64]&gt;=96;[.G64]&lt;=127);&quot;+64&quot;;IF(AND([.G64]&gt;=128;[.G64]&lt;=159);&quot;-64&quot;;IF(AND([.G64]&gt;=160;[.G64]&lt;=191);&quot;-128&quot;;IF(AND([.G64]&gt;=192;[.G64]&lt;=254);&quot;0&quot;;IF(AND([.G64]=255);&quot;-64&quot;;&quot;&quot;))))))))" office:value-type="string" office:string-value="+128">
            <text:p>+128</text:p>
          </table:table-cell>
          <table:table-cell table:style-name="ce52" table:formula="of:=IF(AND([.H64]&gt;=0;[.H64]&lt;=31);&quot;+64&quot;;IF(AND([.H64]&gt;=32;[.H64]&lt;=63);&quot;0&quot;;IF(AND([.H64]&gt;=64;[.H64]&lt;=95);&quot;+128&quot;;IF(AND([.H64]&gt;=96;[.H64]&lt;=127);&quot;+64&quot;;IF(AND([.H64]&gt;=128;[.H64]&lt;=159);&quot;-64&quot;;IF(AND([.H64]&gt;=160;[.H64]&lt;=191);&quot;-128&quot;;IF(AND([.H64]&gt;=192;[.H64]&lt;=254);&quot;0&quot;;IF(AND([.H64]=255);&quot;-64&quot;;&quot;&quot;))))))))" office:value-type="string" office:string-value="+128">
            <text:p>+128</text:p>
          </table:table-cell>
          <table:table-cell table:style-name="ce56" table:formula="of:=MID(['Charpad Export'.Q239];2;2)" office:value-type="string" office:string-value="0B">
            <text:p>0B</text:p>
          </table:table-cell>
          <table:table-cell table:style-name="ce50" table:formula="of:=HEX2DEC([.M64])" office:value-type="float" office:value="11">
            <text:p>11</text:p>
          </table:table-cell>
          <table:table-cell table:style-name="ce50" table:formula="of:=IF([.N64]=0;&quot;{black}&quot;;IF([.N64]=1;&quot;{white}&quot;;IF([.N64]=2;&quot;{red}&quot;;IF([.N64]=3;&quot;{cyan}&quot;;IF([.N64]=4;&quot;{purple}&quot;;IF([.N64]=5;&quot;{green}&quot;;IF([.N64]=6;&quot;{blue}&quot;;IF([.N64]=7;&quot;{yellow}&quot;;IF([.N64]=8;&quot;{orange}&quot;;IF([.N64]=9;&quot;{brown}&quot;;IF([.N64]=10;&quot;{lt. red}&quot;;IF([.N64]=11;&quot;{gray1}&quot;;IF([.N64]=12;&quot;{gray2}&quot;;IF([.N64]=13;&quot;{lt. green}&quot;;IF([.N64]=14;&quot;{lt. blue}&quot;;IF([.N64]=15;&quot;{gray3}&quot;))))))))))))))))" office:value-type="string" office:string-value="{gray1}">
            <text:p>{gray1}</text:p>
          </table:table-cell>
          <table:table-cell table:style-name="ce59" table:formula="of:=[.M64]" office:value-type="string" office:string-value="0B">
            <text:p>0B</text:p>
          </table:table-cell>
          <table:table-cell table:style-name="ce50" table:formula="of:=HEX2DEC([.P64])" office:value-type="float" office:value="11">
            <text:p>11</text:p>
          </table:table-cell>
          <table:table-cell table:style-name="ce50" table:formula="of:=IF([.Q64]=0;&quot;{black}&quot;;IF([.Q64]=1;&quot;{white}&quot;;IF([.Q64]=2;&quot;{red}&quot;;IF([.Q64]=3;&quot;{cyan}&quot;;IF([.Q64]=4;&quot;{purple}&quot;;IF([.Q64]=5;&quot;{green}&quot;;IF([.Q64]=6;&quot;{blue}&quot;;IF([.Q64]=7;&quot;{yellow}&quot;;IF([.Q64]=8;&quot;{orange}&quot;;IF([.Q64]=9;&quot;{brown}&quot;;IF([.Q64]=10;&quot;{lt. red}&quot;;IF([.Q64]=11;&quot;{gray1}&quot;;IF([.Q64]=12;&quot;{gray2}&quot;;IF([.Q64]=13;&quot;{lt. green}&quot;;IF([.Q64]=14;&quot;{lt. blue}&quot;;IF([.Q64]=15;&quot;{gray3}&quot;))))))))))))))))" office:value-type="string" office:string-value="{gray1}">
            <text:p>{gray1}</text:p>
          </table:table-cell>
          <table:table-cell table:style-name="ce59" table:formula="of:=[.M64]" office:value-type="string" office:string-value="0B">
            <text:p>0B</text:p>
          </table:table-cell>
          <table:table-cell table:style-name="ce50" table:formula="of:=HEX2DEC([.S64])" office:value-type="float" office:value="11">
            <text:p>11</text:p>
          </table:table-cell>
          <table:table-cell table:style-name="ce50" table:formula="of:=IF([.T64]=0;&quot;{black}&quot;;IF([.T64]=1;&quot;{white}&quot;;IF([.T64]=2;&quot;{red}&quot;;IF([.T64]=3;&quot;{cyan}&quot;;IF([.T64]=4;&quot;{purple}&quot;;IF([.T64]=5;&quot;{green}&quot;;IF([.T64]=6;&quot;{blue}&quot;;IF([.T64]=7;&quot;{yellow}&quot;;IF([.T64]=8;&quot;{orange}&quot;;IF([.T64]=9;&quot;{brown}&quot;;IF([.T64]=10;&quot;{lt. red}&quot;;IF([.T64]=11;&quot;{gray1}&quot;;IF([.T64]=12;&quot;{gray2}&quot;;IF([.T64]=13;&quot;{lt. green}&quot;;IF([.T64]=14;&quot;{lt. blue}&quot;;IF([.T64]=15;&quot;{gray3}&quot;))))))))))))))))" office:value-type="string" office:string-value="{gray1}">
            <text:p>{gray1}</text:p>
          </table:table-cell>
          <table:table-cell table:style-name="ce61" table:formula="of:=[.M64]" office:value-type="string" office:string-value="0B">
            <text:p>0B</text:p>
          </table:table-cell>
          <table:table-cell table:style-name="ce50" table:formula="of:=HEX2DEC([.V64])" office:value-type="float" office:value="11">
            <text:p>11</text:p>
          </table:table-cell>
          <table:table-cell table:style-name="ce50" table:formula="of:=IF([.W64]=0;&quot;{black}&quot;;IF([.W64]=1;&quot;{white}&quot;;IF([.W64]=2;&quot;{red}&quot;;IF([.W64]=3;&quot;{cyan}&quot;;IF([.W64]=4;&quot;{purple}&quot;;IF([.W64]=5;&quot;{green}&quot;;IF([.W64]=6;&quot;{blue}&quot;;IF([.W64]=7;&quot;{yellow}&quot;;IF([.W64]=8;&quot;{orange}&quot;;IF([.W64]=9;&quot;{brown}&quot;;IF([.W64]=10;&quot;{lt. red}&quot;;IF([.W64]=11;&quot;{gray1}&quot;;IF([.W64]=12;&quot;{gray2}&quot;;IF([.W64]=13;&quot;{lt. green}&quot;;IF([.W64]=14;&quot;{lt. blue}&quot;;IF([.W64]=15;&quot;{gray3}&quot;))))))))))))))))" office:value-type="string" office:string-value="{gray1}">
            <text:p>{gray1}</text:p>
          </table:table-cell>
          <table:table-cell table:style-name="ce67" office:value-type="string">
            <text:p>data"</text:p>
          </table:table-cell>
          <table:table-cell table:style-name="ce73" table:formula="of:=[.O64]" office:value-type="string" office:string-value="{gray1}">
            <text:p>{gray1}</text:p>
          </table:table-cell>
          <table:table-cell table:style-name="ce73" table:formula="of:=IF(AND([.E64]&gt;=128;[.E64]&lt;=255);&quot;{rvrs on}&quot;;&quot;{rvrs off}&quot;)" office:value-type="string" office:string-value="{rvrs off}">
            <text:p>{rvrs off}</text:p>
          </table:table-cell>
          <table:table-cell table:style-name="ce73" office:value-type="string">
            <text:p>{</text:p>
          </table:table-cell>
          <table:table-cell table:style-name="ce73" table:formula="of:=[.E64]+[.I64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F64]&gt;=128;[.F64]&lt;=255);&quot;{rvrs on}&quot;;&quot;{rvrs off}&quot;)" office:value-type="string" office:string-value="{rvrs off}">
            <text:p>{rvrs off}</text:p>
          </table:table-cell>
          <table:table-cell table:style-name="ce73" table:formula="of:=[.R64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F64]+[.J64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64]&gt;=128;[.G64]&lt;=255);&quot;{rvrs on}&quot;;&quot;{rvrs off}&quot;)" office:value-type="string" office:string-value="{rvrs off}">
            <text:p>{rvrs off}</text:p>
          </table:table-cell>
          <table:table-cell table:style-name="ce73" table:formula="of:=[.U64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G64]+[.K64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3" table:formula="of:=IF(AND([.H64]&gt;=128;[.H64]&lt;=255);&quot;{rvrs on}&quot;;&quot;{rvrs off}&quot;)" office:value-type="string" office:string-value="{rvrs off}">
            <text:p>{rvrs off}</text:p>
          </table:table-cell>
          <table:table-cell table:style-name="ce73" table:formula="of:=[.X64]" office:value-type="string" office:string-value="{gray1}">
            <text:p>{gray1}</text:p>
          </table:table-cell>
          <table:table-cell table:style-name="ce73" office:value-type="string">
            <text:p>{</text:p>
          </table:table-cell>
          <table:table-cell table:style-name="ce73" table:formula="of:=[.H64]+[.L64]" office:value-type="float" office:value="192">
            <text:p>192</text:p>
          </table:table-cell>
          <table:table-cell table:style-name="ce73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1" office:value-type="float" office:value="63">
            <text:p>63</text:p>
          </table:table-cell>
          <table:table-cell table:number-columns-repeated="6"/>
        </table:table-row>
        <table:table-row table:style-name="ro1">
          <table:table-cell table:style-name="ce43" table:formula="of:=MID(['Charpad Export'.B225];2;2)" office:value-type="string" office:string-value="D5">
            <text:p>D5</text:p>
          </table:table-cell>
          <table:table-cell table:style-name="ce43" table:formula="of:=MID(['Charpad Export'.C225];2;2)" office:value-type="string" office:string-value="D7">
            <text:p>D7</text:p>
          </table:table-cell>
          <table:table-cell table:style-name="ce43" table:formula="of:=MID(['Charpad Export'.D225];2;2)" office:value-type="string" office:string-value="D9">
            <text:p>D9</text:p>
          </table:table-cell>
          <table:table-cell table:style-name="ce43" table:formula="of:=MID(['Charpad Export'.E225];2;2)" office:value-type="string" office:string-value="DA">
            <text:p>DA</text:p>
          </table:table-cell>
          <table:table-cell table:style-name="ce47" table:formula="of:=HEX2DEC([.A65])" office:value-type="float" office:value="213">
            <text:p>213</text:p>
          </table:table-cell>
          <table:table-cell table:style-name="ce50" table:formula="of:=HEX2DEC([.B65])" office:value-type="float" office:value="215">
            <text:p>215</text:p>
          </table:table-cell>
          <table:table-cell table:style-name="ce50" table:formula="of:=HEX2DEC([.C65])" office:value-type="float" office:value="217">
            <text:p>217</text:p>
          </table:table-cell>
          <table:table-cell table:style-name="ce50" table:formula="of:=HEX2DEC([.D65])" office:value-type="float" office:value="218">
            <text:p>218</text:p>
          </table:table-cell>
          <table:table-cell table:style-name="ce51" table:formula="of:=IF(AND([.E65]&gt;=0;[.E65]&lt;=31);&quot;+64&quot;;IF(AND([.E65]&gt;=32;[.E65]&lt;=63);&quot;0&quot;;IF(AND([.E65]&gt;=64;[.E65]&lt;=95);&quot;+128&quot;;IF(AND([.E65]&gt;=96;[.E65]&lt;=127);&quot;+64&quot;;IF(AND([.E65]&gt;=128;[.E65]&lt;=159);&quot;-64&quot;;IF(AND([.E65]&gt;=160;[.E65]&lt;=191);&quot;-128&quot;;IF(AND([.E65]&gt;=192;[.E65]&lt;=254);&quot;0&quot;;IF(AND([.E65]=255);&quot;-64&quot;;&quot;&quot;))))))))" office:value-type="string" office:string-value="0">
            <text:p>0</text:p>
          </table:table-cell>
          <table:table-cell table:style-name="ce52" table:formula="of:=IF(AND([.F65]&gt;=0;[.F65]&lt;=31);&quot;+64&quot;;IF(AND([.F65]&gt;=32;[.F65]&lt;=63);&quot;0&quot;;IF(AND([.F65]&gt;=64;[.F65]&lt;=95);&quot;+128&quot;;IF(AND([.F65]&gt;=96;[.F65]&lt;=127);&quot;+64&quot;;IF(AND([.F65]&gt;=128;[.F65]&lt;=159);&quot;-64&quot;;IF(AND([.F65]&gt;=160;[.F65]&lt;=191);&quot;-128&quot;;IF(AND([.F65]&gt;=192;[.F65]&lt;=254);&quot;0&quot;;IF(AND([.F65]=255);&quot;-64&quot;;&quot;&quot;))))))))" office:value-type="string" office:string-value="0">
            <text:p>0</text:p>
          </table:table-cell>
          <table:table-cell table:style-name="ce52" table:formula="of:=IF(AND([.G65]&gt;=0;[.G65]&lt;=31);&quot;+64&quot;;IF(AND([.G65]&gt;=32;[.G65]&lt;=63);&quot;0&quot;;IF(AND([.G65]&gt;=64;[.G65]&lt;=95);&quot;+128&quot;;IF(AND([.G65]&gt;=96;[.G65]&lt;=127);&quot;+64&quot;;IF(AND([.G65]&gt;=128;[.G65]&lt;=159);&quot;-64&quot;;IF(AND([.G65]&gt;=160;[.G65]&lt;=191);&quot;-128&quot;;IF(AND([.G65]&gt;=192;[.G65]&lt;=254);&quot;0&quot;;IF(AND([.G65]=255);&quot;-64&quot;;&quot;&quot;))))))))" office:value-type="string" office:string-value="0">
            <text:p>0</text:p>
          </table:table-cell>
          <table:table-cell table:style-name="ce52" table:formula="of:=IF(AND([.H65]&gt;=0;[.H65]&lt;=31);&quot;+64&quot;;IF(AND([.H65]&gt;=32;[.H65]&lt;=63);&quot;0&quot;;IF(AND([.H65]&gt;=64;[.H65]&lt;=95);&quot;+128&quot;;IF(AND([.H65]&gt;=96;[.H65]&lt;=127);&quot;+64&quot;;IF(AND([.H65]&gt;=128;[.H65]&lt;=159);&quot;-64&quot;;IF(AND([.H65]&gt;=160;[.H65]&lt;=191);&quot;-128&quot;;IF(AND([.H65]&gt;=192;[.H65]&lt;=254);&quot;0&quot;;IF(AND([.H65]=255);&quot;-64&quot;;&quot;&quot;))))))))" office:value-type="string" office:string-value="0">
            <text:p>0</text:p>
          </table:table-cell>
          <table:table-cell table:style-name="ce55" table:formula="of:=MID(['Charpad Export'.B240];2;2)" office:value-type="string" office:string-value="0D">
            <text:p>0D</text:p>
          </table:table-cell>
          <table:table-cell table:style-name="ce50" table:formula="of:=HEX2DEC([.M65])" office:value-type="float" office:value="13">
            <text:p>13</text:p>
          </table:table-cell>
          <table:table-cell table:style-name="ce50" table:formula="of:=IF([.N65]=0;&quot;{black}&quot;;IF([.N65]=1;&quot;{white}&quot;;IF([.N65]=2;&quot;{red}&quot;;IF([.N65]=3;&quot;{cyan}&quot;;IF([.N65]=4;&quot;{purple}&quot;;IF([.N65]=5;&quot;{green}&quot;;IF([.N65]=6;&quot;{blue}&quot;;IF([.N65]=7;&quot;{yellow}&quot;;IF([.N65]=8;&quot;{orange}&quot;;IF([.N65]=9;&quot;{brown}&quot;;IF([.N65]=10;&quot;{lt. red}&quot;;IF([.N65]=11;&quot;{gray1}&quot;;IF([.N65]=12;&quot;{gray2}&quot;;IF([.N65]=13;&quot;{lt. green}&quot;;IF([.N65]=14;&quot;{lt. blue}&quot;;IF([.N65]=15;&quot;{gray3}&quot;))))))))))))))))" office:value-type="string" office:string-value="{lt. green}">
            <text:p>{lt. green}</text:p>
          </table:table-cell>
          <table:table-cell table:style-name="ce57" table:formula="of:=[.M65]" office:value-type="string" office:string-value="0D">
            <text:p>0D</text:p>
          </table:table-cell>
          <table:table-cell table:style-name="ce50" table:formula="of:=HEX2DEC([.P65])" office:value-type="float" office:value="13">
            <text:p>13</text:p>
          </table:table-cell>
          <table:table-cell table:style-name="ce50" table:formula="of:=IF([.Q65]=0;&quot;{black}&quot;;IF([.Q65]=1;&quot;{white}&quot;;IF([.Q65]=2;&quot;{red}&quot;;IF([.Q65]=3;&quot;{cyan}&quot;;IF([.Q65]=4;&quot;{purple}&quot;;IF([.Q65]=5;&quot;{green}&quot;;IF([.Q65]=6;&quot;{blue}&quot;;IF([.Q65]=7;&quot;{yellow}&quot;;IF([.Q65]=8;&quot;{orange}&quot;;IF([.Q65]=9;&quot;{brown}&quot;;IF([.Q65]=10;&quot;{lt. red}&quot;;IF([.Q65]=11;&quot;{gray1}&quot;;IF([.Q65]=12;&quot;{gray2}&quot;;IF([.Q65]=13;&quot;{lt. green}&quot;;IF([.Q65]=14;&quot;{lt. blue}&quot;;IF([.Q65]=15;&quot;{gray3}&quot;))))))))))))))))" office:value-type="string" office:string-value="{lt. green}">
            <text:p>{lt. green}</text:p>
          </table:table-cell>
          <table:table-cell table:style-name="ce57" table:formula="of:=[.M65]" office:value-type="string" office:string-value="0D">
            <text:p>0D</text:p>
          </table:table-cell>
          <table:table-cell table:style-name="ce50" table:formula="of:=HEX2DEC([.S65])" office:value-type="float" office:value="13">
            <text:p>13</text:p>
          </table:table-cell>
          <table:table-cell table:style-name="ce50" table:formula="of:=IF([.T65]=0;&quot;{black}&quot;;IF([.T65]=1;&quot;{white}&quot;;IF([.T65]=2;&quot;{red}&quot;;IF([.T65]=3;&quot;{cyan}&quot;;IF([.T65]=4;&quot;{purple}&quot;;IF([.T65]=5;&quot;{green}&quot;;IF([.T65]=6;&quot;{blue}&quot;;IF([.T65]=7;&quot;{yellow}&quot;;IF([.T65]=8;&quot;{orange}&quot;;IF([.T65]=9;&quot;{brown}&quot;;IF([.T65]=10;&quot;{lt. red}&quot;;IF([.T65]=11;&quot;{gray1}&quot;;IF([.T65]=12;&quot;{gray2}&quot;;IF([.T65]=13;&quot;{lt. green}&quot;;IF([.T65]=14;&quot;{lt. blue}&quot;;IF([.T65]=15;&quot;{gray3}&quot;))))))))))))))))" office:value-type="string" office:string-value="{lt. green}">
            <text:p>{lt. green}</text:p>
          </table:table-cell>
          <table:table-cell table:style-name="ce62" table:formula="of:=[.M65]" office:value-type="string" office:string-value="0D">
            <text:p>0D</text:p>
          </table:table-cell>
          <table:table-cell table:style-name="ce50" table:formula="of:=HEX2DEC([.V65])" office:value-type="float" office:value="13">
            <text:p>13</text:p>
          </table:table-cell>
          <table:table-cell table:style-name="ce50" table:formula="of:=IF([.W65]=0;&quot;{black}&quot;;IF([.W65]=1;&quot;{white}&quot;;IF([.W65]=2;&quot;{red}&quot;;IF([.W65]=3;&quot;{cyan}&quot;;IF([.W65]=4;&quot;{purple}&quot;;IF([.W65]=5;&quot;{green}&quot;;IF([.W65]=6;&quot;{blue}&quot;;IF([.W65]=7;&quot;{yellow}&quot;;IF([.W65]=8;&quot;{orange}&quot;;IF([.W65]=9;&quot;{brown}&quot;;IF([.W65]=10;&quot;{lt. red}&quot;;IF([.W65]=11;&quot;{gray1}&quot;;IF([.W65]=12;&quot;{gray2}&quot;;IF([.W65]=13;&quot;{lt. green}&quot;;IF([.W65]=14;&quot;{lt. blue}&quot;;IF([.W65]=15;&quot;{gray3}&quot;))))))))))))))))" office:value-type="string" office:string-value="{lt. green}">
            <text:p>{lt. green}</text:p>
          </table:table-cell>
          <table:table-cell table:style-name="ce68" office:value-type="string">
            <text:p>data"</text:p>
          </table:table-cell>
          <table:table-cell table:style-name="ce74" table:formula="of:=[.O65]" office:value-type="string" office:string-value="{lt. green}">
            <text:p>{lt. green}</text:p>
          </table:table-cell>
          <table:table-cell table:style-name="ce74" table:formula="of:=IF(AND([.E65]&gt;=128;[.E65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65]+[.I65]" office:value-type="float" office:value="213">
            <text:p>213</text:p>
          </table:table-cell>
          <table:table-cell table:style-name="ce74" office:value-type="string">
            <text:p>}</text:p>
          </table:table-cell>
          <table:table-cell table:style-name="ce74" table:formula="of:=IF(AND([.F65]&gt;=128;[.F65]&lt;=255);&quot;{rvrs on}&quot;;&quot;{rvrs off}&quot;)" office:value-type="string" office:string-value="{rvrs on}">
            <text:p>{rvrs on}</text:p>
          </table:table-cell>
          <table:table-cell table:style-name="ce74" table:formula="of:=[.R65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F65]+[.J65]" office:value-type="float" office:value="215">
            <text:p>215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5]&gt;=128;[.G65]&lt;=255);&quot;{rvrs on}&quot;;&quot;{rvrs off}&quot;)" office:value-type="string" office:string-value="{rvrs on}">
            <text:p>{rvrs on}</text:p>
          </table:table-cell>
          <table:table-cell table:style-name="ce74" table:formula="of:=[.U65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G65]+[.K65]" office:value-type="float" office:value="217">
            <text:p>217</text:p>
          </table:table-cell>
          <table:table-cell table:style-name="ce74" office:value-type="string">
            <text:p>}</text:p>
          </table:table-cell>
          <table:table-cell table:style-name="ce74" table:formula="of:=IF(AND([.H65]&gt;=128;[.H65]&lt;=255);&quot;{rvrs on}&quot;;&quot;{rvrs off}&quot;)" office:value-type="string" office:string-value="{rvrs on}">
            <text:p>{rvrs on}</text:p>
          </table:table-cell>
          <table:table-cell table:style-name="ce74" table:formula="of:=[.X65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H65]+[.L65]" office:value-type="float" office:value="218">
            <text:p>218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64">
            <text:p>64</text:p>
          </table:table-cell>
          <table:table-cell table:number-columns-repeated="6"/>
        </table:table-row>
        <table:table-row table:style-name="ro1">
          <table:table-cell table:style-name="ce43" table:formula="of:=MID(['Charpad Export'.F225];2;2)" office:value-type="string" office:string-value="DB">
            <text:p>DB</text:p>
          </table:table-cell>
          <table:table-cell table:style-name="ce43" table:formula="of:=MID(['Charpad Export'.G225];2;2)" office:value-type="string" office:string-value="DC">
            <text:p>DC</text:p>
          </table:table-cell>
          <table:table-cell table:style-name="ce43" table:formula="of:=MID(['Charpad Export'.H225];2;2)" office:value-type="string" office:string-value="DD">
            <text:p>DD</text:p>
          </table:table-cell>
          <table:table-cell table:style-name="ce43" table:formula="of:=MID(['Charpad Export'.I225];2;2)" office:value-type="string" office:string-value="DE">
            <text:p>DE</text:p>
          </table:table-cell>
          <table:table-cell table:style-name="ce47" table:formula="of:=HEX2DEC([.A66])" office:value-type="float" office:value="219">
            <text:p>219</text:p>
          </table:table-cell>
          <table:table-cell table:style-name="ce50" table:formula="of:=HEX2DEC([.B66])" office:value-type="float" office:value="220">
            <text:p>220</text:p>
          </table:table-cell>
          <table:table-cell table:style-name="ce50" table:formula="of:=HEX2DEC([.C66])" office:value-type="float" office:value="221">
            <text:p>221</text:p>
          </table:table-cell>
          <table:table-cell table:style-name="ce50" table:formula="of:=HEX2DEC([.D66])" office:value-type="float" office:value="222">
            <text:p>222</text:p>
          </table:table-cell>
          <table:table-cell table:style-name="ce51" table:formula="of:=IF(AND([.E66]&gt;=0;[.E66]&lt;=31);&quot;+64&quot;;IF(AND([.E66]&gt;=32;[.E66]&lt;=63);&quot;0&quot;;IF(AND([.E66]&gt;=64;[.E66]&lt;=95);&quot;+128&quot;;IF(AND([.E66]&gt;=96;[.E66]&lt;=127);&quot;+64&quot;;IF(AND([.E66]&gt;=128;[.E66]&lt;=159);&quot;-64&quot;;IF(AND([.E66]&gt;=160;[.E66]&lt;=191);&quot;-128&quot;;IF(AND([.E66]&gt;=192;[.E66]&lt;=254);&quot;0&quot;;IF(AND([.E66]=255);&quot;-64&quot;;&quot;&quot;))))))))" office:value-type="string" office:string-value="0">
            <text:p>0</text:p>
          </table:table-cell>
          <table:table-cell table:style-name="ce52" table:formula="of:=IF(AND([.F66]&gt;=0;[.F66]&lt;=31);&quot;+64&quot;;IF(AND([.F66]&gt;=32;[.F66]&lt;=63);&quot;0&quot;;IF(AND([.F66]&gt;=64;[.F66]&lt;=95);&quot;+128&quot;;IF(AND([.F66]&gt;=96;[.F66]&lt;=127);&quot;+64&quot;;IF(AND([.F66]&gt;=128;[.F66]&lt;=159);&quot;-64&quot;;IF(AND([.F66]&gt;=160;[.F66]&lt;=191);&quot;-128&quot;;IF(AND([.F66]&gt;=192;[.F66]&lt;=254);&quot;0&quot;;IF(AND([.F66]=255);&quot;-64&quot;;&quot;&quot;))))))))" office:value-type="string" office:string-value="0">
            <text:p>0</text:p>
          </table:table-cell>
          <table:table-cell table:style-name="ce52" table:formula="of:=IF(AND([.G66]&gt;=0;[.G66]&lt;=31);&quot;+64&quot;;IF(AND([.G66]&gt;=32;[.G66]&lt;=63);&quot;0&quot;;IF(AND([.G66]&gt;=64;[.G66]&lt;=95);&quot;+128&quot;;IF(AND([.G66]&gt;=96;[.G66]&lt;=127);&quot;+64&quot;;IF(AND([.G66]&gt;=128;[.G66]&lt;=159);&quot;-64&quot;;IF(AND([.G66]&gt;=160;[.G66]&lt;=191);&quot;-128&quot;;IF(AND([.G66]&gt;=192;[.G66]&lt;=254);&quot;0&quot;;IF(AND([.G66]=255);&quot;-64&quot;;&quot;&quot;))))))))" office:value-type="string" office:string-value="0">
            <text:p>0</text:p>
          </table:table-cell>
          <table:table-cell table:style-name="ce52" table:formula="of:=IF(AND([.H66]&gt;=0;[.H66]&lt;=31);&quot;+64&quot;;IF(AND([.H66]&gt;=32;[.H66]&lt;=63);&quot;0&quot;;IF(AND([.H66]&gt;=64;[.H66]&lt;=95);&quot;+128&quot;;IF(AND([.H66]&gt;=96;[.H66]&lt;=127);&quot;+64&quot;;IF(AND([.H66]&gt;=128;[.H66]&lt;=159);&quot;-64&quot;;IF(AND([.H66]&gt;=160;[.H66]&lt;=191);&quot;-128&quot;;IF(AND([.H66]&gt;=192;[.H66]&lt;=254);&quot;0&quot;;IF(AND([.H66]=255);&quot;-64&quot;;&quot;&quot;))))))))" office:value-type="string" office:string-value="0">
            <text:p>0</text:p>
          </table:table-cell>
          <table:table-cell table:style-name="ce56" table:formula="of:=MID(['Charpad Export'.C240];2;2)" office:value-type="string" office:string-value="0F">
            <text:p>0F</text:p>
          </table:table-cell>
          <table:table-cell table:style-name="ce50" table:formula="of:=HEX2DEC([.M66])" office:value-type="float" office:value="15">
            <text:p>15</text:p>
          </table:table-cell>
          <table:table-cell table:style-name="ce50" table:formula="of:=IF([.N66]=0;&quot;{black}&quot;;IF([.N66]=1;&quot;{white}&quot;;IF([.N66]=2;&quot;{red}&quot;;IF([.N66]=3;&quot;{cyan}&quot;;IF([.N66]=4;&quot;{purple}&quot;;IF([.N66]=5;&quot;{green}&quot;;IF([.N66]=6;&quot;{blue}&quot;;IF([.N66]=7;&quot;{yellow}&quot;;IF([.N66]=8;&quot;{orange}&quot;;IF([.N66]=9;&quot;{brown}&quot;;IF([.N66]=10;&quot;{lt. red}&quot;;IF([.N66]=11;&quot;{gray1}&quot;;IF([.N66]=12;&quot;{gray2}&quot;;IF([.N66]=13;&quot;{lt. green}&quot;;IF([.N66]=14;&quot;{lt. blue}&quot;;IF([.N66]=15;&quot;{gray3}&quot;))))))))))))))))" office:value-type="string" office:string-value="{gray3}">
            <text:p>{gray3}</text:p>
          </table:table-cell>
          <table:table-cell table:style-name="ce59" table:formula="of:=[.M66]" office:value-type="string" office:string-value="0F">
            <text:p>0F</text:p>
          </table:table-cell>
          <table:table-cell table:style-name="ce50" table:formula="of:=HEX2DEC([.P66])" office:value-type="float" office:value="15">
            <text:p>15</text:p>
          </table:table-cell>
          <table:table-cell table:style-name="ce50" table:formula="of:=IF([.Q66]=0;&quot;{black}&quot;;IF([.Q66]=1;&quot;{white}&quot;;IF([.Q66]=2;&quot;{red}&quot;;IF([.Q66]=3;&quot;{cyan}&quot;;IF([.Q66]=4;&quot;{purple}&quot;;IF([.Q66]=5;&quot;{green}&quot;;IF([.Q66]=6;&quot;{blue}&quot;;IF([.Q66]=7;&quot;{yellow}&quot;;IF([.Q66]=8;&quot;{orange}&quot;;IF([.Q66]=9;&quot;{brown}&quot;;IF([.Q66]=10;&quot;{lt. red}&quot;;IF([.Q66]=11;&quot;{gray1}&quot;;IF([.Q66]=12;&quot;{gray2}&quot;;IF([.Q66]=13;&quot;{lt. green}&quot;;IF([.Q66]=14;&quot;{lt. blue}&quot;;IF([.Q66]=15;&quot;{gray3}&quot;))))))))))))))))" office:value-type="string" office:string-value="{gray3}">
            <text:p>{gray3}</text:p>
          </table:table-cell>
          <table:table-cell table:style-name="ce59" table:formula="of:=[.M66]" office:value-type="string" office:string-value="0F">
            <text:p>0F</text:p>
          </table:table-cell>
          <table:table-cell table:style-name="ce50" table:formula="of:=HEX2DEC([.S66])" office:value-type="float" office:value="15">
            <text:p>15</text:p>
          </table:table-cell>
          <table:table-cell table:style-name="ce50" table:formula="of:=IF([.T66]=0;&quot;{black}&quot;;IF([.T66]=1;&quot;{white}&quot;;IF([.T66]=2;&quot;{red}&quot;;IF([.T66]=3;&quot;{cyan}&quot;;IF([.T66]=4;&quot;{purple}&quot;;IF([.T66]=5;&quot;{green}&quot;;IF([.T66]=6;&quot;{blue}&quot;;IF([.T66]=7;&quot;{yellow}&quot;;IF([.T66]=8;&quot;{orange}&quot;;IF([.T66]=9;&quot;{brown}&quot;;IF([.T66]=10;&quot;{lt. red}&quot;;IF([.T66]=11;&quot;{gray1}&quot;;IF([.T66]=12;&quot;{gray2}&quot;;IF([.T66]=13;&quot;{lt. green}&quot;;IF([.T66]=14;&quot;{lt. blue}&quot;;IF([.T66]=15;&quot;{gray3}&quot;))))))))))))))))" office:value-type="string" office:string-value="{gray3}">
            <text:p>{gray3}</text:p>
          </table:table-cell>
          <table:table-cell table:style-name="ce61" table:formula="of:=[.M66]" office:value-type="string" office:string-value="0F">
            <text:p>0F</text:p>
          </table:table-cell>
          <table:table-cell table:style-name="ce50" table:formula="of:=HEX2DEC([.V66])" office:value-type="float" office:value="15">
            <text:p>15</text:p>
          </table:table-cell>
          <table:table-cell table:style-name="ce50" table:formula="of:=IF([.W66]=0;&quot;{black}&quot;;IF([.W66]=1;&quot;{white}&quot;;IF([.W66]=2;&quot;{red}&quot;;IF([.W66]=3;&quot;{cyan}&quot;;IF([.W66]=4;&quot;{purple}&quot;;IF([.W66]=5;&quot;{green}&quot;;IF([.W66]=6;&quot;{blue}&quot;;IF([.W66]=7;&quot;{yellow}&quot;;IF([.W66]=8;&quot;{orange}&quot;;IF([.W66]=9;&quot;{brown}&quot;;IF([.W66]=10;&quot;{lt. red}&quot;;IF([.W66]=11;&quot;{gray1}&quot;;IF([.W66]=12;&quot;{gray2}&quot;;IF([.W66]=13;&quot;{lt. green}&quot;;IF([.W66]=14;&quot;{lt. blue}&quot;;IF([.W66]=15;&quot;{gray3}&quot;))))))))))))))))" office:value-type="string" office:string-value="{gray3}">
            <text:p>{gray3}</text:p>
          </table:table-cell>
          <table:table-cell table:style-name="ce68" office:value-type="string">
            <text:p>data"</text:p>
          </table:table-cell>
          <table:table-cell table:style-name="ce74" table:formula="of:=[.O66]" office:value-type="string" office:string-value="{gray3}">
            <text:p>{gray3}</text:p>
          </table:table-cell>
          <table:table-cell table:style-name="ce74" table:formula="of:=IF(AND([.E66]&gt;=128;[.E66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66]+[.I66]" office:value-type="float" office:value="219">
            <text:p>219</text:p>
          </table:table-cell>
          <table:table-cell table:style-name="ce74" office:value-type="string">
            <text:p>}</text:p>
          </table:table-cell>
          <table:table-cell table:style-name="ce74" table:formula="of:=IF(AND([.F66]&gt;=128;[.F66]&lt;=255);&quot;{rvrs on}&quot;;&quot;{rvrs off}&quot;)" office:value-type="string" office:string-value="{rvrs on}">
            <text:p>{rvrs on}</text:p>
          </table:table-cell>
          <table:table-cell table:style-name="ce74" table:formula="of:=[.R66]" office:value-type="string" office:string-value="{gray3}">
            <text:p>{gray3}</text:p>
          </table:table-cell>
          <table:table-cell table:style-name="ce74" office:value-type="string">
            <text:p>{</text:p>
          </table:table-cell>
          <table:table-cell table:style-name="ce74" table:formula="of:=[.F66]+[.J66]" office:value-type="float" office:value="220">
            <text:p>220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6]&gt;=128;[.G66]&lt;=255);&quot;{rvrs on}&quot;;&quot;{rvrs off}&quot;)" office:value-type="string" office:string-value="{rvrs on}">
            <text:p>{rvrs on}</text:p>
          </table:table-cell>
          <table:table-cell table:style-name="ce74" table:formula="of:=[.U66]" office:value-type="string" office:string-value="{gray3}">
            <text:p>{gray3}</text:p>
          </table:table-cell>
          <table:table-cell table:style-name="ce74" office:value-type="string">
            <text:p>{</text:p>
          </table:table-cell>
          <table:table-cell table:style-name="ce74" table:formula="of:=[.G66]+[.K66]" office:value-type="float" office:value="221">
            <text:p>221</text:p>
          </table:table-cell>
          <table:table-cell table:style-name="ce74" office:value-type="string">
            <text:p>}</text:p>
          </table:table-cell>
          <table:table-cell table:style-name="ce74" table:formula="of:=IF(AND([.H66]&gt;=128;[.H66]&lt;=255);&quot;{rvrs on}&quot;;&quot;{rvrs off}&quot;)" office:value-type="string" office:string-value="{rvrs on}">
            <text:p>{rvrs on}</text:p>
          </table:table-cell>
          <table:table-cell table:style-name="ce74" table:formula="of:=[.X66]" office:value-type="string" office:string-value="{gray3}">
            <text:p>{gray3}</text:p>
          </table:table-cell>
          <table:table-cell table:style-name="ce74" office:value-type="string">
            <text:p>{</text:p>
          </table:table-cell>
          <table:table-cell table:style-name="ce74" table:formula="of:=[.H66]+[.L66]" office:value-type="float" office:value="222">
            <text:p>222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65">
            <text:p>65</text:p>
          </table:table-cell>
          <table:table-cell table:number-columns-repeated="6"/>
        </table:table-row>
        <table:table-row table:style-name="ro1">
          <table:table-cell table:style-name="ce43" table:formula="of:=MID(['Charpad Export'.J225];2;2)" office:value-type="string" office:string-value="DB">
            <text:p>DB</text:p>
          </table:table-cell>
          <table:table-cell table:style-name="ce43" table:formula="of:=MID(['Charpad Export'.K225];2;2)" office:value-type="string" office:string-value="DC">
            <text:p>DC</text:p>
          </table:table-cell>
          <table:table-cell table:style-name="ce43" table:formula="of:=MID(['Charpad Export'.L225];2;2)" office:value-type="string" office:string-value="DD">
            <text:p>DD</text:p>
          </table:table-cell>
          <table:table-cell table:style-name="ce43" table:formula="of:=MID(['Charpad Export'.M225];2;2)" office:value-type="string" office:string-value="DE">
            <text:p>DE</text:p>
          </table:table-cell>
          <table:table-cell table:style-name="ce47" table:formula="of:=HEX2DEC([.A67])" office:value-type="float" office:value="219">
            <text:p>219</text:p>
          </table:table-cell>
          <table:table-cell table:style-name="ce50" table:formula="of:=HEX2DEC([.B67])" office:value-type="float" office:value="220">
            <text:p>220</text:p>
          </table:table-cell>
          <table:table-cell table:style-name="ce50" table:formula="of:=HEX2DEC([.C67])" office:value-type="float" office:value="221">
            <text:p>221</text:p>
          </table:table-cell>
          <table:table-cell table:style-name="ce50" table:formula="of:=HEX2DEC([.D67])" office:value-type="float" office:value="222">
            <text:p>222</text:p>
          </table:table-cell>
          <table:table-cell table:style-name="ce51" table:formula="of:=IF(AND([.E67]&gt;=0;[.E67]&lt;=31);&quot;+64&quot;;IF(AND([.E67]&gt;=32;[.E67]&lt;=63);&quot;0&quot;;IF(AND([.E67]&gt;=64;[.E67]&lt;=95);&quot;+128&quot;;IF(AND([.E67]&gt;=96;[.E67]&lt;=127);&quot;+64&quot;;IF(AND([.E67]&gt;=128;[.E67]&lt;=159);&quot;-64&quot;;IF(AND([.E67]&gt;=160;[.E67]&lt;=191);&quot;-128&quot;;IF(AND([.E67]&gt;=192;[.E67]&lt;=254);&quot;0&quot;;IF(AND([.E67]=255);&quot;-64&quot;;&quot;&quot;))))))))" office:value-type="string" office:string-value="0">
            <text:p>0</text:p>
          </table:table-cell>
          <table:table-cell table:style-name="ce52" table:formula="of:=IF(AND([.F67]&gt;=0;[.F67]&lt;=31);&quot;+64&quot;;IF(AND([.F67]&gt;=32;[.F67]&lt;=63);&quot;0&quot;;IF(AND([.F67]&gt;=64;[.F67]&lt;=95);&quot;+128&quot;;IF(AND([.F67]&gt;=96;[.F67]&lt;=127);&quot;+64&quot;;IF(AND([.F67]&gt;=128;[.F67]&lt;=159);&quot;-64&quot;;IF(AND([.F67]&gt;=160;[.F67]&lt;=191);&quot;-128&quot;;IF(AND([.F67]&gt;=192;[.F67]&lt;=254);&quot;0&quot;;IF(AND([.F67]=255);&quot;-64&quot;;&quot;&quot;))))))))" office:value-type="string" office:string-value="0">
            <text:p>0</text:p>
          </table:table-cell>
          <table:table-cell table:style-name="ce52" table:formula="of:=IF(AND([.G67]&gt;=0;[.G67]&lt;=31);&quot;+64&quot;;IF(AND([.G67]&gt;=32;[.G67]&lt;=63);&quot;0&quot;;IF(AND([.G67]&gt;=64;[.G67]&lt;=95);&quot;+128&quot;;IF(AND([.G67]&gt;=96;[.G67]&lt;=127);&quot;+64&quot;;IF(AND([.G67]&gt;=128;[.G67]&lt;=159);&quot;-64&quot;;IF(AND([.G67]&gt;=160;[.G67]&lt;=191);&quot;-128&quot;;IF(AND([.G67]&gt;=192;[.G67]&lt;=254);&quot;0&quot;;IF(AND([.G67]=255);&quot;-64&quot;;&quot;&quot;))))))))" office:value-type="string" office:string-value="0">
            <text:p>0</text:p>
          </table:table-cell>
          <table:table-cell table:style-name="ce52" table:formula="of:=IF(AND([.H67]&gt;=0;[.H67]&lt;=31);&quot;+64&quot;;IF(AND([.H67]&gt;=32;[.H67]&lt;=63);&quot;0&quot;;IF(AND([.H67]&gt;=64;[.H67]&lt;=95);&quot;+128&quot;;IF(AND([.H67]&gt;=96;[.H67]&lt;=127);&quot;+64&quot;;IF(AND([.H67]&gt;=128;[.H67]&lt;=159);&quot;-64&quot;;IF(AND([.H67]&gt;=160;[.H67]&lt;=191);&quot;-128&quot;;IF(AND([.H67]&gt;=192;[.H67]&lt;=254);&quot;0&quot;;IF(AND([.H67]=255);&quot;-64&quot;;&quot;&quot;))))))))" office:value-type="string" office:string-value="0">
            <text:p>0</text:p>
          </table:table-cell>
          <table:table-cell table:style-name="ce55" table:formula="of:=MID(['Charpad Export'.D240];2;2)" office:value-type="string" office:string-value="0B">
            <text:p>0B</text:p>
          </table:table-cell>
          <table:table-cell table:style-name="ce50" table:formula="of:=HEX2DEC([.M67])" office:value-type="float" office:value="11">
            <text:p>11</text:p>
          </table:table-cell>
          <table:table-cell table:style-name="ce50" table:formula="of:=IF([.N67]=0;&quot;{black}&quot;;IF([.N67]=1;&quot;{white}&quot;;IF([.N67]=2;&quot;{red}&quot;;IF([.N67]=3;&quot;{cyan}&quot;;IF([.N67]=4;&quot;{purple}&quot;;IF([.N67]=5;&quot;{green}&quot;;IF([.N67]=6;&quot;{blue}&quot;;IF([.N67]=7;&quot;{yellow}&quot;;IF([.N67]=8;&quot;{orange}&quot;;IF([.N67]=9;&quot;{brown}&quot;;IF([.N67]=10;&quot;{lt. red}&quot;;IF([.N67]=11;&quot;{gray1}&quot;;IF([.N67]=12;&quot;{gray2}&quot;;IF([.N67]=13;&quot;{lt. green}&quot;;IF([.N67]=14;&quot;{lt. blue}&quot;;IF([.N67]=15;&quot;{gray3}&quot;))))))))))))))))" office:value-type="string" office:string-value="{gray1}">
            <text:p>{gray1}</text:p>
          </table:table-cell>
          <table:table-cell table:style-name="ce57" table:formula="of:=[.M67]" office:value-type="string" office:string-value="0B">
            <text:p>0B</text:p>
          </table:table-cell>
          <table:table-cell table:style-name="ce50" table:formula="of:=HEX2DEC([.P67])" office:value-type="float" office:value="11">
            <text:p>11</text:p>
          </table:table-cell>
          <table:table-cell table:style-name="ce50" table:formula="of:=IF([.Q67]=0;&quot;{black}&quot;;IF([.Q67]=1;&quot;{white}&quot;;IF([.Q67]=2;&quot;{red}&quot;;IF([.Q67]=3;&quot;{cyan}&quot;;IF([.Q67]=4;&quot;{purple}&quot;;IF([.Q67]=5;&quot;{green}&quot;;IF([.Q67]=6;&quot;{blue}&quot;;IF([.Q67]=7;&quot;{yellow}&quot;;IF([.Q67]=8;&quot;{orange}&quot;;IF([.Q67]=9;&quot;{brown}&quot;;IF([.Q67]=10;&quot;{lt. red}&quot;;IF([.Q67]=11;&quot;{gray1}&quot;;IF([.Q67]=12;&quot;{gray2}&quot;;IF([.Q67]=13;&quot;{lt. green}&quot;;IF([.Q67]=14;&quot;{lt. blue}&quot;;IF([.Q67]=15;&quot;{gray3}&quot;))))))))))))))))" office:value-type="string" office:string-value="{gray1}">
            <text:p>{gray1}</text:p>
          </table:table-cell>
          <table:table-cell table:style-name="ce57" table:formula="of:=[.M67]" office:value-type="string" office:string-value="0B">
            <text:p>0B</text:p>
          </table:table-cell>
          <table:table-cell table:style-name="ce50" table:formula="of:=HEX2DEC([.S67])" office:value-type="float" office:value="11">
            <text:p>11</text:p>
          </table:table-cell>
          <table:table-cell table:style-name="ce50" table:formula="of:=IF([.T67]=0;&quot;{black}&quot;;IF([.T67]=1;&quot;{white}&quot;;IF([.T67]=2;&quot;{red}&quot;;IF([.T67]=3;&quot;{cyan}&quot;;IF([.T67]=4;&quot;{purple}&quot;;IF([.T67]=5;&quot;{green}&quot;;IF([.T67]=6;&quot;{blue}&quot;;IF([.T67]=7;&quot;{yellow}&quot;;IF([.T67]=8;&quot;{orange}&quot;;IF([.T67]=9;&quot;{brown}&quot;;IF([.T67]=10;&quot;{lt. red}&quot;;IF([.T67]=11;&quot;{gray1}&quot;;IF([.T67]=12;&quot;{gray2}&quot;;IF([.T67]=13;&quot;{lt. green}&quot;;IF([.T67]=14;&quot;{lt. blue}&quot;;IF([.T67]=15;&quot;{gray3}&quot;))))))))))))))))" office:value-type="string" office:string-value="{gray1}">
            <text:p>{gray1}</text:p>
          </table:table-cell>
          <table:table-cell table:style-name="ce62" table:formula="of:=[.M67]" office:value-type="string" office:string-value="0B">
            <text:p>0B</text:p>
          </table:table-cell>
          <table:table-cell table:style-name="ce50" table:formula="of:=HEX2DEC([.V67])" office:value-type="float" office:value="11">
            <text:p>11</text:p>
          </table:table-cell>
          <table:table-cell table:style-name="ce50" table:formula="of:=IF([.W67]=0;&quot;{black}&quot;;IF([.W67]=1;&quot;{white}&quot;;IF([.W67]=2;&quot;{red}&quot;;IF([.W67]=3;&quot;{cyan}&quot;;IF([.W67]=4;&quot;{purple}&quot;;IF([.W67]=5;&quot;{green}&quot;;IF([.W67]=6;&quot;{blue}&quot;;IF([.W67]=7;&quot;{yellow}&quot;;IF([.W67]=8;&quot;{orange}&quot;;IF([.W67]=9;&quot;{brown}&quot;;IF([.W67]=10;&quot;{lt. red}&quot;;IF([.W67]=11;&quot;{gray1}&quot;;IF([.W67]=12;&quot;{gray2}&quot;;IF([.W67]=13;&quot;{lt. green}&quot;;IF([.W67]=14;&quot;{lt. blue}&quot;;IF([.W67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67]" office:value-type="string" office:string-value="{gray1}">
            <text:p>{gray1}</text:p>
          </table:table-cell>
          <table:table-cell table:style-name="ce74" table:formula="of:=IF(AND([.E67]&gt;=128;[.E67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67]+[.I67]" office:value-type="float" office:value="219">
            <text:p>219</text:p>
          </table:table-cell>
          <table:table-cell table:style-name="ce74" office:value-type="string">
            <text:p>}</text:p>
          </table:table-cell>
          <table:table-cell table:style-name="ce74" table:formula="of:=IF(AND([.F67]&gt;=128;[.F67]&lt;=255);&quot;{rvrs on}&quot;;&quot;{rvrs off}&quot;)" office:value-type="string" office:string-value="{rvrs on}">
            <text:p>{rvrs on}</text:p>
          </table:table-cell>
          <table:table-cell table:style-name="ce74" table:formula="of:=[.R67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67]+[.J67]" office:value-type="float" office:value="220">
            <text:p>220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7]&gt;=128;[.G67]&lt;=255);&quot;{rvrs on}&quot;;&quot;{rvrs off}&quot;)" office:value-type="string" office:string-value="{rvrs on}">
            <text:p>{rvrs on}</text:p>
          </table:table-cell>
          <table:table-cell table:style-name="ce74" table:formula="of:=[.U67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67]+[.K67]" office:value-type="float" office:value="221">
            <text:p>221</text:p>
          </table:table-cell>
          <table:table-cell table:style-name="ce74" office:value-type="string">
            <text:p>}</text:p>
          </table:table-cell>
          <table:table-cell table:style-name="ce74" table:formula="of:=IF(AND([.H67]&gt;=128;[.H67]&lt;=255);&quot;{rvrs on}&quot;;&quot;{rvrs off}&quot;)" office:value-type="string" office:string-value="{rvrs on}">
            <text:p>{rvrs on}</text:p>
          </table:table-cell>
          <table:table-cell table:style-name="ce74" table:formula="of:=[.X67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67]+[.L67]" office:value-type="float" office:value="222">
            <text:p>222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style-name="ce43" table:formula="of:=MID(['Charpad Export'.N225];2;2)" office:value-type="string" office:string-value="D5">
            <text:p>D5</text:p>
          </table:table-cell>
          <table:table-cell table:style-name="ce43" table:formula="of:=MID(['Charpad Export'.O225];2;2)" office:value-type="string" office:string-value="D7">
            <text:p>D7</text:p>
          </table:table-cell>
          <table:table-cell table:style-name="ce43" table:formula="of:=MID(['Charpad Export'.P225];2;2)" office:value-type="string" office:string-value="D9">
            <text:p>D9</text:p>
          </table:table-cell>
          <table:table-cell table:style-name="ce43" table:formula="of:=MID(['Charpad Export'.Q225];2;2)" office:value-type="string" office:string-value="DA">
            <text:p>DA</text:p>
          </table:table-cell>
          <table:table-cell table:style-name="ce47" table:formula="of:=HEX2DEC([.A68])" office:value-type="float" office:value="213">
            <text:p>213</text:p>
          </table:table-cell>
          <table:table-cell table:style-name="ce50" table:formula="of:=HEX2DEC([.B68])" office:value-type="float" office:value="215">
            <text:p>215</text:p>
          </table:table-cell>
          <table:table-cell table:style-name="ce50" table:formula="of:=HEX2DEC([.C68])" office:value-type="float" office:value="217">
            <text:p>217</text:p>
          </table:table-cell>
          <table:table-cell table:style-name="ce50" table:formula="of:=HEX2DEC([.D68])" office:value-type="float" office:value="218">
            <text:p>218</text:p>
          </table:table-cell>
          <table:table-cell table:style-name="ce51" table:formula="of:=IF(AND([.E68]&gt;=0;[.E68]&lt;=31);&quot;+64&quot;;IF(AND([.E68]&gt;=32;[.E68]&lt;=63);&quot;0&quot;;IF(AND([.E68]&gt;=64;[.E68]&lt;=95);&quot;+128&quot;;IF(AND([.E68]&gt;=96;[.E68]&lt;=127);&quot;+64&quot;;IF(AND([.E68]&gt;=128;[.E68]&lt;=159);&quot;-64&quot;;IF(AND([.E68]&gt;=160;[.E68]&lt;=191);&quot;-128&quot;;IF(AND([.E68]&gt;=192;[.E68]&lt;=254);&quot;0&quot;;IF(AND([.E68]=255);&quot;-64&quot;;&quot;&quot;))))))))" office:value-type="string" office:string-value="0">
            <text:p>0</text:p>
          </table:table-cell>
          <table:table-cell table:style-name="ce52" table:formula="of:=IF(AND([.F68]&gt;=0;[.F68]&lt;=31);&quot;+64&quot;;IF(AND([.F68]&gt;=32;[.F68]&lt;=63);&quot;0&quot;;IF(AND([.F68]&gt;=64;[.F68]&lt;=95);&quot;+128&quot;;IF(AND([.F68]&gt;=96;[.F68]&lt;=127);&quot;+64&quot;;IF(AND([.F68]&gt;=128;[.F68]&lt;=159);&quot;-64&quot;;IF(AND([.F68]&gt;=160;[.F68]&lt;=191);&quot;-128&quot;;IF(AND([.F68]&gt;=192;[.F68]&lt;=254);&quot;0&quot;;IF(AND([.F68]=255);&quot;-64&quot;;&quot;&quot;))))))))" office:value-type="string" office:string-value="0">
            <text:p>0</text:p>
          </table:table-cell>
          <table:table-cell table:style-name="ce52" table:formula="of:=IF(AND([.G68]&gt;=0;[.G68]&lt;=31);&quot;+64&quot;;IF(AND([.G68]&gt;=32;[.G68]&lt;=63);&quot;0&quot;;IF(AND([.G68]&gt;=64;[.G68]&lt;=95);&quot;+128&quot;;IF(AND([.G68]&gt;=96;[.G68]&lt;=127);&quot;+64&quot;;IF(AND([.G68]&gt;=128;[.G68]&lt;=159);&quot;-64&quot;;IF(AND([.G68]&gt;=160;[.G68]&lt;=191);&quot;-128&quot;;IF(AND([.G68]&gt;=192;[.G68]&lt;=254);&quot;0&quot;;IF(AND([.G68]=255);&quot;-64&quot;;&quot;&quot;))))))))" office:value-type="string" office:string-value="0">
            <text:p>0</text:p>
          </table:table-cell>
          <table:table-cell table:style-name="ce52" table:formula="of:=IF(AND([.H68]&gt;=0;[.H68]&lt;=31);&quot;+64&quot;;IF(AND([.H68]&gt;=32;[.H68]&lt;=63);&quot;0&quot;;IF(AND([.H68]&gt;=64;[.H68]&lt;=95);&quot;+128&quot;;IF(AND([.H68]&gt;=96;[.H68]&lt;=127);&quot;+64&quot;;IF(AND([.H68]&gt;=128;[.H68]&lt;=159);&quot;-64&quot;;IF(AND([.H68]&gt;=160;[.H68]&lt;=191);&quot;-128&quot;;IF(AND([.H68]&gt;=192;[.H68]&lt;=254);&quot;0&quot;;IF(AND([.H68]=255);&quot;-64&quot;;&quot;&quot;))))))))" office:value-type="string" office:string-value="0">
            <text:p>0</text:p>
          </table:table-cell>
          <table:table-cell table:style-name="ce56" table:formula="of:=MID(['Charpad Export'.E240];2;2)" office:value-type="string" office:string-value="08">
            <text:p>08</text:p>
          </table:table-cell>
          <table:table-cell table:style-name="ce50" table:formula="of:=HEX2DEC([.M68])" office:value-type="float" office:value="8">
            <text:p>8</text:p>
          </table:table-cell>
          <table:table-cell table:style-name="ce50" table:formula="of:=IF([.N68]=0;&quot;{black}&quot;;IF([.N68]=1;&quot;{white}&quot;;IF([.N68]=2;&quot;{red}&quot;;IF([.N68]=3;&quot;{cyan}&quot;;IF([.N68]=4;&quot;{purple}&quot;;IF([.N68]=5;&quot;{green}&quot;;IF([.N68]=6;&quot;{blue}&quot;;IF([.N68]=7;&quot;{yellow}&quot;;IF([.N68]=8;&quot;{orange}&quot;;IF([.N68]=9;&quot;{brown}&quot;;IF([.N68]=10;&quot;{lt. red}&quot;;IF([.N68]=11;&quot;{gray1}&quot;;IF([.N68]=12;&quot;{gray2}&quot;;IF([.N68]=13;&quot;{lt. green}&quot;;IF([.N68]=14;&quot;{lt. blue}&quot;;IF([.N68]=15;&quot;{gray3}&quot;))))))))))))))))" office:value-type="string" office:string-value="{orange}">
            <text:p>{orange}</text:p>
          </table:table-cell>
          <table:table-cell table:style-name="ce59" table:formula="of:=[.M68]" office:value-type="string" office:string-value="08">
            <text:p>08</text:p>
          </table:table-cell>
          <table:table-cell table:style-name="ce50" table:formula="of:=HEX2DEC([.P68])" office:value-type="float" office:value="8">
            <text:p>8</text:p>
          </table:table-cell>
          <table:table-cell table:style-name="ce50" table:formula="of:=IF([.Q68]=0;&quot;{black}&quot;;IF([.Q68]=1;&quot;{white}&quot;;IF([.Q68]=2;&quot;{red}&quot;;IF([.Q68]=3;&quot;{cyan}&quot;;IF([.Q68]=4;&quot;{purple}&quot;;IF([.Q68]=5;&quot;{green}&quot;;IF([.Q68]=6;&quot;{blue}&quot;;IF([.Q68]=7;&quot;{yellow}&quot;;IF([.Q68]=8;&quot;{orange}&quot;;IF([.Q68]=9;&quot;{brown}&quot;;IF([.Q68]=10;&quot;{lt. red}&quot;;IF([.Q68]=11;&quot;{gray1}&quot;;IF([.Q68]=12;&quot;{gray2}&quot;;IF([.Q68]=13;&quot;{lt. green}&quot;;IF([.Q68]=14;&quot;{lt. blue}&quot;;IF([.Q68]=15;&quot;{gray3}&quot;))))))))))))))))" office:value-type="string" office:string-value="{orange}">
            <text:p>{orange}</text:p>
          </table:table-cell>
          <table:table-cell table:style-name="ce59" table:formula="of:=[.M68]" office:value-type="string" office:string-value="08">
            <text:p>08</text:p>
          </table:table-cell>
          <table:table-cell table:style-name="ce50" table:formula="of:=HEX2DEC([.S68])" office:value-type="float" office:value="8">
            <text:p>8</text:p>
          </table:table-cell>
          <table:table-cell table:style-name="ce50" table:formula="of:=IF([.T68]=0;&quot;{black}&quot;;IF([.T68]=1;&quot;{white}&quot;;IF([.T68]=2;&quot;{red}&quot;;IF([.T68]=3;&quot;{cyan}&quot;;IF([.T68]=4;&quot;{purple}&quot;;IF([.T68]=5;&quot;{green}&quot;;IF([.T68]=6;&quot;{blue}&quot;;IF([.T68]=7;&quot;{yellow}&quot;;IF([.T68]=8;&quot;{orange}&quot;;IF([.T68]=9;&quot;{brown}&quot;;IF([.T68]=10;&quot;{lt. red}&quot;;IF([.T68]=11;&quot;{gray1}&quot;;IF([.T68]=12;&quot;{gray2}&quot;;IF([.T68]=13;&quot;{lt. green}&quot;;IF([.T68]=14;&quot;{lt. blue}&quot;;IF([.T68]=15;&quot;{gray3}&quot;))))))))))))))))" office:value-type="string" office:string-value="{orange}">
            <text:p>{orange}</text:p>
          </table:table-cell>
          <table:table-cell table:style-name="ce61" table:formula="of:=[.M68]" office:value-type="string" office:string-value="08">
            <text:p>08</text:p>
          </table:table-cell>
          <table:table-cell table:style-name="ce50" table:formula="of:=HEX2DEC([.V68])" office:value-type="float" office:value="8">
            <text:p>8</text:p>
          </table:table-cell>
          <table:table-cell table:style-name="ce50" table:formula="of:=IF([.W68]=0;&quot;{black}&quot;;IF([.W68]=1;&quot;{white}&quot;;IF([.W68]=2;&quot;{red}&quot;;IF([.W68]=3;&quot;{cyan}&quot;;IF([.W68]=4;&quot;{purple}&quot;;IF([.W68]=5;&quot;{green}&quot;;IF([.W68]=6;&quot;{blue}&quot;;IF([.W68]=7;&quot;{yellow}&quot;;IF([.W68]=8;&quot;{orange}&quot;;IF([.W68]=9;&quot;{brown}&quot;;IF([.W68]=10;&quot;{lt. red}&quot;;IF([.W68]=11;&quot;{gray1}&quot;;IF([.W68]=12;&quot;{gray2}&quot;;IF([.W68]=13;&quot;{lt. green}&quot;;IF([.W68]=14;&quot;{lt. blue}&quot;;IF([.W68]=15;&quot;{gray3}&quot;))))))))))))))))" office:value-type="string" office:string-value="{orange}">
            <text:p>{orange}</text:p>
          </table:table-cell>
          <table:table-cell table:style-name="ce68" office:value-type="string">
            <text:p>data"</text:p>
          </table:table-cell>
          <table:table-cell table:style-name="ce74" table:formula="of:=[.O68]" office:value-type="string" office:string-value="{orange}">
            <text:p>{orange}</text:p>
          </table:table-cell>
          <table:table-cell table:style-name="ce74" table:formula="of:=IF(AND([.E68]&gt;=128;[.E68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68]+[.I68]" office:value-type="float" office:value="213">
            <text:p>213</text:p>
          </table:table-cell>
          <table:table-cell table:style-name="ce74" office:value-type="string">
            <text:p>}</text:p>
          </table:table-cell>
          <table:table-cell table:style-name="ce74" table:formula="of:=IF(AND([.F68]&gt;=128;[.F68]&lt;=255);&quot;{rvrs on}&quot;;&quot;{rvrs off}&quot;)" office:value-type="string" office:string-value="{rvrs on}">
            <text:p>{rvrs on}</text:p>
          </table:table-cell>
          <table:table-cell table:style-name="ce74" table:formula="of:=[.R68]" office:value-type="string" office:string-value="{orange}">
            <text:p>{orange}</text:p>
          </table:table-cell>
          <table:table-cell table:style-name="ce74" office:value-type="string">
            <text:p>{</text:p>
          </table:table-cell>
          <table:table-cell table:style-name="ce74" table:formula="of:=[.F68]+[.J68]" office:value-type="float" office:value="215">
            <text:p>215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8]&gt;=128;[.G68]&lt;=255);&quot;{rvrs on}&quot;;&quot;{rvrs off}&quot;)" office:value-type="string" office:string-value="{rvrs on}">
            <text:p>{rvrs on}</text:p>
          </table:table-cell>
          <table:table-cell table:style-name="ce74" table:formula="of:=[.U68]" office:value-type="string" office:string-value="{orange}">
            <text:p>{orange}</text:p>
          </table:table-cell>
          <table:table-cell table:style-name="ce74" office:value-type="string">
            <text:p>{</text:p>
          </table:table-cell>
          <table:table-cell table:style-name="ce74" table:formula="of:=[.G68]+[.K68]" office:value-type="float" office:value="217">
            <text:p>217</text:p>
          </table:table-cell>
          <table:table-cell table:style-name="ce74" office:value-type="string">
            <text:p>}</text:p>
          </table:table-cell>
          <table:table-cell table:style-name="ce74" table:formula="of:=IF(AND([.H68]&gt;=128;[.H68]&lt;=255);&quot;{rvrs on}&quot;;&quot;{rvrs off}&quot;)" office:value-type="string" office:string-value="{rvrs on}">
            <text:p>{rvrs on}</text:p>
          </table:table-cell>
          <table:table-cell table:style-name="ce74" table:formula="of:=[.X68]" office:value-type="string" office:string-value="{orange}">
            <text:p>{orange}</text:p>
          </table:table-cell>
          <table:table-cell table:style-name="ce74" office:value-type="string">
            <text:p>{</text:p>
          </table:table-cell>
          <table:table-cell table:style-name="ce74" table:formula="of:=[.H68]+[.L68]" office:value-type="float" office:value="218">
            <text:p>218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67">
            <text:p>67</text:p>
          </table:table-cell>
          <table:table-cell table:number-columns-repeated="6"/>
        </table:table-row>
        <table:table-row table:style-name="ro1">
          <table:table-cell table:style-name="ce45" table:formula="of:=MID(['Charpad Export'.B226];2;2)" office:value-type="string" office:string-value="E3">
            <text:p>E3</text:p>
          </table:table-cell>
          <table:table-cell table:style-name="ce45" table:formula="of:=MID(['Charpad Export'.C226];2;2)" office:value-type="string" office:string-value="E4">
            <text:p>E4</text:p>
          </table:table-cell>
          <table:table-cell table:style-name="ce45" table:formula="of:=MID(['Charpad Export'.D226];2;2)" office:value-type="string" office:string-value="E5">
            <text:p>E5</text:p>
          </table:table-cell>
          <table:table-cell table:style-name="ce45" table:formula="of:=MID(['Charpad Export'.E226];2;2)" office:value-type="string" office:string-value="E6">
            <text:p>E6</text:p>
          </table:table-cell>
          <table:table-cell table:style-name="ce47" table:formula="of:=HEX2DEC([.A69])" office:value-type="float" office:value="227">
            <text:p>227</text:p>
          </table:table-cell>
          <table:table-cell table:style-name="ce50" table:formula="of:=HEX2DEC([.B69])" office:value-type="float" office:value="228">
            <text:p>228</text:p>
          </table:table-cell>
          <table:table-cell table:style-name="ce50" table:formula="of:=HEX2DEC([.C69])" office:value-type="float" office:value="229">
            <text:p>229</text:p>
          </table:table-cell>
          <table:table-cell table:style-name="ce50" table:formula="of:=HEX2DEC([.D69])" office:value-type="float" office:value="230">
            <text:p>230</text:p>
          </table:table-cell>
          <table:table-cell table:style-name="ce51" table:formula="of:=IF(AND([.E69]&gt;=0;[.E69]&lt;=31);&quot;+64&quot;;IF(AND([.E69]&gt;=32;[.E69]&lt;=63);&quot;0&quot;;IF(AND([.E69]&gt;=64;[.E69]&lt;=95);&quot;+128&quot;;IF(AND([.E69]&gt;=96;[.E69]&lt;=127);&quot;+64&quot;;IF(AND([.E69]&gt;=128;[.E69]&lt;=159);&quot;-64&quot;;IF(AND([.E69]&gt;=160;[.E69]&lt;=191);&quot;-128&quot;;IF(AND([.E69]&gt;=192;[.E69]&lt;=254);&quot;0&quot;;IF(AND([.E69]=255);&quot;-64&quot;;&quot;&quot;))))))))" office:value-type="string" office:string-value="0">
            <text:p>0</text:p>
          </table:table-cell>
          <table:table-cell table:style-name="ce52" table:formula="of:=IF(AND([.F69]&gt;=0;[.F69]&lt;=31);&quot;+64&quot;;IF(AND([.F69]&gt;=32;[.F69]&lt;=63);&quot;0&quot;;IF(AND([.F69]&gt;=64;[.F69]&lt;=95);&quot;+128&quot;;IF(AND([.F69]&gt;=96;[.F69]&lt;=127);&quot;+64&quot;;IF(AND([.F69]&gt;=128;[.F69]&lt;=159);&quot;-64&quot;;IF(AND([.F69]&gt;=160;[.F69]&lt;=191);&quot;-128&quot;;IF(AND([.F69]&gt;=192;[.F69]&lt;=254);&quot;0&quot;;IF(AND([.F69]=255);&quot;-64&quot;;&quot;&quot;))))))))" office:value-type="string" office:string-value="0">
            <text:p>0</text:p>
          </table:table-cell>
          <table:table-cell table:style-name="ce52" table:formula="of:=IF(AND([.G69]&gt;=0;[.G69]&lt;=31);&quot;+64&quot;;IF(AND([.G69]&gt;=32;[.G69]&lt;=63);&quot;0&quot;;IF(AND([.G69]&gt;=64;[.G69]&lt;=95);&quot;+128&quot;;IF(AND([.G69]&gt;=96;[.G69]&lt;=127);&quot;+64&quot;;IF(AND([.G69]&gt;=128;[.G69]&lt;=159);&quot;-64&quot;;IF(AND([.G69]&gt;=160;[.G69]&lt;=191);&quot;-128&quot;;IF(AND([.G69]&gt;=192;[.G69]&lt;=254);&quot;0&quot;;IF(AND([.G69]=255);&quot;-64&quot;;&quot;&quot;))))))))" office:value-type="string" office:string-value="0">
            <text:p>0</text:p>
          </table:table-cell>
          <table:table-cell table:style-name="ce52" table:formula="of:=IF(AND([.H69]&gt;=0;[.H69]&lt;=31);&quot;+64&quot;;IF(AND([.H69]&gt;=32;[.H69]&lt;=63);&quot;0&quot;;IF(AND([.H69]&gt;=64;[.H69]&lt;=95);&quot;+128&quot;;IF(AND([.H69]&gt;=96;[.H69]&lt;=127);&quot;+64&quot;;IF(AND([.H69]&gt;=128;[.H69]&lt;=159);&quot;-64&quot;;IF(AND([.H69]&gt;=160;[.H69]&lt;=191);&quot;-128&quot;;IF(AND([.H69]&gt;=192;[.H69]&lt;=254);&quot;0&quot;;IF(AND([.H69]=255);&quot;-64&quot;;&quot;&quot;))))))))" office:value-type="string" office:string-value="0">
            <text:p>0</text:p>
          </table:table-cell>
          <table:table-cell table:style-name="ce55" table:formula="of:=MID(['Charpad Export'.F240];2;2)" office:value-type="string" office:string-value="0B">
            <text:p>0B</text:p>
          </table:table-cell>
          <table:table-cell table:style-name="ce50" table:formula="of:=HEX2DEC([.M69])" office:value-type="float" office:value="11">
            <text:p>11</text:p>
          </table:table-cell>
          <table:table-cell table:style-name="ce50" table:formula="of:=IF([.N69]=0;&quot;{black}&quot;;IF([.N69]=1;&quot;{white}&quot;;IF([.N69]=2;&quot;{red}&quot;;IF([.N69]=3;&quot;{cyan}&quot;;IF([.N69]=4;&quot;{purple}&quot;;IF([.N69]=5;&quot;{green}&quot;;IF([.N69]=6;&quot;{blue}&quot;;IF([.N69]=7;&quot;{yellow}&quot;;IF([.N69]=8;&quot;{orange}&quot;;IF([.N69]=9;&quot;{brown}&quot;;IF([.N69]=10;&quot;{lt. red}&quot;;IF([.N69]=11;&quot;{gray1}&quot;;IF([.N69]=12;&quot;{gray2}&quot;;IF([.N69]=13;&quot;{lt. green}&quot;;IF([.N69]=14;&quot;{lt. blue}&quot;;IF([.N69]=15;&quot;{gray3}&quot;))))))))))))))))" office:value-type="string" office:string-value="{gray1}">
            <text:p>{gray1}</text:p>
          </table:table-cell>
          <table:table-cell table:style-name="ce57" table:formula="of:=[.M69]" office:value-type="string" office:string-value="0B">
            <text:p>0B</text:p>
          </table:table-cell>
          <table:table-cell table:style-name="ce50" table:formula="of:=HEX2DEC([.P69])" office:value-type="float" office:value="11">
            <text:p>11</text:p>
          </table:table-cell>
          <table:table-cell table:style-name="ce50" table:formula="of:=IF([.Q69]=0;&quot;{black}&quot;;IF([.Q69]=1;&quot;{white}&quot;;IF([.Q69]=2;&quot;{red}&quot;;IF([.Q69]=3;&quot;{cyan}&quot;;IF([.Q69]=4;&quot;{purple}&quot;;IF([.Q69]=5;&quot;{green}&quot;;IF([.Q69]=6;&quot;{blue}&quot;;IF([.Q69]=7;&quot;{yellow}&quot;;IF([.Q69]=8;&quot;{orange}&quot;;IF([.Q69]=9;&quot;{brown}&quot;;IF([.Q69]=10;&quot;{lt. red}&quot;;IF([.Q69]=11;&quot;{gray1}&quot;;IF([.Q69]=12;&quot;{gray2}&quot;;IF([.Q69]=13;&quot;{lt. green}&quot;;IF([.Q69]=14;&quot;{lt. blue}&quot;;IF([.Q69]=15;&quot;{gray3}&quot;))))))))))))))))" office:value-type="string" office:string-value="{gray1}">
            <text:p>{gray1}</text:p>
          </table:table-cell>
          <table:table-cell table:style-name="ce57" table:formula="of:=[.M69]" office:value-type="string" office:string-value="0B">
            <text:p>0B</text:p>
          </table:table-cell>
          <table:table-cell table:style-name="ce50" table:formula="of:=HEX2DEC([.S69])" office:value-type="float" office:value="11">
            <text:p>11</text:p>
          </table:table-cell>
          <table:table-cell table:style-name="ce50" table:formula="of:=IF([.T69]=0;&quot;{black}&quot;;IF([.T69]=1;&quot;{white}&quot;;IF([.T69]=2;&quot;{red}&quot;;IF([.T69]=3;&quot;{cyan}&quot;;IF([.T69]=4;&quot;{purple}&quot;;IF([.T69]=5;&quot;{green}&quot;;IF([.T69]=6;&quot;{blue}&quot;;IF([.T69]=7;&quot;{yellow}&quot;;IF([.T69]=8;&quot;{orange}&quot;;IF([.T69]=9;&quot;{brown}&quot;;IF([.T69]=10;&quot;{lt. red}&quot;;IF([.T69]=11;&quot;{gray1}&quot;;IF([.T69]=12;&quot;{gray2}&quot;;IF([.T69]=13;&quot;{lt. green}&quot;;IF([.T69]=14;&quot;{lt. blue}&quot;;IF([.T69]=15;&quot;{gray3}&quot;))))))))))))))))" office:value-type="string" office:string-value="{gray1}">
            <text:p>{gray1}</text:p>
          </table:table-cell>
          <table:table-cell table:style-name="ce62" table:formula="of:=[.M69]" office:value-type="string" office:string-value="0B">
            <text:p>0B</text:p>
          </table:table-cell>
          <table:table-cell table:style-name="ce50" table:formula="of:=HEX2DEC([.V69])" office:value-type="float" office:value="11">
            <text:p>11</text:p>
          </table:table-cell>
          <table:table-cell table:style-name="ce50" table:formula="of:=IF([.W69]=0;&quot;{black}&quot;;IF([.W69]=1;&quot;{white}&quot;;IF([.W69]=2;&quot;{red}&quot;;IF([.W69]=3;&quot;{cyan}&quot;;IF([.W69]=4;&quot;{purple}&quot;;IF([.W69]=5;&quot;{green}&quot;;IF([.W69]=6;&quot;{blue}&quot;;IF([.W69]=7;&quot;{yellow}&quot;;IF([.W69]=8;&quot;{orange}&quot;;IF([.W69]=9;&quot;{brown}&quot;;IF([.W69]=10;&quot;{lt. red}&quot;;IF([.W69]=11;&quot;{gray1}&quot;;IF([.W69]=12;&quot;{gray2}&quot;;IF([.W69]=13;&quot;{lt. green}&quot;;IF([.W69]=14;&quot;{lt. blue}&quot;;IF([.W69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69]" office:value-type="string" office:string-value="{gray1}">
            <text:p>{gray1}</text:p>
          </table:table-cell>
          <table:table-cell table:style-name="ce74" table:formula="of:=IF(AND([.E69]&gt;=128;[.E69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69]+[.I69]" office:value-type="float" office:value="227">
            <text:p>227</text:p>
          </table:table-cell>
          <table:table-cell table:style-name="ce74" office:value-type="string">
            <text:p>}</text:p>
          </table:table-cell>
          <table:table-cell table:style-name="ce74" table:formula="of:=IF(AND([.F69]&gt;=128;[.F69]&lt;=255);&quot;{rvrs on}&quot;;&quot;{rvrs off}&quot;)" office:value-type="string" office:string-value="{rvrs on}">
            <text:p>{rvrs on}</text:p>
          </table:table-cell>
          <table:table-cell table:style-name="ce74" table:formula="of:=[.R69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69]+[.J69]" office:value-type="float" office:value="228">
            <text:p>228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9]&gt;=128;[.G69]&lt;=255);&quot;{rvrs on}&quot;;&quot;{rvrs off}&quot;)" office:value-type="string" office:string-value="{rvrs on}">
            <text:p>{rvrs on}</text:p>
          </table:table-cell>
          <table:table-cell table:style-name="ce74" table:formula="of:=[.U69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69]+[.K69]" office:value-type="float" office:value="229">
            <text:p>229</text:p>
          </table:table-cell>
          <table:table-cell table:style-name="ce74" office:value-type="string">
            <text:p>}</text:p>
          </table:table-cell>
          <table:table-cell table:style-name="ce74" table:formula="of:=IF(AND([.H69]&gt;=128;[.H69]&lt;=255);&quot;{rvrs on}&quot;;&quot;{rvrs off}&quot;)" office:value-type="string" office:string-value="{rvrs on}">
            <text:p>{rvrs on}</text:p>
          </table:table-cell>
          <table:table-cell table:style-name="ce74" table:formula="of:=[.X69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69]+[.L69]" office:value-type="float" office:value="230">
            <text:p>230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68">
            <text:p>68</text:p>
          </table:table-cell>
          <table:table-cell table:number-columns-repeated="6"/>
        </table:table-row>
        <table:table-row table:style-name="ro1">
          <table:table-cell table:style-name="ce45" table:formula="of:=MID(['Charpad Export'.F226];2;2)" office:value-type="string" office:string-value="E7">
            <text:p>E7</text:p>
          </table:table-cell>
          <table:table-cell table:style-name="ce45" table:formula="of:=MID(['Charpad Export'.G226];2;2)" office:value-type="string" office:string-value="E8">
            <text:p>E8</text:p>
          </table:table-cell>
          <table:table-cell table:style-name="ce45" table:formula="of:=MID(['Charpad Export'.H226];2;2)" office:value-type="string" office:string-value="E9">
            <text:p>E9</text:p>
          </table:table-cell>
          <table:table-cell table:style-name="ce45" table:formula="of:=MID(['Charpad Export'.I226];2;2)" office:value-type="string" office:string-value="EA">
            <text:p>EA</text:p>
          </table:table-cell>
          <table:table-cell table:style-name="ce47" table:formula="of:=HEX2DEC([.A70])" office:value-type="float" office:value="231">
            <text:p>231</text:p>
          </table:table-cell>
          <table:table-cell table:style-name="ce50" table:formula="of:=HEX2DEC([.B70])" office:value-type="float" office:value="232">
            <text:p>232</text:p>
          </table:table-cell>
          <table:table-cell table:style-name="ce50" table:formula="of:=HEX2DEC([.C70])" office:value-type="float" office:value="233">
            <text:p>233</text:p>
          </table:table-cell>
          <table:table-cell table:style-name="ce50" table:formula="of:=HEX2DEC([.D70])" office:value-type="float" office:value="234">
            <text:p>234</text:p>
          </table:table-cell>
          <table:table-cell table:style-name="ce51" table:formula="of:=IF(AND([.E70]&gt;=0;[.E70]&lt;=31);&quot;+64&quot;;IF(AND([.E70]&gt;=32;[.E70]&lt;=63);&quot;0&quot;;IF(AND([.E70]&gt;=64;[.E70]&lt;=95);&quot;+128&quot;;IF(AND([.E70]&gt;=96;[.E70]&lt;=127);&quot;+64&quot;;IF(AND([.E70]&gt;=128;[.E70]&lt;=159);&quot;-64&quot;;IF(AND([.E70]&gt;=160;[.E70]&lt;=191);&quot;-128&quot;;IF(AND([.E70]&gt;=192;[.E70]&lt;=254);&quot;0&quot;;IF(AND([.E70]=255);&quot;-64&quot;;&quot;&quot;))))))))" office:value-type="string" office:string-value="0">
            <text:p>0</text:p>
          </table:table-cell>
          <table:table-cell table:style-name="ce52" table:formula="of:=IF(AND([.F70]&gt;=0;[.F70]&lt;=31);&quot;+64&quot;;IF(AND([.F70]&gt;=32;[.F70]&lt;=63);&quot;0&quot;;IF(AND([.F70]&gt;=64;[.F70]&lt;=95);&quot;+128&quot;;IF(AND([.F70]&gt;=96;[.F70]&lt;=127);&quot;+64&quot;;IF(AND([.F70]&gt;=128;[.F70]&lt;=159);&quot;-64&quot;;IF(AND([.F70]&gt;=160;[.F70]&lt;=191);&quot;-128&quot;;IF(AND([.F70]&gt;=192;[.F70]&lt;=254);&quot;0&quot;;IF(AND([.F70]=255);&quot;-64&quot;;&quot;&quot;))))))))" office:value-type="string" office:string-value="0">
            <text:p>0</text:p>
          </table:table-cell>
          <table:table-cell table:style-name="ce52" table:formula="of:=IF(AND([.G70]&gt;=0;[.G70]&lt;=31);&quot;+64&quot;;IF(AND([.G70]&gt;=32;[.G70]&lt;=63);&quot;0&quot;;IF(AND([.G70]&gt;=64;[.G70]&lt;=95);&quot;+128&quot;;IF(AND([.G70]&gt;=96;[.G70]&lt;=127);&quot;+64&quot;;IF(AND([.G70]&gt;=128;[.G70]&lt;=159);&quot;-64&quot;;IF(AND([.G70]&gt;=160;[.G70]&lt;=191);&quot;-128&quot;;IF(AND([.G70]&gt;=192;[.G70]&lt;=254);&quot;0&quot;;IF(AND([.G70]=255);&quot;-64&quot;;&quot;&quot;))))))))" office:value-type="string" office:string-value="0">
            <text:p>0</text:p>
          </table:table-cell>
          <table:table-cell table:style-name="ce52" table:formula="of:=IF(AND([.H70]&gt;=0;[.H70]&lt;=31);&quot;+64&quot;;IF(AND([.H70]&gt;=32;[.H70]&lt;=63);&quot;0&quot;;IF(AND([.H70]&gt;=64;[.H70]&lt;=95);&quot;+128&quot;;IF(AND([.H70]&gt;=96;[.H70]&lt;=127);&quot;+64&quot;;IF(AND([.H70]&gt;=128;[.H70]&lt;=159);&quot;-64&quot;;IF(AND([.H70]&gt;=160;[.H70]&lt;=191);&quot;-128&quot;;IF(AND([.H70]&gt;=192;[.H70]&lt;=254);&quot;0&quot;;IF(AND([.H70]=255);&quot;-64&quot;;&quot;&quot;))))))))" office:value-type="string" office:string-value="0">
            <text:p>0</text:p>
          </table:table-cell>
          <table:table-cell table:style-name="ce56" table:formula="of:=MID(['Charpad Export'.G240];2;2)" office:value-type="string" office:string-value="0B">
            <text:p>0B</text:p>
          </table:table-cell>
          <table:table-cell table:style-name="ce50" table:formula="of:=HEX2DEC([.M70])" office:value-type="float" office:value="11">
            <text:p>11</text:p>
          </table:table-cell>
          <table:table-cell table:style-name="ce50" table:formula="of:=IF([.N70]=0;&quot;{black}&quot;;IF([.N70]=1;&quot;{white}&quot;;IF([.N70]=2;&quot;{red}&quot;;IF([.N70]=3;&quot;{cyan}&quot;;IF([.N70]=4;&quot;{purple}&quot;;IF([.N70]=5;&quot;{green}&quot;;IF([.N70]=6;&quot;{blue}&quot;;IF([.N70]=7;&quot;{yellow}&quot;;IF([.N70]=8;&quot;{orange}&quot;;IF([.N70]=9;&quot;{brown}&quot;;IF([.N70]=10;&quot;{lt. red}&quot;;IF([.N70]=11;&quot;{gray1}&quot;;IF([.N70]=12;&quot;{gray2}&quot;;IF([.N70]=13;&quot;{lt. green}&quot;;IF([.N70]=14;&quot;{lt. blue}&quot;;IF([.N70]=15;&quot;{gray3}&quot;))))))))))))))))" office:value-type="string" office:string-value="{gray1}">
            <text:p>{gray1}</text:p>
          </table:table-cell>
          <table:table-cell table:style-name="ce59" table:formula="of:=[.M70]" office:value-type="string" office:string-value="0B">
            <text:p>0B</text:p>
          </table:table-cell>
          <table:table-cell table:style-name="ce50" table:formula="of:=HEX2DEC([.P70])" office:value-type="float" office:value="11">
            <text:p>11</text:p>
          </table:table-cell>
          <table:table-cell table:style-name="ce50" table:formula="of:=IF([.Q70]=0;&quot;{black}&quot;;IF([.Q70]=1;&quot;{white}&quot;;IF([.Q70]=2;&quot;{red}&quot;;IF([.Q70]=3;&quot;{cyan}&quot;;IF([.Q70]=4;&quot;{purple}&quot;;IF([.Q70]=5;&quot;{green}&quot;;IF([.Q70]=6;&quot;{blue}&quot;;IF([.Q70]=7;&quot;{yellow}&quot;;IF([.Q70]=8;&quot;{orange}&quot;;IF([.Q70]=9;&quot;{brown}&quot;;IF([.Q70]=10;&quot;{lt. red}&quot;;IF([.Q70]=11;&quot;{gray1}&quot;;IF([.Q70]=12;&quot;{gray2}&quot;;IF([.Q70]=13;&quot;{lt. green}&quot;;IF([.Q70]=14;&quot;{lt. blue}&quot;;IF([.Q70]=15;&quot;{gray3}&quot;))))))))))))))))" office:value-type="string" office:string-value="{gray1}">
            <text:p>{gray1}</text:p>
          </table:table-cell>
          <table:table-cell table:style-name="ce59" table:formula="of:=[.M70]" office:value-type="string" office:string-value="0B">
            <text:p>0B</text:p>
          </table:table-cell>
          <table:table-cell table:style-name="ce50" table:formula="of:=HEX2DEC([.S70])" office:value-type="float" office:value="11">
            <text:p>11</text:p>
          </table:table-cell>
          <table:table-cell table:style-name="ce50" table:formula="of:=IF([.T70]=0;&quot;{black}&quot;;IF([.T70]=1;&quot;{white}&quot;;IF([.T70]=2;&quot;{red}&quot;;IF([.T70]=3;&quot;{cyan}&quot;;IF([.T70]=4;&quot;{purple}&quot;;IF([.T70]=5;&quot;{green}&quot;;IF([.T70]=6;&quot;{blue}&quot;;IF([.T70]=7;&quot;{yellow}&quot;;IF([.T70]=8;&quot;{orange}&quot;;IF([.T70]=9;&quot;{brown}&quot;;IF([.T70]=10;&quot;{lt. red}&quot;;IF([.T70]=11;&quot;{gray1}&quot;;IF([.T70]=12;&quot;{gray2}&quot;;IF([.T70]=13;&quot;{lt. green}&quot;;IF([.T70]=14;&quot;{lt. blue}&quot;;IF([.T70]=15;&quot;{gray3}&quot;))))))))))))))))" office:value-type="string" office:string-value="{gray1}">
            <text:p>{gray1}</text:p>
          </table:table-cell>
          <table:table-cell table:style-name="ce61" table:formula="of:=[.M70]" office:value-type="string" office:string-value="0B">
            <text:p>0B</text:p>
          </table:table-cell>
          <table:table-cell table:style-name="ce50" table:formula="of:=HEX2DEC([.V70])" office:value-type="float" office:value="11">
            <text:p>11</text:p>
          </table:table-cell>
          <table:table-cell table:style-name="ce50" table:formula="of:=IF([.W70]=0;&quot;{black}&quot;;IF([.W70]=1;&quot;{white}&quot;;IF([.W70]=2;&quot;{red}&quot;;IF([.W70]=3;&quot;{cyan}&quot;;IF([.W70]=4;&quot;{purple}&quot;;IF([.W70]=5;&quot;{green}&quot;;IF([.W70]=6;&quot;{blue}&quot;;IF([.W70]=7;&quot;{yellow}&quot;;IF([.W70]=8;&quot;{orange}&quot;;IF([.W70]=9;&quot;{brown}&quot;;IF([.W70]=10;&quot;{lt. red}&quot;;IF([.W70]=11;&quot;{gray1}&quot;;IF([.W70]=12;&quot;{gray2}&quot;;IF([.W70]=13;&quot;{lt. green}&quot;;IF([.W70]=14;&quot;{lt. blue}&quot;;IF([.W70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70]" office:value-type="string" office:string-value="{gray1}">
            <text:p>{gray1}</text:p>
          </table:table-cell>
          <table:table-cell table:style-name="ce74" table:formula="of:=IF(AND([.E70]&gt;=128;[.E70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70]+[.I70]" office:value-type="float" office:value="231">
            <text:p>231</text:p>
          </table:table-cell>
          <table:table-cell table:style-name="ce74" office:value-type="string">
            <text:p>}</text:p>
          </table:table-cell>
          <table:table-cell table:style-name="ce74" table:formula="of:=IF(AND([.F70]&gt;=128;[.F70]&lt;=255);&quot;{rvrs on}&quot;;&quot;{rvrs off}&quot;)" office:value-type="string" office:string-value="{rvrs on}">
            <text:p>{rvrs on}</text:p>
          </table:table-cell>
          <table:table-cell table:style-name="ce74" table:formula="of:=[.R70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70]+[.J70]" office:value-type="float" office:value="232">
            <text:p>2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0]&gt;=128;[.G70]&lt;=255);&quot;{rvrs on}&quot;;&quot;{rvrs off}&quot;)" office:value-type="string" office:string-value="{rvrs on}">
            <text:p>{rvrs on}</text:p>
          </table:table-cell>
          <table:table-cell table:style-name="ce74" table:formula="of:=[.U70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70]+[.K70]" office:value-type="float" office:value="233">
            <text:p>233</text:p>
          </table:table-cell>
          <table:table-cell table:style-name="ce74" office:value-type="string">
            <text:p>}</text:p>
          </table:table-cell>
          <table:table-cell table:style-name="ce74" table:formula="of:=IF(AND([.H70]&gt;=128;[.H70]&lt;=255);&quot;{rvrs on}&quot;;&quot;{rvrs off}&quot;)" office:value-type="string" office:string-value="{rvrs on}">
            <text:p>{rvrs on}</text:p>
          </table:table-cell>
          <table:table-cell table:style-name="ce74" table:formula="of:=[.X70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70]+[.L70]" office:value-type="float" office:value="234">
            <text:p>234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69">
            <text:p>69</text:p>
          </table:table-cell>
          <table:table-cell table:number-columns-repeated="6"/>
        </table:table-row>
        <table:table-row table:style-name="ro1">
          <table:table-cell table:style-name="ce45" table:formula="of:=MID(['Charpad Export'.J226];2;2)" office:value-type="string" office:string-value="EB">
            <text:p>EB</text:p>
          </table:table-cell>
          <table:table-cell table:style-name="ce45" table:formula="of:=MID(['Charpad Export'.K226];2;2)" office:value-type="string" office:string-value="EC">
            <text:p>EC</text:p>
          </table:table-cell>
          <table:table-cell table:style-name="ce45" table:formula="of:=MID(['Charpad Export'.L226];2;2)" office:value-type="string" office:string-value="ED">
            <text:p>ED</text:p>
          </table:table-cell>
          <table:table-cell table:style-name="ce45" table:formula="of:=MID(['Charpad Export'.M226];2;2)" office:value-type="string" office:string-value="EE">
            <text:p>EE</text:p>
          </table:table-cell>
          <table:table-cell table:style-name="ce47" table:formula="of:=HEX2DEC([.A71])" office:value-type="float" office:value="235">
            <text:p>235</text:p>
          </table:table-cell>
          <table:table-cell table:style-name="ce50" table:formula="of:=HEX2DEC([.B71])" office:value-type="float" office:value="236">
            <text:p>236</text:p>
          </table:table-cell>
          <table:table-cell table:style-name="ce50" table:formula="of:=HEX2DEC([.C71])" office:value-type="float" office:value="237">
            <text:p>237</text:p>
          </table:table-cell>
          <table:table-cell table:style-name="ce50" table:formula="of:=HEX2DEC([.D71])" office:value-type="float" office:value="238">
            <text:p>238</text:p>
          </table:table-cell>
          <table:table-cell table:style-name="ce51" table:formula="of:=IF(AND([.E71]&gt;=0;[.E71]&lt;=31);&quot;+64&quot;;IF(AND([.E71]&gt;=32;[.E71]&lt;=63);&quot;0&quot;;IF(AND([.E71]&gt;=64;[.E71]&lt;=95);&quot;+128&quot;;IF(AND([.E71]&gt;=96;[.E71]&lt;=127);&quot;+64&quot;;IF(AND([.E71]&gt;=128;[.E71]&lt;=159);&quot;-64&quot;;IF(AND([.E71]&gt;=160;[.E71]&lt;=191);&quot;-128&quot;;IF(AND([.E71]&gt;=192;[.E71]&lt;=254);&quot;0&quot;;IF(AND([.E71]=255);&quot;-64&quot;;&quot;&quot;))))))))" office:value-type="string" office:string-value="0">
            <text:p>0</text:p>
          </table:table-cell>
          <table:table-cell table:style-name="ce52" table:formula="of:=IF(AND([.F71]&gt;=0;[.F71]&lt;=31);&quot;+64&quot;;IF(AND([.F71]&gt;=32;[.F71]&lt;=63);&quot;0&quot;;IF(AND([.F71]&gt;=64;[.F71]&lt;=95);&quot;+128&quot;;IF(AND([.F71]&gt;=96;[.F71]&lt;=127);&quot;+64&quot;;IF(AND([.F71]&gt;=128;[.F71]&lt;=159);&quot;-64&quot;;IF(AND([.F71]&gt;=160;[.F71]&lt;=191);&quot;-128&quot;;IF(AND([.F71]&gt;=192;[.F71]&lt;=254);&quot;0&quot;;IF(AND([.F71]=255);&quot;-64&quot;;&quot;&quot;))))))))" office:value-type="string" office:string-value="0">
            <text:p>0</text:p>
          </table:table-cell>
          <table:table-cell table:style-name="ce52" table:formula="of:=IF(AND([.G71]&gt;=0;[.G71]&lt;=31);&quot;+64&quot;;IF(AND([.G71]&gt;=32;[.G71]&lt;=63);&quot;0&quot;;IF(AND([.G71]&gt;=64;[.G71]&lt;=95);&quot;+128&quot;;IF(AND([.G71]&gt;=96;[.G71]&lt;=127);&quot;+64&quot;;IF(AND([.G71]&gt;=128;[.G71]&lt;=159);&quot;-64&quot;;IF(AND([.G71]&gt;=160;[.G71]&lt;=191);&quot;-128&quot;;IF(AND([.G71]&gt;=192;[.G71]&lt;=254);&quot;0&quot;;IF(AND([.G71]=255);&quot;-64&quot;;&quot;&quot;))))))))" office:value-type="string" office:string-value="0">
            <text:p>0</text:p>
          </table:table-cell>
          <table:table-cell table:style-name="ce52" table:formula="of:=IF(AND([.H71]&gt;=0;[.H71]&lt;=31);&quot;+64&quot;;IF(AND([.H71]&gt;=32;[.H71]&lt;=63);&quot;0&quot;;IF(AND([.H71]&gt;=64;[.H71]&lt;=95);&quot;+128&quot;;IF(AND([.H71]&gt;=96;[.H71]&lt;=127);&quot;+64&quot;;IF(AND([.H71]&gt;=128;[.H71]&lt;=159);&quot;-64&quot;;IF(AND([.H71]&gt;=160;[.H71]&lt;=191);&quot;-128&quot;;IF(AND([.H71]&gt;=192;[.H71]&lt;=254);&quot;0&quot;;IF(AND([.H71]=255);&quot;-64&quot;;&quot;&quot;))))))))" office:value-type="string" office:string-value="0">
            <text:p>0</text:p>
          </table:table-cell>
          <table:table-cell table:style-name="ce55" table:formula="of:=MID(['Charpad Export'.H240];2;2)" office:value-type="string" office:string-value="0B">
            <text:p>0B</text:p>
          </table:table-cell>
          <table:table-cell table:style-name="ce50" table:formula="of:=HEX2DEC([.M71])" office:value-type="float" office:value="11">
            <text:p>11</text:p>
          </table:table-cell>
          <table:table-cell table:style-name="ce50" table:formula="of:=IF([.N71]=0;&quot;{black}&quot;;IF([.N71]=1;&quot;{white}&quot;;IF([.N71]=2;&quot;{red}&quot;;IF([.N71]=3;&quot;{cyan}&quot;;IF([.N71]=4;&quot;{purple}&quot;;IF([.N71]=5;&quot;{green}&quot;;IF([.N71]=6;&quot;{blue}&quot;;IF([.N71]=7;&quot;{yellow}&quot;;IF([.N71]=8;&quot;{orange}&quot;;IF([.N71]=9;&quot;{brown}&quot;;IF([.N71]=10;&quot;{lt. red}&quot;;IF([.N71]=11;&quot;{gray1}&quot;;IF([.N71]=12;&quot;{gray2}&quot;;IF([.N71]=13;&quot;{lt. green}&quot;;IF([.N71]=14;&quot;{lt. blue}&quot;;IF([.N71]=15;&quot;{gray3}&quot;))))))))))))))))" office:value-type="string" office:string-value="{gray1}">
            <text:p>{gray1}</text:p>
          </table:table-cell>
          <table:table-cell table:style-name="ce57" table:formula="of:=[.M71]" office:value-type="string" office:string-value="0B">
            <text:p>0B</text:p>
          </table:table-cell>
          <table:table-cell table:style-name="ce50" table:formula="of:=HEX2DEC([.P71])" office:value-type="float" office:value="11">
            <text:p>11</text:p>
          </table:table-cell>
          <table:table-cell table:style-name="ce50" table:formula="of:=IF([.Q71]=0;&quot;{black}&quot;;IF([.Q71]=1;&quot;{white}&quot;;IF([.Q71]=2;&quot;{red}&quot;;IF([.Q71]=3;&quot;{cyan}&quot;;IF([.Q71]=4;&quot;{purple}&quot;;IF([.Q71]=5;&quot;{green}&quot;;IF([.Q71]=6;&quot;{blue}&quot;;IF([.Q71]=7;&quot;{yellow}&quot;;IF([.Q71]=8;&quot;{orange}&quot;;IF([.Q71]=9;&quot;{brown}&quot;;IF([.Q71]=10;&quot;{lt. red}&quot;;IF([.Q71]=11;&quot;{gray1}&quot;;IF([.Q71]=12;&quot;{gray2}&quot;;IF([.Q71]=13;&quot;{lt. green}&quot;;IF([.Q71]=14;&quot;{lt. blue}&quot;;IF([.Q71]=15;&quot;{gray3}&quot;))))))))))))))))" office:value-type="string" office:string-value="{gray1}">
            <text:p>{gray1}</text:p>
          </table:table-cell>
          <table:table-cell table:style-name="ce57" table:formula="of:=[.M71]" office:value-type="string" office:string-value="0B">
            <text:p>0B</text:p>
          </table:table-cell>
          <table:table-cell table:style-name="ce50" table:formula="of:=HEX2DEC([.S71])" office:value-type="float" office:value="11">
            <text:p>11</text:p>
          </table:table-cell>
          <table:table-cell table:style-name="ce50" table:formula="of:=IF([.T71]=0;&quot;{black}&quot;;IF([.T71]=1;&quot;{white}&quot;;IF([.T71]=2;&quot;{red}&quot;;IF([.T71]=3;&quot;{cyan}&quot;;IF([.T71]=4;&quot;{purple}&quot;;IF([.T71]=5;&quot;{green}&quot;;IF([.T71]=6;&quot;{blue}&quot;;IF([.T71]=7;&quot;{yellow}&quot;;IF([.T71]=8;&quot;{orange}&quot;;IF([.T71]=9;&quot;{brown}&quot;;IF([.T71]=10;&quot;{lt. red}&quot;;IF([.T71]=11;&quot;{gray1}&quot;;IF([.T71]=12;&quot;{gray2}&quot;;IF([.T71]=13;&quot;{lt. green}&quot;;IF([.T71]=14;&quot;{lt. blue}&quot;;IF([.T71]=15;&quot;{gray3}&quot;))))))))))))))))" office:value-type="string" office:string-value="{gray1}">
            <text:p>{gray1}</text:p>
          </table:table-cell>
          <table:table-cell table:style-name="ce62" table:formula="of:=[.M71]" office:value-type="string" office:string-value="0B">
            <text:p>0B</text:p>
          </table:table-cell>
          <table:table-cell table:style-name="ce50" table:formula="of:=HEX2DEC([.V71])" office:value-type="float" office:value="11">
            <text:p>11</text:p>
          </table:table-cell>
          <table:table-cell table:style-name="ce50" table:formula="of:=IF([.W71]=0;&quot;{black}&quot;;IF([.W71]=1;&quot;{white}&quot;;IF([.W71]=2;&quot;{red}&quot;;IF([.W71]=3;&quot;{cyan}&quot;;IF([.W71]=4;&quot;{purple}&quot;;IF([.W71]=5;&quot;{green}&quot;;IF([.W71]=6;&quot;{blue}&quot;;IF([.W71]=7;&quot;{yellow}&quot;;IF([.W71]=8;&quot;{orange}&quot;;IF([.W71]=9;&quot;{brown}&quot;;IF([.W71]=10;&quot;{lt. red}&quot;;IF([.W71]=11;&quot;{gray1}&quot;;IF([.W71]=12;&quot;{gray2}&quot;;IF([.W71]=13;&quot;{lt. green}&quot;;IF([.W71]=14;&quot;{lt. blue}&quot;;IF([.W71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71]" office:value-type="string" office:string-value="{gray1}">
            <text:p>{gray1}</text:p>
          </table:table-cell>
          <table:table-cell table:style-name="ce74" table:formula="of:=IF(AND([.E71]&gt;=128;[.E71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71]+[.I71]" office:value-type="float" office:value="235">
            <text:p>235</text:p>
          </table:table-cell>
          <table:table-cell table:style-name="ce74" office:value-type="string">
            <text:p>}</text:p>
          </table:table-cell>
          <table:table-cell table:style-name="ce74" table:formula="of:=IF(AND([.F71]&gt;=128;[.F71]&lt;=255);&quot;{rvrs on}&quot;;&quot;{rvrs off}&quot;)" office:value-type="string" office:string-value="{rvrs on}">
            <text:p>{rvrs on}</text:p>
          </table:table-cell>
          <table:table-cell table:style-name="ce74" table:formula="of:=[.R71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71]+[.J71]" office:value-type="float" office:value="236">
            <text:p>236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1]&gt;=128;[.G71]&lt;=255);&quot;{rvrs on}&quot;;&quot;{rvrs off}&quot;)" office:value-type="string" office:string-value="{rvrs on}">
            <text:p>{rvrs on}</text:p>
          </table:table-cell>
          <table:table-cell table:style-name="ce74" table:formula="of:=[.U71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71]+[.K71]" office:value-type="float" office:value="237">
            <text:p>237</text:p>
          </table:table-cell>
          <table:table-cell table:style-name="ce74" office:value-type="string">
            <text:p>}</text:p>
          </table:table-cell>
          <table:table-cell table:style-name="ce74" table:formula="of:=IF(AND([.H71]&gt;=128;[.H71]&lt;=255);&quot;{rvrs on}&quot;;&quot;{rvrs off}&quot;)" office:value-type="string" office:string-value="{rvrs on}">
            <text:p>{rvrs on}</text:p>
          </table:table-cell>
          <table:table-cell table:style-name="ce74" table:formula="of:=[.X71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71]+[.L71]" office:value-type="float" office:value="238">
            <text:p>238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style-name="ce45" table:formula="of:=MID(['Charpad Export'.N226];2;2)" office:value-type="string" office:string-value="EF">
            <text:p>EF</text:p>
          </table:table-cell>
          <table:table-cell table:style-name="ce45" table:formula="of:=MID(['Charpad Export'.O226];2;2)" office:value-type="string" office:string-value="F0">
            <text:p>F0</text:p>
          </table:table-cell>
          <table:table-cell table:style-name="ce45" table:formula="of:=MID(['Charpad Export'.P226];2;2)" office:value-type="string" office:string-value="F1">
            <text:p>F1</text:p>
          </table:table-cell>
          <table:table-cell table:style-name="ce45" table:formula="of:=MID(['Charpad Export'.Q226];2;2)" office:value-type="string" office:string-value="F2">
            <text:p>F2</text:p>
          </table:table-cell>
          <table:table-cell table:style-name="ce47" table:formula="of:=HEX2DEC([.A72])" office:value-type="float" office:value="239">
            <text:p>239</text:p>
          </table:table-cell>
          <table:table-cell table:style-name="ce50" table:formula="of:=HEX2DEC([.B72])" office:value-type="float" office:value="240">
            <text:p>240</text:p>
          </table:table-cell>
          <table:table-cell table:style-name="ce50" table:formula="of:=HEX2DEC([.C72])" office:value-type="float" office:value="241">
            <text:p>241</text:p>
          </table:table-cell>
          <table:table-cell table:style-name="ce50" table:formula="of:=HEX2DEC([.D72])" office:value-type="float" office:value="242">
            <text:p>242</text:p>
          </table:table-cell>
          <table:table-cell table:style-name="ce51" table:formula="of:=IF(AND([.E72]&gt;=0;[.E72]&lt;=31);&quot;+64&quot;;IF(AND([.E72]&gt;=32;[.E72]&lt;=63);&quot;0&quot;;IF(AND([.E72]&gt;=64;[.E72]&lt;=95);&quot;+128&quot;;IF(AND([.E72]&gt;=96;[.E72]&lt;=127);&quot;+64&quot;;IF(AND([.E72]&gt;=128;[.E72]&lt;=159);&quot;-64&quot;;IF(AND([.E72]&gt;=160;[.E72]&lt;=191);&quot;-128&quot;;IF(AND([.E72]&gt;=192;[.E72]&lt;=254);&quot;0&quot;;IF(AND([.E72]=255);&quot;-64&quot;;&quot;&quot;))))))))" office:value-type="string" office:string-value="0">
            <text:p>0</text:p>
          </table:table-cell>
          <table:table-cell table:style-name="ce52" table:formula="of:=IF(AND([.F72]&gt;=0;[.F72]&lt;=31);&quot;+64&quot;;IF(AND([.F72]&gt;=32;[.F72]&lt;=63);&quot;0&quot;;IF(AND([.F72]&gt;=64;[.F72]&lt;=95);&quot;+128&quot;;IF(AND([.F72]&gt;=96;[.F72]&lt;=127);&quot;+64&quot;;IF(AND([.F72]&gt;=128;[.F72]&lt;=159);&quot;-64&quot;;IF(AND([.F72]&gt;=160;[.F72]&lt;=191);&quot;-128&quot;;IF(AND([.F72]&gt;=192;[.F72]&lt;=254);&quot;0&quot;;IF(AND([.F72]=255);&quot;-64&quot;;&quot;&quot;))))))))" office:value-type="string" office:string-value="0">
            <text:p>0</text:p>
          </table:table-cell>
          <table:table-cell table:style-name="ce52" table:formula="of:=IF(AND([.G72]&gt;=0;[.G72]&lt;=31);&quot;+64&quot;;IF(AND([.G72]&gt;=32;[.G72]&lt;=63);&quot;0&quot;;IF(AND([.G72]&gt;=64;[.G72]&lt;=95);&quot;+128&quot;;IF(AND([.G72]&gt;=96;[.G72]&lt;=127);&quot;+64&quot;;IF(AND([.G72]&gt;=128;[.G72]&lt;=159);&quot;-64&quot;;IF(AND([.G72]&gt;=160;[.G72]&lt;=191);&quot;-128&quot;;IF(AND([.G72]&gt;=192;[.G72]&lt;=254);&quot;0&quot;;IF(AND([.G72]=255);&quot;-64&quot;;&quot;&quot;))))))))" office:value-type="string" office:string-value="0">
            <text:p>0</text:p>
          </table:table-cell>
          <table:table-cell table:style-name="ce52" table:formula="of:=IF(AND([.H72]&gt;=0;[.H72]&lt;=31);&quot;+64&quot;;IF(AND([.H72]&gt;=32;[.H72]&lt;=63);&quot;0&quot;;IF(AND([.H72]&gt;=64;[.H72]&lt;=95);&quot;+128&quot;;IF(AND([.H72]&gt;=96;[.H72]&lt;=127);&quot;+64&quot;;IF(AND([.H72]&gt;=128;[.H72]&lt;=159);&quot;-64&quot;;IF(AND([.H72]&gt;=160;[.H72]&lt;=191);&quot;-128&quot;;IF(AND([.H72]&gt;=192;[.H72]&lt;=254);&quot;0&quot;;IF(AND([.H72]=255);&quot;-64&quot;;&quot;&quot;))))))))" office:value-type="string" office:string-value="0">
            <text:p>0</text:p>
          </table:table-cell>
          <table:table-cell table:style-name="ce56" table:formula="of:=MID(['Charpad Export'.I240];2;2)" office:value-type="string" office:string-value="0B">
            <text:p>0B</text:p>
          </table:table-cell>
          <table:table-cell table:style-name="ce50" table:formula="of:=HEX2DEC([.M72])" office:value-type="float" office:value="11">
            <text:p>11</text:p>
          </table:table-cell>
          <table:table-cell table:style-name="ce50" table:formula="of:=IF([.N72]=0;&quot;{black}&quot;;IF([.N72]=1;&quot;{white}&quot;;IF([.N72]=2;&quot;{red}&quot;;IF([.N72]=3;&quot;{cyan}&quot;;IF([.N72]=4;&quot;{purple}&quot;;IF([.N72]=5;&quot;{green}&quot;;IF([.N72]=6;&quot;{blue}&quot;;IF([.N72]=7;&quot;{yellow}&quot;;IF([.N72]=8;&quot;{orange}&quot;;IF([.N72]=9;&quot;{brown}&quot;;IF([.N72]=10;&quot;{lt. red}&quot;;IF([.N72]=11;&quot;{gray1}&quot;;IF([.N72]=12;&quot;{gray2}&quot;;IF([.N72]=13;&quot;{lt. green}&quot;;IF([.N72]=14;&quot;{lt. blue}&quot;;IF([.N72]=15;&quot;{gray3}&quot;))))))))))))))))" office:value-type="string" office:string-value="{gray1}">
            <text:p>{gray1}</text:p>
          </table:table-cell>
          <table:table-cell table:style-name="ce59" table:formula="of:=[.M72]" office:value-type="string" office:string-value="0B">
            <text:p>0B</text:p>
          </table:table-cell>
          <table:table-cell table:style-name="ce50" table:formula="of:=HEX2DEC([.P72])" office:value-type="float" office:value="11">
            <text:p>11</text:p>
          </table:table-cell>
          <table:table-cell table:style-name="ce50" table:formula="of:=IF([.Q72]=0;&quot;{black}&quot;;IF([.Q72]=1;&quot;{white}&quot;;IF([.Q72]=2;&quot;{red}&quot;;IF([.Q72]=3;&quot;{cyan}&quot;;IF([.Q72]=4;&quot;{purple}&quot;;IF([.Q72]=5;&quot;{green}&quot;;IF([.Q72]=6;&quot;{blue}&quot;;IF([.Q72]=7;&quot;{yellow}&quot;;IF([.Q72]=8;&quot;{orange}&quot;;IF([.Q72]=9;&quot;{brown}&quot;;IF([.Q72]=10;&quot;{lt. red}&quot;;IF([.Q72]=11;&quot;{gray1}&quot;;IF([.Q72]=12;&quot;{gray2}&quot;;IF([.Q72]=13;&quot;{lt. green}&quot;;IF([.Q72]=14;&quot;{lt. blue}&quot;;IF([.Q72]=15;&quot;{gray3}&quot;))))))))))))))))" office:value-type="string" office:string-value="{gray1}">
            <text:p>{gray1}</text:p>
          </table:table-cell>
          <table:table-cell table:style-name="ce59" table:formula="of:=[.M72]" office:value-type="string" office:string-value="0B">
            <text:p>0B</text:p>
          </table:table-cell>
          <table:table-cell table:style-name="ce50" table:formula="of:=HEX2DEC([.S72])" office:value-type="float" office:value="11">
            <text:p>11</text:p>
          </table:table-cell>
          <table:table-cell table:style-name="ce50" table:formula="of:=IF([.T72]=0;&quot;{black}&quot;;IF([.T72]=1;&quot;{white}&quot;;IF([.T72]=2;&quot;{red}&quot;;IF([.T72]=3;&quot;{cyan}&quot;;IF([.T72]=4;&quot;{purple}&quot;;IF([.T72]=5;&quot;{green}&quot;;IF([.T72]=6;&quot;{blue}&quot;;IF([.T72]=7;&quot;{yellow}&quot;;IF([.T72]=8;&quot;{orange}&quot;;IF([.T72]=9;&quot;{brown}&quot;;IF([.T72]=10;&quot;{lt. red}&quot;;IF([.T72]=11;&quot;{gray1}&quot;;IF([.T72]=12;&quot;{gray2}&quot;;IF([.T72]=13;&quot;{lt. green}&quot;;IF([.T72]=14;&quot;{lt. blue}&quot;;IF([.T72]=15;&quot;{gray3}&quot;))))))))))))))))" office:value-type="string" office:string-value="{gray1}">
            <text:p>{gray1}</text:p>
          </table:table-cell>
          <table:table-cell table:style-name="ce61" table:formula="of:=[.M72]" office:value-type="string" office:string-value="0B">
            <text:p>0B</text:p>
          </table:table-cell>
          <table:table-cell table:style-name="ce50" table:formula="of:=HEX2DEC([.V72])" office:value-type="float" office:value="11">
            <text:p>11</text:p>
          </table:table-cell>
          <table:table-cell table:style-name="ce50" table:formula="of:=IF([.W72]=0;&quot;{black}&quot;;IF([.W72]=1;&quot;{white}&quot;;IF([.W72]=2;&quot;{red}&quot;;IF([.W72]=3;&quot;{cyan}&quot;;IF([.W72]=4;&quot;{purple}&quot;;IF([.W72]=5;&quot;{green}&quot;;IF([.W72]=6;&quot;{blue}&quot;;IF([.W72]=7;&quot;{yellow}&quot;;IF([.W72]=8;&quot;{orange}&quot;;IF([.W72]=9;&quot;{brown}&quot;;IF([.W72]=10;&quot;{lt. red}&quot;;IF([.W72]=11;&quot;{gray1}&quot;;IF([.W72]=12;&quot;{gray2}&quot;;IF([.W72]=13;&quot;{lt. green}&quot;;IF([.W72]=14;&quot;{lt. blue}&quot;;IF([.W72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72]" office:value-type="string" office:string-value="{gray1}">
            <text:p>{gray1}</text:p>
          </table:table-cell>
          <table:table-cell table:style-name="ce74" table:formula="of:=IF(AND([.E72]&gt;=128;[.E72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72]+[.I72]" office:value-type="float" office:value="239">
            <text:p>239</text:p>
          </table:table-cell>
          <table:table-cell table:style-name="ce74" office:value-type="string">
            <text:p>}</text:p>
          </table:table-cell>
          <table:table-cell table:style-name="ce74" table:formula="of:=IF(AND([.F72]&gt;=128;[.F72]&lt;=255);&quot;{rvrs on}&quot;;&quot;{rvrs off}&quot;)" office:value-type="string" office:string-value="{rvrs on}">
            <text:p>{rvrs on}</text:p>
          </table:table-cell>
          <table:table-cell table:style-name="ce74" table:formula="of:=[.R72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72]+[.J72]" office:value-type="float" office:value="240">
            <text:p>240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2]&gt;=128;[.G72]&lt;=255);&quot;{rvrs on}&quot;;&quot;{rvrs off}&quot;)" office:value-type="string" office:string-value="{rvrs on}">
            <text:p>{rvrs on}</text:p>
          </table:table-cell>
          <table:table-cell table:style-name="ce74" table:formula="of:=[.U72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72]+[.K72]" office:value-type="float" office:value="241">
            <text:p>241</text:p>
          </table:table-cell>
          <table:table-cell table:style-name="ce74" office:value-type="string">
            <text:p>}</text:p>
          </table:table-cell>
          <table:table-cell table:style-name="ce74" table:formula="of:=IF(AND([.H72]&gt;=128;[.H72]&lt;=255);&quot;{rvrs on}&quot;;&quot;{rvrs off}&quot;)" office:value-type="string" office:string-value="{rvrs on}">
            <text:p>{rvrs on}</text:p>
          </table:table-cell>
          <table:table-cell table:style-name="ce74" table:formula="of:=[.X72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72]+[.L72]" office:value-type="float" office:value="242">
            <text:p>242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1">
            <text:p>71</text:p>
          </table:table-cell>
          <table:table-cell table:number-columns-repeated="6"/>
        </table:table-row>
        <table:table-row table:style-name="ro1">
          <table:table-cell table:style-name="ce43" table:formula="of:=MID(['Charpad Export'.B227];2;2)" office:value-type="string" office:string-value="F3">
            <text:p>F3</text:p>
          </table:table-cell>
          <table:table-cell table:style-name="ce43" table:formula="of:=MID(['Charpad Export'.C227];2;2)" office:value-type="string" office:string-value="F4">
            <text:p>F4</text:p>
          </table:table-cell>
          <table:table-cell table:style-name="ce43" table:formula="of:=MID(['Charpad Export'.D227];2;2)" office:value-type="string" office:string-value="F5">
            <text:p>F5</text:p>
          </table:table-cell>
          <table:table-cell table:style-name="ce43" table:formula="of:=MID(['Charpad Export'.E227];2;2)" office:value-type="string" office:string-value="F6">
            <text:p>F6</text:p>
          </table:table-cell>
          <table:table-cell table:style-name="ce47" table:formula="of:=HEX2DEC([.A73])" office:value-type="float" office:value="243">
            <text:p>243</text:p>
          </table:table-cell>
          <table:table-cell table:style-name="ce50" table:formula="of:=HEX2DEC([.B73])" office:value-type="float" office:value="244">
            <text:p>244</text:p>
          </table:table-cell>
          <table:table-cell table:style-name="ce50" table:formula="of:=HEX2DEC([.C73])" office:value-type="float" office:value="245">
            <text:p>245</text:p>
          </table:table-cell>
          <table:table-cell table:style-name="ce50" table:formula="of:=HEX2DEC([.D73])" office:value-type="float" office:value="246">
            <text:p>246</text:p>
          </table:table-cell>
          <table:table-cell table:style-name="ce51" table:formula="of:=IF(AND([.E73]&gt;=0;[.E73]&lt;=31);&quot;+64&quot;;IF(AND([.E73]&gt;=32;[.E73]&lt;=63);&quot;0&quot;;IF(AND([.E73]&gt;=64;[.E73]&lt;=95);&quot;+128&quot;;IF(AND([.E73]&gt;=96;[.E73]&lt;=127);&quot;+64&quot;;IF(AND([.E73]&gt;=128;[.E73]&lt;=159);&quot;-64&quot;;IF(AND([.E73]&gt;=160;[.E73]&lt;=191);&quot;-128&quot;;IF(AND([.E73]&gt;=192;[.E73]&lt;=254);&quot;0&quot;;IF(AND([.E73]=255);&quot;-64&quot;;&quot;&quot;))))))))" office:value-type="string" office:string-value="0">
            <text:p>0</text:p>
          </table:table-cell>
          <table:table-cell table:style-name="ce52" table:formula="of:=IF(AND([.F73]&gt;=0;[.F73]&lt;=31);&quot;+64&quot;;IF(AND([.F73]&gt;=32;[.F73]&lt;=63);&quot;0&quot;;IF(AND([.F73]&gt;=64;[.F73]&lt;=95);&quot;+128&quot;;IF(AND([.F73]&gt;=96;[.F73]&lt;=127);&quot;+64&quot;;IF(AND([.F73]&gt;=128;[.F73]&lt;=159);&quot;-64&quot;;IF(AND([.F73]&gt;=160;[.F73]&lt;=191);&quot;-128&quot;;IF(AND([.F73]&gt;=192;[.F73]&lt;=254);&quot;0&quot;;IF(AND([.F73]=255);&quot;-64&quot;;&quot;&quot;))))))))" office:value-type="string" office:string-value="0">
            <text:p>0</text:p>
          </table:table-cell>
          <table:table-cell table:style-name="ce52" table:formula="of:=IF(AND([.G73]&gt;=0;[.G73]&lt;=31);&quot;+64&quot;;IF(AND([.G73]&gt;=32;[.G73]&lt;=63);&quot;0&quot;;IF(AND([.G73]&gt;=64;[.G73]&lt;=95);&quot;+128&quot;;IF(AND([.G73]&gt;=96;[.G73]&lt;=127);&quot;+64&quot;;IF(AND([.G73]&gt;=128;[.G73]&lt;=159);&quot;-64&quot;;IF(AND([.G73]&gt;=160;[.G73]&lt;=191);&quot;-128&quot;;IF(AND([.G73]&gt;=192;[.G73]&lt;=254);&quot;0&quot;;IF(AND([.G73]=255);&quot;-64&quot;;&quot;&quot;))))))))" office:value-type="string" office:string-value="0">
            <text:p>0</text:p>
          </table:table-cell>
          <table:table-cell table:style-name="ce52" table:formula="of:=IF(AND([.H73]&gt;=0;[.H73]&lt;=31);&quot;+64&quot;;IF(AND([.H73]&gt;=32;[.H73]&lt;=63);&quot;0&quot;;IF(AND([.H73]&gt;=64;[.H73]&lt;=95);&quot;+128&quot;;IF(AND([.H73]&gt;=96;[.H73]&lt;=127);&quot;+64&quot;;IF(AND([.H73]&gt;=128;[.H73]&lt;=159);&quot;-64&quot;;IF(AND([.H73]&gt;=160;[.H73]&lt;=191);&quot;-128&quot;;IF(AND([.H73]&gt;=192;[.H73]&lt;=254);&quot;0&quot;;IF(AND([.H73]=255);&quot;-64&quot;;&quot;&quot;))))))))" office:value-type="string" office:string-value="0">
            <text:p>0</text:p>
          </table:table-cell>
          <table:table-cell table:style-name="ce55" table:formula="of:=MID(['Charpad Export'.J240];2;2)" office:value-type="string" office:string-value="0B">
            <text:p>0B</text:p>
          </table:table-cell>
          <table:table-cell table:style-name="ce50" table:formula="of:=HEX2DEC([.M73])" office:value-type="float" office:value="11">
            <text:p>11</text:p>
          </table:table-cell>
          <table:table-cell table:style-name="ce50" table:formula="of:=IF([.N73]=0;&quot;{black}&quot;;IF([.N73]=1;&quot;{white}&quot;;IF([.N73]=2;&quot;{red}&quot;;IF([.N73]=3;&quot;{cyan}&quot;;IF([.N73]=4;&quot;{purple}&quot;;IF([.N73]=5;&quot;{green}&quot;;IF([.N73]=6;&quot;{blue}&quot;;IF([.N73]=7;&quot;{yellow}&quot;;IF([.N73]=8;&quot;{orange}&quot;;IF([.N73]=9;&quot;{brown}&quot;;IF([.N73]=10;&quot;{lt. red}&quot;;IF([.N73]=11;&quot;{gray1}&quot;;IF([.N73]=12;&quot;{gray2}&quot;;IF([.N73]=13;&quot;{lt. green}&quot;;IF([.N73]=14;&quot;{lt. blue}&quot;;IF([.N73]=15;&quot;{gray3}&quot;))))))))))))))))" office:value-type="string" office:string-value="{gray1}">
            <text:p>{gray1}</text:p>
          </table:table-cell>
          <table:table-cell table:style-name="ce57" table:formula="of:=[.M73]" office:value-type="string" office:string-value="0B">
            <text:p>0B</text:p>
          </table:table-cell>
          <table:table-cell table:style-name="ce50" table:formula="of:=HEX2DEC([.P73])" office:value-type="float" office:value="11">
            <text:p>11</text:p>
          </table:table-cell>
          <table:table-cell table:style-name="ce50" table:formula="of:=IF([.Q73]=0;&quot;{black}&quot;;IF([.Q73]=1;&quot;{white}&quot;;IF([.Q73]=2;&quot;{red}&quot;;IF([.Q73]=3;&quot;{cyan}&quot;;IF([.Q73]=4;&quot;{purple}&quot;;IF([.Q73]=5;&quot;{green}&quot;;IF([.Q73]=6;&quot;{blue}&quot;;IF([.Q73]=7;&quot;{yellow}&quot;;IF([.Q73]=8;&quot;{orange}&quot;;IF([.Q73]=9;&quot;{brown}&quot;;IF([.Q73]=10;&quot;{lt. red}&quot;;IF([.Q73]=11;&quot;{gray1}&quot;;IF([.Q73]=12;&quot;{gray2}&quot;;IF([.Q73]=13;&quot;{lt. green}&quot;;IF([.Q73]=14;&quot;{lt. blue}&quot;;IF([.Q73]=15;&quot;{gray3}&quot;))))))))))))))))" office:value-type="string" office:string-value="{gray1}">
            <text:p>{gray1}</text:p>
          </table:table-cell>
          <table:table-cell table:style-name="ce57" table:formula="of:=[.M73]" office:value-type="string" office:string-value="0B">
            <text:p>0B</text:p>
          </table:table-cell>
          <table:table-cell table:style-name="ce50" table:formula="of:=HEX2DEC([.S73])" office:value-type="float" office:value="11">
            <text:p>11</text:p>
          </table:table-cell>
          <table:table-cell table:style-name="ce50" table:formula="of:=IF([.T73]=0;&quot;{black}&quot;;IF([.T73]=1;&quot;{white}&quot;;IF([.T73]=2;&quot;{red}&quot;;IF([.T73]=3;&quot;{cyan}&quot;;IF([.T73]=4;&quot;{purple}&quot;;IF([.T73]=5;&quot;{green}&quot;;IF([.T73]=6;&quot;{blue}&quot;;IF([.T73]=7;&quot;{yellow}&quot;;IF([.T73]=8;&quot;{orange}&quot;;IF([.T73]=9;&quot;{brown}&quot;;IF([.T73]=10;&quot;{lt. red}&quot;;IF([.T73]=11;&quot;{gray1}&quot;;IF([.T73]=12;&quot;{gray2}&quot;;IF([.T73]=13;&quot;{lt. green}&quot;;IF([.T73]=14;&quot;{lt. blue}&quot;;IF([.T73]=15;&quot;{gray3}&quot;))))))))))))))))" office:value-type="string" office:string-value="{gray1}">
            <text:p>{gray1}</text:p>
          </table:table-cell>
          <table:table-cell table:style-name="ce62" table:formula="of:=[.M73]" office:value-type="string" office:string-value="0B">
            <text:p>0B</text:p>
          </table:table-cell>
          <table:table-cell table:style-name="ce50" table:formula="of:=HEX2DEC([.V73])" office:value-type="float" office:value="11">
            <text:p>11</text:p>
          </table:table-cell>
          <table:table-cell table:style-name="ce50" table:formula="of:=IF([.W73]=0;&quot;{black}&quot;;IF([.W73]=1;&quot;{white}&quot;;IF([.W73]=2;&quot;{red}&quot;;IF([.W73]=3;&quot;{cyan}&quot;;IF([.W73]=4;&quot;{purple}&quot;;IF([.W73]=5;&quot;{green}&quot;;IF([.W73]=6;&quot;{blue}&quot;;IF([.W73]=7;&quot;{yellow}&quot;;IF([.W73]=8;&quot;{orange}&quot;;IF([.W73]=9;&quot;{brown}&quot;;IF([.W73]=10;&quot;{lt. red}&quot;;IF([.W73]=11;&quot;{gray1}&quot;;IF([.W73]=12;&quot;{gray2}&quot;;IF([.W73]=13;&quot;{lt. green}&quot;;IF([.W73]=14;&quot;{lt. blue}&quot;;IF([.W73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73]" office:value-type="string" office:string-value="{gray1}">
            <text:p>{gray1}</text:p>
          </table:table-cell>
          <table:table-cell table:style-name="ce74" table:formula="of:=IF(AND([.E73]&gt;=128;[.E73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73]+[.I73]" office:value-type="float" office:value="243">
            <text:p>243</text:p>
          </table:table-cell>
          <table:table-cell table:style-name="ce74" office:value-type="string">
            <text:p>}</text:p>
          </table:table-cell>
          <table:table-cell table:style-name="ce74" table:formula="of:=IF(AND([.F73]&gt;=128;[.F73]&lt;=255);&quot;{rvrs on}&quot;;&quot;{rvrs off}&quot;)" office:value-type="string" office:string-value="{rvrs on}">
            <text:p>{rvrs on}</text:p>
          </table:table-cell>
          <table:table-cell table:style-name="ce74" table:formula="of:=[.R73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73]+[.J73]" office:value-type="float" office:value="244">
            <text:p>244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3]&gt;=128;[.G73]&lt;=255);&quot;{rvrs on}&quot;;&quot;{rvrs off}&quot;)" office:value-type="string" office:string-value="{rvrs on}">
            <text:p>{rvrs on}</text:p>
          </table:table-cell>
          <table:table-cell table:style-name="ce74" table:formula="of:=[.U73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73]+[.K73]" office:value-type="float" office:value="245">
            <text:p>245</text:p>
          </table:table-cell>
          <table:table-cell table:style-name="ce74" office:value-type="string">
            <text:p>}</text:p>
          </table:table-cell>
          <table:table-cell table:style-name="ce74" table:formula="of:=IF(AND([.H73]&gt;=128;[.H73]&lt;=255);&quot;{rvrs on}&quot;;&quot;{rvrs off}&quot;)" office:value-type="string" office:string-value="{rvrs on}">
            <text:p>{rvrs on}</text:p>
          </table:table-cell>
          <table:table-cell table:style-name="ce74" table:formula="of:=[.X73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73]+[.L73]" office:value-type="float" office:value="246">
            <text:p>246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43" table:formula="of:=MID(['Charpad Export'.F227];2;2)" office:value-type="string" office:string-value="EF">
            <text:p>EF</text:p>
          </table:table-cell>
          <table:table-cell table:style-name="ce43" table:formula="of:=MID(['Charpad Export'.G227];2;2)" office:value-type="string" office:string-value="F0">
            <text:p>F0</text:p>
          </table:table-cell>
          <table:table-cell table:style-name="ce43" table:formula="of:=MID(['Charpad Export'.H227];2;2)" office:value-type="string" office:string-value="F1">
            <text:p>F1</text:p>
          </table:table-cell>
          <table:table-cell table:style-name="ce43" table:formula="of:=MID(['Charpad Export'.I227];2;2)" office:value-type="string" office:string-value="F2">
            <text:p>F2</text:p>
          </table:table-cell>
          <table:table-cell table:style-name="ce47" table:formula="of:=HEX2DEC([.A74])" office:value-type="float" office:value="239">
            <text:p>239</text:p>
          </table:table-cell>
          <table:table-cell table:style-name="ce50" table:formula="of:=HEX2DEC([.B74])" office:value-type="float" office:value="240">
            <text:p>240</text:p>
          </table:table-cell>
          <table:table-cell table:style-name="ce50" table:formula="of:=HEX2DEC([.C74])" office:value-type="float" office:value="241">
            <text:p>241</text:p>
          </table:table-cell>
          <table:table-cell table:style-name="ce50" table:formula="of:=HEX2DEC([.D74])" office:value-type="float" office:value="242">
            <text:p>242</text:p>
          </table:table-cell>
          <table:table-cell table:style-name="ce51" table:formula="of:=IF(AND([.E74]&gt;=0;[.E74]&lt;=31);&quot;+64&quot;;IF(AND([.E74]&gt;=32;[.E74]&lt;=63);&quot;0&quot;;IF(AND([.E74]&gt;=64;[.E74]&lt;=95);&quot;+128&quot;;IF(AND([.E74]&gt;=96;[.E74]&lt;=127);&quot;+64&quot;;IF(AND([.E74]&gt;=128;[.E74]&lt;=159);&quot;-64&quot;;IF(AND([.E74]&gt;=160;[.E74]&lt;=191);&quot;-128&quot;;IF(AND([.E74]&gt;=192;[.E74]&lt;=254);&quot;0&quot;;IF(AND([.E74]=255);&quot;-64&quot;;&quot;&quot;))))))))" office:value-type="string" office:string-value="0">
            <text:p>0</text:p>
          </table:table-cell>
          <table:table-cell table:style-name="ce52" table:formula="of:=IF(AND([.F74]&gt;=0;[.F74]&lt;=31);&quot;+64&quot;;IF(AND([.F74]&gt;=32;[.F74]&lt;=63);&quot;0&quot;;IF(AND([.F74]&gt;=64;[.F74]&lt;=95);&quot;+128&quot;;IF(AND([.F74]&gt;=96;[.F74]&lt;=127);&quot;+64&quot;;IF(AND([.F74]&gt;=128;[.F74]&lt;=159);&quot;-64&quot;;IF(AND([.F74]&gt;=160;[.F74]&lt;=191);&quot;-128&quot;;IF(AND([.F74]&gt;=192;[.F74]&lt;=254);&quot;0&quot;;IF(AND([.F74]=255);&quot;-64&quot;;&quot;&quot;))))))))" office:value-type="string" office:string-value="0">
            <text:p>0</text:p>
          </table:table-cell>
          <table:table-cell table:style-name="ce52" table:formula="of:=IF(AND([.G74]&gt;=0;[.G74]&lt;=31);&quot;+64&quot;;IF(AND([.G74]&gt;=32;[.G74]&lt;=63);&quot;0&quot;;IF(AND([.G74]&gt;=64;[.G74]&lt;=95);&quot;+128&quot;;IF(AND([.G74]&gt;=96;[.G74]&lt;=127);&quot;+64&quot;;IF(AND([.G74]&gt;=128;[.G74]&lt;=159);&quot;-64&quot;;IF(AND([.G74]&gt;=160;[.G74]&lt;=191);&quot;-128&quot;;IF(AND([.G74]&gt;=192;[.G74]&lt;=254);&quot;0&quot;;IF(AND([.G74]=255);&quot;-64&quot;;&quot;&quot;))))))))" office:value-type="string" office:string-value="0">
            <text:p>0</text:p>
          </table:table-cell>
          <table:table-cell table:style-name="ce52" table:formula="of:=IF(AND([.H74]&gt;=0;[.H74]&lt;=31);&quot;+64&quot;;IF(AND([.H74]&gt;=32;[.H74]&lt;=63);&quot;0&quot;;IF(AND([.H74]&gt;=64;[.H74]&lt;=95);&quot;+128&quot;;IF(AND([.H74]&gt;=96;[.H74]&lt;=127);&quot;+64&quot;;IF(AND([.H74]&gt;=128;[.H74]&lt;=159);&quot;-64&quot;;IF(AND([.H74]&gt;=160;[.H74]&lt;=191);&quot;-128&quot;;IF(AND([.H74]&gt;=192;[.H74]&lt;=254);&quot;0&quot;;IF(AND([.H74]=255);&quot;-64&quot;;&quot;&quot;))))))))" office:value-type="string" office:string-value="0">
            <text:p>0</text:p>
          </table:table-cell>
          <table:table-cell table:style-name="ce56" table:formula="of:=MID(['Charpad Export'.K240];2;2)" office:value-type="string" office:string-value="0D">
            <text:p>0D</text:p>
          </table:table-cell>
          <table:table-cell table:style-name="ce50" table:formula="of:=HEX2DEC([.M74])" office:value-type="float" office:value="13">
            <text:p>13</text:p>
          </table:table-cell>
          <table:table-cell table:style-name="ce50" table:formula="of:=IF([.N74]=0;&quot;{black}&quot;;IF([.N74]=1;&quot;{white}&quot;;IF([.N74]=2;&quot;{red}&quot;;IF([.N74]=3;&quot;{cyan}&quot;;IF([.N74]=4;&quot;{purple}&quot;;IF([.N74]=5;&quot;{green}&quot;;IF([.N74]=6;&quot;{blue}&quot;;IF([.N74]=7;&quot;{yellow}&quot;;IF([.N74]=8;&quot;{orange}&quot;;IF([.N74]=9;&quot;{brown}&quot;;IF([.N74]=10;&quot;{lt. red}&quot;;IF([.N74]=11;&quot;{gray1}&quot;;IF([.N74]=12;&quot;{gray2}&quot;;IF([.N74]=13;&quot;{lt. green}&quot;;IF([.N74]=14;&quot;{lt. blue}&quot;;IF([.N74]=15;&quot;{gray3}&quot;))))))))))))))))" office:value-type="string" office:string-value="{lt. green}">
            <text:p>{lt. green}</text:p>
          </table:table-cell>
          <table:table-cell table:style-name="ce59" table:formula="of:=[.M74]" office:value-type="string" office:string-value="0D">
            <text:p>0D</text:p>
          </table:table-cell>
          <table:table-cell table:style-name="ce50" table:formula="of:=HEX2DEC([.P74])" office:value-type="float" office:value="13">
            <text:p>13</text:p>
          </table:table-cell>
          <table:table-cell table:style-name="ce50" table:formula="of:=IF([.Q74]=0;&quot;{black}&quot;;IF([.Q74]=1;&quot;{white}&quot;;IF([.Q74]=2;&quot;{red}&quot;;IF([.Q74]=3;&quot;{cyan}&quot;;IF([.Q74]=4;&quot;{purple}&quot;;IF([.Q74]=5;&quot;{green}&quot;;IF([.Q74]=6;&quot;{blue}&quot;;IF([.Q74]=7;&quot;{yellow}&quot;;IF([.Q74]=8;&quot;{orange}&quot;;IF([.Q74]=9;&quot;{brown}&quot;;IF([.Q74]=10;&quot;{lt. red}&quot;;IF([.Q74]=11;&quot;{gray1}&quot;;IF([.Q74]=12;&quot;{gray2}&quot;;IF([.Q74]=13;&quot;{lt. green}&quot;;IF([.Q74]=14;&quot;{lt. blue}&quot;;IF([.Q74]=15;&quot;{gray3}&quot;))))))))))))))))" office:value-type="string" office:string-value="{lt. green}">
            <text:p>{lt. green}</text:p>
          </table:table-cell>
          <table:table-cell table:style-name="ce59" table:formula="of:=[.M74]" office:value-type="string" office:string-value="0D">
            <text:p>0D</text:p>
          </table:table-cell>
          <table:table-cell table:style-name="ce50" table:formula="of:=HEX2DEC([.S74])" office:value-type="float" office:value="13">
            <text:p>13</text:p>
          </table:table-cell>
          <table:table-cell table:style-name="ce50" table:formula="of:=IF([.T74]=0;&quot;{black}&quot;;IF([.T74]=1;&quot;{white}&quot;;IF([.T74]=2;&quot;{red}&quot;;IF([.T74]=3;&quot;{cyan}&quot;;IF([.T74]=4;&quot;{purple}&quot;;IF([.T74]=5;&quot;{green}&quot;;IF([.T74]=6;&quot;{blue}&quot;;IF([.T74]=7;&quot;{yellow}&quot;;IF([.T74]=8;&quot;{orange}&quot;;IF([.T74]=9;&quot;{brown}&quot;;IF([.T74]=10;&quot;{lt. red}&quot;;IF([.T74]=11;&quot;{gray1}&quot;;IF([.T74]=12;&quot;{gray2}&quot;;IF([.T74]=13;&quot;{lt. green}&quot;;IF([.T74]=14;&quot;{lt. blue}&quot;;IF([.T74]=15;&quot;{gray3}&quot;))))))))))))))))" office:value-type="string" office:string-value="{lt. green}">
            <text:p>{lt. green}</text:p>
          </table:table-cell>
          <table:table-cell table:style-name="ce61" table:formula="of:=[.M74]" office:value-type="string" office:string-value="0D">
            <text:p>0D</text:p>
          </table:table-cell>
          <table:table-cell table:style-name="ce50" table:formula="of:=HEX2DEC([.V74])" office:value-type="float" office:value="13">
            <text:p>13</text:p>
          </table:table-cell>
          <table:table-cell table:style-name="ce50" table:formula="of:=IF([.W74]=0;&quot;{black}&quot;;IF([.W74]=1;&quot;{white}&quot;;IF([.W74]=2;&quot;{red}&quot;;IF([.W74]=3;&quot;{cyan}&quot;;IF([.W74]=4;&quot;{purple}&quot;;IF([.W74]=5;&quot;{green}&quot;;IF([.W74]=6;&quot;{blue}&quot;;IF([.W74]=7;&quot;{yellow}&quot;;IF([.W74]=8;&quot;{orange}&quot;;IF([.W74]=9;&quot;{brown}&quot;;IF([.W74]=10;&quot;{lt. red}&quot;;IF([.W74]=11;&quot;{gray1}&quot;;IF([.W74]=12;&quot;{gray2}&quot;;IF([.W74]=13;&quot;{lt. green}&quot;;IF([.W74]=14;&quot;{lt. blue}&quot;;IF([.W74]=15;&quot;{gray3}&quot;))))))))))))))))" office:value-type="string" office:string-value="{lt. green}">
            <text:p>{lt. green}</text:p>
          </table:table-cell>
          <table:table-cell table:style-name="ce68" office:value-type="string">
            <text:p>data"</text:p>
          </table:table-cell>
          <table:table-cell table:style-name="ce74" table:formula="of:=[.O74]" office:value-type="string" office:string-value="{lt. green}">
            <text:p>{lt. green}</text:p>
          </table:table-cell>
          <table:table-cell table:style-name="ce74" table:formula="of:=IF(AND([.E74]&gt;=128;[.E74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74]+[.I74]" office:value-type="float" office:value="239">
            <text:p>239</text:p>
          </table:table-cell>
          <table:table-cell table:style-name="ce74" office:value-type="string">
            <text:p>}</text:p>
          </table:table-cell>
          <table:table-cell table:style-name="ce74" table:formula="of:=IF(AND([.F74]&gt;=128;[.F74]&lt;=255);&quot;{rvrs on}&quot;;&quot;{rvrs off}&quot;)" office:value-type="string" office:string-value="{rvrs on}">
            <text:p>{rvrs on}</text:p>
          </table:table-cell>
          <table:table-cell table:style-name="ce74" table:formula="of:=[.R74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F74]+[.J74]" office:value-type="float" office:value="240">
            <text:p>240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4]&gt;=128;[.G74]&lt;=255);&quot;{rvrs on}&quot;;&quot;{rvrs off}&quot;)" office:value-type="string" office:string-value="{rvrs on}">
            <text:p>{rvrs on}</text:p>
          </table:table-cell>
          <table:table-cell table:style-name="ce74" table:formula="of:=[.U74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G74]+[.K74]" office:value-type="float" office:value="241">
            <text:p>241</text:p>
          </table:table-cell>
          <table:table-cell table:style-name="ce74" office:value-type="string">
            <text:p>}</text:p>
          </table:table-cell>
          <table:table-cell table:style-name="ce74" table:formula="of:=IF(AND([.H74]&gt;=128;[.H74]&lt;=255);&quot;{rvrs on}&quot;;&quot;{rvrs off}&quot;)" office:value-type="string" office:string-value="{rvrs on}">
            <text:p>{rvrs on}</text:p>
          </table:table-cell>
          <table:table-cell table:style-name="ce74" table:formula="of:=[.X74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H74]+[.L74]" office:value-type="float" office:value="242">
            <text:p>242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3">
            <text:p>73</text:p>
          </table:table-cell>
          <table:table-cell table:number-columns-repeated="6"/>
        </table:table-row>
        <table:table-row table:style-name="ro1">
          <table:table-cell table:style-name="ce43" table:formula="of:=MID(['Charpad Export'.J227];2;2)" office:value-type="string" office:string-value="EB">
            <text:p>EB</text:p>
          </table:table-cell>
          <table:table-cell table:style-name="ce43" table:formula="of:=MID(['Charpad Export'.K227];2;2)" office:value-type="string" office:string-value="EC">
            <text:p>EC</text:p>
          </table:table-cell>
          <table:table-cell table:style-name="ce43" table:formula="of:=MID(['Charpad Export'.L227];2;2)" office:value-type="string" office:string-value="ED">
            <text:p>ED</text:p>
          </table:table-cell>
          <table:table-cell table:style-name="ce43" table:formula="of:=MID(['Charpad Export'.M227];2;2)" office:value-type="string" office:string-value="EE">
            <text:p>EE</text:p>
          </table:table-cell>
          <table:table-cell table:style-name="ce47" table:formula="of:=HEX2DEC([.A75])" office:value-type="float" office:value="235">
            <text:p>235</text:p>
          </table:table-cell>
          <table:table-cell table:style-name="ce50" table:formula="of:=HEX2DEC([.B75])" office:value-type="float" office:value="236">
            <text:p>236</text:p>
          </table:table-cell>
          <table:table-cell table:style-name="ce50" table:formula="of:=HEX2DEC([.C75])" office:value-type="float" office:value="237">
            <text:p>237</text:p>
          </table:table-cell>
          <table:table-cell table:style-name="ce50" table:formula="of:=HEX2DEC([.D75])" office:value-type="float" office:value="238">
            <text:p>238</text:p>
          </table:table-cell>
          <table:table-cell table:style-name="ce51" table:formula="of:=IF(AND([.E75]&gt;=0;[.E75]&lt;=31);&quot;+64&quot;;IF(AND([.E75]&gt;=32;[.E75]&lt;=63);&quot;0&quot;;IF(AND([.E75]&gt;=64;[.E75]&lt;=95);&quot;+128&quot;;IF(AND([.E75]&gt;=96;[.E75]&lt;=127);&quot;+64&quot;;IF(AND([.E75]&gt;=128;[.E75]&lt;=159);&quot;-64&quot;;IF(AND([.E75]&gt;=160;[.E75]&lt;=191);&quot;-128&quot;;IF(AND([.E75]&gt;=192;[.E75]&lt;=254);&quot;0&quot;;IF(AND([.E75]=255);&quot;-64&quot;;&quot;&quot;))))))))" office:value-type="string" office:string-value="0">
            <text:p>0</text:p>
          </table:table-cell>
          <table:table-cell table:style-name="ce52" table:formula="of:=IF(AND([.F75]&gt;=0;[.F75]&lt;=31);&quot;+64&quot;;IF(AND([.F75]&gt;=32;[.F75]&lt;=63);&quot;0&quot;;IF(AND([.F75]&gt;=64;[.F75]&lt;=95);&quot;+128&quot;;IF(AND([.F75]&gt;=96;[.F75]&lt;=127);&quot;+64&quot;;IF(AND([.F75]&gt;=128;[.F75]&lt;=159);&quot;-64&quot;;IF(AND([.F75]&gt;=160;[.F75]&lt;=191);&quot;-128&quot;;IF(AND([.F75]&gt;=192;[.F75]&lt;=254);&quot;0&quot;;IF(AND([.F75]=255);&quot;-64&quot;;&quot;&quot;))))))))" office:value-type="string" office:string-value="0">
            <text:p>0</text:p>
          </table:table-cell>
          <table:table-cell table:style-name="ce52" table:formula="of:=IF(AND([.G75]&gt;=0;[.G75]&lt;=31);&quot;+64&quot;;IF(AND([.G75]&gt;=32;[.G75]&lt;=63);&quot;0&quot;;IF(AND([.G75]&gt;=64;[.G75]&lt;=95);&quot;+128&quot;;IF(AND([.G75]&gt;=96;[.G75]&lt;=127);&quot;+64&quot;;IF(AND([.G75]&gt;=128;[.G75]&lt;=159);&quot;-64&quot;;IF(AND([.G75]&gt;=160;[.G75]&lt;=191);&quot;-128&quot;;IF(AND([.G75]&gt;=192;[.G75]&lt;=254);&quot;0&quot;;IF(AND([.G75]=255);&quot;-64&quot;;&quot;&quot;))))))))" office:value-type="string" office:string-value="0">
            <text:p>0</text:p>
          </table:table-cell>
          <table:table-cell table:style-name="ce52" table:formula="of:=IF(AND([.H75]&gt;=0;[.H75]&lt;=31);&quot;+64&quot;;IF(AND([.H75]&gt;=32;[.H75]&lt;=63);&quot;0&quot;;IF(AND([.H75]&gt;=64;[.H75]&lt;=95);&quot;+128&quot;;IF(AND([.H75]&gt;=96;[.H75]&lt;=127);&quot;+64&quot;;IF(AND([.H75]&gt;=128;[.H75]&lt;=159);&quot;-64&quot;;IF(AND([.H75]&gt;=160;[.H75]&lt;=191);&quot;-128&quot;;IF(AND([.H75]&gt;=192;[.H75]&lt;=254);&quot;0&quot;;IF(AND([.H75]=255);&quot;-64&quot;;&quot;&quot;))))))))" office:value-type="string" office:string-value="0">
            <text:p>0</text:p>
          </table:table-cell>
          <table:table-cell table:style-name="ce55" table:formula="of:=MID(['Charpad Export'.L240];2;2)" office:value-type="string" office:string-value="0A">
            <text:p>0A</text:p>
          </table:table-cell>
          <table:table-cell table:style-name="ce50" table:formula="of:=HEX2DEC([.M75])" office:value-type="float" office:value="10">
            <text:p>10</text:p>
          </table:table-cell>
          <table:table-cell table:style-name="ce50" table:formula="of:=IF([.N75]=0;&quot;{black}&quot;;IF([.N75]=1;&quot;{white}&quot;;IF([.N75]=2;&quot;{red}&quot;;IF([.N75]=3;&quot;{cyan}&quot;;IF([.N75]=4;&quot;{purple}&quot;;IF([.N75]=5;&quot;{green}&quot;;IF([.N75]=6;&quot;{blue}&quot;;IF([.N75]=7;&quot;{yellow}&quot;;IF([.N75]=8;&quot;{orange}&quot;;IF([.N75]=9;&quot;{brown}&quot;;IF([.N75]=10;&quot;{lt. red}&quot;;IF([.N75]=11;&quot;{gray1}&quot;;IF([.N75]=12;&quot;{gray2}&quot;;IF([.N75]=13;&quot;{lt. green}&quot;;IF([.N75]=14;&quot;{lt. blue}&quot;;IF([.N75]=15;&quot;{gray3}&quot;))))))))))))))))" office:value-type="string" office:string-value="{lt. red}">
            <text:p>{lt. red}</text:p>
          </table:table-cell>
          <table:table-cell table:style-name="ce57" table:formula="of:=[.M75]" office:value-type="string" office:string-value="0A">
            <text:p>0A</text:p>
          </table:table-cell>
          <table:table-cell table:style-name="ce50" table:formula="of:=HEX2DEC([.P75])" office:value-type="float" office:value="10">
            <text:p>10</text:p>
          </table:table-cell>
          <table:table-cell table:style-name="ce50" table:formula="of:=IF([.Q75]=0;&quot;{black}&quot;;IF([.Q75]=1;&quot;{white}&quot;;IF([.Q75]=2;&quot;{red}&quot;;IF([.Q75]=3;&quot;{cyan}&quot;;IF([.Q75]=4;&quot;{purple}&quot;;IF([.Q75]=5;&quot;{green}&quot;;IF([.Q75]=6;&quot;{blue}&quot;;IF([.Q75]=7;&quot;{yellow}&quot;;IF([.Q75]=8;&quot;{orange}&quot;;IF([.Q75]=9;&quot;{brown}&quot;;IF([.Q75]=10;&quot;{lt. red}&quot;;IF([.Q75]=11;&quot;{gray1}&quot;;IF([.Q75]=12;&quot;{gray2}&quot;;IF([.Q75]=13;&quot;{lt. green}&quot;;IF([.Q75]=14;&quot;{lt. blue}&quot;;IF([.Q75]=15;&quot;{gray3}&quot;))))))))))))))))" office:value-type="string" office:string-value="{lt. red}">
            <text:p>{lt. red}</text:p>
          </table:table-cell>
          <table:table-cell table:style-name="ce57" table:formula="of:=[.M75]" office:value-type="string" office:string-value="0A">
            <text:p>0A</text:p>
          </table:table-cell>
          <table:table-cell table:style-name="ce50" table:formula="of:=HEX2DEC([.S75])" office:value-type="float" office:value="10">
            <text:p>10</text:p>
          </table:table-cell>
          <table:table-cell table:style-name="ce50" table:formula="of:=IF([.T75]=0;&quot;{black}&quot;;IF([.T75]=1;&quot;{white}&quot;;IF([.T75]=2;&quot;{red}&quot;;IF([.T75]=3;&quot;{cyan}&quot;;IF([.T75]=4;&quot;{purple}&quot;;IF([.T75]=5;&quot;{green}&quot;;IF([.T75]=6;&quot;{blue}&quot;;IF([.T75]=7;&quot;{yellow}&quot;;IF([.T75]=8;&quot;{orange}&quot;;IF([.T75]=9;&quot;{brown}&quot;;IF([.T75]=10;&quot;{lt. red}&quot;;IF([.T75]=11;&quot;{gray1}&quot;;IF([.T75]=12;&quot;{gray2}&quot;;IF([.T75]=13;&quot;{lt. green}&quot;;IF([.T75]=14;&quot;{lt. blue}&quot;;IF([.T75]=15;&quot;{gray3}&quot;))))))))))))))))" office:value-type="string" office:string-value="{lt. red}">
            <text:p>{lt. red}</text:p>
          </table:table-cell>
          <table:table-cell table:style-name="ce62" table:formula="of:=[.M75]" office:value-type="string" office:string-value="0A">
            <text:p>0A</text:p>
          </table:table-cell>
          <table:table-cell table:style-name="ce50" table:formula="of:=HEX2DEC([.V75])" office:value-type="float" office:value="10">
            <text:p>10</text:p>
          </table:table-cell>
          <table:table-cell table:style-name="ce50" table:formula="of:=IF([.W75]=0;&quot;{black}&quot;;IF([.W75]=1;&quot;{white}&quot;;IF([.W75]=2;&quot;{red}&quot;;IF([.W75]=3;&quot;{cyan}&quot;;IF([.W75]=4;&quot;{purple}&quot;;IF([.W75]=5;&quot;{green}&quot;;IF([.W75]=6;&quot;{blue}&quot;;IF([.W75]=7;&quot;{yellow}&quot;;IF([.W75]=8;&quot;{orange}&quot;;IF([.W75]=9;&quot;{brown}&quot;;IF([.W75]=10;&quot;{lt. red}&quot;;IF([.W75]=11;&quot;{gray1}&quot;;IF([.W75]=12;&quot;{gray2}&quot;;IF([.W75]=13;&quot;{lt. green}&quot;;IF([.W75]=14;&quot;{lt. blue}&quot;;IF([.W75]=15;&quot;{gray3}&quot;))))))))))))))))" office:value-type="string" office:string-value="{lt. red}">
            <text:p>{lt. red}</text:p>
          </table:table-cell>
          <table:table-cell table:style-name="ce68" office:value-type="string">
            <text:p>data"</text:p>
          </table:table-cell>
          <table:table-cell table:style-name="ce74" table:formula="of:=[.O75]" office:value-type="string" office:string-value="{lt. red}">
            <text:p>{lt. red}</text:p>
          </table:table-cell>
          <table:table-cell table:style-name="ce74" table:formula="of:=IF(AND([.E75]&gt;=128;[.E75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75]+[.I75]" office:value-type="float" office:value="235">
            <text:p>235</text:p>
          </table:table-cell>
          <table:table-cell table:style-name="ce74" office:value-type="string">
            <text:p>}</text:p>
          </table:table-cell>
          <table:table-cell table:style-name="ce74" table:formula="of:=IF(AND([.F75]&gt;=128;[.F75]&lt;=255);&quot;{rvrs on}&quot;;&quot;{rvrs off}&quot;)" office:value-type="string" office:string-value="{rvrs on}">
            <text:p>{rvrs on}</text:p>
          </table:table-cell>
          <table:table-cell table:style-name="ce74" table:formula="of:=[.R75]" office:value-type="string" office:string-value="{lt. red}">
            <text:p>{lt. red}</text:p>
          </table:table-cell>
          <table:table-cell table:style-name="ce74" office:value-type="string">
            <text:p>{</text:p>
          </table:table-cell>
          <table:table-cell table:style-name="ce74" table:formula="of:=[.F75]+[.J75]" office:value-type="float" office:value="236">
            <text:p>236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5]&gt;=128;[.G75]&lt;=255);&quot;{rvrs on}&quot;;&quot;{rvrs off}&quot;)" office:value-type="string" office:string-value="{rvrs on}">
            <text:p>{rvrs on}</text:p>
          </table:table-cell>
          <table:table-cell table:style-name="ce74" table:formula="of:=[.U75]" office:value-type="string" office:string-value="{lt. red}">
            <text:p>{lt. red}</text:p>
          </table:table-cell>
          <table:table-cell table:style-name="ce74" office:value-type="string">
            <text:p>{</text:p>
          </table:table-cell>
          <table:table-cell table:style-name="ce74" table:formula="of:=[.G75]+[.K75]" office:value-type="float" office:value="237">
            <text:p>237</text:p>
          </table:table-cell>
          <table:table-cell table:style-name="ce74" office:value-type="string">
            <text:p>}</text:p>
          </table:table-cell>
          <table:table-cell table:style-name="ce74" table:formula="of:=IF(AND([.H75]&gt;=128;[.H75]&lt;=255);&quot;{rvrs on}&quot;;&quot;{rvrs off}&quot;)" office:value-type="string" office:string-value="{rvrs on}">
            <text:p>{rvrs on}</text:p>
          </table:table-cell>
          <table:table-cell table:style-name="ce74" table:formula="of:=[.X75]" office:value-type="string" office:string-value="{lt. red}">
            <text:p>{lt. red}</text:p>
          </table:table-cell>
          <table:table-cell table:style-name="ce74" office:value-type="string">
            <text:p>{</text:p>
          </table:table-cell>
          <table:table-cell table:style-name="ce74" table:formula="of:=[.H75]+[.L75]" office:value-type="float" office:value="238">
            <text:p>238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4">
            <text:p>74</text:p>
          </table:table-cell>
          <table:table-cell table:number-columns-repeated="6"/>
        </table:table-row>
        <table:table-row table:style-name="ro1">
          <table:table-cell table:style-name="ce43" table:formula="of:=MID(['Charpad Export'.N227];2;2)" office:value-type="string" office:string-value="EB">
            <text:p>EB</text:p>
          </table:table-cell>
          <table:table-cell table:style-name="ce43" table:formula="of:=MID(['Charpad Export'.O227];2;2)" office:value-type="string" office:string-value="EC">
            <text:p>EC</text:p>
          </table:table-cell>
          <table:table-cell table:style-name="ce43" table:formula="of:=MID(['Charpad Export'.P227];2;2)" office:value-type="string" office:string-value="ED">
            <text:p>ED</text:p>
          </table:table-cell>
          <table:table-cell table:style-name="ce43" table:formula="of:=MID(['Charpad Export'.Q227];2;2)" office:value-type="string" office:string-value="EE">
            <text:p>EE</text:p>
          </table:table-cell>
          <table:table-cell table:style-name="ce47" table:formula="of:=HEX2DEC([.A76])" office:value-type="float" office:value="235">
            <text:p>235</text:p>
          </table:table-cell>
          <table:table-cell table:style-name="ce50" table:formula="of:=HEX2DEC([.B76])" office:value-type="float" office:value="236">
            <text:p>236</text:p>
          </table:table-cell>
          <table:table-cell table:style-name="ce50" table:formula="of:=HEX2DEC([.C76])" office:value-type="float" office:value="237">
            <text:p>237</text:p>
          </table:table-cell>
          <table:table-cell table:style-name="ce50" table:formula="of:=HEX2DEC([.D76])" office:value-type="float" office:value="238">
            <text:p>238</text:p>
          </table:table-cell>
          <table:table-cell table:style-name="ce51" table:formula="of:=IF(AND([.E76]&gt;=0;[.E76]&lt;=31);&quot;+64&quot;;IF(AND([.E76]&gt;=32;[.E76]&lt;=63);&quot;0&quot;;IF(AND([.E76]&gt;=64;[.E76]&lt;=95);&quot;+128&quot;;IF(AND([.E76]&gt;=96;[.E76]&lt;=127);&quot;+64&quot;;IF(AND([.E76]&gt;=128;[.E76]&lt;=159);&quot;-64&quot;;IF(AND([.E76]&gt;=160;[.E76]&lt;=191);&quot;-128&quot;;IF(AND([.E76]&gt;=192;[.E76]&lt;=254);&quot;0&quot;;IF(AND([.E76]=255);&quot;-64&quot;;&quot;&quot;))))))))" office:value-type="string" office:string-value="0">
            <text:p>0</text:p>
          </table:table-cell>
          <table:table-cell table:style-name="ce52" table:formula="of:=IF(AND([.F76]&gt;=0;[.F76]&lt;=31);&quot;+64&quot;;IF(AND([.F76]&gt;=32;[.F76]&lt;=63);&quot;0&quot;;IF(AND([.F76]&gt;=64;[.F76]&lt;=95);&quot;+128&quot;;IF(AND([.F76]&gt;=96;[.F76]&lt;=127);&quot;+64&quot;;IF(AND([.F76]&gt;=128;[.F76]&lt;=159);&quot;-64&quot;;IF(AND([.F76]&gt;=160;[.F76]&lt;=191);&quot;-128&quot;;IF(AND([.F76]&gt;=192;[.F76]&lt;=254);&quot;0&quot;;IF(AND([.F76]=255);&quot;-64&quot;;&quot;&quot;))))))))" office:value-type="string" office:string-value="0">
            <text:p>0</text:p>
          </table:table-cell>
          <table:table-cell table:style-name="ce52" table:formula="of:=IF(AND([.G76]&gt;=0;[.G76]&lt;=31);&quot;+64&quot;;IF(AND([.G76]&gt;=32;[.G76]&lt;=63);&quot;0&quot;;IF(AND([.G76]&gt;=64;[.G76]&lt;=95);&quot;+128&quot;;IF(AND([.G76]&gt;=96;[.G76]&lt;=127);&quot;+64&quot;;IF(AND([.G76]&gt;=128;[.G76]&lt;=159);&quot;-64&quot;;IF(AND([.G76]&gt;=160;[.G76]&lt;=191);&quot;-128&quot;;IF(AND([.G76]&gt;=192;[.G76]&lt;=254);&quot;0&quot;;IF(AND([.G76]=255);&quot;-64&quot;;&quot;&quot;))))))))" office:value-type="string" office:string-value="0">
            <text:p>0</text:p>
          </table:table-cell>
          <table:table-cell table:style-name="ce52" table:formula="of:=IF(AND([.H76]&gt;=0;[.H76]&lt;=31);&quot;+64&quot;;IF(AND([.H76]&gt;=32;[.H76]&lt;=63);&quot;0&quot;;IF(AND([.H76]&gt;=64;[.H76]&lt;=95);&quot;+128&quot;;IF(AND([.H76]&gt;=96;[.H76]&lt;=127);&quot;+64&quot;;IF(AND([.H76]&gt;=128;[.H76]&lt;=159);&quot;-64&quot;;IF(AND([.H76]&gt;=160;[.H76]&lt;=191);&quot;-128&quot;;IF(AND([.H76]&gt;=192;[.H76]&lt;=254);&quot;0&quot;;IF(AND([.H76]=255);&quot;-64&quot;;&quot;&quot;))))))))" office:value-type="string" office:string-value="0">
            <text:p>0</text:p>
          </table:table-cell>
          <table:table-cell table:style-name="ce56" table:formula="of:=MID(['Charpad Export'.M240];2;2)" office:value-type="string" office:string-value="0D">
            <text:p>0D</text:p>
          </table:table-cell>
          <table:table-cell table:style-name="ce50" table:formula="of:=HEX2DEC([.M76])" office:value-type="float" office:value="13">
            <text:p>13</text:p>
          </table:table-cell>
          <table:table-cell table:style-name="ce50" table:formula="of:=IF([.N76]=0;&quot;{black}&quot;;IF([.N76]=1;&quot;{white}&quot;;IF([.N76]=2;&quot;{red}&quot;;IF([.N76]=3;&quot;{cyan}&quot;;IF([.N76]=4;&quot;{purple}&quot;;IF([.N76]=5;&quot;{green}&quot;;IF([.N76]=6;&quot;{blue}&quot;;IF([.N76]=7;&quot;{yellow}&quot;;IF([.N76]=8;&quot;{orange}&quot;;IF([.N76]=9;&quot;{brown}&quot;;IF([.N76]=10;&quot;{lt. red}&quot;;IF([.N76]=11;&quot;{gray1}&quot;;IF([.N76]=12;&quot;{gray2}&quot;;IF([.N76]=13;&quot;{lt. green}&quot;;IF([.N76]=14;&quot;{lt. blue}&quot;;IF([.N76]=15;&quot;{gray3}&quot;))))))))))))))))" office:value-type="string" office:string-value="{lt. green}">
            <text:p>{lt. green}</text:p>
          </table:table-cell>
          <table:table-cell table:style-name="ce59" table:formula="of:=[.M76]" office:value-type="string" office:string-value="0D">
            <text:p>0D</text:p>
          </table:table-cell>
          <table:table-cell table:style-name="ce50" table:formula="of:=HEX2DEC([.P76])" office:value-type="float" office:value="13">
            <text:p>13</text:p>
          </table:table-cell>
          <table:table-cell table:style-name="ce50" table:formula="of:=IF([.Q76]=0;&quot;{black}&quot;;IF([.Q76]=1;&quot;{white}&quot;;IF([.Q76]=2;&quot;{red}&quot;;IF([.Q76]=3;&quot;{cyan}&quot;;IF([.Q76]=4;&quot;{purple}&quot;;IF([.Q76]=5;&quot;{green}&quot;;IF([.Q76]=6;&quot;{blue}&quot;;IF([.Q76]=7;&quot;{yellow}&quot;;IF([.Q76]=8;&quot;{orange}&quot;;IF([.Q76]=9;&quot;{brown}&quot;;IF([.Q76]=10;&quot;{lt. red}&quot;;IF([.Q76]=11;&quot;{gray1}&quot;;IF([.Q76]=12;&quot;{gray2}&quot;;IF([.Q76]=13;&quot;{lt. green}&quot;;IF([.Q76]=14;&quot;{lt. blue}&quot;;IF([.Q76]=15;&quot;{gray3}&quot;))))))))))))))))" office:value-type="string" office:string-value="{lt. green}">
            <text:p>{lt. green}</text:p>
          </table:table-cell>
          <table:table-cell table:style-name="ce59" table:formula="of:=[.M76]" office:value-type="string" office:string-value="0D">
            <text:p>0D</text:p>
          </table:table-cell>
          <table:table-cell table:style-name="ce50" table:formula="of:=HEX2DEC([.S76])" office:value-type="float" office:value="13">
            <text:p>13</text:p>
          </table:table-cell>
          <table:table-cell table:style-name="ce50" table:formula="of:=IF([.T76]=0;&quot;{black}&quot;;IF([.T76]=1;&quot;{white}&quot;;IF([.T76]=2;&quot;{red}&quot;;IF([.T76]=3;&quot;{cyan}&quot;;IF([.T76]=4;&quot;{purple}&quot;;IF([.T76]=5;&quot;{green}&quot;;IF([.T76]=6;&quot;{blue}&quot;;IF([.T76]=7;&quot;{yellow}&quot;;IF([.T76]=8;&quot;{orange}&quot;;IF([.T76]=9;&quot;{brown}&quot;;IF([.T76]=10;&quot;{lt. red}&quot;;IF([.T76]=11;&quot;{gray1}&quot;;IF([.T76]=12;&quot;{gray2}&quot;;IF([.T76]=13;&quot;{lt. green}&quot;;IF([.T76]=14;&quot;{lt. blue}&quot;;IF([.T76]=15;&quot;{gray3}&quot;))))))))))))))))" office:value-type="string" office:string-value="{lt. green}">
            <text:p>{lt. green}</text:p>
          </table:table-cell>
          <table:table-cell table:style-name="ce61" table:formula="of:=[.M76]" office:value-type="string" office:string-value="0D">
            <text:p>0D</text:p>
          </table:table-cell>
          <table:table-cell table:style-name="ce50" table:formula="of:=HEX2DEC([.V76])" office:value-type="float" office:value="13">
            <text:p>13</text:p>
          </table:table-cell>
          <table:table-cell table:style-name="ce50" table:formula="of:=IF([.W76]=0;&quot;{black}&quot;;IF([.W76]=1;&quot;{white}&quot;;IF([.W76]=2;&quot;{red}&quot;;IF([.W76]=3;&quot;{cyan}&quot;;IF([.W76]=4;&quot;{purple}&quot;;IF([.W76]=5;&quot;{green}&quot;;IF([.W76]=6;&quot;{blue}&quot;;IF([.W76]=7;&quot;{yellow}&quot;;IF([.W76]=8;&quot;{orange}&quot;;IF([.W76]=9;&quot;{brown}&quot;;IF([.W76]=10;&quot;{lt. red}&quot;;IF([.W76]=11;&quot;{gray1}&quot;;IF([.W76]=12;&quot;{gray2}&quot;;IF([.W76]=13;&quot;{lt. green}&quot;;IF([.W76]=14;&quot;{lt. blue}&quot;;IF([.W76]=15;&quot;{gray3}&quot;))))))))))))))))" office:value-type="string" office:string-value="{lt. green}">
            <text:p>{lt. green}</text:p>
          </table:table-cell>
          <table:table-cell table:style-name="ce68" office:value-type="string">
            <text:p>data"</text:p>
          </table:table-cell>
          <table:table-cell table:style-name="ce74" table:formula="of:=[.O76]" office:value-type="string" office:string-value="{lt. green}">
            <text:p>{lt. green}</text:p>
          </table:table-cell>
          <table:table-cell table:style-name="ce74" table:formula="of:=IF(AND([.E76]&gt;=128;[.E76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76]+[.I76]" office:value-type="float" office:value="235">
            <text:p>235</text:p>
          </table:table-cell>
          <table:table-cell table:style-name="ce74" office:value-type="string">
            <text:p>}</text:p>
          </table:table-cell>
          <table:table-cell table:style-name="ce74" table:formula="of:=IF(AND([.F76]&gt;=128;[.F76]&lt;=255);&quot;{rvrs on}&quot;;&quot;{rvrs off}&quot;)" office:value-type="string" office:string-value="{rvrs on}">
            <text:p>{rvrs on}</text:p>
          </table:table-cell>
          <table:table-cell table:style-name="ce74" table:formula="of:=[.R76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F76]+[.J76]" office:value-type="float" office:value="236">
            <text:p>236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6]&gt;=128;[.G76]&lt;=255);&quot;{rvrs on}&quot;;&quot;{rvrs off}&quot;)" office:value-type="string" office:string-value="{rvrs on}">
            <text:p>{rvrs on}</text:p>
          </table:table-cell>
          <table:table-cell table:style-name="ce74" table:formula="of:=[.U76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G76]+[.K76]" office:value-type="float" office:value="237">
            <text:p>237</text:p>
          </table:table-cell>
          <table:table-cell table:style-name="ce74" office:value-type="string">
            <text:p>}</text:p>
          </table:table-cell>
          <table:table-cell table:style-name="ce74" table:formula="of:=IF(AND([.H76]&gt;=128;[.H76]&lt;=255);&quot;{rvrs on}&quot;;&quot;{rvrs off}&quot;)" office:value-type="string" office:string-value="{rvrs on}">
            <text:p>{rvrs on}</text:p>
          </table:table-cell>
          <table:table-cell table:style-name="ce74" table:formula="of:=[.X76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H76]+[.L76]" office:value-type="float" office:value="238">
            <text:p>238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5">
            <text:p>75</text:p>
          </table:table-cell>
          <table:table-cell table:number-columns-repeated="6"/>
        </table:table-row>
        <table:table-row table:style-name="ro1">
          <table:table-cell table:style-name="ce45" table:formula="of:=MID(['Charpad Export'.B228];2;2)" office:value-type="string" office:string-value="F7">
            <text:p>F7</text:p>
          </table:table-cell>
          <table:table-cell table:style-name="ce45" table:formula="of:=MID(['Charpad Export'.C228];2;2)" office:value-type="string" office:string-value="F8">
            <text:p>F8</text:p>
          </table:table-cell>
          <table:table-cell table:style-name="ce45" table:formula="of:=MID(['Charpad Export'.D228];2;2)" office:value-type="string" office:string-value="F9">
            <text:p>F9</text:p>
          </table:table-cell>
          <table:table-cell table:style-name="ce45" table:formula="of:=MID(['Charpad Export'.E228];2;2)" office:value-type="string" office:string-value="FA">
            <text:p>FA</text:p>
          </table:table-cell>
          <table:table-cell table:style-name="ce47" table:formula="of:=HEX2DEC([.A77])" office:value-type="float" office:value="247">
            <text:p>247</text:p>
          </table:table-cell>
          <table:table-cell table:style-name="ce50" table:formula="of:=HEX2DEC([.B77])" office:value-type="float" office:value="248">
            <text:p>248</text:p>
          </table:table-cell>
          <table:table-cell table:style-name="ce50" table:formula="of:=HEX2DEC([.C77])" office:value-type="float" office:value="249">
            <text:p>249</text:p>
          </table:table-cell>
          <table:table-cell table:style-name="ce50" table:formula="of:=HEX2DEC([.D77])" office:value-type="float" office:value="250">
            <text:p>250</text:p>
          </table:table-cell>
          <table:table-cell table:style-name="ce51" table:formula="of:=IF(AND([.E77]&gt;=0;[.E77]&lt;=31);&quot;+64&quot;;IF(AND([.E77]&gt;=32;[.E77]&lt;=63);&quot;0&quot;;IF(AND([.E77]&gt;=64;[.E77]&lt;=95);&quot;+128&quot;;IF(AND([.E77]&gt;=96;[.E77]&lt;=127);&quot;+64&quot;;IF(AND([.E77]&gt;=128;[.E77]&lt;=159);&quot;-64&quot;;IF(AND([.E77]&gt;=160;[.E77]&lt;=191);&quot;-128&quot;;IF(AND([.E77]&gt;=192;[.E77]&lt;=254);&quot;0&quot;;IF(AND([.E77]=255);&quot;-64&quot;;&quot;&quot;))))))))" office:value-type="string" office:string-value="0">
            <text:p>0</text:p>
          </table:table-cell>
          <table:table-cell table:style-name="ce52" table:formula="of:=IF(AND([.F77]&gt;=0;[.F77]&lt;=31);&quot;+64&quot;;IF(AND([.F77]&gt;=32;[.F77]&lt;=63);&quot;0&quot;;IF(AND([.F77]&gt;=64;[.F77]&lt;=95);&quot;+128&quot;;IF(AND([.F77]&gt;=96;[.F77]&lt;=127);&quot;+64&quot;;IF(AND([.F77]&gt;=128;[.F77]&lt;=159);&quot;-64&quot;;IF(AND([.F77]&gt;=160;[.F77]&lt;=191);&quot;-128&quot;;IF(AND([.F77]&gt;=192;[.F77]&lt;=254);&quot;0&quot;;IF(AND([.F77]=255);&quot;-64&quot;;&quot;&quot;))))))))" office:value-type="string" office:string-value="0">
            <text:p>0</text:p>
          </table:table-cell>
          <table:table-cell table:style-name="ce52" table:formula="of:=IF(AND([.G77]&gt;=0;[.G77]&lt;=31);&quot;+64&quot;;IF(AND([.G77]&gt;=32;[.G77]&lt;=63);&quot;0&quot;;IF(AND([.G77]&gt;=64;[.G77]&lt;=95);&quot;+128&quot;;IF(AND([.G77]&gt;=96;[.G77]&lt;=127);&quot;+64&quot;;IF(AND([.G77]&gt;=128;[.G77]&lt;=159);&quot;-64&quot;;IF(AND([.G77]&gt;=160;[.G77]&lt;=191);&quot;-128&quot;;IF(AND([.G77]&gt;=192;[.G77]&lt;=254);&quot;0&quot;;IF(AND([.G77]=255);&quot;-64&quot;;&quot;&quot;))))))))" office:value-type="string" office:string-value="0">
            <text:p>0</text:p>
          </table:table-cell>
          <table:table-cell table:style-name="ce52" table:formula="of:=IF(AND([.H77]&gt;=0;[.H77]&lt;=31);&quot;+64&quot;;IF(AND([.H77]&gt;=32;[.H77]&lt;=63);&quot;0&quot;;IF(AND([.H77]&gt;=64;[.H77]&lt;=95);&quot;+128&quot;;IF(AND([.H77]&gt;=96;[.H77]&lt;=127);&quot;+64&quot;;IF(AND([.H77]&gt;=128;[.H77]&lt;=159);&quot;-64&quot;;IF(AND([.H77]&gt;=160;[.H77]&lt;=191);&quot;-128&quot;;IF(AND([.H77]&gt;=192;[.H77]&lt;=254);&quot;0&quot;;IF(AND([.H77]=255);&quot;-64&quot;;&quot;&quot;))))))))" office:value-type="string" office:string-value="0">
            <text:p>0</text:p>
          </table:table-cell>
          <table:table-cell table:style-name="ce55" table:formula="of:=MID(['Charpad Export'.N240];2;2)" office:value-type="string" office:string-value="0B">
            <text:p>0B</text:p>
          </table:table-cell>
          <table:table-cell table:style-name="ce50" table:formula="of:=HEX2DEC([.M77])" office:value-type="float" office:value="11">
            <text:p>11</text:p>
          </table:table-cell>
          <table:table-cell table:style-name="ce50" table:formula="of:=IF([.N77]=0;&quot;{black}&quot;;IF([.N77]=1;&quot;{white}&quot;;IF([.N77]=2;&quot;{red}&quot;;IF([.N77]=3;&quot;{cyan}&quot;;IF([.N77]=4;&quot;{purple}&quot;;IF([.N77]=5;&quot;{green}&quot;;IF([.N77]=6;&quot;{blue}&quot;;IF([.N77]=7;&quot;{yellow}&quot;;IF([.N77]=8;&quot;{orange}&quot;;IF([.N77]=9;&quot;{brown}&quot;;IF([.N77]=10;&quot;{lt. red}&quot;;IF([.N77]=11;&quot;{gray1}&quot;;IF([.N77]=12;&quot;{gray2}&quot;;IF([.N77]=13;&quot;{lt. green}&quot;;IF([.N77]=14;&quot;{lt. blue}&quot;;IF([.N77]=15;&quot;{gray3}&quot;))))))))))))))))" office:value-type="string" office:string-value="{gray1}">
            <text:p>{gray1}</text:p>
          </table:table-cell>
          <table:table-cell table:style-name="ce57" table:formula="of:=[.M77]" office:value-type="string" office:string-value="0B">
            <text:p>0B</text:p>
          </table:table-cell>
          <table:table-cell table:style-name="ce50" table:formula="of:=HEX2DEC([.P77])" office:value-type="float" office:value="11">
            <text:p>11</text:p>
          </table:table-cell>
          <table:table-cell table:style-name="ce50" table:formula="of:=IF([.Q77]=0;&quot;{black}&quot;;IF([.Q77]=1;&quot;{white}&quot;;IF([.Q77]=2;&quot;{red}&quot;;IF([.Q77]=3;&quot;{cyan}&quot;;IF([.Q77]=4;&quot;{purple}&quot;;IF([.Q77]=5;&quot;{green}&quot;;IF([.Q77]=6;&quot;{blue}&quot;;IF([.Q77]=7;&quot;{yellow}&quot;;IF([.Q77]=8;&quot;{orange}&quot;;IF([.Q77]=9;&quot;{brown}&quot;;IF([.Q77]=10;&quot;{lt. red}&quot;;IF([.Q77]=11;&quot;{gray1}&quot;;IF([.Q77]=12;&quot;{gray2}&quot;;IF([.Q77]=13;&quot;{lt. green}&quot;;IF([.Q77]=14;&quot;{lt. blue}&quot;;IF([.Q77]=15;&quot;{gray3}&quot;))))))))))))))))" office:value-type="string" office:string-value="{gray1}">
            <text:p>{gray1}</text:p>
          </table:table-cell>
          <table:table-cell table:style-name="ce57" table:formula="of:=[.M77]" office:value-type="string" office:string-value="0B">
            <text:p>0B</text:p>
          </table:table-cell>
          <table:table-cell table:style-name="ce50" table:formula="of:=HEX2DEC([.S77])" office:value-type="float" office:value="11">
            <text:p>11</text:p>
          </table:table-cell>
          <table:table-cell table:style-name="ce50" table:formula="of:=IF([.T77]=0;&quot;{black}&quot;;IF([.T77]=1;&quot;{white}&quot;;IF([.T77]=2;&quot;{red}&quot;;IF([.T77]=3;&quot;{cyan}&quot;;IF([.T77]=4;&quot;{purple}&quot;;IF([.T77]=5;&quot;{green}&quot;;IF([.T77]=6;&quot;{blue}&quot;;IF([.T77]=7;&quot;{yellow}&quot;;IF([.T77]=8;&quot;{orange}&quot;;IF([.T77]=9;&quot;{brown}&quot;;IF([.T77]=10;&quot;{lt. red}&quot;;IF([.T77]=11;&quot;{gray1}&quot;;IF([.T77]=12;&quot;{gray2}&quot;;IF([.T77]=13;&quot;{lt. green}&quot;;IF([.T77]=14;&quot;{lt. blue}&quot;;IF([.T77]=15;&quot;{gray3}&quot;))))))))))))))))" office:value-type="string" office:string-value="{gray1}">
            <text:p>{gray1}</text:p>
          </table:table-cell>
          <table:table-cell table:style-name="ce62" table:formula="of:=[.M77]" office:value-type="string" office:string-value="0B">
            <text:p>0B</text:p>
          </table:table-cell>
          <table:table-cell table:style-name="ce50" table:formula="of:=HEX2DEC([.V77])" office:value-type="float" office:value="11">
            <text:p>11</text:p>
          </table:table-cell>
          <table:table-cell table:style-name="ce50" table:formula="of:=IF([.W77]=0;&quot;{black}&quot;;IF([.W77]=1;&quot;{white}&quot;;IF([.W77]=2;&quot;{red}&quot;;IF([.W77]=3;&quot;{cyan}&quot;;IF([.W77]=4;&quot;{purple}&quot;;IF([.W77]=5;&quot;{green}&quot;;IF([.W77]=6;&quot;{blue}&quot;;IF([.W77]=7;&quot;{yellow}&quot;;IF([.W77]=8;&quot;{orange}&quot;;IF([.W77]=9;&quot;{brown}&quot;;IF([.W77]=10;&quot;{lt. red}&quot;;IF([.W77]=11;&quot;{gray1}&quot;;IF([.W77]=12;&quot;{gray2}&quot;;IF([.W77]=13;&quot;{lt. green}&quot;;IF([.W77]=14;&quot;{lt. blue}&quot;;IF([.W77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77]" office:value-type="string" office:string-value="{gray1}">
            <text:p>{gray1}</text:p>
          </table:table-cell>
          <table:table-cell table:style-name="ce74" table:formula="of:=IF(AND([.E77]&gt;=128;[.E77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77]+[.I77]" office:value-type="float" office:value="247">
            <text:p>247</text:p>
          </table:table-cell>
          <table:table-cell table:style-name="ce74" office:value-type="string">
            <text:p>}</text:p>
          </table:table-cell>
          <table:table-cell table:style-name="ce74" table:formula="of:=IF(AND([.F77]&gt;=128;[.F77]&lt;=255);&quot;{rvrs on}&quot;;&quot;{rvrs off}&quot;)" office:value-type="string" office:string-value="{rvrs on}">
            <text:p>{rvrs on}</text:p>
          </table:table-cell>
          <table:table-cell table:style-name="ce74" table:formula="of:=[.R77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77]+[.J77]" office:value-type="float" office:value="248">
            <text:p>248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7]&gt;=128;[.G77]&lt;=255);&quot;{rvrs on}&quot;;&quot;{rvrs off}&quot;)" office:value-type="string" office:string-value="{rvrs on}">
            <text:p>{rvrs on}</text:p>
          </table:table-cell>
          <table:table-cell table:style-name="ce74" table:formula="of:=[.U77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77]+[.K77]" office:value-type="float" office:value="249">
            <text:p>249</text:p>
          </table:table-cell>
          <table:table-cell table:style-name="ce74" office:value-type="string">
            <text:p>}</text:p>
          </table:table-cell>
          <table:table-cell table:style-name="ce74" table:formula="of:=IF(AND([.H77]&gt;=128;[.H77]&lt;=255);&quot;{rvrs on}&quot;;&quot;{rvrs off}&quot;)" office:value-type="string" office:string-value="{rvrs on}">
            <text:p>{rvrs on}</text:p>
          </table:table-cell>
          <table:table-cell table:style-name="ce74" table:formula="of:=[.X77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77]+[.L77]" office:value-type="float" office:value="250">
            <text:p>250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6">
            <text:p>76</text:p>
          </table:table-cell>
          <table:table-cell table:number-columns-repeated="6"/>
        </table:table-row>
        <table:table-row table:style-name="ro1">
          <table:table-cell table:style-name="ce45" table:formula="of:=MID(['Charpad Export'.F228];2;2)" office:value-type="string" office:string-value="FB">
            <text:p>FB</text:p>
          </table:table-cell>
          <table:table-cell table:style-name="ce45" table:formula="of:=MID(['Charpad Export'.G228];2;2)" office:value-type="string" office:string-value="FC">
            <text:p>FC</text:p>
          </table:table-cell>
          <table:table-cell table:style-name="ce45" table:formula="of:=MID(['Charpad Export'.H228];2;2)" office:value-type="string" office:string-value="FD">
            <text:p>FD</text:p>
          </table:table-cell>
          <table:table-cell table:style-name="ce45" table:formula="of:=MID(['Charpad Export'.I228];2;2)" office:value-type="string" office:string-value="FE">
            <text:p>FE</text:p>
          </table:table-cell>
          <table:table-cell table:style-name="ce47" table:formula="of:=HEX2DEC([.A78])" office:value-type="float" office:value="251">
            <text:p>251</text:p>
          </table:table-cell>
          <table:table-cell table:style-name="ce50" table:formula="of:=HEX2DEC([.B78])" office:value-type="float" office:value="252">
            <text:p>252</text:p>
          </table:table-cell>
          <table:table-cell table:style-name="ce50" table:formula="of:=HEX2DEC([.C78])" office:value-type="float" office:value="253">
            <text:p>253</text:p>
          </table:table-cell>
          <table:table-cell table:style-name="ce50" table:formula="of:=HEX2DEC([.D78])" office:value-type="float" office:value="254">
            <text:p>254</text:p>
          </table:table-cell>
          <table:table-cell table:style-name="ce51" table:formula="of:=IF(AND([.E78]&gt;=0;[.E78]&lt;=31);&quot;+64&quot;;IF(AND([.E78]&gt;=32;[.E78]&lt;=63);&quot;0&quot;;IF(AND([.E78]&gt;=64;[.E78]&lt;=95);&quot;+128&quot;;IF(AND([.E78]&gt;=96;[.E78]&lt;=127);&quot;+64&quot;;IF(AND([.E78]&gt;=128;[.E78]&lt;=159);&quot;-64&quot;;IF(AND([.E78]&gt;=160;[.E78]&lt;=191);&quot;-128&quot;;IF(AND([.E78]&gt;=192;[.E78]&lt;=254);&quot;0&quot;;IF(AND([.E78]=255);&quot;-64&quot;;&quot;&quot;))))))))" office:value-type="string" office:string-value="0">
            <text:p>0</text:p>
          </table:table-cell>
          <table:table-cell table:style-name="ce52" table:formula="of:=IF(AND([.F78]&gt;=0;[.F78]&lt;=31);&quot;+64&quot;;IF(AND([.F78]&gt;=32;[.F78]&lt;=63);&quot;0&quot;;IF(AND([.F78]&gt;=64;[.F78]&lt;=95);&quot;+128&quot;;IF(AND([.F78]&gt;=96;[.F78]&lt;=127);&quot;+64&quot;;IF(AND([.F78]&gt;=128;[.F78]&lt;=159);&quot;-64&quot;;IF(AND([.F78]&gt;=160;[.F78]&lt;=191);&quot;-128&quot;;IF(AND([.F78]&gt;=192;[.F78]&lt;=254);&quot;0&quot;;IF(AND([.F78]=255);&quot;-64&quot;;&quot;&quot;))))))))" office:value-type="string" office:string-value="0">
            <text:p>0</text:p>
          </table:table-cell>
          <table:table-cell table:style-name="ce52" table:formula="of:=IF(AND([.G78]&gt;=0;[.G78]&lt;=31);&quot;+64&quot;;IF(AND([.G78]&gt;=32;[.G78]&lt;=63);&quot;0&quot;;IF(AND([.G78]&gt;=64;[.G78]&lt;=95);&quot;+128&quot;;IF(AND([.G78]&gt;=96;[.G78]&lt;=127);&quot;+64&quot;;IF(AND([.G78]&gt;=128;[.G78]&lt;=159);&quot;-64&quot;;IF(AND([.G78]&gt;=160;[.G78]&lt;=191);&quot;-128&quot;;IF(AND([.G78]&gt;=192;[.G78]&lt;=254);&quot;0&quot;;IF(AND([.G78]=255);&quot;-64&quot;;&quot;&quot;))))))))" office:value-type="string" office:string-value="0">
            <text:p>0</text:p>
          </table:table-cell>
          <table:table-cell table:style-name="ce52" table:formula="of:=IF(AND([.H78]&gt;=0;[.H78]&lt;=31);&quot;+64&quot;;IF(AND([.H78]&gt;=32;[.H78]&lt;=63);&quot;0&quot;;IF(AND([.H78]&gt;=64;[.H78]&lt;=95);&quot;+128&quot;;IF(AND([.H78]&gt;=96;[.H78]&lt;=127);&quot;+64&quot;;IF(AND([.H78]&gt;=128;[.H78]&lt;=159);&quot;-64&quot;;IF(AND([.H78]&gt;=160;[.H78]&lt;=191);&quot;-128&quot;;IF(AND([.H78]&gt;=192;[.H78]&lt;=254);&quot;0&quot;;IF(AND([.H78]=255);&quot;-64&quot;;&quot;&quot;))))))))" office:value-type="string" office:string-value="0">
            <text:p>0</text:p>
          </table:table-cell>
          <table:table-cell table:style-name="ce56" table:formula="of:=MID(['Charpad Export'.O240];2;2)" office:value-type="string" office:string-value="0B">
            <text:p>0B</text:p>
          </table:table-cell>
          <table:table-cell table:style-name="ce50" table:formula="of:=HEX2DEC([.M78])" office:value-type="float" office:value="11">
            <text:p>11</text:p>
          </table:table-cell>
          <table:table-cell table:style-name="ce50" table:formula="of:=IF([.N78]=0;&quot;{black}&quot;;IF([.N78]=1;&quot;{white}&quot;;IF([.N78]=2;&quot;{red}&quot;;IF([.N78]=3;&quot;{cyan}&quot;;IF([.N78]=4;&quot;{purple}&quot;;IF([.N78]=5;&quot;{green}&quot;;IF([.N78]=6;&quot;{blue}&quot;;IF([.N78]=7;&quot;{yellow}&quot;;IF([.N78]=8;&quot;{orange}&quot;;IF([.N78]=9;&quot;{brown}&quot;;IF([.N78]=10;&quot;{lt. red}&quot;;IF([.N78]=11;&quot;{gray1}&quot;;IF([.N78]=12;&quot;{gray2}&quot;;IF([.N78]=13;&quot;{lt. green}&quot;;IF([.N78]=14;&quot;{lt. blue}&quot;;IF([.N78]=15;&quot;{gray3}&quot;))))))))))))))))" office:value-type="string" office:string-value="{gray1}">
            <text:p>{gray1}</text:p>
          </table:table-cell>
          <table:table-cell table:style-name="ce59" table:formula="of:=[.M78]" office:value-type="string" office:string-value="0B">
            <text:p>0B</text:p>
          </table:table-cell>
          <table:table-cell table:style-name="ce50" table:formula="of:=HEX2DEC([.P78])" office:value-type="float" office:value="11">
            <text:p>11</text:p>
          </table:table-cell>
          <table:table-cell table:style-name="ce50" table:formula="of:=IF([.Q78]=0;&quot;{black}&quot;;IF([.Q78]=1;&quot;{white}&quot;;IF([.Q78]=2;&quot;{red}&quot;;IF([.Q78]=3;&quot;{cyan}&quot;;IF([.Q78]=4;&quot;{purple}&quot;;IF([.Q78]=5;&quot;{green}&quot;;IF([.Q78]=6;&quot;{blue}&quot;;IF([.Q78]=7;&quot;{yellow}&quot;;IF([.Q78]=8;&quot;{orange}&quot;;IF([.Q78]=9;&quot;{brown}&quot;;IF([.Q78]=10;&quot;{lt. red}&quot;;IF([.Q78]=11;&quot;{gray1}&quot;;IF([.Q78]=12;&quot;{gray2}&quot;;IF([.Q78]=13;&quot;{lt. green}&quot;;IF([.Q78]=14;&quot;{lt. blue}&quot;;IF([.Q78]=15;&quot;{gray3}&quot;))))))))))))))))" office:value-type="string" office:string-value="{gray1}">
            <text:p>{gray1}</text:p>
          </table:table-cell>
          <table:table-cell table:style-name="ce59" table:formula="of:=[.M78]" office:value-type="string" office:string-value="0B">
            <text:p>0B</text:p>
          </table:table-cell>
          <table:table-cell table:style-name="ce50" table:formula="of:=HEX2DEC([.S78])" office:value-type="float" office:value="11">
            <text:p>11</text:p>
          </table:table-cell>
          <table:table-cell table:style-name="ce50" table:formula="of:=IF([.T78]=0;&quot;{black}&quot;;IF([.T78]=1;&quot;{white}&quot;;IF([.T78]=2;&quot;{red}&quot;;IF([.T78]=3;&quot;{cyan}&quot;;IF([.T78]=4;&quot;{purple}&quot;;IF([.T78]=5;&quot;{green}&quot;;IF([.T78]=6;&quot;{blue}&quot;;IF([.T78]=7;&quot;{yellow}&quot;;IF([.T78]=8;&quot;{orange}&quot;;IF([.T78]=9;&quot;{brown}&quot;;IF([.T78]=10;&quot;{lt. red}&quot;;IF([.T78]=11;&quot;{gray1}&quot;;IF([.T78]=12;&quot;{gray2}&quot;;IF([.T78]=13;&quot;{lt. green}&quot;;IF([.T78]=14;&quot;{lt. blue}&quot;;IF([.T78]=15;&quot;{gray3}&quot;))))))))))))))))" office:value-type="string" office:string-value="{gray1}">
            <text:p>{gray1}</text:p>
          </table:table-cell>
          <table:table-cell table:style-name="ce61" table:formula="of:=[.M78]" office:value-type="string" office:string-value="0B">
            <text:p>0B</text:p>
          </table:table-cell>
          <table:table-cell table:style-name="ce50" table:formula="of:=HEX2DEC([.V78])" office:value-type="float" office:value="11">
            <text:p>11</text:p>
          </table:table-cell>
          <table:table-cell table:style-name="ce50" table:formula="of:=IF([.W78]=0;&quot;{black}&quot;;IF([.W78]=1;&quot;{white}&quot;;IF([.W78]=2;&quot;{red}&quot;;IF([.W78]=3;&quot;{cyan}&quot;;IF([.W78]=4;&quot;{purple}&quot;;IF([.W78]=5;&quot;{green}&quot;;IF([.W78]=6;&quot;{blue}&quot;;IF([.W78]=7;&quot;{yellow}&quot;;IF([.W78]=8;&quot;{orange}&quot;;IF([.W78]=9;&quot;{brown}&quot;;IF([.W78]=10;&quot;{lt. red}&quot;;IF([.W78]=11;&quot;{gray1}&quot;;IF([.W78]=12;&quot;{gray2}&quot;;IF([.W78]=13;&quot;{lt. green}&quot;;IF([.W78]=14;&quot;{lt. blue}&quot;;IF([.W78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78]" office:value-type="string" office:string-value="{gray1}">
            <text:p>{gray1}</text:p>
          </table:table-cell>
          <table:table-cell table:style-name="ce74" table:formula="of:=IF(AND([.E78]&gt;=128;[.E78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78]+[.I78]" office:value-type="float" office:value="251">
            <text:p>251</text:p>
          </table:table-cell>
          <table:table-cell table:style-name="ce74" office:value-type="string">
            <text:p>}</text:p>
          </table:table-cell>
          <table:table-cell table:style-name="ce74" table:formula="of:=IF(AND([.F78]&gt;=128;[.F78]&lt;=255);&quot;{rvrs on}&quot;;&quot;{rvrs off}&quot;)" office:value-type="string" office:string-value="{rvrs on}">
            <text:p>{rvrs on}</text:p>
          </table:table-cell>
          <table:table-cell table:style-name="ce74" table:formula="of:=[.R78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78]+[.J78]" office:value-type="float" office:value="252">
            <text:p>25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8]&gt;=128;[.G78]&lt;=255);&quot;{rvrs on}&quot;;&quot;{rvrs off}&quot;)" office:value-type="string" office:string-value="{rvrs on}">
            <text:p>{rvrs on}</text:p>
          </table:table-cell>
          <table:table-cell table:style-name="ce74" table:formula="of:=[.U78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78]+[.K78]" office:value-type="float" office:value="253">
            <text:p>253</text:p>
          </table:table-cell>
          <table:table-cell table:style-name="ce74" office:value-type="string">
            <text:p>}</text:p>
          </table:table-cell>
          <table:table-cell table:style-name="ce74" table:formula="of:=IF(AND([.H78]&gt;=128;[.H78]&lt;=255);&quot;{rvrs on}&quot;;&quot;{rvrs off}&quot;)" office:value-type="string" office:string-value="{rvrs on}">
            <text:p>{rvrs on}</text:p>
          </table:table-cell>
          <table:table-cell table:style-name="ce74" table:formula="of:=[.X78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78]+[.L78]" office:value-type="float" office:value="254">
            <text:p>254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7">
            <text:p>77</text:p>
          </table:table-cell>
          <table:table-cell table:number-columns-repeated="6"/>
        </table:table-row>
        <table:table-row table:style-name="ro1">
          <table:table-cell table:style-name="ce45" table:formula="of:=MID(['Charpad Export'.J228];2;2)" office:value-type="string" office:string-value="40">
            <text:p>40</text:p>
          </table:table-cell>
          <table:table-cell table:style-name="ce45" table:formula="of:=MID(['Charpad Export'.K228];2;2)" office:value-type="string" office:string-value="40">
            <text:p>40</text:p>
          </table:table-cell>
          <table:table-cell table:style-name="ce45" table:formula="of:=MID(['Charpad Export'.L228];2;2)" office:value-type="string" office:string-value="40">
            <text:p>40</text:p>
          </table:table-cell>
          <table:table-cell table:style-name="ce45" table:formula="of:=MID(['Charpad Export'.M228];2;2)" office:value-type="string" office:string-value="40">
            <text:p>40</text:p>
          </table:table-cell>
          <table:table-cell table:style-name="ce47" table:formula="of:=HEX2DEC([.A79])" office:value-type="float" office:value="64">
            <text:p>64</text:p>
          </table:table-cell>
          <table:table-cell table:style-name="ce50" table:formula="of:=HEX2DEC([.B79])" office:value-type="float" office:value="64">
            <text:p>64</text:p>
          </table:table-cell>
          <table:table-cell table:style-name="ce50" table:formula="of:=HEX2DEC([.C79])" office:value-type="float" office:value="64">
            <text:p>64</text:p>
          </table:table-cell>
          <table:table-cell table:style-name="ce50" table:formula="of:=HEX2DEC([.D79])" office:value-type="float" office:value="64">
            <text:p>64</text:p>
          </table:table-cell>
          <table:table-cell table:style-name="ce51" table:formula="of:=IF(AND([.E79]&gt;=0;[.E79]&lt;=31);&quot;+64&quot;;IF(AND([.E79]&gt;=32;[.E79]&lt;=63);&quot;0&quot;;IF(AND([.E79]&gt;=64;[.E79]&lt;=95);&quot;+128&quot;;IF(AND([.E79]&gt;=96;[.E79]&lt;=127);&quot;+64&quot;;IF(AND([.E79]&gt;=128;[.E79]&lt;=159);&quot;-64&quot;;IF(AND([.E79]&gt;=160;[.E79]&lt;=191);&quot;-128&quot;;IF(AND([.E79]&gt;=192;[.E79]&lt;=254);&quot;0&quot;;IF(AND([.E79]=255);&quot;-64&quot;;&quot;&quot;))))))))" office:value-type="string" office:string-value="+128">
            <text:p>+128</text:p>
          </table:table-cell>
          <table:table-cell table:style-name="ce52" table:formula="of:=IF(AND([.F79]&gt;=0;[.F79]&lt;=31);&quot;+64&quot;;IF(AND([.F79]&gt;=32;[.F79]&lt;=63);&quot;0&quot;;IF(AND([.F79]&gt;=64;[.F79]&lt;=95);&quot;+128&quot;;IF(AND([.F79]&gt;=96;[.F79]&lt;=127);&quot;+64&quot;;IF(AND([.F79]&gt;=128;[.F79]&lt;=159);&quot;-64&quot;;IF(AND([.F79]&gt;=160;[.F79]&lt;=191);&quot;-128&quot;;IF(AND([.F79]&gt;=192;[.F79]&lt;=254);&quot;0&quot;;IF(AND([.F79]=255);&quot;-64&quot;;&quot;&quot;))))))))" office:value-type="string" office:string-value="+128">
            <text:p>+128</text:p>
          </table:table-cell>
          <table:table-cell table:style-name="ce52" table:formula="of:=IF(AND([.G79]&gt;=0;[.G79]&lt;=31);&quot;+64&quot;;IF(AND([.G79]&gt;=32;[.G79]&lt;=63);&quot;0&quot;;IF(AND([.G79]&gt;=64;[.G79]&lt;=95);&quot;+128&quot;;IF(AND([.G79]&gt;=96;[.G79]&lt;=127);&quot;+64&quot;;IF(AND([.G79]&gt;=128;[.G79]&lt;=159);&quot;-64&quot;;IF(AND([.G79]&gt;=160;[.G79]&lt;=191);&quot;-128&quot;;IF(AND([.G79]&gt;=192;[.G79]&lt;=254);&quot;0&quot;;IF(AND([.G79]=255);&quot;-64&quot;;&quot;&quot;))))))))" office:value-type="string" office:string-value="+128">
            <text:p>+128</text:p>
          </table:table-cell>
          <table:table-cell table:style-name="ce52" table:formula="of:=IF(AND([.H79]&gt;=0;[.H79]&lt;=31);&quot;+64&quot;;IF(AND([.H79]&gt;=32;[.H79]&lt;=63);&quot;0&quot;;IF(AND([.H79]&gt;=64;[.H79]&lt;=95);&quot;+128&quot;;IF(AND([.H79]&gt;=96;[.H79]&lt;=127);&quot;+64&quot;;IF(AND([.H79]&gt;=128;[.H79]&lt;=159);&quot;-64&quot;;IF(AND([.H79]&gt;=160;[.H79]&lt;=191);&quot;-128&quot;;IF(AND([.H79]&gt;=192;[.H79]&lt;=254);&quot;0&quot;;IF(AND([.H79]=255);&quot;-64&quot;;&quot;&quot;))))))))" office:value-type="string" office:string-value="+128">
            <text:p>+128</text:p>
          </table:table-cell>
          <table:table-cell table:style-name="ce55" table:formula="of:=MID(['Charpad Export'.P240];2;2)" office:value-type="string" office:string-value="09">
            <text:p>09</text:p>
          </table:table-cell>
          <table:table-cell table:style-name="ce50" table:formula="of:=HEX2DEC([.M79])" office:value-type="float" office:value="9">
            <text:p>9</text:p>
          </table:table-cell>
          <table:table-cell table:style-name="ce50" table:formula="of:=IF([.N79]=0;&quot;{black}&quot;;IF([.N79]=1;&quot;{white}&quot;;IF([.N79]=2;&quot;{red}&quot;;IF([.N79]=3;&quot;{cyan}&quot;;IF([.N79]=4;&quot;{purple}&quot;;IF([.N79]=5;&quot;{green}&quot;;IF([.N79]=6;&quot;{blue}&quot;;IF([.N79]=7;&quot;{yellow}&quot;;IF([.N79]=8;&quot;{orange}&quot;;IF([.N79]=9;&quot;{brown}&quot;;IF([.N79]=10;&quot;{lt. red}&quot;;IF([.N79]=11;&quot;{gray1}&quot;;IF([.N79]=12;&quot;{gray2}&quot;;IF([.N79]=13;&quot;{lt. green}&quot;;IF([.N79]=14;&quot;{lt. blue}&quot;;IF([.N79]=15;&quot;{gray3}&quot;))))))))))))))))" office:value-type="string" office:string-value="{brown}">
            <text:p>{brown}</text:p>
          </table:table-cell>
          <table:table-cell table:style-name="ce57" table:formula="of:=[.M79]" office:value-type="string" office:string-value="09">
            <text:p>09</text:p>
          </table:table-cell>
          <table:table-cell table:style-name="ce50" table:formula="of:=HEX2DEC([.P79])" office:value-type="float" office:value="9">
            <text:p>9</text:p>
          </table:table-cell>
          <table:table-cell table:style-name="ce50" table:formula="of:=IF([.Q79]=0;&quot;{black}&quot;;IF([.Q79]=1;&quot;{white}&quot;;IF([.Q79]=2;&quot;{red}&quot;;IF([.Q79]=3;&quot;{cyan}&quot;;IF([.Q79]=4;&quot;{purple}&quot;;IF([.Q79]=5;&quot;{green}&quot;;IF([.Q79]=6;&quot;{blue}&quot;;IF([.Q79]=7;&quot;{yellow}&quot;;IF([.Q79]=8;&quot;{orange}&quot;;IF([.Q79]=9;&quot;{brown}&quot;;IF([.Q79]=10;&quot;{lt. red}&quot;;IF([.Q79]=11;&quot;{gray1}&quot;;IF([.Q79]=12;&quot;{gray2}&quot;;IF([.Q79]=13;&quot;{lt. green}&quot;;IF([.Q79]=14;&quot;{lt. blue}&quot;;IF([.Q79]=15;&quot;{gray3}&quot;))))))))))))))))" office:value-type="string" office:string-value="{brown}">
            <text:p>{brown}</text:p>
          </table:table-cell>
          <table:table-cell table:style-name="ce57" table:formula="of:=[.M79]" office:value-type="string" office:string-value="09">
            <text:p>09</text:p>
          </table:table-cell>
          <table:table-cell table:style-name="ce50" table:formula="of:=HEX2DEC([.S79])" office:value-type="float" office:value="9">
            <text:p>9</text:p>
          </table:table-cell>
          <table:table-cell table:style-name="ce50" table:formula="of:=IF([.T79]=0;&quot;{black}&quot;;IF([.T79]=1;&quot;{white}&quot;;IF([.T79]=2;&quot;{red}&quot;;IF([.T79]=3;&quot;{cyan}&quot;;IF([.T79]=4;&quot;{purple}&quot;;IF([.T79]=5;&quot;{green}&quot;;IF([.T79]=6;&quot;{blue}&quot;;IF([.T79]=7;&quot;{yellow}&quot;;IF([.T79]=8;&quot;{orange}&quot;;IF([.T79]=9;&quot;{brown}&quot;;IF([.T79]=10;&quot;{lt. red}&quot;;IF([.T79]=11;&quot;{gray1}&quot;;IF([.T79]=12;&quot;{gray2}&quot;;IF([.T79]=13;&quot;{lt. green}&quot;;IF([.T79]=14;&quot;{lt. blue}&quot;;IF([.T79]=15;&quot;{gray3}&quot;))))))))))))))))" office:value-type="string" office:string-value="{brown}">
            <text:p>{brown}</text:p>
          </table:table-cell>
          <table:table-cell table:style-name="ce62" table:formula="of:=[.M79]" office:value-type="string" office:string-value="09">
            <text:p>09</text:p>
          </table:table-cell>
          <table:table-cell table:style-name="ce50" table:formula="of:=HEX2DEC([.V79])" office:value-type="float" office:value="9">
            <text:p>9</text:p>
          </table:table-cell>
          <table:table-cell table:style-name="ce50" table:formula="of:=IF([.W79]=0;&quot;{black}&quot;;IF([.W79]=1;&quot;{white}&quot;;IF([.W79]=2;&quot;{red}&quot;;IF([.W79]=3;&quot;{cyan}&quot;;IF([.W79]=4;&quot;{purple}&quot;;IF([.W79]=5;&quot;{green}&quot;;IF([.W79]=6;&quot;{blue}&quot;;IF([.W79]=7;&quot;{yellow}&quot;;IF([.W79]=8;&quot;{orange}&quot;;IF([.W79]=9;&quot;{brown}&quot;;IF([.W79]=10;&quot;{lt. red}&quot;;IF([.W79]=11;&quot;{gray1}&quot;;IF([.W79]=12;&quot;{gray2}&quot;;IF([.W79]=13;&quot;{lt. green}&quot;;IF([.W79]=14;&quot;{lt. blue}&quot;;IF([.W79]=15;&quot;{gray3}&quot;))))))))))))))))" office:value-type="string" office:string-value="{brown}">
            <text:p>{brown}</text:p>
          </table:table-cell>
          <table:table-cell table:style-name="ce68" office:value-type="string">
            <text:p>data"</text:p>
          </table:table-cell>
          <table:table-cell table:style-name="ce74" table:formula="of:=[.O79]" office:value-type="string" office:string-value="{brown}">
            <text:p>{brown}</text:p>
          </table:table-cell>
          <table:table-cell table:style-name="ce74" table:formula="of:=IF(AND([.E79]&gt;=128;[.E79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79]+[.I79]" office:value-type="float" office:value="192">
            <text:p>192</text:p>
          </table:table-cell>
          <table:table-cell table:style-name="ce74" office:value-type="string">
            <text:p>}</text:p>
          </table:table-cell>
          <table:table-cell table:style-name="ce74" table:formula="of:=IF(AND([.F79]&gt;=128;[.F79]&lt;=255);&quot;{rvrs on}&quot;;&quot;{rvrs off}&quot;)" office:value-type="string" office:string-value="{rvrs off}">
            <text:p>{rvrs off}</text:p>
          </table:table-cell>
          <table:table-cell table:style-name="ce74" table:formula="of:=[.R79]" office:value-type="string" office:string-value="{brown}">
            <text:p>{brown}</text:p>
          </table:table-cell>
          <table:table-cell table:style-name="ce74" office:value-type="string">
            <text:p>{</text:p>
          </table:table-cell>
          <table:table-cell table:style-name="ce74" table:formula="of:=[.F79]+[.J79]" office:value-type="float" office:value="192">
            <text:p>19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79]&gt;=128;[.G79]&lt;=255);&quot;{rvrs on}&quot;;&quot;{rvrs off}&quot;)" office:value-type="string" office:string-value="{rvrs off}">
            <text:p>{rvrs off}</text:p>
          </table:table-cell>
          <table:table-cell table:style-name="ce74" table:formula="of:=[.U79]" office:value-type="string" office:string-value="{brown}">
            <text:p>{brown}</text:p>
          </table:table-cell>
          <table:table-cell table:style-name="ce74" office:value-type="string">
            <text:p>{</text:p>
          </table:table-cell>
          <table:table-cell table:style-name="ce74" table:formula="of:=[.G79]+[.K79]" office:value-type="float" office:value="192">
            <text:p>192</text:p>
          </table:table-cell>
          <table:table-cell table:style-name="ce74" office:value-type="string">
            <text:p>}</text:p>
          </table:table-cell>
          <table:table-cell table:style-name="ce74" table:formula="of:=IF(AND([.H79]&gt;=128;[.H79]&lt;=255);&quot;{rvrs on}&quot;;&quot;{rvrs off}&quot;)" office:value-type="string" office:string-value="{rvrs off}">
            <text:p>{rvrs off}</text:p>
          </table:table-cell>
          <table:table-cell table:style-name="ce74" table:formula="of:=[.X79]" office:value-type="string" office:string-value="{brown}">
            <text:p>{brown}</text:p>
          </table:table-cell>
          <table:table-cell table:style-name="ce74" office:value-type="string">
            <text:p>{</text:p>
          </table:table-cell>
          <table:table-cell table:style-name="ce74" table:formula="of:=[.H79]+[.L79]" office:value-type="float" office:value="192">
            <text:p>192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8">
            <text:p>78</text:p>
          </table:table-cell>
          <table:table-cell table:number-columns-repeated="6"/>
        </table:table-row>
        <table:table-row table:style-name="ro1">
          <table:table-cell table:style-name="ce45" table:formula="of:=MID(['Charpad Export'.N228];2;2)" office:value-type="string" office:string-value="40">
            <text:p>40</text:p>
          </table:table-cell>
          <table:table-cell table:style-name="ce45" table:formula="of:=MID(['Charpad Export'.O228];2;2)" office:value-type="string" office:string-value="40">
            <text:p>40</text:p>
          </table:table-cell>
          <table:table-cell table:style-name="ce45" table:formula="of:=MID(['Charpad Export'.P228];2;2)" office:value-type="string" office:string-value="40">
            <text:p>40</text:p>
          </table:table-cell>
          <table:table-cell table:style-name="ce45" table:formula="of:=MID(['Charpad Export'.Q228];2;2)" office:value-type="string" office:string-value="40">
            <text:p>40</text:p>
          </table:table-cell>
          <table:table-cell table:style-name="ce47" table:formula="of:=HEX2DEC([.A80])" office:value-type="float" office:value="64">
            <text:p>64</text:p>
          </table:table-cell>
          <table:table-cell table:style-name="ce50" table:formula="of:=HEX2DEC([.B80])" office:value-type="float" office:value="64">
            <text:p>64</text:p>
          </table:table-cell>
          <table:table-cell table:style-name="ce50" table:formula="of:=HEX2DEC([.C80])" office:value-type="float" office:value="64">
            <text:p>64</text:p>
          </table:table-cell>
          <table:table-cell table:style-name="ce50" table:formula="of:=HEX2DEC([.D80])" office:value-type="float" office:value="64">
            <text:p>64</text:p>
          </table:table-cell>
          <table:table-cell table:style-name="ce51" table:formula="of:=IF(AND([.E80]&gt;=0;[.E80]&lt;=31);&quot;+64&quot;;IF(AND([.E80]&gt;=32;[.E80]&lt;=63);&quot;0&quot;;IF(AND([.E80]&gt;=64;[.E80]&lt;=95);&quot;+128&quot;;IF(AND([.E80]&gt;=96;[.E80]&lt;=127);&quot;+64&quot;;IF(AND([.E80]&gt;=128;[.E80]&lt;=159);&quot;-64&quot;;IF(AND([.E80]&gt;=160;[.E80]&lt;=191);&quot;-128&quot;;IF(AND([.E80]&gt;=192;[.E80]&lt;=254);&quot;0&quot;;IF(AND([.E80]=255);&quot;-64&quot;;&quot;&quot;))))))))" office:value-type="string" office:string-value="+128">
            <text:p>+128</text:p>
          </table:table-cell>
          <table:table-cell table:style-name="ce52" table:formula="of:=IF(AND([.F80]&gt;=0;[.F80]&lt;=31);&quot;+64&quot;;IF(AND([.F80]&gt;=32;[.F80]&lt;=63);&quot;0&quot;;IF(AND([.F80]&gt;=64;[.F80]&lt;=95);&quot;+128&quot;;IF(AND([.F80]&gt;=96;[.F80]&lt;=127);&quot;+64&quot;;IF(AND([.F80]&gt;=128;[.F80]&lt;=159);&quot;-64&quot;;IF(AND([.F80]&gt;=160;[.F80]&lt;=191);&quot;-128&quot;;IF(AND([.F80]&gt;=192;[.F80]&lt;=254);&quot;0&quot;;IF(AND([.F80]=255);&quot;-64&quot;;&quot;&quot;))))))))" office:value-type="string" office:string-value="+128">
            <text:p>+128</text:p>
          </table:table-cell>
          <table:table-cell table:style-name="ce52" table:formula="of:=IF(AND([.G80]&gt;=0;[.G80]&lt;=31);&quot;+64&quot;;IF(AND([.G80]&gt;=32;[.G80]&lt;=63);&quot;0&quot;;IF(AND([.G80]&gt;=64;[.G80]&lt;=95);&quot;+128&quot;;IF(AND([.G80]&gt;=96;[.G80]&lt;=127);&quot;+64&quot;;IF(AND([.G80]&gt;=128;[.G80]&lt;=159);&quot;-64&quot;;IF(AND([.G80]&gt;=160;[.G80]&lt;=191);&quot;-128&quot;;IF(AND([.G80]&gt;=192;[.G80]&lt;=254);&quot;0&quot;;IF(AND([.G80]=255);&quot;-64&quot;;&quot;&quot;))))))))" office:value-type="string" office:string-value="+128">
            <text:p>+128</text:p>
          </table:table-cell>
          <table:table-cell table:style-name="ce52" table:formula="of:=IF(AND([.H80]&gt;=0;[.H80]&lt;=31);&quot;+64&quot;;IF(AND([.H80]&gt;=32;[.H80]&lt;=63);&quot;0&quot;;IF(AND([.H80]&gt;=64;[.H80]&lt;=95);&quot;+128&quot;;IF(AND([.H80]&gt;=96;[.H80]&lt;=127);&quot;+64&quot;;IF(AND([.H80]&gt;=128;[.H80]&lt;=159);&quot;-64&quot;;IF(AND([.H80]&gt;=160;[.H80]&lt;=191);&quot;-128&quot;;IF(AND([.H80]&gt;=192;[.H80]&lt;=254);&quot;0&quot;;IF(AND([.H80]=255);&quot;-64&quot;;&quot;&quot;))))))))" office:value-type="string" office:string-value="+128">
            <text:p>+128</text:p>
          </table:table-cell>
          <table:table-cell table:style-name="ce56" table:formula="of:=MID(['Charpad Export'.Q240];2;2)" office:value-type="string" office:string-value="09">
            <text:p>09</text:p>
          </table:table-cell>
          <table:table-cell table:style-name="ce50" table:formula="of:=HEX2DEC([.M80])" office:value-type="float" office:value="9">
            <text:p>9</text:p>
          </table:table-cell>
          <table:table-cell table:style-name="ce50" table:formula="of:=IF([.N80]=0;&quot;{black}&quot;;IF([.N80]=1;&quot;{white}&quot;;IF([.N80]=2;&quot;{red}&quot;;IF([.N80]=3;&quot;{cyan}&quot;;IF([.N80]=4;&quot;{purple}&quot;;IF([.N80]=5;&quot;{green}&quot;;IF([.N80]=6;&quot;{blue}&quot;;IF([.N80]=7;&quot;{yellow}&quot;;IF([.N80]=8;&quot;{orange}&quot;;IF([.N80]=9;&quot;{brown}&quot;;IF([.N80]=10;&quot;{lt. red}&quot;;IF([.N80]=11;&quot;{gray1}&quot;;IF([.N80]=12;&quot;{gray2}&quot;;IF([.N80]=13;&quot;{lt. green}&quot;;IF([.N80]=14;&quot;{lt. blue}&quot;;IF([.N80]=15;&quot;{gray3}&quot;))))))))))))))))" office:value-type="string" office:string-value="{brown}">
            <text:p>{brown}</text:p>
          </table:table-cell>
          <table:table-cell table:style-name="ce59" table:formula="of:=[.M80]" office:value-type="string" office:string-value="09">
            <text:p>09</text:p>
          </table:table-cell>
          <table:table-cell table:style-name="ce50" table:formula="of:=HEX2DEC([.P80])" office:value-type="float" office:value="9">
            <text:p>9</text:p>
          </table:table-cell>
          <table:table-cell table:style-name="ce50" table:formula="of:=IF([.Q80]=0;&quot;{black}&quot;;IF([.Q80]=1;&quot;{white}&quot;;IF([.Q80]=2;&quot;{red}&quot;;IF([.Q80]=3;&quot;{cyan}&quot;;IF([.Q80]=4;&quot;{purple}&quot;;IF([.Q80]=5;&quot;{green}&quot;;IF([.Q80]=6;&quot;{blue}&quot;;IF([.Q80]=7;&quot;{yellow}&quot;;IF([.Q80]=8;&quot;{orange}&quot;;IF([.Q80]=9;&quot;{brown}&quot;;IF([.Q80]=10;&quot;{lt. red}&quot;;IF([.Q80]=11;&quot;{gray1}&quot;;IF([.Q80]=12;&quot;{gray2}&quot;;IF([.Q80]=13;&quot;{lt. green}&quot;;IF([.Q80]=14;&quot;{lt. blue}&quot;;IF([.Q80]=15;&quot;{gray3}&quot;))))))))))))))))" office:value-type="string" office:string-value="{brown}">
            <text:p>{brown}</text:p>
          </table:table-cell>
          <table:table-cell table:style-name="ce59" table:formula="of:=[.M80]" office:value-type="string" office:string-value="09">
            <text:p>09</text:p>
          </table:table-cell>
          <table:table-cell table:style-name="ce50" table:formula="of:=HEX2DEC([.S80])" office:value-type="float" office:value="9">
            <text:p>9</text:p>
          </table:table-cell>
          <table:table-cell table:style-name="ce50" table:formula="of:=IF([.T80]=0;&quot;{black}&quot;;IF([.T80]=1;&quot;{white}&quot;;IF([.T80]=2;&quot;{red}&quot;;IF([.T80]=3;&quot;{cyan}&quot;;IF([.T80]=4;&quot;{purple}&quot;;IF([.T80]=5;&quot;{green}&quot;;IF([.T80]=6;&quot;{blue}&quot;;IF([.T80]=7;&quot;{yellow}&quot;;IF([.T80]=8;&quot;{orange}&quot;;IF([.T80]=9;&quot;{brown}&quot;;IF([.T80]=10;&quot;{lt. red}&quot;;IF([.T80]=11;&quot;{gray1}&quot;;IF([.T80]=12;&quot;{gray2}&quot;;IF([.T80]=13;&quot;{lt. green}&quot;;IF([.T80]=14;&quot;{lt. blue}&quot;;IF([.T80]=15;&quot;{gray3}&quot;))))))))))))))))" office:value-type="string" office:string-value="{brown}">
            <text:p>{brown}</text:p>
          </table:table-cell>
          <table:table-cell table:style-name="ce61" table:formula="of:=[.M80]" office:value-type="string" office:string-value="09">
            <text:p>09</text:p>
          </table:table-cell>
          <table:table-cell table:style-name="ce50" table:formula="of:=HEX2DEC([.V80])" office:value-type="float" office:value="9">
            <text:p>9</text:p>
          </table:table-cell>
          <table:table-cell table:style-name="ce50" table:formula="of:=IF([.W80]=0;&quot;{black}&quot;;IF([.W80]=1;&quot;{white}&quot;;IF([.W80]=2;&quot;{red}&quot;;IF([.W80]=3;&quot;{cyan}&quot;;IF([.W80]=4;&quot;{purple}&quot;;IF([.W80]=5;&quot;{green}&quot;;IF([.W80]=6;&quot;{blue}&quot;;IF([.W80]=7;&quot;{yellow}&quot;;IF([.W80]=8;&quot;{orange}&quot;;IF([.W80]=9;&quot;{brown}&quot;;IF([.W80]=10;&quot;{lt. red}&quot;;IF([.W80]=11;&quot;{gray1}&quot;;IF([.W80]=12;&quot;{gray2}&quot;;IF([.W80]=13;&quot;{lt. green}&quot;;IF([.W80]=14;&quot;{lt. blue}&quot;;IF([.W80]=15;&quot;{gray3}&quot;))))))))))))))))" office:value-type="string" office:string-value="{brown}">
            <text:p>{brown}</text:p>
          </table:table-cell>
          <table:table-cell table:style-name="ce68" office:value-type="string">
            <text:p>data"</text:p>
          </table:table-cell>
          <table:table-cell table:style-name="ce74" table:formula="of:=[.O80]" office:value-type="string" office:string-value="{brown}">
            <text:p>{brown}</text:p>
          </table:table-cell>
          <table:table-cell table:style-name="ce74" table:formula="of:=IF(AND([.E80]&gt;=128;[.E80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80]+[.I80]" office:value-type="float" office:value="192">
            <text:p>192</text:p>
          </table:table-cell>
          <table:table-cell table:style-name="ce74" office:value-type="string">
            <text:p>}</text:p>
          </table:table-cell>
          <table:table-cell table:style-name="ce74" table:formula="of:=IF(AND([.F80]&gt;=128;[.F80]&lt;=255);&quot;{rvrs on}&quot;;&quot;{rvrs off}&quot;)" office:value-type="string" office:string-value="{rvrs off}">
            <text:p>{rvrs off}</text:p>
          </table:table-cell>
          <table:table-cell table:style-name="ce74" table:formula="of:=[.R80]" office:value-type="string" office:string-value="{brown}">
            <text:p>{brown}</text:p>
          </table:table-cell>
          <table:table-cell table:style-name="ce74" office:value-type="string">
            <text:p>{</text:p>
          </table:table-cell>
          <table:table-cell table:style-name="ce74" table:formula="of:=[.F80]+[.J80]" office:value-type="float" office:value="192">
            <text:p>19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80]&gt;=128;[.G80]&lt;=255);&quot;{rvrs on}&quot;;&quot;{rvrs off}&quot;)" office:value-type="string" office:string-value="{rvrs off}">
            <text:p>{rvrs off}</text:p>
          </table:table-cell>
          <table:table-cell table:style-name="ce74" table:formula="of:=[.U80]" office:value-type="string" office:string-value="{brown}">
            <text:p>{brown}</text:p>
          </table:table-cell>
          <table:table-cell table:style-name="ce74" office:value-type="string">
            <text:p>{</text:p>
          </table:table-cell>
          <table:table-cell table:style-name="ce74" table:formula="of:=[.G80]+[.K80]" office:value-type="float" office:value="192">
            <text:p>192</text:p>
          </table:table-cell>
          <table:table-cell table:style-name="ce74" office:value-type="string">
            <text:p>}</text:p>
          </table:table-cell>
          <table:table-cell table:style-name="ce74" table:formula="of:=IF(AND([.H80]&gt;=128;[.H80]&lt;=255);&quot;{rvrs on}&quot;;&quot;{rvrs off}&quot;)" office:value-type="string" office:string-value="{rvrs off}">
            <text:p>{rvrs off}</text:p>
          </table:table-cell>
          <table:table-cell table:style-name="ce74" table:formula="of:=[.X80]" office:value-type="string" office:string-value="{brown}">
            <text:p>{brown}</text:p>
          </table:table-cell>
          <table:table-cell table:style-name="ce74" office:value-type="string">
            <text:p>{</text:p>
          </table:table-cell>
          <table:table-cell table:style-name="ce74" table:formula="of:=[.H80]+[.L80]" office:value-type="float" office:value="192">
            <text:p>192</text:p>
          </table:table-cell>
          <table:table-cell table:style-name="ce74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2" office:value-type="float" office:value="79">
            <text:p>7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57"/>
          <table:table-cell table:number-columns-repeated="41"/>
        </table:table-row>
        <table:table-row table:style-name="ro1" table:number-rows-repeated="1048494">
          <table:table-cell table:number-columns-repeated="54"/>
        </table:table-row>
        <table:table-row table:style-name="ro1"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2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9">09.08.2023</text:date>, <text:time>11:39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3-08-09T11:39:46.89</dc:date>
    <meta:editing-duration>PT22H54M23S</meta:editing-duration>
    <meta:editing-cycles>108</meta:editing-cycles>
    <meta:generator>OpenOffice/4.1.12$Win32 OpenOffice.org_project/4112m1$Build-9809</meta:generator>
    <meta:document-statistic meta:table-count="2" meta:cell-count="9562" meta:object-count="0"/>
  </office:meta>
</office:document-meta>
</file>